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008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1.3in"/>
    </style:style>
    <style:style style:name="co20" style:family="table-column">
      <style:table-column-properties fo:break-before="auto" style:column-width="1.9972in"/>
    </style:style>
    <style:style style:name="co21" style:family="table-column">
      <style:table-column-properties fo:break-before="auto" style:column-width="3.4874in"/>
    </style:style>
    <style:style style:name="co22" style:family="table-column">
      <style:table-column-properties fo:break-before="auto" style:column-width="1.7937in"/>
    </style:style>
    <style:style style:name="co23" style:family="table-column">
      <style:table-column-properties fo:break-before="auto" style:column-width="1.6646in"/>
    </style:style>
    <style:style style:name="co24" style:family="table-column">
      <style:table-column-properties fo:break-before="auto" style:column-width="1.9327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10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4" style:family="table-cell" style:parent-style-name="Default">
      <style:table-cell-properties fo:background-color="#81d41a" fo:border="0.74pt solid #000000"/>
    </style:style>
    <style:style style:name="ce11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25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25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34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34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28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35" style:family="table-cell" style:parent-style-name="Default">
      <style:table-cell-properties fo:background-color="#81d41a" fo:border="0.74pt solid #000000"/>
    </style:style>
    <style:style style:name="ce13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44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47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4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0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3" style:family="table-cell" style:parent-style-name="Default">
      <style:table-cell-properties fo:border="0.74pt solid #000000"/>
    </style:style>
    <style:style style:name="ce11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fo:background-color="#ffffa6"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7" table:default-cell-style-name="Default"/>
        <table:table-column table:style-name="co18" table:number-columns-repeated="11" table:default-cell-style-name="ce28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2]" office:value-type="string" office:string-value="Nikon Z30" calcext:value-type="string">
            <text:p>Nikon Z30</text:p>
          </table:table-cell>
          <table:table-cell table:style-name="ce73" table:formula="of:=IFERROR(&quot;1/&quot; &amp; TEXT(1000/[$'Combined Results (Full-Sensor, ms)'.B2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H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I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2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K22]; &quot;0&quot;);&quot;&quot;)" office:value-type="string" office:string-value="1/143" calcext:value-type="string">
            <text:p>1/143</text:p>
          </table:table-cell>
          <table:table-cell table:style-name="ce79" table:formula="of:=IFERROR(&quot;1/&quot; &amp; TEXT(1000/[$'Combined Results (Full-Sensor, ms)'.L22]; &quot;0&quot;);&quot;&quot;)" office:value-type="string" office:string-value="1/142" calcext:value-type="string">
            <text:p>1/142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3]" office:value-type="string" office:string-value="Nikon Z5" calcext:value-type="string">
            <text:p>Nikon Z5</text:p>
          </table:table-cell>
          <table:table-cell table:style-name="ce74" table:formula="of:=IFERROR(&quot;1/&quot; &amp; TEXT(1000/[$'Combined Results (Full-Sensor, ms)'.B23]; &quot;0&quot;);&quot;&quot;)" office:value-type="string" office:string-value="1/9" calcext:value-type="string">
            <text:p>1/9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 office:value-type="string" office:string-value="1/69" calcext:value-type="string">
            <text:p>1/69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4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5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5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6]" office:value-type="string" office:string-value="Nikon Z6 III" calcext:value-type="string">
            <text:p>Nikon Z6 III</text:p>
          </table:table-cell>
          <table:table-cell table:style-name="ce73" table:formula="of:=IFERROR(&quot;1/&quot; &amp; TEXT(1000/[$'Combined Results (Full-Sensor, ms)'.B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C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D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E26]; &quot;0&quot;);&quot;&quot;)" office:value-type="string" office:string-value="1/163" calcext:value-type="string">
            <text:p>1/163</text:p>
          </table:table-cell>
          <table:table-cell table:style-name="ce73" table:formula="of:=IFERROR(&quot;1/&quot; &amp; TEXT(1000/[$'Combined Results (Full-Sensor, ms)'.F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G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H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I26]; &quot;0&quot;);&quot;&quot;)" office:value-type="string" office:string-value="1/320" calcext:value-type="string">
            <text:p>1/320</text:p>
          </table:table-cell>
          <table:table-cell table:style-name="ce73" table:formula="of:=IFERROR(&quot;1/&quot; &amp; TEXT(1000/[$'Combined Results (Full-Sensor, ms)'.J26]; &quot;0&quot;);&quot;&quot;)" office:value-type="string" office:string-value="1/322" calcext:value-type="string">
            <text:p>1/322</text:p>
          </table:table-cell>
          <table:table-cell table:style-name="ce73" table:formula="of:=IFERROR(&quot;1/&quot; &amp; TEXT(1000/[$'Combined Results (Full-Sensor, ms)'.K26]; &quot;0&quot;);&quot;&quot;)" office:value-type="string" office:string-value="1/323" calcext:value-type="string">
            <text:p>1/323</text:p>
          </table:table-cell>
          <table:table-cell table:style-name="ce79" table:formula="of:=IFERROR(&quot;1/&quot; &amp; TEXT(1000/[$'Combined Results (Full-Sensor, ms)'.L26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8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8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8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9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9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9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0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3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3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30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3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3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1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31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3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3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2]" office:value-type="string" office:string-value="Nikon Zfc" calcext:value-type="string">
            <text:p>Nikon Zfc</text:p>
          </table:table-cell>
          <table:table-cell table:style-name="ce73" table:formula="of:=IFERROR(&quot;1/&quot; &amp; TEXT(1000/[$'Combined Results (Full-Sensor, ms)'.B32]; &quot;0&quot;);&quot;&quot;)" office:value-type="string" office:string-value="1/21" calcext:value-type="string">
            <text:p>1/21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2]; &quot;0&quot;);&quot;&quot;)" office:value-type="string" office:string-value="1/141" calcext:value-type="string">
            <text:p>1/14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3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3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3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3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5]" office:value-type="string" office:string-value="Panasonic GH7" calcext:value-type="string">
            <text:p>Panasonic GH7</text:p>
          </table:table-cell>
          <table:table-cell table:style-name="ce74" table:formula="of:=IFERROR(&quot;1/&quot; &amp; TEXT(1000/[$'Combined Results (Full-Sensor, ms)'.B35]; &quot;0&quot;);&quot;&quot;)" office:value-type="string" office:string-value="1/54" calcext:value-type="string">
            <text:p>1/54</text:p>
          </table:table-cell>
          <table:table-cell table:style-name="ce74" table:formula="of:=IFERROR(&quot;1/&quot; &amp; TEXT(1000/[$'Combined Results (Full-Sensor, ms)'.C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D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E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F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G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H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I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J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5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5]; &quot;0&quot;);&quot;&quot;)" office:value-type="string" office:string-value="1/72" calcext:value-type="string">
            <text:p>1/7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6]; &quot;0&quot;);&quot;&quot;)">
            <text:p/>
          </table:table-cell>
          <table:table-cell table:style-name="ce73" table:formula="of:=IFERROR(&quot;1/&quot; &amp; TEXT(1000/[$'Combined Results (Full-Sensor, ms)'.J3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6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7]" office:value-type="string" office:string-value="Panasonic S1 II" calcext:value-type="string">
            <text:p>Panasonic S1 II</text:p>
          </table:table-cell>
          <table:table-cell table:style-name="ce74" table:formula="of:=IFERROR(&quot;1/&quot; &amp; TEXT(1000/[$'Combined Results (Full-Sensor, ms)'.B3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C3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3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E3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F37]; &quot;0&quot;);&quot;&quot;)" office:value-type="string" office:string-value="1/82" calcext:value-type="string">
            <text:p>1/82</text:p>
          </table:table-cell>
          <table:table-cell table:style-name="ce74" table:formula="of:=IFERROR(&quot;1/&quot; &amp; TEXT(1000/[$'Combined Results (Full-Sensor, ms)'.G37]; &quot;0&quot;);&quot;&quot;)" office:value-type="string" office:string-value="1/82" calcext:value-type="string">
            <text:p>1/82</text:p>
          </table:table-cell>
          <table:table-cell table:style-name="ce74" table:formula="of:=IFERROR(&quot;1/&quot; &amp; TEXT(1000/[$'Combined Results (Full-Sensor, ms)'.H37]; &quot;0&quot;);&quot;&quot;)" office:value-type="string" office:string-value="1/79" calcext:value-type="string">
            <text:p>1/79</text:p>
          </table:table-cell>
          <table:table-cell table:style-name="ce74" table:formula="of:=IFERROR(&quot;1/&quot; &amp; TEXT(1000/[$'Combined Results (Full-Sensor, ms)'.I37]; &quot;0&quot;);&quot;&quot;)" office:value-type="string" office:string-value="1/319" calcext:value-type="string">
            <text:p>1/319</text:p>
          </table:table-cell>
          <table:table-cell table:style-name="ce74" table:formula="of:=IFERROR(&quot;1/&quot; &amp; TEXT(1000/[$'Combined Results (Full-Sensor, ms)'.J3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K37]; &quot;0&quot;);&quot;&quot;)" office:value-type="string" office:string-value="1/82" calcext:value-type="string">
            <text:p>1/82</text:p>
          </table:table-cell>
          <table:table-cell table:style-name="ce81" table:formula="of:=IFERROR(&quot;1/&quot; &amp; TEXT(1000/[$'Combined Results (Full-Sensor, ms)'.L37]; &quot;0&quot;);&quot;&quot;)" office:value-type="string" office:string-value="1/79" calcext:value-type="string">
            <text:p>1/79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4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4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4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4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4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4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4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4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4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4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4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1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41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41]; &quot;0&quot;);&quot;&quot;)">
            <text:p/>
          </table:table-cell>
          <table:table-cell table:style-name="ce74" table:formula="of:=IFERROR(&quot;1/&quot; &amp; TEXT(1000/[$'Combined Results (Full-Sensor, ms)'.I41]; &quot;0&quot;);&quot;&quot;)">
            <text:p/>
          </table:table-cell>
          <table:table-cell table:style-name="ce74" table:formula="of:=IFERROR(&quot;1/&quot; &amp; TEXT(1000/[$'Combined Results (Full-Sensor, ms)'.J41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41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41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2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4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42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42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3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4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4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3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4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43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43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4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4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4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4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44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4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44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5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4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4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4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4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4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45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6]" office:value-type="string" office:string-value="Sony A7R II" calcext:value-type="string">
            <text:p>Sony A7R II</text:p>
          </table:table-cell>
          <table:table-cell table:style-name="ce73" table:formula="of:=IFERROR(&quot;1/&quot; &amp; TEXT(1000/[$'Combined Results (Full-Sensor, ms)'.B46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H46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I46]; &quot;0&quot;);&quot;&quot;)">
            <text:p/>
          </table:table-cell>
          <table:table-cell table:style-name="ce73" table:formula="of:=IFERROR(&quot;1/&quot; &amp; TEXT(1000/[$'Combined Results (Full-Sensor, ms)'.J46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K46]; &quot;0&quot;);&quot;&quot;)" office:value-type="string" office:string-value="1/67" calcext:value-type="string">
            <text:p>1/67</text:p>
          </table:table-cell>
          <table:table-cell table:style-name="ce79" table:formula="of:=IFERROR(&quot;1/&quot; &amp; TEXT(1000/[$'Combined Results (Full-Sensor, ms)'.L46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7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47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>
            <text:p/>
          </table:table-cell>
          <table:table-cell table:style-name="ce74" table:formula="of:=IFERROR(&quot;1/&quot; &amp; TEXT(1000/[$'Combined Results (Full-Sensor, ms)'.E47]; &quot;0&quot;);&quot;&quot;)">
            <text:p/>
          </table:table-cell>
          <table:table-cell table:style-name="ce74" table:formula="of:=IFERROR(&quot;1/&quot; &amp; TEXT(1000/[$'Combined Results (Full-Sensor, ms)'.F47]; &quot;0&quot;);&quot;&quot;)">
            <text:p/>
          </table:table-cell>
          <table:table-cell table:style-name="ce74" table:formula="of:=IFERROR(&quot;1/&quot; &amp; TEXT(1000/[$'Combined Results (Full-Sensor, ms)'.G4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4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47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47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47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47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8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8]; &quot;0&quot;);&quot;&quot;)">
            <text:p/>
          </table:table-cell>
          <table:table-cell table:style-name="ce73" table:formula="of:=IFERROR(&quot;1/&quot; &amp; TEXT(1000/[$'Combined Results (Full-Sensor, ms)'.D48]; &quot;0&quot;);&quot;&quot;)">
            <text:p/>
          </table:table-cell>
          <table:table-cell table:style-name="ce73" table:formula="of:=IFERROR(&quot;1/&quot; &amp; TEXT(1000/[$'Combined Results (Full-Sensor, ms)'.E48]; &quot;0&quot;);&quot;&quot;)">
            <text:p/>
          </table:table-cell>
          <table:table-cell table:style-name="ce73" table:formula="of:=IFERROR(&quot;1/&quot; &amp; TEXT(1000/[$'Combined Results (Full-Sensor, ms)'.F48]; &quot;0&quot;);&quot;&quot;)">
            <text:p/>
          </table:table-cell>
          <table:table-cell table:style-name="ce73" table:formula="of:=IFERROR(&quot;1/&quot; &amp; TEXT(1000/[$'Combined Results (Full-Sensor, ms)'.G48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8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9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9]; &quot;0&quot;);&quot;&quot;)">
            <text:p/>
          </table:table-cell>
          <table:table-cell table:style-name="ce74" table:formula="of:=IFERROR(&quot;1/&quot; &amp; TEXT(1000/[$'Combined Results (Full-Sensor, ms)'.D4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9]; &quot;0&quot;);&quot;&quot;)">
            <text:p/>
          </table:table-cell>
          <table:table-cell table:style-name="ce74" table:formula="of:=IFERROR(&quot;1/&quot; &amp; TEXT(1000/[$'Combined Results (Full-Sensor, ms)'.F4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50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50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50]; &quot;0&quot;);&quot;&quot;)">
            <text:p/>
          </table:table-cell>
          <table:table-cell table:style-name="ce73" table:formula="of:=IFERROR(&quot;1/&quot; &amp; TEXT(1000/[$'Combined Results (Full-Sensor, ms)'.D50]; &quot;0&quot;);&quot;&quot;)">
            <text:p/>
          </table:table-cell>
          <table:table-cell table:style-name="ce73" table:formula="of:=IFERROR(&quot;1/&quot; &amp; TEXT(1000/[$'Combined Results (Full-Sensor, ms)'.E5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50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50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5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50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50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1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51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51]; &quot;0&quot;);&quot;&quot;)">
            <text:p/>
          </table:table-cell>
          <table:table-cell table:style-name="ce74" table:formula="of:=IFERROR(&quot;1/&quot; &amp; TEXT(1000/[$'Combined Results (Full-Sensor, ms)'.D51]; &quot;0&quot;);&quot;&quot;)">
            <text:p/>
          </table:table-cell>
          <table:table-cell table:style-name="ce74" table:formula="of:=IFERROR(&quot;1/&quot; &amp; TEXT(1000/[$'Combined Results (Full-Sensor, ms)'.E51]; &quot;0&quot;);&quot;&quot;)">
            <text:p/>
          </table:table-cell>
          <table:table-cell table:style-name="ce74" table:formula="of:=IFERROR(&quot;1/&quot; &amp; TEXT(1000/[$'Combined Results (Full-Sensor, ms)'.F51]; &quot;0&quot;);&quot;&quot;)">
            <text:p/>
          </table:table-cell>
          <table:table-cell table:style-name="ce74" table:formula="of:=IFERROR(&quot;1/&quot; &amp; TEXT(1000/[$'Combined Results (Full-Sensor, ms)'.G5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51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5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5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51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51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52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52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52]; &quot;0&quot;);&quot;&quot;)">
            <text:p/>
          </table:table-cell>
          <table:table-cell table:style-name="ce73" table:formula="of:=IFERROR(&quot;1/&quot; &amp; TEXT(1000/[$'Combined Results (Full-Sensor, ms)'.D52]; &quot;0&quot;);&quot;&quot;)">
            <text:p/>
          </table:table-cell>
          <table:table-cell table:style-name="ce73" table:formula="of:=IFERROR(&quot;1/&quot; &amp; TEXT(1000/[$'Combined Results (Full-Sensor, ms)'.E52]; &quot;0&quot;);&quot;&quot;)">
            <text:p/>
          </table:table-cell>
          <table:table-cell table:style-name="ce73" table:formula="of:=IFERROR(&quot;1/&quot; &amp; TEXT(1000/[$'Combined Results (Full-Sensor, ms)'.F52]; &quot;0&quot;);&quot;&quot;)">
            <text:p/>
          </table:table-cell>
          <table:table-cell table:style-name="ce73" table:formula="of:=IFERROR(&quot;1/&quot; &amp; TEXT(1000/[$'Combined Results (Full-Sensor, ms)'.G5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52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5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5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52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52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7" table:formula="of:=[$'Combined Results (Full-Sensor, ms)'.A53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53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53]; &quot;0&quot;);&quot;&quot;)">
            <text:p/>
          </table:table-cell>
          <table:table-cell table:style-name="ce75" table:formula="of:=IFERROR(&quot;1/&quot; &amp; TEXT(1000/[$'Combined Results (Full-Sensor, ms)'.D53]; &quot;0&quot;);&quot;&quot;)">
            <text:p/>
          </table:table-cell>
          <table:table-cell table:style-name="ce75" table:formula="of:=IFERROR(&quot;1/&quot; &amp; TEXT(1000/[$'Combined Results (Full-Sensor, ms)'.E53]; &quot;0&quot;);&quot;&quot;)">
            <text:p/>
          </table:table-cell>
          <table:table-cell table:style-name="ce75" table:formula="of:=IFERROR(&quot;1/&quot; &amp; TEXT(1000/[$'Combined Results (Full-Sensor, ms)'.F53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5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5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53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53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53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53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7" table:default-cell-style-name="Default"/>
        <table:table-column table:style-name="co18" table:default-cell-style-name="ce26"/>
        <table:table-column table:style-name="co18" table:number-columns-repeated="10" table:default-cell-style-name="ce65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style-name="ce19"/>
          <table:covered-table-cell table:number-columns-repeated="9" table:style-name="ce83"/>
          <table:covered-table-cell table:style-name="ce126"/>
          <table:table-cell table:number-columns-repeated="2"/>
        </table:table-row>
        <table:table-row table:style-name="ro5">
          <table:table-cell table:style-name="ce76"/>
          <table:table-cell table:style-name="ce20"/>
          <table:table-cell table:style-name="ce84" table:number-columns-repeated="10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21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5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1" table:formula="of:=[$'Nikon Z30'.A1]" office:value-type="string" office:string-value="Nikon Z30" calcext:value-type="string">
            <text:p>Nikon Z30</text:p>
          </table:table-cell>
          <table:table-cell table:style-name="ce97" table:formula="of:=[$'Nikon Z30'.F6]" office:value-type="float" office:value="45.9316183653533" calcext:value-type="float">
            <text:p>45.93 ms</text:p>
          </table:table-cell>
          <table:table-cell table:style-name="ce97" table:number-columns-repeated="4"/>
          <table:table-cell table:style-name="ce97" table:formula="of:=[$'Nikon Z30'.F9]" office:value-type="float" office:value="21.038961038961" calcext:value-type="float">
            <text:p>21.04 ms</text:p>
          </table:table-cell>
          <table:table-cell table:style-name="ce97" table:formula="of:=[$'Nikon Z30'.F11]" office:value-type="float" office:value="21.038961038961" calcext:value-type="float">
            <text:p>21.04 ms</text:p>
          </table:table-cell>
          <table:table-cell table:style-name="ce97" table:formula="of:=[$'Nikon Z30'.F12]" office:value-type="float" office:value="7.01298701298701" calcext:value-type="float">
            <text:p>7.01 ms</text:p>
          </table:table-cell>
          <table:table-cell table:style-name="ce97" table:formula="of:=[$'Nikon Z30'.F14]" office:value-type="float" office:value="7.03583061889251" calcext:value-type="float">
            <text:p>7.04 ms</text:p>
          </table:table-cell>
          <table:table-cell table:style-name="ce97" table:formula="of:=[$'Nikon Z30'.F16]" office:value-type="float" office:value="7.00162074554295" calcext:value-type="float">
            <text:p>7.00 ms</text:p>
          </table:table-cell>
          <table:table-cell table:style-name="ce103" table:formula="of:=[$'Nikon Z30'.F18]" office:value-type="float" office:value="7.02439024390244" calcext:value-type="float">
            <text:p>7.02 ms</text:p>
          </table:table-cell>
          <table:table-cell table:number-columns-repeated="2"/>
        </table:table-row>
        <table:table-row table:style-name="ro5">
          <table:table-cell table:style-name="ce52" table:formula="of:=[$'Nikon Z5'.A1]" office:value-type="string" office:string-value="Nikon Z5" calcext:value-type="string">
            <text:p>Nikon Z5</text:p>
          </table:table-cell>
          <table:table-cell table:style-name="ce98" table:formula="of:=[$'Nikon Z5'.F6]" office:value-type="float" office:value="111.854311730048" calcext:value-type="float">
            <text:p>111.85 ms</text:p>
          </table:table-cell>
          <table:table-cell table:style-name="ce98" table:number-columns-repeated="4"/>
          <table:table-cell table:style-name="ce98" table:formula="of:=[$'Nikon Z5'.F15]" office:value-type="float" office:value="32.3514727908138" calcext:value-type="float">
            <text:p>32.35 ms</text:p>
          </table:table-cell>
          <table:table-cell table:style-name="ce98" table:formula="of:=[$'Nikon Z5'.F16]" office:value-type="float" office:value="32.3676323676324" calcext:value-type="float">
            <text:p>32.37 ms</text:p>
          </table:table-cell>
          <table:table-cell table:style-name="ce98"/>
          <table:table-cell table:style-name="ce98" table:formula="of:=[$'Nikon Z5'.F17]" office:value-type="float" office:value="14.4" calcext:value-type="float">
            <text:p>14.40 ms</text:p>
          </table:table-cell>
          <table:table-cell table:style-name="ce98" table:formula="of:=[$'Nikon Z5'.F18]" office:value-type="float" office:value="14.4160177975528" calcext:value-type="float">
            <text:p>14.42 ms</text:p>
          </table:table-cell>
          <table:table-cell table:style-name="ce104" table:formula="of:=[$'Nikon Z5'.F19]" office:value-type="float" office:value="14.4481605351171" calcext:value-type="float">
            <text:p>14.45 ms</text:p>
          </table:table-cell>
          <table:table-cell table:number-columns-repeated="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5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97" table:formula="of:=[$'Nikon Z6 III'.F6]" office:value-type="float" office:value="14.4102930664761" calcext:value-type="float">
            <text:p>14.41 ms</text:p>
          </table:table-cell>
          <table:table-cell table:style-name="ce97" table:formula="of:=[$'Nikon Z6 III'.F24]" office:value-type="float" office:value="9.30461538461539" calcext:value-type="float">
            <text:p>9.30 ms</text:p>
          </table:table-cell>
          <table:table-cell table:style-name="ce97" table:formula="of:=[$'Nikon Z6 III'.F26]" office:value-type="float" office:value="9.31895223420647" calcext:value-type="float">
            <text:p>9.32 ms</text:p>
          </table:table-cell>
          <table:table-cell table:style-name="ce97" table:formula="of:=[$'Nikon Z6 III'.F27]" office:value-type="float" office:value="6.12765957446809" calcext:value-type="float">
            <text:p>6.13 ms</text:p>
          </table:table-cell>
          <table:table-cell table:style-name="ce97" table:formula="of:=[$'Nikon Z6 III'.F29]" office:value-type="float" office:value="9.33717579250721" calcext:value-type="float">
            <text:p>9.34 ms</text:p>
          </table:table-cell>
          <table:table-cell table:style-name="ce97" table:formula="of:=[$'Nikon Z6 III'.F31]" office:value-type="float" office:value="9.31703810208483" calcext:value-type="float">
            <text:p>9.32 ms</text:p>
          </table:table-cell>
          <table:table-cell table:style-name="ce97" table:formula="of:=[$'Nikon Z6 III'.F33]" office:value-type="float" office:value="9.32374100719425" calcext:value-type="float">
            <text:p>9.32 ms</text:p>
          </table:table-cell>
          <table:table-cell table:style-name="ce97" table:formula="of:=[$'Nikon Z6 III'.F36]" office:value-type="float" office:value="3.12590448625181" calcext:value-type="float">
            <text:p>3.13 ms</text:p>
          </table:table-cell>
          <table:table-cell table:style-name="ce97" table:formula="of:=[$'Nikon Z6 III'.F38]" office:value-type="float" office:value="3.10344827586207" calcext:value-type="float">
            <text:p>3.10 ms</text:p>
          </table:table-cell>
          <table:table-cell table:style-name="ce97" table:formula="of:=[$'Nikon Z6 III'.F40]" office:value-type="float" office:value="3.09899569583931" calcext:value-type="float">
            <text:p>3.10 ms</text:p>
          </table:table-cell>
          <table:table-cell table:style-name="ce103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5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5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fc'.A1]" office:value-type="string" office:string-value="Nikon Zfc" calcext:value-type="string">
            <text:p>Nikon Zfc</text:p>
          </table:table-cell>
          <table:table-cell table:style-name="ce97" table:formula="of:=[$'Nikon Zfc'.F6]" office:value-type="float" office:value="46.6251784184984" calcext:value-type="float">
            <text:p>46.63 ms</text:p>
          </table:table-cell>
          <table:table-cell table:style-name="ce97" table:number-columns-repeated="4"/>
          <table:table-cell table:style-name="ce97" table:formula="of:=[$'Nikon Zfc'.F13]" office:value-type="float" office:value="21.2912764908822" calcext:value-type="float">
            <text:p>21.29 ms</text:p>
          </table:table-cell>
          <table:table-cell table:style-name="ce97" table:formula="of:=[$'Nikon Zfc'.F14]" office:value-type="float" office:value="21.2807881773399" calcext:value-type="float">
            <text:p>21.28 ms</text:p>
          </table:table-cell>
          <table:table-cell table:style-name="ce97" table:formula="of:=[$'Nikon Zfc'.F15]" office:value-type="float" office:value="7.11306256860593" calcext:value-type="float">
            <text:p>7.11 ms</text:p>
          </table:table-cell>
          <table:table-cell table:style-name="ce97" table:formula="of:=[$'Nikon Zfc'.F16]" office:value-type="float" office:value="7.09748083242059" calcext:value-type="float">
            <text:p>7.10 ms</text:p>
          </table:table-cell>
          <table:table-cell table:style-name="ce97" table:formula="of:=[$'Nikon Zfc'.F17]" office:value-type="float" office:value="7.08196721311475" calcext:value-type="float">
            <text:p>7.08 ms</text:p>
          </table:table-cell>
          <table:table-cell table:style-name="ce103" table:formula="of:=[$'Nikon Zfc'.F18]" office:value-type="float" office:value="7.0935960591133" calcext:value-type="float">
            <text:p>7.09 ms</text:p>
          </table:table-cell>
          <table:table-cell table:number-columns-repeated="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2" table:formula="of:=[$'Panasonic GH7'.A1]" office:value-type="string" office:string-value="Panasonic GH7" calcext:value-type="string">
            <text:p>Panasonic GH7</text:p>
          </table:table-cell>
          <table:table-cell table:style-name="ce98" table:formula="of:=[$'Panasonic GH7'.F6]" office:value-type="float" office:value="18.5447741245656" calcext:value-type="float">
            <text:p>18.54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6]" office:value-type="float" office:value="7.36572890025575" calcext:value-type="float">
            <text:p>7.37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9]" office:value-type="float" office:value="7.3469387755102" calcext:value-type="float">
            <text:p>7.35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104" table:formula="of:=[$'Panasonic GH7'.F20]" office:value-type="float" office:value="13.8758029978587" calcext:value-type="float">
            <text:p>13.88 ms</text:p>
          </table:table-cell>
          <table:table-cell table:number-columns-repeated="2"/>
        </table:table-row>
        <table:table-row table:style-name="ro5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Panasonic S1 II'.A1]" office:value-type="string" office:string-value="Panasonic S1 II" calcext:value-type="string">
            <text:p>Panasonic S1 II</text:p>
          </table:table-cell>
          <table:table-cell table:style-name="ce24" table:formula="of:=[$'Panasonic S1 II'.F6]" office:value-type="float" office:value="14.4717800289436" calcext:value-type="float">
            <text:p>14.47 ms</text:p>
          </table:table-cell>
          <table:table-cell table:style-name="ce98" table:formula="of:=[$'Panasonic S1 II'.F16]" office:value-type="float" office:value="14.4133672357428" calcext:value-type="float">
            <text:p>14.41 ms</text:p>
          </table:table-cell>
          <table:table-cell table:style-name="ce98" table:formula="of:=[$'Panasonic S1 II'.F17]" office:value-type="float" office:value="15.0018903591682" calcext:value-type="float">
            <text:p>15.00 ms</text:p>
          </table:table-cell>
          <table:table-cell table:style-name="ce98" table:formula="of:=[$'Panasonic S1 II'.F127]" office:value-type="float" office:value="6.94533762057878" calcext:value-type="float">
            <text:p>6.95 ms</text:p>
          </table:table-cell>
          <table:table-cell table:style-name="ce98" table:formula="of:=[$'Panasonic S1 II'.F128]" office:value-type="float" office:value="12.1348314606742" calcext:value-type="float">
            <text:p>12.13 ms</text:p>
          </table:table-cell>
          <table:table-cell table:style-name="ce98" table:formula="of:=[$'Panasonic S1 II'.F130]" office:value-type="float" office:value="12.1896162528217" calcext:value-type="float">
            <text:p>12.19 ms</text:p>
          </table:table-cell>
          <table:table-cell table:style-name="ce98" table:formula="of:=[$'Panasonic S1 II'.F131]" office:value-type="float" office:value="12.6168224299065" calcext:value-type="float">
            <text:p>12.62 ms</text:p>
          </table:table-cell>
          <table:table-cell table:style-name="ce98" table:formula="of:=[$'Panasonic S1 II'.F152]" office:value-type="float" office:value="3.1304347826087" calcext:value-type="float">
            <text:p>3.13 ms</text:p>
          </table:table-cell>
          <table:table-cell table:style-name="ce98" table:formula="of:=[$'Panasonic S1 II'.F153]" office:value-type="float" office:value="12.1212121212121" calcext:value-type="float">
            <text:p>12.12 ms</text:p>
          </table:table-cell>
          <table:table-cell table:style-name="ce98" table:formula="of:=[$'Panasonic S1 II'.F155]" office:value-type="float" office:value="12.1348314606742" calcext:value-type="float">
            <text:p>12.13 ms</text:p>
          </table:table-cell>
          <table:table-cell table:style-name="ce104" table:formula="of:=[$'Panasonic S1 II'.F156]" office:value-type="float" office:value="12.6168224299065" calcext:value-type="float">
            <text:p>12.62 ms</text:p>
          </table:table-cell>
          <table:table-cell table:number-columns-repeated="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5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5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97" table:formula="of:=[$'Sony A7R II'.F6]" office:value-type="float" office:value="78.7828181453232" calcext:value-type="float">
            <text:p>78.78 ms</text:p>
          </table:table-cell>
          <table:table-cell table:style-name="ce97" table:number-columns-repeated="4"/>
          <table:table-cell table:style-name="ce97" table:formula="of:=[$'Sony A7R II'.F12]" office:value-type="float" office:value="31.0153846153846" calcext:value-type="float">
            <text:p>31.02 ms</text:p>
          </table:table-cell>
          <table:table-cell table:style-name="ce97" table:formula="of:=[$'Sony A7R II'.F13]" office:value-type="float" office:value="31.0791366906475" calcext:value-type="float">
            <text:p>31.08 ms</text:p>
          </table:table-cell>
          <table:table-cell table:style-name="ce97"/>
          <table:table-cell table:style-name="ce97" table:formula="of:=[$'Sony A7R II'.F14]" office:value-type="float" office:value="15.0148957298908" calcext:value-type="float">
            <text:p>15.01 ms</text:p>
          </table:table-cell>
          <table:table-cell table:style-name="ce97" table:formula="of:=[$'Sony A7R II'.F15]" office:value-type="float" office:value="15.0173812282735" calcext:value-type="float">
            <text:p>15.02 ms</text:p>
          </table:table-cell>
          <table:table-cell table:style-name="ce103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5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5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5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7" table:default-cell-style-name="Default"/>
        <table:table-column table:style-name="co19" table:number-columns-repeated="11" table:default-cell-style-name="ce65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5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5]; &quot;0,00&quot;);&quot;&quot;)">
            <text:p/>
          </table:table-cell>
          <table:table-cell table:style-name="ce33" table:formula="of:=IFERROR(&quot;1/&quot; &amp; TEXT(1000000/[$'Combined Results (per-row, us)'.D5]; &quot;0,00&quot;);&quot;&quot;)">
            <text:p/>
          </table:table-cell>
          <table:table-cell table:style-name="ce33" table:formula="of:=IFERROR(&quot;1/&quot; &amp; TEXT(1000000/[$'Combined Results (per-row, us)'.E5]; &quot;0,00&quot;);&quot;&quot;)">
            <text:p/>
          </table:table-cell>
          <table:table-cell table:style-name="ce33" table:formula="of:=IFERROR(&quot;1/&quot; &amp; TEXT(1000000/[$'Combined Results (per-row, us)'.F5]; &quot;0,00&quot;);&quot;&quot;)">
            <text:p/>
          </table:table-cell>
          <table:table-cell table:style-name="ce33" table:formula="of:=IFERROR(&quot;1/&quot; &amp; TEXT(1000000/[$'Combined Results (per-row, us)'.G5]; &quot;0,00&quot;);&quot;&quot;)">
            <text:p/>
          </table:table-cell>
          <table:table-cell table:style-name="ce33" table:formula="of:=IFERROR(&quot;1/&quot; &amp; TEXT(1000000/[$'Combined Results (per-row, us)'.H5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5]; &quot;0,00&quot;);&quot;&quot;)">
            <text:p/>
          </table:table-cell>
          <table:table-cell table:style-name="ce33" table:formula="of:=IFERROR(&quot;1/&quot; &amp; TEXT(1000000/[$'Combined Results (per-row, us)'.J5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5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5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6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6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6]; &quot;0,00&quot;);&quot;&quot;)">
            <text:p/>
          </table:table-cell>
          <table:table-cell table:style-name="ce34" table:formula="of:=IFERROR(&quot;1/&quot; &amp; TEXT(1000000/[$'Combined Results (per-row, us)'.D6]; &quot;0,00&quot;);&quot;&quot;)">
            <text:p/>
          </table:table-cell>
          <table:table-cell table:style-name="ce34" table:formula="of:=IFERROR(&quot;1/&quot; &amp; TEXT(1000000/[$'Combined Results (per-row, us)'.E6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6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6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6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6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6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6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6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7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7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7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7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7]; &quot;0,00&quot;);&quot;&quot;)">
            <text:p/>
          </table:table-cell>
          <table:table-cell table:style-name="ce33" table:formula="of:=IFERROR(&quot;1/&quot; &amp; TEXT(1000000/[$'Combined Results (per-row, us)'.F7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7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7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7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7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7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7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8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8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8]; &quot;0,00&quot;);&quot;&quot;)">
            <text:p/>
          </table:table-cell>
          <table:table-cell table:style-name="ce34" table:formula="of:=IFERROR(&quot;1/&quot; &amp; TEXT(1000000/[$'Combined Results (per-row, us)'.D8]; &quot;0,00&quot;);&quot;&quot;)">
            <text:p/>
          </table:table-cell>
          <table:table-cell table:style-name="ce34" table:formula="of:=IFERROR(&quot;1/&quot; &amp; TEXT(1000000/[$'Combined Results (per-row, us)'.E8]; &quot;0,00&quot;);&quot;&quot;)">
            <text:p/>
          </table:table-cell>
          <table:table-cell table:style-name="ce34" table:formula="of:=IFERROR(&quot;1/&quot; &amp; TEXT(1000000/[$'Combined Results (per-row, us)'.F8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8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8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8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8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8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8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9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9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9]; &quot;0,00&quot;);&quot;&quot;)">
            <text:p/>
          </table:table-cell>
          <table:table-cell table:style-name="ce33" table:formula="of:=IFERROR(&quot;1/&quot; &amp; TEXT(1000000/[$'Combined Results (per-row, us)'.D9]; &quot;0,00&quot;);&quot;&quot;)">
            <text:p/>
          </table:table-cell>
          <table:table-cell table:style-name="ce33" table:formula="of:=IFERROR(&quot;1/&quot; &amp; TEXT(1000000/[$'Combined Results (per-row, us)'.E9]; &quot;0,00&quot;);&quot;&quot;)">
            <text:p/>
          </table:table-cell>
          <table:table-cell table:style-name="ce33" table:formula="of:=IFERROR(&quot;1/&quot; &amp; TEXT(1000000/[$'Combined Results (per-row, us)'.F9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9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9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9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9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9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9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0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10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10]; &quot;0,00&quot;);&quot;&quot;)">
            <text:p/>
          </table:table-cell>
          <table:table-cell table:style-name="ce34" table:formula="of:=IFERROR(&quot;1/&quot; &amp; TEXT(1000000/[$'Combined Results (per-row, us)'.D10]; &quot;0,00&quot;);&quot;&quot;)">
            <text:p/>
          </table:table-cell>
          <table:table-cell table:style-name="ce34" table:formula="of:=IFERROR(&quot;1/&quot; &amp; TEXT(1000000/[$'Combined Results (per-row, us)'.E10]; &quot;0,00&quot;);&quot;&quot;)">
            <text:p/>
          </table:table-cell>
          <table:table-cell table:style-name="ce34" table:formula="of:=IFERROR(&quot;1/&quot; &amp; TEXT(1000000/[$'Combined Results (per-row, us)'.F10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10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10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10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10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10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10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1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1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1]; &quot;0,00&quot;);&quot;&quot;)">
            <text:p/>
          </table:table-cell>
          <table:table-cell table:style-name="ce33" table:formula="of:=IFERROR(&quot;1/&quot; &amp; TEXT(1000000/[$'Combined Results (per-row, us)'.D11]; &quot;0,00&quot;);&quot;&quot;)">
            <text:p/>
          </table:table-cell>
          <table:table-cell table:style-name="ce33" table:formula="of:=IFERROR(&quot;1/&quot; &amp; TEXT(1000000/[$'Combined Results (per-row, us)'.E11]; &quot;0,00&quot;);&quot;&quot;)">
            <text:p/>
          </table:table-cell>
          <table:table-cell table:style-name="ce33" table:formula="of:=IFERROR(&quot;1/&quot; &amp; TEXT(1000000/[$'Combined Results (per-row, us)'.F1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1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1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1]; &quot;0,00&quot;);&quot;&quot;)">
            <text:p/>
          </table:table-cell>
          <table:table-cell table:style-name="ce33" table:formula="of:=IFERROR(&quot;1/&quot; &amp; TEXT(1000000/[$'Combined Results (per-row, us)'.J11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1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1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2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2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2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2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2]; &quot;0,00&quot;);&quot;&quot;)">
            <text:p/>
          </table:table-cell>
          <table:table-cell table:style-name="ce34" table:formula="of:=IFERROR(&quot;1/&quot; &amp; TEXT(1000000/[$'Combined Results (per-row, us)'.F12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2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2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2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2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3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3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3]; &quot;0,00&quot;);&quot;&quot;)">
            <text:p/>
          </table:table-cell>
          <table:table-cell table:style-name="ce33" table:formula="of:=IFERROR(&quot;1/&quot; &amp; TEXT(1000000/[$'Combined Results (per-row, us)'.D13]; &quot;0,00&quot;);&quot;&quot;)">
            <text:p/>
          </table:table-cell>
          <table:table-cell table:style-name="ce33" table:formula="of:=IFERROR(&quot;1/&quot; &amp; TEXT(1000000/[$'Combined Results (per-row, us)'.E13]; &quot;0,00&quot;);&quot;&quot;)">
            <text:p/>
          </table:table-cell>
          <table:table-cell table:style-name="ce33" table:formula="of:=IFERROR(&quot;1/&quot; &amp; TEXT(1000000/[$'Combined Results (per-row, us)'.F13]; &quot;0,00&quot;);&quot;&quot;)">
            <text:p/>
          </table:table-cell>
          <table:table-cell table:style-name="ce33" table:formula="of:=IFERROR(&quot;1/&quot; &amp; TEXT(1000000/[$'Combined Results (per-row, us)'.G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3]; &quot;0,00&quot;);&quot;&quot;)">
            <text:p/>
          </table:table-cell>
          <table:table-cell table:style-name="ce33" table:formula="of:=IFERROR(&quot;1/&quot; &amp; TEXT(1000000/[$'Combined Results (per-row, us)'.J13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3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3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4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4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4]; &quot;0,00&quot;);&quot;&quot;)">
            <text:p/>
          </table:table-cell>
          <table:table-cell table:style-name="ce34" table:formula="of:=IFERROR(&quot;1/&quot; &amp; TEXT(1000000/[$'Combined Results (per-row, us)'.D14]; &quot;0,00&quot;);&quot;&quot;)">
            <text:p/>
          </table:table-cell>
          <table:table-cell table:style-name="ce34" table:formula="of:=IFERROR(&quot;1/&quot; &amp; TEXT(1000000/[$'Combined Results (per-row, us)'.E14]; &quot;0,00&quot;);&quot;&quot;)">
            <text:p/>
          </table:table-cell>
          <table:table-cell table:style-name="ce34" table:formula="of:=IFERROR(&quot;1/&quot; &amp; TEXT(1000000/[$'Combined Results (per-row, us)'.F14]; &quot;0,00&quot;);&quot;&quot;)">
            <text:p/>
          </table:table-cell>
          <table:table-cell table:style-name="ce34" table:formula="of:=IFERROR(&quot;1/&quot; &amp; TEXT(1000000/[$'Combined Results (per-row, us)'.G14]; &quot;0,00&quot;);&quot;&quot;)">
            <text:p/>
          </table:table-cell>
          <table:table-cell table:style-name="ce34" table:formula="of:=IFERROR(&quot;1/&quot; &amp; TEXT(1000000/[$'Combined Results (per-row, us)'.H14]; &quot;0,00&quot;);&quot;&quot;)">
            <text:p/>
          </table:table-cell>
          <table:table-cell table:style-name="ce34" table:formula="of:=IFERROR(&quot;1/&quot; &amp; TEXT(1000000/[$'Combined Results (per-row, us)'.I14]; &quot;0,00&quot;);&quot;&quot;)">
            <text:p/>
          </table:table-cell>
          <table:table-cell table:style-name="ce34" table:formula="of:=IFERROR(&quot;1/&quot; &amp; TEXT(1000000/[$'Combined Results (per-row, us)'.J14]; &quot;0,00&quot;);&quot;&quot;)">
            <text:p/>
          </table:table-cell>
          <table:table-cell table:style-name="ce34" table:formula="of:=IFERROR(&quot;1/&quot; &amp; TEXT(1000000/[$'Combined Results (per-row, us)'.K14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4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5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5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5]; &quot;0,00&quot;);&quot;&quot;)">
            <text:p/>
          </table:table-cell>
          <table:table-cell table:style-name="ce33" table:formula="of:=IFERROR(&quot;1/&quot; &amp; TEXT(1000000/[$'Combined Results (per-row, us)'.D15]; &quot;0,00&quot;);&quot;&quot;)">
            <text:p/>
          </table:table-cell>
          <table:table-cell table:style-name="ce33" table:formula="of:=IFERROR(&quot;1/&quot; &amp; TEXT(1000000/[$'Combined Results (per-row, us)'.E15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5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5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5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5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5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6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6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6]; &quot;0,00&quot;);&quot;&quot;)">
            <text:p/>
          </table:table-cell>
          <table:table-cell table:style-name="ce34" table:formula="of:=IFERROR(&quot;1/&quot; &amp; TEXT(1000000/[$'Combined Results (per-row, us)'.D16]; &quot;0,00&quot;);&quot;&quot;)">
            <text:p/>
          </table:table-cell>
          <table:table-cell table:style-name="ce34" table:formula="of:=IFERROR(&quot;1/&quot; &amp; TEXT(1000000/[$'Combined Results (per-row, us)'.E16]; &quot;0,00&quot;);&quot;&quot;)">
            <text:p/>
          </table:table-cell>
          <table:table-cell table:style-name="ce34" table:formula="of:=IFERROR(&quot;1/&quot; &amp; TEXT(1000000/[$'Combined Results (per-row, us)'.F16]; &quot;0,00&quot;);&quot;&quot;)">
            <text:p/>
          </table:table-cell>
          <table:table-cell table:style-name="ce34" table:formula="of:=IFERROR(&quot;1/&quot; &amp; TEXT(1000000/[$'Combined Results (per-row, us)'.G16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6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6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6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6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6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7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7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7]; &quot;0,00&quot;);&quot;&quot;)">
            <text:p/>
          </table:table-cell>
          <table:table-cell table:style-name="ce33" table:formula="of:=IFERROR(&quot;1/&quot; &amp; TEXT(1000000/[$'Combined Results (per-row, us)'.D17]; &quot;0,00&quot;);&quot;&quot;)">
            <text:p/>
          </table:table-cell>
          <table:table-cell table:style-name="ce33" table:formula="of:=IFERROR(&quot;1/&quot; &amp; TEXT(1000000/[$'Combined Results (per-row, us)'.E17]; &quot;0,00&quot;);&quot;&quot;)">
            <text:p/>
          </table:table-cell>
          <table:table-cell table:style-name="ce33" table:formula="of:=IFERROR(&quot;1/&quot; &amp; TEXT(1000000/[$'Combined Results (per-row, us)'.F17]; &quot;0,00&quot;);&quot;&quot;)">
            <text:p/>
          </table:table-cell>
          <table:table-cell table:style-name="ce33" table:formula="of:=IFERROR(&quot;1/&quot; &amp; TEXT(1000000/[$'Combined Results (per-row, us)'.G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7]; &quot;0,00&quot;);&quot;&quot;)">
            <text:p/>
          </table:table-cell>
          <table:table-cell table:style-name="ce33" table:formula="of:=IFERROR(&quot;1/&quot; &amp; TEXT(1000000/[$'Combined Results (per-row, us)'.J17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7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7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8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8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8]; &quot;0,00&quot;);&quot;&quot;)">
            <text:p/>
          </table:table-cell>
          <table:table-cell table:style-name="ce34" table:formula="of:=IFERROR(&quot;1/&quot; &amp; TEXT(1000000/[$'Combined Results (per-row, us)'.D18]; &quot;0,00&quot;);&quot;&quot;)">
            <text:p/>
          </table:table-cell>
          <table:table-cell table:style-name="ce34" table:formula="of:=IFERROR(&quot;1/&quot; &amp; TEXT(1000000/[$'Combined Results (per-row, us)'.E18]; &quot;0,00&quot;);&quot;&quot;)">
            <text:p/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8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8]; &quot;0,00&quot;);&quot;&quot;)">
            <text:p/>
          </table:table-cell>
          <table:table-cell table:style-name="ce34" table:formula="of:=IFERROR(&quot;1/&quot; &amp; TEXT(1000000/[$'Combined Results (per-row, us)'.J18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8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8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9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9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9]; &quot;0,00&quot;);&quot;&quot;)">
            <text:p/>
          </table:table-cell>
          <table:table-cell table:style-name="ce33" table:formula="of:=IFERROR(&quot;1/&quot; &amp; TEXT(1000000/[$'Combined Results (per-row, us)'.D19]; &quot;0,00&quot;);&quot;&quot;)">
            <text:p/>
          </table:table-cell>
          <table:table-cell table:style-name="ce33" table:formula="of:=IFERROR(&quot;1/&quot; &amp; TEXT(1000000/[$'Combined Results (per-row, us)'.E19]; &quot;0,00&quot;);&quot;&quot;)">
            <text:p/>
          </table:table-cell>
          <table:table-cell table:style-name="ce33" table:formula="of:=IFERROR(&quot;1/&quot; &amp; TEXT(1000000/[$'Combined Results (per-row, us)'.F19]; &quot;0,00&quot;);&quot;&quot;)">
            <text:p/>
          </table:table-cell>
          <table:table-cell table:style-name="ce33" table:formula="of:=IFERROR(&quot;1/&quot; &amp; TEXT(1000000/[$'Combined Results (per-row, us)'.G19]; &quot;0,00&quot;);&quot;&quot;)">
            <text:p/>
          </table:table-cell>
          <table:table-cell table:style-name="ce33" table:formula="of:=IFERROR(&quot;1/&quot; &amp; TEXT(1000000/[$'Combined Results (per-row, us)'.H19]; &quot;0,00&quot;);&quot;&quot;)">
            <text:p/>
          </table:table-cell>
          <table:table-cell table:style-name="ce33" table:formula="of:=IFERROR(&quot;1/&quot; &amp; TEXT(1000000/[$'Combined Results (per-row, us)'.I19]; &quot;0,00&quot;);&quot;&quot;)">
            <text:p/>
          </table:table-cell>
          <table:table-cell table:style-name="ce33" table:formula="of:=IFERROR(&quot;1/&quot; &amp; TEXT(1000000/[$'Combined Results (per-row, us)'.J19]; &quot;0,00&quot;);&quot;&quot;)">
            <text:p/>
          </table:table-cell>
          <table:table-cell table:style-name="ce33" table:formula="of:=IFERROR(&quot;1/&quot; &amp; TEXT(1000000/[$'Combined Results (per-row, us)'.K19]; &quot;0,00&quot;);&quot;&quot;)">
            <text:p/>
          </table:table-cell>
          <table:table-cell table:style-name="ce31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0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20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20]; &quot;0,00&quot;);&quot;&quot;)">
            <text:p/>
          </table:table-cell>
          <table:table-cell table:style-name="ce34" table:formula="of:=IFERROR(&quot;1/&quot; &amp; TEXT(1000000/[$'Combined Results (per-row, us)'.D20]; &quot;0,00&quot;);&quot;&quot;)">
            <text:p/>
          </table:table-cell>
          <table:table-cell table:style-name="ce34" table:formula="of:=IFERROR(&quot;1/&quot; &amp; TEXT(1000000/[$'Combined Results (per-row, us)'.E20]; &quot;0,00&quot;);&quot;&quot;)">
            <text:p/>
          </table:table-cell>
          <table:table-cell table:style-name="ce34" table:formula="of:=IFERROR(&quot;1/&quot; &amp; TEXT(1000000/[$'Combined Results (per-row, us)'.F20]; &quot;0,00&quot;);&quot;&quot;)">
            <text:p/>
          </table:table-cell>
          <table:table-cell table:style-name="ce34" table:formula="of:=IFERROR(&quot;1/&quot; &amp; TEXT(1000000/[$'Combined Results (per-row, us)'.G20]; &quot;0,00&quot;);&quot;&quot;)">
            <text:p/>
          </table:table-cell>
          <table:table-cell table:style-name="ce34" table:formula="of:=IFERROR(&quot;1/&quot; &amp; TEXT(1000000/[$'Combined Results (per-row, us)'.H20]; &quot;0,00&quot;);&quot;&quot;)">
            <text:p/>
          </table:table-cell>
          <table:table-cell table:style-name="ce34" table:formula="of:=IFERROR(&quot;1/&quot; &amp; TEXT(1000000/[$'Combined Results (per-row, us)'.I20]; &quot;0,00&quot;);&quot;&quot;)">
            <text:p/>
          </table:table-cell>
          <table:table-cell table:style-name="ce34" table:formula="of:=IFERROR(&quot;1/&quot; &amp; TEXT(1000000/[$'Combined Results (per-row, us)'.J20]; &quot;0,00&quot;);&quot;&quot;)">
            <text:p/>
          </table:table-cell>
          <table:table-cell table:style-name="ce34" table:formula="of:=IFERROR(&quot;1/&quot; &amp; TEXT(1000000/[$'Combined Results (per-row, us)'.K20]; &quot;0,00&quot;);&quot;&quot;)">
            <text:p/>
          </table:table-cell>
          <table:table-cell table:style-name="ce38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1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1]; &quot;0,00&quot;);&quot;&quot;)">
            <text:p/>
          </table:table-cell>
          <table:table-cell table:style-name="ce33" table:formula="of:=IFERROR(&quot;1/&quot; &amp; TEXT(1000000/[$'Combined Results (per-row, us)'.D21]; &quot;0,00&quot;);&quot;&quot;)">
            <text:p/>
          </table:table-cell>
          <table:table-cell table:style-name="ce33" table:formula="of:=IFERROR(&quot;1/&quot; &amp; TEXT(1000000/[$'Combined Results (per-row, us)'.E21]; &quot;0,00&quot;);&quot;&quot;)">
            <text:p/>
          </table:table-cell>
          <table:table-cell table:style-name="ce33" table:formula="of:=IFERROR(&quot;1/&quot; &amp; TEXT(1000000/[$'Combined Results (per-row, us)'.F21]; &quot;0,00&quot;);&quot;&quot;)">
            <text:p/>
          </table:table-cell>
          <table:table-cell table:style-name="ce33" table:formula="of:=IFERROR(&quot;1/&quot; &amp; TEXT(1000000/[$'Combined Results (per-row, us)'.G21]; &quot;0,00&quot;);&quot;&quot;)">
            <text:p/>
          </table:table-cell>
          <table:table-cell table:style-name="ce33" table:formula="of:=IFERROR(&quot;1/&quot; &amp; TEXT(1000000/[$'Combined Results (per-row, us)'.H21]; &quot;0,00&quot;);&quot;&quot;)">
            <text:p/>
          </table:table-cell>
          <table:table-cell table:style-name="ce33" table:formula="of:=IFERROR(&quot;1/&quot; &amp; TEXT(1000000/[$'Combined Results (per-row, us)'.I21]; &quot;0,00&quot;);&quot;&quot;)">
            <text:p/>
          </table:table-cell>
          <table:table-cell table:style-name="ce33" table:formula="of:=IFERROR(&quot;1/&quot; &amp; TEXT(1000000/[$'Combined Results (per-row, us)'.J21]; &quot;0,00&quot;);&quot;&quot;)">
            <text:p/>
          </table:table-cell>
          <table:table-cell table:style-name="ce33" table:formula="of:=IFERROR(&quot;1/&quot; &amp; TEXT(1000000/[$'Combined Results (per-row, us)'.K21]; &quot;0,00&quot;);&quot;&quot;)">
            <text:p/>
          </table:table-cell>
          <table:table-cell table:style-name="ce31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2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2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2]; &quot;0,00&quot;);&quot;&quot;)">
            <text:p/>
          </table:table-cell>
          <table:table-cell table:style-name="ce34" table:formula="of:=IFERROR(&quot;1/&quot; &amp; TEXT(1000000/[$'Combined Results (per-row, us)'.D22]; &quot;0,00&quot;);&quot;&quot;)">
            <text:p/>
          </table:table-cell>
          <table:table-cell table:style-name="ce34" table:formula="of:=IFERROR(&quot;1/&quot; &amp; TEXT(1000000/[$'Combined Results (per-row, us)'.E22]; &quot;0,00&quot;);&quot;&quot;)">
            <text:p/>
          </table:table-cell>
          <table:table-cell table:style-name="ce34" table:formula="of:=IFERROR(&quot;1/&quot; &amp; TEXT(1000000/[$'Combined Results (per-row, us)'.F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2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2]; &quot;0,00&quot;);&quot;&quot;)">
            <text:p/>
          </table:table-cell>
          <table:table-cell table:style-name="ce34" table:formula="of:=IFERROR(&quot;1/&quot; &amp; TEXT(1000000/[$'Combined Results (per-row, us)'.J22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2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3]" office:value-type="string" office:string-value="Nikon Z30" calcext:value-type="string">
            <text:p>Nikon Z30</text:p>
          </table:table-cell>
          <table:table-cell table:style-name="ce33" table:formula="of:=IFERROR(&quot;1/&quot; &amp; TEXT(1000000/[$'Combined Results (per-row, us)'.B23]; &quot;0,00&quot;);&quot;&quot;)" office:value-type="string" office:string-value="1/80,816" calcext:value-type="string">
            <text:p>1/80,816</text:p>
          </table:table-cell>
          <table:table-cell table:style-name="ce33" table:number-columns-repeated="4"/>
          <table:table-cell table:style-name="ce33" table:formula="of:=IFERROR(&quot;1/&quot; &amp; TEXT(1000000/[$'Combined Results (per-row, us)'.G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H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3]; &quot;0,00&quot;);&quot;&quot;)" office:value-type="string" office:string-value="1/153,500" calcext:value-type="string">
            <text:p>1/153,500</text:p>
          </table:table-cell>
          <table:table-cell table:style-name="ce33" table:formula="of:=IFERROR(&quot;1/&quot; &amp; TEXT(1000000/[$'Combined Results (per-row, us)'.K23]; &quot;0,00&quot;);&quot;&quot;)" office:value-type="string" office:string-value="1/154,250" calcext:value-type="string">
            <text:p>1/154,250</text:p>
          </table:table-cell>
          <table:table-cell table:style-name="ce31" table:formula="of:=IFERROR(&quot;1/&quot; &amp; TEXT(1000000/[$'Combined Results (per-row, us)'.L23]; &quot;0,00&quot;);&quot;&quot;)" office:value-type="string" office:string-value="1/153,750" calcext:value-type="string">
            <text:p>1/153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4]" office:value-type="string" office:string-value="Nikon Z5" calcext:value-type="string">
            <text:p>Nikon Z5</text:p>
          </table:table-cell>
          <table:table-cell table:style-name="ce34" table:formula="of:=IFERROR(&quot;1/&quot; &amp; TEXT(1000000/[$'Combined Results (per-row, us)'.B24]; &quot;0,00&quot;);&quot;&quot;)" office:value-type="string" office:string-value="1/35,904" calcext:value-type="string">
            <text:p>1/35,904</text:p>
          </table:table-cell>
          <table:table-cell table:style-name="ce34" table:formula="of:=IFERROR(&quot;1/&quot; &amp; TEXT(1000000/[$'Combined Results (per-row, us)'.C24]; &quot;0,00&quot;);&quot;&quot;)">
            <text:p/>
          </table:table-cell>
          <table:table-cell table:style-name="ce34" table:formula="of:=IFERROR(&quot;1/&quot; &amp; TEXT(1000000/[$'Combined Results (per-row, us)'.D24]; &quot;0,00&quot;);&quot;&quot;)">
            <text:p/>
          </table:table-cell>
          <table:table-cell table:style-name="ce34" table:formula="of:=IFERROR(&quot;1/&quot; &amp; TEXT(1000000/[$'Combined Results (per-row, us)'.E24]; &quot;0,00&quot;);&quot;&quot;)">
            <text:p/>
          </table:table-cell>
          <table:table-cell table:style-name="ce34" table:formula="of:=IFERROR(&quot;1/&quot; &amp; TEXT(1000000/[$'Combined Results (per-row, us)'.F24]; &quot;0,00&quot;);&quot;&quot;)">
            <text:p/>
          </table:table-cell>
          <table:table-cell table:style-name="ce34" table:formula="of:=IFERROR(&quot;1/&quot; &amp; TEXT(1000000/[$'Combined Results (per-row, us)'.G24]; &quot;0,00&quot;);&quot;&quot;)" office:value-type="string" office:string-value="1/66,767" calcext:value-type="string">
            <text:p>1/66,767</text:p>
          </table:table-cell>
          <table:table-cell table:style-name="ce34" table:formula="of:=IFERROR(&quot;1/&quot; &amp; TEXT(1000000/[$'Combined Results (per-row, us)'.H24]; &quot;0,00&quot;);&quot;&quot;)" office:value-type="string" office:string-value="1/66,733" calcext:value-type="string">
            <text:p>1/66,733</text:p>
          </table:table-cell>
          <table:table-cell table:style-name="ce34" table:formula="of:=IFERROR(&quot;1/&quot; &amp; TEXT(1000000/[$'Combined Results (per-row, us)'.I24]; &quot;0,00&quot;);&quot;&quot;)">
            <text:p/>
          </table:table-cell>
          <table:table-cell table:style-name="ce34" table:formula="of:=IFERROR(&quot;1/&quot; &amp; TEXT(1000000/[$'Combined Results (per-row, us)'.J24]; &quot;0,00&quot;);&quot;&quot;)" office:value-type="string" office:string-value="1/75,000" calcext:value-type="string">
            <text:p>1/75,000</text:p>
          </table:table-cell>
          <table:table-cell table:style-name="ce34" table:formula="of:=IFERROR(&quot;1/&quot; &amp; TEXT(1000000/[$'Combined Results (per-row, us)'.K24]; &quot;0,00&quot;);&quot;&quot;)" office:value-type="string" office:string-value="1/74,917" calcext:value-type="string">
            <text:p>1/74,917</text:p>
          </table:table-cell>
          <table:table-cell table:style-name="ce38" table:formula="of:=IFERROR(&quot;1/&quot; &amp; TEXT(1000000/[$'Combined Results (per-row, us)'.L24]; &quot;0,00&quot;);&quot;&quot;)" office:value-type="string" office:string-value="1/74,750" calcext:value-type="string">
            <text:p>1/7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5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5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5]; &quot;0,00&quot;);&quot;&quot;)">
            <text:p/>
          </table:table-cell>
          <table:table-cell table:style-name="ce33" table:formula="of:=IFERROR(&quot;1/&quot; &amp; TEXT(1000000/[$'Combined Results (per-row, us)'.D25]; &quot;0,00&quot;);&quot;&quot;)">
            <text:p/>
          </table:table-cell>
          <table:table-cell table:style-name="ce33" table:formula="of:=IFERROR(&quot;1/&quot; &amp; TEXT(1000000/[$'Combined Results (per-row, us)'.E25]; &quot;0,00&quot;);&quot;&quot;)">
            <text:p/>
          </table:table-cell>
          <table:table-cell table:style-name="ce33" table:formula="of:=IFERROR(&quot;1/&quot; &amp; TEXT(1000000/[$'Combined Results (per-row, us)'.F25]; &quot;0,00&quot;);&quot;&quot;)">
            <text:p/>
          </table:table-cell>
          <table:table-cell table:style-name="ce33" table:formula="of:=IFERROR(&quot;1/&quot; &amp; TEXT(1000000/[$'Combined Results (per-row, us)'.G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5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5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5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6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6]; &quot;0,00&quot;);&quot;&quot;)">
            <text:p/>
          </table:table-cell>
          <table:table-cell table:style-name="ce34" table:formula="of:=IFERROR(&quot;1/&quot; &amp; TEXT(1000000/[$'Combined Results (per-row, us)'.D26]; &quot;0,00&quot;);&quot;&quot;)">
            <text:p/>
          </table:table-cell>
          <table:table-cell table:style-name="ce34" table:formula="of:=IFERROR(&quot;1/&quot; &amp; TEXT(1000000/[$'Combined Results (per-row, us)'.E26]; &quot;0,00&quot;);&quot;&quot;)">
            <text:p/>
          </table:table-cell>
          <table:table-cell table:style-name="ce34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6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6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6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6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6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6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7]" office:value-type="string" office:string-value="Nikon Z6 III" calcext:value-type="string">
            <text:p>Nikon Z6 III</text:p>
          </table:table-cell>
          <table:table-cell table:style-name="ce33" table:formula="of:=IFERROR(&quot;1/&quot; &amp; TEXT(1000000/[$'Combined Results (per-row, us)'.B27]; &quot;0,00&quot;);&quot;&quot;)" office:value-type="string" office:string-value="1/279,800" calcext:value-type="string">
            <text:p>1/279,800</text:p>
          </table:table-cell>
          <table:table-cell table:style-name="ce33" table:formula="of:=IFERROR(&quot;1/&quot; &amp; TEXT(1000000/[$'Combined Results (per-row, us)'.C27]; &quot;0,00&quot;);&quot;&quot;)" office:value-type="string" office:string-value="1/325,000" calcext:value-type="string">
            <text:p>1/325,000</text:p>
          </table:table-cell>
          <table:table-cell table:style-name="ce33" table:formula="of:=IFERROR(&quot;1/&quot; &amp; TEXT(1000000/[$'Combined Results (per-row, us)'.D27]; &quot;0,00&quot;);&quot;&quot;)" office:value-type="string" office:string-value="1/324,500" calcext:value-type="string">
            <text:p>1/324,500</text:p>
          </table:table-cell>
          <table:table-cell table:style-name="ce33" table:formula="of:=IFERROR(&quot;1/&quot; &amp; TEXT(1000000/[$'Combined Results (per-row, us)'.E27]; &quot;0,00&quot;);&quot;&quot;)" office:value-type="string" office:string-value="1/352,500" calcext:value-type="string">
            <text:p>1/352,500</text:p>
          </table:table-cell>
          <table:table-cell table:style-name="ce33" table:formula="of:=IFERROR(&quot;1/&quot; &amp; TEXT(1000000/[$'Combined Results (per-row, us)'.F27]; &quot;0,00&quot;);&quot;&quot;)" office:value-type="string" office:string-value="1/231,333" calcext:value-type="string">
            <text:p>1/231,333</text:p>
          </table:table-cell>
          <table:table-cell table:style-name="ce33" table:formula="of:=IFERROR(&quot;1/&quot; &amp; TEXT(1000000/[$'Combined Results (per-row, us)'.G27]; &quot;0,00&quot;);&quot;&quot;)" office:value-type="string" office:string-value="1/231,833" calcext:value-type="string">
            <text:p>1/231,833</text:p>
          </table:table-cell>
          <table:table-cell table:style-name="ce33" table:formula="of:=IFERROR(&quot;1/&quot; &amp; TEXT(1000000/[$'Combined Results (per-row, us)'.H27]; &quot;0,00&quot;);&quot;&quot;)" office:value-type="string" office:string-value="1/231,667" calcext:value-type="string">
            <text:p>1/231,667</text:p>
          </table:table-cell>
          <table:table-cell table:style-name="ce33" table:formula="of:=IFERROR(&quot;1/&quot; &amp; TEXT(1000000/[$'Combined Results (per-row, us)'.I27]; &quot;0,00&quot;);&quot;&quot;)" office:value-type="string" office:string-value="1/345,500" calcext:value-type="string">
            <text:p>1/345,500</text:p>
          </table:table-cell>
          <table:table-cell table:style-name="ce33" table:formula="of:=IFERROR(&quot;1/&quot; &amp; TEXT(1000000/[$'Combined Results (per-row, us)'.J27]; &quot;0,00&quot;);&quot;&quot;)" office:value-type="string" office:string-value="1/348,000" calcext:value-type="string">
            <text:p>1/348,000</text:p>
          </table:table-cell>
          <table:table-cell table:style-name="ce33" table:formula="of:=IFERROR(&quot;1/&quot; &amp; TEXT(1000000/[$'Combined Results (per-row, us)'.K27]; &quot;0,00&quot;);&quot;&quot;)" office:value-type="string" office:string-value="1/348,500" calcext:value-type="string">
            <text:p>1/348,500</text:p>
          </table:table-cell>
          <table:table-cell table:style-name="ce31" table:formula="of:=IFERROR(&quot;1/&quot; &amp; TEXT(1000000/[$'Combined Results (per-row, us)'.L27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8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8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8]; &quot;0,00&quot;);&quot;&quot;)">
            <text:p/>
          </table:table-cell>
          <table:table-cell table:style-name="ce34" table:formula="of:=IFERROR(&quot;1/&quot; &amp; TEXT(1000000/[$'Combined Results (per-row, us)'.D28]; &quot;0,00&quot;);&quot;&quot;)">
            <text:p/>
          </table:table-cell>
          <table:table-cell table:style-name="ce34" table:formula="of:=IFERROR(&quot;1/&quot; &amp; TEXT(1000000/[$'Combined Results (per-row, us)'.E28]; &quot;0,00&quot;);&quot;&quot;)">
            <text:p/>
          </table:table-cell>
          <table:table-cell table:style-name="ce34" table:formula="of:=IFERROR(&quot;1/&quot; &amp; TEXT(1000000/[$'Combined Results (per-row, us)'.F28]; &quot;0,00&quot;);&quot;&quot;)">
            <text:p/>
          </table:table-cell>
          <table:table-cell table:style-name="ce34" table:formula="of:=IFERROR(&quot;1/&quot; &amp; TEXT(1000000/[$'Combined Results (per-row, us)'.G28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8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8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8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8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9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9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9]; &quot;0,00&quot;);&quot;&quot;)">
            <text:p/>
          </table:table-cell>
          <table:table-cell table:style-name="ce33" table:formula="of:=IFERROR(&quot;1/&quot; &amp; TEXT(1000000/[$'Combined Results (per-row, us)'.D29]; &quot;0,00&quot;);&quot;&quot;)">
            <text:p/>
          </table:table-cell>
          <table:table-cell table:style-name="ce33" table:formula="of:=IFERROR(&quot;1/&quot; &amp; TEXT(1000000/[$'Combined Results (per-row, us)'.E29]; &quot;0,00&quot;);&quot;&quot;)">
            <text:p/>
          </table:table-cell>
          <table:table-cell table:style-name="ce33" table:formula="of:=IFERROR(&quot;1/&quot; &amp; TEXT(1000000/[$'Combined Results (per-row, us)'.F29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9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9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9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9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0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30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30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30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30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30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30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30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30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30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1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31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31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31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31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31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31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31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31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2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32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32]; &quot;0,00&quot;);&quot;&quot;)">
            <text:p/>
          </table:table-cell>
          <table:table-cell table:style-name="ce34" table:formula="of:=IFERROR(&quot;1/&quot; &amp; TEXT(1000000/[$'Combined Results (per-row, us)'.D32]; &quot;0,00&quot;);&quot;&quot;)">
            <text:p/>
          </table:table-cell>
          <table:table-cell table:style-name="ce34" table:formula="of:=IFERROR(&quot;1/&quot; &amp; TEXT(1000000/[$'Combined Results (per-row, us)'.E32]; &quot;0,00&quot;);&quot;&quot;)">
            <text:p/>
          </table:table-cell>
          <table:table-cell table:style-name="ce34" table:formula="of:=IFERROR(&quot;1/&quot; &amp; TEXT(1000000/[$'Combined Results (per-row, us)'.F32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32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32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32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32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32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32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3]" office:value-type="string" office:string-value="Nikon Zfc" calcext:value-type="string">
            <text:p>Nikon Zfc</text:p>
          </table:table-cell>
          <table:table-cell table:style-name="ce33" table:formula="of:=IFERROR(&quot;1/&quot; &amp; TEXT(1000000/[$'Combined Results (per-row, us)'.B33]; &quot;0,00&quot;);&quot;&quot;)" office:value-type="string" office:string-value="1/79,614" calcext:value-type="string">
            <text:p>1/79,614</text:p>
          </table:table-cell>
          <table:table-cell table:style-name="ce33" table:formula="of:=IFERROR(&quot;1/&quot; &amp; TEXT(1000000/[$'Combined Results (per-row, us)'.C33]; &quot;0,00&quot;);&quot;&quot;)">
            <text:p/>
          </table:table-cell>
          <table:table-cell table:style-name="ce33" table:formula="of:=IFERROR(&quot;1/&quot; &amp; TEXT(1000000/[$'Combined Results (per-row, us)'.D33]; &quot;0,00&quot;);&quot;&quot;)">
            <text:p/>
          </table:table-cell>
          <table:table-cell table:style-name="ce33" table:formula="of:=IFERROR(&quot;1/&quot; &amp; TEXT(1000000/[$'Combined Results (per-row, us)'.E33]; &quot;0,00&quot;);&quot;&quot;)">
            <text:p/>
          </table:table-cell>
          <table:table-cell table:style-name="ce33" table:formula="of:=IFERROR(&quot;1/&quot; &amp; TEXT(1000000/[$'Combined Results (per-row, us)'.F33]; &quot;0,00&quot;);&quot;&quot;)">
            <text:p/>
          </table:table-cell>
          <table:table-cell table:style-name="ce33" table:formula="of:=IFERROR(&quot;1/&quot; &amp; TEXT(1000000/[$'Combined Results (per-row, us)'.G33]; &quot;0,00&quot;);&quot;&quot;)" office:value-type="string" office:string-value="1/101,450" calcext:value-type="string">
            <text:p>1/101,450</text:p>
          </table:table-cell>
          <table:table-cell table:style-name="ce33" table:formula="of:=IFERROR(&quot;1/&quot; &amp; TEXT(1000000/[$'Combined Results (per-row, us)'.H33]; &quot;0,00&quot;);&quot;&quot;)" office:value-type="string" office:string-value="1/101,500" calcext:value-type="string">
            <text:p>1/101,500</text:p>
          </table:table-cell>
          <table:table-cell table:style-name="ce33" table:formula="of:=IFERROR(&quot;1/&quot; &amp; TEXT(1000000/[$'Combined Results (per-row, us)'.I33]; &quot;0,00&quot;);&quot;&quot;)" office:value-type="string" office:string-value="1/151,833" calcext:value-type="string">
            <text:p>1/151,833</text:p>
          </table:table-cell>
          <table:table-cell table:style-name="ce33" table:formula="of:=IFERROR(&quot;1/&quot; &amp; TEXT(1000000/[$'Combined Results (per-row, us)'.J33]; &quot;0,00&quot;);&quot;&quot;)" office:value-type="string" office:string-value="1/152,167" calcext:value-type="string">
            <text:p>1/152,167</text:p>
          </table:table-cell>
          <table:table-cell table:style-name="ce33" table:formula="of:=IFERROR(&quot;1/&quot; &amp; TEXT(1000000/[$'Combined Results (per-row, us)'.K33]; &quot;0,00&quot;);&quot;&quot;)" office:value-type="string" office:string-value="1/152,500" calcext:value-type="string">
            <text:p>1/152,500</text:p>
          </table:table-cell>
          <table:table-cell table:style-name="ce31" table:formula="of:=IFERROR(&quot;1/&quot; &amp; TEXT(1000000/[$'Combined Results (per-row, us)'.L33]; &quot;0,00&quot;);&quot;&quot;)" office:value-type="string" office:string-value="1/152,250" calcext:value-type="string">
            <text:p>1/152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4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34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34]; &quot;0,00&quot;);&quot;&quot;)">
            <text:p/>
          </table:table-cell>
          <table:table-cell table:style-name="ce34" table:formula="of:=IFERROR(&quot;1/&quot; &amp; TEXT(1000000/[$'Combined Results (per-row, us)'.D34]; &quot;0,00&quot;);&quot;&quot;)">
            <text:p/>
          </table:table-cell>
          <table:table-cell table:style-name="ce34" table:formula="of:=IFERROR(&quot;1/&quot; &amp; TEXT(1000000/[$'Combined Results (per-row, us)'.E34]; &quot;0,00&quot;);&quot;&quot;)">
            <text:p/>
          </table:table-cell>
          <table:table-cell table:style-name="ce34" table:formula="of:=IFERROR(&quot;1/&quot; &amp; TEXT(1000000/[$'Combined Results (per-row, us)'.F34]; &quot;0,00&quot;);&quot;&quot;)">
            <text:p/>
          </table:table-cell>
          <table:table-cell table:style-name="ce34" table:formula="of:=IFERROR(&quot;1/&quot; &amp; TEXT(1000000/[$'Combined Results (per-row, us)'.G34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34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34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34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34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3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5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5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5]; &quot;0,00&quot;);&quot;&quot;)">
            <text:p/>
          </table:table-cell>
          <table:table-cell table:style-name="ce33" table:formula="of:=IFERROR(&quot;1/&quot; &amp; TEXT(1000000/[$'Combined Results (per-row, us)'.D35]; &quot;0,00&quot;);&quot;&quot;)">
            <text:p/>
          </table:table-cell>
          <table:table-cell table:style-name="ce33" table:formula="of:=IFERROR(&quot;1/&quot; &amp; TEXT(1000000/[$'Combined Results (per-row, us)'.E35]; &quot;0,00&quot;);&quot;&quot;)">
            <text:p/>
          </table:table-cell>
          <table:table-cell table:style-name="ce33" table:formula="of:=IFERROR(&quot;1/&quot; &amp; TEXT(1000000/[$'Combined Results (per-row, us)'.F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5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5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5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5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6]" office:value-type="string" office:string-value="Panasonic GH7" calcext:value-type="string">
            <text:p>Panasonic GH7</text:p>
          </table:table-cell>
          <table:table-cell table:style-name="ce34" table:formula="of:=IFERROR(&quot;1/&quot; &amp; TEXT(1000000/[$'Combined Results (per-row, us)'.B36]; &quot;0,00&quot;);&quot;&quot;)" office:value-type="string" office:string-value="1/233,813" calcext:value-type="string">
            <text:p>1/233,813</text:p>
          </table:table-cell>
          <table:table-cell table:style-name="ce34" table:formula="of:=IFERROR(&quot;1/&quot; &amp; TEXT(1000000/[$'Combined Results (per-row, us)'.C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D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E36]; &quot;0,00&quot;);&quot;&quot;)" office:value-type="string" office:string-value="1/293,250" calcext:value-type="string">
            <text:p>1/293,250</text:p>
          </table:table-cell>
          <table:table-cell table:style-name="ce34" table:formula="of:=IFERROR(&quot;1/&quot; &amp; TEXT(1000000/[$'Combined Results (per-row, us)'.F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G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H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I36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J36]; &quot;0,00&quot;);&quot;&quot;)" office:value-type="string" office:string-value="1/77,833" calcext:value-type="string">
            <text:p>1/77,833</text:p>
          </table:table-cell>
          <table:table-cell table:style-name="ce34" table:formula="of:=IFERROR(&quot;1/&quot; &amp; TEXT(1000000/[$'Combined Results (per-row, us)'.K36]; &quot;0,00&quot;);&quot;&quot;)" office:value-type="string" office:string-value="1/77,833" calcext:value-type="string">
            <text:p>1/77,833</text:p>
          </table:table-cell>
          <table:table-cell table:style-name="ce38" table:formula="of:=IFERROR(&quot;1/&quot; &amp; TEXT(1000000/[$'Combined Results (per-row, us)'.L36]; &quot;0,00&quot;);&quot;&quot;)" office:value-type="string" office:string-value="1/77,833" calcext:value-type="string">
            <text:p>1/77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7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7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7]; &quot;0,00&quot;);&quot;&quot;)">
            <text:p/>
          </table:table-cell>
          <table:table-cell table:style-name="ce33" table:formula="of:=IFERROR(&quot;1/&quot; &amp; TEXT(1000000/[$'Combined Results (per-row, us)'.D37]; &quot;0,00&quot;);&quot;&quot;)">
            <text:p/>
          </table:table-cell>
          <table:table-cell table:style-name="ce33" table:formula="of:=IFERROR(&quot;1/&quot; &amp; TEXT(1000000/[$'Combined Results (per-row, us)'.E37]; &quot;0,00&quot;);&quot;&quot;)">
            <text:p/>
          </table:table-cell>
          <table:table-cell table:style-name="ce33" table:formula="of:=IFERROR(&quot;1/&quot; &amp; TEXT(1000000/[$'Combined Results (per-row, us)'.F37]; &quot;0,00&quot;);&quot;&quot;)">
            <text:p/>
          </table:table-cell>
          <table:table-cell table:style-name="ce33" table:formula="of:=IFERROR(&quot;1/&quot; &amp; TEXT(1000000/[$'Combined Results (per-row, us)'.G37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7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7]; &quot;0,00&quot;);&quot;&quot;)">
            <text:p/>
          </table:table-cell>
          <table:table-cell table:style-name="ce33" table:formula="of:=IFERROR(&quot;1/&quot; &amp; TEXT(1000000/[$'Combined Results (per-row, us)'.J37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7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7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8]" office:value-type="string" office:string-value="Panasonic S1 II" calcext:value-type="string">
            <text:p>Panasonic S1 II</text:p>
          </table:table-cell>
          <table:table-cell table:style-name="ce34" table:formula="of:=IFERROR(&quot;1/&quot; &amp; TEXT(1000000/[$'Combined Results (per-row, us)'.B38]; &quot;0,00&quot;);&quot;&quot;)" office:value-type="string" office:string-value="1/276,400" calcext:value-type="string">
            <text:p>1/276,400</text:p>
          </table:table-cell>
          <table:table-cell table:style-name="ce34" table:formula="of:=IFERROR(&quot;1/&quot; &amp; TEXT(1000000/[$'Combined Results (per-row, us)'.C38]; &quot;0,00&quot;);&quot;&quot;)" office:value-type="string" office:string-value="1/275,300" calcext:value-type="string">
            <text:p>1/275,300</text:p>
          </table:table-cell>
          <table:table-cell table:style-name="ce34" table:formula="of:=IFERROR(&quot;1/&quot; &amp; TEXT(1000000/[$'Combined Results (per-row, us)'.D38]; &quot;0,00&quot;);&quot;&quot;)" office:value-type="string" office:string-value="1/264,500" calcext:value-type="string">
            <text:p>1/264,500</text:p>
          </table:table-cell>
          <table:table-cell table:style-name="ce34" table:formula="of:=IFERROR(&quot;1/&quot; &amp; TEXT(1000000/[$'Combined Results (per-row, us)'.E38]; &quot;0,00&quot;);&quot;&quot;)" office:value-type="string" office:string-value="1/311,000" calcext:value-type="string">
            <text:p>1/311,000</text:p>
          </table:table-cell>
          <table:table-cell table:style-name="ce34" table:formula="of:=IFERROR(&quot;1/&quot; &amp; TEXT(1000000/[$'Combined Results (per-row, us)'.F38]; &quot;0,00&quot;);&quot;&quot;)" office:value-type="string" office:string-value="1/178,000" calcext:value-type="string">
            <text:p>1/178,000</text:p>
          </table:table-cell>
          <table:table-cell table:style-name="ce34" table:formula="of:=IFERROR(&quot;1/&quot; &amp; TEXT(1000000/[$'Combined Results (per-row, us)'.G38]; &quot;0,00&quot;);&quot;&quot;)" office:value-type="string" office:string-value="1/177,200" calcext:value-type="string">
            <text:p>1/177,200</text:p>
          </table:table-cell>
          <table:table-cell table:style-name="ce34" table:formula="of:=IFERROR(&quot;1/&quot; &amp; TEXT(1000000/[$'Combined Results (per-row, us)'.H38]; &quot;0,00&quot;);&quot;&quot;)" office:value-type="string" office:string-value="1/171,200" calcext:value-type="string">
            <text:p>1/171,200</text:p>
          </table:table-cell>
          <table:table-cell table:style-name="ce34" table:formula="of:=IFERROR(&quot;1/&quot; &amp; TEXT(1000000/[$'Combined Results (per-row, us)'.I38]; &quot;0,00&quot;);&quot;&quot;)" office:value-type="string" office:string-value="1/345,000" calcext:value-type="string">
            <text:p>1/345,000</text:p>
          </table:table-cell>
          <table:table-cell table:style-name="ce34" table:formula="of:=IFERROR(&quot;1/&quot; &amp; TEXT(1000000/[$'Combined Results (per-row, us)'.J38]; &quot;0,00&quot;);&quot;&quot;)" office:value-type="string" office:string-value="1/89,100" calcext:value-type="string">
            <text:p>1/89,100</text:p>
          </table:table-cell>
          <table:table-cell table:style-name="ce34" table:formula="of:=IFERROR(&quot;1/&quot; &amp; TEXT(1000000/[$'Combined Results (per-row, us)'.K38]; &quot;0,00&quot;);&quot;&quot;)" office:value-type="string" office:string-value="1/89,000" calcext:value-type="string">
            <text:p>1/89,000</text:p>
          </table:table-cell>
          <table:table-cell table:style-name="ce38" table:formula="of:=IFERROR(&quot;1/&quot; &amp; TEXT(1000000/[$'Combined Results (per-row, us)'.L38]; &quot;0,00&quot;);&quot;&quot;)" office:value-type="string" office:string-value="1/85,600" calcext:value-type="string">
            <text:p>1/85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9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9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9]; &quot;0,00&quot;);&quot;&quot;)">
            <text:p/>
          </table:table-cell>
          <table:table-cell table:style-name="ce33" table:formula="of:=IFERROR(&quot;1/&quot; &amp; TEXT(1000000/[$'Combined Results (per-row, us)'.D39]; &quot;0,00&quot;);&quot;&quot;)">
            <text:p/>
          </table:table-cell>
          <table:table-cell table:style-name="ce33" table:formula="of:=IFERROR(&quot;1/&quot; &amp; TEXT(1000000/[$'Combined Results (per-row, us)'.E39]; &quot;0,00&quot;);&quot;&quot;)">
            <text:p/>
          </table:table-cell>
          <table:table-cell table:style-name="ce33" table:formula="of:=IFERROR(&quot;1/&quot; &amp; TEXT(1000000/[$'Combined Results (per-row, us)'.F39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9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9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9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9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9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9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0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40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40]; &quot;0,00&quot;);&quot;&quot;)">
            <text:p/>
          </table:table-cell>
          <table:table-cell table:style-name="ce34" table:formula="of:=IFERROR(&quot;1/&quot; &amp; TEXT(1000000/[$'Combined Results (per-row, us)'.D40]; &quot;0,00&quot;);&quot;&quot;)">
            <text:p/>
          </table:table-cell>
          <table:table-cell table:style-name="ce34" table:formula="of:=IFERROR(&quot;1/&quot; &amp; TEXT(1000000/[$'Combined Results (per-row, us)'.E40]; &quot;0,00&quot;);&quot;&quot;)">
            <text:p/>
          </table:table-cell>
          <table:table-cell table:style-name="ce34" table:formula="of:=IFERROR(&quot;1/&quot; &amp; TEXT(1000000/[$'Combined Results (per-row, us)'.F40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40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40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40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40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40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40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1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41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41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41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41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41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41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41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41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41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41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41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2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42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42]; &quot;0,00&quot;);&quot;&quot;)">
            <text:p/>
          </table:table-cell>
          <table:table-cell table:style-name="ce34" table:formula="of:=IFERROR(&quot;1/&quot; &amp; TEXT(1000000/[$'Combined Results (per-row, us)'.D42]; &quot;0,00&quot;);&quot;&quot;)">
            <text:p/>
          </table:table-cell>
          <table:table-cell table:style-name="ce34" table:formula="of:=IFERROR(&quot;1/&quot; &amp; TEXT(1000000/[$'Combined Results (per-row, us)'.E42]; &quot;0,00&quot;);&quot;&quot;)">
            <text:p/>
          </table:table-cell>
          <table:table-cell table:style-name="ce34" table:formula="of:=IFERROR(&quot;1/&quot; &amp; TEXT(1000000/[$'Combined Results (per-row, us)'.F42]; &quot;0,00&quot;);&quot;&quot;)">
            <text:p/>
          </table:table-cell>
          <table:table-cell table:style-name="ce34" table:formula="of:=IFERROR(&quot;1/&quot; &amp; TEXT(1000000/[$'Combined Results (per-row, us)'.G42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42]; &quot;0,00&quot;);&quot;&quot;)">
            <text:p/>
          </table:table-cell>
          <table:table-cell table:style-name="ce34" table:formula="of:=IFERROR(&quot;1/&quot; &amp; TEXT(1000000/[$'Combined Results (per-row, us)'.I42]; &quot;0,00&quot;);&quot;&quot;)">
            <text:p/>
          </table:table-cell>
          <table:table-cell table:style-name="ce34" table:formula="of:=IFERROR(&quot;1/&quot; &amp; TEXT(1000000/[$'Combined Results (per-row, us)'.J42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42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42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3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43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43]; &quot;0,00&quot;);&quot;&quot;)">
            <text:p/>
          </table:table-cell>
          <table:table-cell table:style-name="ce33" table:formula="of:=IFERROR(&quot;1/&quot; &amp; TEXT(1000000/[$'Combined Results (per-row, us)'.D43]; &quot;0,00&quot;);&quot;&quot;)">
            <text:p/>
          </table:table-cell>
          <table:table-cell table:style-name="ce33" table:formula="of:=IFERROR(&quot;1/&quot; &amp; TEXT(1000000/[$'Combined Results (per-row, us)'.E43]; &quot;0,00&quot;);&quot;&quot;)">
            <text:p/>
          </table:table-cell>
          <table:table-cell table:style-name="ce33" table:formula="of:=IFERROR(&quot;1/&quot; &amp; TEXT(1000000/[$'Combined Results (per-row, us)'.F43]; &quot;0,00&quot;);&quot;&quot;)">
            <text:p/>
          </table:table-cell>
          <table:table-cell table:style-name="ce33" table:formula="of:=IFERROR(&quot;1/&quot; &amp; TEXT(1000000/[$'Combined Results (per-row, us)'.G43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43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43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43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43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43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4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44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44]; &quot;0,00&quot;);&quot;&quot;)">
            <text:p/>
          </table:table-cell>
          <table:table-cell table:style-name="ce34" table:formula="of:=IFERROR(&quot;1/&quot; &amp; TEXT(1000000/[$'Combined Results (per-row, us)'.D44]; &quot;0,00&quot;);&quot;&quot;)">
            <text:p/>
          </table:table-cell>
          <table:table-cell table:style-name="ce34" table:formula="of:=IFERROR(&quot;1/&quot; &amp; TEXT(1000000/[$'Combined Results (per-row, us)'.E44]; &quot;0,00&quot;);&quot;&quot;)">
            <text:p/>
          </table:table-cell>
          <table:table-cell table:style-name="ce34" table:formula="of:=IFERROR(&quot;1/&quot; &amp; TEXT(1000000/[$'Combined Results (per-row, us)'.F44]; &quot;0,00&quot;);&quot;&quot;)">
            <text:p/>
          </table:table-cell>
          <table:table-cell table:style-name="ce34" table:formula="of:=IFERROR(&quot;1/&quot; &amp; TEXT(1000000/[$'Combined Results (per-row, us)'.G44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44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44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44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44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4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5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45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45]; &quot;0,00&quot;);&quot;&quot;)">
            <text:p/>
          </table:table-cell>
          <table:table-cell table:style-name="ce33" table:formula="of:=IFERROR(&quot;1/&quot; &amp; TEXT(1000000/[$'Combined Results (per-row, us)'.D45]; &quot;0,00&quot;);&quot;&quot;)">
            <text:p/>
          </table:table-cell>
          <table:table-cell table:style-name="ce33" table:formula="of:=IFERROR(&quot;1/&quot; &amp; TEXT(1000000/[$'Combined Results (per-row, us)'.E45]; &quot;0,00&quot;);&quot;&quot;)">
            <text:p/>
          </table:table-cell>
          <table:table-cell table:style-name="ce33" table:formula="of:=IFERROR(&quot;1/&quot; &amp; TEXT(1000000/[$'Combined Results (per-row, us)'.F45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45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45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45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45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45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45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6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46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46]; &quot;0,00&quot;);&quot;&quot;)">
            <text:p/>
          </table:table-cell>
          <table:table-cell table:style-name="ce34" table:formula="of:=IFERROR(&quot;1/&quot; &amp; TEXT(1000000/[$'Combined Results (per-row, us)'.D46]; &quot;0,00&quot;);&quot;&quot;)">
            <text:p/>
          </table:table-cell>
          <table:table-cell table:style-name="ce34" table:formula="of:=IFERROR(&quot;1/&quot; &amp; TEXT(1000000/[$'Combined Results (per-row, us)'.E46]; &quot;0,00&quot;);&quot;&quot;)">
            <text:p/>
          </table:table-cell>
          <table:table-cell table:style-name="ce34" table:formula="of:=IFERROR(&quot;1/&quot; &amp; TEXT(1000000/[$'Combined Results (per-row, us)'.F46]; &quot;0,00&quot;);&quot;&quot;)">
            <text:p/>
          </table:table-cell>
          <table:table-cell table:style-name="ce34" table:formula="of:=IFERROR(&quot;1/&quot; &amp; TEXT(1000000/[$'Combined Results (per-row, us)'.G46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46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46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46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46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4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7]" office:value-type="string" office:string-value="Sony A7R II" calcext:value-type="string">
            <text:p>Sony A7R II</text:p>
          </table:table-cell>
          <table:table-cell table:style-name="ce33" table:formula="of:=IFERROR(&quot;1/&quot; &amp; TEXT(1000000/[$'Combined Results (per-row, us)'.B47]; &quot;0,00&quot;);&quot;&quot;)" office:value-type="string" office:string-value="1/67,324" calcext:value-type="string">
            <text:p>1/67,324</text:p>
          </table:table-cell>
          <table:table-cell table:style-name="ce33" table:formula="of:=IFERROR(&quot;1/&quot; &amp; TEXT(1000000/[$'Combined Results (per-row, us)'.C47]; &quot;0,00&quot;);&quot;&quot;)">
            <text:p/>
          </table:table-cell>
          <table:table-cell table:style-name="ce33" table:formula="of:=IFERROR(&quot;1/&quot; &amp; TEXT(1000000/[$'Combined Results (per-row, us)'.D47]; &quot;0,00&quot;);&quot;&quot;)">
            <text:p/>
          </table:table-cell>
          <table:table-cell table:style-name="ce33" table:formula="of:=IFERROR(&quot;1/&quot; &amp; TEXT(1000000/[$'Combined Results (per-row, us)'.E47]; &quot;0,00&quot;);&quot;&quot;)">
            <text:p/>
          </table:table-cell>
          <table:table-cell table:style-name="ce33" table:formula="of:=IFERROR(&quot;1/&quot; &amp; TEXT(1000000/[$'Combined Results (per-row, us)'.F47]; &quot;0,00&quot;);&quot;&quot;)">
            <text:p/>
          </table:table-cell>
          <table:table-cell table:style-name="ce33" table:formula="of:=IFERROR(&quot;1/&quot; &amp; TEXT(1000000/[$'Combined Results (per-row, us)'.G47]; &quot;0,00&quot;);&quot;&quot;)" office:value-type="string" office:string-value="1/69,643" calcext:value-type="string">
            <text:p>1/69,643</text:p>
          </table:table-cell>
          <table:table-cell table:style-name="ce33" table:formula="of:=IFERROR(&quot;1/&quot; &amp; TEXT(1000000/[$'Combined Results (per-row, us)'.H47]; &quot;0,00&quot;);&quot;&quot;)" office:value-type="string" office:string-value="1/69,500" calcext:value-type="string">
            <text:p>1/69,500</text:p>
          </table:table-cell>
          <table:table-cell table:style-name="ce33" table:formula="of:=IFERROR(&quot;1/&quot; &amp; TEXT(1000000/[$'Combined Results (per-row, us)'.I47]; &quot;0,00&quot;);&quot;&quot;)">
            <text:p/>
          </table:table-cell>
          <table:table-cell table:style-name="ce33" table:formula="of:=IFERROR(&quot;1/&quot; &amp; TEXT(1000000/[$'Combined Results (per-row, us)'.J47]; &quot;0,00&quot;);&quot;&quot;)" office:value-type="string" office:string-value="1/71,929" calcext:value-type="string">
            <text:p>1/71,929</text:p>
          </table:table-cell>
          <table:table-cell table:style-name="ce33" table:formula="of:=IFERROR(&quot;1/&quot; &amp; TEXT(1000000/[$'Combined Results (per-row, us)'.K47]; &quot;0,00&quot;);&quot;&quot;)" office:value-type="string" office:string-value="1/71,917" calcext:value-type="string">
            <text:p>1/71,917</text:p>
          </table:table-cell>
          <table:table-cell table:style-name="ce31" table:formula="of:=IFERROR(&quot;1/&quot; &amp; TEXT(1000000/[$'Combined Results (per-row, us)'.L47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8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48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48]; &quot;0,00&quot;);&quot;&quot;)">
            <text:p/>
          </table:table-cell>
          <table:table-cell table:style-name="ce34" table:formula="of:=IFERROR(&quot;1/&quot; &amp; TEXT(1000000/[$'Combined Results (per-row, us)'.D48]; &quot;0,00&quot;);&quot;&quot;)">
            <text:p/>
          </table:table-cell>
          <table:table-cell table:style-name="ce34" table:formula="of:=IFERROR(&quot;1/&quot; &amp; TEXT(1000000/[$'Combined Results (per-row, us)'.E48]; &quot;0,00&quot;);&quot;&quot;)">
            <text:p/>
          </table:table-cell>
          <table:table-cell table:style-name="ce34" table:formula="of:=IFERROR(&quot;1/&quot; &amp; TEXT(1000000/[$'Combined Results (per-row, us)'.F48]; &quot;0,00&quot;);&quot;&quot;)">
            <text:p/>
          </table:table-cell>
          <table:table-cell table:style-name="ce34" table:formula="of:=IFERROR(&quot;1/&quot; &amp; TEXT(1000000/[$'Combined Results (per-row, us)'.G48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48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48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48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48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48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9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9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9]; &quot;0,00&quot;);&quot;&quot;)">
            <text:p/>
          </table:table-cell>
          <table:table-cell table:style-name="ce33" table:formula="of:=IFERROR(&quot;1/&quot; &amp; TEXT(1000000/[$'Combined Results (per-row, us)'.D49]; &quot;0,00&quot;);&quot;&quot;)">
            <text:p/>
          </table:table-cell>
          <table:table-cell table:style-name="ce33" table:formula="of:=IFERROR(&quot;1/&quot; &amp; TEXT(1000000/[$'Combined Results (per-row, us)'.E49]; &quot;0,00&quot;);&quot;&quot;)">
            <text:p/>
          </table:table-cell>
          <table:table-cell table:style-name="ce33" table:formula="of:=IFERROR(&quot;1/&quot; &amp; TEXT(1000000/[$'Combined Results (per-row, us)'.F49]; &quot;0,00&quot;);&quot;&quot;)">
            <text:p/>
          </table:table-cell>
          <table:table-cell table:style-name="ce33" table:formula="of:=IFERROR(&quot;1/&quot; &amp; TEXT(1000000/[$'Combined Results (per-row, us)'.G49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9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9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9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9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9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0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50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50]; &quot;0,00&quot;);&quot;&quot;)">
            <text:p/>
          </table:table-cell>
          <table:table-cell table:style-name="ce34" table:formula="of:=IFERROR(&quot;1/&quot; &amp; TEXT(1000000/[$'Combined Results (per-row, us)'.D50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50]; &quot;0,00&quot;);&quot;&quot;)">
            <text:p/>
          </table:table-cell>
          <table:table-cell table:style-name="ce34" table:formula="of:=IFERROR(&quot;1/&quot; &amp; TEXT(1000000/[$'Combined Results (per-row, us)'.F50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50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50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50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50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50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50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1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51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51]; &quot;0,00&quot;);&quot;&quot;)">
            <text:p/>
          </table:table-cell>
          <table:table-cell table:style-name="ce33" table:formula="of:=IFERROR(&quot;1/&quot; &amp; TEXT(1000000/[$'Combined Results (per-row, us)'.D51]; &quot;0,00&quot;);&quot;&quot;)">
            <text:p/>
          </table:table-cell>
          <table:table-cell table:style-name="ce33" table:formula="of:=IFERROR(&quot;1/&quot; &amp; TEXT(1000000/[$'Combined Results (per-row, us)'.E51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51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51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51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51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51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51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51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2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52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52]; &quot;0,00&quot;);&quot;&quot;)">
            <text:p/>
          </table:table-cell>
          <table:table-cell table:style-name="ce34" table:formula="of:=IFERROR(&quot;1/&quot; &amp; TEXT(1000000/[$'Combined Results (per-row, us)'.D52]; &quot;0,00&quot;);&quot;&quot;)">
            <text:p/>
          </table:table-cell>
          <table:table-cell table:style-name="ce34" table:formula="of:=IFERROR(&quot;1/&quot; &amp; TEXT(1000000/[$'Combined Results (per-row, us)'.E52]; &quot;0,00&quot;);&quot;&quot;)">
            <text:p/>
          </table:table-cell>
          <table:table-cell table:style-name="ce34" table:formula="of:=IFERROR(&quot;1/&quot; &amp; TEXT(1000000/[$'Combined Results (per-row, us)'.F52]; &quot;0,00&quot;);&quot;&quot;)">
            <text:p/>
          </table:table-cell>
          <table:table-cell table:style-name="ce34" table:formula="of:=IFERROR(&quot;1/&quot; &amp; TEXT(1000000/[$'Combined Results (per-row, us)'.G52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52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52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52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52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5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53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53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53]; &quot;0,00&quot;);&quot;&quot;)">
            <text:p/>
          </table:table-cell>
          <table:table-cell table:style-name="ce33" table:formula="of:=IFERROR(&quot;1/&quot; &amp; TEXT(1000000/[$'Combined Results (per-row, us)'.D53]; &quot;0,00&quot;);&quot;&quot;)">
            <text:p/>
          </table:table-cell>
          <table:table-cell table:style-name="ce33" table:formula="of:=IFERROR(&quot;1/&quot; &amp; TEXT(1000000/[$'Combined Results (per-row, us)'.E53]; &quot;0,00&quot;);&quot;&quot;)">
            <text:p/>
          </table:table-cell>
          <table:table-cell table:style-name="ce33" table:formula="of:=IFERROR(&quot;1/&quot; &amp; TEXT(1000000/[$'Combined Results (per-row, us)'.F53]; &quot;0,00&quot;);&quot;&quot;)">
            <text:p/>
          </table:table-cell>
          <table:table-cell table:style-name="ce33" table:formula="of:=IFERROR(&quot;1/&quot; &amp; TEXT(1000000/[$'Combined Results (per-row, us)'.G53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53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53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53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53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5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7" table:formula="of:=[$'Combined Results (per-row, us)'.A54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5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54]; &quot;0,00&quot;);&quot;&quot;)">
            <text:p/>
          </table:table-cell>
          <table:table-cell table:style-name="ce35" table:formula="of:=IFERROR(&quot;1/&quot; &amp; TEXT(1000000/[$'Combined Results (per-row, us)'.D54]; &quot;0,00&quot;);&quot;&quot;)">
            <text:p/>
          </table:table-cell>
          <table:table-cell table:style-name="ce35" table:formula="of:=IFERROR(&quot;1/&quot; &amp; TEXT(1000000/[$'Combined Results (per-row, us)'.E54]; &quot;0,00&quot;);&quot;&quot;)">
            <text:p/>
          </table:table-cell>
          <table:table-cell table:style-name="ce35" table:formula="of:=IFERROR(&quot;1/&quot; &amp; TEXT(1000000/[$'Combined Results (per-row, us)'.F5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5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5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5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5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5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5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20" table:default-cell-style-name="Default"/>
        <table:table-column table:style-name="co19" table:number-columns-repeated="11" table:default-cell-style-name="ce65"/>
        <table:table-column table:style-name="co3" table:number-columns-repeated="101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1" table:formula="of:=[$'Blackmagic BMPC6KG2'.A1]" office:value-type="string" office:string-value="Blackmagic BMPC6KG2" calcext:value-type="string">
            <text:p>Blackmagic BMPC6KG2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number-columns-repeated="2"/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/>
          <table:table-cell table:style-name="ce138" table:formula="of:=IFERROR([$'Blackmagic BMPC6KG2'.H13]/1000;&quot;&quot;)" office:value-type="float" office:value="15.005359056806" calcext:value-type="float">
            <text:p>15.0054 us</text:p>
          </table:table-cell>
          <table:table-cell table:style-name="ce138"/>
          <table:table-cell table:style-name="ce142"/>
          <table:table-cell table:number-columns-repeated="1012"/>
        </table:table-row>
        <table:table-row table:style-name="ro5">
          <table:table-cell table:style-name="ce52" table:formula="of:=[$'Canon M50 II'.A1]" office:value-type="string" office:string-value="Canon M50 II" calcext:value-type="string">
            <text:p>Canon M50 II</text:p>
          </table:table-cell>
          <table:table-cell table:style-name="ce139" table:formula="of:=IFERROR([$'Canon M50 II'.H6]/1000;&quot;&quot;)" office:value-type="float" office:value="19.5982361587457" calcext:value-type="float">
            <text:p>19.5982 us</text:p>
          </table:table-cell>
          <table:table-cell table:style-name="ce139" table:number-columns-repeated="5"/>
          <table:table-cell table:style-name="ce139" table:formula="of:=IFERROR([$'Canon M50 II'.H7]/1000;&quot;&quot;)" office:value-type="float" office:value="15.1821862348178" calcext:value-type="float">
            <text:p>15.1822 us</text:p>
          </table:table-cell>
          <table:table-cell table:style-name="ce139"/>
          <table:table-cell table:style-name="ce139" table:formula="of:=IFERROR([$'Canon M50 II'.H8]/1000;&quot;&quot;)" office:value-type="float" office:value="12.4378109452736" calcext:value-type="float">
            <text:p>12.4378 us</text:p>
          </table:table-cell>
          <table:table-cell table:style-name="ce139" table:formula="of:=IFERROR([$'Canon M50 II'.H9]/1000;&quot;&quot;)" office:value-type="float" office:value="12.3839009287926" calcext:value-type="float">
            <text:p>12.3839 us</text:p>
          </table:table-cell>
          <table:table-cell table:style-name="ce143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1" table:formula="of:=[$'Canon R3'.A1]" office:value-type="string" office:string-value="Canon R3" calcext:value-type="string">
            <text:p>Canon R3</text:p>
          </table:table-cell>
          <table:table-cell table:style-name="ce138" table:formula="of:=IFERROR([$'Canon R3'.H6]/1000;&quot;&quot;)" office:value-type="float" office:value="1.1983223487118" calcext:value-type="float">
            <text:p>1.1983 us</text:p>
          </table:table-cell>
          <table:table-cell table:style-name="ce138" table:number-columns-repeated="2"/>
          <table:table-cell table:style-name="ce138" table:formula="of:=IFERROR([$'Canon R3'.H21]/1000;&quot;&quot;)" office:value-type="float" office:value="3.44234079173838" calcext:value-type="float">
            <text:p>3.4423 us</text:p>
          </table:table-cell>
          <table:table-cell table:style-name="ce138" table:formula="of:=IFERROR([$'Canon R3'.H22]/1000;&quot;&quot;)" office:value-type="float" office:value="4.43786982248521" calcext:value-type="float">
            <text:p>4.4379 us</text:p>
          </table:table-cell>
          <table:table-cell table:style-name="ce138" table:formula="of:=IFERROR([$'Canon R3'.H23]/1000;&quot;&quot;)" office:value-type="float" office:value="4.41176470588235" calcext:value-type="float">
            <text:p>4.4118 us</text:p>
          </table:table-cell>
          <table:table-cell table:style-name="ce138" table:formula="of:=IFERROR([$'Canon R3'.H24]/1000;&quot;&quot;)" office:value-type="float" office:value="4.41826215022091" calcext:value-type="float">
            <text:p>4.4183 us</text:p>
          </table:table-cell>
          <table:table-cell table:style-name="ce138" table:formula="of:=IFERROR([$'Canon R3'.H26]/1000;&quot;&quot;)" office:value-type="float" office:value="2.20264317180617" calcext:value-type="float">
            <text:p>2.2026 us</text:p>
          </table:table-cell>
          <table:table-cell table:style-name="ce138" table:formula="of:=IFERROR([$'Canon R3'.H27]/1000;&quot;&quot;)" office:value-type="float" office:value="2.23214285714286" calcext:value-type="float">
            <text:p>2.2321 us</text:p>
          </table:table-cell>
          <table:table-cell table:style-name="ce138" table:formula="of:=IFERROR([$'Canon R3'.H28]/1000;&quot;&quot;)" office:value-type="float" office:value="2.23463687150838" calcext:value-type="float">
            <text:p>2.2346 us</text:p>
          </table:table-cell>
          <table:table-cell table:style-name="ce142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5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2" table:formula="of:=[$'Canon R8'.A1]" office:value-type="string" office:string-value="Canon R8" calcext:value-type="string">
            <text:p>Canon R8</text:p>
          </table:table-cell>
          <table:table-cell table:style-name="ce139" table:formula="of:=IFERROR([$'Canon R8'.H6]/1000;&quot;&quot;)" office:value-type="float" office:value="3.68867576540022" calcext:value-type="float">
            <text:p>3.6887 us</text:p>
          </table:table-cell>
          <table:table-cell table:style-name="ce139" table:number-columns-repeated="3"/>
          <table:table-cell table:style-name="ce139" table:formula="of:=IFERROR([$'Canon R8'.H11]/1000;&quot;&quot;)" office:value-type="float" office:value="6.93240901213172" calcext:value-type="float">
            <text:p>6.9324 us</text:p>
          </table:table-cell>
          <table:table-cell table:style-name="ce139" table:formula="of:=IFERROR([$'Canon R8'.H12]/1000;&quot;&quot;)" office:value-type="float" office:value="7.67459708365311" calcext:value-type="float">
            <text:p>7.6746 us</text:p>
          </table:table-cell>
          <table:table-cell table:style-name="ce139" table:formula="of:=IFERROR([$'Canon R8'.H13]/1000;&quot;&quot;)" office:value-type="float" office:value="7.6873798846893" calcext:value-type="float">
            <text:p>7.6874 us</text:p>
          </table:table-cell>
          <table:table-cell table:style-name="ce139"/>
          <table:table-cell table:style-name="ce139" table:formula="of:=IFERROR([$'Canon R8'.H16]/1000;&quot;&quot;)" office:value-type="float" office:value="5.73888091822095" calcext:value-type="float">
            <text:p>5.7389 us</text:p>
          </table:table-cell>
          <table:table-cell table:style-name="ce139" table:formula="of:=IFERROR([$'Canon R8'.H17]/1000;&quot;&quot;)" office:value-type="float" office:value="5.73888091822095" calcext:value-type="float">
            <text:p>5.7389 us</text:p>
          </table:table-cell>
          <table:table-cell table:style-name="ce143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5">
          <table:table-cell table:style-name="ce51" table:formula="of:=[$'Fuji GFX 100 II'.A1]" office:value-type="string" office:string-value="Fuji GFX 100 II" calcext:value-type="string">
            <text:p>Fuji GFX 100 II</text:p>
          </table:table-cell>
          <table:table-cell table:style-name="ce138" table:formula="of:=IFERROR([$'Fuji GFX 100 II'.H7]/1000;&quot;&quot;)" office:value-type="float" office:value="18.8679245283019" calcext:value-type="float">
            <text:p>18.8679 us</text:p>
          </table:table-cell>
          <table:table-cell table:style-name="ce138" table:formula="of:=IFERROR([$'Fuji GFX 100 II'.H11]/1000;&quot;&quot;)" office:value-type="float" office:value="7.33675715333822" calcext:value-type="float">
            <text:p>7.3368 us</text:p>
          </table:table-cell>
          <table:table-cell table:style-name="ce138" table:formula="of:=IFERROR([$'Fuji GFX 100 II'.H12]/1000;&quot;&quot;)" office:value-type="float" office:value="7.34573947110676" calcext:value-type="float">
            <text:p>7.3457 us</text:p>
          </table:table-cell>
          <table:table-cell table:style-name="ce138"/>
          <table:table-cell table:style-name="ce138" table:formula="of:=IFERROR([$'Fuji GFX 100 II'.H13]/1000;&quot;&quot;)" office:value-type="float" office:value="6.83760683760684" calcext:value-type="float">
            <text:p>6.8376 us</text:p>
          </table:table-cell>
          <table:table-cell table:style-name="ce138" table:formula="of:=IFERROR([$'Fuji GFX 100 II'.H14]/1000;&quot;&quot;)" office:value-type="float" office:value="6.83371298405467" calcext:value-type="float">
            <text:p>6.8337 us</text:p>
          </table:table-cell>
          <table:table-cell table:style-name="ce138" table:formula="of:=IFERROR([$'Fuji GFX 100 II'.H15]/1000;&quot;&quot;)" office:value-type="float" office:value="6.81044267877412" calcext:value-type="float">
            <text:p>6.8104 us</text:p>
          </table:table-cell>
          <table:table-cell table:style-name="ce138" table:formula="of:=IFERROR([$'Fuji GFX 100 II'.H16]/1000;&quot;&quot;)" office:value-type="float" office:value="6.83371298405467" calcext:value-type="float">
            <text:p>6.8337 us</text:p>
          </table:table-cell>
          <table:table-cell table:style-name="ce138" table:formula="of:=IFERROR([$'Fuji GFX 100 II'.H17]/1000;&quot;&quot;)" office:value-type="float" office:value="6.80272108843537" calcext:value-type="float">
            <text:p>6.8027 us</text:p>
          </table:table-cell>
          <table:table-cell table:style-name="ce138" table:formula="of:=IFERROR([$'Fuji GFX 100 II'.H18]/1000;&quot;&quot;)" office:value-type="float" office:value="6.83760683760684" calcext:value-type="float">
            <text:p>6.8376 us</text:p>
          </table:table-cell>
          <table:table-cell table:style-name="ce142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5">
          <table:table-cell table:style-name="ce52" table:formula="of:=[$'Fuji GFX 100S'.A1]" office:value-type="string" office:string-value="Fuji GFX 100S" calcext:value-type="string">
            <text:p>Fuji GFX 100S</text:p>
          </table:table-cell>
          <table:table-cell table:style-name="ce139" table:formula="of:=IFERROR([$'Fuji GFX 100S'.H6]/1000;&quot;&quot;)" office:value-type="float" office:value="18.7471422039323" calcext:value-type="float">
            <text:p>18.7471 us</text:p>
          </table:table-cell>
          <table:table-cell table:style-name="ce139" table:number-columns-repeated="4"/>
          <table:table-cell table:style-name="ce139" table:formula="of:=IFERROR([$'Fuji GFX 100S'.H14]/1000;&quot;&quot;)" office:value-type="float" office:value="12.9975629569456" calcext:value-type="float">
            <text:p>12.9976 us</text:p>
          </table:table-cell>
          <table:table-cell table:style-name="ce139" table:formula="of:=IFERROR([$'Fuji GFX 100S'.H15]/1000;&quot;&quot;)" office:value-type="float" office:value="12.9975629569456" calcext:value-type="float">
            <text:p>12.9976 us</text:p>
          </table:table-cell>
          <table:table-cell table:style-name="ce139"/>
          <table:table-cell table:style-name="ce139" table:formula="of:=IFERROR([$'Fuji GFX 100S'.H18]/1000;&quot;&quot;)" office:value-type="float" office:value="13.0434782608696" calcext:value-type="float">
            <text:p>13.0435 us</text:p>
          </table:table-cell>
          <table:table-cell table:style-name="ce139" table:formula="of:=IFERROR([$'Fuji GFX 100S'.H19]/1000;&quot;&quot;)" office:value-type="float" office:value="13.0293159609121" calcext:value-type="float">
            <text:p>13.0293 us</text:p>
          </table:table-cell>
          <table:table-cell table:style-name="ce143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7" table:formula="of:=IFERROR([$'Fuji GFX 50S'.H6]/1000;&quot;&quot;)" office:value-type="float" office:value="48.2939632545932" calcext:value-type="float">
            <text:p>48.2940 us</text:p>
          </table:table-cell>
          <table:table-cell table:style-name="ce47" table:number-columns-repeated="8"/>
          <table:table-cell table:style-name="ce47" table:formula="of:=IFERROR([$'Fuji GFX 50S'.H7]/1000;&quot;&quot;)" office:value-type="float" office:value="28.6396181384248" calcext:value-type="float">
            <text:p>28.6396 us</text:p>
          </table:table-cell>
          <table:table-cell table:style-name="ce55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5">
          <table:table-cell table:style-name="ce52" table:formula="of:=[$'Fuji X-H2S'.A1]" office:value-type="string" office:string-value="Fuji X-H2S" calcext:value-type="string">
            <text:p>Fuji X-H2S</text:p>
          </table:table-cell>
          <table:table-cell table:style-name="ce139" table:formula="of:=IFERROR([$'Fuji X-H2S'.H6]/1000;&quot;&quot;)" office:value-type="float" office:value="1.48920327624721" calcext:value-type="float">
            <text:p>1.4892 us</text:p>
          </table:table-cell>
          <table:table-cell table:style-name="ce139" table:number-columns-repeated="2"/>
          <table:table-cell table:style-name="ce139" table:formula="of:=IFERROR([$'Fuji X-H2S'.H14]/1000;&quot;&quot;)" office:value-type="float" office:value="1.8796992481203" calcext:value-type="float">
            <text:p>1.8797 us</text:p>
          </table:table-cell>
          <table:table-cell table:style-name="ce139" table:formula="of:=IFERROR([$'Fuji X-H2S'.H15]/1000;&quot;&quot;)" office:value-type="float" office:value="2.4330900243309" calcext:value-type="float">
            <text:p>2.4331 us</text:p>
          </table:table-cell>
          <table:table-cell table:style-name="ce139" table:formula="of:=IFERROR([$'Fuji X-H2S'.H16]/1000;&quot;&quot;)" office:value-type="float" office:value="4.53857791225416" calcext:value-type="float">
            <text:p>4.5386 us</text:p>
          </table:table-cell>
          <table:table-cell table:style-name="ce139" table:formula="of:=IFERROR([$'Fuji X-H2S'.H17]/1000;&quot;&quot;)" office:value-type="float" office:value="4.53172205438066" calcext:value-type="float">
            <text:p>4.5317 us</text:p>
          </table:table-cell>
          <table:table-cell table:style-name="ce139" table:formula="of:=IFERROR([$'Fuji X-H2S'.H18]/1000;&quot;&quot;)" office:value-type="float" office:value="4.8661800486618" calcext:value-type="float">
            <text:p>4.8662 us</text:p>
          </table:table-cell>
          <table:table-cell table:style-name="ce139" table:formula="of:=IFERROR([$'Fuji X-H2S'.H19]/1000;&quot;&quot;)" office:value-type="float" office:value="4.8661800486618" calcext:value-type="float">
            <text:p>4.8662 us</text:p>
          </table:table-cell>
          <table:table-cell table:style-name="ce139" table:formula="of:=IFERROR([$'Fuji X-H2S'.H20]/1000;&quot;&quot;)" office:value-type="float" office:value="4.85436893203884" calcext:value-type="float">
            <text:p>4.8544 us</text:p>
          </table:table-cell>
          <table:table-cell table:style-name="ce143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1" table:formula="of:=[$'Fuji X-T2'.A1]" office:value-type="string" office:string-value="Fuji X-T2" calcext:value-type="string">
            <text:p>Fuji X-T2</text:p>
          </table:table-cell>
          <table:table-cell table:style-name="ce138" table:formula="of:=IFERROR([$'Fuji X-T2'.H6]/1000;&quot;&quot;)" office:value-type="float" office:value="8.75992335067068" calcext:value-type="float">
            <text:p>8.7599 us</text:p>
          </table:table-cell>
          <table:table-cell table:style-name="ce138" table:number-columns-repeated="4"/>
          <table:table-cell table:style-name="ce138" table:formula="of:=IFERROR([$'Fuji X-T2'.H12]/1000;&quot;&quot;)" office:value-type="float" office:value="12.2013218098627" calcext:value-type="float">
            <text:p>12.2013 us</text:p>
          </table:table-cell>
          <table:table-cell table:style-name="ce138" table:formula="of:=IFERROR([$'Fuji X-T2'.H13]/1000;&quot;&quot;)" office:value-type="float" office:value="12.2086570477248" calcext:value-type="float">
            <text:p>12.2087 us</text:p>
          </table:table-cell>
          <table:table-cell table:style-name="ce138" table:formula="of:=IFERROR([$'Fuji X-T2'.H14]/1000;&quot;&quot;)" office:value-type="float" office:value="6.3391442155309" calcext:value-type="float">
            <text:p>6.3391 us</text:p>
          </table:table-cell>
          <table:table-cell table:style-name="ce138" table:formula="of:=IFERROR([$'Fuji X-T2'.H15]/1000;&quot;&quot;)" office:value-type="float" office:value="14.0350877192982" calcext:value-type="float">
            <text:p>14.0351 us</text:p>
          </table:table-cell>
          <table:table-cell table:style-name="ce138" table:formula="of:=IFERROR([$'Fuji X-T2'.H16]/1000;&quot;&quot;)" office:value-type="float" office:value="14.002333722287" calcext:value-type="float">
            <text:p>14.0023 us</text:p>
          </table:table-cell>
          <table:table-cell table:style-name="ce142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2" table:formula="of:=[$'Fuji X100V'.A1]" office:value-type="string" office:string-value="Fuji X100V" calcext:value-type="string">
            <text:p>Fuji X100V</text:p>
          </table:table-cell>
          <table:table-cell table:style-name="ce139" table:formula="of:=IFERROR([$'Fuji X100V'.H6]/1000;&quot;&quot;)" office:value-type="float" office:value="5.79290369297611" calcext:value-type="float">
            <text:p>5.7929 us</text:p>
          </table:table-cell>
          <table:table-cell table:style-name="ce139" table:number-columns-repeated="4"/>
          <table:table-cell table:style-name="ce139" table:formula="of:=IFERROR([$'Fuji X100V'.H12]/1000;&quot;&quot;)" office:value-type="float" office:value="9.42285041224971" calcext:value-type="float">
            <text:p>9.4229 us</text:p>
          </table:table-cell>
          <table:table-cell table:style-name="ce139" table:formula="of:=IFERROR([$'Fuji X100V'.H13]/1000;&quot;&quot;)" office:value-type="float" office:value="9.42285041224971" calcext:value-type="float">
            <text:p>9.4229 us</text:p>
          </table:table-cell>
          <table:table-cell table:style-name="ce139"/>
          <table:table-cell table:style-name="ce139" table:formula="of:=IFERROR([$'Fuji X100V'.H14]/1000;&quot;&quot;)" office:value-type="float" office:value="11.7994100294985" calcext:value-type="float">
            <text:p>11.7994 us</text:p>
          </table:table-cell>
          <table:table-cell table:style-name="ce139" table:formula="of:=IFERROR([$'Fuji X100V'.H15]/1000;&quot;&quot;)" office:value-type="float" office:value="11.7994100294985" calcext:value-type="float">
            <text:p>11.7994 us</text:p>
          </table:table-cell>
          <table:table-cell table:style-name="ce143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138" table:formula="of:=IFERROR([$'Fuji X100VI'.H6]/1000;&quot;&quot;)" office:value-type="float" office:value="7.06436420722135" calcext:value-type="float">
            <text:p>7.0644 us</text:p>
          </table:table-cell>
          <table:table-cell table:style-name="ce138" table:number-columns-repeated="3"/>
          <table:table-cell table:style-name="ce138" table:formula="of:=IFERROR([$'Fuji X100VI'.H18]/1000;&quot;&quot;)" office:value-type="float" office:value="6.2015503875969" calcext:value-type="float">
            <text:p>6.2016 us</text:p>
          </table:table-cell>
          <table:table-cell table:style-name="ce138" table:formula="of:=IFERROR([$'Fuji X100VI'.H16]/1000;&quot;&quot;)" office:value-type="float" office:value="11.4942528735632" calcext:value-type="float">
            <text:p>11.4943 us</text:p>
          </table:table-cell>
          <table:table-cell table:style-name="ce138" table:formula="of:=IFERROR([$'Fuji X100VI'.H17]/1000;&quot;&quot;)" office:value-type="float" office:value="11.4876507754164" calcext:value-type="float">
            <text:p>11.4877 us</text:p>
          </table:table-cell>
          <table:table-cell table:style-name="ce138"/>
          <table:table-cell table:style-name="ce138" table:formula="of:=IFERROR([$'Fuji X100VI'.H21]/1000;&quot;&quot;)" office:value-type="float" office:value="12.4031007751938" calcext:value-type="float">
            <text:p>12.4031 us</text:p>
          </table:table-cell>
          <table:table-cell table:style-name="ce138" table:formula="of:=IFERROR([$'Fuji X100VI'.H22]/1000;&quot;&quot;)" office:value-type="float" office:value="14.2045454545455" calcext:value-type="float">
            <text:p>14.2045 us</text:p>
          </table:table-cell>
          <table:table-cell table:style-name="ce142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2" table:formula="of:=[$'Hasselblad X2D'.A1]" office:value-type="string" office:string-value="Hasselblad X2D" calcext:value-type="string">
            <text:p>Hasselblad X2D</text:p>
          </table:table-cell>
          <table:table-cell table:style-name="ce139" table:formula="of:=IFERROR([$'Hasselblad X2D'.H7]/1000;&quot;&quot;)" office:value-type="float" office:value="18.7431091510474" calcext:value-type="float">
            <text:p>18.7431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M11'.A1]" office:value-type="string" office:string-value="Leica M11" calcext:value-type="string">
            <text:p>Leica M11</text:p>
          </table:table-cell>
          <table:table-cell table:style-name="ce138" table:formula="of:=IFERROR([$'Leica M11'.H6]/1000;&quot;&quot;)" office:value-type="float" office:value="16.1256977465371" calcext:value-type="float">
            <text:p>16.1257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Q2'.A1]" office:value-type="string" office:string-value="Leica Q2" calcext:value-type="string">
            <text:p>Leica Q2</text:p>
          </table:table-cell>
          <table:table-cell table:style-name="ce139" table:formula="of:=IFERROR([$'Leica Q2'.H6]/1000;&quot;&quot;)" office:value-type="float" office:value="6.93240901213172" calcext:value-type="float">
            <text:p>6.9324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SL2'.A1]" office:value-type="string" office:string-value="Leica SL2" calcext:value-type="string">
            <text:p>Leica SL2</text:p>
          </table:table-cell>
          <table:table-cell table:style-name="ce138" table:formula="of:=IFERROR([$'Leica SL2'.H6]/1000;&quot;&quot;)" office:value-type="float" office:value="6.94961528915364" calcext:value-type="float">
            <text:p>6.9496 us</text:p>
          </table:table-cell>
          <table:table-cell table:style-name="ce138" table:number-columns-repeated="3"/>
          <table:table-cell table:style-name="ce138" table:formula="of:=IFERROR([$'Leica SL2'.H15]/1000;&quot;&quot;)" office:value-type="float" office:value="7.36377025036819" calcext:value-type="float">
            <text:p>7.3638 us</text:p>
          </table:table-cell>
          <table:table-cell table:style-name="ce138" table:formula="of:=IFERROR([$'Leica SL2'.H16]/1000;&quot;&quot;)" office:value-type="float" office:value="7.36377025036819" calcext:value-type="float">
            <text:p>7.3638 us</text:p>
          </table:table-cell>
          <table:table-cell table:style-name="ce138" table:formula="of:=IFERROR([$'Leica SL2'.H17]/1000;&quot;&quot;)" office:value-type="float" office:value="7.39644970414201" calcext:value-type="float">
            <text:p>7.3964 us</text:p>
          </table:table-cell>
          <table:table-cell table:style-name="ce138"/>
          <table:table-cell table:style-name="ce138" table:formula="of:=IFERROR([$'Leica SL2'.H18]/1000;&quot;&quot;)" office:value-type="float" office:value="13.0505709624796" calcext:value-type="float">
            <text:p>13.0506 us</text:p>
          </table:table-cell>
          <table:table-cell table:style-name="ce138" table:formula="of:=IFERROR([$'Leica SL2'.H19]/1000;&quot;&quot;)" office:value-type="float" office:value="13.0890052356021" calcext:value-type="float">
            <text:p>13.0890 us</text:p>
          </table:table-cell>
          <table:table-cell table:style-name="ce142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2" table:formula="of:=[$'Nikon Z30'.A1]" office:value-type="string" office:string-value="Nikon Z30" calcext:value-type="string">
            <text:p>Nikon Z30</text:p>
          </table:table-cell>
          <table:table-cell table:style-name="ce139" table:formula="of:=IFERROR([$'Nikon Z30'.H6]/1000;&quot;&quot;)" office:value-type="float" office:value="12.3738196027353" calcext:value-type="float">
            <text:p>12.3738 us</text:p>
          </table:table-cell>
          <table:table-cell table:style-name="ce139" table:number-columns-repeated="4"/>
          <table:table-cell table:style-name="ce139" table:formula="of:=IFERROR([$'Nikon Z30'.H9]/1000;&quot;&quot;)" office:value-type="float" office:value="9.74025974025974" calcext:value-type="float">
            <text:p>9.7403 us</text:p>
          </table:table-cell>
          <table:table-cell table:style-name="ce139" table:formula="of:=IFERROR([$'Nikon Z30'.H11]/1000;&quot;&quot;)" office:value-type="float" office:value="9.74025974025974" calcext:value-type="float">
            <text:p>9.7403 us</text:p>
          </table:table-cell>
          <table:table-cell table:style-name="ce139" table:formula="of:=IFERROR([$'Nikon Z30'.H12]/1000;&quot;&quot;)" office:value-type="float" office:value="6.49350649350649" calcext:value-type="float">
            <text:p>6.4935 us</text:p>
          </table:table-cell>
          <table:table-cell table:style-name="ce139" table:formula="of:=IFERROR([$'Nikon Z30'.H14]/1000;&quot;&quot;)" office:value-type="float" office:value="6.51465798045603" calcext:value-type="float">
            <text:p>6.5147 us</text:p>
          </table:table-cell>
          <table:table-cell table:style-name="ce139" table:formula="of:=IFERROR([$'Nikon Z30'.H16]/1000;&quot;&quot;)" office:value-type="float" office:value="6.48298217179903" calcext:value-type="float">
            <text:p>6.4830 us</text:p>
          </table:table-cell>
          <table:table-cell table:style-name="ce143" table:formula="of:=IFERROR([$'Nikon Z30'.H18]/1000;&quot;&quot;)" office:value-type="float" office:value="6.50406504065041" calcext:value-type="float">
            <text:p>6.5041 us</text:p>
          </table:table-cell>
          <table:table-cell table:number-columns-repeated="1012"/>
        </table:table-row>
        <table:table-row table:style-name="ro5">
          <table:table-cell table:style-name="ce51" table:formula="of:=[$'Nikon Z5'.A1]" office:value-type="string" office:string-value="Nikon Z5" calcext:value-type="string">
            <text:p>Nikon Z5</text:p>
          </table:table-cell>
          <table:table-cell table:style-name="ce138" table:formula="of:=IFERROR([$'Nikon Z5'.H6]/1000;&quot;&quot;)" office:value-type="float" office:value="27.8521692554901" calcext:value-type="float">
            <text:p>27.8522 us</text:p>
          </table:table-cell>
          <table:table-cell table:style-name="ce138" table:number-columns-repeated="4"/>
          <table:table-cell table:style-name="ce138" table:formula="of:=IFERROR([$'Nikon Z5'.H15]/1000;&quot;&quot;)" office:value-type="float" office:value="14.9775336994508" calcext:value-type="float">
            <text:p>14.9775 us</text:p>
          </table:table-cell>
          <table:table-cell table:style-name="ce138" table:formula="of:=IFERROR([$'Nikon Z5'.H16]/1000;&quot;&quot;)" office:value-type="float" office:value="14.985014985015" calcext:value-type="float">
            <text:p>14.9850 us</text:p>
          </table:table-cell>
          <table:table-cell table:style-name="ce138"/>
          <table:table-cell table:style-name="ce138" table:formula="of:=IFERROR([$'Nikon Z5'.H17]/1000;&quot;&quot;)" office:value-type="float" office:value="13.3333333333333" calcext:value-type="float">
            <text:p>13.3333 us</text:p>
          </table:table-cell>
          <table:table-cell table:style-name="ce138" table:formula="of:=IFERROR([$'Nikon Z5'.H18]/1000;&quot;&quot;)" office:value-type="float" office:value="13.3481646273637" calcext:value-type="float">
            <text:p>13.3482 us</text:p>
          </table:table-cell>
          <table:table-cell table:style-name="ce142" table:formula="of:=IFERROR([$'Nikon Z5'.H19]/1000;&quot;&quot;)" office:value-type="float" office:value="13.3779264214047" calcext:value-type="float">
            <text:p>13.3779 us</text:p>
          </table:table-cell>
          <table:table-cell table:number-columns-repeated="1012"/>
        </table:table-row>
        <table:table-row table:style-name="ro5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139" table:formula="of:=IFERROR([$'Nikon Z6'.H6]/1000;&quot;&quot;)" office:value-type="float" office:value="12.6269558056547" calcext:value-type="float">
            <text:p>12.6270 us</text:p>
          </table:table-cell>
          <table:table-cell table:style-name="ce139" table:number-columns-repeated="4"/>
          <table:table-cell table:style-name="ce139" table:formula="of:=IFERROR([$'Nikon Z6'.H8]/1000;&quot;&quot;)" office:value-type="float" office:value="10.2564102564103" calcext:value-type="float">
            <text:p>10.2564 us</text:p>
          </table:table-cell>
          <table:table-cell table:style-name="ce139" table:formula="of:=IFERROR([$'Nikon Z6'.H9]/1000;&quot;&quot;)" office:value-type="float" office:value="10.2564102564103" calcext:value-type="float">
            <text:p>10.2564 us</text:p>
          </table:table-cell>
          <table:table-cell table:style-name="ce139" table:formula="of:=IFERROR([$'Nikon Z6'.H10]/1000;&quot;&quot;)" office:value-type="float" office:value="4.76758045292014" calcext:value-type="float">
            <text:p>4.7676 us</text:p>
          </table:table-cell>
          <table:table-cell table:style-name="ce139" table:formula="of:=IFERROR([$'Nikon Z6'.H11]/1000;&quot;&quot;)" office:value-type="float" office:value="6.78733031674208" calcext:value-type="float">
            <text:p>6.7873 us</text:p>
          </table:table-cell>
          <table:table-cell table:style-name="ce139" table:formula="of:=IFERROR([$'Nikon Z6'.H12]/1000;&quot;&quot;)" office:value-type="float" office:value="6.7911714770798" calcext:value-type="float">
            <text:p>6.7912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138" table:formula="of:=IFERROR([$'Nikon Z6 II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6 II'.H18]/1000;&quot;&quot;)" office:value-type="float" office:value="6.67408231368187" calcext:value-type="float">
            <text:p>6.6741 us</text:p>
          </table:table-cell>
          <table:table-cell table:style-name="ce138" table:formula="of:=IFERROR([$'Nikon Z6 II'.H19]/1000;&quot;&quot;)" office:value-type="float" office:value="10.2511532547412" calcext:value-type="float">
            <text:p>10.2512 us</text:p>
          </table:table-cell>
          <table:table-cell table:style-name="ce138" table:formula="of:=IFERROR([$'Nikon Z6 II'.H20]/1000;&quot;&quot;)" office:value-type="float" office:value="10.250569476082" calcext:value-type="float">
            <text:p>10.2506 us</text:p>
          </table:table-cell>
          <table:table-cell table:style-name="ce138" table:formula="of:=IFERROR([$'Nikon Z6 II'.H21]/1000;&quot;&quot;)" office:value-type="float" office:value="4.778972520908" calcext:value-type="float">
            <text:p>4.7790 us</text:p>
          </table:table-cell>
          <table:table-cell table:style-name="ce138" table:formula="of:=IFERROR([$'Nikon Z6 II'.H22]/1000;&quot;&quot;)" office:value-type="float" office:value="6.81818181818182" calcext:value-type="float">
            <text:p>6.8182 us</text:p>
          </table:table-cell>
          <table:table-cell table:style-name="ce138" table:formula="of:=IFERROR([$'Nikon Z6 II'.H23]/1000;&quot;&quot;)" office:value-type="float" office:value="6.81044267877412" calcext:value-type="float">
            <text:p>6.8104 us</text:p>
          </table:table-cell>
          <table:table-cell table:style-name="ce142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5">
          <table:table-cell table:style-name="ce52" table:formula="of:=[$'Nikon Z6 III'.A1]" office:value-type="string" office:string-value="Nikon Z6 III" calcext:value-type="string">
            <text:p>Nikon Z6 III</text:p>
          </table:table-cell>
          <table:table-cell table:style-name="ce139" table:formula="of:=IFERROR([$'Nikon Z6 III'.H6]/1000;&quot;&quot;)" office:value-type="float" office:value="3.57398141529664" calcext:value-type="float">
            <text:p>3.5740 us</text:p>
          </table:table-cell>
          <table:table-cell table:style-name="ce139" table:formula="of:=IFERROR([$'Nikon Z6 III'.H24]/1000;&quot;&quot;)" office:value-type="float" office:value="3.07692307692308" calcext:value-type="float">
            <text:p>3.0769 us</text:p>
          </table:table-cell>
          <table:table-cell table:style-name="ce139" table:formula="of:=IFERROR([$'Nikon Z6 III'.H26]/1000;&quot;&quot;)" office:value-type="float" office:value="3.08166409861325" calcext:value-type="float">
            <text:p>3.0817 us</text:p>
          </table:table-cell>
          <table:table-cell table:style-name="ce139" table:formula="of:=IFERROR([$'Nikon Z6 III'.H27]/1000;&quot;&quot;)" office:value-type="float" office:value="2.83687943262411" calcext:value-type="float">
            <text:p>2.8369 us</text:p>
          </table:table-cell>
          <table:table-cell table:style-name="ce139" table:formula="of:=IFERROR([$'Nikon Z6 III'.H29]/1000;&quot;&quot;)" office:value-type="float" office:value="4.32276657060519" calcext:value-type="float">
            <text:p>4.3228 us</text:p>
          </table:table-cell>
          <table:table-cell table:style-name="ce139" table:formula="of:=IFERROR([$'Nikon Z6 III'.H31]/1000;&quot;&quot;)" office:value-type="float" office:value="4.31344356578001" calcext:value-type="float">
            <text:p>4.3134 us</text:p>
          </table:table-cell>
          <table:table-cell table:style-name="ce139" table:formula="of:=IFERROR([$'Nikon Z6 III'.H33]/1000;&quot;&quot;)" office:value-type="float" office:value="4.31654676258993" calcext:value-type="float">
            <text:p>4.3165 us</text:p>
          </table:table-cell>
          <table:table-cell table:style-name="ce139" table:formula="of:=IFERROR([$'Nikon Z6 III'.H36]/1000;&quot;&quot;)" office:value-type="float" office:value="2.89435600578871" calcext:value-type="float">
            <text:p>2.8944 us</text:p>
          </table:table-cell>
          <table:table-cell table:style-name="ce139" table:formula="of:=IFERROR([$'Nikon Z6 III'.H38]/1000;&quot;&quot;)" office:value-type="float" office:value="2.8735632183908" calcext:value-type="float">
            <text:p>2.8736 us</text:p>
          </table:table-cell>
          <table:table-cell table:style-name="ce139" table:formula="of:=IFERROR([$'Nikon Z6 III'.H40]/1000;&quot;&quot;)" office:value-type="float" office:value="2.86944045911047" calcext:value-type="float">
            <text:p>2.8694 us</text:p>
          </table:table-cell>
          <table:table-cell table:style-name="ce143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fc'.A1]" office:value-type="string" office:string-value="Nikon Zfc" calcext:value-type="string">
            <text:p>Nikon Zfc</text:p>
          </table:table-cell>
          <table:table-cell table:style-name="ce139" table:formula="of:=IFERROR([$'Nikon Zfc'.H6]/1000;&quot;&quot;)" office:value-type="float" office:value="12.5606622894662" calcext:value-type="float">
            <text:p>12.5607 us</text:p>
          </table:table-cell>
          <table:table-cell table:style-name="ce139" table:number-columns-repeated="4"/>
          <table:table-cell table:style-name="ce139" table:formula="of:=IFERROR([$'Nikon Zfc'.H13]/1000;&quot;&quot;)" office:value-type="float" office:value="9.85707244948251" calcext:value-type="float">
            <text:p>9.8571 us</text:p>
          </table:table-cell>
          <table:table-cell table:style-name="ce139" table:formula="of:=IFERROR([$'Nikon Zfc'.H14]/1000;&quot;&quot;)" office:value-type="float" office:value="9.85221674876847" calcext:value-type="float">
            <text:p>9.8522 us</text:p>
          </table:table-cell>
          <table:table-cell table:style-name="ce139" table:formula="of:=IFERROR([$'Nikon Zfc'.H15]/1000;&quot;&quot;)" office:value-type="float" office:value="6.58616904500549" calcext:value-type="float">
            <text:p>6.5862 us</text:p>
          </table:table-cell>
          <table:table-cell table:style-name="ce139" table:formula="of:=IFERROR([$'Nikon Zfc'.H16]/1000;&quot;&quot;)" office:value-type="float" office:value="6.57174151150055" calcext:value-type="float">
            <text:p>6.5717 us</text:p>
          </table:table-cell>
          <table:table-cell table:style-name="ce139" table:formula="of:=IFERROR([$'Nikon Zfc'.H17]/1000;&quot;&quot;)" office:value-type="float" office:value="6.55737704918033" calcext:value-type="float">
            <text:p>6.5574 us</text:p>
          </table:table-cell>
          <table:table-cell table:style-name="ce143" table:formula="of:=IFERROR([$'Nikon Zfc'.H18]/1000;&quot;&quot;)" office:value-type="float" office:value="6.56814449917898" calcext:value-type="float">
            <text:p>6.5681 us</text:p>
          </table:table-cell>
          <table:table-cell table:number-columns-repeated="1012"/>
        </table:table-row>
        <table:table-row table:style-name="ro5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1" table:formula="of:=[$'Panasonic GH7'.A1]" office:value-type="string" office:string-value="Panasonic GH7" calcext:value-type="string">
            <text:p>Panasonic GH7</text:p>
          </table:table-cell>
          <table:table-cell table:style-name="ce138" table:formula="of:=IFERROR([$'Panasonic GH7'.H6]/1000;&quot;&quot;)" office:value-type="float" office:value="4.27693130179097" calcext:value-type="float">
            <text:p>4.2769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6]/1000;&quot;&quot;)" office:value-type="float" office:value="3.41005967604433" calcext:value-type="float">
            <text:p>3.4101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9]/1000;&quot;&quot;)" office:value-type="float" office:value="6.80272108843537" calcext:value-type="float">
            <text:p>6.8027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42" table:formula="of:=IFERROR([$'Panasonic GH7'.H20]/1000;&quot;&quot;)" office:value-type="float" office:value="12.847965738758" calcext:value-type="float">
            <text:p>12.8480 us</text:p>
          </table:table-cell>
          <table:table-cell table:number-columns-repeated="101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Panasonic S1 II'.A1]" office:value-type="string" office:string-value="Panasonic S1 II" calcext:value-type="string">
            <text:p>Panasonic S1 II</text:p>
          </table:table-cell>
          <table:table-cell table:style-name="ce138" table:formula="of:=IFERROR([$'Panasonic S1 II'.H6]/1000;&quot;&quot;)" office:value-type="float" office:value="3.61794500723589" calcext:value-type="float">
            <text:p>3.6179 us</text:p>
          </table:table-cell>
          <table:table-cell table:style-name="ce138" table:formula="of:=IFERROR([$'Panasonic S1 II'.H16]/1000;&quot;&quot;)" office:value-type="float" office:value="3.63240101707229" calcext:value-type="float">
            <text:p>3.6324 us</text:p>
          </table:table-cell>
          <table:table-cell table:style-name="ce138" table:formula="of:=IFERROR([$'Panasonic S1 II'.H17]/1000;&quot;&quot;)" office:value-type="float" office:value="3.78071833648393" calcext:value-type="float">
            <text:p>3.7807 us</text:p>
          </table:table-cell>
          <table:table-cell table:style-name="ce138" table:formula="of:=IFERROR([$'Panasonic S1 II'.H127]/1000;&quot;&quot;)" office:value-type="float" office:value="3.21543408360129" calcext:value-type="float">
            <text:p>3.2154 us</text:p>
          </table:table-cell>
          <table:table-cell table:style-name="ce138" table:formula="of:=IFERROR([$'Panasonic S1 II'.H128]/1000;&quot;&quot;)" office:value-type="float" office:value="5.61797752808989" calcext:value-type="float">
            <text:p>5.6180 us</text:p>
          </table:table-cell>
          <table:table-cell table:style-name="ce138" table:formula="of:=IFERROR([$'Panasonic S1 II'.H130]/1000;&quot;&quot;)" office:value-type="float" office:value="5.64334085778781" calcext:value-type="float">
            <text:p>5.6433 us</text:p>
          </table:table-cell>
          <table:table-cell table:style-name="ce138" table:formula="of:=IFERROR([$'Panasonic S1 II'.H131]/1000;&quot;&quot;)" office:value-type="float" office:value="5.8411214953271" calcext:value-type="float">
            <text:p>5.8411 us</text:p>
          </table:table-cell>
          <table:table-cell table:style-name="ce138" table:formula="of:=IFERROR([$'Panasonic S1 II'.H152]/1000;&quot;&quot;)" office:value-type="float" office:value="2.89855072463768" calcext:value-type="float">
            <text:p>2.8986 us</text:p>
          </table:table-cell>
          <table:table-cell table:style-name="ce138" table:formula="of:=IFERROR([$'Panasonic S1 II'.H153]/1000;&quot;&quot;)" office:value-type="float" office:value="11.2233445566779" calcext:value-type="float">
            <text:p>11.2233 us</text:p>
          </table:table-cell>
          <table:table-cell table:style-name="ce138" table:formula="of:=IFERROR([$'Panasonic S1 II'.H155]/1000;&quot;&quot;)" office:value-type="float" office:value="11.2359550561798" calcext:value-type="float">
            <text:p>11.2360 us</text:p>
          </table:table-cell>
          <table:table-cell table:style-name="ce142" table:formula="of:=IFERROR([$'Panasonic S1 II'.H156]/1000;&quot;&quot;)" office:value-type="float" office:value="11.6822429906542" calcext:value-type="float">
            <text:p>11.6822 us</text:p>
          </table:table-cell>
          <table:table-cell table:number-columns-repeated="1012"/>
        </table:table-row>
        <table:table-row table:style-name="ro5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139" table:formula="of:=IFERROR([$'Panasonic S1R'.H6]/1000;&quot;&quot;)" office:value-type="float" office:value="6.84638425331622" calcext:value-type="float">
            <text:p>6.8464 us</text:p>
          </table:table-cell>
          <table:table-cell table:style-name="ce139" table:number-columns-repeated="3"/>
          <table:table-cell table:style-name="ce139" table:formula="of:=IFERROR([$'Panasonic S1R'.H7]/1000;&quot;&quot;)" office:value-type="float" office:value="7.34137388568432" calcext:value-type="float">
            <text:p>7.3414 us</text:p>
          </table:table-cell>
          <table:table-cell table:style-name="ce139" table:formula="of:=IFERROR([$'Panasonic S1R'.H8]/1000;&quot;&quot;)" office:value-type="float" office:value="7.35294117647059" calcext:value-type="float">
            <text:p>7.3529 us</text:p>
          </table:table-cell>
          <table:table-cell table:style-name="ce139" table:formula="of:=IFERROR([$'Panasonic S1R'.H9]/1000;&quot;&quot;)" office:value-type="float" office:value="7.29166666666667" calcext:value-type="float">
            <text:p>7.2917 us</text:p>
          </table:table-cell>
          <table:table-cell table:style-name="ce139" table:formula="of:=IFERROR([$'Panasonic S1R'.H15]/1000;&quot;&quot;)" office:value-type="float" office:value="6.57894736842105" calcext:value-type="float">
            <text:p>6.5789 us</text:p>
          </table:table-cell>
          <table:table-cell table:style-name="ce139" table:formula="of:=IFERROR([$'Panasonic S1R'.H10]/1000;&quot;&quot;)" office:value-type="float" office:value="12.8617363344051" calcext:value-type="float">
            <text:p>12.8617 us</text:p>
          </table:table-cell>
          <table:table-cell table:style-name="ce139" table:formula="of:=IFERROR([$'Panasonic S1R'.H11]/1000;&quot;&quot;)" office:value-type="float" office:value="12.9032258064516" calcext:value-type="float">
            <text:p>12.9032 us</text:p>
          </table:table-cell>
          <table:table-cell table:style-name="ce143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138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8" table:number-columns-repeated="3"/>
          <table:table-cell table:style-name="ce138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8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8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8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8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139" table:formula="of:=IFERROR([$'Sony A1'.H6]/1000;&quot;&quot;)" office:value-type="float" office:value="0.67911714770798" calcext:value-type="float">
            <text:p>0.6791 us</text:p>
          </table:table-cell>
          <table:table-cell table:style-name="ce139" table:formula="of:=IFERROR([$'Sony A1'.H13]/1000;&quot;&quot;)" office:value-type="float" office:value="3.56612184249629" calcext:value-type="float">
            <text:p>3.5661 us</text:p>
          </table:table-cell>
          <table:table-cell table:style-name="ce139" table:formula="of:=IFERROR([$'Sony A1'.H15]/1000;&quot;&quot;)" office:value-type="float" office:value="3.5650623885918" calcext:value-type="float">
            <text:p>3.5651 us</text:p>
          </table:table-cell>
          <table:table-cell table:style-name="ce139" table:formula="of:=IFERROR([$'Sony A1'.H17]/1000;&quot;&quot;)" office:value-type="float" office:value="2.8169014084507" calcext:value-type="float">
            <text:p>2.8169 us</text:p>
          </table:table-cell>
          <table:table-cell table:style-name="ce139" table:formula="of:=IFERROR([$'Sony A1'.H19]/1000;&quot;&quot;)" office:value-type="float" office:value="3.72208436724566" calcext:value-type="float">
            <text:p>3.7221 us</text:p>
          </table:table-cell>
          <table:table-cell table:style-name="ce139" table:formula="of:=IFERROR([$'Sony A1'.H22]/1000;&quot;&quot;)" office:value-type="float" office:value="3.70828182941904" calcext:value-type="float">
            <text:p>3.7083 us</text:p>
          </table:table-cell>
          <table:table-cell table:style-name="ce139" table:formula="of:=IFERROR([$'Sony A1'.H24]/1000;&quot;&quot;)" office:value-type="float" office:value="3.71287128712871" calcext:value-type="float">
            <text:p>3.7129 us</text:p>
          </table:table-cell>
          <table:table-cell table:style-name="ce139" table:formula="of:=IFERROR([$'Sony A1'.H27]/1000;&quot;&quot;)" office:value-type="float" office:value="4.96277915632754" calcext:value-type="float">
            <text:p>4.9628 us</text:p>
          </table:table-cell>
          <table:table-cell table:style-name="ce139" table:formula="of:=IFERROR([$'Sony A1'.H28]/1000;&quot;&quot;)" office:value-type="float" office:value="4.93827160493827" calcext:value-type="float">
            <text:p>4.9383 us</text:p>
          </table:table-cell>
          <table:table-cell table:style-name="ce139" table:formula="of:=IFERROR([$'Sony A1'.H30]/1000;&quot;&quot;)" office:value-type="float" office:value="4.98753117206983" calcext:value-type="float">
            <text:p>4.9875 us</text:p>
          </table:table-cell>
          <table:table-cell table:style-name="ce143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138" table:formula="of:=IFERROR([$'Sony A6300'.H6]/1000;&quot;&quot;)" office:value-type="float" office:value="11.517893870835" calcext:value-type="float">
            <text:p>11.5179 us</text:p>
          </table:table-cell>
          <table:table-cell table:style-name="ce138" table:number-columns-repeated="4"/>
          <table:table-cell table:style-name="ce138" table:formula="of:=IFERROR([$'Sony A6300'.H9]/1000;&quot;&quot;)" office:value-type="float" office:value="14.8423005565863" calcext:value-type="float">
            <text:p>14.8423 us</text:p>
          </table:table-cell>
          <table:table-cell table:style-name="ce138" table:formula="of:=IFERROR([$'Sony A6300'.H10]/1000;&quot;&quot;)">
            <text:p/>
          </table:table-cell>
          <table:table-cell table:style-name="ce138"/>
          <table:table-cell table:style-name="ce138" table:formula="of:=IFERROR([$'Sony A6300'.H11]/1000;&quot;&quot;)" office:value-type="float" office:value="12.1212121212121" calcext:value-type="float">
            <text:p>12.1212 us</text:p>
          </table:table-cell>
          <table:table-cell table:style-name="ce138" table:formula="of:=IFERROR([$'Sony A6300'.H12]/1000;&quot;&quot;)" office:value-type="float" office:value="12.1951219512195" calcext:value-type="float">
            <text:p>12.1951 us</text:p>
          </table:table-cell>
          <table:table-cell table:style-name="ce142" table:formula="of:=IFERROR([$'Sony A6300'.H13]/1000;&quot;&quot;)">
            <text:p/>
          </table:table-cell>
          <table:table-cell table:number-columns-repeated="1012"/>
        </table:table-row>
        <table:table-row table:style-name="ro5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139" table:formula="of:=IFERROR([$'Sony A6400'.H6]/1000;&quot;&quot;)" office:value-type="float" office:value="11.5329168668909" calcext:value-type="float">
            <text:p>11.5329 us</text:p>
          </table:table-cell>
          <table:table-cell table:style-name="ce139" table:number-columns-repeated="4"/>
          <table:table-cell table:style-name="ce139" table:formula="of:=IFERROR([$'Sony A6400'.H9]/1000;&quot;&quot;)" office:value-type="float" office:value="14.8448043184885" calcext:value-type="float">
            <text:p>14.8448 us</text:p>
          </table:table-cell>
          <table:table-cell table:style-name="ce139" table:formula="of:=IFERROR([$'Sony A6400'.H10]/1000;&quot;&quot;)" office:value-type="float" office:value="18.7090739008419" calcext:value-type="float">
            <text:p>18.7091 us</text:p>
          </table:table-cell>
          <table:table-cell table:style-name="ce139" table:formula="of:=IFERROR([$'Sony A6400'.H11]/1000;&quot;&quot;)" office:value-type="float" office:value="6.93240901213172" calcext:value-type="float">
            <text:p>6.9324 us</text:p>
          </table:table-cell>
          <table:table-cell table:style-name="ce139" table:formula="of:=IFERROR([$'Sony A6400'.H12]/1000;&quot;&quot;)" office:value-type="float" office:value="12.0967741935484" calcext:value-type="float">
            <text:p>12.0968 us</text:p>
          </table:table-cell>
          <table:table-cell table:style-name="ce139" table:formula="of:=IFERROR([$'Sony A6400'.H13]/1000;&quot;&quot;)" office:value-type="float" office:value="12.1212121212121" calcext:value-type="float">
            <text:p>12.1212 us</text:p>
          </table:table-cell>
          <table:table-cell table:style-name="ce143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5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139" table:formula="of:=IFERROR([$'Sony A7R II'.H6]/1000;&quot;&quot;)" office:value-type="float" office:value="14.8534725010036" calcext:value-type="float">
            <text:p>14.8535 us</text:p>
          </table:table-cell>
          <table:table-cell table:style-name="ce139" table:number-columns-repeated="4"/>
          <table:table-cell table:style-name="ce139" table:formula="of:=IFERROR([$'Sony A7R II'.H12]/1000;&quot;&quot;)" office:value-type="float" office:value="14.3589743589744" calcext:value-type="float">
            <text:p>14.3590 us</text:p>
          </table:table-cell>
          <table:table-cell table:style-name="ce139" table:formula="of:=IFERROR([$'Sony A7R II'.H13]/1000;&quot;&quot;)" office:value-type="float" office:value="14.3884892086331" calcext:value-type="float">
            <text:p>14.3885 us</text:p>
          </table:table-cell>
          <table:table-cell table:style-name="ce139"/>
          <table:table-cell table:style-name="ce139" table:formula="of:=IFERROR([$'Sony A7R II'.H14]/1000;&quot;&quot;)" office:value-type="float" office:value="13.9026812313803" calcext:value-type="float">
            <text:p>13.9027 us</text:p>
          </table:table-cell>
          <table:table-cell table:style-name="ce139" table:formula="of:=IFERROR([$'Sony A7R II'.H15]/1000;&quot;&quot;)" office:value-type="float" office:value="13.9049826187717" calcext:value-type="float">
            <text:p>13.9050 us</text:p>
          </table:table-cell>
          <table:table-cell table:style-name="ce143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5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5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5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magic BMPC6KG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Blackmagic BMPC6KG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k (6144x3456)</text:p>
          </table:table-cell>
          <table:table-cell table:style-name="ce140" office:value-type="float" office:value="3456" calcext:value-type="float">
            <text:p>3456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838" calcext:value-type="float">
            <text:p>2838</text:p>
          </table:table-cell>
          <table:table-cell table:style-name="ce148" table:formula="of:=IFERROR([.B6]/[.D6]*[.C6];&quot;&quot;)" office:value-type="float" office:value="9.74207188160677" calcext:value-type="float">
            <text:p>9.7421</text:p>
          </table:table-cell>
          <table:table-cell table:style-name="ce148" table:formula="of:=IFERROR([.E6]*(1000/[.$B$3]);&quot;&quot;)" office:value-type="float" office:value="19.4841437632135" calcext:value-type="float">
            <text:p>19.4841</text:p>
          </table:table-cell>
          <table:table-cell table:style-name="ce149" table:formula="of:=IFERROR(&quot;1/&quot; &amp; TEXT(1000/[.F6]; &quot;0.00&quot;);&quot;&quot;)" office:value-type="string" office:string-value="1/51.32" calcext:value-type="string">
            <text:p>1/51.32</text:p>
          </table:table-cell>
          <table:table-cell table:style-name="ce150" table:formula="of:=IFERROR([.F6]/[.B6]*1000000;&quot;&quot;)" office:value-type="float" office:value="5637.77307963355" calcext:value-type="float">
            <text:p>5637.77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k 2.4:1 (6144x2560)</text:p>
          </table:table-cell>
          <table:table-cell table:style-name="ce140" office:value-type="float" office:value="2560" calcext:value-type="float">
            <text:p>25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127" calcext:value-type="float">
            <text:p>2127</text:p>
          </table:table-cell>
          <table:table-cell table:style-name="ce148" table:formula="of:=IFERROR([.B7]/[.D7]*[.C7];&quot;&quot;)" office:value-type="float" office:value="7.22143864598025" calcext:value-type="float">
            <text:p>7.2214</text:p>
          </table:table-cell>
          <table:table-cell table:style-name="ce148" table:formula="of:=IFERROR([.E7]*(1000/[.$B$3]);&quot;&quot;)" office:value-type="float" office:value="14.4428772919605" calcext:value-type="float">
            <text:p>14.4429</text:p>
          </table:table-cell>
          <table:table-cell table:style-name="ce149" table:formula="of:=IFERROR(&quot;1/&quot; &amp; TEXT(1000/[.F7]; &quot;0.00&quot;);&quot;&quot;)" office:value-type="string" office:string-value="1/69.24" calcext:value-type="string">
            <text:p>1/69.24</text:p>
          </table:table-cell>
          <table:table-cell table:style-name="ce150" table:formula="of:=IFERROR([.F7]/[.B7]*1000000;&quot;&quot;)" office:value-type="float" office:value="5641.74894217207" calcext:value-type="float">
            <text:p>5641.74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7k 17:9 (5744x3024)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241" calcext:value-type="float">
            <text:p>2241</text:p>
          </table:table-cell>
          <table:table-cell table:style-name="ce148" table:formula="of:=IFERROR([.B8]/[.D8]*[.C8];&quot;&quot;)" office:value-type="float" office:value="8.09638554216867" calcext:value-type="float">
            <text:p>8.0964</text:p>
          </table:table-cell>
          <table:table-cell table:style-name="ce148" table:formula="of:=IFERROR([.E8]*(1000/[.$B$3]);&quot;&quot;)" office:value-type="float" office:value="16.1927710843373" calcext:value-type="float">
            <text:p>16.1928</text:p>
          </table:table-cell>
          <table:table-cell table:style-name="ce149" table:formula="of:=IFERROR(&quot;1/&quot; &amp; TEXT(1000/[.F8]; &quot;0.00&quot;);&quot;&quot;)" office:value-type="string" office:string-value="1/61.76" calcext:value-type="string">
            <text:p>1/61.76</text:p>
          </table:table-cell>
          <table:table-cell table:style-name="ce150" table:formula="of:=IFERROR([.F8]/[.B8]*1000000;&quot;&quot;)" office:value-type="float" office:value="5354.75234270415" calcext:value-type="float">
            <text:p>5354.75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DCI (4096x2160)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60" calcext:value-type="float">
            <text:p>1660</text:p>
          </table:table-cell>
          <table:table-cell table:style-name="ce148" table:formula="of:=IFERROR([.B9]/[.D9]*[.C9];&quot;&quot;)" office:value-type="float" office:value="7.80722891566265" calcext:value-type="float">
            <text:p>7.8072</text:p>
          </table:table-cell>
          <table:table-cell table:style-name="ce148" table:formula="of:=IFERROR([.E9]*(1000/[.$B$3]);&quot;&quot;)" office:value-type="float" office:value="15.6144578313253" calcext:value-type="float">
            <text:p>15.6145</text:p>
          </table:table-cell>
          <table:table-cell table:style-name="ce149" table:formula="of:=IFERROR(&quot;1/&quot; &amp; TEXT(1000/[.F9]; &quot;0.00&quot;);&quot;&quot;)" office:value-type="string" office:string-value="1/64.04" calcext:value-type="string">
            <text:p>1/64.04</text:p>
          </table:table-cell>
          <table:table-cell table:style-name="ce150" table:formula="of:=IFERROR([.F9]/[.B9]*1000000;&quot;&quot;)" office:value-type="float" office:value="7228.9156626506" calcext:value-type="float">
            <text:p>7228.91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7k Anamorphic (3728x3104)</text:p>
          </table:table-cell>
          <table:table-cell table:style-name="ce140" office:value-type="float" office:value="3104" calcext:value-type="float">
            <text:p>310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309" calcext:value-type="float">
            <text:p>2309</text:p>
          </table:table-cell>
          <table:table-cell table:style-name="ce148" table:formula="of:=IFERROR([.B10]/[.D10]*[.C10];&quot;&quot;)" office:value-type="float" office:value="8.06582936336076" calcext:value-type="float">
            <text:p>8.0658</text:p>
          </table:table-cell>
          <table:table-cell table:style-name="ce148" table:formula="of:=IFERROR([.E10]*(1000/[.$B$3]);&quot;&quot;)" office:value-type="float" office:value="16.1316587267215" calcext:value-type="float">
            <text:p>16.1317</text:p>
          </table:table-cell>
          <table:table-cell table:style-name="ce149" table:formula="of:=IFERROR(&quot;1/&quot; &amp; TEXT(1000/[.F10]; &quot;0.00&quot;);&quot;&quot;)" office:value-type="string" office:string-value="1/61.99" calcext:value-type="string">
            <text:p>1/61.99</text:p>
          </table:table-cell>
          <table:table-cell table:style-name="ce150" table:formula="of:=IFERROR([.F10]/[.B10]*1000000;&quot;&quot;)" office:value-type="float" office:value="5197.05500216544" calcext:value-type="float">
            <text:p>5197.05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2.8k 17:9 (2868x1512)</text:p>
          </table:table-cell>
          <table:table-cell table:style-name="ce140" office:value-type="float" office:value="1512" calcext:value-type="float">
            <text:p>1512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71" calcext:value-type="float">
            <text:p>771</text:p>
          </table:table-cell>
          <table:table-cell table:style-name="ce148" table:formula="of:=IFERROR([.B11]/[.D11]*[.C11];&quot;&quot;)" office:value-type="float" office:value="3.92217898832685" calcext:value-type="float">
            <text:p>3.9222</text:p>
          </table:table-cell>
          <table:table-cell table:style-name="ce148" table:formula="of:=IFERROR([.E11]*(1000/[.$B$3]);&quot;&quot;)" office:value-type="float" office:value="7.8443579766537" calcext:value-type="float">
            <text:p>7.8444</text:p>
          </table:table-cell>
          <table:table-cell table:style-name="ce149" table:formula="of:=IFERROR(&quot;1/&quot; &amp; TEXT(1000/[.F11]; &quot;0.00&quot;);&quot;&quot;)" office:value-type="string" office:string-value="1/127.48" calcext:value-type="string">
            <text:p>1/127.48</text:p>
          </table:table-cell>
          <table:table-cell table:style-name="ce150" table:formula="of:=IFERROR([.F11]/[.B11]*1000000;&quot;&quot;)" office:value-type="float" office:value="5188.06744487678" calcext:value-type="float">
            <text:p>5188.06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UHD (3840x2160)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66" calcext:value-type="float">
            <text:p>1866</text:p>
          </table:table-cell>
          <table:table-cell table:style-name="ce148" table:formula="of:=IFERROR([.B12]/[.D12]*[.C12];&quot;&quot;)" office:value-type="float" office:value="8.10289389067524" calcext:value-type="float">
            <text:p>8.1029</text:p>
          </table:table-cell>
          <table:table-cell table:style-name="ce148" table:formula="of:=IFERROR([.E12]*(1000/[.$B$3]);&quot;&quot;)" office:value-type="float" office:value="16.2057877813505" calcext:value-type="float">
            <text:p>16.2058</text:p>
          </table:table-cell>
          <table:table-cell table:style-name="ce149" table:formula="of:=IFERROR(&quot;1/&quot; &amp; TEXT(1000/[.F12]; &quot;0.00&quot;);&quot;&quot;)" office:value-type="string" office:string-value="1/61.71" calcext:value-type="string">
            <text:p>1/61.71</text:p>
          </table:table-cell>
          <table:table-cell table:style-name="ce150" table:formula="of:=IFERROR([.F12]/[.B12]*1000000;&quot;&quot;)" office:value-type="float" office:value="7502.679528403" calcext:value-type="float">
            <text:p>7502.6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 108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3]/[.D13]*[.C13];&quot;&quot;)" office:value-type="float" office:value="8.10289389067524" calcext:value-type="float">
            <text:p>8.1029</text:p>
          </table:table-cell>
          <table:table-cell table:style-name="ce148" table:formula="of:=IFERROR([.E13]*(1000/[.$B$3]);&quot;&quot;)" office:value-type="float" office:value="16.2057877813505" calcext:value-type="float">
            <text:p>16.2058</text:p>
          </table:table-cell>
          <table:table-cell table:style-name="ce149" table:formula="of:=IFERROR(&quot;1/&quot; &amp; TEXT(1000/[.F13]; &quot;0.00&quot;);&quot;&quot;)" office:value-type="string" office:string-value="1/61.71" calcext:value-type="string">
            <text:p>1/61.71</text:p>
          </table:table-cell>
          <table:table-cell table:style-name="ce150" table:formula="of:=IFERROR([.F13]/[.B13]*1000000;&quot;&quot;)" office:value-type="float" office:value="15005.359056806" calcext:value-type="float">
            <text:p>15005.3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M50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041" calcext:value-type="float">
            <text:p>2041</text:p>
          </table:table-cell>
          <table:table-cell table:style-name="ce148" table:formula="of:=IFERROR([.B6]/[.D6]*[.C6];&quot;&quot;)" office:value-type="float" office:value="39.1964723174914" calcext:value-type="float">
            <text:p>39.1965</text:p>
          </table:table-cell>
          <table:table-cell table:style-name="ce148" table:formula="of:=IFERROR([.E6]*(1000/[.$B$3]);&quot;&quot;)" office:value-type="float" office:value="78.3929446349829" calcext:value-type="float">
            <text:p>78.3929</text:p>
          </table:table-cell>
          <table:table-cell table:style-name="ce14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0" table:formula="of:=IFERROR([.F6]/[.B6]*1000000;&quot;&quot;)" office:value-type="float" office:value="19598.2361587457" calcext:value-type="float">
            <text:p>19598.2362</text:p>
          </table:table-cell>
          <table:table-cell table:style-name="ce15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976" calcext:value-type="float">
            <text:p>1976</text:p>
          </table:table-cell>
          <table:table-cell table:style-name="ce148" table:formula="of:=IFERROR([.B7]/[.D7]*[.C7];&quot;&quot;)" office:value-type="float" office:value="16.3967611336032" calcext:value-type="float">
            <text:p>16.3968</text:p>
          </table:table-cell>
          <table:table-cell table:style-name="ce148" table:formula="of:=IFERROR([.E7]*(1000/[.$B$3]);&quot;&quot;)" office:value-type="float" office:value="32.7935222672065" calcext:value-type="float">
            <text:p>32.7935</text:p>
          </table:table-cell>
          <table:table-cell table:style-name="ce14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0" table:formula="of:=IFERROR([.F7]/[.B7]*1000000;&quot;&quot;)" office:value-type="float" office:value="15182.1862348178" calcext:value-type="float">
            <text:p>15182.18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04" calcext:value-type="float">
            <text:p>804</text:p>
          </table:table-cell>
          <table:table-cell table:style-name="ce148" table:formula="of:=IFERROR([.B8]/[.D8]*[.C8];&quot;&quot;)" office:value-type="float" office:value="6.71641791044776" calcext:value-type="float">
            <text:p>6.7164</text:p>
          </table:table-cell>
          <table:table-cell table:style-name="ce148" table:formula="of:=IFERROR([.E8]*(1000/[.$B$3]);&quot;&quot;)" office:value-type="float" office:value="13.4328358208955" calcext:value-type="float">
            <text:p>13.4328</text:p>
          </table:table-cell>
          <table:table-cell table:style-name="ce14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0" table:formula="of:=IFERROR([.F8]/[.B8]*1000000;&quot;&quot;)" office:value-type="float" office:value="12437.8109452736" calcext:value-type="float">
            <text:p>12437.81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46" calcext:value-type="float">
            <text:p>646</text:p>
          </table:table-cell>
          <table:table-cell table:style-name="ce148" table:formula="of:=IFERROR([.B9]/[.D9]*[.C9];&quot;&quot;)" office:value-type="float" office:value="6.68730650154799" calcext:value-type="float">
            <text:p>6.6873</text:p>
          </table:table-cell>
          <table:table-cell table:style-name="ce148" table:formula="of:=IFERROR([.E9]*(1000/[.$B$3]);&quot;&quot;)" office:value-type="float" office:value="13.374613003096" calcext:value-type="float">
            <text:p>13.3746</text:p>
          </table:table-cell>
          <table:table-cell table:style-name="ce14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0" table:formula="of:=IFERROR([.F9]/[.B9]*1000000;&quot;&quot;)" office:value-type="float" office:value="12383.9009287926" calcext:value-type="float">
            <text:p>12383.9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10]/[.D10]*[.C10];&quot;&quot;)" office:value-type="float" office:value="6.69975186104218" calcext:value-type="float">
            <text:p>6.6998</text:p>
          </table:table-cell>
          <table:table-cell table:style-name="ce148" table:formula="of:=IFERROR([.E10]*(1000/[.$B$3]);&quot;&quot;)" office:value-type="float" office:value="13.3995037220844" calcext:value-type="float">
            <text:p>13.3995</text:p>
          </table:table-cell>
          <table:table-cell table:style-name="ce14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0" table:formula="of:=IFERROR([.F10]/[.B10]*1000000;&quot;&quot;)" office:value-type="float" office:value="12406.9478908189" calcext:value-type="float">
            <text:p>12406.94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6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34" calcext:value-type="float">
            <text:p>534</text:p>
          </table:table-cell>
          <table:table-cell table:style-name="ce148" table:formula="of:=IFERROR([.B11]/[.D11]*[.C11];&quot;&quot;)" office:value-type="float" office:value="6.74157303370787" calcext:value-type="float">
            <text:p>6.7416</text:p>
          </table:table-cell>
          <table:table-cell table:style-name="ce148" table:formula="of:=IFERROR([.E11]*(1000/[.$B$3]);&quot;&quot;)" office:value-type="float" office:value="13.4831460674157" calcext:value-type="float">
            <text:p>13.4831</text:p>
          </table:table-cell>
          <table:table-cell table:style-name="ce14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0" table:formula="of:=IFERROR([.F11]/[.B11]*1000000;&quot;&quot;)" office:value-type="float" office:value="18726.5917602996" calcext:value-type="float">
            <text:p>18726.59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9" calcext:value-type="float">
            <text:p>1669</text:p>
          </table:table-cell>
          <table:table-cell table:style-name="ce148" table:formula="of:=IFERROR([.B6]/[.D6]*[.C6];&quot;&quot;)" office:value-type="float" office:value="2.39664469742361" calcext:value-type="float">
            <text:p>2.3966</text:p>
          </table:table-cell>
          <table:table-cell table:style-name="ce148" table:formula="of:=IFERROR([.E6]*(1000/[.$B$3]);&quot;&quot;)" office:value-type="float" office:value="4.79328939484721" calcext:value-type="float">
            <text:p>4.7933</text:p>
          </table:table-cell>
          <table:table-cell table:style-name="ce149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50" table:formula="of:=IFERROR([.F6]/[.B6]*1000000;&quot;&quot;)" office:value-type="float" office:value="1198.3223487118" calcext:value-type="float">
            <text:p>1198.3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RA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7]/[.D7]*[.C7];&quot;&quot;)" office:value-type="float" office:value="2.39808153477218" calcext:value-type="float">
            <text:p>2.3981</text:p>
          </table:table-cell>
          <table:table-cell table:style-name="ce148" table:formula="of:=IFERROR([.E7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50" table:formula="of:=IFERROR([.F7]/[.B7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.6x cro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78" calcext:value-type="float">
            <text:p>1678</text:p>
          </table:table-cell>
          <table:table-cell table:style-name="ce148" table:formula="of:=IFERROR([.B8]/[.D8]*[.C8];&quot;&quot;)" office:value-type="float" office:value="1.48748510131108" calcext:value-type="float">
            <text:p>1.4875</text:p>
          </table:table-cell>
          <table:table-cell table:style-name="ce148" table:formula="of:=IFERROR([.E8]*(1000/[.$B$3]);&quot;&quot;)" office:value-type="float" office:value="2.97497020262217" calcext:value-type="float">
            <text:p>2.9750</text:p>
          </table:table-cell>
          <table:table-cell table:style-name="ce149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50" table:formula="of:=IFERROR([.F8]/[.B8]*1000000;&quot;&quot;)" office:value-type="float" office:value="1191.89511323004" calcext:value-type="float">
            <text:p>1191.89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ow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4" calcext:value-type="float">
            <text:p>1664</text:p>
          </table:table-cell>
          <table:table-cell table:style-name="ce148" table:formula="of:=IFERROR([.B9]/[.D9]*[.C9];&quot;&quot;)" office:value-type="float" office:value="2.40384615384615" calcext:value-type="float">
            <text:p>2.4038</text:p>
          </table:table-cell>
          <table:table-cell table:style-name="ce148" table:formula="of:=IFERROR([.E9]*(1000/[.$B$3]);&quot;&quot;)" office:value-type="float" office:value="4.80769230769231" calcext:value-type="float">
            <text:p>4.8077</text:p>
          </table:table-cell>
          <table:table-cell table:style-name="ce149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50" table:formula="of:=IFERROR([.F9]/[.B9]*1000000;&quot;&quot;)" office:value-type="float" office:value="1201.92307692308" calcext:value-type="float">
            <text:p>1201.9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ig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6" calcext:value-type="float">
            <text:p>1666</text:p>
          </table:table-cell>
          <table:table-cell table:style-name="ce148" table:formula="of:=IFERROR([.B10]/[.D10]*[.C10];&quot;&quot;)" office:value-type="float" office:value="2.40096038415366" calcext:value-type="float">
            <text:p>2.4010</text:p>
          </table:table-cell>
          <table:table-cell table:style-name="ce148" table:formula="of:=IFERROR([.E10]*(1000/[.$B$3]);&quot;&quot;)" office:value-type="float" office:value="4.80192076830732" calcext:value-type="float">
            <text:p>4.8019</text:p>
          </table:table-cell>
          <table:table-cell table:style-name="ce149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50" table:formula="of:=IFERROR([.F10]/[.B10]*1000000;&quot;&quot;)" office:value-type="float" office:value="1200.48019207683" calcext:value-type="float">
            <text:p>1200.48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igh+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7" calcext:value-type="float">
            <text:p>1667</text:p>
          </table:table-cell>
          <table:table-cell table:style-name="ce148" table:formula="of:=IFERROR([.B11]/[.D11]*[.C11];&quot;&quot;)" office:value-type="float" office:value="2.3995200959808" calcext:value-type="float">
            <text:p>2.3995</text:p>
          </table:table-cell>
          <table:table-cell table:style-name="ce148" table:formula="of:=IFERROR([.E11]*(1000/[.$B$3]);&quot;&quot;)" office:value-type="float" office:value="4.79904019196161" calcext:value-type="float">
            <text:p>4.7990</text:p>
          </table:table-cell>
          <table:table-cell table:style-name="ce149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50" table:formula="of:=IFERROR([.F11]/[.B11]*1000000;&quot;&quot;)" office:value-type="float" office:value="1199.7600479904" calcext:value-type="float">
            <text:p>1199.7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70" calcext:value-type="float">
            <text:p>1670</text:p>
          </table:table-cell>
          <table:table-cell table:style-name="ce148" table:formula="of:=IFERROR([.B12]/[.D12]*[.C12];&quot;&quot;)" office:value-type="float" office:value="2.39520958083832" calcext:value-type="float">
            <text:p>2.3952</text:p>
          </table:table-cell>
          <table:table-cell table:style-name="ce148" table:formula="of:=IFERROR([.E12]*(1000/[.$B$3]);&quot;&quot;)" office:value-type="float" office:value="4.79041916167665" calcext:value-type="float">
            <text:p>4.7904</text:p>
          </table:table-cell>
          <table:table-cell table:style-name="ce149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50" table:formula="of:=IFERROR([.F12]/[.B12]*1000000;&quot;&quot;)" office:value-type="float" office:value="1197.60479041916" calcext:value-type="float">
            <text:p>1197.60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13]/[.D13]*[.C13];&quot;&quot;)" office:value-type="float" office:value="2.39808153477218" calcext:value-type="float">
            <text:p>2.3981</text:p>
          </table:table-cell>
          <table:table-cell table:style-name="ce148" table:formula="of:=IFERROR([.E13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50" table:formula="of:=IFERROR([.F13]/[.B13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668" calcext:value-type="float">
            <text:p>1668</text:p>
          </table:table-cell>
          <table:table-cell table:style-name="ce148" table:formula="of:=IFERROR([.B14]/[.D14]*[.C14];&quot;&quot;)" office:value-type="float" office:value="2.39808153477218" calcext:value-type="float">
            <text:p>2.3981</text:p>
          </table:table-cell>
          <table:table-cell table:style-name="ce148" table:formula="of:=IFERROR([.E14]*(1000/[.$B$3]);&quot;&quot;)" office:value-type="float" office:value="4.79616306954437" calcext:value-type="float">
            <text:p>4.7962</text:p>
          </table:table-cell>
          <table:table-cell table:style-name="ce149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50" table:formula="of:=IFERROR([.F14]/[.B14]*1000000;&quot;&quot;)" office:value-type="float" office:value="1199.04076738609" calcext:value-type="float">
            <text:p>1199.0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AVERAGE(1956;2108;2024)" office:value-type="float" office:value="2029.33333333333" calcext:value-type="float">
            <text:p>2029.33333333333</text:p>
          </table:table-cell>
          <table:table-cell table:style-name="ce148" table:formula="of:=IFERROR([.B15]/[.D15]*[.C15];&quot;&quot;)" office:value-type="float" office:value="1.97109067017083" calcext:value-type="float">
            <text:p>1.9711</text:p>
          </table:table-cell>
          <table:table-cell table:style-name="ce148" table:formula="of:=IFERROR([.E15]*(1000/[.$B$3]);&quot;&quot;)" office:value-type="float" office:value="3.94218134034166" calcext:value-type="float">
            <text:p>3.9422</text:p>
          </table:table-cell>
          <table:table-cell table:style-name="ce149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50" table:formula="of:=IFERROR([.F15]/[.B15]*1000000;&quot;&quot;)" office:value-type="float" office:value="985.545335085414" calcext:value-type="float">
            <text:p>985.5453</text:p>
          </table:table-cell>
          <table:table-cell table:style-name="ce15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EFCS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AVERAGE(2216;2196;2180)" office:value-type="float" office:value="2197.33333333333" calcext:value-type="float">
            <text:p>2197.33333333333</text:p>
          </table:table-cell>
          <table:table-cell table:style-name="ce148" table:formula="of:=IFERROR([.B16]/[.D16]*[.C16];&quot;&quot;)" office:value-type="float" office:value="1.82038834951456" calcext:value-type="float">
            <text:p>1.8204</text:p>
          </table:table-cell>
          <table:table-cell table:style-name="ce148" table:formula="of:=IFERROR([.E16]*(1000/[.$B$3]);&quot;&quot;)" office:value-type="float" office:value="3.64077669902913" calcext:value-type="float">
            <text:p>3.6408</text:p>
          </table:table-cell>
          <table:table-cell table:style-name="ce149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50" table:formula="of:=IFERROR([.F16]/[.B16]*1000000;&quot;&quot;)" office:value-type="float" office:value="910.194174757282" calcext:value-type="float">
            <text:p>910.1942</text:p>
          </table:table-cell>
          <table:table-cell table:style-name="ce15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743" calcext:value-type="float">
            <text:p>1743</text:p>
          </table:table-cell>
          <table:table-cell table:style-name="ce148" table:formula="of:=IFERROR([.B17]/[.D17]*[.C17];&quot;&quot;)" office:value-type="float" office:value="3.71772805507745" calcext:value-type="float">
            <text:p>3.7177</text:p>
          </table:table-cell>
          <table:table-cell table:style-name="ce148" table:formula="of:=IFERROR([.E17]*(1000/[.$B$3]);&quot;&quot;)" office:value-type="float" office:value="7.43545611015491" calcext:value-type="float">
            <text:p>7.4355</text:p>
          </table:table-cell>
          <table:table-cell table:style-name="ce149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50" table:formula="of:=IFERROR([.F17]/[.B17]*1000000;&quot;&quot;)" office:value-type="float" office:value="3442.34079173838" calcext:value-type="float">
            <text:p>3442.3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61" calcext:value-type="float">
            <text:p>1361</text:p>
          </table:table-cell>
          <table:table-cell table:style-name="ce148" table:formula="of:=IFERROR([.B18]/[.D18]*[.C18];&quot;&quot;)" office:value-type="float" office:value="4.76120499632623" calcext:value-type="float">
            <text:p>4.7612</text:p>
          </table:table-cell>
          <table:table-cell table:style-name="ce148" table:formula="of:=IFERROR([.E18]*(1000/[.$B$3]);&quot;&quot;)" office:value-type="float" office:value="9.52240999265246" calcext:value-type="float">
            <text:p>9.5224</text:p>
          </table:table-cell>
          <table:table-cell table:style-name="ce149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50" table:formula="of:=IFERROR([.F18]/[.B18]*1000000;&quot;&quot;)" office:value-type="float" office:value="4408.52314474651" calcext:value-type="float">
            <text:p>4408.5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19]/[.D19]*[.C19];&quot;&quot;)" office:value-type="float" office:value="4.7682119205298" calcext:value-type="float">
            <text:p>4.7682</text:p>
          </table:table-cell>
          <table:table-cell table:style-name="ce148" table:formula="of:=IFERROR([.E19]*(1000/[.$B$3]);&quot;&quot;)" office:value-type="float" office:value="9.5364238410596" calcext:value-type="float">
            <text:p>9.5364</text:p>
          </table:table-cell>
          <table:table-cell table:style-name="ce149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50" table:formula="of:=IFERROR([.F19]/[.B19]*1000000;&quot;&quot;)" office:value-type="float" office:value="4415.01103752759" calcext:value-type="float">
            <text:p>4415.01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20]/[.D20]*[.C20];&quot;&quot;)" office:value-type="float" office:value="4.7682119205298" calcext:value-type="float">
            <text:p>4.7682</text:p>
          </table:table-cell>
          <table:table-cell table:style-name="ce148" table:formula="of:=IFERROR([.E20]*(1000/[.$B$3]);&quot;&quot;)" office:value-type="float" office:value="9.5364238410596" calcext:value-type="float">
            <text:p>9.5364</text:p>
          </table:table-cell>
          <table:table-cell table:style-name="ce149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50" table:formula="of:=IFERROR([.F20]/[.B20]*1000000;&quot;&quot;)" office:value-type="float" office:value="4415.01103752759" calcext:value-type="float">
            <text:p>4415.01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62" calcext:value-type="float">
            <text:p>1162</text:p>
          </table:table-cell>
          <table:table-cell table:style-name="ce148" table:formula="of:=IFERROR([.B21]/[.D21]*[.C21];&quot;&quot;)" office:value-type="float" office:value="3.71772805507745" calcext:value-type="float">
            <text:p>3.7177</text:p>
          </table:table-cell>
          <table:table-cell table:style-name="ce148" table:formula="of:=IFERROR([.E21]*(1000/[.$B$3]);&quot;&quot;)" office:value-type="float" office:value="7.43545611015491" calcext:value-type="float">
            <text:p>7.4355</text:p>
          </table:table-cell>
          <table:table-cell table:style-name="ce149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50" table:formula="of:=IFERROR([.F21]/[.B21]*1000000;&quot;&quot;)" office:value-type="float" office:value="3442.34079173838" calcext:value-type="float">
            <text:p>3442.3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2" calcext:value-type="float">
            <text:p>1352</text:p>
          </table:table-cell>
          <table:table-cell table:style-name="ce148" table:formula="of:=IFERROR([.B22]/[.D22]*[.C22];&quot;&quot;)" office:value-type="float" office:value="4.79289940828402" calcext:value-type="float">
            <text:p>4.7929</text:p>
          </table:table-cell>
          <table:table-cell table:style-name="ce148" table:formula="of:=IFERROR([.E22]*(1000/[.$B$3]);&quot;&quot;)" office:value-type="float" office:value="9.58579881656805" calcext:value-type="float">
            <text:p>9.5858</text:p>
          </table:table-cell>
          <table:table-cell table:style-name="ce149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50" table:formula="of:=IFERROR([.F22]/[.B22]*1000000;&quot;&quot;)" office:value-type="float" office:value="4437.86982248521" calcext:value-type="float">
            <text:p>4437.86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60" calcext:value-type="float">
            <text:p>1360</text:p>
          </table:table-cell>
          <table:table-cell table:style-name="ce148" table:formula="of:=IFERROR([.B23]/[.D23]*[.C23];&quot;&quot;)" office:value-type="float" office:value="4.76470588235294" calcext:value-type="float">
            <text:p>4.7647</text:p>
          </table:table-cell>
          <table:table-cell table:style-name="ce148" table:formula="of:=IFERROR([.E23]*(1000/[.$B$3]);&quot;&quot;)" office:value-type="float" office:value="9.52941176470588" calcext:value-type="float">
            <text:p>9.5294</text:p>
          </table:table-cell>
          <table:table-cell table:style-name="ce149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50" table:formula="of:=IFERROR([.F23]/[.B23]*1000000;&quot;&quot;)" office:value-type="float" office:value="4411.76470588235" calcext:value-type="float">
            <text:p>4411.76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24]/[.D24]*[.C24];&quot;&quot;)" office:value-type="float" office:value="4.77172312223859" calcext:value-type="float">
            <text:p>4.7717</text:p>
          </table:table-cell>
          <table:table-cell table:style-name="ce148" table:formula="of:=IFERROR([.E24]*(1000/[.$B$3]);&quot;&quot;)" office:value-type="float" office:value="9.54344624447717" calcext:value-type="float">
            <text:p>9.5434</text:p>
          </table:table-cell>
          <table:table-cell table:style-name="ce149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50" table:formula="of:=IFERROR([.F24]/[.B24]*1000000;&quot;&quot;)" office:value-type="float" office:value="4418.26215022091" calcext:value-type="float">
            <text:p>4418.26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25]/[.D25]*[.C25];&quot;&quot;)" office:value-type="float" office:value="1.20401337792642" calcext:value-type="float">
            <text:p>1.2040</text:p>
          </table:table-cell>
          <table:table-cell table:style-name="ce148" table:formula="of:=IFERROR([.E25]*(1000/[.$B$3]);&quot;&quot;)" office:value-type="float" office:value="2.40802675585284" calcext:value-type="float">
            <text:p>2.4080</text:p>
          </table:table-cell>
          <table:table-cell table:style-name="ce149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50" table:formula="of:=IFERROR([.F25]/[.B25]*1000000;&quot;&quot;)" office:value-type="float" office:value="2229.65440356745" calcext:value-type="float">
            <text:p>2229.65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908" calcext:value-type="float">
            <text:p>908</text:p>
          </table:table-cell>
          <table:table-cell table:style-name="ce148" table:formula="of:=IFERROR([.B26]/[.D26]*[.C26];&quot;&quot;)" office:value-type="float" office:value="1.18942731277533" calcext:value-type="float">
            <text:p>1.1894</text:p>
          </table:table-cell>
          <table:table-cell table:style-name="ce148" table:formula="of:=IFERROR([.E26]*(1000/[.$B$3]);&quot;&quot;)" office:value-type="float" office:value="2.37885462555066" calcext:value-type="float">
            <text:p>2.3789</text:p>
          </table:table-cell>
          <table:table-cell table:style-name="ce149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50" table:formula="of:=IFERROR([.F26]/[.B26]*1000000;&quot;&quot;)" office:value-type="float" office:value="2202.64317180617" calcext:value-type="float">
            <text:p>2202.64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6" calcext:value-type="float">
            <text:p>896</text:p>
          </table:table-cell>
          <table:table-cell table:style-name="ce148" table:formula="of:=IFERROR([.B27]/[.D27]*[.C27];&quot;&quot;)" office:value-type="float" office:value="1.20535714285714" calcext:value-type="float">
            <text:p>1.2054</text:p>
          </table:table-cell>
          <table:table-cell table:style-name="ce148" table:formula="of:=IFERROR([.E27]*(1000/[.$B$3]);&quot;&quot;)" office:value-type="float" office:value="2.41071428571429" calcext:value-type="float">
            <text:p>2.4107</text:p>
          </table:table-cell>
          <table:table-cell table:style-name="ce149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50" table:formula="of:=IFERROR([.F27]/[.B27]*1000000;&quot;&quot;)" office:value-type="float" office:value="2232.14285714286" calcext:value-type="float">
            <text:p>2232.14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5" calcext:value-type="float">
            <text:p>895</text:p>
          </table:table-cell>
          <table:table-cell table:style-name="ce148" table:formula="of:=IFERROR([.B28]/[.D28]*[.C28];&quot;&quot;)" office:value-type="float" office:value="1.20670391061453" calcext:value-type="float">
            <text:p>1.2067</text:p>
          </table:table-cell>
          <table:table-cell table:style-name="ce148" table:formula="of:=IFERROR([.E28]*(1000/[.$B$3]);&quot;&quot;)" office:value-type="float" office:value="2.41340782122905" calcext:value-type="float">
            <text:p>2.4134</text:p>
          </table:table-cell>
          <table:table-cell table:style-name="ce149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50" table:formula="of:=IFERROR([.F28]/[.B28]*1000000;&quot;&quot;)" office:value-type="float" office:value="2234.63687150838" calcext:value-type="float">
            <text:p>2234.6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D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95" calcext:value-type="float">
            <text:p>895</text:p>
          </table:table-cell>
          <table:table-cell table:style-name="ce148" table:formula="of:=IFERROR([.B29]/[.D29]*[.C29];&quot;&quot;)" office:value-type="float" office:value="1.20670391061453" calcext:value-type="float">
            <text:p>1.2067</text:p>
          </table:table-cell>
          <table:table-cell table:style-name="ce148" table:formula="of:=IFERROR([.E29]*(1000/[.$B$3]);&quot;&quot;)" office:value-type="float" office:value="2.41340782122905" calcext:value-type="float">
            <text:p>2.4134</text:p>
          </table:table-cell>
          <table:table-cell table:style-name="ce149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50" table:formula="of:=IFERROR([.F29]/[.B29]*1000000;&quot;&quot;)" office:value-type="float" office:value="2234.63687150838" calcext:value-type="float">
            <text:p>2234.6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60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52" calcext:value-type="float">
            <text:p>2652</text:p>
          </table:table-cell>
          <table:table-cell table:style-name="ce148" table:formula="of:=IFERROR([.B30]/[.D30]*[.C30];&quot;&quot;)" office:value-type="float" office:value="4.77224736048265" calcext:value-type="float">
            <text:p>4.7722</text:p>
          </table:table-cell>
          <table:table-cell table:style-name="ce148" table:formula="of:=IFERROR([.E30]*(1000/[.$B$3]);&quot;&quot;)" office:value-type="float" office:value="9.54449472096531" calcext:value-type="float">
            <text:p>9.5445</text:p>
          </table:table-cell>
          <table:table-cell table:style-name="ce149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50" table:formula="of:=IFERROR([.F30]/[.B30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30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92" calcext:value-type="float">
            <text:p>1992</text:p>
          </table:table-cell>
          <table:table-cell table:style-name="ce148" table:formula="of:=IFERROR([.B31]/[.D31]*[.C31];&quot;&quot;)" office:value-type="float" office:value="4.76506024096386" calcext:value-type="float">
            <text:p>4.7651</text:p>
          </table:table-cell>
          <table:table-cell table:style-name="ce148" table:formula="of:=IFERROR([.E31]*(1000/[.$B$3]);&quot;&quot;)" office:value-type="float" office:value="9.53012048192771" calcext:value-type="float">
            <text:p>9.5301</text:p>
          </table:table-cell>
          <table:table-cell table:style-name="ce149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50" table:formula="of:=IFERROR([.F31]/[.B31]*1000000;&quot;&quot;)" office:value-type="float" office:value="3012.04819277108" calcext:value-type="float">
            <text:p>3012.04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Video 24p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89" calcext:value-type="float">
            <text:p>1989</text:p>
          </table:table-cell>
          <table:table-cell table:style-name="ce148" table:formula="of:=IFERROR([.B32]/[.D32]*[.C32];&quot;&quot;)" office:value-type="float" office:value="4.77224736048265" calcext:value-type="float">
            <text:p>4.7722</text:p>
          </table:table-cell>
          <table:table-cell table:style-name="ce148" table:formula="of:=IFERROR([.E32]*(1000/[.$B$3]);&quot;&quot;)" office:value-type="float" office:value="9.54449472096531" calcext:value-type="float">
            <text:p>9.5445</text:p>
          </table:table-cell>
          <table:table-cell table:style-name="ce149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50" table:formula="of:=IFERROR([.F32]/[.B32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8" table:formula="of:=IFERROR([.B6]/[.D6]*[.C6];&quot;&quot;)" office:value-type="float" office:value="8.196" calcext:value-type="float">
            <text:p>8.1960</text:p>
          </table:table-cell>
          <table:table-cell table:style-name="ce148" table:formula="of:=IFERROR([.E6]*(1000/[.$B$3]);&quot;&quot;)" office:value-type="float" office:value="16.392" calcext:value-type="float">
            <text:p>16.3920</text:p>
          </table:table-cell>
          <table:table-cell table:style-name="ce149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0" table:formula="of:=IFERROR([.F6]/[.B6]*1000000;&quot;&quot;)" office:value-type="float" office:value="3000" calcext:value-type="float">
            <text:p>3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8" table:formula="of:=IFERROR([.B7]/[.D7]*[.C7];&quot;&quot;)" office:value-type="float" office:value="8.196" calcext:value-type="float">
            <text:p>8.1960</text:p>
          </table:table-cell>
          <table:table-cell table:style-name="ce148" table:formula="of:=IFERROR([.E7]*(1000/[.$B$3]);&quot;&quot;)" office:value-type="float" office:value="16.392" calcext:value-type="float">
            <text:p>16.3920</text:p>
          </table:table-cell>
          <table:table-cell table:style-name="ce149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0" table:formula="of:=IFERROR([.F7]/[.B7]*1000000;&quot;&quot;)" office:value-type="float" office:value="3000" calcext:value-type="float">
            <text:p>3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RAW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8" table:formula="of:=IFERROR([.B8]/[.D8]*[.C8];&quot;&quot;)" office:value-type="float" office:value="8.18664383561644" calcext:value-type="float">
            <text:p>8.1866</text:p>
          </table:table-cell>
          <table:table-cell table:style-name="ce148" table:formula="of:=IFERROR([.E8]*(1000/[.$B$3]);&quot;&quot;)" office:value-type="float" office:value="16.3732876712329" calcext:value-type="float">
            <text:p>16.3733</text:p>
          </table:table-cell>
          <table:table-cell table:style-name="ce149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0" table:formula="of:=IFERROR([.F8]/[.B8]*1000000;&quot;&quot;)" office:value-type="float" office:value="2996.57534246575" calcext:value-type="float">
            <text:p>2996.57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8" calcext:value-type="float">
            <text:p>4008</text:p>
          </table:table-cell>
          <table:table-cell table:style-name="ce148" table:formula="of:=IFERROR([.B9]/[.D9]*[.C9];&quot;&quot;)" office:value-type="float" office:value="8.17964071856287" calcext:value-type="float">
            <text:p>8.1796</text:p>
          </table:table-cell>
          <table:table-cell table:style-name="ce148" table:formula="of:=IFERROR([.E9]*(1000/[.$B$3]);&quot;&quot;)" office:value-type="float" office:value="16.3592814371257" calcext:value-type="float">
            <text:p>16.3593</text:p>
          </table:table-cell>
          <table:table-cell table:style-name="ce149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0" table:formula="of:=IFERROR([.F9]/[.B9]*1000000;&quot;&quot;)" office:value-type="float" office:value="2994.0119760479" calcext:value-type="float">
            <text:p>2994.0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200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1" calcext:value-type="float">
            <text:p>4001</text:p>
          </table:table-cell>
          <table:table-cell table:style-name="ce148" table:formula="of:=IFERROR([.B10]/[.D10]*[.C10];&quot;&quot;)" office:value-type="float" office:value="8.19395151212197" calcext:value-type="float">
            <text:p>8.1940</text:p>
          </table:table-cell>
          <table:table-cell table:style-name="ce148" table:formula="of:=IFERROR([.E10]*(1000/[.$B$3]);&quot;&quot;)" office:value-type="float" office:value="16.3879030242439" calcext:value-type="float">
            <text:p>16.3879</text:p>
          </table:table-cell>
          <table:table-cell table:style-name="ce149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0" table:formula="of:=IFERROR([.F10]/[.B10]*1000000;&quot;&quot;)" office:value-type="float" office:value="2999.25018745314" calcext:value-type="float">
            <text:p>2999.25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5464" calcext:value-type="float">
            <text:p>546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4006" calcext:value-type="float">
            <text:p>4006</text:p>
          </table:table-cell>
          <table:table-cell table:style-name="ce148" table:formula="of:=IFERROR([.B11]/[.D11]*[.C11];&quot;&quot;)" office:value-type="float" office:value="8.18372441337993" calcext:value-type="float">
            <text:p>8.1837</text:p>
          </table:table-cell>
          <table:table-cell table:style-name="ce148" table:formula="of:=IFERROR([.E11]*(1000/[.$B$3]);&quot;&quot;)" office:value-type="float" office:value="16.3674488267599" calcext:value-type="float">
            <text:p>16.3674</text:p>
          </table:table-cell>
          <table:table-cell table:style-name="ce149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0" table:formula="of:=IFERROR([.F11]/[.B11]*1000000;&quot;&quot;)" office:value-type="float" office:value="2995.50673989016" calcext:value-type="float">
            <text:p>2995.50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1" calcext:value-type="float">
            <text:p>2771</text:p>
          </table:table-cell>
          <table:table-cell table:style-name="ce148" table:formula="of:=IFERROR([.B12]/[.D12]*[.C12];&quot;&quot;)" office:value-type="float" office:value="7.79501984843017" calcext:value-type="float">
            <text:p>7.7950</text:p>
          </table:table-cell>
          <table:table-cell table:style-name="ce148" table:formula="of:=IFERROR([.E12]*(1000/[.$B$3]);&quot;&quot;)" office:value-type="float" office:value="15.5900396968603" calcext:value-type="float">
            <text:p>15.5900</text:p>
          </table:table-cell>
          <table:table-cell table:style-name="ce149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0" table:formula="of:=IFERROR([.F12]/[.B12]*1000000;&quot;&quot;)" office:value-type="float" office:value="3608.80548538434" calcext:value-type="float">
            <text:p>3608.8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88" calcext:value-type="float">
            <text:p>2788</text:p>
          </table:table-cell>
          <table:table-cell table:style-name="ce148" table:formula="of:=IFERROR([.B13]/[.D13]*[.C13];&quot;&quot;)" office:value-type="float" office:value="7.74748923959828" calcext:value-type="float">
            <text:p>7.7475</text:p>
          </table:table-cell>
          <table:table-cell table:style-name="ce148" table:formula="of:=IFERROR([.E13]*(1000/[.$B$3]);&quot;&quot;)" office:value-type="float" office:value="15.4949784791966" calcext:value-type="float">
            <text:p>15.4950</text:p>
          </table:table-cell>
          <table:table-cell table:style-name="ce149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0" table:formula="of:=IFERROR([.F13]/[.B13]*1000000;&quot;&quot;)" office:value-type="float" office:value="3586.80057388809" calcext:value-type="float">
            <text:p>3586.80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HQ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71" calcext:value-type="float">
            <text:p>1671</text:p>
          </table:table-cell>
          <table:table-cell table:style-name="ce148" table:formula="of:=IFERROR([.B14]/[.D14]*[.C14];&quot;&quot;)" office:value-type="float" office:value="7.75583482944345" calcext:value-type="float">
            <text:p>7.7558</text:p>
          </table:table-cell>
          <table:table-cell table:style-name="ce148" table:formula="of:=IFERROR([.E14]*(1000/[.$B$3]);&quot;&quot;)" office:value-type="float" office:value="15.5116696588869" calcext:value-type="float">
            <text:p>15.5117</text:p>
          </table:table-cell>
          <table:table-cell table:style-name="ce149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0" table:formula="of:=IFERROR([.F14]/[.B14]*1000000;&quot;&quot;)" office:value-type="float" office:value="7181.32854578097" calcext:value-type="float">
            <text:p>7181.32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HQ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69" calcext:value-type="float">
            <text:p>1669</text:p>
          </table:table-cell>
          <table:table-cell table:style-name="ce148" table:formula="of:=IFERROR([.B15]/[.D15]*[.C15];&quot;&quot;)" office:value-type="float" office:value="7.76512881965249" calcext:value-type="float">
            <text:p>7.7651</text:p>
          </table:table-cell>
          <table:table-cell table:style-name="ce148" table:formula="of:=IFERROR([.E15]*(1000/[.$B$3]);&quot;&quot;)" office:value-type="float" office:value="15.530257639305" calcext:value-type="float">
            <text:p>15.5303</text:p>
          </table:table-cell>
          <table:table-cell table:style-name="ce149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0" table:formula="of:=IFERROR([.F15]/[.B15]*1000000;&quot;&quot;)" office:value-type="float" office:value="7189.93409227082" calcext:value-type="float">
            <text:p>7189.93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02" calcext:value-type="float">
            <text:p>1102</text:p>
          </table:table-cell>
          <table:table-cell table:style-name="ce148" table:formula="of:=IFERROR([.B16]/[.D16]*[.C16];&quot;&quot;)" office:value-type="float" office:value="3.92014519056261" calcext:value-type="float">
            <text:p>3.9201</text:p>
          </table:table-cell>
          <table:table-cell table:style-name="ce148" table:formula="of:=IFERROR([.E16]*(1000/[.$B$3]);&quot;&quot;)" office:value-type="float" office:value="7.84029038112523" calcext:value-type="float">
            <text:p>7.8403</text:p>
          </table:table-cell>
          <table:table-cell table:style-name="ce149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0" table:formula="of:=IFERROR([.F16]/[.B16]*1000000;&quot;&quot;)" office:value-type="float" office:value="3629.76406533575" calcext:value-type="float">
            <text:p>3629.7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2" calcext:value-type="float">
            <text:p>1332</text:p>
          </table:table-cell>
          <table:table-cell table:style-name="ce148" table:formula="of:=IFERROR([.B17]/[.D17]*[.C17];&quot;&quot;)" office:value-type="float" office:value="4.86486486486487" calcext:value-type="float">
            <text:p>4.8649</text:p>
          </table:table-cell>
          <table:table-cell table:style-name="ce148" table:formula="of:=IFERROR([.E17]*(1000/[.$B$3]);&quot;&quot;)" office:value-type="float" office:value="9.72972972972973" calcext:value-type="float">
            <text:p>9.7297</text:p>
          </table:table-cell>
          <table:table-cell table:style-name="ce149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0" table:formula="of:=IFERROR([.F17]/[.B17]*1000000;&quot;&quot;)" office:value-type="float" office:value="4504.50450450451" calcext:value-type="float">
            <text:p>4504.50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5" calcext:value-type="float">
            <text:p>1335</text:p>
          </table:table-cell>
          <table:table-cell table:style-name="ce148" table:formula="of:=IFERROR([.B18]/[.D18]*[.C18];&quot;&quot;)" office:value-type="float" office:value="4.85393258426966" calcext:value-type="float">
            <text:p>4.8539</text:p>
          </table:table-cell>
          <table:table-cell table:style-name="ce148" table:formula="of:=IFERROR([.E18]*(1000/[.$B$3]);&quot;&quot;)" office:value-type="float" office:value="9.70786516853933" calcext:value-type="float">
            <text:p>9.7079</text:p>
          </table:table-cell>
          <table:table-cell table:style-name="ce149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0" table:formula="of:=IFERROR([.F18]/[.B18]*1000000;&quot;&quot;)" office:value-type="float" office:value="4494.38202247191" calcext:value-type="float">
            <text:p>4494.3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35" calcext:value-type="float">
            <text:p>1335</text:p>
          </table:table-cell>
          <table:table-cell table:style-name="ce148" table:formula="of:=IFERROR([.B19]/[.D19]*[.C19];&quot;&quot;)" office:value-type="float" office:value="4.85393258426966" calcext:value-type="float">
            <text:p>4.8539</text:p>
          </table:table-cell>
          <table:table-cell table:style-name="ce148" table:formula="of:=IFERROR([.E19]*(1000/[.$B$3]);&quot;&quot;)" office:value-type="float" office:value="9.70786516853933" calcext:value-type="float">
            <text:p>9.7079</text:p>
          </table:table-cell>
          <table:table-cell table:style-name="ce149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0" table:formula="of:=IFERROR([.F19]/[.B19]*1000000;&quot;&quot;)" office:value-type="float" office:value="4494.38202247191" calcext:value-type="float">
            <text:p>4494.3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55" calcext:value-type="float">
            <text:p>555</text:p>
          </table:table-cell>
          <table:table-cell table:style-name="ce148" table:formula="of:=IFERROR([.B20]/[.D20]*[.C20];&quot;&quot;)" office:value-type="float" office:value="3.89189189189189" calcext:value-type="float">
            <text:p>3.8919</text:p>
          </table:table-cell>
          <table:table-cell table:style-name="ce148" table:formula="of:=IFERROR([.E20]*(1000/[.$B$3]);&quot;&quot;)" office:value-type="float" office:value="7.78378378378378" calcext:value-type="float">
            <text:p>7.7838</text:p>
          </table:table-cell>
          <table:table-cell table:style-name="ce149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0" table:formula="of:=IFERROR([.F20]/[.B20]*1000000;&quot;&quot;)" office:value-type="float" office:value="7207.20720720721" calcext:value-type="float">
            <text:p>7207.20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21]/[.D21]*[.C21];&quot;&quot;)" office:value-type="float" office:value="4.8575712143928" calcext:value-type="float">
            <text:p>4.8576</text:p>
          </table:table-cell>
          <table:table-cell table:style-name="ce148" table:formula="of:=IFERROR([.E21]*(1000/[.$B$3]);&quot;&quot;)" office:value-type="float" office:value="9.71514242878561" calcext:value-type="float">
            <text:p>9.7151</text:p>
          </table:table-cell>
          <table:table-cell table:style-name="ce149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0" table:formula="of:=IFERROR([.F21]/[.B21]*1000000;&quot;&quot;)" office:value-type="float" office:value="8995.50224887556" calcext:value-type="float">
            <text:p>8995.50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8" calcext:value-type="float">
            <text:p>668</text:p>
          </table:table-cell>
          <table:table-cell table:style-name="ce148" table:formula="of:=IFERROR([.B22]/[.D22]*[.C22];&quot;&quot;)" office:value-type="float" office:value="4.8502994011976" calcext:value-type="float">
            <text:p>4.8503</text:p>
          </table:table-cell>
          <table:table-cell table:style-name="ce148" table:formula="of:=IFERROR([.E22]*(1000/[.$B$3]);&quot;&quot;)" office:value-type="float" office:value="9.70059880239521" calcext:value-type="float">
            <text:p>9.7006</text:p>
          </table:table-cell>
          <table:table-cell table:style-name="ce149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0" table:formula="of:=IFERROR([.F22]/[.B22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68" calcext:value-type="float">
            <text:p>668</text:p>
          </table:table-cell>
          <table:table-cell table:style-name="ce148" table:formula="of:=IFERROR([.B23]/[.D23]*[.C23];&quot;&quot;)" office:value-type="float" office:value="4.8502994011976" calcext:value-type="float">
            <text:p>4.8503</text:p>
          </table:table-cell>
          <table:table-cell table:style-name="ce148" table:formula="of:=IFERROR([.E23]*(1000/[.$B$3]);&quot;&quot;)" office:value-type="float" office:value="9.70059880239521" calcext:value-type="float">
            <text:p>9.7006</text:p>
          </table:table-cell>
          <table:table-cell table:style-name="ce149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0" table:formula="of:=IFERROR([.F23]/[.B23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2" calcext:value-type="float">
            <text:p>3002</text:p>
          </table:table-cell>
          <table:table-cell table:style-name="ce148" table:formula="of:=IFERROR([.B6]/[.D6]*[.C6];&quot;&quot;)" office:value-type="float" office:value="9.72151898734177" calcext:value-type="float">
            <text:p>9.7215</text:p>
          </table:table-cell>
          <table:table-cell table:style-name="ce148" table:formula="of:=IFERROR([.E6]*(1000/[.$B$3]);&quot;&quot;)" office:value-type="float" office:value="19.4430379746835" calcext:value-type="float">
            <text:p>19.4430</text:p>
          </table:table-cell>
          <table:table-cell table:style-name="ce149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0" table:formula="of:=IFERROR([.F6]/[.B6]*1000000;&quot;&quot;)" office:value-type="float" office:value="5329.78014656896" calcext:value-type="float">
            <text:p>5329.78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3" calcext:value-type="float">
            <text:p>3003</text:p>
          </table:table-cell>
          <table:table-cell table:style-name="ce148" table:formula="of:=IFERROR([.B7]/[.D7]*[.C7];&quot;&quot;)" office:value-type="float" office:value="9.71828171828172" calcext:value-type="float">
            <text:p>9.7183</text:p>
          </table:table-cell>
          <table:table-cell table:style-name="ce148" table:formula="of:=IFERROR([.E7]*(1000/[.$B$3]);&quot;&quot;)" office:value-type="float" office:value="19.4365634365634" calcext:value-type="float">
            <text:p>19.4366</text:p>
          </table:table-cell>
          <table:table-cell table:style-name="ce149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0" table:formula="of:=IFERROR([.F7]/[.B7]*1000000;&quot;&quot;)" office:value-type="float" office:value="5328.00532800533" calcext:value-type="float">
            <text:p>5328.00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Un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0" calcext:value-type="float">
            <text:p>3000</text:p>
          </table:table-cell>
          <table:table-cell table:style-name="ce148" table:formula="of:=IFERROR([.B8]/[.D8]*[.C8];&quot;&quot;)" office:value-type="float" office:value="9.728" calcext:value-type="float">
            <text:p>9.7280</text:p>
          </table:table-cell>
          <table:table-cell table:style-name="ce148" table:formula="of:=IFERROR([.E8]*(1000/[.$B$3]);&quot;&quot;)" office:value-type="float" office:value="19.456" calcext:value-type="float">
            <text:p>19.4560</text:p>
          </table:table-cell>
          <table:table-cell table:style-name="ce149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0" table:formula="of:=IFERROR([.F8]/[.B8]*1000000;&quot;&quot;)" office:value-type="float" office:value="5333.33333333333" calcext:value-type="float">
            <text:p>5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Compressed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1" calcext:value-type="float">
            <text:p>3001</text:p>
          </table:table-cell>
          <table:table-cell table:style-name="ce148" table:formula="of:=IFERROR([.B9]/[.D9]*[.C9];&quot;&quot;)" office:value-type="float" office:value="9.72475841386205" calcext:value-type="float">
            <text:p>9.7248</text:p>
          </table:table-cell>
          <table:table-cell table:style-name="ce148" table:formula="of:=IFERROR([.E9]*(1000/[.$B$3]);&quot;&quot;)" office:value-type="float" office:value="19.4495168277241" calcext:value-type="float">
            <text:p>19.4495</text:p>
          </table:table-cell>
          <table:table-cell table:style-name="ce149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0" table:formula="of:=IFERROR([.F9]/[.B9]*1000000;&quot;&quot;)" office:value-type="float" office:value="5331.55614795068" calcext:value-type="float">
            <text:p>5331.55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5" calcext:value-type="float">
            <text:p>3005</text:p>
          </table:table-cell>
          <table:table-cell table:style-name="ce148" table:formula="of:=IFERROR([.B10]/[.D10]*[.C10];&quot;&quot;)" office:value-type="float" office:value="9.71181364392679" calcext:value-type="float">
            <text:p>9.7118</text:p>
          </table:table-cell>
          <table:table-cell table:style-name="ce148" table:formula="of:=IFERROR([.E10]*(1000/[.$B$3]);&quot;&quot;)" office:value-type="float" office:value="19.4236272878536" calcext:value-type="float">
            <text:p>19.4236</text:p>
          </table:table-cell>
          <table:table-cell table:style-name="ce149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0" table:formula="of:=IFERROR([.F10]/[.B10]*1000000;&quot;&quot;)" office:value-type="float" office:value="5324.45923460899" calcext:value-type="float">
            <text:p>5324.4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25600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000" calcext:value-type="float">
            <text:p>3000</text:p>
          </table:table-cell>
          <table:table-cell table:style-name="ce148" table:formula="of:=IFERROR([.B11]/[.D11]*[.C11];&quot;&quot;)" office:value-type="float" office:value="9.728" calcext:value-type="float">
            <text:p>9.7280</text:p>
          </table:table-cell>
          <table:table-cell table:style-name="ce148" table:formula="of:=IFERROR([.E11]*(1000/[.$B$3]);&quot;&quot;)" office:value-type="float" office:value="19.456" calcext:value-type="float">
            <text:p>19.4560</text:p>
          </table:table-cell>
          <table:table-cell table:style-name="ce149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0" table:formula="of:=IFERROR([.F11]/[.B11]*1000000;&quot;&quot;)" office:value-type="float" office:value="5333.33333333333" calcext:value-type="float">
            <text:p>5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998" calcext:value-type="float">
            <text:p>2998</text:p>
          </table:table-cell>
          <table:table-cell table:style-name="ce148" table:formula="of:=IFERROR([.B12]/[.D12]*[.C12];&quot;&quot;)" office:value-type="float" office:value="9.73448965977318" calcext:value-type="float">
            <text:p>9.7345</text:p>
          </table:table-cell>
          <table:table-cell table:style-name="ce148" table:formula="of:=IFERROR([.E12]*(1000/[.$B$3]);&quot;&quot;)" office:value-type="float" office:value="19.4689793195464" calcext:value-type="float">
            <text:p>19.4690</text:p>
          </table:table-cell>
          <table:table-cell table:style-name="ce149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0" table:formula="of:=IFERROR([.F12]/[.B12]*1000000;&quot;&quot;)" office:value-type="float" office:value="5336.89126084056" calcext:value-type="float">
            <text:p>5336.8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72" calcext:value-type="float">
            <text:p>1672</text:p>
          </table:table-cell>
          <table:table-cell table:style-name="ce148" table:formula="of:=IFERROR([.B13]/[.D13]*[.C13];&quot;&quot;)" office:value-type="float" office:value="7.7511961722488" calcext:value-type="float">
            <text:p>7.7512</text:p>
          </table:table-cell>
          <table:table-cell table:style-name="ce148" table:formula="of:=IFERROR([.E13]*(1000/[.$B$3]);&quot;&quot;)" office:value-type="float" office:value="15.5023923444976" calcext:value-type="float">
            <text:p>15.5024</text:p>
          </table:table-cell>
          <table:table-cell table:style-name="ce149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0" table:formula="of:=IFERROR([.F13]/[.B13]*1000000;&quot;&quot;)" office:value-type="float" office:value="7177.03349282297" calcext:value-type="float">
            <text:p>7177.03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14]/[.D14]*[.C14];&quot;&quot;)" office:value-type="float" office:value="15.1948051948052" calcext:value-type="float">
            <text:p>15.1948</text:p>
          </table:table-cell>
          <table:table-cell table:style-name="ce148" table:formula="of:=IFERROR([.E14]*(1000/[.$B$3]);&quot;&quot;)" office:value-type="float" office:value="30.3896103896104" calcext:value-type="float">
            <text:p>30.3896</text:p>
          </table:table-cell>
          <table:table-cell table:style-name="ce149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0" table:formula="of:=IFERROR([.F14]/[.B14]*1000000;&quot;&quot;)" office:value-type="float" office:value="14069.2640692641" calcext:value-type="float">
            <text:p>14069.2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42" calcext:value-type="float">
            <text:p>1842</text:p>
          </table:table-cell>
          <table:table-cell table:style-name="ce148" table:formula="of:=IFERROR([.B15]/[.D15]*[.C15];&quot;&quot;)" office:value-type="float" office:value="15.2442996742671" calcext:value-type="float">
            <text:p>15.2443</text:p>
          </table:table-cell>
          <table:table-cell table:style-name="ce148" table:formula="of:=IFERROR([.E15]*(1000/[.$B$3]);&quot;&quot;)" office:value-type="float" office:value="30.4885993485342" calcext:value-type="float">
            <text:p>30.4886</text:p>
          </table:table-cell>
          <table:table-cell table:style-name="ce149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0" table:formula="of:=IFERROR([.F15]/[.B15]*1000000;&quot;&quot;)" office:value-type="float" office:value="14115.0922909881" calcext:value-type="float">
            <text:p>14115.09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1" calcext:value-type="float">
            <text:p>631</text:p>
          </table:table-cell>
          <table:table-cell table:style-name="ce148" table:formula="of:=IFERROR([.B16]/[.D16]*[.C16];&quot;&quot;)" office:value-type="float" office:value="3.42313787638669" calcext:value-type="float">
            <text:p>3.4231</text:p>
          </table:table-cell>
          <table:table-cell table:style-name="ce148" table:formula="of:=IFERROR([.E16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50" table:formula="of:=IFERROR([.F16]/[.B16]*1000000;&quot;&quot;)" office:value-type="float" office:value="6339.1442155309" calcext:value-type="float">
            <text:p>6339.1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6" calcext:value-type="float">
            <text:p>796</text:p>
          </table:table-cell>
          <table:table-cell table:style-name="ce148" table:formula="of:=IFERROR([.B17]/[.D17]*[.C17];&quot;&quot;)" office:value-type="float" office:value="5.42713567839196" calcext:value-type="float">
            <text:p>5.4271</text:p>
          </table:table-cell>
          <table:table-cell table:style-name="ce148" table:formula="of:=IFERROR([.E17]*(1000/[.$B$3]);&quot;&quot;)" office:value-type="float" office:value="10.8542713567839" calcext:value-type="float">
            <text:p>10.8543</text:p>
          </table:table-cell>
          <table:table-cell table:style-name="ce149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0" table:formula="of:=IFERROR([.F17]/[.B17]*1000000;&quot;&quot;)" office:value-type="float" office:value="10050.2512562814" calcext:value-type="float">
            <text:p>10050.25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8" calcext:value-type="float">
            <text:p>798</text:p>
          </table:table-cell>
          <table:table-cell table:style-name="ce148" table:formula="of:=IFERROR([.B18]/[.D18]*[.C18];&quot;&quot;)" office:value-type="float" office:value="5.41353383458647" calcext:value-type="float">
            <text:p>5.4135</text:p>
          </table:table-cell>
          <table:table-cell table:style-name="ce148" table:formula="of:=IFERROR([.E18]*(1000/[.$B$3]);&quot;&quot;)" office:value-type="float" office:value="10.8270676691729" calcext:value-type="float">
            <text:p>10.8271</text:p>
          </table:table-cell>
          <table:table-cell table:style-name="ce149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0" table:formula="of:=IFERROR([.F18]/[.B18]*1000000;&quot;&quot;)" office:value-type="float" office:value="10025.0626566416" calcext:value-type="float">
            <text:p>10025.06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96" calcext:value-type="float">
            <text:p>796</text:p>
          </table:table-cell>
          <table:table-cell table:style-name="ce148" table:formula="of:=IFERROR([.B19]/[.D19]*[.C19];&quot;&quot;)" office:value-type="float" office:value="5.42713567839196" calcext:value-type="float">
            <text:p>5.4271</text:p>
          </table:table-cell>
          <table:table-cell table:style-name="ce148" table:formula="of:=IFERROR([.E19]*(1000/[.$B$3]);&quot;&quot;)" office:value-type="float" office:value="10.8542713567839" calcext:value-type="float">
            <text:p>10.8543</text:p>
          </table:table-cell>
          <table:table-cell table:style-name="ce149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0" table:formula="of:=IFERROR([.F19]/[.B19]*1000000;&quot;&quot;)" office:value-type="float" office:value="10050.2512562814" calcext:value-type="float">
            <text:p>10050.25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8" calcext:value-type="float">
            <text:p>3258</text:p>
          </table:table-cell>
          <table:table-cell table:style-name="ce148" table:formula="of:=IFERROR([.B6]/[.D6]*[.C6];&quot;&quot;)" office:value-type="float" office:value="7.36648250460405" calcext:value-type="float">
            <text:p>7.3665</text:p>
          </table:table-cell>
          <table:table-cell table:style-name="ce148" table:formula="of:=IFERROR([.E6]*(1000/[.$B$3]);&quot;&quot;)" office:value-type="float" office:value="14.7329650092081" calcext:value-type="float">
            <text:p>14.7330</text:p>
          </table:table-cell>
          <table:table-cell table:style-name="ce149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50" table:formula="of:=IFERROR([.F6]/[.B6]*1000000;&quot;&quot;)" office:value-type="float" office:value="3683.24125230203" calcext:value-type="float">
            <text:p>3683.2413</text:p>
          </table:table-cell>
          <table:table-cell table:style-name="ce15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5" calcext:value-type="float">
            <text:p>3265</text:p>
          </table:table-cell>
          <table:table-cell table:style-name="ce148" table:formula="of:=IFERROR([.B7]/[.D7]*[.C7];&quot;&quot;)" office:value-type="float" office:value="7.35068912710567" calcext:value-type="float">
            <text:p>7.3507</text:p>
          </table:table-cell>
          <table:table-cell table:style-name="ce148" table:formula="of:=IFERROR([.E7]*(1000/[.$B$3]);&quot;&quot;)" office:value-type="float" office:value="14.7013782542113" calcext:value-type="float">
            <text:p>14.7014</text:p>
          </table:table-cell>
          <table:table-cell table:style-name="ce149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50" table:formula="of:=IFERROR([.F7]/[.B7]*1000000;&quot;&quot;)" office:value-type="float" office:value="3675.34456355283" calcext:value-type="float">
            <text:p>3675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3" calcext:value-type="float">
            <text:p>3263</text:p>
          </table:table-cell>
          <table:table-cell table:style-name="ce148" table:formula="of:=IFERROR([.B8]/[.D8]*[.C8];&quot;&quot;)" office:value-type="float" office:value="7.35519460619062" calcext:value-type="float">
            <text:p>7.3552</text:p>
          </table:table-cell>
          <table:table-cell table:style-name="ce148" table:formula="of:=IFERROR([.E8]*(1000/[.$B$3]);&quot;&quot;)" office:value-type="float" office:value="14.7103892123812" calcext:value-type="float">
            <text:p>14.7104</text:p>
          </table:table-cell>
          <table:table-cell table:style-name="ce149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50" table:formula="of:=IFERROR([.F8]/[.B8]*1000000;&quot;&quot;)" office:value-type="float" office:value="3677.59730309531" calcext:value-type="float">
            <text:p>3677.59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Lossy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65" calcext:value-type="float">
            <text:p>3265</text:p>
          </table:table-cell>
          <table:table-cell table:style-name="ce148" table:formula="of:=IFERROR([.B9]/[.D9]*[.C9];&quot;&quot;)" office:value-type="float" office:value="7.35068912710567" calcext:value-type="float">
            <text:p>7.3507</text:p>
          </table:table-cell>
          <table:table-cell table:style-name="ce148" table:formula="of:=IFERROR([.E9]*(1000/[.$B$3]);&quot;&quot;)" office:value-type="float" office:value="14.7013782542113" calcext:value-type="float">
            <text:p>14.7014</text:p>
          </table:table-cell>
          <table:table-cell table:style-name="ce149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50" table:formula="of:=IFERROR([.F9]/[.B9]*1000000;&quot;&quot;)" office:value-type="float" office:value="3675.34456355283" calcext:value-type="float">
            <text:p>3675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7" calcext:value-type="float">
            <text:p>3257</text:p>
          </table:table-cell>
          <table:table-cell table:style-name="ce148" table:formula="of:=IFERROR([.B10]/[.D10]*[.C10];&quot;&quot;)" office:value-type="float" office:value="7.36874424316856" calcext:value-type="float">
            <text:p>7.3687</text:p>
          </table:table-cell>
          <table:table-cell table:style-name="ce148" table:formula="of:=IFERROR([.E10]*(1000/[.$B$3]);&quot;&quot;)" office:value-type="float" office:value="14.7374884863371" calcext:value-type="float">
            <text:p>14.7375</text:p>
          </table:table-cell>
          <table:table-cell table:style-name="ce149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50" table:formula="of:=IFERROR([.F10]/[.B10]*1000000;&quot;&quot;)" office:value-type="float" office:value="3684.37212158428" calcext:value-type="float">
            <text:p>3684.3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64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45" calcext:value-type="float">
            <text:p>3245</text:p>
          </table:table-cell>
          <table:table-cell table:style-name="ce148" table:formula="of:=IFERROR([.B11]/[.D11]*[.C11];&quot;&quot;)" office:value-type="float" office:value="7.3959938366718" calcext:value-type="float">
            <text:p>7.3960</text:p>
          </table:table-cell>
          <table:table-cell table:style-name="ce148" table:formula="of:=IFERROR([.E11]*(1000/[.$B$3]);&quot;&quot;)" office:value-type="float" office:value="14.7919876733436" calcext:value-type="float">
            <text:p>14.7920</text:p>
          </table:table-cell>
          <table:table-cell table:style-name="ce149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50" table:formula="of:=IFERROR([.F11]/[.B11]*1000000;&quot;&quot;)" office:value-type="float" office:value="3697.9969183359" calcext:value-type="float">
            <text:p>3697.99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54" calcext:value-type="float">
            <text:p>3254</text:p>
          </table:table-cell>
          <table:table-cell table:style-name="ce148" table:formula="of:=IFERROR([.B12]/[.D12]*[.C12];&quot;&quot;)" office:value-type="float" office:value="7.37553779963122" calcext:value-type="float">
            <text:p>7.3755</text:p>
          </table:table-cell>
          <table:table-cell table:style-name="ce148" table:formula="of:=IFERROR([.E12]*(1000/[.$B$3]);&quot;&quot;)" office:value-type="float" office:value="14.7510755992624" calcext:value-type="float">
            <text:p>14.7511</text:p>
          </table:table-cell>
          <table:table-cell table:style-name="ce149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50" table:formula="of:=IFERROR([.F12]/[.B12]*1000000;&quot;&quot;)" office:value-type="float" office:value="3687.76889981561" calcext:value-type="float">
            <text:p>3687.7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41" calcext:value-type="float">
            <text:p>1741</text:p>
          </table:table-cell>
          <table:table-cell table:style-name="ce148" table:formula="of:=IFERROR([.B13]/[.D13]*[.C13];&quot;&quot;)" office:value-type="float" office:value="7.44399770246985" calcext:value-type="float">
            <text:p>7.4440</text:p>
          </table:table-cell>
          <table:table-cell table:style-name="ce148" table:formula="of:=IFERROR([.E13]*(1000/[.$B$3]);&quot;&quot;)" office:value-type="float" office:value="14.8879954049397" calcext:value-type="float">
            <text:p>14.8880</text:p>
          </table:table-cell>
          <table:table-cell table:style-name="ce149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50" table:formula="of:=IFERROR([.F13]/[.B13]*1000000;&quot;&quot;)" office:value-type="float" office:value="6892.59046524986" calcext:value-type="float">
            <text:p>6892.59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17" calcext:value-type="float">
            <text:p>1817</text:p>
          </table:table-cell>
          <table:table-cell table:style-name="ce148" table:formula="of:=IFERROR([.B14]/[.D14]*[.C14];&quot;&quot;)" office:value-type="float" office:value="8.32140891579527" calcext:value-type="float">
            <text:p>8.3214</text:p>
          </table:table-cell>
          <table:table-cell table:style-name="ce148" table:formula="of:=IFERROR([.E14]*(1000/[.$B$3]);&quot;&quot;)" office:value-type="float" office:value="16.6428178315905" calcext:value-type="float">
            <text:p>16.6428</text:p>
          </table:table-cell>
          <table:table-cell table:style-name="ce149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50" table:formula="of:=IFERROR([.F14]/[.B14]*1000000;&quot;&quot;)" office:value-type="float" office:value="7705.00825536599" calcext:value-type="float">
            <text:p>7705.00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18" calcext:value-type="float">
            <text:p>1818</text:p>
          </table:table-cell>
          <table:table-cell table:style-name="ce148" table:formula="of:=IFERROR([.B15]/[.D15]*[.C15];&quot;&quot;)" office:value-type="float" office:value="8.31683168316832" calcext:value-type="float">
            <text:p>8.3168</text:p>
          </table:table-cell>
          <table:table-cell table:style-name="ce148" table:formula="of:=IFERROR([.E15]*(1000/[.$B$3]);&quot;&quot;)" office:value-type="float" office:value="16.6336633663366" calcext:value-type="float">
            <text:p>16.6337</text:p>
          </table:table-cell>
          <table:table-cell table:style-name="ce149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50" table:formula="of:=IFERROR([.F15]/[.B15]*1000000;&quot;&quot;)" office:value-type="float" office:value="7700.7700770077" calcext:value-type="float">
            <text:p>7700.77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1" calcext:value-type="float">
            <text:p>691</text:p>
          </table:table-cell>
          <table:table-cell table:style-name="ce148" table:formula="of:=IFERROR([.B16]/[.D16]*[.C16];&quot;&quot;)" office:value-type="float" office:value="3.12590448625181" calcext:value-type="float">
            <text:p>3.1259</text:p>
          </table:table-cell>
          <table:table-cell table:style-name="ce148" table:formula="of:=IFERROR([.E16]*(1000/[.$B$3]);&quot;&quot;)" office:value-type="float" office:value="6.25180897250362" calcext:value-type="float">
            <text:p>6.2518</text:p>
          </table:table-cell>
          <table:table-cell table:style-name="ce149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50" table:formula="of:=IFERROR([.F16]/[.B16]*1000000;&quot;&quot;)" office:value-type="float" office:value="5788.71201157742" calcext:value-type="float">
            <text:p>5788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7]/[.D17]*[.C17];&quot;&quot;)" office:value-type="float" office:value="3.11688311688312" calcext:value-type="float">
            <text:p>3.1169</text:p>
          </table:table-cell>
          <table:table-cell table:style-name="ce148" table:formula="of:=IFERROR([.E17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50" table:formula="of:=IFERROR([.F17]/[.B17]*1000000;&quot;&quot;)" office:value-type="float" office:value="5772.00577200577" calcext:value-type="float">
            <text:p>5772.0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8]/[.D18]*[.C18];&quot;&quot;)" office:value-type="float" office:value="3.11688311688312" calcext:value-type="float">
            <text:p>3.1169</text:p>
          </table:table-cell>
          <table:table-cell table:style-name="ce148" table:formula="of:=IFERROR([.E18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0" table:formula="of:=IFERROR([.F18]/[.B18]*1000000;&quot;&quot;)" office:value-type="float" office:value="5772.00577200577" calcext:value-type="float">
            <text:p>5772.0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19]/[.D19]*[.C19];&quot;&quot;)" office:value-type="float" office:value="3.12138728323699" calcext:value-type="float">
            <text:p>3.1214</text:p>
          </table:table-cell>
          <table:table-cell table:style-name="ce148" table:formula="of:=IFERROR([.E19]*(1000/[.$B$3]);&quot;&quot;)" office:value-type="float" office:value="6.24277456647399" calcext:value-type="float">
            <text:p>6.2428</text:p>
          </table:table-cell>
          <table:table-cell table:style-name="ce149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50" table:formula="of:=IFERROR([.F19]/[.B19]*1000000;&quot;&quot;)" office:value-type="float" office:value="5780.34682080925" calcext:value-type="float">
            <text:p>5780.3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50" calcext:value-type="float">
            <text:p>3750</text:p>
          </table:table-cell>
          <table:table-cell table:style-name="ce148" table:formula="of:=IFERROR([.B6]/[.D6]*[.C6];&quot;&quot;)" office:value-type="float" office:value="14.848" calcext:value-type="float">
            <text:p>14.8480</text:p>
          </table:table-cell>
          <table:table-cell table:style-name="ce148" table:formula="of:=IFERROR([.E6]*(1000/[.$B$3]);&quot;&quot;)" office:value-type="float" office:value="29.696" calcext:value-type="float">
            <text:p>29.6960</text:p>
          </table:table-cell>
          <table:table-cell table:style-name="ce149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0" table:formula="of:=IFERROR([.F6]/[.B6]*1000000;&quot;&quot;)" office:value-type="float" office:value="6400" calcext:value-type="float">
            <text:p>64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50" calcext:value-type="float">
            <text:p>3750</text:p>
          </table:table-cell>
          <table:table-cell table:style-name="ce148" table:formula="of:=IFERROR([.B7]/[.D7]*[.C7];&quot;&quot;)" office:value-type="float" office:value="14.848" calcext:value-type="float">
            <text:p>14.8480</text:p>
          </table:table-cell>
          <table:table-cell table:style-name="ce148" table:formula="of:=IFERROR([.E7]*(1000/[.$B$3]);&quot;&quot;)" office:value-type="float" office:value="29.696" calcext:value-type="float">
            <text:p>29.6960</text:p>
          </table:table-cell>
          <table:table-cell table:style-name="ce149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0" table:formula="of:=IFERROR([.F7]/[.B7]*1000000;&quot;&quot;)" office:value-type="float" office:value="6400" calcext:value-type="float">
            <text:p>64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RAW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9" calcext:value-type="float">
            <text:p>3749</text:p>
          </table:table-cell>
          <table:table-cell table:style-name="ce148" table:formula="of:=IFERROR([.B8]/[.D8]*[.C8];&quot;&quot;)" office:value-type="float" office:value="14.8519605228061" calcext:value-type="float">
            <text:p>14.8520</text:p>
          </table:table-cell>
          <table:table-cell table:style-name="ce148" table:formula="of:=IFERROR([.E8]*(1000/[.$B$3]);&quot;&quot;)" office:value-type="float" office:value="29.7039210456122" calcext:value-type="float">
            <text:p>29.7039</text:p>
          </table:table-cell>
          <table:table-cell table:style-name="ce149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0" table:formula="of:=IFERROR([.F8]/[.B8]*1000000;&quot;&quot;)" office:value-type="float" office:value="6401.70712189917" calcext:value-type="float">
            <text:p>6401.70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4058" calcext:value-type="float">
            <text:p>4058</text:p>
          </table:table-cell>
          <table:table-cell table:style-name="ce148" table:formula="of:=IFERROR([.B9]/[.D9]*[.C9];&quot;&quot;)" office:value-type="float" office:value="14.8644652538196" calcext:value-type="float">
            <text:p>14.8645</text:p>
          </table:table-cell>
          <table:table-cell table:style-name="ce148" table:formula="of:=IFERROR([.E9]*(1000/[.$B$3]);&quot;&quot;)" office:value-type="float" office:value="29.7289305076392" calcext:value-type="float">
            <text:p>29.7289</text:p>
          </table:table-cell>
          <table:table-cell table:style-name="ce149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0" table:formula="of:=IFERROR([.F9]/[.B9]*1000000;&quot;&quot;)" office:value-type="float" office:value="6407.09709216363" calcext:value-type="float">
            <text:p>6407.09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32000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8" calcext:value-type="float">
            <text:p>3748</text:p>
          </table:table-cell>
          <table:table-cell table:style-name="ce148" table:formula="of:=IFERROR([.B10]/[.D10]*[.C10];&quot;&quot;)" office:value-type="float" office:value="14.8559231590181" calcext:value-type="float">
            <text:p>14.8559</text:p>
          </table:table-cell>
          <table:table-cell table:style-name="ce148" table:formula="of:=IFERROR([.E10]*(1000/[.$B$3]);&quot;&quot;)" office:value-type="float" office:value="29.7118463180363" calcext:value-type="float">
            <text:p>29.7118</text:p>
          </table:table-cell>
          <table:table-cell table:style-name="ce149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0" table:formula="of:=IFERROR([.F10]/[.B10]*1000000;&quot;&quot;)" office:value-type="float" office:value="6403.4151547492" calcext:value-type="float">
            <text:p>6403.41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640" calcext:value-type="float">
            <text:p>46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746" calcext:value-type="float">
            <text:p>3746</text:p>
          </table:table-cell>
          <table:table-cell table:style-name="ce148" table:formula="of:=IFERROR([.B11]/[.D11]*[.C11];&quot;&quot;)" office:value-type="float" office:value="14.8638547784303" calcext:value-type="float">
            <text:p>14.8639</text:p>
          </table:table-cell>
          <table:table-cell table:style-name="ce148" table:formula="of:=IFERROR([.E11]*(1000/[.$B$3]);&quot;&quot;)" office:value-type="float" office:value="29.7277095568606" calcext:value-type="float">
            <text:p>29.7277</text:p>
          </table:table-cell>
          <table:table-cell table:style-name="ce149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0" table:formula="of:=IFERROR([.F11]/[.B11]*1000000;&quot;&quot;)" office:value-type="float" office:value="6406.83395621997" calcext:value-type="float">
            <text:p>6406.83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ine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62" calcext:value-type="float">
            <text:p>1762</text:p>
          </table:table-cell>
          <table:table-cell table:style-name="ce148" table:formula="of:=IFERROR([.B12]/[.D12]*[.C12];&quot;&quot;)" office:value-type="float" office:value="13.4846765039728" calcext:value-type="float">
            <text:p>13.4847</text:p>
          </table:table-cell>
          <table:table-cell table:style-name="ce148" table:formula="of:=IFERROR([.E12]*(1000/[.$B$3]);&quot;&quot;)" office:value-type="float" office:value="26.9693530079455" calcext:value-type="float">
            <text:p>26.9694</text:p>
          </table:table-cell>
          <table:table-cell table:style-name="ce149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0" table:formula="of:=IFERROR([.F12]/[.B12]*1000000;&quot;&quot;)" office:value-type="float" office:value="12485.8115777526" calcext:value-type="float">
            <text:p>12485.81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ine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63" calcext:value-type="float">
            <text:p>1763</text:p>
          </table:table-cell>
          <table:table-cell table:style-name="ce148" table:formula="of:=IFERROR([.B13]/[.D13]*[.C13];&quot;&quot;)" office:value-type="float" office:value="13.4770277935338" calcext:value-type="float">
            <text:p>13.4770</text:p>
          </table:table-cell>
          <table:table-cell table:style-name="ce148" table:formula="of:=IFERROR([.E13]*(1000/[.$B$3]);&quot;&quot;)" office:value-type="float" office:value="26.9540555870675" calcext:value-type="float">
            <text:p>26.9541</text:p>
          </table:table-cell>
          <table:table-cell table:style-name="ce149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0" table:formula="of:=IFERROR([.F13]/[.B13]*1000000;&quot;&quot;)" office:value-type="float" office:value="12478.7294384572" calcext:value-type="float">
            <text:p>12478.7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98" calcext:value-type="float">
            <text:p>1598</text:p>
          </table:table-cell>
          <table:table-cell table:style-name="ce148" table:formula="of:=IFERROR([.B14]/[.D14]*[.C14];&quot;&quot;)" office:value-type="float" office:value="6.75844806007509" calcext:value-type="float">
            <text:p>6.7584</text:p>
          </table:table-cell>
          <table:table-cell table:style-name="ce148" table:formula="of:=IFERROR([.E14]*(1000/[.$B$3]);&quot;&quot;)" office:value-type="float" office:value="13.5168961201502" calcext:value-type="float">
            <text:p>13.5169</text:p>
          </table:table-cell>
          <table:table-cell table:style-name="ce149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0" table:formula="of:=IFERROR([.F14]/[.B14]*1000000;&quot;&quot;)" office:value-type="float" office:value="6257.82227784731" calcext:value-type="float">
            <text:p>6257.8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01" calcext:value-type="float">
            <text:p>1601</text:p>
          </table:table-cell>
          <table:table-cell table:style-name="ce148" table:formula="of:=IFERROR([.B15]/[.D15]*[.C15];&quot;&quot;)" office:value-type="float" office:value="6.74578388507183" calcext:value-type="float">
            <text:p>6.7458</text:p>
          </table:table-cell>
          <table:table-cell table:style-name="ce148" table:formula="of:=IFERROR([.E15]*(1000/[.$B$3]);&quot;&quot;)" office:value-type="float" office:value="13.4915677701437" calcext:value-type="float">
            <text:p>13.4916</text:p>
          </table:table-cell>
          <table:table-cell table:style-name="ce149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0" table:formula="of:=IFERROR([.F15]/[.B15]*1000000;&quot;&quot;)" office:value-type="float" office:value="6246.09618988132" calcext:value-type="float">
            <text:p>6246.09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07" calcext:value-type="float">
            <text:p>1607</text:p>
          </table:table-cell>
          <table:table-cell table:style-name="ce148" table:formula="of:=IFERROR([.B16]/[.D16]*[.C16];&quot;&quot;)" office:value-type="float" office:value="6.72059738643435" calcext:value-type="float">
            <text:p>6.7206</text:p>
          </table:table-cell>
          <table:table-cell table:style-name="ce148" table:formula="of:=IFERROR([.E16]*(1000/[.$B$3]);&quot;&quot;)" office:value-type="float" office:value="13.4411947728687" calcext:value-type="float">
            <text:p>13.4412</text:p>
          </table:table-cell>
          <table:table-cell table:style-name="ce149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0" table:formula="of:=IFERROR([.F16]/[.B16]*1000000;&quot;&quot;)" office:value-type="float" office:value="6222.77535780958" calcext:value-type="float">
            <text:p>6222.77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17]/[.D17]*[.C17];&quot;&quot;)" office:value-type="float" office:value="3.56435643564356" calcext:value-type="float">
            <text:p>3.5644</text:p>
          </table:table-cell>
          <table:table-cell table:style-name="ce148" table:formula="of:=IFERROR([.E17]*(1000/[.$B$3]);&quot;&quot;)" office:value-type="float" office:value="7.12871287128713" calcext:value-type="float">
            <text:p>7.1287</text:p>
          </table:table-cell>
          <table:table-cell table:style-name="ce14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0" table:formula="of:=IFERROR([.F17]/[.B17]*1000000;&quot;&quot;)" office:value-type="float" office:value="6600.6600660066" calcext:value-type="float">
            <text:p>6600.6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27" calcext:value-type="float">
            <text:p>727</text:p>
          </table:table-cell>
          <table:table-cell table:style-name="ce148" table:formula="of:=IFERROR([.B18]/[.D18]*[.C18];&quot;&quot;)" office:value-type="float" office:value="5.94222833562586" calcext:value-type="float">
            <text:p>5.9422</text:p>
          </table:table-cell>
          <table:table-cell table:style-name="ce148" table:formula="of:=IFERROR([.E18]*(1000/[.$B$3]);&quot;&quot;)" office:value-type="float" office:value="11.8844566712517" calcext:value-type="float">
            <text:p>11.8845</text:p>
          </table:table-cell>
          <table:table-cell table:style-name="ce149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0" table:formula="of:=IFERROR([.F18]/[.B18]*1000000;&quot;&quot;)" office:value-type="float" office:value="11004.1265474553" calcext:value-type="float">
            <text:p>11004.12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19" calcext:value-type="float">
            <text:p>719</text:p>
          </table:table-cell>
          <table:table-cell table:style-name="ce148" table:formula="of:=IFERROR([.B19]/[.D19]*[.C19];&quot;&quot;)" office:value-type="float" office:value="6.00834492350487" calcext:value-type="float">
            <text:p>6.0083</text:p>
          </table:table-cell>
          <table:table-cell table:style-name="ce148" table:formula="of:=IFERROR([.E19]*(1000/[.$B$3]);&quot;&quot;)" office:value-type="float" office:value="12.0166898470097" calcext:value-type="float">
            <text:p>12.0167</text:p>
          </table:table-cell>
          <table:table-cell table:style-name="ce149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0" table:formula="of:=IFERROR([.F19]/[.B19]*1000000;&quot;&quot;)" office:value-type="float" office:value="11126.5646731572" calcext:value-type="float">
            <text:p>11126.56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904" calcext:value-type="float">
            <text:p>904</text:p>
          </table:table-cell>
          <table:table-cell table:style-name="ce148" table:formula="of:=IFERROR([.B20]/[.D20]*[.C20];&quot;&quot;)" office:value-type="float" office:value="5.97345132743363" calcext:value-type="float">
            <text:p>5.9735</text:p>
          </table:table-cell>
          <table:table-cell table:style-name="ce148" table:formula="of:=IFERROR([.E20]*(1000/[.$B$3]);&quot;&quot;)" office:value-type="float" office:value="11.9469026548673" calcext:value-type="float">
            <text:p>11.9469</text:p>
          </table:table-cell>
          <table:table-cell table:style-name="ce149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0" table:formula="of:=IFERROR([.F20]/[.B20]*1000000;&quot;&quot;)" office:value-type="float" office:value="11061.9469026549" calcext:value-type="float">
            <text:p>11061.94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8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1" calcext:value-type="float">
            <text:p>2711</text:p>
          </table:table-cell>
          <table:table-cell table:style-name="ce148" table:formula="of:=IFERROR([.B6]/[.D6]*[.C6];&quot;&quot;)" office:value-type="float" office:value="7.37735153080044" calcext:value-type="float">
            <text:p>7.3774</text:p>
          </table:table-cell>
          <table:table-cell table:style-name="ce148" table:formula="of:=IFERROR([.E6]*(1000/[.$B$3]);&quot;&quot;)" office:value-type="float" office:value="14.7547030616009" calcext:value-type="float">
            <text:p>14.7547</text:p>
          </table:table-cell>
          <table:table-cell table:style-name="ce149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50" table:formula="of:=IFERROR([.F6]/[.B6]*1000000;&quot;&quot;)" office:value-type="float" office:value="3688.67576540022" calcext:value-type="float">
            <text:p>3688.67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+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4" calcext:value-type="float">
            <text:p>2714</text:p>
          </table:table-cell>
          <table:table-cell table:style-name="ce148" table:formula="of:=IFERROR([.B7]/[.D7]*[.C7];&quot;&quot;)" office:value-type="float" office:value="8.84303610906411" calcext:value-type="float">
            <text:p>8.8430</text:p>
          </table:table-cell>
          <table:table-cell table:style-name="ce148" table:formula="of:=IFERROR([.E7]*(1000/[.$B$3]);&quot;&quot;)" office:value-type="float" office:value="17.6860722181282" calcext:value-type="float">
            <text:p>17.6861</text:p>
          </table:table-cell>
          <table:table-cell table:style-name="ce149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50" table:formula="of:=IFERROR([.F7]/[.B7]*1000000;&quot;&quot;)" office:value-type="float" office:value="4421.51805453206" calcext:value-type="float">
            <text:p>4421.5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64" calcext:value-type="float">
            <text:p>2164</text:p>
          </table:table-cell>
          <table:table-cell table:style-name="ce148" table:formula="of:=IFERROR([.B8]/[.D8]*[.C8];&quot;&quot;)" office:value-type="float" office:value="7.39371534195934" calcext:value-type="float">
            <text:p>7.3937</text:p>
          </table:table-cell>
          <table:table-cell table:style-name="ce148" table:formula="of:=IFERROR([.E8]*(1000/[.$B$3]);&quot;&quot;)" office:value-type="float" office:value="14.7874306839187" calcext:value-type="float">
            <text:p>14.7874</text:p>
          </table:table-cell>
          <table:table-cell table:style-name="ce149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50" table:formula="of:=IFERROR([.F8]/[.B8]*1000000;&quot;&quot;)" office:value-type="float" office:value="3696.85767097967" calcext:value-type="float">
            <text:p>3696.8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1" calcext:value-type="float">
            <text:p>2711</text:p>
          </table:table-cell>
          <table:table-cell table:style-name="ce148" table:formula="of:=IFERROR([.B9]/[.D9]*[.C9];&quot;&quot;)" office:value-type="float" office:value="7.37735153080044" calcext:value-type="float">
            <text:p>7.3774</text:p>
          </table:table-cell>
          <table:table-cell table:style-name="ce148" table:formula="of:=IFERROR([.E9]*(1000/[.$B$3]);&quot;&quot;)" office:value-type="float" office:value="14.7547030616009" calcext:value-type="float">
            <text:p>14.7547</text:p>
          </table:table-cell>
          <table:table-cell table:style-name="ce149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50" table:formula="of:=IFERROR([.F9]/[.B9]*1000000;&quot;&quot;)" office:value-type="float" office:value="3688.67576540022" calcext:value-type="float">
            <text:p>3688.67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13" calcext:value-type="float">
            <text:p>2713</text:p>
          </table:table-cell>
          <table:table-cell table:style-name="ce148" table:formula="of:=IFERROR([.B10]/[.D10]*[.C10];&quot;&quot;)" office:value-type="float" office:value="7.37191301142647" calcext:value-type="float">
            <text:p>7.3719</text:p>
          </table:table-cell>
          <table:table-cell table:style-name="ce148" table:formula="of:=IFERROR([.E10]*(1000/[.$B$3]);&quot;&quot;)" office:value-type="float" office:value="14.7438260228529" calcext:value-type="float">
            <text:p>14.7438</text:p>
          </table:table-cell>
          <table:table-cell table:style-name="ce149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50" table:formula="of:=IFERROR([.F10]/[.B10]*1000000;&quot;&quot;)" office:value-type="float" office:value="3685.95650571323" calcext:value-type="float">
            <text:p>3685.9565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54" calcext:value-type="float">
            <text:p>1154</text:p>
          </table:table-cell>
          <table:table-cell table:style-name="ce148" table:formula="of:=IFERROR([.B11]/[.D11]*[.C11];&quot;&quot;)" office:value-type="float" office:value="7.48700173310225" calcext:value-type="float">
            <text:p>7.4870</text:p>
          </table:table-cell>
          <table:table-cell table:style-name="ce148" table:formula="of:=IFERROR([.E11]*(1000/[.$B$3]);&quot;&quot;)" office:value-type="float" office:value="14.9740034662045" calcext:value-type="float">
            <text:p>14.9740</text:p>
          </table:table-cell>
          <table:table-cell table:style-name="ce149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50" table:formula="of:=IFERROR([.F11]/[.B11]*1000000;&quot;&quot;)" office:value-type="float" office:value="6932.40901213172" calcext:value-type="float">
            <text:p>6932.4090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03" calcext:value-type="float">
            <text:p>1303</text:p>
          </table:table-cell>
          <table:table-cell table:style-name="ce148" table:formula="of:=IFERROR([.B12]/[.D12]*[.C12];&quot;&quot;)" office:value-type="float" office:value="8.28856485034536" calcext:value-type="float">
            <text:p>8.2886</text:p>
          </table:table-cell>
          <table:table-cell table:style-name="ce148" table:formula="of:=IFERROR([.E12]*(1000/[.$B$3]);&quot;&quot;)" office:value-type="float" office:value="16.5771297006907" calcext:value-type="float">
            <text:p>16.5771</text:p>
          </table:table-cell>
          <table:table-cell table:style-name="ce149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50" table:formula="of:=IFERROR([.F12]/[.B12]*1000000;&quot;&quot;)" office:value-type="float" office:value="7674.59708365311" calcext:value-type="float">
            <text:p>7674.5971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61" calcext:value-type="float">
            <text:p>1561</text:p>
          </table:table-cell>
          <table:table-cell table:style-name="ce148" table:formula="of:=IFERROR([.B13]/[.D13]*[.C13];&quot;&quot;)" office:value-type="float" office:value="8.30237027546445" calcext:value-type="float">
            <text:p>8.3024</text:p>
          </table:table-cell>
          <table:table-cell table:style-name="ce148" table:formula="of:=IFERROR([.E13]*(1000/[.$B$3]);&quot;&quot;)" office:value-type="float" office:value="16.6047405509289" calcext:value-type="float">
            <text:p>16.6047</text:p>
          </table:table-cell>
          <table:table-cell table:style-name="ce149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50" table:formula="of:=IFERROR([.F13]/[.B13]*1000000;&quot;&quot;)" office:value-type="float" office:value="7687.3798846893" calcext:value-type="float">
            <text:p>7687.379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80p</text:p>
          </table:table-cell>
          <table:table-cell table:style-name="ce140" table:number-columns-repeated="3"/>
          <table:table-cell table:style-name="ce148" table:formula="of:=IFERROR([.B14]/[.D14]*[.C14];&quot;&quot;)">
            <text:p/>
          </table:table-cell>
          <table:table-cell table:style-name="ce148" table:formula="of:=IFERROR([.E14]*(1000/[.$B$3]);&quot;&quot;)">
            <text:p/>
          </table:table-cell>
          <table:table-cell table:style-name="ce149" table:formula="of:=IFERROR(&quot;1/&quot; &amp; TEXT(1000/[.F14]; &quot;0.00&quot;);&quot;&quot;)">
            <text:p/>
          </table:table-cell>
          <table:table-cell table:style-name="ce150" table:formula="of:=IFERROR([.F14]/[.B14]*1000000;&quot;&quot;)">
            <text:p/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16]/[.D16]*[.C16];&quot;&quot;)" office:value-type="float" office:value="3.09899569583931" calcext:value-type="float">
            <text:p>3.0990</text:p>
          </table:table-cell>
          <table:table-cell table:style-name="ce148" table:formula="of:=IFERROR([.E16]*(1000/[.$B$3]);&quot;&quot;)" office:value-type="float" office:value="6.19799139167862" calcext:value-type="float">
            <text:p>6.1980</text:p>
          </table:table-cell>
          <table:table-cell table:style-name="ce149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50" table:formula="of:=IFERROR([.F16]/[.B16]*1000000;&quot;&quot;)" office:value-type="float" office:value="5738.88091822095" calcext:value-type="float">
            <text:p>5738.880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17]/[.D17]*[.C17];&quot;&quot;)" office:value-type="float" office:value="3.09899569583931" calcext:value-type="float">
            <text:p>3.0990</text:p>
          </table:table-cell>
          <table:table-cell table:style-name="ce148" table:formula="of:=IFERROR([.E17]*(1000/[.$B$3]);&quot;&quot;)" office:value-type="float" office:value="6.19799139167862" calcext:value-type="float">
            <text:p>6.1980</text:p>
          </table:table-cell>
          <table:table-cell table:style-name="ce149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50" table:formula="of:=IFERROR([.F17]/[.B17]*1000000;&quot;&quot;)" office:value-type="float" office:value="5738.88091822095" calcext:value-type="float">
            <text:p>5738.8809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3" calcext:value-type="float">
            <text:p>693</text:p>
          </table:table-cell>
          <table:table-cell table:style-name="ce148" table:formula="of:=IFERROR([.B18]/[.D18]*[.C18];&quot;&quot;)" office:value-type="float" office:value="3.11688311688312" calcext:value-type="float">
            <text:p>3.1169</text:p>
          </table:table-cell>
          <table:table-cell table:style-name="ce148" table:formula="of:=IFERROR([.E18]*(1000/[.$B$3]);&quot;&quot;)" office:value-type="float" office:value="6.23376623376623" calcext:value-type="float">
            <text:p>6.2338</text:p>
          </table:table-cell>
          <table:table-cell table:style-name="ce149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0" table:formula="of:=IFERROR([.F18]/[.B18]*1000000;&quot;&quot;)" office:value-type="float" office:value="5772.00577200577" calcext:value-type="float">
            <text:p>5772.0058</text:p>
          </table:table-cell>
          <table:table-cell table:style-name="ce15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8135" calcext:value-type="float">
            <text:p>8135</text:p>
          </table:table-cell>
          <table:table-cell table:style-name="ce148" table:formula="of:=IFERROR([.B6]/[.D6]*[.C6];&quot;&quot;)" office:value-type="float" office:value="180.411555009219" calcext:value-type="float">
            <text:p>180.4116</text:p>
          </table:table-cell>
          <table:table-cell table:style-name="ce148" table:formula="of:=IFERROR([.E6]*(1000/[.$B$3]);&quot;&quot;)" office:value-type="float" office:value="360.823110018439" calcext:value-type="float">
            <text:p>360.8231</text:p>
          </table:table-cell>
          <table:table-cell table:style-name="ce149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50" table:formula="of:=IFERROR([.F6]/[.B6]*1000000;&quot;&quot;)" office:value-type="float" office:value="41303.0116779348" calcext:value-type="float">
            <text:p>41303.01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8056" calcext:value-type="float">
            <text:p>8056</text:p>
          </table:table-cell>
          <table:table-cell table:style-name="ce148" table:formula="of:=IFERROR([.B7]/[.D7]*[.C7];&quot;&quot;)" office:value-type="float" office:value="82.4150943396226" calcext:value-type="float">
            <text:p>82.4151</text:p>
          </table:table-cell>
          <table:table-cell table:style-name="ce148" table:formula="of:=IFERROR([.E7]*(1000/[.$B$3]);&quot;&quot;)" office:value-type="float" office:value="164.830188679245" calcext:value-type="float">
            <text:p>164.8302</text:p>
          </table:table-cell>
          <table:table-cell table:style-name="ce149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50" table:formula="of:=IFERROR([.F7]/[.B7]*1000000;&quot;&quot;)" office:value-type="float" office:value="18867.9245283019" calcext:value-type="float">
            <text:p>18867.92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H Raw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2" calcext:value-type="float">
            <text:p>42</text:p>
          </table:table-cell>
          <table:table-cell table:style-name="ce140" office:value-type="float" office:value="8031" calcext:value-type="float">
            <text:p>8031</text:p>
          </table:table-cell>
          <table:table-cell table:style-name="ce148" table:formula="of:=IFERROR([.B8]/[.D8]*[.C8];&quot;&quot;)" office:value-type="float" office:value="45.6869630183041" calcext:value-type="float">
            <text:p>45.6870</text:p>
          </table:table-cell>
          <table:table-cell table:style-name="ce148" table:formula="of:=IFERROR([.E8]*(1000/[.$B$3]);&quot;&quot;)" office:value-type="float" office:value="91.3739260366081" calcext:value-type="float">
            <text:p>91.3739</text:p>
          </table:table-cell>
          <table:table-cell table:style-name="ce149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50" table:formula="of:=IFERROR([.F8]/[.B8]*1000000;&quot;&quot;)" office:value-type="float" office:value="10459.4695554725" calcext:value-type="float">
            <text:p>10459.46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ontinuous L Raw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7954" calcext:value-type="float">
            <text:p>7954</text:p>
          </table:table-cell>
          <table:table-cell table:style-name="ce148" table:formula="of:=IFERROR([.B9]/[.D9]*[.C9];&quot;&quot;)" office:value-type="float" office:value="82.3736484787528" calcext:value-type="float">
            <text:p>82.3736</text:p>
          </table:table-cell>
          <table:table-cell table:style-name="ce148" table:formula="of:=IFERROR([.E9]*(1000/[.$B$3]);&quot;&quot;)" office:value-type="float" office:value="164.747296957506" calcext:value-type="float">
            <text:p>164.7473</text:p>
          </table:table-cell>
          <table:table-cell table:style-name="ce149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50" table:formula="of:=IFERROR([.F9]/[.B9]*1000000;&quot;&quot;)" office:value-type="float" office:value="18858.4360070405" calcext:value-type="float">
            <text:p>18858.43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586" calcext:value-type="float">
            <text:p>5586</text:p>
          </table:table-cell>
          <table:table-cell table:style-name="ce148" table:formula="of:=IFERROR([.B10]/[.D10]*[.C10];&quot;&quot;)" office:value-type="float" office:value="3.12781954887218" calcext:value-type="float">
            <text:p>3.1278</text:p>
          </table:table-cell>
          <table:table-cell table:style-name="ce148" table:formula="of:=IFERROR([.E10]*(1000/[.$B$3]);&quot;&quot;)" office:value-type="float" office:value="6.25563909774436" calcext:value-type="float">
            <text:p>6.2556</text:p>
          </table:table-cell>
          <table:table-cell table:style-name="ce149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50" table:formula="of:=IFERROR([.F10]/[.B10]*1000000;&quot;&quot;)" office:value-type="float" office:value="716.075904045829" calcext:value-type="float">
            <text:p>716.07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89" calcext:value-type="float">
            <text:p>4089</text:p>
          </table:table-cell>
          <table:table-cell table:style-name="ce148" table:formula="of:=IFERROR([.B11]/[.D11]*[.C11];&quot;&quot;)" office:value-type="float" office:value="15.8473954512106" calcext:value-type="float">
            <text:p>15.8474</text:p>
          </table:table-cell>
          <table:table-cell table:style-name="ce148" table:formula="of:=IFERROR([.E11]*(1000/[.$B$3]);&quot;&quot;)" office:value-type="float" office:value="31.6947909024211" calcext:value-type="float">
            <text:p>31.6948</text:p>
          </table:table-cell>
          <table:table-cell table:style-name="ce149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50" table:formula="of:=IFERROR([.F11]/[.B11]*1000000;&quot;&quot;)" office:value-type="float" office:value="7336.75715333822" calcext:value-type="float">
            <text:p>7336.75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84" calcext:value-type="float">
            <text:p>4084</text:p>
          </table:table-cell>
          <table:table-cell table:style-name="ce148" table:formula="of:=IFERROR([.B12]/[.D12]*[.C12];&quot;&quot;)" office:value-type="float" office:value="15.8667972575906" calcext:value-type="float">
            <text:p>15.8668</text:p>
          </table:table-cell>
          <table:table-cell table:style-name="ce148" table:formula="of:=IFERROR([.E12]*(1000/[.$B$3]);&quot;&quot;)" office:value-type="float" office:value="31.7335945151812" calcext:value-type="float">
            <text:p>31.7336</text:p>
          </table:table-cell>
          <table:table-cell table:style-name="ce149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50" table:formula="of:=IFERROR([.F12]/[.B12]*1000000;&quot;&quot;)" office:value-type="float" office:value="7345.73947110676" calcext:value-type="float">
            <text:p>7345.73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55" calcext:value-type="float">
            <text:p>1755</text:p>
          </table:table-cell>
          <table:table-cell table:style-name="ce148" table:formula="of:=IFERROR([.B13]/[.D13]*[.C13];&quot;&quot;)" office:value-type="float" office:value="7.38461538461539" calcext:value-type="float">
            <text:p>7.3846</text:p>
          </table:table-cell>
          <table:table-cell table:style-name="ce148" table:formula="of:=IFERROR([.E13]*(1000/[.$B$3]);&quot;&quot;)" office:value-type="float" office:value="14.7692307692308" calcext:value-type="float">
            <text:p>14.7692</text:p>
          </table:table-cell>
          <table:table-cell table:style-name="ce149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50" table:formula="of:=IFERROR([.F13]/[.B13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14]/[.D14]*[.C14];&quot;&quot;)" office:value-type="float" office:value="7.38041002277904" calcext:value-type="float">
            <text:p>7.3804</text:p>
          </table:table-cell>
          <table:table-cell table:style-name="ce148" table:formula="of:=IFERROR([.E14]*(1000/[.$B$3]);&quot;&quot;)" office:value-type="float" office:value="14.7608200455581" calcext:value-type="float">
            <text:p>14.7608</text:p>
          </table:table-cell>
          <table:table-cell table:style-name="ce149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50" table:formula="of:=IFERROR([.F14]/[.B14]*1000000;&quot;&quot;)" office:value-type="float" office:value="6833.71298405467" calcext:value-type="float">
            <text:p>6833.7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62" calcext:value-type="float">
            <text:p>1762</text:p>
          </table:table-cell>
          <table:table-cell table:style-name="ce148" table:formula="of:=IFERROR([.B15]/[.D15]*[.C15];&quot;&quot;)" office:value-type="float" office:value="7.35527809307605" calcext:value-type="float">
            <text:p>7.3553</text:p>
          </table:table-cell>
          <table:table-cell table:style-name="ce148" table:formula="of:=IFERROR([.E15]*(1000/[.$B$3]);&quot;&quot;)" office:value-type="float" office:value="14.7105561861521" calcext:value-type="float">
            <text:p>14.7106</text:p>
          </table:table-cell>
          <table:table-cell table:style-name="ce149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50" table:formula="of:=IFERROR([.F15]/[.B15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8" calcext:value-type="float">
            <text:p>878</text:p>
          </table:table-cell>
          <table:table-cell table:style-name="ce148" table:formula="of:=IFERROR([.B16]/[.D16]*[.C16];&quot;&quot;)" office:value-type="float" office:value="3.69020501138952" calcext:value-type="float">
            <text:p>3.6902</text:p>
          </table:table-cell>
          <table:table-cell table:style-name="ce148" table:formula="of:=IFERROR([.E16]*(1000/[.$B$3]);&quot;&quot;)" office:value-type="float" office:value="7.38041002277904" calcext:value-type="float">
            <text:p>7.3804</text:p>
          </table:table-cell>
          <table:table-cell table:style-name="ce149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50" table:formula="of:=IFERROR([.F16]/[.B16]*1000000;&quot;&quot;)" office:value-type="float" office:value="6833.71298405467" calcext:value-type="float">
            <text:p>6833.7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8" calcext:value-type="float">
            <text:p>588</text:p>
          </table:table-cell>
          <table:table-cell table:style-name="ce148" table:formula="of:=IFERROR([.B17]/[.D17]*[.C17];&quot;&quot;)" office:value-type="float" office:value="3.6734693877551" calcext:value-type="float">
            <text:p>3.6735</text:p>
          </table:table-cell>
          <table:table-cell table:style-name="ce148" table:formula="of:=IFERROR([.E17]*(1000/[.$B$3]);&quot;&quot;)" office:value-type="float" office:value="7.3469387755102" calcext:value-type="float">
            <text:p>7.3469</text:p>
          </table:table-cell>
          <table:table-cell table:style-name="ce149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50" table:formula="of:=IFERROR([.F17]/[.B17]*1000000;&quot;&quot;)" office:value-type="float" office:value="6802.72108843537" calcext:value-type="float">
            <text:p>6802.72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5" calcext:value-type="float">
            <text:p>585</text:p>
          </table:table-cell>
          <table:table-cell table:style-name="ce148" table:formula="of:=IFERROR([.B18]/[.D18]*[.C18];&quot;&quot;)" office:value-type="float" office:value="3.69230769230769" calcext:value-type="float">
            <text:p>3.6923</text:p>
          </table:table-cell>
          <table:table-cell table:style-name="ce148" table:formula="of:=IFERROR([.E18]*(1000/[.$B$3]);&quot;&quot;)" office:value-type="float" office:value="7.38461538461539" calcext:value-type="float">
            <text:p>7.3846</text:p>
          </table:table-cell>
          <table:table-cell table:style-name="ce149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50" table:formula="of:=IFERROR([.F18]/[.B18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5" calcext:value-type="float">
            <text:p>585</text:p>
          </table:table-cell>
          <table:table-cell table:style-name="ce148" table:formula="of:=IFERROR([.B19]/[.D19]*[.C19];&quot;&quot;)" office:value-type="float" office:value="3.69230769230769" calcext:value-type="float">
            <text:p>3.6923</text:p>
          </table:table-cell>
          <table:table-cell table:style-name="ce148" table:formula="of:=IFERROR([.E19]*(1000/[.$B$3]);&quot;&quot;)" office:value-type="float" office:value="7.38461538461539" calcext:value-type="float">
            <text:p>7.3846</text:p>
          </table:table-cell>
          <table:table-cell table:style-name="ce149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50" table:formula="of:=IFERROR([.F19]/[.B19]*1000000;&quot;&quot;)" office:value-type="float" office:value="6837.60683760684" calcext:value-type="float">
            <text:p>6837.6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374" calcext:value-type="float">
            <text:p>4374</text:p>
          </table:table-cell>
          <table:table-cell table:style-name="ce148" table:formula="of:=IFERROR([.B6]/[.D6]*[.C6];&quot;&quot;)" office:value-type="float" office:value="81.8875171467764" calcext:value-type="float">
            <text:p>81.8875</text:p>
          </table:table-cell>
          <table:table-cell table:style-name="ce148" table:formula="of:=IFERROR([.E6]*(1000/[.$B$3]);&quot;&quot;)" office:value-type="float" office:value="163.775034293553" calcext:value-type="float">
            <text:p>163.7750</text:p>
          </table:table-cell>
          <table:table-cell table:style-name="ce149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50" table:formula="of:=IFERROR([.F6]/[.B6]*1000000;&quot;&quot;)" office:value-type="float" office:value="18747.1422039323" calcext:value-type="float">
            <text:p>18747.14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5016" calcext:value-type="float">
            <text:p>5016</text:p>
          </table:table-cell>
          <table:table-cell table:style-name="ce148" table:formula="of:=IFERROR([.B7]/[.D7]*[.C7];&quot;&quot;)" office:value-type="float" office:value="81.8564593301435" calcext:value-type="float">
            <text:p>81.8565</text:p>
          </table:table-cell>
          <table:table-cell table:style-name="ce148" table:formula="of:=IFERROR([.E7]*(1000/[.$B$3]);&quot;&quot;)" office:value-type="float" office:value="163.712918660287" calcext:value-type="float">
            <text:p>163.7129</text:p>
          </table:table-cell>
          <table:table-cell table:style-name="ce149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50" table:formula="of:=IFERROR([.F7]/[.B7]*1000000;&quot;&quot;)" office:value-type="float" office:value="18740.0318979266" calcext:value-type="float">
            <text:p>18740.03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4310" calcext:value-type="float">
            <text:p>4310</text:p>
          </table:table-cell>
          <table:table-cell table:style-name="ce148" table:formula="of:=IFERROR([.B8]/[.D8]*[.C8];&quot;&quot;)" office:value-type="float" office:value="178.368445475638" calcext:value-type="float">
            <text:p>178.3684</text:p>
          </table:table-cell>
          <table:table-cell table:style-name="ce148" table:formula="of:=IFERROR([.E8]*(1000/[.$B$3]);&quot;&quot;)" office:value-type="float" office:value="356.736890951276" calcext:value-type="float">
            <text:p>356.7369</text:p>
          </table:table-cell>
          <table:table-cell table:style-name="ce149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50" table:formula="of:=IFERROR([.F8]/[.B8]*1000000;&quot;&quot;)" office:value-type="float" office:value="40835.2668213457" calcext:value-type="float">
            <text:p>40835.26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9]/[.D9]*[.C9];&quot;&quot;)" office:value-type="float" office:value="81.8853776111409" calcext:value-type="float">
            <text:p>81.8854</text:p>
          </table:table-cell>
          <table:table-cell table:style-name="ce148" table:formula="of:=IFERROR([.E9]*(1000/[.$B$3]);&quot;&quot;)" office:value-type="float" office:value="163.770755222282" calcext:value-type="float">
            <text:p>163.7708</text:p>
          </table:table-cell>
          <table:table-cell table:style-name="ce149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50" table:formula="of:=IFERROR([.F9]/[.B9]*1000000;&quot;&quot;)" office:value-type="float" office:value="18746.6523835029" calcext:value-type="float">
            <text:p>18746.65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less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8" table:formula="of:=IFERROR([.B10]/[.D10]*[.C10];&quot;&quot;)" office:value-type="float" office:value="81.9" calcext:value-type="float">
            <text:p>81.9000</text:p>
          </table:table-cell>
          <table:table-cell table:style-name="ce148" table:formula="of:=IFERROR([.E10]*(1000/[.$B$3]);&quot;&quot;)" office:value-type="float" office:value="163.8" calcext:value-type="float">
            <text:p>163.8000</text:p>
          </table:table-cell>
          <table:table-cell table:style-name="ce149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50" table:formula="of:=IFERROR([.F10]/[.B10]*1000000;&quot;&quot;)" office:value-type="float" office:value="18750" calcext:value-type="float">
            <text:p>1875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y Compressed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837" calcext:value-type="float">
            <text:p>3837</text:p>
          </table:table-cell>
          <table:table-cell table:style-name="ce148" table:formula="of:=IFERROR([.B11]/[.D11]*[.C11];&quot;&quot;)" office:value-type="float" office:value="81.9640344018765" calcext:value-type="float">
            <text:p>81.9640</text:p>
          </table:table-cell>
          <table:table-cell table:style-name="ce148" table:formula="of:=IFERROR([.E11]*(1000/[.$B$3]);&quot;&quot;)" office:value-type="float" office:value="163.928068803753" calcext:value-type="float">
            <text:p>163.9281</text:p>
          </table:table-cell>
          <table:table-cell table:style-name="ce149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50" table:formula="of:=IFERROR([.F11]/[.B11]*1000000;&quot;&quot;)" office:value-type="float" office:value="18764.6598905395" calcext:value-type="float">
            <text:p>18764.65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0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163" calcext:value-type="float">
            <text:p>4163</text:p>
          </table:table-cell>
          <table:table-cell table:style-name="ce148" table:formula="of:=IFERROR([.B12]/[.D12]*[.C12];&quot;&quot;)" office:value-type="float" office:value="81.840980062455" calcext:value-type="float">
            <text:p>81.8410</text:p>
          </table:table-cell>
          <table:table-cell table:style-name="ce148" table:formula="of:=IFERROR([.E12]*(1000/[.$B$3]);&quot;&quot;)" office:value-type="float" office:value="163.68196012491" calcext:value-type="float">
            <text:p>163.6820</text:p>
          </table:table-cell>
          <table:table-cell table:style-name="ce149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50" table:formula="of:=IFERROR([.F12]/[.B12]*1000000;&quot;&quot;)" office:value-type="float" office:value="18736.4881095364" calcext:value-type="float">
            <text:p>18736.4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8736" calcext:value-type="float">
            <text:p>8736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360" calcext:value-type="float">
            <text:p>4360</text:p>
          </table:table-cell>
          <table:table-cell table:style-name="ce148" table:formula="of:=IFERROR([.B13]/[.D13]*[.C13];&quot;&quot;)" office:value-type="float" office:value="82.1504587155963" calcext:value-type="float">
            <text:p>82.1505</text:p>
          </table:table-cell>
          <table:table-cell table:style-name="ce148" table:formula="of:=IFERROR([.E13]*(1000/[.$B$3]);&quot;&quot;)" office:value-type="float" office:value="164.300917431193" calcext:value-type="float">
            <text:p>164.3009</text:p>
          </table:table-cell>
          <table:table-cell table:style-name="ce149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50" table:formula="of:=IFERROR([.F13]/[.B13]*1000000;&quot;&quot;)" office:value-type="float" office:value="18807.3394495413" calcext:value-type="float">
            <text:p>18807.3394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31" calcext:value-type="float">
            <text:p>1231</text:p>
          </table:table-cell>
          <table:table-cell table:style-name="ce148" table:formula="of:=IFERROR([.B14]/[.D14]*[.C14];&quot;&quot;)" office:value-type="float" office:value="14.0373679935012" calcext:value-type="float">
            <text:p>14.0374</text:p>
          </table:table-cell>
          <table:table-cell table:style-name="ce148" table:formula="of:=IFERROR([.E14]*(1000/[.$B$3]);&quot;&quot;)" office:value-type="float" office:value="28.0747359870024" calcext:value-type="float">
            <text:p>28.0747</text:p>
          </table:table-cell>
          <table:table-cell table:style-name="ce149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50" table:formula="of:=IFERROR([.F14]/[.B14]*1000000;&quot;&quot;)" office:value-type="float" office:value="12997.5629569456" calcext:value-type="float">
            <text:p>12997.56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31" calcext:value-type="float">
            <text:p>1231</text:p>
          </table:table-cell>
          <table:table-cell table:style-name="ce148" table:formula="of:=IFERROR([.B15]/[.D15]*[.C15];&quot;&quot;)" office:value-type="float" office:value="14.0373679935012" calcext:value-type="float">
            <text:p>14.0374</text:p>
          </table:table-cell>
          <table:table-cell table:style-name="ce148" table:formula="of:=IFERROR([.E15]*(1000/[.$B$3]);&quot;&quot;)" office:value-type="float" office:value="28.0747359870024" calcext:value-type="float">
            <text:p>28.0747</text:p>
          </table:table-cell>
          <table:table-cell table:style-name="ce149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50" table:formula="of:=IFERROR([.F15]/[.B15]*1000000;&quot;&quot;)" office:value-type="float" office:value="12997.5629569456" calcext:value-type="float">
            <text:p>12997.56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150" calcext:value-type="float">
            <text:p>1150</text:p>
          </table:table-cell>
          <table:table-cell table:style-name="ce148" table:formula="of:=IFERROR([.B16]/[.D16]*[.C16];&quot;&quot;)" office:value-type="float" office:value="13.1478260869565" calcext:value-type="float">
            <text:p>13.1478</text:p>
          </table:table-cell>
          <table:table-cell table:style-name="ce148" table:formula="of:=IFERROR([.E16]*(1000/[.$B$3]);&quot;&quot;)" office:value-type="float" office:value="26.295652173913" calcext:value-type="float">
            <text:p>26.2957</text:p>
          </table:table-cell>
          <table:table-cell table:style-name="ce149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50" table:formula="of:=IFERROR([.F16]/[.B16]*1000000;&quot;&quot;)" office:value-type="float" office:value="12173.9130434783" calcext:value-type="float">
            <text:p>12173.913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312" calcext:value-type="float">
            <text:p>1312</text:p>
          </table:table-cell>
          <table:table-cell table:style-name="ce148" table:formula="of:=IFERROR([.B17]/[.D17]*[.C17];&quot;&quot;)" office:value-type="float" office:value="13.1707317073171" calcext:value-type="float">
            <text:p>13.1707</text:p>
          </table:table-cell>
          <table:table-cell table:style-name="ce148" table:formula="of:=IFERROR([.E17]*(1000/[.$B$3]);&quot;&quot;)" office:value-type="float" office:value="26.3414634146341" calcext:value-type="float">
            <text:p>26.3415</text:p>
          </table:table-cell>
          <table:table-cell table:style-name="ce149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50" table:formula="of:=IFERROR([.F17]/[.B17]*1000000;&quot;&quot;)" office:value-type="float" office:value="12195.1219512195" calcext:value-type="float">
            <text:p>12195.122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8" table:formula="of:=IFERROR([.B18]/[.D18]*[.C18];&quot;&quot;)" office:value-type="float" office:value="7.04347826086957" calcext:value-type="float">
            <text:p>7.0435</text:p>
          </table:table-cell>
          <table:table-cell table:style-name="ce148" table:formula="of:=IFERROR([.E18]*(1000/[.$B$3]);&quot;&quot;)" office:value-type="float" office:value="14.0869565217391" calcext:value-type="float">
            <text:p>14.0870</text:p>
          </table:table-cell>
          <table:table-cell table:style-name="ce149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50" table:formula="of:=IFERROR([.F18]/[.B18]*1000000;&quot;&quot;)" office:value-type="float" office:value="13043.4782608696" calcext:value-type="float">
            <text:p>13043.4783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19]/[.D19]*[.C19];&quot;&quot;)" office:value-type="float" office:value="7.03583061889251" calcext:value-type="float">
            <text:p>7.0358</text:p>
          </table:table-cell>
          <table:table-cell table:style-name="ce148" table:formula="of:=IFERROR([.E19]*(1000/[.$B$3]);&quot;&quot;)" office:value-type="float" office:value="14.071661237785" calcext:value-type="float">
            <text:p>14.0717</text:p>
          </table:table-cell>
          <table:table-cell table:style-name="ce149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50" table:formula="of:=IFERROR([.F19]/[.B19]*1000000;&quot;&quot;)" office:value-type="float" office:value="13029.3159609121" calcext:value-type="float">
            <text:p>13029.3160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8" table:formula="of:=IFERROR([.B20]/[.D20]*[.C20];&quot;&quot;)" office:value-type="float" office:value="7.04347826086957" calcext:value-type="float">
            <text:p>7.0435</text:p>
          </table:table-cell>
          <table:table-cell table:style-name="ce148" table:formula="of:=IFERROR([.E20]*(1000/[.$B$3]);&quot;&quot;)" office:value-type="float" office:value="14.0869565217391" calcext:value-type="float">
            <text:p>14.0870</text:p>
          </table:table-cell>
          <table:table-cell table:style-name="ce149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50" table:formula="of:=IFERROR([.F20]/[.B20]*1000000;&quot;&quot;)" office:value-type="float" office:value="13043.4782608696" calcext:value-type="float">
            <text:p>13043.4783</text:p>
          </table:table-cell>
          <table:table-cell table:style-name="ce15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6192" calcext:value-type="float">
            <text:p>6192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3810" calcext:value-type="float">
            <text:p>3810</text:p>
          </table:table-cell>
          <table:table-cell table:style-name="ce148" table:formula="of:=IFERROR([.B6]/[.D6]*[.C6];&quot;&quot;)" office:value-type="float" office:value="149.51811023622" calcext:value-type="float">
            <text:p>149.5181</text:p>
          </table:table-cell>
          <table:table-cell table:style-name="ce148" table:formula="of:=IFERROR([.E6]*(1000/[.$B$3]);&quot;&quot;)" office:value-type="float" office:value="299.036220472441" calcext:value-type="float">
            <text:p>299.0362</text:p>
          </table:table-cell>
          <table:table-cell table:style-name="ce14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0" table:formula="of:=IFERROR([.F6]/[.B6]*1000000;&quot;&quot;)" office:value-type="float" office:value="48293.9632545932" calcext:value-type="float">
            <text:p>48293.96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838" calcext:value-type="float">
            <text:p>838</text:p>
          </table:table-cell>
          <table:table-cell table:style-name="ce148" table:formula="of:=IFERROR([.B7]/[.D7]*[.C7];&quot;&quot;)" office:value-type="float" office:value="15.4653937947494" calcext:value-type="float">
            <text:p>15.4654</text:p>
          </table:table-cell>
          <table:table-cell table:style-name="ce148" table:formula="of:=IFERROR([.E7]*(1000/[.$B$3]);&quot;&quot;)" office:value-type="float" office:value="30.9307875894988" calcext:value-type="float">
            <text:p>30.9308</text:p>
          </table:table-cell>
          <table:table-cell table:style-name="ce14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0" table:formula="of:=IFERROR([.F7]/[.B7]*1000000;&quot;&quot;)" office:value-type="float" office:value="28639.6181384248" calcext:value-type="float">
            <text:p>28639.6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834" calcext:value-type="float">
            <text:p>834</text:p>
          </table:table-cell>
          <table:table-cell table:style-name="ce148" table:formula="of:=IFERROR([.B8]/[.D8]*[.C8];&quot;&quot;)" office:value-type="float" office:value="15.5395683453237" calcext:value-type="float">
            <text:p>15.5396</text:p>
          </table:table-cell>
          <table:table-cell table:style-name="ce148" table:formula="of:=IFERROR([.E8]*(1000/[.$B$3]);&quot;&quot;)" office:value-type="float" office:value="31.0791366906475" calcext:value-type="float">
            <text:p>31.0791</text:p>
          </table:table-cell>
          <table:table-cell table:style-name="ce14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0" table:formula="of:=IFERROR([.F8]/[.B8]*1000000;&quot;&quot;)" office:value-type="float" office:value="28776.9784172662" calcext:value-type="float">
            <text:p>28776.97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3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9]/[.D9]*[.C9];&quot;&quot;)" office:value-type="float" office:value="15.4455445544554" calcext:value-type="float">
            <text:p>15.4455</text:p>
          </table:table-cell>
          <table:table-cell table:style-name="ce148" table:formula="of:=IFERROR([.E9]*(1000/[.$B$3]);&quot;&quot;)" office:value-type="float" office:value="30.8910891089109" calcext:value-type="float">
            <text:p>30.8911</text:p>
          </table:table-cell>
          <table:table-cell table:style-name="ce14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0" table:formula="of:=IFERROR([.F9]/[.B9]*1000000;&quot;&quot;)" office:value-type="float" office:value="42904.2904290429" calcext:value-type="float">
            <text:p>42904.29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24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651" calcext:value-type="float">
            <text:p>651</text:p>
          </table:table-cell>
          <table:table-cell table:style-name="ce148" table:formula="of:=IFERROR([.B10]/[.D10]*[.C10];&quot;&quot;)" office:value-type="float" office:value="15.4838709677419" calcext:value-type="float">
            <text:p>15.4839</text:p>
          </table:table-cell>
          <table:table-cell table:style-name="ce148" table:formula="of:=IFERROR([.E10]*(1000/[.$B$3]);&quot;&quot;)" office:value-type="float" office:value="30.9677419354839" calcext:value-type="float">
            <text:p>30.9677</text:p>
          </table:table-cell>
          <table:table-cell table:style-name="ce14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0" table:formula="of:=IFERROR([.F10]/[.B10]*1000000;&quot;&quot;)" office:value-type="float" office:value="43010.7526881721" calcext:value-type="float">
            <text:p>43010.7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3" calcext:value-type="float">
            <text:p>1343</text:p>
          </table:table-cell>
          <table:table-cell table:style-name="ce148" table:formula="of:=IFERROR([.B6]/[.D6]*[.C6];&quot;&quot;)" office:value-type="float" office:value="3.09754281459419" calcext:value-type="float">
            <text:p>3.0975</text:p>
          </table:table-cell>
          <table:table-cell table:style-name="ce148" table:formula="of:=IFERROR([.E6]*(1000/[.$B$3]);&quot;&quot;)" office:value-type="float" office:value="6.19508562918838" calcext:value-type="float">
            <text:p>6.1951</text:p>
          </table:table-cell>
          <table:table-cell table:style-name="ce149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0" table:formula="of:=IFERROR([.F6]/[.B6]*1000000;&quot;&quot;)" office:value-type="float" office:value="1489.20327624721" calcext:value-type="float">
            <text:p>1489.20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2" calcext:value-type="float">
            <text:p>1342</text:p>
          </table:table-cell>
          <table:table-cell table:style-name="ce148" table:formula="of:=IFERROR([.B7]/[.D7]*[.C7];&quot;&quot;)" office:value-type="float" office:value="3.09985096870343" calcext:value-type="float">
            <text:p>3.0999</text:p>
          </table:table-cell>
          <table:table-cell table:style-name="ce148" table:formula="of:=IFERROR([.E7]*(1000/[.$B$3]);&quot;&quot;)" office:value-type="float" office:value="6.19970193740686" calcext:value-type="float">
            <text:p>6.1997</text:p>
          </table:table-cell>
          <table:table-cell table:style-name="ce149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0" table:formula="of:=IFERROR([.F7]/[.B7]*1000000;&quot;&quot;)" office:value-type="float" office:value="1490.3129657228" calcext:value-type="float">
            <text:p>1490.3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2" calcext:value-type="float">
            <text:p>1342</text:p>
          </table:table-cell>
          <table:table-cell table:style-name="ce148" table:formula="of:=IFERROR([.B8]/[.D8]*[.C8];&quot;&quot;)" office:value-type="float" office:value="3.09985096870343" calcext:value-type="float">
            <text:p>3.0999</text:p>
          </table:table-cell>
          <table:table-cell table:style-name="ce148" table:formula="of:=IFERROR([.E8]*(1000/[.$B$3]);&quot;&quot;)" office:value-type="float" office:value="6.19970193740686" calcext:value-type="float">
            <text:p>6.1997</text:p>
          </table:table-cell>
          <table:table-cell table:style-name="ce149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0" table:formula="of:=IFERROR([.F8]/[.B8]*1000000;&quot;&quot;)" office:value-type="float" office:value="1490.3129657228" calcext:value-type="float">
            <text:p>1490.31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1" calcext:value-type="float">
            <text:p>1341</text:p>
          </table:table-cell>
          <table:table-cell table:style-name="ce148" table:formula="of:=IFERROR([.B9]/[.D9]*[.C9];&quot;&quot;)" office:value-type="float" office:value="3.10216256524981" calcext:value-type="float">
            <text:p>3.1022</text:p>
          </table:table-cell>
          <table:table-cell table:style-name="ce148" table:formula="of:=IFERROR([.E9]*(1000/[.$B$3]);&quot;&quot;)" office:value-type="float" office:value="6.20432513049963" calcext:value-type="float">
            <text:p>6.2043</text:p>
          </table:table-cell>
          <table:table-cell table:style-name="ce149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0" table:formula="of:=IFERROR([.F9]/[.B9]*1000000;&quot;&quot;)" office:value-type="float" office:value="1491.42431021626" calcext:value-type="float">
            <text:p>1491.42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40" calcext:value-type="float">
            <text:p>1340</text:p>
          </table:table-cell>
          <table:table-cell table:style-name="ce148" table:formula="of:=IFERROR([.B10]/[.D10]*[.C10];&quot;&quot;)" office:value-type="float" office:value="3.1044776119403" calcext:value-type="float">
            <text:p>3.1045</text:p>
          </table:table-cell>
          <table:table-cell table:style-name="ce148" table:formula="of:=IFERROR([.E10]*(1000/[.$B$3]);&quot;&quot;)" office:value-type="float" office:value="6.2089552238806" calcext:value-type="float">
            <text:p>6.2090</text:p>
          </table:table-cell>
          <table:table-cell table:style-name="ce149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0" table:formula="of:=IFERROR([.F10]/[.B10]*1000000;&quot;&quot;)" office:value-type="float" office:value="1492.53731343284" calcext:value-type="float">
            <text:p>1492.53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26" calcext:value-type="float">
            <text:p>1326</text:p>
          </table:table-cell>
          <table:table-cell table:style-name="ce148" table:formula="of:=IFERROR([.B11]/[.D11]*[.C11];&quot;&quot;)" office:value-type="float" office:value="3.13725490196078" calcext:value-type="float">
            <text:p>3.1373</text:p>
          </table:table-cell>
          <table:table-cell table:style-name="ce148" table:formula="of:=IFERROR([.E11]*(1000/[.$B$3]);&quot;&quot;)" office:value-type="float" office:value="6.27450980392157" calcext:value-type="float">
            <text:p>6.2745</text:p>
          </table:table-cell>
          <table:table-cell table:style-name="ce149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0" table:formula="of:=IFERROR([.F11]/[.B11]*1000000;&quot;&quot;)" office:value-type="float" office:value="1508.29562594269" calcext:value-type="float">
            <text:p>1508.2956</text:p>
          </table:table-cell>
          <table:table-cell table:style-name="ce15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 Continuous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322" calcext:value-type="float">
            <text:p>1322</text:p>
          </table:table-cell>
          <table:table-cell table:style-name="ce148" table:formula="of:=IFERROR([.B12]/[.D12]*[.C12];&quot;&quot;)" office:value-type="float" office:value="3.14674735249622" calcext:value-type="float">
            <text:p>3.1467</text:p>
          </table:table-cell>
          <table:table-cell table:style-name="ce148" table:formula="of:=IFERROR([.E12]*(1000/[.$B$3]);&quot;&quot;)" office:value-type="float" office:value="6.29349470499244" calcext:value-type="float">
            <text:p>6.2935</text:p>
          </table:table-cell>
          <table:table-cell table:style-name="ce149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0" table:formula="of:=IFERROR([.F12]/[.B12]*1000000;&quot;&quot;)" office:value-type="float" office:value="1512.85930408472" calcext:value-type="float">
            <text:p>1512.8593</text:p>
          </table:table-cell>
          <table:table-cell table:style-name="ce15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30p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39" calcext:value-type="float">
            <text:p>2139</text:p>
          </table:table-cell>
          <table:table-cell table:style-name="ce148" table:formula="of:=IFERROR([.B13]/[.D13]*[.C13];&quot;&quot;)" office:value-type="float" office:value="5.83450210378682" calcext:value-type="float">
            <text:p>5.8345</text:p>
          </table:table-cell>
          <table:table-cell table:style-name="ce148" table:formula="of:=IFERROR([.E13]*(1000/[.$B$3]);&quot;&quot;)" office:value-type="float" office:value="11.6690042075736" calcext:value-type="float">
            <text:p>11.6690</text:p>
          </table:table-cell>
          <table:table-cell table:style-name="ce149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50" table:formula="of:=IFERROR([.F13]/[.B13]*1000000;&quot;&quot;)" office:value-type="float" office:value="2805.04908835905" calcext:value-type="float">
            <text:p>2805.04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064" calcext:value-type="float">
            <text:p>1064</text:p>
          </table:table-cell>
          <table:table-cell table:style-name="ce148" table:formula="of:=IFERROR([.B14]/[.D14]*[.C14];&quot;&quot;)" office:value-type="float" office:value="2.03007518796992" calcext:value-type="float">
            <text:p>2.0301</text:p>
          </table:table-cell>
          <table:table-cell table:style-name="ce148" table:formula="of:=IFERROR([.E14]*(1000/[.$B$3]);&quot;&quot;)" office:value-type="float" office:value="4.06015037593985" calcext:value-type="float">
            <text:p>4.0602</text:p>
          </table:table-cell>
          <table:table-cell table:style-name="ce149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50" table:formula="of:=IFERROR([.F14]/[.B14]*1000000;&quot;&quot;)" office:value-type="float" office:value="1879.6992481203" calcext:value-type="float">
            <text:p>1879.69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44" calcext:value-type="float">
            <text:p>1644</text:p>
          </table:table-cell>
          <table:table-cell table:style-name="ce148" table:formula="of:=IFERROR([.B15]/[.D15]*[.C15];&quot;&quot;)" office:value-type="float" office:value="2.62773722627737" calcext:value-type="float">
            <text:p>2.6277</text:p>
          </table:table-cell>
          <table:table-cell table:style-name="ce148" table:formula="of:=IFERROR([.E15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50" table:formula="of:=IFERROR([.F15]/[.B15]*1000000;&quot;&quot;)" office:value-type="float" office:value="2433.0900243309" calcext:value-type="float">
            <text:p>2433.0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22" calcext:value-type="float">
            <text:p>1322</text:p>
          </table:table-cell>
          <table:table-cell table:style-name="ce148" table:formula="of:=IFERROR([.B16]/[.D16]*[.C16];&quot;&quot;)" office:value-type="float" office:value="4.90166414523449" calcext:value-type="float">
            <text:p>4.9017</text:p>
          </table:table-cell>
          <table:table-cell table:style-name="ce148" table:formula="of:=IFERROR([.E16]*(1000/[.$B$3]);&quot;&quot;)" office:value-type="float" office:value="9.80332829046899" calcext:value-type="float">
            <text:p>9.8033</text:p>
          </table:table-cell>
          <table:table-cell table:style-name="ce149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50" table:formula="of:=IFERROR([.F16]/[.B16]*1000000;&quot;&quot;)" office:value-type="float" office:value="4538.57791225416" calcext:value-type="float">
            <text:p>4538.57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24" calcext:value-type="float">
            <text:p>1324</text:p>
          </table:table-cell>
          <table:table-cell table:style-name="ce148" table:formula="of:=IFERROR([.B17]/[.D17]*[.C17];&quot;&quot;)" office:value-type="float" office:value="4.89425981873112" calcext:value-type="float">
            <text:p>4.8943</text:p>
          </table:table-cell>
          <table:table-cell table:style-name="ce148" table:formula="of:=IFERROR([.E17]*(1000/[.$B$3]);&quot;&quot;)" office:value-type="float" office:value="9.78851963746224" calcext:value-type="float">
            <text:p>9.7885</text:p>
          </table:table-cell>
          <table:table-cell table:style-name="ce149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50" table:formula="of:=IFERROR([.F17]/[.B17]*1000000;&quot;&quot;)" office:value-type="float" office:value="4531.72205438066" calcext:value-type="float">
            <text:p>4531.72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1" calcext:value-type="float">
            <text:p>411</text:p>
          </table:table-cell>
          <table:table-cell table:style-name="ce148" table:formula="of:=IFERROR([.B18]/[.D18]*[.C18];&quot;&quot;)" office:value-type="float" office:value="2.62773722627737" calcext:value-type="float">
            <text:p>2.6277</text:p>
          </table:table-cell>
          <table:table-cell table:style-name="ce148" table:formula="of:=IFERROR([.E18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50" table:formula="of:=IFERROR([.F18]/[.B18]*1000000;&quot;&quot;)" office:value-type="float" office:value="4866.1800486618" calcext:value-type="float">
            <text:p>4866.18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1" calcext:value-type="float">
            <text:p>411</text:p>
          </table:table-cell>
          <table:table-cell table:style-name="ce148" table:formula="of:=IFERROR([.B19]/[.D19]*[.C19];&quot;&quot;)" office:value-type="float" office:value="2.62773722627737" calcext:value-type="float">
            <text:p>2.6277</text:p>
          </table:table-cell>
          <table:table-cell table:style-name="ce148" table:formula="of:=IFERROR([.E19]*(1000/[.$B$3]);&quot;&quot;)" office:value-type="float" office:value="5.25547445255474" calcext:value-type="float">
            <text:p>5.2555</text:p>
          </table:table-cell>
          <table:table-cell table:style-name="ce149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50" table:formula="of:=IFERROR([.F19]/[.B19]*1000000;&quot;&quot;)" office:value-type="float" office:value="4866.1800486618" calcext:value-type="float">
            <text:p>4866.18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12" calcext:value-type="float">
            <text:p>412</text:p>
          </table:table-cell>
          <table:table-cell table:style-name="ce148" table:formula="of:=IFERROR([.B20]/[.D20]*[.C20];&quot;&quot;)" office:value-type="float" office:value="2.62135922330097" calcext:value-type="float">
            <text:p>2.6214</text:p>
          </table:table-cell>
          <table:table-cell table:style-name="ce148" table:formula="of:=IFERROR([.E20]*(1000/[.$B$3]);&quot;&quot;)" office:value-type="float" office:value="5.24271844660194" calcext:value-type="float">
            <text:p>5.2427</text:p>
          </table:table-cell>
          <table:table-cell table:style-name="ce149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50" table:formula="of:=IFERROR([.F20]/[.B20]*1000000;&quot;&quot;)" office:value-type="float" office:value="4854.36893203884" calcext:value-type="float">
            <text:p>4854.3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3" calcext:value-type="float">
            <text:p>823</text:p>
          </table:table-cell>
          <table:table-cell table:style-name="ce148" table:formula="of:=IFERROR([.B21]/[.D21]*[.C21];&quot;&quot;)" office:value-type="float" office:value="2.62454434993925" calcext:value-type="float">
            <text:p>2.6245</text:p>
          </table:table-cell>
          <table:table-cell table:style-name="ce148" table:formula="of:=IFERROR([.E21]*(1000/[.$B$3]);&quot;&quot;)" office:value-type="float" office:value="5.24908869987849" calcext:value-type="float">
            <text:p>5.2491</text:p>
          </table:table-cell>
          <table:table-cell table:style-name="ce149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50" table:formula="of:=IFERROR([.F21]/[.B21]*1000000;&quot;&quot;)" office:value-type="float" office:value="4860.26731470231" calcext:value-type="float">
            <text:p>4860.26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3" calcext:value-type="float">
            <text:p>3653</text:p>
          </table:table-cell>
          <table:table-cell table:style-name="ce148" table:formula="of:=IFERROR([.B6]/[.D6]*[.C6];&quot;&quot;)" office:value-type="float" office:value="17.5198467013414" calcext:value-type="float">
            <text:p>17.5198</text:p>
          </table:table-cell>
          <table:table-cell table:style-name="ce148" table:formula="of:=IFERROR([.E6]*(1000/[.$B$3]);&quot;&quot;)" office:value-type="float" office:value="35.0396934026827" calcext:value-type="float">
            <text:p>35.0397</text:p>
          </table:table-cell>
          <table:table-cell table:style-name="ce149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50" table:formula="of:=IFERROR([.F6]/[.B6]*1000000;&quot;&quot;)" office:value-type="float" office:value="8759.92335067068" calcext:value-type="float">
            <text:p>8759.92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7" calcext:value-type="float">
            <text:p>3657</text:p>
          </table:table-cell>
          <table:table-cell table:style-name="ce148" table:formula="of:=IFERROR([.B7]/[.D7]*[.C7];&quot;&quot;)" office:value-type="float" office:value="17.5006836204539" calcext:value-type="float">
            <text:p>17.5007</text:p>
          </table:table-cell>
          <table:table-cell table:style-name="ce148" table:formula="of:=IFERROR([.E7]*(1000/[.$B$3]);&quot;&quot;)" office:value-type="float" office:value="35.0013672409078" calcext:value-type="float">
            <text:p>35.0014</text:p>
          </table:table-cell>
          <table:table-cell table:style-name="ce149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50" table:formula="of:=IFERROR([.F7]/[.B7]*1000000;&quot;&quot;)" office:value-type="float" office:value="8750.34181022696" calcext:value-type="float">
            <text:p>8750.34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28" calcext:value-type="float">
            <text:p>3428</text:p>
          </table:table-cell>
          <table:table-cell table:style-name="ce148" table:formula="of:=IFERROR([.B8]/[.D8]*[.C8];&quot;&quot;)" office:value-type="float" office:value="17.5029171528588" calcext:value-type="float">
            <text:p>17.5029</text:p>
          </table:table-cell>
          <table:table-cell table:style-name="ce148" table:formula="of:=IFERROR([.E8]*(1000/[.$B$3]);&quot;&quot;)" office:value-type="float" office:value="35.0058343057176" calcext:value-type="float">
            <text:p>35.0058</text:p>
          </table:table-cell>
          <table:table-cell table:style-name="ce149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50" table:formula="of:=IFERROR([.F8]/[.B8]*1000000;&quot;&quot;)" office:value-type="float" office:value="8751.45857642941" calcext:value-type="float">
            <text:p>8751.45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22" calcext:value-type="float">
            <text:p>3422</text:p>
          </table:table-cell>
          <table:table-cell table:style-name="ce148" table:formula="of:=IFERROR([.B9]/[.D9]*[.C9];&quot;&quot;)" office:value-type="float" office:value="17.5336060783168" calcext:value-type="float">
            <text:p>17.5336</text:p>
          </table:table-cell>
          <table:table-cell table:style-name="ce148" table:formula="of:=IFERROR([.E9]*(1000/[.$B$3]);&quot;&quot;)" office:value-type="float" office:value="35.0672121566336" calcext:value-type="float">
            <text:p>35.0672</text:p>
          </table:table-cell>
          <table:table-cell table:style-name="ce149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50" table:formula="of:=IFERROR([.F9]/[.B9]*1000000;&quot;&quot;)" office:value-type="float" office:value="8766.80303915839" calcext:value-type="float">
            <text:p>8766.8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33" calcext:value-type="float">
            <text:p>3433</text:p>
          </table:table-cell>
          <table:table-cell table:style-name="ce148" table:formula="of:=IFERROR([.B10]/[.D10]*[.C10];&quot;&quot;)" office:value-type="float" office:value="17.4774249927177" calcext:value-type="float">
            <text:p>17.4774</text:p>
          </table:table-cell>
          <table:table-cell table:style-name="ce148" table:formula="of:=IFERROR([.E10]*(1000/[.$B$3]);&quot;&quot;)" office:value-type="float" office:value="34.9548499854355" calcext:value-type="float">
            <text:p>34.9548</text:p>
          </table:table-cell>
          <table:table-cell table:style-name="ce149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50" table:formula="of:=IFERROR([.F10]/[.B10]*1000000;&quot;&quot;)" office:value-type="float" office:value="8738.71249635887" calcext:value-type="float">
            <text:p>8738.71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658" calcext:value-type="float">
            <text:p>3658</text:p>
          </table:table-cell>
          <table:table-cell table:style-name="ce148" table:formula="of:=IFERROR([.B11]/[.D11]*[.C11];&quot;&quot;)" office:value-type="float" office:value="17.4958993985785" calcext:value-type="float">
            <text:p>17.4959</text:p>
          </table:table-cell>
          <table:table-cell table:style-name="ce148" table:formula="of:=IFERROR([.E11]*(1000/[.$B$3]);&quot;&quot;)" office:value-type="float" office:value="34.9917987971569" calcext:value-type="float">
            <text:p>34.9918</text:p>
          </table:table-cell>
          <table:table-cell table:style-name="ce149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50" table:formula="of:=IFERROR([.F11]/[.B11]*1000000;&quot;&quot;)" office:value-type="float" office:value="8747.94969928923" calcext:value-type="float">
            <text:p>8747.9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67" calcext:value-type="float">
            <text:p>1967</text:p>
          </table:table-cell>
          <table:table-cell table:style-name="ce148" table:formula="of:=IFERROR([.B12]/[.D12]*[.C12];&quot;&quot;)" office:value-type="float" office:value="13.1774275546518" calcext:value-type="float">
            <text:p>13.1774</text:p>
          </table:table-cell>
          <table:table-cell table:style-name="ce148" table:formula="of:=IFERROR([.E12]*(1000/[.$B$3]);&quot;&quot;)" office:value-type="float" office:value="26.3548551093035" calcext:value-type="float">
            <text:p>26.3549</text:p>
          </table:table-cell>
          <table:table-cell table:style-name="ce149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50" table:formula="of:=IFERROR([.F12]/[.B12]*1000000;&quot;&quot;)" office:value-type="float" office:value="12201.3218098627" calcext:value-type="float">
            <text:p>12201.3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802" calcext:value-type="float">
            <text:p>1802</text:p>
          </table:table-cell>
          <table:table-cell table:style-name="ce148" table:formula="of:=IFERROR([.B13]/[.D13]*[.C13];&quot;&quot;)" office:value-type="float" office:value="13.1853496115427" calcext:value-type="float">
            <text:p>13.1853</text:p>
          </table:table-cell>
          <table:table-cell table:style-name="ce148" table:formula="of:=IFERROR([.E13]*(1000/[.$B$3]);&quot;&quot;)" office:value-type="float" office:value="26.3706992230855" calcext:value-type="float">
            <text:p>26.3707</text:p>
          </table:table-cell>
          <table:table-cell table:style-name="ce149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50" table:formula="of:=IFERROR([.F13]/[.B13]*1000000;&quot;&quot;)" office:value-type="float" office:value="12208.6570477248" calcext:value-type="float">
            <text:p>12208.65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 HFR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1" calcext:value-type="float">
            <text:p>631</text:p>
          </table:table-cell>
          <table:table-cell table:style-name="ce148" table:formula="of:=IFERROR([.B14]/[.D14]*[.C14];&quot;&quot;)" office:value-type="float" office:value="3.42313787638669" calcext:value-type="float">
            <text:p>3.4231</text:p>
          </table:table-cell>
          <table:table-cell table:style-name="ce148" table:formula="of:=IFERROR([.E14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50" table:formula="of:=IFERROR([.F14]/[.B14]*1000000;&quot;&quot;)" office:value-type="float" office:value="6339.1442155309" calcext:value-type="float">
            <text:p>6339.1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5" calcext:value-type="float">
            <text:p>855</text:p>
          </table:table-cell>
          <table:table-cell table:style-name="ce148" table:formula="of:=IFERROR([.B15]/[.D15]*[.C15];&quot;&quot;)" office:value-type="float" office:value="7.57894736842105" calcext:value-type="float">
            <text:p>7.5789</text:p>
          </table:table-cell>
          <table:table-cell table:style-name="ce148" table:formula="of:=IFERROR([.E15]*(1000/[.$B$3]);&quot;&quot;)" office:value-type="float" office:value="15.1578947368421" calcext:value-type="float">
            <text:p>15.1579</text:p>
          </table:table-cell>
          <table:table-cell table:style-name="ce149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50" table:formula="of:=IFERROR([.F15]/[.B15]*1000000;&quot;&quot;)" office:value-type="float" office:value="14035.0877192982" calcext:value-type="float">
            <text:p>14035.08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7" calcext:value-type="float">
            <text:p>857</text:p>
          </table:table-cell>
          <table:table-cell table:style-name="ce148" table:formula="of:=IFERROR([.B16]/[.D16]*[.C16];&quot;&quot;)" office:value-type="float" office:value="7.56126021003501" calcext:value-type="float">
            <text:p>7.5613</text:p>
          </table:table-cell>
          <table:table-cell table:style-name="ce148" table:formula="of:=IFERROR([.E16]*(1000/[.$B$3]);&quot;&quot;)" office:value-type="float" office:value="15.12252042007" calcext:value-type="float">
            <text:p>15.1225</text:p>
          </table:table-cell>
          <table:table-cell table:style-name="ce149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50" table:formula="of:=IFERROR([.F16]/[.B16]*1000000;&quot;&quot;)" office:value-type="float" office:value="14002.333722287" calcext:value-type="float">
            <text:p>14002.3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59" calcext:value-type="float">
            <text:p>859</text:p>
          </table:table-cell>
          <table:table-cell table:style-name="ce148" table:formula="of:=IFERROR([.B17]/[.D17]*[.C17];&quot;&quot;)" office:value-type="float" office:value="7.54365541327125" calcext:value-type="float">
            <text:p>7.5437</text:p>
          </table:table-cell>
          <table:table-cell table:style-name="ce148" table:formula="of:=IFERROR([.E17]*(1000/[.$B$3]);&quot;&quot;)" office:value-type="float" office:value="15.0873108265425" calcext:value-type="float">
            <text:p>15.0873</text:p>
          </table:table-cell>
          <table:table-cell table:style-name="ce149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50" table:formula="of:=IFERROR([.F17]/[.B17]*1000000;&quot;&quot;)" office:value-type="float" office:value="13969.7322467986" calcext:value-type="float">
            <text:p>13969.7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6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72" calcext:value-type="float">
            <text:p>572</text:p>
          </table:table-cell>
          <table:table-cell table:style-name="ce148" table:formula="of:=IFERROR([.B18]/[.D18]*[.C18];&quot;&quot;)" office:value-type="float" office:value="7.55244755244755" calcext:value-type="float">
            <text:p>7.5524</text:p>
          </table:table-cell>
          <table:table-cell table:style-name="ce148" table:formula="of:=IFERROR([.E18]*(1000/[.$B$3]);&quot;&quot;)" office:value-type="float" office:value="15.1048951048951" calcext:value-type="float">
            <text:p>15.1049</text:p>
          </table:table-cell>
          <table:table-cell table:style-name="ce149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50" table:formula="of:=IFERROR([.F18]/[.B18]*1000000;&quot;&quot;)" office:value-type="float" office:value="20979.020979021" calcext:value-type="float">
            <text:p>20979.02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3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67" calcext:value-type="float">
            <text:p>567</text:p>
          </table:table-cell>
          <table:table-cell table:style-name="ce148" table:formula="of:=IFERROR([.B19]/[.D19]*[.C19];&quot;&quot;)" office:value-type="float" office:value="7.61904761904762" calcext:value-type="float">
            <text:p>7.6190</text:p>
          </table:table-cell>
          <table:table-cell table:style-name="ce148" table:formula="of:=IFERROR([.E19]*(1000/[.$B$3]);&quot;&quot;)" office:value-type="float" office:value="15.2380952380952" calcext:value-type="float">
            <text:p>15.2381</text:p>
          </table:table-cell>
          <table:table-cell table:style-name="ce149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50" table:formula="of:=IFERROR([.F19]/[.B19]*1000000;&quot;&quot;)" office:value-type="float" office:value="21164.0211640212" calcext:value-type="float">
            <text:p>21164.02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720 24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573" calcext:value-type="float">
            <text:p>573</text:p>
          </table:table-cell>
          <table:table-cell table:style-name="ce148" table:formula="of:=IFERROR([.B20]/[.D20]*[.C20];&quot;&quot;)" office:value-type="float" office:value="7.53926701570681" calcext:value-type="float">
            <text:p>7.5393</text:p>
          </table:table-cell>
          <table:table-cell table:style-name="ce148" table:formula="of:=IFERROR([.E20]*(1000/[.$B$3]);&quot;&quot;)" office:value-type="float" office:value="15.0785340314136" calcext:value-type="float">
            <text:p>15.0785</text:p>
          </table:table-cell>
          <table:table-cell table:style-name="ce149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50" table:formula="of:=IFERROR([.F20]/[.B20]*1000000;&quot;&quot;)" office:value-type="float" office:value="20942.4083769633" calcext:value-type="float">
            <text:p>20942.40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1" calcext:value-type="float">
            <text:p>1381</text:p>
          </table:table-cell>
          <table:table-cell table:style-name="ce148" table:formula="of:=IFERROR([.B6]/[.D6]*[.C6];&quot;&quot;)" office:value-type="float" office:value="12.0492396813903" calcext:value-type="float">
            <text:p>12.0492</text:p>
          </table:table-cell>
          <table:table-cell table:style-name="ce148" table:formula="of:=IFERROR([.E6]*(1000/[.$B$3]);&quot;&quot;)" office:value-type="float" office:value="24.0984793627806" calcext:value-type="float">
            <text:p>24.0985</text:p>
          </table:table-cell>
          <table:table-cell table:style-name="ce149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0" table:formula="of:=IFERROR([.F6]/[.B6]*1000000;&quot;&quot;)" office:value-type="float" office:value="5792.90369297611" calcext:value-type="float">
            <text:p>5792.90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7]/[.D7]*[.C7];&quot;&quot;)" office:value-type="float" office:value="12.0579710144928" calcext:value-type="float">
            <text:p>12.0580</text:p>
          </table:table-cell>
          <table:table-cell table:style-name="ce148" table:formula="of:=IFERROR([.E7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0" table:formula="of:=IFERROR([.F7]/[.B7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8]/[.D8]*[.C8];&quot;&quot;)" office:value-type="float" office:value="12.0579710144928" calcext:value-type="float">
            <text:p>12.0580</text:p>
          </table:table-cell>
          <table:table-cell table:style-name="ce148" table:formula="of:=IFERROR([.E8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0" table:formula="of:=IFERROR([.F8]/[.B8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9]/[.D9]*[.C9];&quot;&quot;)" office:value-type="float" office:value="12.0579710144928" calcext:value-type="float">
            <text:p>12.0580</text:p>
          </table:table-cell>
          <table:table-cell table:style-name="ce148" table:formula="of:=IFERROR([.E9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0" table:formula="of:=IFERROR([.F9]/[.B9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80" calcext:value-type="float">
            <text:p>1380</text:p>
          </table:table-cell>
          <table:table-cell table:style-name="ce148" table:formula="of:=IFERROR([.B10]/[.D10]*[.C10];&quot;&quot;)" office:value-type="float" office:value="12.0579710144928" calcext:value-type="float">
            <text:p>12.0580</text:p>
          </table:table-cell>
          <table:table-cell table:style-name="ce148" table:formula="of:=IFERROR([.E10]*(1000/[.$B$3]);&quot;&quot;)" office:value-type="float" office:value="24.1159420289855" calcext:value-type="float">
            <text:p>24.1159</text:p>
          </table:table-cell>
          <table:table-cell table:style-name="ce149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0" table:formula="of:=IFERROR([.F10]/[.B10]*1000000;&quot;&quot;)" office:value-type="float" office:value="5797.10144927536" calcext:value-type="float">
            <text:p>5797.1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160" calcext:value-type="float">
            <text:p>4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379" calcext:value-type="float">
            <text:p>1379</text:p>
          </table:table-cell>
          <table:table-cell table:style-name="ce148" table:formula="of:=IFERROR([.B11]/[.D11]*[.C11];&quot;&quot;)" office:value-type="float" office:value="12.0667150108774" calcext:value-type="float">
            <text:p>12.0667</text:p>
          </table:table-cell>
          <table:table-cell table:style-name="ce148" table:formula="of:=IFERROR([.E11]*(1000/[.$B$3]);&quot;&quot;)" office:value-type="float" office:value="24.1334300217549" calcext:value-type="float">
            <text:p>24.1334</text:p>
          </table:table-cell>
          <table:table-cell table:style-name="ce149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0" table:formula="of:=IFERROR([.F11]/[.B11]*1000000;&quot;&quot;)" office:value-type="float" office:value="5801.30529369108" calcext:value-type="float">
            <text:p>5801.30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49" calcext:value-type="float">
            <text:p>849</text:p>
          </table:table-cell>
          <table:table-cell table:style-name="ce148" table:formula="of:=IFERROR([.B12]/[.D12]*[.C12];&quot;&quot;)" office:value-type="float" office:value="10.1766784452297" calcext:value-type="float">
            <text:p>10.1767</text:p>
          </table:table-cell>
          <table:table-cell table:style-name="ce148" table:formula="of:=IFERROR([.E12]*(1000/[.$B$3]);&quot;&quot;)" office:value-type="float" office:value="20.3533568904594" calcext:value-type="float">
            <text:p>20.3534</text:p>
          </table:table-cell>
          <table:table-cell table:style-name="ce149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0" table:formula="of:=IFERROR([.F12]/[.B12]*1000000;&quot;&quot;)" office:value-type="float" office:value="9422.85041224971" calcext:value-type="float">
            <text:p>9422.8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49" calcext:value-type="float">
            <text:p>849</text:p>
          </table:table-cell>
          <table:table-cell table:style-name="ce148" table:formula="of:=IFERROR([.B13]/[.D13]*[.C13];&quot;&quot;)" office:value-type="float" office:value="10.1766784452297" calcext:value-type="float">
            <text:p>10.1767</text:p>
          </table:table-cell>
          <table:table-cell table:style-name="ce148" table:formula="of:=IFERROR([.E13]*(1000/[.$B$3]);&quot;&quot;)" office:value-type="float" office:value="20.3533568904594" calcext:value-type="float">
            <text:p>20.3534</text:p>
          </table:table-cell>
          <table:table-cell table:style-name="ce149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0" table:formula="of:=IFERROR([.F13]/[.B13]*1000000;&quot;&quot;)" office:value-type="float" office:value="9422.85041224971" calcext:value-type="float">
            <text:p>9422.8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4]/[.D14]*[.C14];&quot;&quot;)" office:value-type="float" office:value="6.3716814159292" calcext:value-type="float">
            <text:p>6.3717</text:p>
          </table:table-cell>
          <table:table-cell table:style-name="ce148" table:formula="of:=IFERROR([.E14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0" table:formula="of:=IFERROR([.F14]/[.B14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5]/[.D15]*[.C15];&quot;&quot;)" office:value-type="float" office:value="6.3716814159292" calcext:value-type="float">
            <text:p>6.3717</text:p>
          </table:table-cell>
          <table:table-cell table:style-name="ce148" table:formula="of:=IFERROR([.E15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0" table:formula="of:=IFERROR([.F15]/[.B15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9" calcext:value-type="float">
            <text:p>339</text:p>
          </table:table-cell>
          <table:table-cell table:style-name="ce148" table:formula="of:=IFERROR([.B16]/[.D16]*[.C16];&quot;&quot;)" office:value-type="float" office:value="6.3716814159292" calcext:value-type="float">
            <text:p>6.3717</text:p>
          </table:table-cell>
          <table:table-cell table:style-name="ce148" table:formula="of:=IFERROR([.E16]*(1000/[.$B$3]);&quot;&quot;)" office:value-type="float" office:value="12.7433628318584" calcext:value-type="float">
            <text:p>12.7434</text:p>
          </table:table-cell>
          <table:table-cell table:style-name="ce149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0" table:formula="of:=IFERROR([.F16]/[.B16]*1000000;&quot;&quot;)" office:value-type="float" office:value="11799.4100294985" calcext:value-type="float">
            <text:p>11799.41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548" calcext:value-type="float">
            <text:p>2548</text:p>
          </table:table-cell>
          <table:table-cell table:style-name="ce148" table:formula="of:=IFERROR([.B6]/[.D6]*[.C6];&quot;&quot;)" office:value-type="float" office:value="18.1978021978022" calcext:value-type="float">
            <text:p>18.1978</text:p>
          </table:table-cell>
          <table:table-cell table:style-name="ce148" table:formula="of:=IFERROR([.E6]*(1000/[.$B$3]);&quot;&quot;)" office:value-type="float" office:value="36.3956043956044" calcext:value-type="float">
            <text:p>36.3956</text:p>
          </table:table-cell>
          <table:table-cell table:style-name="ce149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0" table:formula="of:=IFERROR([.F6]/[.B6]*1000000;&quot;&quot;)" office:value-type="float" office:value="7064.36420722135" calcext:value-type="float">
            <text:p>7064.36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3" calcext:value-type="float">
            <text:p>2263</text:p>
          </table:table-cell>
          <table:table-cell table:style-name="ce148" table:formula="of:=IFERROR([.B7]/[.D7]*[.C7];&quot;&quot;)" office:value-type="float" office:value="18.2129916040654" calcext:value-type="float">
            <text:p>18.2130</text:p>
          </table:table-cell>
          <table:table-cell table:style-name="ce148" table:formula="of:=IFERROR([.E7]*(1000/[.$B$3]);&quot;&quot;)" office:value-type="float" office:value="36.4259832081308" calcext:value-type="float">
            <text:p>36.4260</text:p>
          </table:table-cell>
          <table:table-cell table:style-name="ce149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0" table:formula="of:=IFERROR([.F7]/[.B7]*1000000;&quot;&quot;)" office:value-type="float" office:value="7070.2607158639" calcext:value-type="float">
            <text:p>7070.2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Compressed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547" calcext:value-type="float">
            <text:p>2547</text:p>
          </table:table-cell>
          <table:table-cell table:style-name="ce148" table:formula="of:=IFERROR([.B8]/[.D8]*[.C8];&quot;&quot;)" office:value-type="float" office:value="18.2049469964664" calcext:value-type="float">
            <text:p>18.2049</text:p>
          </table:table-cell>
          <table:table-cell table:style-name="ce148" table:formula="of:=IFERROR([.E8]*(1000/[.$B$3]);&quot;&quot;)" office:value-type="float" office:value="36.4098939929329" calcext:value-type="float">
            <text:p>36.4099</text:p>
          </table:table-cell>
          <table:table-cell table:style-name="ce149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0" table:formula="of:=IFERROR([.F8]/[.B8]*1000000;&quot;&quot;)" office:value-type="float" office:value="7067.13780918728" calcext:value-type="float">
            <text:p>7067.1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670" calcext:value-type="float">
            <text:p>2670</text:p>
          </table:table-cell>
          <table:table-cell table:style-name="ce148" table:formula="of:=IFERROR([.B9]/[.D9]*[.C9];&quot;&quot;)" office:value-type="float" office:value="11.9850187265918" calcext:value-type="float">
            <text:p>11.9850</text:p>
          </table:table-cell>
          <table:table-cell table:style-name="ce148" table:formula="of:=IFERROR([.E9]*(1000/[.$B$3]);&quot;&quot;)" office:value-type="float" office:value="23.9700374531835" calcext:value-type="float">
            <text:p>23.9700</text:p>
          </table:table-cell>
          <table:table-cell table:style-name="ce149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0" table:formula="of:=IFERROR([.F9]/[.B9]*1000000;&quot;&quot;)" office:value-type="float" office:value="5992.50936329588" calcext:value-type="float">
            <text:p>5992.50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339" calcext:value-type="float">
            <text:p>2339</text:p>
          </table:table-cell>
          <table:table-cell table:style-name="ce148" table:formula="of:=IFERROR([.B10]/[.D10]*[.C10];&quot;&quot;)" office:value-type="float" office:value="11.9709277469004" calcext:value-type="float">
            <text:p>11.9709</text:p>
          </table:table-cell>
          <table:table-cell table:style-name="ce148" table:formula="of:=IFERROR([.E10]*(1000/[.$B$3]);&quot;&quot;)" office:value-type="float" office:value="23.9418554938008" calcext:value-type="float">
            <text:p>23.9419</text:p>
          </table:table-cell>
          <table:table-cell table:style-name="ce149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0" table:formula="of:=IFERROR([.F10]/[.B10]*1000000;&quot;&quot;)" office:value-type="float" office:value="5985.46387345019" calcext:value-type="float">
            <text:p>5985.46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H Lossles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003" calcext:value-type="float">
            <text:p>2003</text:p>
          </table:table-cell>
          <table:table-cell table:style-name="ce148" table:formula="of:=IFERROR([.B11]/[.D11]*[.C11];&quot;&quot;)" office:value-type="float" office:value="11.9820269595607" calcext:value-type="float">
            <text:p>11.9820</text:p>
          </table:table-cell>
          <table:table-cell table:style-name="ce148" table:formula="of:=IFERROR([.E11]*(1000/[.$B$3]);&quot;&quot;)" office:value-type="float" office:value="23.9640539191213" calcext:value-type="float">
            <text:p>23.9641</text:p>
          </table:table-cell>
          <table:table-cell table:style-name="ce149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0" table:formula="of:=IFERROR([.F11]/[.B11]*1000000;&quot;&quot;)" office:value-type="float" office:value="5991.01347978033" calcext:value-type="float">
            <text:p>5991.01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3" calcext:value-type="float">
            <text:p>2263</text:p>
          </table:table-cell>
          <table:table-cell table:style-name="ce148" table:formula="of:=IFERROR([.B12]/[.D12]*[.C12];&quot;&quot;)" office:value-type="float" office:value="18.2129916040654" calcext:value-type="float">
            <text:p>18.2130</text:p>
          </table:table-cell>
          <table:table-cell table:style-name="ce148" table:formula="of:=IFERROR([.E12]*(1000/[.$B$3]);&quot;&quot;)" office:value-type="float" office:value="36.4259832081308" calcext:value-type="float">
            <text:p>36.4260</text:p>
          </table:table-cell>
          <table:table-cell table:style-name="ce149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0" table:formula="of:=IFERROR([.F12]/[.B12]*1000000;&quot;&quot;)" office:value-type="float" office:value="7070.2607158639" calcext:value-type="float">
            <text:p>7070.2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152" calcext:value-type="float">
            <text:p>5152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265" calcext:value-type="float">
            <text:p>2265</text:p>
          </table:table-cell>
          <table:table-cell table:style-name="ce148" table:formula="of:=IFERROR([.B13]/[.D13]*[.C13];&quot;&quot;)" office:value-type="float" office:value="18.1969094922737" calcext:value-type="float">
            <text:p>18.1969</text:p>
          </table:table-cell>
          <table:table-cell table:style-name="ce148" table:formula="of:=IFERROR([.E13]*(1000/[.$B$3]);&quot;&quot;)" office:value-type="float" office:value="36.3938189845475" calcext:value-type="float">
            <text:p>36.3938</text:p>
          </table:table-cell>
          <table:table-cell table:style-name="ce149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0" table:formula="of:=IFERROR([.F13]/[.B13]*1000000;&quot;&quot;)" office:value-type="float" office:value="7064.01766004415" calcext:value-type="float">
            <text:p>7064.01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30p</text:p>
          </table:table-cell>
          <table:table-cell table:style-name="ce140" office:value-type="float" office:value="3510" calcext:value-type="float">
            <text:p>351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828" calcext:value-type="float">
            <text:p>2828</text:p>
          </table:table-cell>
          <table:table-cell table:style-name="ce148" table:formula="of:=IFERROR([.B14]/[.D14]*[.C14];&quot;&quot;)" office:value-type="float" office:value="12.4115983026874" calcext:value-type="float">
            <text:p>12.4116</text:p>
          </table:table-cell>
          <table:table-cell table:style-name="ce148" table:formula="of:=IFERROR([.E14]*(1000/[.$B$3]);&quot;&quot;)" office:value-type="float" office:value="24.8231966053748" calcext:value-type="float">
            <text:p>24.8232</text:p>
          </table:table-cell>
          <table:table-cell table:style-name="ce149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0" table:formula="of:=IFERROR([.F14]/[.B14]*1000000;&quot;&quot;)" office:value-type="float" office:value="7072.13578500707" calcext:value-type="float">
            <text:p>7072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6.2k 24p</text:p>
          </table:table-cell>
          <table:table-cell table:style-name="ce140" office:value-type="float" office:value="3510" calcext:value-type="float">
            <text:p>351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828" calcext:value-type="float">
            <text:p>2828</text:p>
          </table:table-cell>
          <table:table-cell table:style-name="ce148" table:formula="of:=IFERROR([.B15]/[.D15]*[.C15];&quot;&quot;)" office:value-type="float" office:value="12.4115983026874" calcext:value-type="float">
            <text:p>12.4116</text:p>
          </table:table-cell>
          <table:table-cell table:style-name="ce148" table:formula="of:=IFERROR([.E15]*(1000/[.$B$3]);&quot;&quot;)" office:value-type="float" office:value="24.8231966053748" calcext:value-type="float">
            <text:p>24.8232</text:p>
          </table:table-cell>
          <table:table-cell table:style-name="ce149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0" table:formula="of:=IFERROR([.F15]/[.B15]*1000000;&quot;&quot;)" office:value-type="float" office:value="7072.13578500707" calcext:value-type="float">
            <text:p>7072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HQ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740" calcext:value-type="float">
            <text:p>1740</text:p>
          </table:table-cell>
          <table:table-cell table:style-name="ce148" table:formula="of:=IFERROR([.B16]/[.D16]*[.C16];&quot;&quot;)" office:value-type="float" office:value="12.4137931034483" calcext:value-type="float">
            <text:p>12.4138</text:p>
          </table:table-cell>
          <table:table-cell table:style-name="ce148" table:formula="of:=IFERROR([.E16]*(1000/[.$B$3]);&quot;&quot;)" office:value-type="float" office:value="24.8275862068966" calcext:value-type="float">
            <text:p>24.8276</text:p>
          </table:table-cell>
          <table:table-cell table:style-name="ce149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0" table:formula="of:=IFERROR([.F16]/[.B16]*1000000;&quot;&quot;)" office:value-type="float" office:value="11494.2528735632" calcext:value-type="float">
            <text:p>11494.25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HQ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741" calcext:value-type="float">
            <text:p>1741</text:p>
          </table:table-cell>
          <table:table-cell table:style-name="ce148" table:formula="of:=IFERROR([.B17]/[.D17]*[.C17];&quot;&quot;)" office:value-type="float" office:value="12.4066628374497" calcext:value-type="float">
            <text:p>12.4067</text:p>
          </table:table-cell>
          <table:table-cell table:style-name="ce148" table:formula="of:=IFERROR([.E17]*(1000/[.$B$3]);&quot;&quot;)" office:value-type="float" office:value="24.8133256748995" calcext:value-type="float">
            <text:p>24.8133</text:p>
          </table:table-cell>
          <table:table-cell table:style-name="ce149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0" table:formula="of:=IFERROR([.F17]/[.B17]*1000000;&quot;&quot;)" office:value-type="float" office:value="11487.6507754164" calcext:value-type="float">
            <text:p>11487.65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290" calcext:value-type="float">
            <text:p>1290</text:p>
          </table:table-cell>
          <table:table-cell table:style-name="ce148" table:formula="of:=IFERROR([.B18]/[.D18]*[.C18];&quot;&quot;)" office:value-type="float" office:value="6.69767441860465" calcext:value-type="float">
            <text:p>6.6977</text:p>
          </table:table-cell>
          <table:table-cell table:style-name="ce148" table:formula="of:=IFERROR([.E18]*(1000/[.$B$3]);&quot;&quot;)" office:value-type="float" office:value="13.3953488372093" calcext:value-type="float">
            <text:p>13.3953</text:p>
          </table:table-cell>
          <table:table-cell table:style-name="ce149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0" table:formula="of:=IFERROR([.F18]/[.B18]*1000000;&quot;&quot;)" office:value-type="float" office:value="6201.5503875969" calcext:value-type="float">
            <text:p>6201.55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27" calcext:value-type="float">
            <text:p>1127</text:p>
          </table:table-cell>
          <table:table-cell table:style-name="ce148" table:formula="of:=IFERROR([.B19]/[.D19]*[.C19];&quot;&quot;)" office:value-type="float" office:value="7.66637089618456" calcext:value-type="float">
            <text:p>7.6664</text:p>
          </table:table-cell>
          <table:table-cell table:style-name="ce148" table:formula="of:=IFERROR([.E19]*(1000/[.$B$3]);&quot;&quot;)" office:value-type="float" office:value="15.3327417923691" calcext:value-type="float">
            <text:p>15.3327</text:p>
          </table:table-cell>
          <table:table-cell table:style-name="ce149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0" table:formula="of:=IFERROR([.F19]/[.B19]*1000000;&quot;&quot;)" office:value-type="float" office:value="7098.49157054126" calcext:value-type="float">
            <text:p>7098.49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126" calcext:value-type="float">
            <text:p>1126</text:p>
          </table:table-cell>
          <table:table-cell table:style-name="ce148" table:formula="of:=IFERROR([.B20]/[.D20]*[.C20];&quot;&quot;)" office:value-type="float" office:value="7.67317939609236" calcext:value-type="float">
            <text:p>7.6732</text:p>
          </table:table-cell>
          <table:table-cell table:style-name="ce148" table:formula="of:=IFERROR([.E20]*(1000/[.$B$3]);&quot;&quot;)" office:value-type="float" office:value="15.3463587921847" calcext:value-type="float">
            <text:p>15.3464</text:p>
          </table:table-cell>
          <table:table-cell table:style-name="ce149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0" table:formula="of:=IFERROR([.F20]/[.B20]*1000000;&quot;&quot;)" office:value-type="float" office:value="7104.79573712256" calcext:value-type="float">
            <text:p>7104.79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45" calcext:value-type="float">
            <text:p>645</text:p>
          </table:table-cell>
          <table:table-cell table:style-name="ce148" table:formula="of:=IFERROR([.B21]/[.D21]*[.C21];&quot;&quot;)" office:value-type="float" office:value="6.69767441860465" calcext:value-type="float">
            <text:p>6.6977</text:p>
          </table:table-cell>
          <table:table-cell table:style-name="ce148" table:formula="of:=IFERROR([.E21]*(1000/[.$B$3]);&quot;&quot;)" office:value-type="float" office:value="13.3953488372093" calcext:value-type="float">
            <text:p>13.3953</text:p>
          </table:table-cell>
          <table:table-cell table:style-name="ce149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0" table:formula="of:=IFERROR([.F21]/[.B21]*1000000;&quot;&quot;)" office:value-type="float" office:value="12403.1007751938" calcext:value-type="float">
            <text:p>12403.10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4" calcext:value-type="float">
            <text:p>704</text:p>
          </table:table-cell>
          <table:table-cell table:style-name="ce148" table:formula="of:=IFERROR([.B22]/[.D22]*[.C22];&quot;&quot;)" office:value-type="float" office:value="7.67045454545455" calcext:value-type="float">
            <text:p>7.6705</text:p>
          </table:table-cell>
          <table:table-cell table:style-name="ce148" table:formula="of:=IFERROR([.E22]*(1000/[.$B$3]);&quot;&quot;)" office:value-type="float" office:value="15.3409090909091" calcext:value-type="float">
            <text:p>15.3409</text:p>
          </table:table-cell>
          <table:table-cell table:style-name="ce149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0" table:formula="of:=IFERROR([.F22]/[.B22]*1000000;&quot;&quot;)" office:value-type="float" office:value="14204.5454545455" calcext:value-type="float">
            <text:p>14204.54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6" calcext:value-type="float">
            <text:p>706</text:p>
          </table:table-cell>
          <table:table-cell table:style-name="ce148" table:formula="of:=IFERROR([.B23]/[.D23]*[.C23];&quot;&quot;)" office:value-type="float" office:value="7.64872521246459" calcext:value-type="float">
            <text:p>7.6487</text:p>
          </table:table-cell>
          <table:table-cell table:style-name="ce148" table:formula="of:=IFERROR([.E23]*(1000/[.$B$3]);&quot;&quot;)" office:value-type="float" office:value="15.2974504249292" calcext:value-type="float">
            <text:p>15.2975</text:p>
          </table:table-cell>
          <table:table-cell table:style-name="ce149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0" table:formula="of:=IFERROR([.F23]/[.B23]*1000000;&quot;&quot;)" office:value-type="float" office:value="14164.3059490085" calcext:value-type="float">
            <text:p>14164.30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6-bit</text:p>
          </table:table-cell>
          <table:table-cell table:style-name="ce140" office:value-type="float" office:value="8742" calcext:value-type="float">
            <text:p>8742</text:p>
          </table:table-cell>
          <table:table-cell table:style-name="ce140" office:value-type="float" office:value="144" calcext:value-type="float">
            <text:p>144</text:p>
          </table:table-cell>
          <table:table-cell table:style-name="ce140" office:value-type="float" office:value="7044" calcext:value-type="float">
            <text:p>7044</text:p>
          </table:table-cell>
          <table:table-cell table:style-name="ce148" table:formula="of:=IFERROR([.B6]/[.D6]*[.C6];&quot;&quot;)" office:value-type="float" office:value="178.712095400341" calcext:value-type="float">
            <text:p>178.7121</text:p>
          </table:table-cell>
          <table:table-cell table:style-name="ce148" table:formula="of:=IFERROR([.E6]*(1000/[.$B$3]);&quot;&quot;)" office:value-type="float" office:value="357.424190800681" calcext:value-type="float">
            <text:p>357.4242</text:p>
          </table:table-cell>
          <table:table-cell table:style-name="ce149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50" table:formula="of:=IFERROR([.F6]/[.B6]*1000000;&quot;&quot;)" office:value-type="float" office:value="40885.860306644" calcext:value-type="float">
            <text:p>40885.86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8742" calcext:value-type="float">
            <text:p>8742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7256" calcext:value-type="float">
            <text:p>7256</text:p>
          </table:table-cell>
          <table:table-cell table:style-name="ce148" table:formula="of:=IFERROR([.B7]/[.D7]*[.C7];&quot;&quot;)" office:value-type="float" office:value="81.9261300992282" calcext:value-type="float">
            <text:p>81.9261</text:p>
          </table:table-cell>
          <table:table-cell table:style-name="ce148" table:formula="of:=IFERROR([.E7]*(1000/[.$B$3]);&quot;&quot;)" office:value-type="float" office:value="163.852260198456" calcext:value-type="float">
            <text:p>163.8523</text:p>
          </table:table-cell>
          <table:table-cell table:style-name="ce149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50" table:formula="of:=IFERROR([.F7]/[.B7]*1000000;&quot;&quot;)" office:value-type="float" office:value="18743.1091510474" calcext:value-type="float">
            <text:p>18743.10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,5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837" calcext:value-type="float">
            <text:p>4837</text:p>
          </table:table-cell>
          <table:table-cell table:style-name="ce148" table:formula="of:=IFERROR([.B6]/[.D6]*[.C6];&quot;&quot;)" office:value-type="float" office:value="51.0217076700434" calcext:value-type="float">
            <text:p>51.0217</text:p>
          </table:table-cell>
          <table:table-cell table:style-name="ce148" table:formula="of:=IFERROR([.E6]*(1000/[.$B$3]);&quot;&quot;)" office:value-type="float" office:value="102.043415340087" calcext:value-type="float">
            <text:p>102.0434</text:p>
          </table:table-cell>
          <table:table-cell table:style-name="ce149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0" table:formula="of:=IFERROR([.F6]/[.B6]*1000000;&quot;&quot;)" office:value-type="float" office:value="16125.6977465371" calcext:value-type="float">
            <text:p>16125.69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4.5fps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836" calcext:value-type="float">
            <text:p>4836</text:p>
          </table:table-cell>
          <table:table-cell table:style-name="ce148" table:formula="of:=IFERROR([.B7]/[.D7]*[.C7];&quot;&quot;)" office:value-type="float" office:value="51.0322580645161" calcext:value-type="float">
            <text:p>51.0323</text:p>
          </table:table-cell>
          <table:table-cell table:style-name="ce148" table:formula="of:=IFERROR([.E7]*(1000/[.$B$3]);&quot;&quot;)" office:value-type="float" office:value="102.064516129032" calcext:value-type="float">
            <text:p>102.0645</text:p>
          </table:table-cell>
          <table:table-cell table:style-name="ce149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0" table:formula="of:=IFERROR([.F7]/[.B7]*1000000;&quot;&quot;)" office:value-type="float" office:value="16129.0322580645" calcext:value-type="float">
            <text:p>16129.03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i ISO 16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970" calcext:value-type="float">
            <text:p>4970</text:p>
          </table:table-cell>
          <table:table-cell table:style-name="ce148" table:formula="of:=IFERROR([.B8]/[.D8]*[.C8];&quot;&quot;)" office:value-type="float" office:value="50.9295774647887" calcext:value-type="float">
            <text:p>50.9296</text:p>
          </table:table-cell>
          <table:table-cell table:style-name="ce148" table:formula="of:=IFERROR([.E8]*(1000/[.$B$3]);&quot;&quot;)" office:value-type="float" office:value="101.859154929577" calcext:value-type="float">
            <text:p>101.8592</text:p>
          </table:table-cell>
          <table:table-cell table:style-name="ce149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0" table:formula="of:=IFERROR([.F8]/[.B8]*1000000;&quot;&quot;)" office:value-type="float" office:value="16096.5794768612" calcext:value-type="float">
            <text:p>16096.5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0,000</text:p>
          </table:table-cell>
          <table:table-cell table:style-name="ce140" office:value-type="float" office:value="6328" calcext:value-type="float">
            <text:p>6328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965" calcext:value-type="float">
            <text:p>4965</text:p>
          </table:table-cell>
          <table:table-cell table:style-name="ce148" table:formula="of:=IFERROR([.B9]/[.D9]*[.C9];&quot;&quot;)" office:value-type="float" office:value="50.9808660624371" calcext:value-type="float">
            <text:p>50.9809</text:p>
          </table:table-cell>
          <table:table-cell table:style-name="ce148" table:formula="of:=IFERROR([.E9]*(1000/[.$B$3]);&quot;&quot;)" office:value-type="float" office:value="101.961732124874" calcext:value-type="float">
            <text:p>101.9617</text:p>
          </table:table-cell>
          <table:table-cell table:style-name="ce149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0" table:formula="of:=IFERROR([.F9]/[.B9]*1000000;&quot;&quot;)" office:value-type="float" office:value="16112.7895266868" calcext:value-type="float">
            <text:p>16112.78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Medium Size</text:p>
          </table:table-cell>
          <table:table-cell table:style-name="ce140" office:value-type="float" office:value="4928" calcext:value-type="float">
            <text:p>492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3764" calcext:value-type="float">
            <text:p>3764</text:p>
          </table:table-cell>
          <table:table-cell table:style-name="ce148" table:formula="of:=IFERROR([.B10]/[.D10]*[.C10];&quot;&quot;)" office:value-type="float" office:value="51.0605738575983" calcext:value-type="float">
            <text:p>51.0606</text:p>
          </table:table-cell>
          <table:table-cell table:style-name="ce148" table:formula="of:=IFERROR([.E10]*(1000/[.$B$3]);&quot;&quot;)" office:value-type="float" office:value="102.121147715197" calcext:value-type="float">
            <text:p>102.1211</text:p>
          </table:table-cell>
          <table:table-cell table:style-name="ce149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0" table:formula="of:=IFERROR([.F10]/[.B10]*1000000;&quot;&quot;)" office:value-type="float" office:value="20722.6354941552" calcext:value-type="float">
            <text:p>20722.63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Small Size</text:p>
          </table:table-cell>
          <table:table-cell table:style-name="ce140" office:value-type="float" office:value="3498" calcext:value-type="float">
            <text:p>3498</text:p>
          </table:table-cell>
          <table:table-cell table:style-name="ce140" office:value-type="float" office:value="43" calcext:value-type="float">
            <text:p>43</text:p>
          </table:table-cell>
          <table:table-cell table:style-name="ce140" office:value-type="float" office:value="2963" calcext:value-type="float">
            <text:p>2963</text:p>
          </table:table-cell>
          <table:table-cell table:style-name="ce148" table:formula="of:=IFERROR([.B11]/[.D11]*[.C11];&quot;&quot;)" office:value-type="float" office:value="50.7640904488694" calcext:value-type="float">
            <text:p>50.7641</text:p>
          </table:table-cell>
          <table:table-cell table:style-name="ce148" table:formula="of:=IFERROR([.E11]*(1000/[.$B$3]);&quot;&quot;)" office:value-type="float" office:value="101.528180897739" calcext:value-type="float">
            <text:p>101.5282</text:p>
          </table:table-cell>
          <table:table-cell table:style-name="ce149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0" table:formula="of:=IFERROR([.F11]/[.B11]*1000000;&quot;&quot;)" office:value-type="float" office:value="29024.6371920351" calcext:value-type="float">
            <text:p>29024.63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31" calcext:value-type="float">
            <text:p>1731</text:p>
          </table:table-cell>
          <table:table-cell table:style-name="ce148" table:formula="of:=IFERROR([.B6]/[.D6]*[.C6];&quot;&quot;)" office:value-type="float" office:value="19.3552859618718" calcext:value-type="float">
            <text:p>19.3553</text:p>
          </table:table-cell>
          <table:table-cell table:style-name="ce148" table:formula="of:=IFERROR([.E6]*(1000/[.$B$3]);&quot;&quot;)" office:value-type="float" office:value="38.7105719237435" calcext:value-type="float">
            <text:p>38.7106</text:p>
          </table:table-cell>
          <table:table-cell table:style-name="ce14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0" table:formula="of:=IFERROR([.F6]/[.B6]*1000000;&quot;&quot;)" office:value-type="float" office:value="6932.40901213172" calcext:value-type="float">
            <text:p>6932.40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25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029" calcext:value-type="float">
            <text:p>4029</text:p>
          </table:table-cell>
          <table:table-cell table:style-name="ce148" table:formula="of:=IFERROR([.B6]/[.D6]*[.C6];&quot;&quot;)" office:value-type="float" office:value="19.403325887317" calcext:value-type="float">
            <text:p>19.4033</text:p>
          </table:table-cell>
          <table:table-cell table:style-name="ce148" table:formula="of:=IFERROR([.E6]*(1000/[.$B$3]);&quot;&quot;)" office:value-type="float" office:value="38.8066517746339" calcext:value-type="float">
            <text:p>38.8067</text:p>
          </table:table-cell>
          <table:table-cell table:style-name="ce14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0" table:formula="of:=IFERROR([.F6]/[.B6]*1000000;&quot;&quot;)" office:value-type="float" office:value="6949.61528915364" calcext:value-type="float">
            <text:p>6949.61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Raw 24FPS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16" calcext:value-type="float">
            <text:p>4316</text:p>
          </table:table-cell>
          <table:table-cell table:style-name="ce148" table:formula="of:=IFERROR([.B7]/[.D7]*[.C7];&quot;&quot;)" office:value-type="float" office:value="19.4068582020389" calcext:value-type="float">
            <text:p>19.4069</text:p>
          </table:table-cell>
          <table:table-cell table:style-name="ce148" table:formula="of:=IFERROR([.E7]*(1000/[.$B$3]);&quot;&quot;)" office:value-type="float" office:value="38.8137164040779" calcext:value-type="float">
            <text:p>38.8137</text:p>
          </table:table-cell>
          <table:table-cell table:style-name="ce14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0" table:formula="of:=IFERROR([.F7]/[.B7]*1000000;&quot;&quot;)" office:value-type="float" office:value="6950.88044485635" calcext:value-type="float">
            <text:p>6950.88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07" calcext:value-type="float">
            <text:p>4307</text:p>
          </table:table-cell>
          <table:table-cell table:style-name="ce148" table:formula="of:=IFERROR([.B8]/[.D8]*[.C8];&quot;&quot;)" office:value-type="float" office:value="19.4474111910843" calcext:value-type="float">
            <text:p>19.4474</text:p>
          </table:table-cell>
          <table:table-cell table:style-name="ce148" table:formula="of:=IFERROR([.E8]*(1000/[.$B$3]);&quot;&quot;)" office:value-type="float" office:value="38.8948223821686" calcext:value-type="float">
            <text:p>38.8948</text:p>
          </table:table-cell>
          <table:table-cell table:style-name="ce14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0" table:formula="of:=IFERROR([.F8]/[.B8]*1000000;&quot;&quot;)" office:value-type="float" office:value="6965.40515439981" calcext:value-type="float">
            <text:p>6965.4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0000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322" calcext:value-type="float">
            <text:p>4322</text:p>
          </table:table-cell>
          <table:table-cell table:style-name="ce148" table:formula="of:=IFERROR([.B9]/[.D9]*[.C9];&quot;&quot;)" office:value-type="float" office:value="19.3799167052291" calcext:value-type="float">
            <text:p>19.3799</text:p>
          </table:table-cell>
          <table:table-cell table:style-name="ce148" table:formula="of:=IFERROR([.E9]*(1000/[.$B$3]);&quot;&quot;)" office:value-type="float" office:value="38.7598334104581" calcext:value-type="float">
            <text:p>38.7598</text:p>
          </table:table-cell>
          <table:table-cell table:style-name="ce14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0" table:formula="of:=IFERROR([.F9]/[.B9]*1000000;&quot;&quot;)" office:value-type="float" office:value="6941.23091161499" calcext:value-type="float">
            <text:p>6941.23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022" calcext:value-type="float">
            <text:p>4022</text:p>
          </table:table-cell>
          <table:table-cell table:style-name="ce148" table:formula="of:=IFERROR([.B10]/[.D10]*[.C10];&quot;&quot;)" office:value-type="float" office:value="19.4370959721532" calcext:value-type="float">
            <text:p>19.4371</text:p>
          </table:table-cell>
          <table:table-cell table:style-name="ce148" table:formula="of:=IFERROR([.E10]*(1000/[.$B$3]);&quot;&quot;)" office:value-type="float" office:value="38.8741919443063" calcext:value-type="float">
            <text:p>38.8742</text:p>
          </table:table-cell>
          <table:table-cell table:style-name="ce14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0" table:formula="of:=IFERROR([.F10]/[.B10]*1000000;&quot;&quot;)" office:value-type="float" office:value="6961.7105917454" calcext:value-type="float">
            <text:p>6961.71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k 10-bit 4:2:0 30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24" calcext:value-type="float">
            <text:p>2024</text:p>
          </table:table-cell>
          <table:table-cell table:style-name="ce148" table:formula="of:=IFERROR([.B11]/[.D11]*[.C11];&quot;&quot;)" office:value-type="float" office:value="7.39920948616601" calcext:value-type="float">
            <text:p>7.3992</text:p>
          </table:table-cell>
          <table:table-cell table:style-name="ce148" table:formula="of:=IFERROR([.E11]*(1000/[.$B$3]);&quot;&quot;)" office:value-type="float" office:value="14.798418972332" calcext:value-type="float">
            <text:p>14.7984</text:p>
          </table:table-cell>
          <table:table-cell table:style-name="ce14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0" table:formula="of:=IFERROR([.F11]/[.B11]*1000000;&quot;&quot;)" office:value-type="float" office:value="3952.56916996047" calcext:value-type="float">
            <text:p>3952.56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k 10-bit 4:2:0 24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04" calcext:value-type="float">
            <text:p>2304</text:p>
          </table:table-cell>
          <table:table-cell table:style-name="ce148" table:formula="of:=IFERROR([.B12]/[.D12]*[.C12];&quot;&quot;)" office:value-type="float" office:value="8.125" calcext:value-type="float">
            <text:p>8.1250</text:p>
          </table:table-cell>
          <table:table-cell table:style-name="ce148" table:formula="of:=IFERROR([.E12]*(1000/[.$B$3]);&quot;&quot;)" office:value-type="float" office:value="16.25" calcext:value-type="float">
            <text:p>16.2500</text:p>
          </table:table-cell>
          <table:table-cell table:style-name="ce14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0" table:formula="of:=IFERROR([.F12]/[.B12]*1000000;&quot;&quot;)" office:value-type="float" office:value="4340.27777777778" calcext:value-type="float">
            <text:p>4340.27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9" calcext:value-type="float">
            <text:p>1359</text:p>
          </table:table-cell>
          <table:table-cell table:style-name="ce148" table:formula="of:=IFERROR([.B13]/[.D13]*[.C13];&quot;&quot;)" office:value-type="float" office:value="7.94701986754967" calcext:value-type="float">
            <text:p>7.9470</text:p>
          </table:table-cell>
          <table:table-cell table:style-name="ce148" table:formula="of:=IFERROR([.E13]*(1000/[.$B$3]);&quot;&quot;)" office:value-type="float" office:value="15.8940397350993" calcext:value-type="float">
            <text:p>15.8940</text:p>
          </table:table-cell>
          <table:table-cell table:style-name="ce14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0" table:formula="of:=IFERROR([.F13]/[.B13]*1000000;&quot;&quot;)" office:value-type="float" office:value="7358.35172921266" calcext:value-type="float">
            <text:p>7358.35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0-bit 4:2: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7" calcext:value-type="float">
            <text:p>1357</text:p>
          </table:table-cell>
          <table:table-cell table:style-name="ce148" table:formula="of:=IFERROR([.B14]/[.D14]*[.C14];&quot;&quot;)" office:value-type="float" office:value="7.9587324981577" calcext:value-type="float">
            <text:p>7.9587</text:p>
          </table:table-cell>
          <table:table-cell table:style-name="ce148" table:formula="of:=IFERROR([.E14]*(1000/[.$B$3]);&quot;&quot;)" office:value-type="float" office:value="15.9174649963154" calcext:value-type="float">
            <text:p>15.9175</text:p>
          </table:table-cell>
          <table:table-cell table:style-name="ce14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0" table:formula="of:=IFERROR([.F14]/[.B14]*1000000;&quot;&quot;)" office:value-type="float" office:value="7369.19675755343" calcext:value-type="float">
            <text:p>7369.19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15]/[.D15]*[.C15];&quot;&quot;)" office:value-type="float" office:value="7.95287187039764" calcext:value-type="float">
            <text:p>7.9529</text:p>
          </table:table-cell>
          <table:table-cell table:style-name="ce148" table:formula="of:=IFERROR([.E15]*(1000/[.$B$3]);&quot;&quot;)" office:value-type="float" office:value="15.9057437407953" calcext:value-type="float">
            <text:p>15.9057</text:p>
          </table:table-cell>
          <table:table-cell table:style-name="ce14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0" table:formula="of:=IFERROR([.F15]/[.B15]*1000000;&quot;&quot;)" office:value-type="float" office:value="7363.77025036819" calcext:value-type="float">
            <text:p>7363.7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3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8" calcext:value-type="float">
            <text:p>1358</text:p>
          </table:table-cell>
          <table:table-cell table:style-name="ce148" table:formula="of:=IFERROR([.B16]/[.D16]*[.C16];&quot;&quot;)" office:value-type="float" office:value="7.95287187039764" calcext:value-type="float">
            <text:p>7.9529</text:p>
          </table:table-cell>
          <table:table-cell table:style-name="ce148" table:formula="of:=IFERROR([.E16]*(1000/[.$B$3]);&quot;&quot;)" office:value-type="float" office:value="15.9057437407953" calcext:value-type="float">
            <text:p>15.9057</text:p>
          </table:table-cell>
          <table:table-cell table:style-name="ce149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0" table:formula="of:=IFERROR([.F16]/[.B16]*1000000;&quot;&quot;)" office:value-type="float" office:value="7363.77025036819" calcext:value-type="float">
            <text:p>7363.7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352" calcext:value-type="float">
            <text:p>1352</text:p>
          </table:table-cell>
          <table:table-cell table:style-name="ce148" table:formula="of:=IFERROR([.B17]/[.D17]*[.C17];&quot;&quot;)" office:value-type="float" office:value="7.98816568047337" calcext:value-type="float">
            <text:p>7.9882</text:p>
          </table:table-cell>
          <table:table-cell table:style-name="ce148" table:formula="of:=IFERROR([.E17]*(1000/[.$B$3]);&quot;&quot;)" office:value-type="float" office:value="15.9763313609467" calcext:value-type="float">
            <text:p>15.9763</text:p>
          </table:table-cell>
          <table:table-cell table:style-name="ce149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0" table:formula="of:=IFERROR([.F17]/[.B17]*1000000;&quot;&quot;)" office:value-type="float" office:value="7396.44970414201" calcext:value-type="float">
            <text:p>7396.4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13" calcext:value-type="float">
            <text:p>613</text:p>
          </table:table-cell>
          <table:table-cell table:style-name="ce148" table:formula="of:=IFERROR([.B18]/[.D18]*[.C18];&quot;&quot;)" office:value-type="float" office:value="7.04730831973899" calcext:value-type="float">
            <text:p>7.0473</text:p>
          </table:table-cell>
          <table:table-cell table:style-name="ce148" table:formula="of:=IFERROR([.E18]*(1000/[.$B$3]);&quot;&quot;)" office:value-type="float" office:value="14.094616639478" calcext:value-type="float">
            <text:p>14.0946</text:p>
          </table:table-cell>
          <table:table-cell table:style-name="ce149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0" table:formula="of:=IFERROR([.F18]/[.B18]*1000000;&quot;&quot;)" office:value-type="float" office:value="13050.5709624796" calcext:value-type="float">
            <text:p>13050.57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64" calcext:value-type="float">
            <text:p>764</text:p>
          </table:table-cell>
          <table:table-cell table:style-name="ce148" table:formula="of:=IFERROR([.B19]/[.D19]*[.C19];&quot;&quot;)" office:value-type="float" office:value="7.06806282722513" calcext:value-type="float">
            <text:p>7.0681</text:p>
          </table:table-cell>
          <table:table-cell table:style-name="ce148" table:formula="of:=IFERROR([.E19]*(1000/[.$B$3]);&quot;&quot;)" office:value-type="float" office:value="14.1361256544503" calcext:value-type="float">
            <text:p>14.1361</text:p>
          </table:table-cell>
          <table:table-cell table:style-name="ce149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0" table:formula="of:=IFERROR([.F19]/[.B19]*1000000;&quot;&quot;)" office:value-type="float" office:value="13089.0052356021" calcext:value-type="float">
            <text:p>13089.0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62" calcext:value-type="float">
            <text:p>762</text:p>
          </table:table-cell>
          <table:table-cell table:style-name="ce148" table:formula="of:=IFERROR([.B20]/[.D20]*[.C20];&quot;&quot;)" office:value-type="float" office:value="7.08661417322835" calcext:value-type="float">
            <text:p>7.0866</text:p>
          </table:table-cell>
          <table:table-cell table:style-name="ce148" table:formula="of:=IFERROR([.E20]*(1000/[.$B$3]);&quot;&quot;)" office:value-type="float" office:value="14.1732283464567" calcext:value-type="float">
            <text:p>14.1732</text:p>
          </table:table-cell>
          <table:table-cell table:style-name="ce149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0" table:formula="of:=IFERROR([.F20]/[.B20]*1000000;&quot;&quot;)" office:value-type="float" office:value="13123.3595800525" calcext:value-type="float">
            <text:p>13123.35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3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3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 lossless compressed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3071" calcext:value-type="float">
            <text:p>3071</text:p>
          </table:table-cell>
          <table:table-cell table:style-name="ce148" table:formula="of:=IFERROR([.B6]/[.D6]*[.C6];&quot;&quot;)" office:value-type="float" office:value="22.9658091826766" calcext:value-type="float">
            <text:p>22.9658</text:p>
          </table:table-cell>
          <table:table-cell table:style-name="ce148" table:formula="of:=IFERROR([.E6]*(1000/[.$B$3]);&quot;&quot;)" office:value-type="float" office:value="45.9316183653533" calcext:value-type="float">
            <text:p>45.9316</text:p>
          </table:table-cell>
          <table:table-cell table:style-name="ce149" table:formula="of:=IFERROR(&quot;1/&quot; &amp; TEXT(1000/[.F6]; &quot;0.00&quot;);&quot;&quot;)" office:value-type="string" office:string-value="1/21.77" calcext:value-type="string">
            <text:p>1/21.77</text:p>
          </table:table-cell>
          <table:table-cell table:style-name="ce150" table:formula="of:=IFERROR([.F6]/[.B6]*1000000;&quot;&quot;)" office:value-type="float" office:value="12373.8196027353" calcext:value-type="float">
            <text:p>12373.81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2-bit lossless compressed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980" calcext:value-type="float">
            <text:p>2980</text:p>
          </table:table-cell>
          <table:table-cell table:style-name="ce148" table:formula="of:=IFERROR([.B7]/[.D7]*[.C7];&quot;&quot;)" office:value-type="float" office:value="12.4563758389262" calcext:value-type="float">
            <text:p>12.4564</text:p>
          </table:table-cell>
          <table:table-cell table:style-name="ce148" table:formula="of:=IFERROR([.E7]*(1000/[.$B$3]);&quot;&quot;)" office:value-type="float" office:value="24.9127516778523" calcext:value-type="float">
            <text:p>24.9128</text:p>
          </table:table-cell>
          <table:table-cell table:style-name="ce149" table:formula="of:=IFERROR(&quot;1/&quot; &amp; TEXT(1000/[.F7]; &quot;0.00&quot;);&quot;&quot;)" office:value-type="string" office:string-value="1/40.14" calcext:value-type="string">
            <text:p>1/40.14</text:p>
          </table:table-cell>
          <table:table-cell table:style-name="ce150" table:formula="of:=IFERROR([.F7]/[.B7]*1000000;&quot;&quot;)" office:value-type="float" office:value="6711.40939597315" calcext:value-type="float">
            <text:p>6711.40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974" calcext:value-type="float">
            <text:p>2974</text:p>
          </table:table-cell>
          <table:table-cell table:style-name="ce148" table:formula="of:=IFERROR([.B8]/[.D8]*[.C8];&quot;&quot;)" office:value-type="float" office:value="12.4815063887021" calcext:value-type="float">
            <text:p>12.4815</text:p>
          </table:table-cell>
          <table:table-cell table:style-name="ce148" table:formula="of:=IFERROR([.E8]*(1000/[.$B$3]);&quot;&quot;)" office:value-type="float" office:value="24.9630127774042" calcext:value-type="float">
            <text:p>24.9630</text:p>
          </table:table-cell>
          <table:table-cell table:style-name="ce149" table:formula="of:=IFERROR(&quot;1/&quot; &amp; TEXT(1000/[.F8]; &quot;0.00&quot;);&quot;&quot;)" office:value-type="string" office:string-value="1/40.06" calcext:value-type="string">
            <text:p>1/40.06</text:p>
          </table:table-cell>
          <table:table-cell table:style-name="ce150" table:formula="of:=IFERROR([.F8]/[.B8]*1000000;&quot;&quot;)" office:value-type="float" office:value="6724.94956287828" calcext:value-type="float">
            <text:p>6724.94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9]/[.D9]*[.C9];&quot;&quot;)" office:value-type="float" office:value="10.5194805194805" calcext:value-type="float">
            <text:p>10.5195</text:p>
          </table:table-cell>
          <table:table-cell table:style-name="ce148" table:formula="of:=IFERROR([.E9]*(1000/[.$B$3]);&quot;&quot;)" office:value-type="float" office:value="21.038961038961" calcext:value-type="float">
            <text:p>21.0390</text:p>
          </table:table-cell>
          <table:table-cell table:style-name="ce149" table:formula="of:=IFERROR(&quot;1/&quot; &amp; TEXT(1000/[.F9]; &quot;0.00&quot;);&quot;&quot;)" office:value-type="string" office:string-value="1/47.53" calcext:value-type="string">
            <text:p>1/47.53</text:p>
          </table:table-cell>
          <table:table-cell table:style-name="ce150" table:formula="of:=IFERROR([.F9]/[.B9]*1000000;&quot;&quot;)" office:value-type="float" office:value="9740.25974025974" calcext:value-type="float">
            <text:p>9740.2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5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6" calcext:value-type="float">
            <text:p>1846</text:p>
          </table:table-cell>
          <table:table-cell table:style-name="ce148" table:formula="of:=IFERROR([.B10]/[.D10]*[.C10];&quot;&quot;)" office:value-type="float" office:value="10.5308775731311" calcext:value-type="float">
            <text:p>10.5309</text:p>
          </table:table-cell>
          <table:table-cell table:style-name="ce148" table:formula="of:=IFERROR([.E10]*(1000/[.$B$3]);&quot;&quot;)" office:value-type="float" office:value="21.0617551462622" calcext:value-type="float">
            <text:p>21.0618</text:p>
          </table:table-cell>
          <table:table-cell table:style-name="ce149" table:formula="of:=IFERROR(&quot;1/&quot; &amp; TEXT(1000/[.F10]; &quot;0.00&quot;);&quot;&quot;)" office:value-type="string" office:string-value="1/47.48" calcext:value-type="string">
            <text:p>1/47.48</text:p>
          </table:table-cell>
          <table:table-cell table:style-name="ce150" table:formula="of:=IFERROR([.F10]/[.B10]*1000000;&quot;&quot;)" office:value-type="float" office:value="9750.81256771398" calcext:value-type="float">
            <text:p>9750.81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8" table:formula="of:=IFERROR([.B11]/[.D11]*[.C11];&quot;&quot;)" office:value-type="float" office:value="10.5194805194805" calcext:value-type="float">
            <text:p>10.5195</text:p>
          </table:table-cell>
          <table:table-cell table:style-name="ce148" table:formula="of:=IFERROR([.E11]*(1000/[.$B$3]);&quot;&quot;)" office:value-type="float" office:value="21.038961038961" calcext:value-type="float">
            <text:p>21.0390</text:p>
          </table:table-cell>
          <table:table-cell table:style-name="ce149" table:formula="of:=IFERROR(&quot;1/&quot; &amp; TEXT(1000/[.F11]; &quot;0.00&quot;);&quot;&quot;)" office:value-type="string" office:string-value="1/47.53" calcext:value-type="string">
            <text:p>1/47.53</text:p>
          </table:table-cell>
          <table:table-cell table:style-name="ce150" table:formula="of:=IFERROR([.F11]/[.B11]*1000000;&quot;&quot;)" office:value-type="float" office:value="9740.25974025974" calcext:value-type="float">
            <text:p>9740.2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2]/[.D12]*[.C12];&quot;&quot;)" office:value-type="float" office:value="3.50649350649351" calcext:value-type="float">
            <text:p>3.5065</text:p>
          </table:table-cell>
          <table:table-cell table:style-name="ce148" table:formula="of:=IFERROR([.E12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2]; &quot;0.00&quot;);&quot;&quot;)" office:value-type="string" office:string-value="1/142.59" calcext:value-type="string">
            <text:p>1/142.59</text:p>
          </table:table-cell>
          <table:table-cell table:style-name="ce150" table:formula="of:=IFERROR([.F12]/[.B12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3]/[.D13]*[.C13];&quot;&quot;)" office:value-type="float" office:value="3.51219512195122" calcext:value-type="float">
            <text:p>3.5122</text:p>
          </table:table-cell>
          <table:table-cell table:style-name="ce148" table:formula="of:=IFERROR([.E13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3]; &quot;0.00&quot;);&quot;&quot;)" office:value-type="string" office:string-value="1/142.36" calcext:value-type="string">
            <text:p>1/142.36</text:p>
          </table:table-cell>
          <table:table-cell table:style-name="ce150" table:formula="of:=IFERROR([.F13]/[.B13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14]/[.D14]*[.C14];&quot;&quot;)" office:value-type="float" office:value="3.51791530944625" calcext:value-type="float">
            <text:p>3.5179</text:p>
          </table:table-cell>
          <table:table-cell table:style-name="ce148" table:formula="of:=IFERROR([.E14]*(1000/[.$B$3]);&quot;&quot;)" office:value-type="float" office:value="7.03583061889251" calcext:value-type="float">
            <text:p>7.0358</text:p>
          </table:table-cell>
          <table:table-cell table:style-name="ce149" table:formula="of:=IFERROR(&quot;1/&quot; &amp; TEXT(1000/[.F14]; &quot;0.00&quot;);&quot;&quot;)" office:value-type="string" office:string-value="1/142.13" calcext:value-type="string">
            <text:p>1/142.13</text:p>
          </table:table-cell>
          <table:table-cell table:style-name="ce150" table:formula="of:=IFERROR([.F14]/[.B14]*1000000;&quot;&quot;)" office:value-type="float" office:value="6514.65798045603" calcext:value-type="float">
            <text:p>6514.65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5]/[.D15]*[.C15];&quot;&quot;)" office:value-type="float" office:value="3.51219512195122" calcext:value-type="float">
            <text:p>3.5122</text:p>
          </table:table-cell>
          <table:table-cell table:style-name="ce148" table:formula="of:=IFERROR([.E15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5]; &quot;0.00&quot;);&quot;&quot;)" office:value-type="string" office:string-value="1/142.36" calcext:value-type="string">
            <text:p>1/142.36</text:p>
          </table:table-cell>
          <table:table-cell table:style-name="ce150" table:formula="of:=IFERROR([.F15]/[.B15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7" calcext:value-type="float">
            <text:p>617</text:p>
          </table:table-cell>
          <table:table-cell table:style-name="ce148" table:formula="of:=IFERROR([.B16]/[.D16]*[.C16];&quot;&quot;)" office:value-type="float" office:value="3.50081037277147" calcext:value-type="float">
            <text:p>3.5008</text:p>
          </table:table-cell>
          <table:table-cell table:style-name="ce148" table:formula="of:=IFERROR([.E16]*(1000/[.$B$3]);&quot;&quot;)" office:value-type="float" office:value="7.00162074554295" calcext:value-type="float">
            <text:p>7.0016</text:p>
          </table:table-cell>
          <table:table-cell table:style-name="ce149" table:formula="of:=IFERROR(&quot;1/&quot; &amp; TEXT(1000/[.F16]; &quot;0.00&quot;);&quot;&quot;)" office:value-type="string" office:string-value="1/142.82" calcext:value-type="string">
            <text:p>1/142.82</text:p>
          </table:table-cell>
          <table:table-cell table:style-name="ce150" table:formula="of:=IFERROR([.F16]/[.B16]*1000000;&quot;&quot;)" office:value-type="float" office:value="6482.98217179903" calcext:value-type="float">
            <text:p>6482.98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7]/[.D17]*[.C17];&quot;&quot;)" office:value-type="float" office:value="3.50649350649351" calcext:value-type="float">
            <text:p>3.5065</text:p>
          </table:table-cell>
          <table:table-cell table:style-name="ce148" table:formula="of:=IFERROR([.E17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7]; &quot;0.00&quot;);&quot;&quot;)" office:value-type="string" office:string-value="1/142.59" calcext:value-type="string">
            <text:p>1/142.59</text:p>
          </table:table-cell>
          <table:table-cell table:style-name="ce150" table:formula="of:=IFERROR([.F17]/[.B17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5" calcext:value-type="float">
            <text:p>615</text:p>
          </table:table-cell>
          <table:table-cell table:style-name="ce148" table:formula="of:=IFERROR([.B18]/[.D18]*[.C18];&quot;&quot;)" office:value-type="float" office:value="3.51219512195122" calcext:value-type="float">
            <text:p>3.5122</text:p>
          </table:table-cell>
          <table:table-cell table:style-name="ce148" table:formula="of:=IFERROR([.E18]*(1000/[.$B$3]);&quot;&quot;)" office:value-type="float" office:value="7.02439024390244" calcext:value-type="float">
            <text:p>7.0244</text:p>
          </table:table-cell>
          <table:table-cell table:style-name="ce149" table:formula="of:=IFERROR(&quot;1/&quot; &amp; TEXT(1000/[.F18]; &quot;0.00&quot;);&quot;&quot;)" office:value-type="string" office:string-value="1/142.36" calcext:value-type="string">
            <text:p>1/142.36</text:p>
          </table:table-cell>
          <table:table-cell table:style-name="ce150" table:formula="of:=IFERROR([.F18]/[.B18]*1000000;&quot;&quot;)" office:value-type="float" office:value="6504.06504065041" calcext:value-type="float">
            <text:p>6504.0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 x 4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6" calcext:value-type="float">
            <text:p>616</text:p>
          </table:table-cell>
          <table:table-cell table:style-name="ce148" table:formula="of:=IFERROR([.B19]/[.D19]*[.C19];&quot;&quot;)" office:value-type="float" office:value="3.50649350649351" calcext:value-type="float">
            <text:p>3.5065</text:p>
          </table:table-cell>
          <table:table-cell table:style-name="ce148" table:formula="of:=IFERROR([.E19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19]; &quot;0.00&quot;);&quot;&quot;)" office:value-type="string" office:string-value="1/142.59" calcext:value-type="string">
            <text:p>1/142.59</text:p>
          </table:table-cell>
          <table:table-cell table:style-name="ce150" table:formula="of:=IFERROR([.F19]/[.B19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5p x 4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7" calcext:value-type="float">
            <text:p>617</text:p>
          </table:table-cell>
          <table:table-cell table:style-name="ce148" table:formula="of:=IFERROR([.B20]/[.D20]*[.C20];&quot;&quot;)" office:value-type="float" office:value="3.50081037277147" calcext:value-type="float">
            <text:p>3.5008</text:p>
          </table:table-cell>
          <table:table-cell table:style-name="ce148" table:formula="of:=IFERROR([.E20]*(1000/[.$B$3]);&quot;&quot;)" office:value-type="float" office:value="7.00162074554295" calcext:value-type="float">
            <text:p>7.0016</text:p>
          </table:table-cell>
          <table:table-cell table:style-name="ce149" table:formula="of:=IFERROR(&quot;1/&quot; &amp; TEXT(1000/[.F20]; &quot;0.00&quot;);&quot;&quot;)" office:value-type="string" office:string-value="1/142.82" calcext:value-type="string">
            <text:p>1/142.82</text:p>
          </table:table-cell>
          <table:table-cell table:style-name="ce150" table:formula="of:=IFERROR([.F20]/[.B20]*1000000;&quot;&quot;)" office:value-type="float" office:value="6482.98217179903" calcext:value-type="float">
            <text:p>6482.98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 x 5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18" calcext:value-type="float">
            <text:p>618</text:p>
          </table:table-cell>
          <table:table-cell table:style-name="ce148" table:formula="of:=IFERROR([.B21]/[.D21]*[.C21];&quot;&quot;)" office:value-type="float" office:value="3.49514563106796" calcext:value-type="float">
            <text:p>3.4951</text:p>
          </table:table-cell>
          <table:table-cell table:style-name="ce148" table:formula="of:=IFERROR([.E21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21]; &quot;0.00&quot;);&quot;&quot;)" office:value-type="string" office:string-value="1/143.06" calcext:value-type="string">
            <text:p>1/143.06</text:p>
          </table:table-cell>
          <table:table-cell table:style-name="ce150" table:formula="of:=IFERROR([.F21]/[.B21]*1000000;&quot;&quot;)" office:value-type="float" office:value="6472.49190938511" calcext:value-type="float">
            <text:p>6472.49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6]/[.D6]*[.C6];&quot;&quot;)" office:value-type="float" office:value="55.9271558650241" calcext:value-type="float">
            <text:p>55.9272</text:p>
          </table:table-cell>
          <table:table-cell table:style-name="ce148" table:formula="of:=IFERROR([.E6]*(1000/[.$B$3]);&quot;&quot;)" office:value-type="float" office:value="111.854311730048" calcext:value-type="float">
            <text:p>111.8543</text:p>
          </table:table-cell>
          <table:table-cell table:style-name="ce149" table:formula="of:=IFERROR(&quot;1/&quot; &amp; TEXT(1000/[.F6]; &quot;0.00&quot;);&quot;&quot;)" office:value-type="string" office:string-value="1/8.94" calcext:value-type="string">
            <text:p>1/8.94</text:p>
          </table:table-cell>
          <table:table-cell table:style-name="ce150" table:formula="of:=IFERROR([.F6]/[.B6]*1000000;&quot;&quot;)" office:value-type="float" office:value="27852.1692554901" calcext:value-type="float">
            <text:p>27852.1693</text:p>
          </table:table-cell>
          <table:table-cell table:style-name="ce15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 Compressed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6" calcext:value-type="float">
            <text:p>3736</text:p>
          </table:table-cell>
          <table:table-cell table:style-name="ce148" table:formula="of:=IFERROR([.B7]/[.D7]*[.C7];&quot;&quot;)" office:value-type="float" office:value="55.8972162740899" calcext:value-type="float">
            <text:p>55.8972</text:p>
          </table:table-cell>
          <table:table-cell table:style-name="ce148" table:formula="of:=IFERROR([.E7]*(1000/[.$B$3]);&quot;&quot;)" office:value-type="float" office:value="111.79443254818" calcext:value-type="float">
            <text:p>111.7944</text:p>
          </table:table-cell>
          <table:table-cell table:style-name="ce149" table:formula="of:=IFERROR(&quot;1/&quot; &amp; TEXT(1000/[.F7]; &quot;0.00&quot;);&quot;&quot;)" office:value-type="string" office:string-value="1/8.94" calcext:value-type="string">
            <text:p>1/8.94</text:p>
          </table:table-cell>
          <table:table-cell table:style-name="ce150" table:formula="of:=IFERROR([.F7]/[.B7]*1000000;&quot;&quot;)" office:value-type="float" office:value="27837.2591006424" calcext:value-type="float">
            <text:p>27837.2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2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4" calcext:value-type="float">
            <text:p>3734</text:p>
          </table:table-cell>
          <table:table-cell table:style-name="ce148" table:formula="of:=IFERROR([.B8]/[.D8]*[.C8];&quot;&quot;)" office:value-type="float" office:value="55.9271558650241" calcext:value-type="float">
            <text:p>55.9272</text:p>
          </table:table-cell>
          <table:table-cell table:style-name="ce148" table:formula="of:=IFERROR([.E8]*(1000/[.$B$3]);&quot;&quot;)" office:value-type="float" office:value="111.854311730048" calcext:value-type="float">
            <text:p>111.8543</text:p>
          </table:table-cell>
          <table:table-cell table:style-name="ce149" table:formula="of:=IFERROR(&quot;1/&quot; &amp; TEXT(1000/[.F8]; &quot;0.00&quot;);&quot;&quot;)" office:value-type="string" office:string-value="1/8.94" calcext:value-type="string">
            <text:p>1/8.94</text:p>
          </table:table-cell>
          <table:table-cell table:style-name="ce150" table:formula="of:=IFERROR([.F8]/[.B8]*1000000;&quot;&quot;)" office:value-type="float" office:value="27852.1692554901" calcext:value-type="float">
            <text:p>27852.16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14-bit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3665" calcext:value-type="float">
            <text:p>3665</text:p>
          </table:table-cell>
          <table:table-cell table:style-name="ce148" table:formula="of:=IFERROR([.B9]/[.D9]*[.C9];&quot;&quot;)" office:value-type="float" office:value="55.8843110504775" calcext:value-type="float">
            <text:p>55.8843</text:p>
          </table:table-cell>
          <table:table-cell table:style-name="ce148" table:formula="of:=IFERROR([.E9]*(1000/[.$B$3]);&quot;&quot;)" office:value-type="float" office:value="111.768622100955" calcext:value-type="float">
            <text:p>111.7686</text:p>
          </table:table-cell>
          <table:table-cell table:style-name="ce149" table:formula="of:=IFERROR(&quot;1/&quot; &amp; TEXT(1000/[.F9]; &quot;0.00&quot;);&quot;&quot;)" office:value-type="string" office:string-value="1/8.95" calcext:value-type="string">
            <text:p>1/8.95</text:p>
          </table:table-cell>
          <table:table-cell table:style-name="ce150" table:formula="of:=IFERROR([.F9]/[.B9]*1000000;&quot;&quot;)" office:value-type="float" office:value="27830.8321964529" calcext:value-type="float">
            <text:p>27830.8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14-bit Compressed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3522" calcext:value-type="float">
            <text:p>3522</text:p>
          </table:table-cell>
          <table:table-cell table:style-name="ce148" table:formula="of:=IFERROR([.B10]/[.D10]*[.C10];&quot;&quot;)" office:value-type="float" office:value="55.8727995457127" calcext:value-type="float">
            <text:p>55.8728</text:p>
          </table:table-cell>
          <table:table-cell table:style-name="ce148" table:formula="of:=IFERROR([.E10]*(1000/[.$B$3]);&quot;&quot;)" office:value-type="float" office:value="111.745599091425" calcext:value-type="float">
            <text:p>111.7456</text:p>
          </table:table-cell>
          <table:table-cell table:style-name="ce149" table:formula="of:=IFERROR(&quot;1/&quot; &amp; TEXT(1000/[.F10]; &quot;0.00&quot;);&quot;&quot;)" office:value-type="string" office:string-value="1/8.95" calcext:value-type="string">
            <text:p>1/8.95</text:p>
          </table:table-cell>
          <table:table-cell table:style-name="ce150" table:formula="of:=IFERROR([.F10]/[.B10]*1000000;&quot;&quot;)" office:value-type="float" office:value="27825.0993753549" calcext:value-type="float">
            <text:p>27825.09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5" calcext:value-type="float">
            <text:p>3735</text:p>
          </table:table-cell>
          <table:table-cell table:style-name="ce148" table:formula="of:=IFERROR([.B11]/[.D11]*[.C11];&quot;&quot;)" office:value-type="float" office:value="55.9121820615797" calcext:value-type="float">
            <text:p>55.9122</text:p>
          </table:table-cell>
          <table:table-cell table:style-name="ce148" table:formula="of:=IFERROR([.E11]*(1000/[.$B$3]);&quot;&quot;)" office:value-type="float" office:value="111.824364123159" calcext:value-type="float">
            <text:p>111.8244</text:p>
          </table:table-cell>
          <table:table-cell table:style-name="ce149" table:formula="of:=IFERROR(&quot;1/&quot; &amp; TEXT(1000/[.F11]; &quot;0.00&quot;);&quot;&quot;)" office:value-type="string" office:string-value="1/8.94" calcext:value-type="string">
            <text:p>1/8.94</text:p>
          </table:table-cell>
          <table:table-cell table:style-name="ce150" table:formula="of:=IFERROR([.F11]/[.B11]*1000000;&quot;&quot;)" office:value-type="float" office:value="27844.7121820616" calcext:value-type="float">
            <text:p>27844.7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4-bit ISO 1600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3662" calcext:value-type="float">
            <text:p>3662</text:p>
          </table:table-cell>
          <table:table-cell table:style-name="ce148" table:formula="of:=IFERROR([.B12]/[.D12]*[.C12];&quot;&quot;)" office:value-type="float" office:value="55.9300928454397" calcext:value-type="float">
            <text:p>55.9301</text:p>
          </table:table-cell>
          <table:table-cell table:style-name="ce148" table:formula="of:=IFERROR([.E12]*(1000/[.$B$3]);&quot;&quot;)" office:value-type="float" office:value="111.860185690879" calcext:value-type="float">
            <text:p>111.8602</text:p>
          </table:table-cell>
          <table:table-cell table:style-name="ce149" table:formula="of:=IFERROR(&quot;1/&quot; &amp; TEXT(1000/[.F12]; &quot;0.00&quot;);&quot;&quot;)" office:value-type="string" office:string-value="1/8.94" calcext:value-type="string">
            <text:p>1/8.94</text:p>
          </table:table-cell>
          <table:table-cell table:style-name="ce150" table:formula="of:=IFERROR([.F12]/[.B12]*1000000;&quot;&quot;)" office:value-type="float" office:value="27853.6318951393" calcext:value-type="float">
            <text:p>27853.63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4-bit ISO 51200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3736" calcext:value-type="float">
            <text:p>3736</text:p>
          </table:table-cell>
          <table:table-cell table:style-name="ce148" table:formula="of:=IFERROR([.B13]/[.D13]*[.C13];&quot;&quot;)" office:value-type="float" office:value="55.8972162740899" calcext:value-type="float">
            <text:p>55.8972</text:p>
          </table:table-cell>
          <table:table-cell table:style-name="ce148" table:formula="of:=IFERROR([.E13]*(1000/[.$B$3]);&quot;&quot;)" office:value-type="float" office:value="111.79443254818" calcext:value-type="float">
            <text:p>111.7944</text:p>
          </table:table-cell>
          <table:table-cell table:style-name="ce149" table:formula="of:=IFERROR(&quot;1/&quot; &amp; TEXT(1000/[.F13]; &quot;0.00&quot;);&quot;&quot;)" office:value-type="string" office:string-value="1/8.94" calcext:value-type="string">
            <text:p>1/8.94</text:p>
          </table:table-cell>
          <table:table-cell table:style-name="ce150" table:formula="of:=IFERROR([.F13]/[.B13]*1000000;&quot;&quot;)" office:value-type="float" office:value="27837.2591006424" calcext:value-type="float">
            <text:p>27837.259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4016" calcext:value-type="float">
            <text:p>401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97" calcext:value-type="float">
            <text:p>2297</text:p>
          </table:table-cell>
          <table:table-cell table:style-name="ce148" table:formula="of:=IFERROR([.B14]/[.D14]*[.C14];&quot;&quot;)" office:value-type="float" office:value="1.74836743578581" calcext:value-type="float">
            <text:p>1.7484</text:p>
          </table:table-cell>
          <table:table-cell table:style-name="ce148" table:formula="of:=IFERROR([.E14]*(1000/[.$B$3]);&quot;&quot;)" office:value-type="float" office:value="3.49673487157162" calcext:value-type="float">
            <text:p>3.4967</text:p>
          </table:table-cell>
          <table:table-cell table:style-name="ce149" table:formula="of:=IFERROR(&quot;1/&quot; &amp; TEXT(1000/[.F14]; &quot;0.00&quot;);&quot;&quot;)" office:value-type="string" office:string-value="1/285.98" calcext:value-type="string">
            <text:p>1/285.98</text:p>
          </table:table-cell>
          <table:table-cell table:style-name="ce150" table:formula="of:=IFERROR([.F14]/[.B14]*1000000;&quot;&quot;)" office:value-type="float" office:value="870.70091423596" calcext:value-type="float">
            <text:p>870.7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03" calcext:value-type="float">
            <text:p>2003</text:p>
          </table:table-cell>
          <table:table-cell table:style-name="ce148" table:formula="of:=IFERROR([.B15]/[.D15]*[.C15];&quot;&quot;)" office:value-type="float" office:value="16.1757363954069" calcext:value-type="float">
            <text:p>16.1757</text:p>
          </table:table-cell>
          <table:table-cell table:style-name="ce148" table:formula="of:=IFERROR([.E15]*(1000/[.$B$3]);&quot;&quot;)" office:value-type="float" office:value="32.3514727908138" calcext:value-type="float">
            <text:p>32.3515</text:p>
          </table:table-cell>
          <table:table-cell table:style-name="ce149" table:formula="of:=IFERROR(&quot;1/&quot; &amp; TEXT(1000/[.F15]; &quot;0.00&quot;);&quot;&quot;)" office:value-type="string" office:string-value="1/30.91" calcext:value-type="string">
            <text:p>1/30.91</text:p>
          </table:table-cell>
          <table:table-cell table:style-name="ce150" table:formula="of:=IFERROR([.F15]/[.B15]*1000000;&quot;&quot;)" office:value-type="float" office:value="14977.5336994508" calcext:value-type="float">
            <text:p>14977.5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02" calcext:value-type="float">
            <text:p>2002</text:p>
          </table:table-cell>
          <table:table-cell table:style-name="ce148" table:formula="of:=IFERROR([.B16]/[.D16]*[.C16];&quot;&quot;)" office:value-type="float" office:value="16.1838161838162" calcext:value-type="float">
            <text:p>16.1838</text:p>
          </table:table-cell>
          <table:table-cell table:style-name="ce148" table:formula="of:=IFERROR([.E16]*(1000/[.$B$3]);&quot;&quot;)" office:value-type="float" office:value="32.3676323676324" calcext:value-type="float">
            <text:p>32.3676</text:p>
          </table:table-cell>
          <table:table-cell table:style-name="ce149" table:formula="of:=IFERROR(&quot;1/&quot; &amp; TEXT(1000/[.F16]; &quot;0.00&quot;);&quot;&quot;)" office:value-type="string" office:string-value="1/30.90" calcext:value-type="string">
            <text:p>1/30.90</text:p>
          </table:table-cell>
          <table:table-cell table:style-name="ce150" table:formula="of:=IFERROR([.F16]/[.B16]*1000000;&quot;&quot;)" office:value-type="float" office:value="14985.014985015" calcext:value-type="float">
            <text:p>14985.01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00" calcext:value-type="float">
            <text:p>900</text:p>
          </table:table-cell>
          <table:table-cell table:style-name="ce148" table:formula="of:=IFERROR([.B17]/[.D17]*[.C17];&quot;&quot;)" office:value-type="float" office:value="7.2" calcext:value-type="float">
            <text:p>7.2000</text:p>
          </table:table-cell>
          <table:table-cell table:style-name="ce148" table:formula="of:=IFERROR([.E17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17]; &quot;0.00&quot;);&quot;&quot;)" office:value-type="string" office:string-value="1/69.44" calcext:value-type="string">
            <text:p>1/69.44</text:p>
          </table:table-cell>
          <table:table-cell table:style-name="ce150" table:formula="of:=IFERROR([.F17]/[.B17]*1000000;&quot;&quot;)" office:value-type="float" office:value="13333.3333333333" calcext:value-type="float">
            <text:p>13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9" calcext:value-type="float">
            <text:p>899</text:p>
          </table:table-cell>
          <table:table-cell table:style-name="ce148" table:formula="of:=IFERROR([.B18]/[.D18]*[.C18];&quot;&quot;)" office:value-type="float" office:value="7.20800889877642" calcext:value-type="float">
            <text:p>7.2080</text:p>
          </table:table-cell>
          <table:table-cell table:style-name="ce148" table:formula="of:=IFERROR([.E18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50" table:formula="of:=IFERROR([.F18]/[.B18]*1000000;&quot;&quot;)" office:value-type="float" office:value="13348.1646273637" calcext:value-type="float">
            <text:p>13348.16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9]/[.D19]*[.C19];&quot;&quot;)" office:value-type="float" office:value="7.22408026755853" calcext:value-type="float">
            <text:p>7.2241</text:p>
          </table:table-cell>
          <table:table-cell table:style-name="ce148" table:formula="of:=IFERROR([.E19]*(1000/[.$B$3]);&quot;&quot;)" office:value-type="float" office:value="14.4481605351171" calcext:value-type="float">
            <text:p>14.4482</text:p>
          </table:table-cell>
          <table:table-cell table:style-name="ce149" table:formula="of:=IFERROR(&quot;1/&quot; &amp; TEXT(1000/[.F19]; &quot;0.00&quot;);&quot;&quot;)" office:value-type="string" office:string-value="1/69.21" calcext:value-type="string">
            <text:p>1/69.21</text:p>
          </table:table-cell>
          <table:table-cell table:style-name="ce150" table:formula="of:=IFERROR([.F19]/[.B19]*1000000;&quot;&quot;)" office:value-type="float" office:value="13377.9264214047" calcext:value-type="float">
            <text:p>13377.92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4054350809772" calcext:value-type="float">
            <text:p>25.4054</text:p>
          </table:table-cell>
          <table:table-cell table:style-name="ce148" table:formula="of:=IFERROR([.E6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6" calcext:value-type="float">
            <text:p>3376</text:p>
          </table:table-cell>
          <table:table-cell table:style-name="ce148" table:formula="of:=IFERROR([.B7]/[.D7]*[.C7];&quot;&quot;)" office:value-type="float" office:value="13.1113744075829" calcext:value-type="float">
            <text:p>13.1114</text:p>
          </table:table-cell>
          <table:table-cell table:style-name="ce148" table:formula="of:=IFERROR([.E7]*(1000/[.$B$3]);&quot;&quot;)" office:value-type="float" office:value="26.2227488151659" calcext:value-type="float">
            <text:p>26.2227</text:p>
          </table:table-cell>
          <table:table-cell table:style-name="ce149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50" table:formula="of:=IFERROR([.F7]/[.B7]*1000000;&quot;&quot;)" office:value-type="float" office:value="6516.58767772512" calcext:value-type="float">
            <text:p>6516.58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8]/[.D8]*[.C8];&quot;&quot;)" office:value-type="float" office:value="11.0769230769231" calcext:value-type="float">
            <text:p>11.0769</text:p>
          </table:table-cell>
          <table:table-cell table:style-name="ce148" table:formula="of:=IFERROR([.E8]*(1000/[.$B$3]);&quot;&quot;)" office:value-type="float" office:value="22.1538461538462" calcext:value-type="float">
            <text:p>22.1538</text:p>
          </table:table-cell>
          <table:table-cell table:style-name="ce14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0" table:formula="of:=IFERROR([.F8]/[.B8]*1000000;&quot;&quot;)" office:value-type="float" office:value="10256.4102564103" calcext:value-type="float">
            <text:p>10256.41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9]/[.D9]*[.C9];&quot;&quot;)" office:value-type="float" office:value="11.0769230769231" calcext:value-type="float">
            <text:p>11.0769</text:p>
          </table:table-cell>
          <table:table-cell table:style-name="ce148" table:formula="of:=IFERROR([.E9]*(1000/[.$B$3]);&quot;&quot;)" office:value-type="float" office:value="22.1538461538462" calcext:value-type="float">
            <text:p>22.1538</text:p>
          </table:table-cell>
          <table:table-cell table:style-name="ce14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0" table:formula="of:=IFERROR([.F9]/[.B9]*1000000;&quot;&quot;)" office:value-type="float" office:value="10256.4102564103" calcext:value-type="float">
            <text:p>10256.41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9" calcext:value-type="float">
            <text:p>839</text:p>
          </table:table-cell>
          <table:table-cell table:style-name="ce148" table:formula="of:=IFERROR([.B10]/[.D10]*[.C10];&quot;&quot;)" office:value-type="float" office:value="2.57449344457688" calcext:value-type="float">
            <text:p>2.5745</text:p>
          </table:table-cell>
          <table:table-cell table:style-name="ce148" table:formula="of:=IFERROR([.E10]*(1000/[.$B$3]);&quot;&quot;)" office:value-type="float" office:value="5.14898688915376" calcext:value-type="float">
            <text:p>5.1490</text:p>
          </table:table-cell>
          <table:table-cell table:style-name="ce14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0" table:formula="of:=IFERROR([.F10]/[.B10]*1000000;&quot;&quot;)" office:value-type="float" office:value="4767.58045292014" calcext:value-type="float">
            <text:p>4767.5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4" calcext:value-type="float">
            <text:p>884</text:p>
          </table:table-cell>
          <table:table-cell table:style-name="ce148" table:formula="of:=IFERROR([.B11]/[.D11]*[.C11];&quot;&quot;)" office:value-type="float" office:value="3.66515837104072" calcext:value-type="float">
            <text:p>3.6652</text:p>
          </table:table-cell>
          <table:table-cell table:style-name="ce148" table:formula="of:=IFERROR([.E11]*(1000/[.$B$3]);&quot;&quot;)" office:value-type="float" office:value="7.33031674208145" calcext:value-type="float">
            <text:p>7.3303</text:p>
          </table:table-cell>
          <table:table-cell table:style-name="ce14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0" table:formula="of:=IFERROR([.F11]/[.B11]*1000000;&quot;&quot;)" office:value-type="float" office:value="6787.33031674208" calcext:value-type="float">
            <text:p>6787.33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89" calcext:value-type="float">
            <text:p>589</text:p>
          </table:table-cell>
          <table:table-cell table:style-name="ce148" table:formula="of:=IFERROR([.B12]/[.D12]*[.C12];&quot;&quot;)" office:value-type="float" office:value="3.66723259762309" calcext:value-type="float">
            <text:p>3.6672</text:p>
          </table:table-cell>
          <table:table-cell table:style-name="ce148" table:formula="of:=IFERROR([.E12]*(1000/[.$B$3]);&quot;&quot;)" office:value-type="float" office:value="7.33446519524618" calcext:value-type="float">
            <text:p>7.3345</text:p>
          </table:table-cell>
          <table:table-cell table:style-name="ce14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0" table:formula="of:=IFERROR([.F12]/[.B12]*1000000;&quot;&quot;)" office:value-type="float" office:value="6791.1714770798" calcext:value-type="float">
            <text:p>6791.17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4054350809772" calcext:value-type="float">
            <text:p>25.4054</text:p>
          </table:table-cell>
          <table:table-cell table:style-name="ce148" table:formula="of:=IFERROR([.E6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5" calcext:value-type="float">
            <text:p>3645</text:p>
          </table:table-cell>
          <table:table-cell table:style-name="ce148" table:formula="of:=IFERROR([.B7]/[.D7]*[.C7];&quot;&quot;)" office:value-type="float" office:value="25.3914951989026" calcext:value-type="float">
            <text:p>25.3915</text:p>
          </table:table-cell>
          <table:table-cell table:style-name="ce148" table:formula="of:=IFERROR([.E7]*(1000/[.$B$3]);&quot;&quot;)" office:value-type="float" office:value="50.7829903978052" calcext:value-type="float">
            <text:p>50.7830</text:p>
          </table:table-cell>
          <table:table-cell table:style-name="ce149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50" table:formula="of:=IFERROR([.F7]/[.B7]*1000000;&quot;&quot;)" office:value-type="float" office:value="12620.0274348423" calcext:value-type="float">
            <text:p>12620.02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4" calcext:value-type="float">
            <text:p>3484</text:p>
          </table:table-cell>
          <table:table-cell table:style-name="ce148" table:formula="of:=IFERROR([.B8]/[.D8]*[.C8];&quot;&quot;)" office:value-type="float" office:value="25.4098737083812" calcext:value-type="float">
            <text:p>25.4099</text:p>
          </table:table-cell>
          <table:table-cell table:style-name="ce148" table:formula="of:=IFERROR([.E8]*(1000/[.$B$3]);&quot;&quot;)" office:value-type="float" office:value="50.8197474167623" calcext:value-type="float">
            <text:p>50.8197</text:p>
          </table:table-cell>
          <table:table-cell table:style-name="ce149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50" table:formula="of:=IFERROR([.F8]/[.B8]*1000000;&quot;&quot;)" office:value-type="float" office:value="12629.1618828932" calcext:value-type="float">
            <text:p>12629.16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2-bit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8" calcext:value-type="float">
            <text:p>3378</text:p>
          </table:table-cell>
          <table:table-cell table:style-name="ce148" table:formula="of:=IFERROR([.B9]/[.D9]*[.C9];&quot;&quot;)" office:value-type="float" office:value="13.1036116044997" calcext:value-type="float">
            <text:p>13.1036</text:p>
          </table:table-cell>
          <table:table-cell table:style-name="ce148" table:formula="of:=IFERROR([.E9]*(1000/[.$B$3]);&quot;&quot;)" office:value-type="float" office:value="26.2072232089994" calcext:value-type="float">
            <text:p>26.2072</text:p>
          </table:table-cell>
          <table:table-cell table:style-name="ce149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50" table:formula="of:=IFERROR([.F9]/[.B9]*1000000;&quot;&quot;)" office:value-type="float" office:value="6512.72942569568" calcext:value-type="float">
            <text:p>6512.7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10]/[.D10]*[.C10];&quot;&quot;)" office:value-type="float" office:value="25.4054350809772" calcext:value-type="float">
            <text:p>25.4054</text:p>
          </table:table-cell>
          <table:table-cell table:style-name="ce148" table:formula="of:=IFERROR([.E10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50" table:formula="of:=IFERROR([.F10]/[.B10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5" calcext:value-type="float">
            <text:p>3485</text:p>
          </table:table-cell>
          <table:table-cell table:style-name="ce148" table:formula="of:=IFERROR([.B11]/[.D11]*[.C11];&quot;&quot;)" office:value-type="float" office:value="25.4025824964132" calcext:value-type="float">
            <text:p>25.4026</text:p>
          </table:table-cell>
          <table:table-cell table:style-name="ce148" table:formula="of:=IFERROR([.E11]*(1000/[.$B$3]);&quot;&quot;)" office:value-type="float" office:value="50.8051649928264" calcext:value-type="float">
            <text:p>50.8052</text:p>
          </table:table-cell>
          <table:table-cell table:style-name="ce149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50" table:formula="of:=IFERROR([.F11]/[.B11]*1000000;&quot;&quot;)" office:value-type="float" office:value="12625.5380200861" calcext:value-type="float">
            <text:p>12625.5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*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12]/[.D12]*[.C12];&quot;&quot;)" office:value-type="float" office:value="25.4054350809772" calcext:value-type="float">
            <text:p>25.4054</text:p>
          </table:table-cell>
          <table:table-cell table:style-name="ce148" table:formula="of:=IFERROR([.E12]*(1000/[.$B$3]);&quot;&quot;)" office:value-type="float" office:value="50.8108701619544" calcext:value-type="float">
            <text:p>50.8109</text:p>
          </table:table-cell>
          <table:table-cell table:style-name="ce149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50" table:formula="of:=IFERROR([.F12]/[.B12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85" calcext:value-type="float">
            <text:p>3485</text:p>
          </table:table-cell>
          <table:table-cell table:style-name="ce148" table:formula="of:=IFERROR([.B13]/[.D13]*[.C13];&quot;&quot;)" office:value-type="float" office:value="25.4025824964132" calcext:value-type="float">
            <text:p>25.4026</text:p>
          </table:table-cell>
          <table:table-cell table:style-name="ce148" table:formula="of:=IFERROR([.E13]*(1000/[.$B$3]);&quot;&quot;)" office:value-type="float" office:value="50.8051649928264" calcext:value-type="float">
            <text:p>50.8052</text:p>
          </table:table-cell>
          <table:table-cell table:style-name="ce149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50" table:formula="of:=IFERROR([.F13]/[.B13]*1000000;&quot;&quot;)" office:value-type="float" office:value="12625.5380200861" calcext:value-type="float">
            <text:p>12625.5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,200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377" calcext:value-type="float">
            <text:p>2377</text:p>
          </table:table-cell>
          <table:table-cell table:style-name="ce148" table:formula="of:=IFERROR([.B14]/[.D14]*[.C14];&quot;&quot;)" office:value-type="float" office:value="25.3933529659234" calcext:value-type="float">
            <text:p>25.3934</text:p>
          </table:table-cell>
          <table:table-cell table:style-name="ce148" table:formula="of:=IFERROR([.E14]*(1000/[.$B$3]);&quot;&quot;)" office:value-type="float" office:value="50.7867059318469" calcext:value-type="float">
            <text:p>50.7867</text:p>
          </table:table-cell>
          <table:table-cell table:style-name="ce149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50" table:formula="of:=IFERROR([.F14]/[.B14]*1000000;&quot;&quot;)" office:value-type="float" office:value="12620.950778292" calcext:value-type="float">
            <text:p>12620.95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EFCS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125" calcext:value-type="float">
            <text:p>2125</text:p>
          </table:table-cell>
          <table:table-cell table:style-name="ce148" table:formula="of:=IFERROR([.B15]/[.D15]*[.C15];&quot;&quot;)" office:value-type="float" office:value="1.89364705882353" calcext:value-type="float">
            <text:p>1.8936</text:p>
          </table:table-cell>
          <table:table-cell table:style-name="ce148" table:formula="of:=IFERROR([.E15]*(1000/[.$B$3]);&quot;&quot;)" office:value-type="float" office:value="3.78729411764706" calcext:value-type="float">
            <text:p>3.7873</text:p>
          </table:table-cell>
          <table:table-cell table:style-name="ce149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50" table:formula="of:=IFERROR([.F15]/[.B15]*1000000;&quot;&quot;)" office:value-type="float" office:value="941.176470588235" calcext:value-type="float">
            <text:p>941.17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ully-Mechanical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174" calcext:value-type="float">
            <text:p>2174</text:p>
          </table:table-cell>
          <table:table-cell table:style-name="ce148" table:formula="of:=IFERROR([.B16]/[.D16]*[.C16];&quot;&quot;)" office:value-type="float" office:value="1.85096596136155" calcext:value-type="float">
            <text:p>1.8510</text:p>
          </table:table-cell>
          <table:table-cell table:style-name="ce148" table:formula="of:=IFERROR([.E16]*(1000/[.$B$3]);&quot;&quot;)" office:value-type="float" office:value="3.70193192272309" calcext:value-type="float">
            <text:p>3.7019</text:p>
          </table:table-cell>
          <table:table-cell table:style-name="ce149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50" table:formula="of:=IFERROR([.F16]/[.B16]*1000000;&quot;&quot;)" office:value-type="float" office:value="919.963201471941" calcext:value-type="float">
            <text:p>919.9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24" calcext:value-type="float">
            <text:p>4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77" calcext:value-type="float">
            <text:p>3377</text:p>
          </table:table-cell>
          <table:table-cell table:style-name="ce148" table:formula="of:=IFERROR([.B17]/[.D17]*[.C17];&quot;&quot;)" office:value-type="float" office:value="13.1074918566775" calcext:value-type="float">
            <text:p>13.1075</text:p>
          </table:table-cell>
          <table:table-cell table:style-name="ce148" table:formula="of:=IFERROR([.E17]*(1000/[.$B$3]);&quot;&quot;)" office:value-type="float" office:value="26.214983713355" calcext:value-type="float">
            <text:p>26.2150</text:p>
          </table:table-cell>
          <table:table-cell table:style-name="ce149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50" table:formula="of:=IFERROR([.F17]/[.B17]*1000000;&quot;&quot;)" office:value-type="float" office:value="6514.65798045603" calcext:value-type="float">
            <text:p>6514.65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18]/[.D18]*[.C18];&quot;&quot;)" office:value-type="float" office:value="7.20800889877642" calcext:value-type="float">
            <text:p>7.2080</text:p>
          </table:table-cell>
          <table:table-cell table:style-name="ce148" table:formula="of:=IFERROR([.E18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50" table:formula="of:=IFERROR([.F18]/[.B18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1" calcext:value-type="float">
            <text:p>1951</text:p>
          </table:table-cell>
          <table:table-cell table:style-name="ce148" table:formula="of:=IFERROR([.B19]/[.D19]*[.C19];&quot;&quot;)" office:value-type="float" office:value="11.0712455151205" calcext:value-type="float">
            <text:p>11.0712</text:p>
          </table:table-cell>
          <table:table-cell table:style-name="ce148" table:formula="of:=IFERROR([.E19]*(1000/[.$B$3]);&quot;&quot;)" office:value-type="float" office:value="22.1424910302409" calcext:value-type="float">
            <text:p>22.1425</text:p>
          </table:table-cell>
          <table:table-cell table:style-name="ce149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50" table:formula="of:=IFERROR([.F19]/[.B19]*1000000;&quot;&quot;)" office:value-type="float" office:value="10251.1532547412" calcext:value-type="float">
            <text:p>10251.15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20]/[.D20]*[.C20];&quot;&quot;)" office:value-type="float" office:value="11.0706150341686" calcext:value-type="float">
            <text:p>11.0706</text:p>
          </table:table-cell>
          <table:table-cell table:style-name="ce148" table:formula="of:=IFERROR([.E20]*(1000/[.$B$3]);&quot;&quot;)" office:value-type="float" office:value="22.1412300683371" calcext:value-type="float">
            <text:p>22.1412</text:p>
          </table:table-cell>
          <table:table-cell table:style-name="ce149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50" table:formula="of:=IFERROR([.F20]/[.B20]*1000000;&quot;&quot;)" office:value-type="float" office:value="10250.569476082" calcext:value-type="float">
            <text:p>10250.56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7" calcext:value-type="float">
            <text:p>837</text:p>
          </table:table-cell>
          <table:table-cell table:style-name="ce148" table:formula="of:=IFERROR([.B21]/[.D21]*[.C21];&quot;&quot;)" office:value-type="float" office:value="2.58064516129032" calcext:value-type="float">
            <text:p>2.5806</text:p>
          </table:table-cell>
          <table:table-cell table:style-name="ce148" table:formula="of:=IFERROR([.E21]*(1000/[.$B$3]);&quot;&quot;)" office:value-type="float" office:value="5.16129032258065" calcext:value-type="float">
            <text:p>5.1613</text:p>
          </table:table-cell>
          <table:table-cell table:style-name="ce149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50" table:formula="of:=IFERROR([.F21]/[.B21]*1000000;&quot;&quot;)" office:value-type="float" office:value="4778.972520908" calcext:value-type="float">
            <text:p>4778.9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0" calcext:value-type="float">
            <text:p>880</text:p>
          </table:table-cell>
          <table:table-cell table:style-name="ce148" table:formula="of:=IFERROR([.B22]/[.D22]*[.C22];&quot;&quot;)" office:value-type="float" office:value="3.68181818181818" calcext:value-type="float">
            <text:p>3.6818</text:p>
          </table:table-cell>
          <table:table-cell table:style-name="ce148" table:formula="of:=IFERROR([.E22]*(1000/[.$B$3]);&quot;&quot;)" office:value-type="float" office:value="7.36363636363636" calcext:value-type="float">
            <text:p>7.3636</text:p>
          </table:table-cell>
          <table:table-cell table:style-name="ce149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50" table:formula="of:=IFERROR([.F22]/[.B22]*1000000;&quot;&quot;)" office:value-type="float" office:value="6818.18181818182" calcext:value-type="float">
            <text:p>6818.18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1" calcext:value-type="float">
            <text:p>881</text:p>
          </table:table-cell>
          <table:table-cell table:style-name="ce148" table:formula="of:=IFERROR([.B23]/[.D23]*[.C23];&quot;&quot;)" office:value-type="float" office:value="3.67763904653802" calcext:value-type="float">
            <text:p>3.6776</text:p>
          </table:table-cell>
          <table:table-cell table:style-name="ce148" table:formula="of:=IFERROR([.E23]*(1000/[.$B$3]);&quot;&quot;)" office:value-type="float" office:value="7.35527809307605" calcext:value-type="float">
            <text:p>7.3553</text:p>
          </table:table-cell>
          <table:table-cell table:style-name="ce149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50" table:formula="of:=IFERROR([.F23]/[.B23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1" calcext:value-type="float">
            <text:p>881</text:p>
          </table:table-cell>
          <table:table-cell table:style-name="ce148" table:formula="of:=IFERROR([.B24]/[.D24]*[.C24];&quot;&quot;)" office:value-type="float" office:value="3.67763904653802" calcext:value-type="float">
            <text:p>3.6776</text:p>
          </table:table-cell>
          <table:table-cell table:style-name="ce148" table:formula="of:=IFERROR([.E24]*(1000/[.$B$3]);&quot;&quot;)" office:value-type="float" office:value="7.35527809307605" calcext:value-type="float">
            <text:p>7.3553</text:p>
          </table:table-cell>
          <table:table-cell table:style-name="ce149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50" table:formula="of:=IFERROR([.F24]/[.B24]*1000000;&quot;&quot;)" office:value-type="float" office:value="6810.44267877412" calcext:value-type="float">
            <text:p>6810.44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8" calcext:value-type="float">
            <text:p>2798</text:p>
          </table:table-cell>
          <table:table-cell table:style-name="ce148" table:formula="of:=IFERROR([.B6]/[.D6]*[.C6];&quot;&quot;)" office:value-type="float" office:value="7.20514653323803" calcext:value-type="float">
            <text:p>7.2051</text:p>
          </table:table-cell>
          <table:table-cell table:style-name="ce148" table:formula="of:=IFERROR([.E6]*(1000/[.$B$3]);&quot;&quot;)" office:value-type="float" office:value="14.4102930664761" calcext:value-type="float">
            <text:p>14.4103</text:p>
          </table:table-cell>
          <table:table-cell table:style-name="ce149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50" table:formula="of:=IFERROR([.F6]/[.B6]*1000000;&quot;&quot;)" office:value-type="float" office:value="3573.98141529664" calcext:value-type="float">
            <text:p>3573.9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HE *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6" calcext:value-type="float">
            <text:p>2796</text:p>
          </table:table-cell>
          <table:table-cell table:style-name="ce148" table:formula="of:=IFERROR([.B7]/[.D7]*[.C7];&quot;&quot;)" office:value-type="float" office:value="7.21030042918455" calcext:value-type="float">
            <text:p>7.2103</text:p>
          </table:table-cell>
          <table:table-cell table:style-name="ce148" table:formula="of:=IFERROR([.E7]*(1000/[.$B$3]);&quot;&quot;)" office:value-type="float" office:value="14.4206008583691" calcext:value-type="float">
            <text:p>14.4206</text:p>
          </table:table-cell>
          <table:table-cell table:style-name="ce14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0" table:formula="of:=IFERROR([.F7]/[.B7]*1000000;&quot;&quot;)" office:value-type="float" office:value="3576.53791130186" calcext:value-type="float">
            <text:p>3576.53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HE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4" calcext:value-type="float">
            <text:p>2794</text:p>
          </table:table-cell>
          <table:table-cell table:style-name="ce148" table:formula="of:=IFERROR([.B8]/[.D8]*[.C8];&quot;&quot;)" office:value-type="float" office:value="7.21546170365068" calcext:value-type="float">
            <text:p>7.2155</text:p>
          </table:table-cell>
          <table:table-cell table:style-name="ce148" table:formula="of:=IFERROR([.E8]*(1000/[.$B$3]);&quot;&quot;)" office:value-type="float" office:value="14.4309234073014" calcext:value-type="float">
            <text:p>14.4309</text:p>
          </table:table-cell>
          <table:table-cell table:style-name="ce149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50" table:formula="of:=IFERROR([.F8]/[.B8]*1000000;&quot;&quot;)" office:value-type="float" office:value="3579.09806728704" calcext:value-type="float">
            <text:p>3579.0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0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800" calcext:value-type="float">
            <text:p>2800</text:p>
          </table:table-cell>
          <table:table-cell table:style-name="ce148" table:formula="of:=IFERROR([.B9]/[.D9]*[.C9];&quot;&quot;)" office:value-type="float" office:value="7.2" calcext:value-type="float">
            <text:p>7.2000</text:p>
          </table:table-cell>
          <table:table-cell table:style-name="ce148" table:formula="of:=IFERROR([.E9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50" table:formula="of:=IFERROR([.F9]/[.B9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.2k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4" calcext:value-type="float">
            <text:p>2794</text:p>
          </table:table-cell>
          <table:table-cell table:style-name="ce148" table:formula="of:=IFERROR([.B10]/[.D10]*[.C10];&quot;&quot;)" office:value-type="float" office:value="7.21546170365068" calcext:value-type="float">
            <text:p>7.2155</text:p>
          </table:table-cell>
          <table:table-cell table:style-name="ce148" table:formula="of:=IFERROR([.E10]*(1000/[.$B$3]);&quot;&quot;)" office:value-type="float" office:value="14.4309234073014" calcext:value-type="float">
            <text:p>14.4309</text:p>
          </table:table-cell>
          <table:table-cell table:style-name="ce149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50" table:formula="of:=IFERROR([.F10]/[.B10]*1000000;&quot;&quot;)" office:value-type="float" office:value="3579.09806728704" calcext:value-type="float">
            <text:p>3579.0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5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7" calcext:value-type="float">
            <text:p>2797</text:p>
          </table:table-cell>
          <table:table-cell table:style-name="ce148" table:formula="of:=IFERROR([.B11]/[.D11]*[.C11];&quot;&quot;)" office:value-type="float" office:value="7.20772255988559" calcext:value-type="float">
            <text:p>7.2077</text:p>
          </table:table-cell>
          <table:table-cell table:style-name="ce148" table:formula="of:=IFERROR([.E11]*(1000/[.$B$3]);&quot;&quot;)" office:value-type="float" office:value="14.4154451197712" calcext:value-type="float">
            <text:p>14.4154</text:p>
          </table:table-cell>
          <table:table-cell table:style-name="ce149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50" table:formula="of:=IFERROR([.F11]/[.B11]*1000000;&quot;&quot;)" office:value-type="float" office:value="3575.25920629246" calcext:value-type="float">
            <text:p>3575.2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5" calcext:value-type="float">
            <text:p>2795</text:p>
          </table:table-cell>
          <table:table-cell table:style-name="ce148" table:formula="of:=IFERROR([.B12]/[.D12]*[.C12];&quot;&quot;)" office:value-type="float" office:value="7.2128801431127" calcext:value-type="float">
            <text:p>7.2129</text:p>
          </table:table-cell>
          <table:table-cell table:style-name="ce148" table:formula="of:=IFERROR([.E12]*(1000/[.$B$3]);&quot;&quot;)" office:value-type="float" office:value="14.4257602862254" calcext:value-type="float">
            <text:p>14.4258</text:p>
          </table:table-cell>
          <table:table-cell table:style-name="ce149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50" table:formula="of:=IFERROR([.F12]/[.B12]*1000000;&quot;&quot;)" office:value-type="float" office:value="3577.8175313059" calcext:value-type="float">
            <text:p>3577.81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7" calcext:value-type="float">
            <text:p>2797</text:p>
          </table:table-cell>
          <table:table-cell table:style-name="ce148" table:formula="of:=IFERROR([.B13]/[.D13]*[.C13];&quot;&quot;)" office:value-type="float" office:value="7.20772255988559" calcext:value-type="float">
            <text:p>7.2077</text:p>
          </table:table-cell>
          <table:table-cell table:style-name="ce148" table:formula="of:=IFERROR([.E13]*(1000/[.$B$3]);&quot;&quot;)" office:value-type="float" office:value="14.4154451197712" calcext:value-type="float">
            <text:p>14.4154</text:p>
          </table:table-cell>
          <table:table-cell table:style-name="ce149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50" table:formula="of:=IFERROR([.F13]/[.B13]*1000000;&quot;&quot;)" office:value-type="float" office:value="3575.25920629246" calcext:value-type="float">
            <text:p>3575.25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3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88" calcext:value-type="float">
            <text:p>2188</text:p>
          </table:table-cell>
          <table:table-cell table:style-name="ce148" table:formula="of:=IFERROR([.B14]/[.D14]*[.C14];&quot;&quot;)" office:value-type="float" office:value="5.52833638025594" calcext:value-type="float">
            <text:p>5.5283</text:p>
          </table:table-cell>
          <table:table-cell table:style-name="ce148" table:formula="of:=IFERROR([.E14]*(1000/[.$B$3]);&quot;&quot;)" office:value-type="float" office:value="11.0566727605119" calcext:value-type="float">
            <text:p>11.0567</text:p>
          </table:table-cell>
          <table:table-cell table:style-name="ce149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50" table:formula="of:=IFERROR([.F14]/[.B14]*1000000;&quot;&quot;)" office:value-type="float" office:value="2742.23034734918" calcext:value-type="float">
            <text:p>2742.23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60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18" calcext:value-type="float">
            <text:p>2918</text:p>
          </table:table-cell>
          <table:table-cell table:style-name="ce148" table:formula="of:=IFERROR([.B15]/[.D15]*[.C15];&quot;&quot;)" office:value-type="float" office:value="5.52707333790267" calcext:value-type="float">
            <text:p>5.5271</text:p>
          </table:table-cell>
          <table:table-cell table:style-name="ce148" table:formula="of:=IFERROR([.E15]*(1000/[.$B$3]);&quot;&quot;)" office:value-type="float" office:value="11.0541466758053" calcext:value-type="float">
            <text:p>11.0541</text:p>
          </table:table-cell>
          <table:table-cell table:style-name="ce149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50" table:formula="of:=IFERROR([.F15]/[.B15]*1000000;&quot;&quot;)" office:value-type="float" office:value="2741.60383824537" calcext:value-type="float">
            <text:p>2741.60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120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86" calcext:value-type="float">
            <text:p>2186</text:p>
          </table:table-cell>
          <table:table-cell table:style-name="ce148" table:formula="of:=IFERROR([.B16]/[.D16]*[.C16];&quot;&quot;)" office:value-type="float" office:value="3.64501372369625" calcext:value-type="float">
            <text:p>3.6450</text:p>
          </table:table-cell>
          <table:table-cell table:style-name="ce148" table:formula="of:=IFERROR([.E16]*(1000/[.$B$3]);&quot;&quot;)" office:value-type="float" office:value="7.2900274473925" calcext:value-type="float">
            <text:p>7.2900</text:p>
          </table:table-cell>
          <table:table-cell table:style-name="ce149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50" table:formula="of:=IFERROR([.F16]/[.B16]*1000000;&quot;&quot;)" office:value-type="float" office:value="2744.73924977127" calcext:value-type="float">
            <text:p>2744.73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23" calcext:value-type="float">
            <text:p>2923</text:p>
          </table:table-cell>
          <table:table-cell table:style-name="ce148" table:formula="of:=IFERROR([.B17]/[.D17]*[.C17];&quot;&quot;)" office:value-type="float" office:value="5.51761888470749" calcext:value-type="float">
            <text:p>5.5176</text:p>
          </table:table-cell>
          <table:table-cell table:style-name="ce148" table:formula="of:=IFERROR([.E17]*(1000/[.$B$3]);&quot;&quot;)" office:value-type="float" office:value="11.035237769415" calcext:value-type="float">
            <text:p>11.0352</text:p>
          </table:table-cell>
          <table:table-cell table:style-name="ce149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50" table:formula="of:=IFERROR([.F17]/[.B17]*1000000;&quot;&quot;)" office:value-type="float" office:value="2736.91412931919" calcext:value-type="float">
            <text:p>2736.91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table:number-columns-repeated="2"/>
          <table:table-cell table:style-name="ce148" table:formula="of:=IFERROR([.B18]/[.D18]*[.C18];&quot;&quot;)">
            <text:p/>
          </table:table-cell>
          <table:table-cell table:style-name="ce148" table:formula="of:=IFERROR([.E18]*(1000/[.$B$3]);&quot;&quot;)">
            <text:p/>
          </table:table-cell>
          <table:table-cell table:style-name="ce149" table:formula="of:=IFERROR(&quot;1/&quot; &amp; TEXT(1000/[.F18]; &quot;0.00&quot;);&quot;&quot;)">
            <text:p/>
          </table:table-cell>
          <table:table-cell table:style-name="ce150" table:formula="of:=IFERROR([.F18]/[.B1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DX Area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36" calcext:value-type="float">
            <text:p>2236</text:p>
          </table:table-cell>
          <table:table-cell table:style-name="ce148" table:formula="of:=IFERROR([.B19]/[.D19]*[.C19];&quot;&quot;)" office:value-type="float" office:value="4.75134168157424" calcext:value-type="float">
            <text:p>4.7513</text:p>
          </table:table-cell>
          <table:table-cell table:style-name="ce148" table:formula="of:=IFERROR([.E19]*(1000/[.$B$3]);&quot;&quot;)" office:value-type="float" office:value="9.50268336314848" calcext:value-type="float">
            <text:p>9.5027</text:p>
          </table:table-cell>
          <table:table-cell table:style-name="ce149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50" table:formula="of:=IFERROR([.F19]/[.B19]*1000000;&quot;&quot;)" office:value-type="float" office:value="3577.8175313059" calcext:value-type="float">
            <text:p>3577.81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:1 Area</text:p>
          </table:table-cell>
          <table:table-cell table:style-name="ce140" office:value-type="float" office:value="4032" calcext:value-type="float">
            <text:p>403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8" calcext:value-type="float">
            <text:p>2798</text:p>
          </table:table-cell>
          <table:table-cell table:style-name="ce148" table:formula="of:=IFERROR([.B20]/[.D20]*[.C20];&quot;&quot;)" office:value-type="float" office:value="7.20514653323803" calcext:value-type="float">
            <text:p>7.2051</text:p>
          </table:table-cell>
          <table:table-cell table:style-name="ce148" table:formula="of:=IFERROR([.E20]*(1000/[.$B$3]);&quot;&quot;)" office:value-type="float" office:value="14.4102930664761" calcext:value-type="float">
            <text:p>14.4103</text:p>
          </table:table-cell>
          <table:table-cell table:style-name="ce149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50" table:formula="of:=IFERROR([.F20]/[.B20]*1000000;&quot;&quot;)" office:value-type="float" office:value="3573.98141529664" calcext:value-type="float">
            <text:p>3573.9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6:9 Area</text:p>
          </table:table-cell>
          <table:table-cell table:style-name="ce140" office:value-type="float" office:value="3400" calcext:value-type="float">
            <text:p>34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6" calcext:value-type="float">
            <text:p>2796</text:p>
          </table:table-cell>
          <table:table-cell table:style-name="ce148" table:formula="of:=IFERROR([.B21]/[.D21]*[.C21];&quot;&quot;)" office:value-type="float" office:value="6.08011444921316" calcext:value-type="float">
            <text:p>6.0801</text:p>
          </table:table-cell>
          <table:table-cell table:style-name="ce148" table:formula="of:=IFERROR([.E21]*(1000/[.$B$3]);&quot;&quot;)" office:value-type="float" office:value="12.1602288984263" calcext:value-type="float">
            <text:p>12.1602</text:p>
          </table:table-cell>
          <table:table-cell table:style-name="ce149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50" table:formula="of:=IFERROR([.F21]/[.B21]*1000000;&quot;&quot;)" office:value-type="float" office:value="3576.53791130186" calcext:value-type="float">
            <text:p>3576.53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6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4" calcext:value-type="float">
            <text:p>1944</text:p>
          </table:table-cell>
          <table:table-cell table:style-name="ce148" table:formula="of:=IFERROR([.B22]/[.D22]*[.C22];&quot;&quot;)" office:value-type="float" office:value="4.66666666666667" calcext:value-type="float">
            <text:p>4.6667</text:p>
          </table:table-cell>
          <table:table-cell table:style-name="ce148" table:formula="of:=IFERROR([.E22]*(1000/[.$B$3]);&quot;&quot;)" office:value-type="float" office:value="9.33333333333333" calcext:value-type="float">
            <text:p>9.3333</text:p>
          </table:table-cell>
          <table:table-cell table:style-name="ce149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50" table:formula="of:=IFERROR([.F22]/[.B22]*1000000;&quot;&quot;)" office:value-type="float" office:value="3086.41975308642" calcext:value-type="float">
            <text:p>3086.41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5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5" calcext:value-type="float">
            <text:p>1945</text:p>
          </table:table-cell>
          <table:table-cell table:style-name="ce148" table:formula="of:=IFERROR([.B23]/[.D23]*[.C23];&quot;&quot;)" office:value-type="float" office:value="4.66426735218509" calcext:value-type="float">
            <text:p>4.6643</text:p>
          </table:table-cell>
          <table:table-cell table:style-name="ce148" table:formula="of:=IFERROR([.E23]*(1000/[.$B$3]);&quot;&quot;)" office:value-type="float" office:value="9.32853470437018" calcext:value-type="float">
            <text:p>9.3285</text:p>
          </table:table-cell>
          <table:table-cell table:style-name="ce149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50" table:formula="of:=IFERROR([.F23]/[.B23]*1000000;&quot;&quot;)" office:value-type="float" office:value="3084.83290488432" calcext:value-type="float">
            <text:p>3084.83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30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00" calcext:value-type="float">
            <text:p>2600</text:p>
          </table:table-cell>
          <table:table-cell table:style-name="ce148" table:formula="of:=IFERROR([.B24]/[.D24]*[.C24];&quot;&quot;)" office:value-type="float" office:value="4.65230769230769" calcext:value-type="float">
            <text:p>4.6523</text:p>
          </table:table-cell>
          <table:table-cell table:style-name="ce148" table:formula="of:=IFERROR([.E24]*(1000/[.$B$3]);&quot;&quot;)" office:value-type="float" office:value="9.30461538461539" calcext:value-type="float">
            <text:p>9.3046</text:p>
          </table:table-cell>
          <table:table-cell table:style-name="ce149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50" table:formula="of:=IFERROR([.F24]/[.B24]*1000000;&quot;&quot;)" office:value-type="float" office:value="3076.92307692308" calcext:value-type="float">
            <text:p>3076.9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25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25]/[.D25]*[.C25];&quot;&quot;)" office:value-type="float" office:value="4.67387944358578" calcext:value-type="float">
            <text:p>4.6739</text:p>
          </table:table-cell>
          <table:table-cell table:style-name="ce148" table:formula="of:=IFERROR([.E25]*(1000/[.$B$3]);&quot;&quot;)" office:value-type="float" office:value="9.34775888717156" calcext:value-type="float">
            <text:p>9.3478</text:p>
          </table:table-cell>
          <table:table-cell table:style-name="ce149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50" table:formula="of:=IFERROR([.F25]/[.B25]*1000000;&quot;&quot;)" office:value-type="float" office:value="3091.19010819165" calcext:value-type="float">
            <text:p>3091.1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5376x3024 24p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26]/[.D26]*[.C26];&quot;&quot;)" office:value-type="float" office:value="4.65947611710324" calcext:value-type="float">
            <text:p>4.6595</text:p>
          </table:table-cell>
          <table:table-cell table:style-name="ce148" table:formula="of:=IFERROR([.E26]*(1000/[.$B$3]);&quot;&quot;)" office:value-type="float" office:value="9.31895223420647" calcext:value-type="float">
            <text:p>9.3190</text:p>
          </table:table-cell>
          <table:table-cell table:style-name="ce149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50" table:formula="of:=IFERROR([.F26]/[.B26]*1000000;&quot;&quot;)" office:value-type="float" office:value="3081.66409861325" calcext:value-type="float">
            <text:p>3081.6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10" calcext:value-type="float">
            <text:p>1410</text:p>
          </table:table-cell>
          <table:table-cell table:style-name="ce148" table:formula="of:=IFERROR([.B27]/[.D27]*[.C27];&quot;&quot;)" office:value-type="float" office:value="3.06382978723404" calcext:value-type="float">
            <text:p>3.0638</text:p>
          </table:table-cell>
          <table:table-cell table:style-name="ce148" table:formula="of:=IFERROR([.E27]*(1000/[.$B$3]);&quot;&quot;)" office:value-type="float" office:value="6.12765957446809" calcext:value-type="float">
            <text:p>6.1277</text:p>
          </table:table-cell>
          <table:table-cell table:style-name="ce149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50" table:formula="of:=IFERROR([.F27]/[.B27]*1000000;&quot;&quot;)" office:value-type="float" office:value="2836.87943262411" calcext:value-type="float">
            <text:p>2836.87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10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02" calcext:value-type="float">
            <text:p>1402</text:p>
          </table:table-cell>
          <table:table-cell table:style-name="ce148" table:formula="of:=IFERROR([.B28]/[.D28]*[.C28];&quot;&quot;)" office:value-type="float" office:value="3.08131241084165" calcext:value-type="float">
            <text:p>3.0813</text:p>
          </table:table-cell>
          <table:table-cell table:style-name="ce148" table:formula="of:=IFERROR([.E28]*(1000/[.$B$3]);&quot;&quot;)" office:value-type="float" office:value="6.16262482168331" calcext:value-type="float">
            <text:p>6.1626</text:p>
          </table:table-cell>
          <table:table-cell table:style-name="ce149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50" table:formula="of:=IFERROR([.F28]/[.B28]*1000000;&quot;&quot;)" office:value-type="float" office:value="2853.06704707561" calcext:value-type="float">
            <text:p>2853.06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8" calcext:value-type="float">
            <text:p>1388</text:p>
          </table:table-cell>
          <table:table-cell table:style-name="ce148" table:formula="of:=IFERROR([.B29]/[.D29]*[.C29];&quot;&quot;)" office:value-type="float" office:value="4.6685878962536" calcext:value-type="float">
            <text:p>4.6686</text:p>
          </table:table-cell>
          <table:table-cell table:style-name="ce148" table:formula="of:=IFERROR([.E29]*(1000/[.$B$3]);&quot;&quot;)" office:value-type="float" office:value="9.33717579250721" calcext:value-type="float">
            <text:p>9.3372</text:p>
          </table:table-cell>
          <table:table-cell table:style-name="ce149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50" table:formula="of:=IFERROR([.F29]/[.B29]*1000000;&quot;&quot;)" office:value-type="float" office:value="4322.76657060519" calcext:value-type="float">
            <text:p>4322.76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5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6" calcext:value-type="float">
            <text:p>1386</text:p>
          </table:table-cell>
          <table:table-cell table:style-name="ce148" table:formula="of:=IFERROR([.B30]/[.D30]*[.C30];&quot;&quot;)" office:value-type="float" office:value="4.67532467532468" calcext:value-type="float">
            <text:p>4.6753</text:p>
          </table:table-cell>
          <table:table-cell table:style-name="ce148" table:formula="of:=IFERROR([.E30]*(1000/[.$B$3]);&quot;&quot;)" office:value-type="float" office:value="9.35064935064935" calcext:value-type="float">
            <text:p>9.3506</text:p>
          </table:table-cell>
          <table:table-cell table:style-name="ce149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50" table:formula="of:=IFERROR([.F30]/[.B30]*1000000;&quot;&quot;)" office:value-type="float" office:value="4329.00432900433" calcext:value-type="float">
            <text:p>4329.0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1" calcext:value-type="float">
            <text:p>1391</text:p>
          </table:table-cell>
          <table:table-cell table:style-name="ce148" table:formula="of:=IFERROR([.B31]/[.D31]*[.C31];&quot;&quot;)" office:value-type="float" office:value="4.65851905104242" calcext:value-type="float">
            <text:p>4.6585</text:p>
          </table:table-cell>
          <table:table-cell table:style-name="ce148" table:formula="of:=IFERROR([.E31]*(1000/[.$B$3]);&quot;&quot;)" office:value-type="float" office:value="9.31703810208483" calcext:value-type="float">
            <text:p>9.3170</text:p>
          </table:table-cell>
          <table:table-cell table:style-name="ce149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50" table:formula="of:=IFERROR([.F31]/[.B31]*1000000;&quot;&quot;)" office:value-type="float" office:value="4313.44356578001" calcext:value-type="float">
            <text:p>4313.44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25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0" calcext:value-type="float">
            <text:p>1390</text:p>
          </table:table-cell>
          <table:table-cell table:style-name="ce148" table:formula="of:=IFERROR([.B32]/[.D32]*[.C32];&quot;&quot;)" office:value-type="float" office:value="4.66187050359712" calcext:value-type="float">
            <text:p>4.6619</text:p>
          </table:table-cell>
          <table:table-cell table:style-name="ce148" table:formula="of:=IFERROR([.E32]*(1000/[.$B$3]);&quot;&quot;)" office:value-type="float" office:value="9.32374100719425" calcext:value-type="float">
            <text:p>9.3237</text:p>
          </table:table-cell>
          <table:table-cell table:style-name="ce149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50" table:formula="of:=IFERROR([.F32]/[.B32]*1000000;&quot;&quot;)" office:value-type="float" office:value="4316.54676258993" calcext:value-type="float">
            <text:p>4316.5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0" calcext:value-type="float">
            <text:p>1390</text:p>
          </table:table-cell>
          <table:table-cell table:style-name="ce148" table:formula="of:=IFERROR([.B33]/[.D33]*[.C33];&quot;&quot;)" office:value-type="float" office:value="4.66187050359712" calcext:value-type="float">
            <text:p>4.6619</text:p>
          </table:table-cell>
          <table:table-cell table:style-name="ce148" table:formula="of:=IFERROR([.E33]*(1000/[.$B$3]);&quot;&quot;)" office:value-type="float" office:value="9.32374100719425" calcext:value-type="float">
            <text:p>9.3237</text:p>
          </table:table-cell>
          <table:table-cell table:style-name="ce149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50" table:formula="of:=IFERROR([.F33]/[.B33]*1000000;&quot;&quot;)" office:value-type="float" office:value="4316.54676258993" calcext:value-type="float">
            <text:p>4316.54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1" calcext:value-type="float">
            <text:p>781</text:p>
          </table:table-cell>
          <table:table-cell table:style-name="ce148" table:formula="of:=IFERROR([.B34]/[.D34]*[.C34];&quot;&quot;)" office:value-type="float" office:value="1.38284250960307" calcext:value-type="float">
            <text:p>1.3828</text:p>
          </table:table-cell>
          <table:table-cell table:style-name="ce148" table:formula="of:=IFERROR([.E34]*(1000/[.$B$3]);&quot;&quot;)" office:value-type="float" office:value="2.76568501920615" calcext:value-type="float">
            <text:p>2.7657</text:p>
          </table:table-cell>
          <table:table-cell table:style-name="ce149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50" table:formula="of:=IFERROR([.F34]/[.B34]*1000000;&quot;&quot;)" office:value-type="float" office:value="2560.81946222791" calcext:value-type="float">
            <text:p>2560.81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3" calcext:value-type="float">
            <text:p>783</text:p>
          </table:table-cell>
          <table:table-cell table:style-name="ce148" table:formula="of:=IFERROR([.B35]/[.D35]*[.C35];&quot;&quot;)" office:value-type="float" office:value="1.37931034482759" calcext:value-type="float">
            <text:p>1.3793</text:p>
          </table:table-cell>
          <table:table-cell table:style-name="ce148" table:formula="of:=IFERROR([.E35]*(1000/[.$B$3]);&quot;&quot;)" office:value-type="float" office:value="2.75862068965517" calcext:value-type="float">
            <text:p>2.7586</text:p>
          </table:table-cell>
          <table:table-cell table:style-name="ce149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50" table:formula="of:=IFERROR([.F35]/[.B35]*1000000;&quot;&quot;)" office:value-type="float" office:value="2554.27841634738" calcext:value-type="float">
            <text:p>2554.27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1" calcext:value-type="float">
            <text:p>691</text:p>
          </table:table-cell>
          <table:table-cell table:style-name="ce148" table:formula="of:=IFERROR([.B36]/[.D36]*[.C36];&quot;&quot;)" office:value-type="float" office:value="1.5629522431259" calcext:value-type="float">
            <text:p>1.5630</text:p>
          </table:table-cell>
          <table:table-cell table:style-name="ce148" table:formula="of:=IFERROR([.E36]*(1000/[.$B$3]);&quot;&quot;)" office:value-type="float" office:value="3.12590448625181" calcext:value-type="float">
            <text:p>3.1259</text:p>
          </table:table-cell>
          <table:table-cell table:style-name="ce149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50" table:formula="of:=IFERROR([.F36]/[.B36]*1000000;&quot;&quot;)" office:value-type="float" office:value="2894.35600578871" calcext:value-type="float">
            <text:p>2894.35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4" calcext:value-type="float">
            <text:p>694</text:p>
          </table:table-cell>
          <table:table-cell table:style-name="ce148" table:formula="of:=IFERROR([.B37]/[.D37]*[.C37];&quot;&quot;)" office:value-type="float" office:value="1.55619596541787" calcext:value-type="float">
            <text:p>1.5562</text:p>
          </table:table-cell>
          <table:table-cell table:style-name="ce148" table:formula="of:=IFERROR([.E37]*(1000/[.$B$3]);&quot;&quot;)" office:value-type="float" office:value="3.11239193083573" calcext:value-type="float">
            <text:p>3.1124</text:p>
          </table:table-cell>
          <table:table-cell table:style-name="ce149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50" table:formula="of:=IFERROR([.F37]/[.B37]*1000000;&quot;&quot;)" office:value-type="float" office:value="2881.84438040346" calcext:value-type="float">
            <text:p>2881.8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6" calcext:value-type="float">
            <text:p>696</text:p>
          </table:table-cell>
          <table:table-cell table:style-name="ce148" table:formula="of:=IFERROR([.B38]/[.D38]*[.C38];&quot;&quot;)" office:value-type="float" office:value="1.55172413793103" calcext:value-type="float">
            <text:p>1.5517</text:p>
          </table:table-cell>
          <table:table-cell table:style-name="ce148" table:formula="of:=IFERROR([.E38]*(1000/[.$B$3]);&quot;&quot;)" office:value-type="float" office:value="3.10344827586207" calcext:value-type="float">
            <text:p>3.1034</text:p>
          </table:table-cell>
          <table:table-cell table:style-name="ce149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50" table:formula="of:=IFERROR([.F38]/[.B38]*1000000;&quot;&quot;)" office:value-type="float" office:value="2873.5632183908" calcext:value-type="float">
            <text:p>2873.5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39]/[.D39]*[.C39];&quot;&quot;)" office:value-type="float" office:value="1.5606936416185" calcext:value-type="float">
            <text:p>1.5607</text:p>
          </table:table-cell>
          <table:table-cell table:style-name="ce148" table:formula="of:=IFERROR([.E39]*(1000/[.$B$3]);&quot;&quot;)" office:value-type="float" office:value="3.12138728323699" calcext:value-type="float">
            <text:p>3.1214</text:p>
          </table:table-cell>
          <table:table-cell table:style-name="ce149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50" table:formula="of:=IFERROR([.F39]/[.B39]*1000000;&quot;&quot;)" office:value-type="float" office:value="2890.17341040462" calcext:value-type="float">
            <text:p>2890.1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7" calcext:value-type="float">
            <text:p>697</text:p>
          </table:table-cell>
          <table:table-cell table:style-name="ce148" table:formula="of:=IFERROR([.B40]/[.D40]*[.C40];&quot;&quot;)" office:value-type="float" office:value="1.54949784791966" calcext:value-type="float">
            <text:p>1.5495</text:p>
          </table:table-cell>
          <table:table-cell table:style-name="ce148" table:formula="of:=IFERROR([.E40]*(1000/[.$B$3]);&quot;&quot;)" office:value-type="float" office:value="3.09899569583931" calcext:value-type="float">
            <text:p>3.0990</text:p>
          </table:table-cell>
          <table:table-cell table:style-name="ce149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50" table:formula="of:=IFERROR([.F40]/[.B40]*1000000;&quot;&quot;)" office:value-type="float" office:value="2869.44045911047" calcext:value-type="float">
            <text:p>2869.4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2" calcext:value-type="float">
            <text:p>692</text:p>
          </table:table-cell>
          <table:table-cell table:style-name="ce148" table:formula="of:=IFERROR([.B41]/[.D41]*[.C41];&quot;&quot;)" office:value-type="float" office:value="1.5606936416185" calcext:value-type="float">
            <text:p>1.5607</text:p>
          </table:table-cell>
          <table:table-cell table:style-name="ce148" table:formula="of:=IFERROR([.E41]*(1000/[.$B$3]);&quot;&quot;)" office:value-type="float" office:value="3.12138728323699" calcext:value-type="float">
            <text:p>3.1214</text:p>
          </table:table-cell>
          <table:table-cell table:style-name="ce149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50" table:formula="of:=IFERROR([.F41]/[.B41]*1000000;&quot;&quot;)" office:value-type="float" office:value="2890.17341040462" calcext:value-type="float">
            <text:p>2890.1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5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5" calcext:value-type="float">
            <text:p>695</text:p>
          </table:table-cell>
          <table:table-cell table:style-name="ce148" table:formula="of:=IFERROR([.B42]/[.D42]*[.C42];&quot;&quot;)" office:value-type="float" office:value="1.55395683453237" calcext:value-type="float">
            <text:p>1.5540</text:p>
          </table:table-cell>
          <table:table-cell table:style-name="ce148" table:formula="of:=IFERROR([.E42]*(1000/[.$B$3]);&quot;&quot;)" office:value-type="float" office:value="3.10791366906475" calcext:value-type="float">
            <text:p>3.1079</text:p>
          </table:table-cell>
          <table:table-cell table:style-name="ce149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50" table:formula="of:=IFERROR([.F42]/[.B42]*1000000;&quot;&quot;)" office:value-type="float" office:value="2877.69784172662" calcext:value-type="float">
            <text:p>2877.69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6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8" calcext:value-type="float">
            <text:p>2178</text:p>
          </table:table-cell>
          <table:table-cell table:style-name="ce148" table:formula="of:=IFERROR([.B43]/[.D43]*[.C43];&quot;&quot;)" office:value-type="float" office:value="4.68595041322314" calcext:value-type="float">
            <text:p>4.6860</text:p>
          </table:table-cell>
          <table:table-cell table:style-name="ce148" table:formula="of:=IFERROR([.E43]*(1000/[.$B$3]);&quot;&quot;)" office:value-type="float" office:value="9.37190082644628" calcext:value-type="float">
            <text:p>9.3719</text:p>
          </table:table-cell>
          <table:table-cell table:style-name="ce149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50" table:formula="of:=IFERROR([.F43]/[.B43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5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8" calcext:value-type="float">
            <text:p>2178</text:p>
          </table:table-cell>
          <table:table-cell table:style-name="ce148" table:formula="of:=IFERROR([.B44]/[.D44]*[.C44];&quot;&quot;)" office:value-type="float" office:value="4.68595041322314" calcext:value-type="float">
            <text:p>4.6860</text:p>
          </table:table-cell>
          <table:table-cell table:style-name="ce148" table:formula="of:=IFERROR([.E44]*(1000/[.$B$3]);&quot;&quot;)" office:value-type="float" office:value="9.37190082644628" calcext:value-type="float">
            <text:p>9.3719</text:p>
          </table:table-cell>
          <table:table-cell table:style-name="ce149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50" table:formula="of:=IFERROR([.F44]/[.B44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3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4" calcext:value-type="float">
            <text:p>2194</text:p>
          </table:table-cell>
          <table:table-cell table:style-name="ce148" table:formula="of:=IFERROR([.B45]/[.D45]*[.C45];&quot;&quot;)" office:value-type="float" office:value="4.65177757520511" calcext:value-type="float">
            <text:p>4.6518</text:p>
          </table:table-cell>
          <table:table-cell table:style-name="ce148" table:formula="of:=IFERROR([.E45]*(1000/[.$B$3]);&quot;&quot;)" office:value-type="float" office:value="9.30355515041021" calcext:value-type="float">
            <text:p>9.3036</text:p>
          </table:table-cell>
          <table:table-cell table:style-name="ce149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50" table:formula="of:=IFERROR([.F45]/[.B45]*1000000;&quot;&quot;)" office:value-type="float" office:value="2734.73108477666" calcext:value-type="float">
            <text:p>2734.73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25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0" calcext:value-type="float">
            <text:p>2190</text:p>
          </table:table-cell>
          <table:table-cell table:style-name="ce148" table:formula="of:=IFERROR([.B46]/[.D46]*[.C46];&quot;&quot;)" office:value-type="float" office:value="4.66027397260274" calcext:value-type="float">
            <text:p>4.6603</text:p>
          </table:table-cell>
          <table:table-cell table:style-name="ce148" table:formula="of:=IFERROR([.E46]*(1000/[.$B$3]);&quot;&quot;)" office:value-type="float" office:value="9.32054794520548" calcext:value-type="float">
            <text:p>9.3205</text:p>
          </table:table-cell>
          <table:table-cell table:style-name="ce149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50" table:formula="of:=IFERROR([.F46]/[.B46]*1000000;&quot;&quot;)" office:value-type="float" office:value="2739.72602739726" calcext:value-type="float">
            <text:p>2739.72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6K 24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91" calcext:value-type="float">
            <text:p>2191</text:p>
          </table:table-cell>
          <table:table-cell table:style-name="ce148" table:formula="of:=IFERROR([.B47]/[.D47]*[.C47];&quot;&quot;)" office:value-type="float" office:value="4.65814696485623" calcext:value-type="float">
            <text:p>4.6581</text:p>
          </table:table-cell>
          <table:table-cell table:style-name="ce148" table:formula="of:=IFERROR([.E47]*(1000/[.$B$3]);&quot;&quot;)" office:value-type="float" office:value="9.31629392971246" calcext:value-type="float">
            <text:p>9.3163</text:p>
          </table:table-cell>
          <table:table-cell table:style-name="ce149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50" table:formula="of:=IFERROR([.F47]/[.B47]*1000000;&quot;&quot;)" office:value-type="float" office:value="2738.47558192606" calcext:value-type="float">
            <text:p>2738.47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6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1" calcext:value-type="float">
            <text:p>1461</text:p>
          </table:table-cell>
          <table:table-cell table:style-name="ce148" table:formula="of:=IFERROR([.B48]/[.D48]*[.C48];&quot;&quot;)" office:value-type="float" office:value="4.6570841889117" calcext:value-type="float">
            <text:p>4.6571</text:p>
          </table:table-cell>
          <table:table-cell table:style-name="ce148" table:formula="of:=IFERROR([.E48]*(1000/[.$B$3]);&quot;&quot;)" office:value-type="float" office:value="9.31416837782341" calcext:value-type="float">
            <text:p>9.3142</text:p>
          </table:table-cell>
          <table:table-cell table:style-name="ce149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50" table:formula="of:=IFERROR([.F48]/[.B48]*1000000;&quot;&quot;)" office:value-type="float" office:value="4106.77618069815" calcext:value-type="float">
            <text:p>4106.77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5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4" calcext:value-type="float">
            <text:p>1464</text:p>
          </table:table-cell>
          <table:table-cell table:style-name="ce148" table:formula="of:=IFERROR([.B49]/[.D49]*[.C49];&quot;&quot;)" office:value-type="float" office:value="4.64754098360656" calcext:value-type="float">
            <text:p>4.6475</text:p>
          </table:table-cell>
          <table:table-cell table:style-name="ce148" table:formula="of:=IFERROR([.E49]*(1000/[.$B$3]);&quot;&quot;)" office:value-type="float" office:value="9.29508196721311" calcext:value-type="float">
            <text:p>9.2951</text:p>
          </table:table-cell>
          <table:table-cell table:style-name="ce149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50" table:formula="of:=IFERROR([.F49]/[.B49]*1000000;&quot;&quot;)" office:value-type="float" office:value="4098.36065573771" calcext:value-type="float">
            <text:p>4098.3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30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4" calcext:value-type="float">
            <text:p>1464</text:p>
          </table:table-cell>
          <table:table-cell table:style-name="ce148" table:formula="of:=IFERROR([.B50]/[.D50]*[.C50];&quot;&quot;)" office:value-type="float" office:value="4.64754098360656" calcext:value-type="float">
            <text:p>4.6475</text:p>
          </table:table-cell>
          <table:table-cell table:style-name="ce148" table:formula="of:=IFERROR([.E50]*(1000/[.$B$3]);&quot;&quot;)" office:value-type="float" office:value="9.29508196721311" calcext:value-type="float">
            <text:p>9.2951</text:p>
          </table:table-cell>
          <table:table-cell table:style-name="ce149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50" table:formula="of:=IFERROR([.F50]/[.B50]*1000000;&quot;&quot;)" office:value-type="float" office:value="4098.36065573771" calcext:value-type="float">
            <text:p>4098.3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25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51]/[.D51]*[.C51];&quot;&quot;)" office:value-type="float" office:value="4.65230769230769" calcext:value-type="float">
            <text:p>4.6523</text:p>
          </table:table-cell>
          <table:table-cell table:style-name="ce148" table:formula="of:=IFERROR([.E51]*(1000/[.$B$3]);&quot;&quot;)" office:value-type="float" office:value="9.30461538461539" calcext:value-type="float">
            <text:p>9.3046</text:p>
          </table:table-cell>
          <table:table-cell table:style-name="ce149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50" table:formula="of:=IFERROR([.F51]/[.B51]*1000000;&quot;&quot;)" office:value-type="float" office:value="4102.5641025641" calcext:value-type="float">
            <text:p>4102.56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4k 24p</text:p>
          </table:table-cell>
          <table:table-cell table:style-name="ce140" office:value-type="float" office:value="2268" calcext:value-type="float">
            <text:p>2268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52]/[.D52]*[.C52];&quot;&quot;)" office:value-type="float" office:value="4.65947611710324" calcext:value-type="float">
            <text:p>4.6595</text:p>
          </table:table-cell>
          <table:table-cell table:style-name="ce148" table:formula="of:=IFERROR([.E52]*(1000/[.$B$3]);&quot;&quot;)" office:value-type="float" office:value="9.31895223420647" calcext:value-type="float">
            <text:p>9.3190</text:p>
          </table:table-cell>
          <table:table-cell table:style-name="ce149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50" table:formula="of:=IFERROR([.F52]/[.B52]*1000000;&quot;&quot;)" office:value-type="float" office:value="4108.88546481767" calcext:value-type="float">
            <text:p>4108.88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12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8" calcext:value-type="float">
            <text:p>1458</text:p>
          </table:table-cell>
          <table:table-cell table:style-name="ce148" table:formula="of:=IFERROR([.B53]/[.D53]*[.C53];&quot;&quot;)" office:value-type="float" office:value="3.07270233196159" calcext:value-type="float">
            <text:p>3.0727</text:p>
          </table:table-cell>
          <table:table-cell table:style-name="ce148" table:formula="of:=IFERROR([.E53]*(1000/[.$B$3]);&quot;&quot;)" office:value-type="float" office:value="6.14540466392318" calcext:value-type="float">
            <text:p>6.1454</text:p>
          </table:table-cell>
          <table:table-cell table:style-name="ce149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50" table:formula="of:=IFERROR([.F53]/[.B53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10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8" calcext:value-type="float">
            <text:p>1458</text:p>
          </table:table-cell>
          <table:table-cell table:style-name="ce148" table:formula="of:=IFERROR([.B54]/[.D54]*[.C54];&quot;&quot;)" office:value-type="float" office:value="3.07270233196159" calcext:value-type="float">
            <text:p>3.0727</text:p>
          </table:table-cell>
          <table:table-cell table:style-name="ce148" table:formula="of:=IFERROR([.E54]*(1000/[.$B$3]);&quot;&quot;)" office:value-type="float" office:value="6.14540466392318" calcext:value-type="float">
            <text:p>6.1454</text:p>
          </table:table-cell>
          <table:table-cell table:style-name="ce149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50" table:formula="of:=IFERROR([.F54]/[.B54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6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6" calcext:value-type="float">
            <text:p>1456</text:p>
          </table:table-cell>
          <table:table-cell table:style-name="ce148" table:formula="of:=IFERROR([.B55]/[.D55]*[.C55];&quot;&quot;)" office:value-type="float" office:value="3.07692307692308" calcext:value-type="float">
            <text:p>3.0769</text:p>
          </table:table-cell>
          <table:table-cell table:style-name="ce148" table:formula="of:=IFERROR([.E55]*(1000/[.$B$3]);&quot;&quot;)" office:value-type="float" office:value="6.15384615384615" calcext:value-type="float">
            <text:p>6.1538</text:p>
          </table:table-cell>
          <table:table-cell table:style-name="ce149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50" table:formula="of:=IFERROR([.F55]/[.B55]*1000000;&quot;&quot;)" office:value-type="float" office:value="2747.25274725275" calcext:value-type="float">
            <text:p>2747.2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5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2" calcext:value-type="float">
            <text:p>1452</text:p>
          </table:table-cell>
          <table:table-cell table:style-name="ce148" table:formula="of:=IFERROR([.B56]/[.D56]*[.C56];&quot;&quot;)" office:value-type="float" office:value="3.08539944903581" calcext:value-type="float">
            <text:p>3.0854</text:p>
          </table:table-cell>
          <table:table-cell table:style-name="ce148" table:formula="of:=IFERROR([.E56]*(1000/[.$B$3]);&quot;&quot;)" office:value-type="float" office:value="6.17079889807163" calcext:value-type="float">
            <text:p>6.1708</text:p>
          </table:table-cell>
          <table:table-cell table:style-name="ce149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50" table:formula="of:=IFERROR([.F56]/[.B56]*1000000;&quot;&quot;)" office:value-type="float" office:value="2754.82093663912" calcext:value-type="float">
            <text:p>2754.82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30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2" calcext:value-type="float">
            <text:p>1462</text:p>
          </table:table-cell>
          <table:table-cell table:style-name="ce148" table:formula="of:=IFERROR([.B57]/[.D57]*[.C57];&quot;&quot;)" office:value-type="float" office:value="3.06429548563611" calcext:value-type="float">
            <text:p>3.0643</text:p>
          </table:table-cell>
          <table:table-cell table:style-name="ce148" table:formula="of:=IFERROR([.E57]*(1000/[.$B$3]);&quot;&quot;)" office:value-type="float" office:value="6.12859097127223" calcext:value-type="float">
            <text:p>6.1286</text:p>
          </table:table-cell>
          <table:table-cell table:style-name="ce149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50" table:formula="of:=IFERROR([.F57]/[.B57]*1000000;&quot;&quot;)" office:value-type="float" office:value="2735.9781121751" calcext:value-type="float">
            <text:p>2735.97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25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0" calcext:value-type="float">
            <text:p>1460</text:p>
          </table:table-cell>
          <table:table-cell table:style-name="ce148" table:formula="of:=IFERROR([.B58]/[.D58]*[.C58];&quot;&quot;)" office:value-type="float" office:value="3.06849315068493" calcext:value-type="float">
            <text:p>3.0685</text:p>
          </table:table-cell>
          <table:table-cell table:style-name="ce148" table:formula="of:=IFERROR([.E58]*(1000/[.$B$3]);&quot;&quot;)" office:value-type="float" office:value="6.13698630136986" calcext:value-type="float">
            <text:p>6.1370</text:p>
          </table:table-cell>
          <table:table-cell table:style-name="ce149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50" table:formula="of:=IFERROR([.F58]/[.B58]*1000000;&quot;&quot;)" office:value-type="float" office:value="2739.72602739726" calcext:value-type="float">
            <text:p>2739.72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HQ DX 4k 24p</text:p>
          </table:table-cell>
          <table:table-cell table:style-name="ce140" office:value-type="float" office:value="2240" calcext:value-type="float">
            <text:p>224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62" calcext:value-type="float">
            <text:p>1462</text:p>
          </table:table-cell>
          <table:table-cell table:style-name="ce148" table:formula="of:=IFERROR([.B59]/[.D59]*[.C59];&quot;&quot;)" office:value-type="float" office:value="3.06429548563611" calcext:value-type="float">
            <text:p>3.0643</text:p>
          </table:table-cell>
          <table:table-cell table:style-name="ce148" table:formula="of:=IFERROR([.E59]*(1000/[.$B$3]);&quot;&quot;)" office:value-type="float" office:value="6.12859097127223" calcext:value-type="float">
            <text:p>6.1286</text:p>
          </table:table-cell>
          <table:table-cell table:style-name="ce149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50" table:formula="of:=IFERROR([.F59]/[.B59]*1000000;&quot;&quot;)" office:value-type="float" office:value="2735.9781121751" calcext:value-type="float">
            <text:p>2735.97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NRAW Normal 6K 60p</text:p>
          </table:table-cell>
          <table:table-cell table:style-name="ce140" office:value-type="float" office:value="3402" calcext:value-type="float">
            <text:p>340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916" calcext:value-type="float">
            <text:p>2916</text:p>
          </table:table-cell>
          <table:table-cell table:style-name="ce148" table:formula="of:=IFERROR([.B60]/[.D60]*[.C60];&quot;&quot;)" office:value-type="float" office:value="4.66666666666667" calcext:value-type="float">
            <text:p>4.6667</text:p>
          </table:table-cell>
          <table:table-cell table:style-name="ce148" table:formula="of:=IFERROR([.E60]*(1000/[.$B$3]);&quot;&quot;)" office:value-type="float" office:value="9.33333333333333" calcext:value-type="float">
            <text:p>9.3333</text:p>
          </table:table-cell>
          <table:table-cell table:style-name="ce149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50" table:formula="of:=IFERROR([.F60]/[.B60]*1000000;&quot;&quot;)" office:value-type="float" office:value="2743.48422496571" calcext:value-type="float">
            <text:p>2743.4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29" calcext:value-type="float">
            <text:p>5029</text:p>
          </table:table-cell>
          <table:table-cell table:style-name="ce148" table:formula="of:=IFERROR([.B6]/[.D6]*[.C6];&quot;&quot;)" office:value-type="float" office:value="32.8335653211374" calcext:value-type="float">
            <text:p>32.8336</text:p>
          </table:table-cell>
          <table:table-cell table:style-name="ce148" table:formula="of:=IFERROR([.E6]*(1000/[.$B$3]);&quot;&quot;)" office:value-type="float" office:value="65.6671306422748" calcext:value-type="float">
            <text:p>65.6671</text:p>
          </table:table-cell>
          <table:table-cell table:style-name="ce14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0" table:formula="of:=IFERROR([.F6]/[.B6]*1000000;&quot;&quot;)" office:value-type="float" office:value="11930.8013521575" calcext:value-type="float">
            <text:p>11930.8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69" calcext:value-type="float">
            <text:p>4969</text:p>
          </table:table-cell>
          <table:table-cell table:style-name="ce148" table:formula="of:=IFERROR([.B7]/[.D7]*[.C7];&quot;&quot;)" office:value-type="float" office:value="25.4763533910243" calcext:value-type="float">
            <text:p>25.4764</text:p>
          </table:table-cell>
          <table:table-cell table:style-name="ce148" table:formula="of:=IFERROR([.E7]*(1000/[.$B$3]);&quot;&quot;)" office:value-type="float" office:value="50.9527067820487" calcext:value-type="float">
            <text:p>50.9527</text:p>
          </table:table-cell>
          <table:table-cell table:style-name="ce14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0" table:formula="of:=IFERROR([.F7]/[.B7]*1000000;&quot;&quot;)" office:value-type="float" office:value="9257.39585429664" calcext:value-type="float">
            <text:p>9257.39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012" calcext:value-type="float">
            <text:p>2012</text:p>
          </table:table-cell>
          <table:table-cell table:style-name="ce148" table:formula="of:=IFERROR([.B8]/[.D8]*[.C8];&quot;&quot;)" office:value-type="float" office:value="15.0298210735586" calcext:value-type="float">
            <text:p>15.0298</text:p>
          </table:table-cell>
          <table:table-cell table:style-name="ce148" table:formula="of:=IFERROR([.E8]*(1000/[.$B$3]);&quot;&quot;)" office:value-type="float" office:value="30.0596421471173" calcext:value-type="float">
            <text:p>30.0596</text:p>
          </table:table-cell>
          <table:table-cell table:style-name="ce14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0" table:formula="of:=IFERROR([.F8]/[.B8]*1000000;&quot;&quot;)" office:value-type="float" office:value="13916.5009940358" calcext:value-type="float">
            <text:p>13916.5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008" calcext:value-type="float">
            <text:p>2008</text:p>
          </table:table-cell>
          <table:table-cell table:style-name="ce148" table:formula="of:=IFERROR([.B9]/[.D9]*[.C9];&quot;&quot;)" office:value-type="float" office:value="15.0597609561753" calcext:value-type="float">
            <text:p>15.0598</text:p>
          </table:table-cell>
          <table:table-cell table:style-name="ce148" table:formula="of:=IFERROR([.E9]*(1000/[.$B$3]);&quot;&quot;)" office:value-type="float" office:value="30.1195219123506" calcext:value-type="float">
            <text:p>30.1195</text:p>
          </table:table-cell>
          <table:table-cell table:style-name="ce14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0" table:formula="of:=IFERROR([.F9]/[.B9]*1000000;&quot;&quot;)" office:value-type="float" office:value="13944.2231075697" calcext:value-type="float">
            <text:p>13944.22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0]/[.D10]*[.C10];&quot;&quot;)" office:value-type="float" office:value="3.47266881028939" calcext:value-type="float">
            <text:p>3.4727</text:p>
          </table:table-cell>
          <table:table-cell table:style-name="ce148" table:formula="of:=IFERROR([.E10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0" table:formula="of:=IFERROR([.F10]/[.B10]*1000000;&quot;&quot;)" office:value-type="float" office:value="6430.86816720257" calcext:value-type="float">
            <text:p>6430.86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11]/[.D11]*[.C11];&quot;&quot;)" office:value-type="float" office:value="5.34653465346535" calcext:value-type="float">
            <text:p>5.3465</text:p>
          </table:table-cell>
          <table:table-cell table:style-name="ce148" table:formula="of:=IFERROR([.E11]*(1000/[.$B$3]);&quot;&quot;)" office:value-type="float" office:value="10.6930693069307" calcext:value-type="float">
            <text:p>10.6931</text:p>
          </table:table-cell>
          <table:table-cell table:style-name="ce14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0" table:formula="of:=IFERROR([.F11]/[.B11]*1000000;&quot;&quot;)" office:value-type="float" office:value="9900.9900990099" calcext:value-type="float">
            <text:p>9900.9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3" calcext:value-type="float">
            <text:p>813</text:p>
          </table:table-cell>
          <table:table-cell table:style-name="ce148" table:formula="of:=IFERROR([.B12]/[.D12]*[.C12];&quot;&quot;)" office:value-type="float" office:value="5.31365313653137" calcext:value-type="float">
            <text:p>5.3137</text:p>
          </table:table-cell>
          <table:table-cell table:style-name="ce148" table:formula="of:=IFERROR([.E12]*(1000/[.$B$3]);&quot;&quot;)" office:value-type="float" office:value="10.6273062730627" calcext:value-type="float">
            <text:p>10.6273</text:p>
          </table:table-cell>
          <table:table-cell table:style-name="ce14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0" table:formula="of:=IFERROR([.F12]/[.B12]*1000000;&quot;&quot;)" office:value-type="float" office:value="9840.09840098401" calcext:value-type="float">
            <text:p>9840.09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6" calcext:value-type="float">
            <text:p>5036</text:p>
          </table:table-cell>
          <table:table-cell table:style-name="ce148" table:formula="of:=IFERROR([.B6]/[.D6]*[.C6];&quot;&quot;)" office:value-type="float" office:value="32.7879269261319" calcext:value-type="float">
            <text:p>32.7879</text:p>
          </table:table-cell>
          <table:table-cell table:style-name="ce148" table:formula="of:=IFERROR([.E6]*(1000/[.$B$3]);&quot;&quot;)" office:value-type="float" office:value="65.5758538522637" calcext:value-type="float">
            <text:p>65.5759</text:p>
          </table:table-cell>
          <table:table-cell table:style-name="ce149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50" table:formula="of:=IFERROR([.F6]/[.B6]*1000000;&quot;&quot;)" office:value-type="float" office:value="11914.2176330421" calcext:value-type="float">
            <text:p>11914.2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 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7]/[.D7]*[.C7];&quot;&quot;)" office:value-type="float" office:value="32.8074706934234" calcext:value-type="float">
            <text:p>32.8075</text:p>
          </table:table-cell>
          <table:table-cell table:style-name="ce148" table:formula="of:=IFERROR([.E7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50" table:formula="of:=IFERROR([.F7]/[.B7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Lossy Compressed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8]/[.D8]*[.C8];&quot;&quot;)" office:value-type="float" office:value="32.8074706934234" calcext:value-type="float">
            <text:p>32.8075</text:p>
          </table:table-cell>
          <table:table-cell table:style-name="ce148" table:formula="of:=IFERROR([.E8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50" table:formula="of:=IFERROR([.F8]/[.B8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12-bit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70" calcext:value-type="float">
            <text:p>4970</text:p>
          </table:table-cell>
          <table:table-cell table:style-name="ce148" table:formula="of:=IFERROR([.B9]/[.D9]*[.C9];&quot;&quot;)" office:value-type="float" office:value="25.4712273641851" calcext:value-type="float">
            <text:p>25.4712</text:p>
          </table:table-cell>
          <table:table-cell table:style-name="ce148" table:formula="of:=IFERROR([.E9]*(1000/[.$B$3]);&quot;&quot;)" office:value-type="float" office:value="50.9424547283702" calcext:value-type="float">
            <text:p>50.9425</text:p>
          </table:table-cell>
          <table:table-cell table:style-name="ce149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50" table:formula="of:=IFERROR([.F9]/[.B9]*1000000;&quot;&quot;)" office:value-type="float" office:value="9255.53319919517" calcext:value-type="float">
            <text:p>9255.53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L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3" calcext:value-type="float">
            <text:p>5033</text:p>
          </table:table-cell>
          <table:table-cell table:style-name="ce148" table:formula="of:=IFERROR([.B10]/[.D10]*[.C10];&quot;&quot;)" office:value-type="float" office:value="32.8074706934234" calcext:value-type="float">
            <text:p>32.8075</text:p>
          </table:table-cell>
          <table:table-cell table:style-name="ce148" table:formula="of:=IFERROR([.E10]*(1000/[.$B$3]);&quot;&quot;)" office:value-type="float" office:value="65.6149413868468" calcext:value-type="float">
            <text:p>65.6149</text:p>
          </table:table-cell>
          <table:table-cell table:style-name="ce149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50" table:formula="of:=IFERROR([.F10]/[.B10]*1000000;&quot;&quot;)" office:value-type="float" office:value="11921.3192926684" calcext:value-type="float">
            <text:p>11921.31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5201" calcext:value-type="float">
            <text:p>5201</text:p>
          </table:table-cell>
          <table:table-cell table:style-name="ce148" table:formula="of:=IFERROR([.B11]/[.D11]*[.C11];&quot;&quot;)" office:value-type="float" office:value="32.8059988463757" calcext:value-type="float">
            <text:p>32.8060</text:p>
          </table:table-cell>
          <table:table-cell table:style-name="ce148" table:formula="of:=IFERROR([.E11]*(1000/[.$B$3]);&quot;&quot;)" office:value-type="float" office:value="65.6119976927514" calcext:value-type="float">
            <text:p>65.6120</text:p>
          </table:table-cell>
          <table:table-cell table:style-name="ce149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50" table:formula="of:=IFERROR([.F11]/[.B11]*1000000;&quot;&quot;)" office:value-type="float" office:value="11920.7844645261" calcext:value-type="float">
            <text:p>11920.78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*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6" calcext:value-type="float">
            <text:p>5036</text:p>
          </table:table-cell>
          <table:table-cell table:style-name="ce148" table:formula="of:=IFERROR([.B12]/[.D12]*[.C12];&quot;&quot;)" office:value-type="float" office:value="32.7879269261319" calcext:value-type="float">
            <text:p>32.7879</text:p>
          </table:table-cell>
          <table:table-cell table:style-name="ce148" table:formula="of:=IFERROR([.E12]*(1000/[.$B$3]);&quot;&quot;)" office:value-type="float" office:value="65.5758538522637" calcext:value-type="float">
            <text:p>65.5759</text:p>
          </table:table-cell>
          <table:table-cell table:style-name="ce149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50" table:formula="of:=IFERROR([.F12]/[.B12]*1000000;&quot;&quot;)" office:value-type="float" office:value="11914.2176330421" calcext:value-type="float">
            <text:p>11914.2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1600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34" calcext:value-type="float">
            <text:p>5034</text:p>
          </table:table-cell>
          <table:table-cell table:style-name="ce148" table:formula="of:=IFERROR([.B13]/[.D13]*[.C13];&quot;&quot;)" office:value-type="float" office:value="32.8009535160906" calcext:value-type="float">
            <text:p>32.8010</text:p>
          </table:table-cell>
          <table:table-cell table:style-name="ce148" table:formula="of:=IFERROR([.E13]*(1000/[.$B$3]);&quot;&quot;)" office:value-type="float" office:value="65.6019070321812" calcext:value-type="float">
            <text:p>65.6019</text:p>
          </table:table-cell>
          <table:table-cell table:style-name="ce149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50" table:formula="of:=IFERROR([.F13]/[.B13]*1000000;&quot;&quot;)" office:value-type="float" office:value="11918.9511323004" calcext:value-type="float">
            <text:p>11918.95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25,600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5204" calcext:value-type="float">
            <text:p>5204</text:p>
          </table:table-cell>
          <table:table-cell table:style-name="ce148" table:formula="of:=IFERROR([.B14]/[.D14]*[.C14];&quot;&quot;)" office:value-type="float" office:value="32.7870868562644" calcext:value-type="float">
            <text:p>32.7871</text:p>
          </table:table-cell>
          <table:table-cell table:style-name="ce148" table:formula="of:=IFERROR([.E14]*(1000/[.$B$3]);&quot;&quot;)" office:value-type="float" office:value="65.5741737125288" calcext:value-type="float">
            <text:p>65.5742</text:p>
          </table:table-cell>
          <table:table-cell table:style-name="ce149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50" table:formula="of:=IFERROR([.F14]/[.B14]*1000000;&quot;&quot;)" office:value-type="float" office:value="11913.9123750961" calcext:value-type="float">
            <text:p>11913.91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4973" calcext:value-type="float">
            <text:p>4973</text:p>
          </table:table-cell>
          <table:table-cell table:style-name="ce148" table:formula="of:=IFERROR([.B15]/[.D15]*[.C15];&quot;&quot;)" office:value-type="float" office:value="25.4558616529258" calcext:value-type="float">
            <text:p>25.4559</text:p>
          </table:table-cell>
          <table:table-cell table:style-name="ce148" table:formula="of:=IFERROR([.E15]*(1000/[.$B$3]);&quot;&quot;)" office:value-type="float" office:value="50.9117233058516" calcext:value-type="float">
            <text:p>50.9117</text:p>
          </table:table-cell>
          <table:table-cell table:style-name="ce149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50" table:formula="of:=IFERROR([.F15]/[.B15]*1000000;&quot;&quot;)" office:value-type="float" office:value="9249.94972853408" calcext:value-type="float">
            <text:p>9249.9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DX area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355" calcext:value-type="float">
            <text:p>3355</text:p>
          </table:table-cell>
          <table:table-cell table:style-name="ce148" table:formula="of:=IFERROR([.B16]/[.D16]*[.C16];&quot;&quot;)" office:value-type="float" office:value="21.4605067064083" calcext:value-type="float">
            <text:p>21.4605</text:p>
          </table:table-cell>
          <table:table-cell table:style-name="ce148" table:formula="of:=IFERROR([.E16]*(1000/[.$B$3]);&quot;&quot;)" office:value-type="float" office:value="42.9210134128167" calcext:value-type="float">
            <text:p>42.9210</text:p>
          </table:table-cell>
          <table:table-cell table:style-name="ce149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50" table:formula="of:=IFERROR([.F16]/[.B16]*1000000;&quot;&quot;)" office:value-type="float" office:value="11922.5037257824" calcext:value-type="float">
            <text:p>11922.50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34" calcext:value-type="float">
            <text:p>1734</text:p>
          </table:table-cell>
          <table:table-cell table:style-name="ce148" table:formula="of:=IFERROR([.B17]/[.D17]*[.C17];&quot;&quot;)" office:value-type="float" office:value="7.47404844290657" calcext:value-type="float">
            <text:p>7.4740</text:p>
          </table:table-cell>
          <table:table-cell table:style-name="ce148" table:formula="of:=IFERROR([.E17]*(1000/[.$B$3]);&quot;&quot;)" office:value-type="float" office:value="14.9480968858132" calcext:value-type="float">
            <text:p>14.9481</text:p>
          </table:table-cell>
          <table:table-cell table:style-name="ce149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50" table:formula="of:=IFERROR([.F17]/[.B17]*1000000;&quot;&quot;)" office:value-type="float" office:value="6920.4152249135" calcext:value-type="float">
            <text:p>6920.41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67" calcext:value-type="float">
            <text:p>1867</text:p>
          </table:table-cell>
          <table:table-cell table:style-name="ce148" table:formula="of:=IFERROR([.B18]/[.D18]*[.C18];&quot;&quot;)" office:value-type="float" office:value="15.0401713979646" calcext:value-type="float">
            <text:p>15.0402</text:p>
          </table:table-cell>
          <table:table-cell table:style-name="ce148" table:formula="of:=IFERROR([.E18]*(1000/[.$B$3]);&quot;&quot;)" office:value-type="float" office:value="30.0803427959293" calcext:value-type="float">
            <text:p>30.0803</text:p>
          </table:table-cell>
          <table:table-cell table:style-name="ce149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50" table:formula="of:=IFERROR([.F18]/[.B18]*1000000;&quot;&quot;)" office:value-type="float" office:value="13926.084627745" calcext:value-type="float">
            <text:p>13926.0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67" calcext:value-type="float">
            <text:p>1867</text:p>
          </table:table-cell>
          <table:table-cell table:style-name="ce148" table:formula="of:=IFERROR([.B19]/[.D19]*[.C19];&quot;&quot;)" office:value-type="float" office:value="15.0401713979646" calcext:value-type="float">
            <text:p>15.0402</text:p>
          </table:table-cell>
          <table:table-cell table:style-name="ce148" table:formula="of:=IFERROR([.E19]*(1000/[.$B$3]);&quot;&quot;)" office:value-type="float" office:value="30.0803427959293" calcext:value-type="float">
            <text:p>30.0803</text:p>
          </table:table-cell>
          <table:table-cell table:style-name="ce149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50" table:formula="of:=IFERROR([.F19]/[.B19]*1000000;&quot;&quot;)" office:value-type="float" office:value="13926.084627745" calcext:value-type="float">
            <text:p>13926.0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4" calcext:value-type="float">
            <text:p>924</text:p>
          </table:table-cell>
          <table:table-cell table:style-name="ce148" table:formula="of:=IFERROR([.B20]/[.D20]*[.C20];&quot;&quot;)" office:value-type="float" office:value="3.50649350649351" calcext:value-type="float">
            <text:p>3.5065</text:p>
          </table:table-cell>
          <table:table-cell table:style-name="ce148" table:formula="of:=IFERROR([.E20]*(1000/[.$B$3]);&quot;&quot;)" office:value-type="float" office:value="7.01298701298701" calcext:value-type="float">
            <text:p>7.0130</text:p>
          </table:table-cell>
          <table:table-cell table:style-name="ce149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50" table:formula="of:=IFERROR([.F20]/[.B20]*1000000;&quot;&quot;)" office:value-type="float" office:value="6493.50649350649" calcext:value-type="float">
            <text:p>6493.506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7" calcext:value-type="float">
            <text:p>807</text:p>
          </table:table-cell>
          <table:table-cell table:style-name="ce148" table:formula="of:=IFERROR([.B21]/[.D21]*[.C21];&quot;&quot;)" office:value-type="float" office:value="5.35315985130112" calcext:value-type="float">
            <text:p>5.3532</text:p>
          </table:table-cell>
          <table:table-cell table:style-name="ce148" table:formula="of:=IFERROR([.E21]*(1000/[.$B$3]);&quot;&quot;)" office:value-type="float" office:value="10.7063197026022" calcext:value-type="float">
            <text:p>10.7063</text:p>
          </table:table-cell>
          <table:table-cell table:style-name="ce149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50" table:formula="of:=IFERROR([.F21]/[.B21]*1000000;&quot;&quot;)" office:value-type="float" office:value="9913.25898389095" calcext:value-type="float">
            <text:p>9913.25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22]/[.D22]*[.C22];&quot;&quot;)" office:value-type="float" office:value="5.34653465346535" calcext:value-type="float">
            <text:p>5.3465</text:p>
          </table:table-cell>
          <table:table-cell table:style-name="ce148" table:formula="of:=IFERROR([.E22]*(1000/[.$B$3]);&quot;&quot;)" office:value-type="float" office:value="10.6930693069307" calcext:value-type="float">
            <text:p>10.6931</text:p>
          </table:table-cell>
          <table:table-cell table:style-name="ce149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50" table:formula="of:=IFERROR([.F22]/[.B22]*1000000;&quot;&quot;)" office:value-type="float" office:value="9900.9900990099" calcext:value-type="float">
            <text:p>9900.9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23]/[.D23]*[.C23];&quot;&quot;)" office:value-type="float" office:value="5.33992583436341" calcext:value-type="float">
            <text:p>5.3399</text:p>
          </table:table-cell>
          <table:table-cell table:style-name="ce148" table:formula="of:=IFERROR([.E23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50" table:formula="of:=IFERROR([.F23]/[.B23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less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3" calcext:value-type="float">
            <text:p>2953</text:p>
          </table:table-cell>
          <table:table-cell table:style-name="ce148" table:formula="of:=IFERROR([.B6]/[.D6]*[.C6];&quot;&quot;)" office:value-type="float" office:value="1.86386725364037" calcext:value-type="float">
            <text:p>1.8639</text:p>
          </table:table-cell>
          <table:table-cell table:style-name="ce148" table:formula="of:=IFERROR([.E6]*(1000/[.$B$3]);&quot;&quot;)" office:value-type="float" office:value="3.72773450728073" calcext:value-type="float">
            <text:p>3.7277</text:p>
          </table:table-cell>
          <table:table-cell table:style-name="ce149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50" table:formula="of:=IFERROR([.F6]/[.B6]*1000000;&quot;&quot;)" office:value-type="float" office:value="677.277345072807" calcext:value-type="float">
            <text:p>677.27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HE*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7" calcext:value-type="float">
            <text:p>2957</text:p>
          </table:table-cell>
          <table:table-cell table:style-name="ce148" table:formula="of:=IFERROR([.B7]/[.D7]*[.C7];&quot;&quot;)" office:value-type="float" office:value="1.86134595874197" calcext:value-type="float">
            <text:p>1.8613</text:p>
          </table:table-cell>
          <table:table-cell table:style-name="ce148" table:formula="of:=IFERROR([.E7]*(1000/[.$B$3]);&quot;&quot;)" office:value-type="float" office:value="3.72269191748394" calcext:value-type="float">
            <text:p>3.7227</text:p>
          </table:table-cell>
          <table:table-cell table:style-name="ce149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50" table:formula="of:=IFERROR([.F7]/[.B7]*1000000;&quot;&quot;)" office:value-type="float" office:value="676.361176868448" calcext:value-type="float">
            <text:p>676.36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Lossy HE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5" calcext:value-type="float">
            <text:p>2955</text:p>
          </table:table-cell>
          <table:table-cell table:style-name="ce148" table:formula="of:=IFERROR([.B8]/[.D8]*[.C8];&quot;&quot;)" office:value-type="float" office:value="1.86260575296108" calcext:value-type="float">
            <text:p>1.8626</text:p>
          </table:table-cell>
          <table:table-cell table:style-name="ce148" table:formula="of:=IFERROR([.E8]*(1000/[.$B$3]);&quot;&quot;)" office:value-type="float" office:value="3.72521150592217" calcext:value-type="float">
            <text:p>3.7252</text:p>
          </table:table-cell>
          <table:table-cell table:style-name="ce149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50" table:formula="of:=IFERROR([.F8]/[.B8]*1000000;&quot;&quot;)" office:value-type="float" office:value="676.818950930626" calcext:value-type="float">
            <text:p>676.81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6" calcext:value-type="float">
            <text:p>2956</text:p>
          </table:table-cell>
          <table:table-cell table:style-name="ce148" table:formula="of:=IFERROR([.B9]/[.D9]*[.C9];&quot;&quot;)" office:value-type="float" office:value="1.86197564276049" calcext:value-type="float">
            <text:p>1.8620</text:p>
          </table:table-cell>
          <table:table-cell table:style-name="ce148" table:formula="of:=IFERROR([.E9]*(1000/[.$B$3]);&quot;&quot;)" office:value-type="float" office:value="3.72395128552097" calcext:value-type="float">
            <text:p>3.7240</text:p>
          </table:table-cell>
          <table:table-cell table:style-name="ce149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50" table:formula="of:=IFERROR([.F9]/[.B9]*1000000;&quot;&quot;)" office:value-type="float" office:value="676.5899864682" calcext:value-type="float">
            <text:p>676.5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HEIF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6" calcext:value-type="float">
            <text:p>2956</text:p>
          </table:table-cell>
          <table:table-cell table:style-name="ce148" table:formula="of:=IFERROR([.B10]/[.D10]*[.C10];&quot;&quot;)" office:value-type="float" office:value="1.86197564276049" calcext:value-type="float">
            <text:p>1.8620</text:p>
          </table:table-cell>
          <table:table-cell table:style-name="ce148" table:formula="of:=IFERROR([.E10]*(1000/[.$B$3]);&quot;&quot;)" office:value-type="float" office:value="3.72395128552097" calcext:value-type="float">
            <text:p>3.7240</text:p>
          </table:table-cell>
          <table:table-cell table:style-name="ce149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50" table:formula="of:=IFERROR([.F10]/[.B10]*1000000;&quot;&quot;)" office:value-type="float" office:value="676.5899864682" calcext:value-type="float">
            <text:p>676.5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20 Raw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0" calcext:value-type="float">
            <text:p>2950</text:p>
          </table:table-cell>
          <table:table-cell table:style-name="ce148" table:formula="of:=IFERROR([.B11]/[.D11]*[.C11];&quot;&quot;)" office:value-type="float" office:value="1.86576271186441" calcext:value-type="float">
            <text:p>1.8658</text:p>
          </table:table-cell>
          <table:table-cell table:style-name="ce148" table:formula="of:=IFERROR([.E11]*(1000/[.$B$3]);&quot;&quot;)" office:value-type="float" office:value="3.73152542372881" calcext:value-type="float">
            <text:p>3.7315</text:p>
          </table:table-cell>
          <table:table-cell table:style-name="ce149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50" table:formula="of:=IFERROR([.F11]/[.B11]*1000000;&quot;&quot;)" office:value-type="float" office:value="677.966101694915" calcext:value-type="float">
            <text:p>677.96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120 JPEG Small</text:p>
          </table:table-cell>
          <table:table-cell table:style-name="ce140" office:value-type="float" office:value="2752" calcext:value-type="float">
            <text:p>2752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908" calcext:value-type="float">
            <text:p>1908</text:p>
          </table:table-cell>
          <table:table-cell table:style-name="ce148" table:formula="of:=IFERROR([.B12]/[.D12]*[.C12];&quot;&quot;)" office:value-type="float" office:value="2.88469601677149" calcext:value-type="float">
            <text:p>2.8847</text:p>
          </table:table-cell>
          <table:table-cell table:style-name="ce148" table:formula="of:=IFERROR([.E12]*(1000/[.$B$3]);&quot;&quot;)" office:value-type="float" office:value="5.76939203354298" calcext:value-type="float">
            <text:p>5.7694</text:p>
          </table:table-cell>
          <table:table-cell table:style-name="ce149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50" table:formula="of:=IFERROR([.F12]/[.B12]*1000000;&quot;&quot;)" office:value-type="float" office:value="2096.43605870021" calcext:value-type="float">
            <text:p>2096.43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60 DX JPEG Large</text:p>
          </table:table-cell>
          <table:table-cell table:style-name="ce140" office:value-type="float" office:value="3592" calcext:value-type="float">
            <text:p>359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226" calcext:value-type="float">
            <text:p>3226</text:p>
          </table:table-cell>
          <table:table-cell table:style-name="ce148" table:formula="of:=IFERROR([.B13]/[.D13]*[.C13];&quot;&quot;)" office:value-type="float" office:value="5.56726596404216" calcext:value-type="float">
            <text:p>5.5673</text:p>
          </table:table-cell>
          <table:table-cell table:style-name="ce148" table:formula="of:=IFERROR([.E13]*(1000/[.$B$3]);&quot;&quot;)" office:value-type="float" office:value="11.1345319280843" calcext:value-type="float">
            <text:p>11.1345</text:p>
          </table:table-cell>
          <table:table-cell table:style-name="ce149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50" table:formula="of:=IFERROR([.F13]/[.B13]*1000000;&quot;&quot;)" office:value-type="float" office:value="3099.81401115933" calcext:value-type="float">
            <text:p>3099.81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inuous 30 JPEG Large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0" calcext:value-type="float">
            <text:p>2950</text:p>
          </table:table-cell>
          <table:table-cell table:style-name="ce148" table:formula="of:=IFERROR([.B14]/[.D14]*[.C14];&quot;&quot;)" office:value-type="float" office:value="1.86576271186441" calcext:value-type="float">
            <text:p>1.8658</text:p>
          </table:table-cell>
          <table:table-cell table:style-name="ce148" table:formula="of:=IFERROR([.E14]*(1000/[.$B$3]);&quot;&quot;)" office:value-type="float" office:value="3.73152542372881" calcext:value-type="float">
            <text:p>3.7315</text:p>
          </table:table-cell>
          <table:table-cell table:style-name="ce149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50" table:formula="of:=IFERROR([.F14]/[.B14]*1000000;&quot;&quot;)" office:value-type="float" office:value="677.966101694915" calcext:value-type="float">
            <text:p>677.96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6" calcext:value-type="float">
            <text:p>3596</text:p>
          </table:table-cell>
          <table:table-cell table:style-name="ce148" table:formula="of:=IFERROR([.B15]/[.D15]*[.C15];&quot;&quot;)" office:value-type="float" office:value="7.20800889877642" calcext:value-type="float">
            <text:p>7.2080</text:p>
          </table:table-cell>
          <table:table-cell table:style-name="ce148" table:formula="of:=IFERROR([.E15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50" table:formula="of:=IFERROR([.F15]/[.B15]*1000000;&quot;&quot;)" office:value-type="float" office:value="3337.04115684093" calcext:value-type="float">
            <text:p>3337.0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5" calcext:value-type="float">
            <text:p>3595</text:p>
          </table:table-cell>
          <table:table-cell table:style-name="ce148" table:formula="of:=IFERROR([.B16]/[.D16]*[.C16];&quot;&quot;)" office:value-type="float" office:value="7.21001390820584" calcext:value-type="float">
            <text:p>7.2100</text:p>
          </table:table-cell>
          <table:table-cell table:style-name="ce148" table:formula="of:=IFERROR([.E16]*(1000/[.$B$3]);&quot;&quot;)" office:value-type="float" office:value="14.4200278164117" calcext:value-type="float">
            <text:p>14.4200</text:p>
          </table:table-cell>
          <table:table-cell table:style-name="ce149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50" table:formula="of:=IFERROR([.F16]/[.B16]*1000000;&quot;&quot;)" office:value-type="float" office:value="3337.96940194715" calcext:value-type="float">
            <text:p>3337.9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6" calcext:value-type="float">
            <text:p>1776</text:p>
          </table:table-cell>
          <table:table-cell table:style-name="ce148" table:formula="of:=IFERROR([.B17]/[.D17]*[.C17];&quot;&quot;)" office:value-type="float" office:value="2.43243243243243" calcext:value-type="float">
            <text:p>2.4324</text:p>
          </table:table-cell>
          <table:table-cell table:style-name="ce148" table:formula="of:=IFERROR([.E17]*(1000/[.$B$3]);&quot;&quot;)" office:value-type="float" office:value="4.86486486486487" calcext:value-type="float">
            <text:p>4.8649</text:p>
          </table:table-cell>
          <table:table-cell table:style-name="ce149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50" table:formula="of:=IFERROR([.F17]/[.B17]*1000000;&quot;&quot;)" office:value-type="float" office:value="2252.25225225225" calcext:value-type="float">
            <text:p>2252.25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FF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2" calcext:value-type="float">
            <text:p>1772</text:p>
          </table:table-cell>
          <table:table-cell table:style-name="ce148" table:formula="of:=IFERROR([.B18]/[.D18]*[.C18];&quot;&quot;)" office:value-type="float" office:value="2.43792325056433" calcext:value-type="float">
            <text:p>2.4379</text:p>
          </table:table-cell>
          <table:table-cell table:style-name="ce148" table:formula="of:=IFERROR([.E18]*(1000/[.$B$3]);&quot;&quot;)" office:value-type="float" office:value="4.87584650112867" calcext:value-type="float">
            <text:p>4.8758</text:p>
          </table:table-cell>
          <table:table-cell table:style-name="ce149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50" table:formula="of:=IFERROR([.F18]/[.B18]*1000000;&quot;&quot;)" office:value-type="float" office:value="2257.33634311512" calcext:value-type="float">
            <text:p>2257.3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N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19]/[.D19]*[.C19];&quot;&quot;)" office:value-type="float" office:value="7.20800889877642" calcext:value-type="float">
            <text:p>7.2080</text:p>
          </table:table-cell>
          <table:table-cell table:style-name="ce148" table:formula="of:=IFERROR([.E19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50" table:formula="of:=IFERROR([.F19]/[.B19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98" calcext:value-type="float">
            <text:p>1798</text:p>
          </table:table-cell>
          <table:table-cell table:style-name="ce148" table:formula="of:=IFERROR([.B20]/[.D20]*[.C20];&quot;&quot;)" office:value-type="float" office:value="7.20800889877642" calcext:value-type="float">
            <text:p>7.2080</text:p>
          </table:table-cell>
          <table:table-cell table:style-name="ce148" table:formula="of:=IFERROR([.E20]*(1000/[.$B$3]);&quot;&quot;)" office:value-type="float" office:value="14.4160177975528" calcext:value-type="float">
            <text:p>14.4160</text:p>
          </table:table-cell>
          <table:table-cell table:style-name="ce149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50" table:formula="of:=IFERROR([.F20]/[.B20]*1000000;&quot;&quot;)" office:value-type="float" office:value="6674.08231368187" calcext:value-type="float">
            <text:p>6674.08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00" calcext:value-type="float">
            <text:p>1800</text:p>
          </table:table-cell>
          <table:table-cell table:style-name="ce148" table:formula="of:=IFERROR([.B21]/[.D21]*[.C21];&quot;&quot;)" office:value-type="float" office:value="7.2" calcext:value-type="float">
            <text:p>7.2000</text:p>
          </table:table-cell>
          <table:table-cell table:style-name="ce148" table:formula="of:=IFERROR([.E21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50" table:formula="of:=IFERROR([.F21]/[.B21]*1000000;&quot;&quot;)" office:value-type="float" office:value="6666.66666666667" calcext:value-type="float">
            <text:p>6666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6" calcext:value-type="float">
            <text:p>896</text:p>
          </table:table-cell>
          <table:table-cell table:style-name="ce148" table:formula="of:=IFERROR([.B22]/[.D22]*[.C22];&quot;&quot;)" office:value-type="float" office:value="2.41071428571429" calcext:value-type="float">
            <text:p>2.4107</text:p>
          </table:table-cell>
          <table:table-cell table:style-name="ce148" table:formula="of:=IFERROR([.E22]*(1000/[.$B$3]);&quot;&quot;)" office:value-type="float" office:value="4.82142857142857" calcext:value-type="float">
            <text:p>4.8214</text:p>
          </table:table-cell>
          <table:table-cell table:style-name="ce149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50" table:formula="of:=IFERROR([.F22]/[.B22]*1000000;&quot;&quot;)" office:value-type="float" office:value="4464.28571428571" calcext:value-type="float">
            <text:p>4464.28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7" calcext:value-type="float">
            <text:p>887</text:p>
          </table:table-cell>
          <table:table-cell table:style-name="ce148" table:formula="of:=IFERROR([.B23]/[.D23]*[.C23];&quot;&quot;)" office:value-type="float" office:value="2.43517474633596" calcext:value-type="float">
            <text:p>2.4352</text:p>
          </table:table-cell>
          <table:table-cell table:style-name="ce148" table:formula="of:=IFERROR([.E23]*(1000/[.$B$3]);&quot;&quot;)" office:value-type="float" office:value="4.87034949267193" calcext:value-type="float">
            <text:p>4.8703</text:p>
          </table:table-cell>
          <table:table-cell table:style-name="ce149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50" table:formula="of:=IFERROR([.F23]/[.B23]*1000000;&quot;&quot;)" office:value-type="float" office:value="4509.58286358512" calcext:value-type="float">
            <text:p>4509.58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44" calcext:value-type="float">
            <text:p>444</text:p>
          </table:table-cell>
          <table:table-cell table:style-name="ce148" table:formula="of:=IFERROR([.B24]/[.D24]*[.C24];&quot;&quot;)" office:value-type="float" office:value="2.43243243243243" calcext:value-type="float">
            <text:p>2.4324</text:p>
          </table:table-cell>
          <table:table-cell table:style-name="ce148" table:formula="of:=IFERROR([.E24]*(1000/[.$B$3]);&quot;&quot;)" office:value-type="float" office:value="4.86486486486487" calcext:value-type="float">
            <text:p>4.8649</text:p>
          </table:table-cell>
          <table:table-cell table:style-name="ce149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50" table:formula="of:=IFERROR([.F24]/[.B24]*1000000;&quot;&quot;)" office:value-type="float" office:value="4504.50450450451" calcext:value-type="float">
            <text:p>4504.50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4" calcext:value-type="float">
            <text:p>884</text:p>
          </table:table-cell>
          <table:table-cell table:style-name="ce148" table:formula="of:=IFERROR([.B25]/[.D25]*[.C25];&quot;&quot;)" office:value-type="float" office:value="2.44343891402715" calcext:value-type="float">
            <text:p>2.4434</text:p>
          </table:table-cell>
          <table:table-cell table:style-name="ce148" table:formula="of:=IFERROR([.E25]*(1000/[.$B$3]);&quot;&quot;)" office:value-type="float" office:value="4.8868778280543" calcext:value-type="float">
            <text:p>4.8869</text:p>
          </table:table-cell>
          <table:table-cell table:style-name="ce149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50" table:formula="of:=IFERROR([.F25]/[.B25]*1000000;&quot;&quot;)" office:value-type="float" office:value="4524.88687782806" calcext:value-type="float">
            <text:p>4524.8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Z9 (any image)</text:p>
          </table:table-cell>
          <table:table-cell table:style-name="ce140" office:value-type="float" office:value="5504" calcext:value-type="float">
            <text:p>55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4" calcext:value-type="float">
            <text:p>2954</text:p>
          </table:table-cell>
          <table:table-cell table:style-name="ce148" table:formula="of:=IFERROR([.B6]/[.D6]*[.C6];&quot;&quot;)" office:value-type="float" office:value="1.86323628977657" calcext:value-type="float">
            <text:p>1.8632</text:p>
          </table:table-cell>
          <table:table-cell table:style-name="ce148" table:formula="of:=IFERROR([.E6]*(1000/[.$B$3]);&quot;&quot;)" office:value-type="float" office:value="3.72647257955315" calcext:value-type="float">
            <text:p>3.7265</text:p>
          </table:table-cell>
          <table:table-cell table:style-name="ce14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0" table:formula="of:=IFERROR([.F6]/[.B6]*1000000;&quot;&quot;)" office:value-type="float" office:value="677.048070412999" calcext:value-type="float">
            <text:p>677.04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8k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5" calcext:value-type="float">
            <text:p>3595</text:p>
          </table:table-cell>
          <table:table-cell table:style-name="ce148" table:formula="of:=IFERROR([.B7]/[.D7]*[.C7];&quot;&quot;)" office:value-type="float" office:value="7.21001390820584" calcext:value-type="float">
            <text:p>7.2100</text:p>
          </table:table-cell>
          <table:table-cell table:style-name="ce148" table:formula="of:=IFERROR([.E7]*(1000/[.$B$3]);&quot;&quot;)" office:value-type="float" office:value="14.4200278164117" calcext:value-type="float">
            <text:p>14.4200</text:p>
          </table:table-cell>
          <table:table-cell table:style-name="ce14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0" table:formula="of:=IFERROR([.F7]/[.B7]*1000000;&quot;&quot;)" office:value-type="float" office:value="3337.96940194715" calcext:value-type="float">
            <text:p>3337.9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590" calcext:value-type="float">
            <text:p>3590</text:p>
          </table:table-cell>
          <table:table-cell table:style-name="ce148" table:formula="of:=IFERROR([.B8]/[.D8]*[.C8];&quot;&quot;)" office:value-type="float" office:value="7.22005571030641" calcext:value-type="float">
            <text:p>7.2201</text:p>
          </table:table-cell>
          <table:table-cell table:style-name="ce148" table:formula="of:=IFERROR([.E8]*(1000/[.$B$3]);&quot;&quot;)" office:value-type="float" office:value="14.4401114206128" calcext:value-type="float">
            <text:p>14.4401</text:p>
          </table:table-cell>
          <table:table-cell table:style-name="ce14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0" table:formula="of:=IFERROR([.F8]/[.B8]*1000000;&quot;&quot;)" office:value-type="float" office:value="3342.61838440111" calcext:value-type="float">
            <text:p>3342.61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74" calcext:value-type="float">
            <text:p>1774</text:p>
          </table:table-cell>
          <table:table-cell table:style-name="ce148" table:formula="of:=IFERROR([.B9]/[.D9]*[.C9];&quot;&quot;)" office:value-type="float" office:value="2.43517474633596" calcext:value-type="float">
            <text:p>2.4352</text:p>
          </table:table-cell>
          <table:table-cell table:style-name="ce148" table:formula="of:=IFERROR([.E9]*(1000/[.$B$3]);&quot;&quot;)" office:value-type="float" office:value="4.87034949267193" calcext:value-type="float">
            <text:p>4.8703</text:p>
          </table:table-cell>
          <table:table-cell table:style-name="ce14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0" table:formula="of:=IFERROR([.F9]/[.B9]*1000000;&quot;&quot;)" office:value-type="float" office:value="2254.79143179256" calcext:value-type="float">
            <text:p>2254.79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FF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10]/[.D10]*[.C10];&quot;&quot;)" office:value-type="float" office:value="2.42696629213483" calcext:value-type="float">
            <text:p>2.4270</text:p>
          </table:table-cell>
          <table:table-cell table:style-name="ce148" table:formula="of:=IFERROR([.E10]*(1000/[.$B$3]);&quot;&quot;)" office:value-type="float" office:value="4.85393258426966" calcext:value-type="float">
            <text:p>4.8539</text:p>
          </table:table-cell>
          <table:table-cell table:style-name="ce14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0" table:formula="of:=IFERROR([.F10]/[.B10]*1000000;&quot;&quot;)" office:value-type="float" office:value="2247.19101123596" calcext:value-type="float">
            <text:p>2247.19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oversampling = ON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2" calcext:value-type="float">
            <text:p>2092</text:p>
          </table:table-cell>
          <table:table-cell table:style-name="ce148" table:formula="of:=IFERROR([.B11]/[.D11]*[.C11];&quot;&quot;)" office:value-type="float" office:value="7.22753346080306" calcext:value-type="float">
            <text:p>7.2275</text:p>
          </table:table-cell>
          <table:table-cell table:style-name="ce148" table:formula="of:=IFERROR([.E11]*(1000/[.$B$3]);&quot;&quot;)" office:value-type="float" office:value="14.4550669216061" calcext:value-type="float">
            <text:p>14.4551</text:p>
          </table:table-cell>
          <table:table-cell table:style-name="ce14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0" table:formula="of:=IFERROR([.F11]/[.B11]*1000000;&quot;&quot;)" office:value-type="float" office:value="6692.16061185468" calcext:value-type="float">
            <text:p>6692.16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84" calcext:value-type="float">
            <text:p>2084</text:p>
          </table:table-cell>
          <table:table-cell table:style-name="ce148" table:formula="of:=IFERROR([.B12]/[.D12]*[.C12];&quot;&quot;)" office:value-type="float" office:value="7.2552783109405" calcext:value-type="float">
            <text:p>7.2553</text:p>
          </table:table-cell>
          <table:table-cell table:style-name="ce148" table:formula="of:=IFERROR([.E12]*(1000/[.$B$3]);&quot;&quot;)" office:value-type="float" office:value="14.510556621881" calcext:value-type="float">
            <text:p>14.5106</text:p>
          </table:table-cell>
          <table:table-cell table:style-name="ce14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0" table:formula="of:=IFERROR([.F12]/[.B12]*1000000;&quot;&quot;)" office:value-type="float" office:value="6717.85028790787" calcext:value-type="float">
            <text:p>6717.85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2" calcext:value-type="float">
            <text:p>2092</text:p>
          </table:table-cell>
          <table:table-cell table:style-name="ce148" table:formula="of:=IFERROR([.B13]/[.D13]*[.C13];&quot;&quot;)" office:value-type="float" office:value="7.22753346080306" calcext:value-type="float">
            <text:p>7.2275</text:p>
          </table:table-cell>
          <table:table-cell table:style-name="ce148" table:formula="of:=IFERROR([.E13]*(1000/[.$B$3]);&quot;&quot;)" office:value-type="float" office:value="14.4550669216061" calcext:value-type="float">
            <text:p>14.4551</text:p>
          </table:table-cell>
          <table:table-cell table:style-name="ce14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0" table:formula="of:=IFERROR([.F13]/[.B13]*1000000;&quot;&quot;)" office:value-type="float" office:value="6692.16061185468" calcext:value-type="float">
            <text:p>6692.16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8" calcext:value-type="float">
            <text:p>898</text:p>
          </table:table-cell>
          <table:table-cell table:style-name="ce148" table:formula="of:=IFERROR([.B14]/[.D14]*[.C14];&quot;&quot;)" office:value-type="float" office:value="2.40534521158129" calcext:value-type="float">
            <text:p>2.4053</text:p>
          </table:table-cell>
          <table:table-cell table:style-name="ce148" table:formula="of:=IFERROR([.E14]*(1000/[.$B$3]);&quot;&quot;)" office:value-type="float" office:value="4.81069042316258" calcext:value-type="float">
            <text:p>4.8107</text:p>
          </table:table-cell>
          <table:table-cell table:style-name="ce14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0" table:formula="of:=IFERROR([.F14]/[.B14]*1000000;&quot;&quot;)" office:value-type="float" office:value="4454.3429844098" calcext:value-type="float">
            <text:p>4454.3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91" calcext:value-type="float">
            <text:p>891</text:p>
          </table:table-cell>
          <table:table-cell table:style-name="ce148" table:formula="of:=IFERROR([.B15]/[.D15]*[.C15];&quot;&quot;)" office:value-type="float" office:value="2.42424242424242" calcext:value-type="float">
            <text:p>2.4242</text:p>
          </table:table-cell>
          <table:table-cell table:style-name="ce148" table:formula="of:=IFERROR([.E15]*(1000/[.$B$3]);&quot;&quot;)" office:value-type="float" office:value="4.84848484848485" calcext:value-type="float">
            <text:p>4.8485</text:p>
          </table:table-cell>
          <table:table-cell table:style-name="ce14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0" table:formula="of:=IFERROR([.F15]/[.B15]*1000000;&quot;&quot;)" office:value-type="float" office:value="4489.33782267116" calcext:value-type="float">
            <text:p>4489.3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89" calcext:value-type="float">
            <text:p>889</text:p>
          </table:table-cell>
          <table:table-cell table:style-name="ce148" table:formula="of:=IFERROR([.B16]/[.D16]*[.C16];&quot;&quot;)" office:value-type="float" office:value="2.429696287964" calcext:value-type="float">
            <text:p>2.4297</text:p>
          </table:table-cell>
          <table:table-cell table:style-name="ce148" table:formula="of:=IFERROR([.E16]*(1000/[.$B$3]);&quot;&quot;)" office:value-type="float" office:value="4.85939257592801" calcext:value-type="float">
            <text:p>4.8594</text:p>
          </table:table-cell>
          <table:table-cell table:style-name="ce14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0" table:formula="of:=IFERROR([.F16]/[.B16]*1000000;&quot;&quot;)" office:value-type="float" office:value="4499.43757030371" calcext:value-type="float">
            <text:p>4499.43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3643" calcext:value-type="float">
            <text:p>3643</text:p>
          </table:table-cell>
          <table:table-cell table:style-name="ce148" table:formula="of:=IFERROR([.B6]/[.D6]*[.C6];&quot;&quot;)" office:value-type="float" office:value="25.2539116113094" calcext:value-type="float">
            <text:p>25.2539</text:p>
          </table:table-cell>
          <table:table-cell table:style-name="ce148" table:formula="of:=IFERROR([.E6]*(1000/[.$B$3]);&quot;&quot;)" office:value-type="float" office:value="50.5078232226187" calcext:value-type="float">
            <text:p>50.5078</text:p>
          </table:table-cell>
          <table:table-cell table:style-name="ce14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0" table:formula="of:=IFERROR([.F6]/[.B6]*1000000;&quot;&quot;)" office:value-type="float" office:value="12626.9558056547" calcext:value-type="float">
            <text:p>12626.95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12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384" calcext:value-type="float">
            <text:p>3384</text:p>
          </table:table-cell>
          <table:table-cell table:style-name="ce148" table:formula="of:=IFERROR([.B7]/[.D7]*[.C7];&quot;&quot;)" office:value-type="float" office:value="13.0023640661939" calcext:value-type="float">
            <text:p>13.0024</text:p>
          </table:table-cell>
          <table:table-cell table:style-name="ce148" table:formula="of:=IFERROR([.E7]*(1000/[.$B$3]);&quot;&quot;)" office:value-type="float" office:value="26.0047281323877" calcext:value-type="float">
            <text:p>26.0047</text:p>
          </table:table-cell>
          <table:table-cell table:style-name="ce14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0" table:formula="of:=IFERROR([.F7]/[.B7]*1000000;&quot;&quot;)" office:value-type="float" office:value="6501.18203309693" calcext:value-type="float">
            <text:p>6501.18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Mechanical shutter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56" calcext:value-type="float">
            <text:p>2256</text:p>
          </table:table-cell>
          <table:table-cell table:style-name="ce148" table:formula="of:=IFERROR([.B8]/[.D8]*[.C8];&quot;&quot;)" office:value-type="float" office:value="1.77304964539007" calcext:value-type="float">
            <text:p>1.7730</text:p>
          </table:table-cell>
          <table:table-cell table:style-name="ce148" table:formula="of:=IFERROR([.E8]*(1000/[.$B$3]);&quot;&quot;)" office:value-type="float" office:value="3.54609929078014" calcext:value-type="float">
            <text:p>3.5461</text:p>
          </table:table-cell>
          <table:table-cell table:style-name="ce14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0" table:formula="of:=IFERROR([.F8]/[.B8]*1000000;&quot;&quot;)" office:value-type="float" office:value="886.524822695036" calcext:value-type="float">
            <text:p>886.52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778" calcext:value-type="float">
            <text:p>1778</text:p>
          </table:table-cell>
          <table:table-cell table:style-name="ce148" table:formula="of:=IFERROR([.B9]/[.D9]*[.C9];&quot;&quot;)" office:value-type="float" office:value="7.28908886389201" calcext:value-type="float">
            <text:p>7.2891</text:p>
          </table:table-cell>
          <table:table-cell table:style-name="ce148" table:formula="of:=IFERROR([.E9]*(1000/[.$B$3]);&quot;&quot;)" office:value-type="float" office:value="14.578177727784" calcext:value-type="float">
            <text:p>14.5782</text:p>
          </table:table-cell>
          <table:table-cell table:style-name="ce14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0" table:formula="of:=IFERROR([.F9]/[.B9]*1000000;&quot;&quot;)" office:value-type="float" office:value="6749.15635545557" calcext:value-type="float">
            <text:p>6749.15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52" calcext:value-type="float">
            <text:p>1952</text:p>
          </table:table-cell>
          <table:table-cell table:style-name="ce148" table:formula="of:=IFERROR([.B10]/[.D10]*[.C10];&quot;&quot;)" office:value-type="float" office:value="11.0655737704918" calcext:value-type="float">
            <text:p>11.0656</text:p>
          </table:table-cell>
          <table:table-cell table:style-name="ce148" table:formula="of:=IFERROR([.E10]*(1000/[.$B$3]);&quot;&quot;)" office:value-type="float" office:value="22.1311475409836" calcext:value-type="float">
            <text:p>22.1311</text:p>
          </table:table-cell>
          <table:table-cell table:style-name="ce14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0" table:formula="of:=IFERROR([.F10]/[.B10]*1000000;&quot;&quot;)" office:value-type="float" office:value="10245.9016393443" calcext:value-type="float">
            <text:p>10245.90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48" calcext:value-type="float">
            <text:p>1948</text:p>
          </table:table-cell>
          <table:table-cell table:style-name="ce148" table:formula="of:=IFERROR([.B11]/[.D11]*[.C11];&quot;&quot;)" office:value-type="float" office:value="11.088295687885" calcext:value-type="float">
            <text:p>11.0883</text:p>
          </table:table-cell>
          <table:table-cell table:style-name="ce148" table:formula="of:=IFERROR([.E11]*(1000/[.$B$3]);&quot;&quot;)" office:value-type="float" office:value="22.17659137577" calcext:value-type="float">
            <text:p>22.1766</text:p>
          </table:table-cell>
          <table:table-cell table:style-name="ce14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0" table:formula="of:=IFERROR([.F11]/[.B11]*1000000;&quot;&quot;)" office:value-type="float" office:value="10266.9404517454" calcext:value-type="float">
            <text:p>10266.9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948" calcext:value-type="float">
            <text:p>1948</text:p>
          </table:table-cell>
          <table:table-cell table:style-name="ce148" table:formula="of:=IFERROR([.B12]/[.D12]*[.C12];&quot;&quot;)" office:value-type="float" office:value="11.088295687885" calcext:value-type="float">
            <text:p>11.0883</text:p>
          </table:table-cell>
          <table:table-cell table:style-name="ce148" table:formula="of:=IFERROR([.E12]*(1000/[.$B$3]);&quot;&quot;)" office:value-type="float" office:value="22.17659137577" calcext:value-type="float">
            <text:p>22.1766</text:p>
          </table:table-cell>
          <table:table-cell table:style-name="ce14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0" table:formula="of:=IFERROR([.F12]/[.B12]*1000000;&quot;&quot;)" office:value-type="float" office:value="10266.9404517454" calcext:value-type="float">
            <text:p>10266.94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2" calcext:value-type="float">
            <text:p>832</text:p>
          </table:table-cell>
          <table:table-cell table:style-name="ce148" table:formula="of:=IFERROR([.B13]/[.D13]*[.C13];&quot;&quot;)" office:value-type="float" office:value="2.59615384615385" calcext:value-type="float">
            <text:p>2.5962</text:p>
          </table:table-cell>
          <table:table-cell table:style-name="ce148" table:formula="of:=IFERROR([.E13]*(1000/[.$B$3]);&quot;&quot;)" office:value-type="float" office:value="5.19230769230769" calcext:value-type="float">
            <text:p>5.1923</text:p>
          </table:table-cell>
          <table:table-cell table:style-name="ce14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0" table:formula="of:=IFERROR([.F13]/[.B13]*1000000;&quot;&quot;)" office:value-type="float" office:value="4807.69230769231" calcext:value-type="float">
            <text:p>4807.69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9" calcext:value-type="float">
            <text:p>879</text:p>
          </table:table-cell>
          <table:table-cell table:style-name="ce148" table:formula="of:=IFERROR([.B14]/[.D14]*[.C14];&quot;&quot;)" office:value-type="float" office:value="3.68600682593857" calcext:value-type="float">
            <text:p>3.6860</text:p>
          </table:table-cell>
          <table:table-cell table:style-name="ce148" table:formula="of:=IFERROR([.E14]*(1000/[.$B$3]);&quot;&quot;)" office:value-type="float" office:value="7.37201365187713" calcext:value-type="float">
            <text:p>7.3720</text:p>
          </table:table-cell>
          <table:table-cell table:style-name="ce14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0" table:formula="of:=IFERROR([.F14]/[.B14]*1000000;&quot;&quot;)" office:value-type="float" office:value="6825.9385665529" calcext:value-type="float">
            <text:p>6825.93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77" calcext:value-type="float">
            <text:p>877</text:p>
          </table:table-cell>
          <table:table-cell table:style-name="ce148" table:formula="of:=IFERROR([.B15]/[.D15]*[.C15];&quot;&quot;)" office:value-type="float" office:value="3.69441277080958" calcext:value-type="float">
            <text:p>3.6944</text:p>
          </table:table-cell>
          <table:table-cell table:style-name="ce148" table:formula="of:=IFERROR([.E15]*(1000/[.$B$3]);&quot;&quot;)" office:value-type="float" office:value="7.38882554161916" calcext:value-type="float">
            <text:p>7.3888</text:p>
          </table:table-cell>
          <table:table-cell table:style-name="ce14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0" table:formula="of:=IFERROR([.F15]/[.B15]*1000000;&quot;&quot;)" office:value-type="float" office:value="6841.50513112885" calcext:value-type="float">
            <text:p>6841.50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c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Nikon Zf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14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503" calcext:value-type="float">
            <text:p>3503</text:p>
          </table:table-cell>
          <table:table-cell table:style-name="ce148" table:formula="of:=IFERROR([.B6]/[.D6]*[.C6];&quot;&quot;)" office:value-type="float" office:value="23.3125892092492" calcext:value-type="float">
            <text:p>23.3126</text:p>
          </table:table-cell>
          <table:table-cell table:style-name="ce148" table:formula="of:=IFERROR([.E6]*(1000/[.$B$3]);&quot;&quot;)" office:value-type="float" office:value="46.6251784184984" calcext:value-type="float">
            <text:p>46.6252</text:p>
          </table:table-cell>
          <table:table-cell table:style-name="ce149" table:formula="of:=IFERROR(&quot;1/&quot; &amp; TEXT(1000/[.F6]; &quot;0.00&quot;);&quot;&quot;)" office:value-type="string" office:string-value="1/21.45" calcext:value-type="string">
            <text:p>1/21.45</text:p>
          </table:table-cell>
          <table:table-cell table:style-name="ce150" table:formula="of:=IFERROR([.F6]/[.B6]*1000000;&quot;&quot;)" office:value-type="float" office:value="12560.6622894662" calcext:value-type="float">
            <text:p>12560.6623</text:p>
          </table:table-cell>
          <table:table-cell table:style-name="ce15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 14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515" calcext:value-type="float">
            <text:p>3515</text:p>
          </table:table-cell>
          <table:table-cell table:style-name="ce148" table:formula="of:=IFERROR([.B7]/[.D7]*[.C7];&quot;&quot;)" office:value-type="float" office:value="23.2330014224751" calcext:value-type="float">
            <text:p>23.2330</text:p>
          </table:table-cell>
          <table:table-cell table:style-name="ce148" table:formula="of:=IFERROR([.E7]*(1000/[.$B$3]);&quot;&quot;)" office:value-type="float" office:value="46.4660028449502" calcext:value-type="float">
            <text:p>46.4660</text:p>
          </table:table-cell>
          <table:table-cell table:style-name="ce149" table:formula="of:=IFERROR(&quot;1/&quot; &amp; TEXT(1000/[.F7]; &quot;0.00&quot;);&quot;&quot;)" office:value-type="string" office:string-value="1/21.52" calcext:value-type="string">
            <text:p>1/21.52</text:p>
          </table:table-cell>
          <table:table-cell table:style-name="ce150" table:formula="of:=IFERROR([.F7]/[.B7]*1000000;&quot;&quot;)" office:value-type="float" office:value="12517.7809388336" calcext:value-type="float">
            <text:p>12517.78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Continuous H Extended 12-bit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530" calcext:value-type="float">
            <text:p>3530</text:p>
          </table:table-cell>
          <table:table-cell table:style-name="ce148" table:formula="of:=IFERROR([.B8]/[.D8]*[.C8];&quot;&quot;)" office:value-type="float" office:value="12.6186968838527" calcext:value-type="float">
            <text:p>12.6187</text:p>
          </table:table-cell>
          <table:table-cell table:style-name="ce148" table:formula="of:=IFERROR([.E8]*(1000/[.$B$3]);&quot;&quot;)" office:value-type="float" office:value="25.2373937677054" calcext:value-type="float">
            <text:p>25.2374</text:p>
          </table:table-cell>
          <table:table-cell table:style-name="ce149" table:formula="of:=IFERROR(&quot;1/&quot; &amp; TEXT(1000/[.F8]; &quot;0.00&quot;);&quot;&quot;)" office:value-type="string" office:string-value="1/39.62" calcext:value-type="string">
            <text:p>1/39.62</text:p>
          </table:table-cell>
          <table:table-cell table:style-name="ce150" table:formula="of:=IFERROR([.F8]/[.B8]*1000000;&quot;&quot;)" office:value-type="float" office:value="6798.86685552408" calcext:value-type="float">
            <text:p>6798.86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237" calcext:value-type="float">
            <text:p>3237</text:p>
          </table:table-cell>
          <table:table-cell table:style-name="ce148" table:formula="of:=IFERROR([.B9]/[.D9]*[.C9];&quot;&quot;)" office:value-type="float" office:value="12.6141489033055" calcext:value-type="float">
            <text:p>12.6141</text:p>
          </table:table-cell>
          <table:table-cell table:style-name="ce148" table:formula="of:=IFERROR([.E9]*(1000/[.$B$3]);&quot;&quot;)" office:value-type="float" office:value="25.2282978066111" calcext:value-type="float">
            <text:p>25.2283</text:p>
          </table:table-cell>
          <table:table-cell table:style-name="ce149" table:formula="of:=IFERROR(&quot;1/&quot; &amp; TEXT(1000/[.F9]; &quot;0.00&quot;);&quot;&quot;)" office:value-type="string" office:string-value="1/39.64" calcext:value-type="string">
            <text:p>1/39.64</text:p>
          </table:table-cell>
          <table:table-cell table:style-name="ce150" table:formula="of:=IFERROR([.F9]/[.B9]*1000000;&quot;&quot;)" office:value-type="float" office:value="6796.41643497065" calcext:value-type="float">
            <text:p>6796.41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 ISO 1600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236" calcext:value-type="float">
            <text:p>3236</text:p>
          </table:table-cell>
          <table:table-cell table:style-name="ce148" table:formula="of:=IFERROR([.B10]/[.D10]*[.C10];&quot;&quot;)" office:value-type="float" office:value="12.6180469715698" calcext:value-type="float">
            <text:p>12.6180</text:p>
          </table:table-cell>
          <table:table-cell table:style-name="ce148" table:formula="of:=IFERROR([.E10]*(1000/[.$B$3]);&quot;&quot;)" office:value-type="float" office:value="25.2360939431397" calcext:value-type="float">
            <text:p>25.2361</text:p>
          </table:table-cell>
          <table:table-cell table:style-name="ce149" table:formula="of:=IFERROR(&quot;1/&quot; &amp; TEXT(1000/[.F10]; &quot;0.00&quot;);&quot;&quot;)" office:value-type="string" office:string-value="1/39.63" calcext:value-type="string">
            <text:p>1/39.63</text:p>
          </table:table-cell>
          <table:table-cell table:style-name="ce150" table:formula="of:=IFERROR([.F10]/[.B10]*1000000;&quot;&quot;)" office:value-type="float" office:value="6798.51668726823" calcext:value-type="float">
            <text:p>6798.5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 ISO H2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3531" calcext:value-type="float">
            <text:p>3531</text:p>
          </table:table-cell>
          <table:table-cell table:style-name="ce148" table:formula="of:=IFERROR([.B11]/[.D11]*[.C11];&quot;&quot;)" office:value-type="float" office:value="12.6151231945624" calcext:value-type="float">
            <text:p>12.6151</text:p>
          </table:table-cell>
          <table:table-cell table:style-name="ce148" table:formula="of:=IFERROR([.E11]*(1000/[.$B$3]);&quot;&quot;)" office:value-type="float" office:value="25.2302463891249" calcext:value-type="float">
            <text:p>25.2302</text:p>
          </table:table-cell>
          <table:table-cell table:style-name="ce149" table:formula="of:=IFERROR(&quot;1/&quot; &amp; TEXT(1000/[.F11]; &quot;0.00&quot;);&quot;&quot;)" office:value-type="string" office:string-value="1/39.63" calcext:value-type="string">
            <text:p>1/39.63</text:p>
          </table:table-cell>
          <table:table-cell table:style-name="ce150" table:formula="of:=IFERROR([.F11]/[.B11]*1000000;&quot;&quot;)" office:value-type="float" office:value="6796.94137638063" calcext:value-type="float">
            <text:p>6796.94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Mechanical</text:p>
          </table:table-cell>
          <table:table-cell table:style-name="ce140" office:value-type="float" office:value="3712" calcext:value-type="float">
            <text:p>3712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293" calcext:value-type="float">
            <text:p>2293</text:p>
          </table:table-cell>
          <table:table-cell table:style-name="ce148" table:formula="of:=IFERROR([.B12]/[.D12]*[.C12];&quot;&quot;)" office:value-type="float" office:value="1.61883994766681" calcext:value-type="float">
            <text:p>1.6188</text:p>
          </table:table-cell>
          <table:table-cell table:style-name="ce148" table:formula="of:=IFERROR([.E12]*(1000/[.$B$3]);&quot;&quot;)" office:value-type="float" office:value="3.23767989533362" calcext:value-type="float">
            <text:p>3.2377</text:p>
          </table:table-cell>
          <table:table-cell table:style-name="ce149" table:formula="of:=IFERROR(&quot;1/&quot; &amp; TEXT(1000/[.F12]; &quot;0.00&quot;);&quot;&quot;)" office:value-type="string" office:string-value="1/308.86" calcext:value-type="string">
            <text:p>1/308.86</text:p>
          </table:table-cell>
          <table:table-cell table:style-name="ce150" table:formula="of:=IFERROR([.F12]/[.B12]*1000000;&quot;&quot;)" office:value-type="float" office:value="872.219799389446" calcext:value-type="float">
            <text:p>872.219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29" calcext:value-type="float">
            <text:p>2029</text:p>
          </table:table-cell>
          <table:table-cell table:style-name="ce148" table:formula="of:=IFERROR([.B13]/[.D13]*[.C13];&quot;&quot;)" office:value-type="float" office:value="10.6456382454411" calcext:value-type="float">
            <text:p>10.6456</text:p>
          </table:table-cell>
          <table:table-cell table:style-name="ce148" table:formula="of:=IFERROR([.E13]*(1000/[.$B$3]);&quot;&quot;)" office:value-type="float" office:value="21.2912764908822" calcext:value-type="float">
            <text:p>21.2913</text:p>
          </table:table-cell>
          <table:table-cell table:style-name="ce149" table:formula="of:=IFERROR(&quot;1/&quot; &amp; TEXT(1000/[.F13]; &quot;0.00&quot;);&quot;&quot;)" office:value-type="string" office:string-value="1/46.97" calcext:value-type="string">
            <text:p>1/46.97</text:p>
          </table:table-cell>
          <table:table-cell table:style-name="ce150" table:formula="of:=IFERROR([.F13]/[.B13]*1000000;&quot;&quot;)" office:value-type="float" office:value="9857.07244948251" calcext:value-type="float">
            <text:p>9857.0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30" calcext:value-type="float">
            <text:p>2030</text:p>
          </table:table-cell>
          <table:table-cell table:style-name="ce148" table:formula="of:=IFERROR([.B14]/[.D14]*[.C14];&quot;&quot;)" office:value-type="float" office:value="10.64039408867" calcext:value-type="float">
            <text:p>10.6404</text:p>
          </table:table-cell>
          <table:table-cell table:style-name="ce148" table:formula="of:=IFERROR([.E14]*(1000/[.$B$3]);&quot;&quot;)" office:value-type="float" office:value="21.2807881773399" calcext:value-type="float">
            <text:p>21.2808</text:p>
          </table:table-cell>
          <table:table-cell table:style-name="ce149" table:formula="of:=IFERROR(&quot;1/&quot; &amp; TEXT(1000/[.F14]; &quot;0.00&quot;);&quot;&quot;)" office:value-type="string" office:string-value="1/46.99" calcext:value-type="string">
            <text:p>1/46.99</text:p>
          </table:table-cell>
          <table:table-cell table:style-name="ce150" table:formula="of:=IFERROR([.F14]/[.B14]*1000000;&quot;&quot;)" office:value-type="float" office:value="9852.21674876847" calcext:value-type="float">
            <text:p>9852.2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1" calcext:value-type="float">
            <text:p>911</text:p>
          </table:table-cell>
          <table:table-cell table:style-name="ce148" table:formula="of:=IFERROR([.B15]/[.D15]*[.C15];&quot;&quot;)" office:value-type="float" office:value="3.55653128430296" calcext:value-type="float">
            <text:p>3.5565</text:p>
          </table:table-cell>
          <table:table-cell table:style-name="ce148" table:formula="of:=IFERROR([.E15]*(1000/[.$B$3]);&quot;&quot;)" office:value-type="float" office:value="7.11306256860593" calcext:value-type="float">
            <text:p>7.1131</text:p>
          </table:table-cell>
          <table:table-cell table:style-name="ce149" table:formula="of:=IFERROR(&quot;1/&quot; &amp; TEXT(1000/[.F15]; &quot;0.00&quot;);&quot;&quot;)" office:value-type="string" office:string-value="1/140.59" calcext:value-type="string">
            <text:p>1/140.59</text:p>
          </table:table-cell>
          <table:table-cell table:style-name="ce150" table:formula="of:=IFERROR([.F15]/[.B15]*1000000;&quot;&quot;)" office:value-type="float" office:value="6586.16904500549" calcext:value-type="float">
            <text:p>6586.16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3" calcext:value-type="float">
            <text:p>913</text:p>
          </table:table-cell>
          <table:table-cell table:style-name="ce148" table:formula="of:=IFERROR([.B16]/[.D16]*[.C16];&quot;&quot;)" office:value-type="float" office:value="3.5487404162103" calcext:value-type="float">
            <text:p>3.5487</text:p>
          </table:table-cell>
          <table:table-cell table:style-name="ce148" table:formula="of:=IFERROR([.E16]*(1000/[.$B$3]);&quot;&quot;)" office:value-type="float" office:value="7.09748083242059" calcext:value-type="float">
            <text:p>7.0975</text:p>
          </table:table-cell>
          <table:table-cell table:style-name="ce149" table:formula="of:=IFERROR(&quot;1/&quot; &amp; TEXT(1000/[.F16]; &quot;0.00&quot;);&quot;&quot;)" office:value-type="string" office:string-value="1/140.90" calcext:value-type="string">
            <text:p>1/140.90</text:p>
          </table:table-cell>
          <table:table-cell table:style-name="ce150" table:formula="of:=IFERROR([.F16]/[.B16]*1000000;&quot;&quot;)" office:value-type="float" office:value="6571.74151150055" calcext:value-type="float">
            <text:p>6571.7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5" calcext:value-type="float">
            <text:p>915</text:p>
          </table:table-cell>
          <table:table-cell table:style-name="ce148" table:formula="of:=IFERROR([.B17]/[.D17]*[.C17];&quot;&quot;)" office:value-type="float" office:value="3.54098360655738" calcext:value-type="float">
            <text:p>3.5410</text:p>
          </table:table-cell>
          <table:table-cell table:style-name="ce148" table:formula="of:=IFERROR([.E17]*(1000/[.$B$3]);&quot;&quot;)" office:value-type="float" office:value="7.08196721311475" calcext:value-type="float">
            <text:p>7.0820</text:p>
          </table:table-cell>
          <table:table-cell table:style-name="ce149" table:formula="of:=IFERROR(&quot;1/&quot; &amp; TEXT(1000/[.F17]; &quot;0.00&quot;);&quot;&quot;)" office:value-type="string" office:string-value="1/141.20" calcext:value-type="string">
            <text:p>1/141.20</text:p>
          </table:table-cell>
          <table:table-cell table:style-name="ce150" table:formula="of:=IFERROR([.F17]/[.B17]*1000000;&quot;&quot;)" office:value-type="float" office:value="6557.37704918033" calcext:value-type="float">
            <text:p>6557.37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.264 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9" calcext:value-type="float">
            <text:p>609</text:p>
          </table:table-cell>
          <table:table-cell table:style-name="ce148" table:formula="of:=IFERROR([.B18]/[.D18]*[.C18];&quot;&quot;)" office:value-type="float" office:value="3.54679802955665" calcext:value-type="float">
            <text:p>3.5468</text:p>
          </table:table-cell>
          <table:table-cell table:style-name="ce148" table:formula="of:=IFERROR([.E18]*(1000/[.$B$3]);&quot;&quot;)" office:value-type="float" office:value="7.0935960591133" calcext:value-type="float">
            <text:p>7.0936</text:p>
          </table:table-cell>
          <table:table-cell table:style-name="ce149" table:formula="of:=IFERROR(&quot;1/&quot; &amp; TEXT(1000/[.F18]; &quot;0.00&quot;);&quot;&quot;)" office:value-type="string" office:string-value="1/140.97" calcext:value-type="string">
            <text:p>1/140.97</text:p>
          </table:table-cell>
          <table:table-cell table:style-name="ce150" table:formula="of:=IFERROR([.F18]/[.B18]*1000000;&quot;&quot;)" office:value-type="float" office:value="6568.14449917898" calcext:value-type="float">
            <text:p>6568.14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lt; 8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8" calcext:value-type="float">
            <text:p>2888</text:p>
          </table:table-cell>
          <table:table-cell table:style-name="ce148" table:formula="of:=IFERROR([.B6]/[.D6]*[.C6];&quot;&quot;)" office:value-type="float" office:value="8.07756232686981" calcext:value-type="float">
            <text:p>8.0776</text:p>
          </table:table-cell>
          <table:table-cell table:style-name="ce148" table:formula="of:=IFERROR([.E6]*(1000/[.$B$3]);&quot;&quot;)" office:value-type="float" office:value="16.1551246537396" calcext:value-type="float">
            <text:p>16.1551</text:p>
          </table:table-cell>
          <table:table-cell table:style-name="ce14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0" table:formula="of:=IFERROR([.F6]/[.B6]*1000000;&quot;&quot;)" office:value-type="float" office:value="4155.12465373961" calcext:value-type="float">
            <text:p>4155.12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gt;= 8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360" calcext:value-type="float">
            <text:p>3360</text:p>
          </table:table-cell>
          <table:table-cell table:style-name="ce148" table:formula="of:=IFERROR([.B7]/[.D7]*[.C7];&quot;&quot;)" office:value-type="float" office:value="16.2" calcext:value-type="float">
            <text:p>16.2000</text:p>
          </table:table-cell>
          <table:table-cell table:style-name="ce148" table:formula="of:=IFERROR([.E7]*(1000/[.$B$3]);&quot;&quot;)" office:value-type="float" office:value="32.4" calcext:value-type="float">
            <text:p>32.4000</text:p>
          </table:table-cell>
          <table:table-cell table:style-name="ce14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0" table:formula="of:=IFERROR([.F7]/[.B7]*1000000;&quot;&quot;)" office:value-type="float" office:value="8333.33333333334" calcext:value-type="float">
            <text:p>83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86" calcext:value-type="float">
            <text:p>1786</text:p>
          </table:table-cell>
          <table:table-cell table:style-name="ce148" table:formula="of:=IFERROR([.B8]/[.D8]*[.C8];&quot;&quot;)" office:value-type="float" office:value="6.04703247480403" calcext:value-type="float">
            <text:p>6.0470</text:p>
          </table:table-cell>
          <table:table-cell table:style-name="ce148" table:formula="of:=IFERROR([.E8]*(1000/[.$B$3]);&quot;&quot;)" office:value-type="float" office:value="12.0940649496081" calcext:value-type="float">
            <text:p>12.0941</text:p>
          </table:table-cell>
          <table:table-cell table:style-name="ce14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0" table:formula="of:=IFERROR([.F8]/[.B8]*1000000;&quot;&quot;)" office:value-type="float" office:value="5599.10414333707" calcext:value-type="float">
            <text:p>5599.10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426" calcext:value-type="float">
            <text:p>1426</text:p>
          </table:table-cell>
          <table:table-cell table:style-name="ce148" table:formula="of:=IFERROR([.B9]/[.D9]*[.C9];&quot;&quot;)" office:value-type="float" office:value="6.05890603085554" calcext:value-type="float">
            <text:p>6.0589</text:p>
          </table:table-cell>
          <table:table-cell table:style-name="ce148" table:formula="of:=IFERROR([.E9]*(1000/[.$B$3]);&quot;&quot;)" office:value-type="float" office:value="12.1178120617111" calcext:value-type="float">
            <text:p>12.1178</text:p>
          </table:table-cell>
          <table:table-cell table:style-name="ce14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0" table:formula="of:=IFERROR([.F9]/[.B9]*1000000;&quot;&quot;)" office:value-type="float" office:value="5610.09817671809" calcext:value-type="float">
            <text:p>5610.09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41" calcext:value-type="float">
            <text:p>1541</text:p>
          </table:table-cell>
          <table:table-cell table:style-name="ce148" table:formula="of:=IFERROR([.B10]/[.D10]*[.C10];&quot;&quot;)" office:value-type="float" office:value="5.60674886437378" calcext:value-type="float">
            <text:p>5.6067</text:p>
          </table:table-cell>
          <table:table-cell table:style-name="ce148" table:formula="of:=IFERROR([.E10]*(1000/[.$B$3]);&quot;&quot;)" office:value-type="float" office:value="11.2134977287476" calcext:value-type="float">
            <text:p>11.2135</text:p>
          </table:table-cell>
          <table:table-cell table:style-name="ce14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0" table:formula="of:=IFERROR([.F10]/[.B10]*1000000;&quot;&quot;)" office:value-type="float" office:value="5191.43413367943" calcext:value-type="float">
            <text:p>5191.43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42" calcext:value-type="float">
            <text:p>842</text:p>
          </table:table-cell>
          <table:table-cell table:style-name="ce148" table:formula="of:=IFERROR([.B11]/[.D11]*[.C11];&quot;&quot;)" office:value-type="float" office:value="3.8479809976247" calcext:value-type="float">
            <text:p>3.8480</text:p>
          </table:table-cell>
          <table:table-cell table:style-name="ce148" table:formula="of:=IFERROR([.E11]*(1000/[.$B$3]);&quot;&quot;)" office:value-type="float" office:value="7.69596199524941" calcext:value-type="float">
            <text:p>7.6960</text:p>
          </table:table-cell>
          <table:table-cell table:style-name="ce14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0" table:formula="of:=IFERROR([.F11]/[.B11]*1000000;&quot;&quot;)" office:value-type="float" office:value="7125.89073634204" calcext:value-type="float">
            <text:p>7125.89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3" calcext:value-type="float">
            <text:p>783</text:p>
          </table:table-cell>
          <table:table-cell table:style-name="ce148" table:formula="of:=IFERROR([.B12]/[.D12]*[.C12];&quot;&quot;)" office:value-type="float" office:value="5.51724137931035" calcext:value-type="float">
            <text:p>5.5172</text:p>
          </table:table-cell>
          <table:table-cell table:style-name="ce148" table:formula="of:=IFERROR([.E12]*(1000/[.$B$3]);&quot;&quot;)" office:value-type="float" office:value="11.0344827586207" calcext:value-type="float">
            <text:p>11.0345</text:p>
          </table:table-cell>
          <table:table-cell table:style-name="ce14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0" table:formula="of:=IFERROR([.F12]/[.B12]*1000000;&quot;&quot;)" office:value-type="float" office:value="10217.1136653895" calcext:value-type="float">
            <text:p>10217.11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7" calcext:value-type="float">
            <text:p>787</text:p>
          </table:table-cell>
          <table:table-cell table:style-name="ce148" table:formula="of:=IFERROR([.B13]/[.D13]*[.C13];&quot;&quot;)" office:value-type="float" office:value="5.48919949174079" calcext:value-type="float">
            <text:p>5.4892</text:p>
          </table:table-cell>
          <table:table-cell table:style-name="ce148" table:formula="of:=IFERROR([.E13]*(1000/[.$B$3]);&quot;&quot;)" office:value-type="float" office:value="10.9783989834816" calcext:value-type="float">
            <text:p>10.9784</text:p>
          </table:table-cell>
          <table:table-cell table:style-name="ce14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0" table:formula="of:=IFERROR([.F13]/[.B13]*1000000;&quot;&quot;)" office:value-type="float" office:value="10165.1842439644" calcext:value-type="float">
            <text:p>10165.1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784" calcext:value-type="float">
            <text:p>784</text:p>
          </table:table-cell>
          <table:table-cell table:style-name="ce148" table:formula="of:=IFERROR([.B14]/[.D14]*[.C14];&quot;&quot;)" office:value-type="float" office:value="5.51020408163265" calcext:value-type="float">
            <text:p>5.5102</text:p>
          </table:table-cell>
          <table:table-cell table:style-name="ce148" table:formula="of:=IFERROR([.E14]*(1000/[.$B$3]);&quot;&quot;)" office:value-type="float" office:value="11.0204081632653" calcext:value-type="float">
            <text:p>11.0204</text:p>
          </table:table-cell>
          <table:table-cell table:style-name="ce14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0" table:formula="of:=IFERROR([.F14]/[.B14]*1000000;&quot;&quot;)" office:value-type="float" office:value="10204.0816326531" calcext:value-type="float">
            <text:p>10204.08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lt; 16,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924" calcext:value-type="float">
            <text:p>2924</text:p>
          </table:table-cell>
          <table:table-cell table:style-name="ce148" table:formula="of:=IFERROR([.B6]/[.D6]*[.C6];&quot;&quot;)" office:value-type="float" office:value="3.9890560875513" calcext:value-type="float">
            <text:p>3.9891</text:p>
          </table:table-cell>
          <table:table-cell table:style-name="ce148" table:formula="of:=IFERROR([.E6]*(1000/[.$B$3]);&quot;&quot;)" office:value-type="float" office:value="7.9781121751026" calcext:value-type="float">
            <text:p>7.9781</text:p>
          </table:table-cell>
          <table:table-cell table:style-name="ce14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0" table:formula="of:=IFERROR([.F6]/[.B6]*1000000;&quot;&quot;)" office:value-type="float" office:value="2051.98358413133" calcext:value-type="float">
            <text:p>2051.98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 (ISO &gt;= 16,000)</text:p>
          </table:table-cell>
          <table:table-cell table:style-name="ce140" office:value-type="float" office:value="3888" calcext:value-type="float">
            <text:p>3888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436" calcext:value-type="float">
            <text:p>3436</text:p>
          </table:table-cell>
          <table:table-cell table:style-name="ce148" table:formula="of:=IFERROR([.B7]/[.D7]*[.C7];&quot;&quot;)" office:value-type="float" office:value="7.92083818393481" calcext:value-type="float">
            <text:p>7.9208</text:p>
          </table:table-cell>
          <table:table-cell table:style-name="ce148" table:formula="of:=IFERROR([.E7]*(1000/[.$B$3]);&quot;&quot;)" office:value-type="float" office:value="15.8416763678696" calcext:value-type="float">
            <text:p>15.8417</text:p>
          </table:table-cell>
          <table:table-cell table:style-name="ce14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0" table:formula="of:=IFERROR([.F7]/[.B7]*1000000;&quot;&quot;)" office:value-type="float" office:value="4074.50523864959" calcext:value-type="float">
            <text:p>4074.50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54" calcext:value-type="float">
            <text:p>1854</text:p>
          </table:table-cell>
          <table:table-cell table:style-name="ce148" table:formula="of:=IFERROR([.B8]/[.D8]*[.C8];&quot;&quot;)" office:value-type="float" office:value="3.49514563106796" calcext:value-type="float">
            <text:p>3.4951</text:p>
          </table:table-cell>
          <table:table-cell table:style-name="ce148" table:formula="of:=IFERROR([.E8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0" table:formula="of:=IFERROR([.F8]/[.B8]*1000000;&quot;&quot;)" office:value-type="float" office:value="3236.24595469256" calcext:value-type="float">
            <text:p>3236.24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236" calcext:value-type="float">
            <text:p>1236</text:p>
          </table:table-cell>
          <table:table-cell table:style-name="ce148" table:formula="of:=IFERROR([.B9]/[.D9]*[.C9];&quot;&quot;)" office:value-type="float" office:value="3.49514563106796" calcext:value-type="float">
            <text:p>3.4951</text:p>
          </table:table-cell>
          <table:table-cell table:style-name="ce148" table:formula="of:=IFERROR([.E9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0" table:formula="of:=IFERROR([.F9]/[.B9]*1000000;&quot;&quot;)" office:value-type="float" office:value="3236.24595469256" calcext:value-type="float">
            <text:p>3236.24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52" calcext:value-type="float">
            <text:p>1852</text:p>
          </table:table-cell>
          <table:table-cell table:style-name="ce148" table:formula="of:=IFERROR([.B10]/[.D10]*[.C10];&quot;&quot;)" office:value-type="float" office:value="3.49892008639309" calcext:value-type="float">
            <text:p>3.4989</text:p>
          </table:table-cell>
          <table:table-cell table:style-name="ce148" table:formula="of:=IFERROR([.E10]*(1000/[.$B$3]);&quot;&quot;)" office:value-type="float" office:value="6.99784017278618" calcext:value-type="float">
            <text:p>6.9978</text:p>
          </table:table-cell>
          <table:table-cell table:style-name="ce14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0" table:formula="of:=IFERROR([.F10]/[.B10]*1000000;&quot;&quot;)" office:value-type="float" office:value="3239.74082073434" calcext:value-type="float">
            <text:p>3239.74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38" calcext:value-type="float">
            <text:p>1538</text:p>
          </table:table-cell>
          <table:table-cell table:style-name="ce148" table:formula="of:=IFERROR([.B11]/[.D11]*[.C11];&quot;&quot;)" office:value-type="float" office:value="2.80884265279584" calcext:value-type="float">
            <text:p>2.8088</text:p>
          </table:table-cell>
          <table:table-cell table:style-name="ce148" table:formula="of:=IFERROR([.E11]*(1000/[.$B$3]);&quot;&quot;)" office:value-type="float" office:value="5.61768530559168" calcext:value-type="float">
            <text:p>5.6177</text:p>
          </table:table-cell>
          <table:table-cell table:style-name="ce14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0" table:formula="of:=IFERROR([.F11]/[.B11]*1000000;&quot;&quot;)" office:value-type="float" office:value="2600.78023407022" calcext:value-type="float">
            <text:p>2600.78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28" calcext:value-type="float">
            <text:p>1528</text:p>
          </table:table-cell>
          <table:table-cell table:style-name="ce148" table:formula="of:=IFERROR([.B12]/[.D12]*[.C12];&quot;&quot;)" office:value-type="float" office:value="2.82722513089005" calcext:value-type="float">
            <text:p>2.8272</text:p>
          </table:table-cell>
          <table:table-cell table:style-name="ce148" table:formula="of:=IFERROR([.E12]*(1000/[.$B$3]);&quot;&quot;)" office:value-type="float" office:value="5.65445026178011" calcext:value-type="float">
            <text:p>5.6545</text:p>
          </table:table-cell>
          <table:table-cell table:style-name="ce14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0" table:formula="of:=IFERROR([.F12]/[.B12]*1000000;&quot;&quot;)" office:value-type="float" office:value="2617.80104712042" calcext:value-type="float">
            <text:p>2617.8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518" calcext:value-type="float">
            <text:p>1518</text:p>
          </table:table-cell>
          <table:table-cell table:style-name="ce148" table:formula="of:=IFERROR([.B13]/[.D13]*[.C13];&quot;&quot;)" office:value-type="float" office:value="2.84584980237154" calcext:value-type="float">
            <text:p>2.8458</text:p>
          </table:table-cell>
          <table:table-cell table:style-name="ce148" table:formula="of:=IFERROR([.E13]*(1000/[.$B$3]);&quot;&quot;)" office:value-type="float" office:value="5.69169960474308" calcext:value-type="float">
            <text:p>5.6917</text:p>
          </table:table-cell>
          <table:table-cell table:style-name="ce14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0" table:formula="of:=IFERROR([.F13]/[.B13]*1000000;&quot;&quot;)" office:value-type="float" office:value="2635.04611330698" calcext:value-type="float">
            <text:p>2635.04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17" calcext:value-type="float">
            <text:p>1317</text:p>
          </table:table-cell>
          <table:table-cell table:style-name="ce148" table:formula="of:=IFERROR([.B14]/[.D14]*[.C14];&quot;&quot;)" office:value-type="float" office:value="3.28018223234624" calcext:value-type="float">
            <text:p>3.2802</text:p>
          </table:table-cell>
          <table:table-cell table:style-name="ce148" table:formula="of:=IFERROR([.E14]*(1000/[.$B$3]);&quot;&quot;)" office:value-type="float" office:value="6.56036446469248" calcext:value-type="float">
            <text:p>6.5604</text:p>
          </table:table-cell>
          <table:table-cell table:style-name="ce14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0" table:formula="of:=IFERROR([.F14]/[.B14]*1000000;&quot;&quot;)" office:value-type="float" office:value="3037.20577069096" calcext:value-type="float">
            <text:p>3037.2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23" calcext:value-type="float">
            <text:p>1323</text:p>
          </table:table-cell>
          <table:table-cell table:style-name="ce148" table:formula="of:=IFERROR([.B15]/[.D15]*[.C15];&quot;&quot;)" office:value-type="float" office:value="3.26530612244898" calcext:value-type="float">
            <text:p>3.2653</text:p>
          </table:table-cell>
          <table:table-cell table:style-name="ce148" table:formula="of:=IFERROR([.E15]*(1000/[.$B$3]);&quot;&quot;)" office:value-type="float" office:value="6.53061224489796" calcext:value-type="float">
            <text:p>6.5306</text:p>
          </table:table-cell>
          <table:table-cell table:style-name="ce14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0" table:formula="of:=IFERROR([.F15]/[.B15]*1000000;&quot;&quot;)" office:value-type="float" office:value="3023.43159486017" calcext:value-type="float">
            <text:p>3023.43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0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326" calcext:value-type="float">
            <text:p>1326</text:p>
          </table:table-cell>
          <table:table-cell table:style-name="ce148" table:formula="of:=IFERROR([.B16]/[.D16]*[.C16];&quot;&quot;)" office:value-type="float" office:value="3.2579185520362" calcext:value-type="float">
            <text:p>3.2579</text:p>
          </table:table-cell>
          <table:table-cell table:style-name="ce148" table:formula="of:=IFERROR([.E16]*(1000/[.$B$3]);&quot;&quot;)" office:value-type="float" office:value="6.5158371040724" calcext:value-type="float">
            <text:p>6.5158</text:p>
          </table:table-cell>
          <table:table-cell table:style-name="ce14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0" table:formula="of:=IFERROR([.F16]/[.B16]*1000000;&quot;&quot;)" office:value-type="float" office:value="3016.59125188537" calcext:value-type="float">
            <text:p>3016.5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20" calcext:value-type="float">
            <text:p>1620</text:p>
          </table:table-cell>
          <table:table-cell table:style-name="ce148" table:formula="of:=IFERROR([.B17]/[.D17]*[.C17];&quot;&quot;)" office:value-type="float" office:value="2.66666666666667" calcext:value-type="float">
            <text:p>2.6667</text:p>
          </table:table-cell>
          <table:table-cell table:style-name="ce148" table:formula="of:=IFERROR([.E17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0" table:formula="of:=IFERROR([.F17]/[.B17]*1000000;&quot;&quot;)" office:value-type="float" office:value="2469.13580246914" calcext:value-type="float">
            <text:p>2469.13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18]/[.D18]*[.C18];&quot;&quot;)" office:value-type="float" office:value="2.64705882352941" calcext:value-type="float">
            <text:p>2.6471</text:p>
          </table:table-cell>
          <table:table-cell table:style-name="ce148" table:formula="of:=IFERROR([.E18]*(1000/[.$B$3]);&quot;&quot;)" office:value-type="float" office:value="5.29411764705882" calcext:value-type="float">
            <text:p>5.2941</text:p>
          </table:table-cell>
          <table:table-cell table:style-name="ce14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0" table:formula="of:=IFERROR([.F18]/[.B18]*1000000;&quot;&quot;)" office:value-type="float" office:value="2450.98039215686" calcext:value-type="float">
            <text:p>2450.98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8-bit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629" calcext:value-type="float">
            <text:p>1629</text:p>
          </table:table-cell>
          <table:table-cell table:style-name="ce148" table:formula="of:=IFERROR([.B19]/[.D19]*[.C19];&quot;&quot;)" office:value-type="float" office:value="2.65193370165746" calcext:value-type="float">
            <text:p>2.6519</text:p>
          </table:table-cell>
          <table:table-cell table:style-name="ce148" table:formula="of:=IFERROR([.E19]*(1000/[.$B$3]);&quot;&quot;)" office:value-type="float" office:value="5.30386740331492" calcext:value-type="float">
            <text:p>5.3039</text:p>
          </table:table-cell>
          <table:table-cell table:style-name="ce14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0" table:formula="of:=IFERROR([.F19]/[.B19]*1000000;&quot;&quot;)" office:value-type="float" office:value="2455.49416820135" calcext:value-type="float">
            <text:p>2455.49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26" calcext:value-type="float">
            <text:p>926</text:p>
          </table:table-cell>
          <table:table-cell table:style-name="ce148" table:formula="of:=IFERROR([.B20]/[.D20]*[.C20];&quot;&quot;)" office:value-type="float" office:value="2.33261339092873" calcext:value-type="float">
            <text:p>2.3326</text:p>
          </table:table-cell>
          <table:table-cell table:style-name="ce148" table:formula="of:=IFERROR([.E20]*(1000/[.$B$3]);&quot;&quot;)" office:value-type="float" office:value="4.66522678185745" calcext:value-type="float">
            <text:p>4.6652</text:p>
          </table:table-cell>
          <table:table-cell table:style-name="ce14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0" table:formula="of:=IFERROR([.F20]/[.B20]*1000000;&quot;&quot;)" office:value-type="float" office:value="4319.65442764579" calcext:value-type="float">
            <text:p>4319.65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1" calcext:value-type="float">
            <text:p>931</text:p>
          </table:table-cell>
          <table:table-cell table:style-name="ce148" table:formula="of:=IFERROR([.B21]/[.D21]*[.C21];&quot;&quot;)" office:value-type="float" office:value="2.32008592910849" calcext:value-type="float">
            <text:p>2.3201</text:p>
          </table:table-cell>
          <table:table-cell table:style-name="ce148" table:formula="of:=IFERROR([.E21]*(1000/[.$B$3]);&quot;&quot;)" office:value-type="float" office:value="4.64017185821697" calcext:value-type="float">
            <text:p>4.6402</text:p>
          </table:table-cell>
          <table:table-cell table:style-name="ce14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0" table:formula="of:=IFERROR([.F21]/[.B21]*1000000;&quot;&quot;)" office:value-type="float" office:value="4296.45542427497" calcext:value-type="float">
            <text:p>4296.45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7" calcext:value-type="float">
            <text:p>927</text:p>
          </table:table-cell>
          <table:table-cell table:style-name="ce148" table:formula="of:=IFERROR([.B22]/[.D22]*[.C22];&quot;&quot;)" office:value-type="float" office:value="3.49514563106796" calcext:value-type="float">
            <text:p>3.4951</text:p>
          </table:table-cell>
          <table:table-cell table:style-name="ce148" table:formula="of:=IFERROR([.E22]*(1000/[.$B$3]);&quot;&quot;)" office:value-type="float" office:value="6.99029126213592" calcext:value-type="float">
            <text:p>6.9903</text:p>
          </table:table-cell>
          <table:table-cell table:style-name="ce14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0" table:formula="of:=IFERROR([.F22]/[.B22]*1000000;&quot;&quot;)" office:value-type="float" office:value="6472.49190938511" calcext:value-type="float">
            <text:p>6472.49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3]/[.D23]*[.C23];&quot;&quot;)" office:value-type="float" office:value="3.48387096774194" calcext:value-type="float">
            <text:p>3.4839</text:p>
          </table:table-cell>
          <table:table-cell table:style-name="ce148" table:formula="of:=IFERROR([.E23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0" table:formula="of:=IFERROR([.F23]/[.B23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0-bit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28" calcext:value-type="float">
            <text:p>928</text:p>
          </table:table-cell>
          <table:table-cell table:style-name="ce148" table:formula="of:=IFERROR([.B24]/[.D24]*[.C24];&quot;&quot;)" office:value-type="float" office:value="3.49137931034483" calcext:value-type="float">
            <text:p>3.4914</text:p>
          </table:table-cell>
          <table:table-cell table:style-name="ce148" table:formula="of:=IFERROR([.E24]*(1000/[.$B$3]);&quot;&quot;)" office:value-type="float" office:value="6.98275862068966" calcext:value-type="float">
            <text:p>6.9828</text:p>
          </table:table-cell>
          <table:table-cell table:style-name="ce14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0" table:formula="of:=IFERROR([.F24]/[.B24]*1000000;&quot;&quot;)" office:value-type="float" office:value="6465.51724137931" calcext:value-type="float">
            <text:p>6465.51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08" calcext:value-type="float">
            <text:p>608</text:p>
          </table:table-cell>
          <table:table-cell table:style-name="ce148" table:formula="of:=IFERROR([.B25]/[.D25]*[.C25];&quot;&quot;)" office:value-type="float" office:value="1.77631578947368" calcext:value-type="float">
            <text:p>1.7763</text:p>
          </table:table-cell>
          <table:table-cell table:style-name="ce148" table:formula="of:=IFERROR([.E25]*(1000/[.$B$3]);&quot;&quot;)" office:value-type="float" office:value="3.55263157894737" calcext:value-type="float">
            <text:p>3.5526</text:p>
          </table:table-cell>
          <table:table-cell table:style-name="ce14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0" table:formula="of:=IFERROR([.F25]/[.B25]*1000000;&quot;&quot;)" office:value-type="float" office:value="3289.47368421053" calcext:value-type="float">
            <text:p>3289.4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14" calcext:value-type="float">
            <text:p>614</text:p>
          </table:table-cell>
          <table:table-cell table:style-name="ce148" table:formula="of:=IFERROR([.B26]/[.D26]*[.C26];&quot;&quot;)" office:value-type="float" office:value="1.75895765472313" calcext:value-type="float">
            <text:p>1.7590</text:p>
          </table:table-cell>
          <table:table-cell table:style-name="ce148" table:formula="of:=IFERROR([.E26]*(1000/[.$B$3]);&quot;&quot;)" office:value-type="float" office:value="3.51791530944625" calcext:value-type="float">
            <text:p>3.5179</text:p>
          </table:table-cell>
          <table:table-cell table:style-name="ce14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0" table:formula="of:=IFERROR([.F26]/[.B26]*1000000;&quot;&quot;)" office:value-type="float" office:value="3257.32899022801" calcext:value-type="float">
            <text:p>3257.3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4" calcext:value-type="float">
            <text:p>804</text:p>
          </table:table-cell>
          <table:table-cell table:style-name="ce148" table:formula="of:=IFERROR([.B27]/[.D27]*[.C27];&quot;&quot;)" office:value-type="float" office:value="2.6865671641791" calcext:value-type="float">
            <text:p>2.6866</text:p>
          </table:table-cell>
          <table:table-cell table:style-name="ce148" table:formula="of:=IFERROR([.E27]*(1000/[.$B$3]);&quot;&quot;)" office:value-type="float" office:value="5.37313432835821" calcext:value-type="float">
            <text:p>5.3731</text:p>
          </table:table-cell>
          <table:table-cell table:style-name="ce14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0" table:formula="of:=IFERROR([.F27]/[.B27]*1000000;&quot;&quot;)" office:value-type="float" office:value="4975.12437810945" calcext:value-type="float">
            <text:p>4975.12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0" calcext:value-type="float">
            <text:p>800</text:p>
          </table:table-cell>
          <table:table-cell table:style-name="ce148" table:formula="of:=IFERROR([.B28]/[.D28]*[.C28];&quot;&quot;)" office:value-type="float" office:value="2.7" calcext:value-type="float">
            <text:p>2.7000</text:p>
          </table:table-cell>
          <table:table-cell table:style-name="ce148" table:formula="of:=IFERROR([.E28]*(1000/[.$B$3]);&quot;&quot;)" office:value-type="float" office:value="5.4" calcext:value-type="float">
            <text:p>5.4000</text:p>
          </table:table-cell>
          <table:table-cell table:style-name="ce14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0" table:formula="of:=IFERROR([.F28]/[.B28]*1000000;&quot;&quot;)" office:value-type="float" office:value="5000" calcext:value-type="float">
            <text:p>50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8-bit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5" calcext:value-type="float">
            <text:p>805</text:p>
          </table:table-cell>
          <table:table-cell table:style-name="ce148" table:formula="of:=IFERROR([.B29]/[.D29]*[.C29];&quot;&quot;)" office:value-type="float" office:value="2.6832298136646" calcext:value-type="float">
            <text:p>2.6832</text:p>
          </table:table-cell>
          <table:table-cell table:style-name="ce148" table:formula="of:=IFERROR([.E29]*(1000/[.$B$3]);&quot;&quot;)" office:value-type="float" office:value="5.36645962732919" calcext:value-type="float">
            <text:p>5.3665</text:p>
          </table:table-cell>
          <table:table-cell table:style-name="ce14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0" table:formula="of:=IFERROR([.F29]/[.B29]*1000000;&quot;&quot;)" office:value-type="float" office:value="4968.94409937888" calcext:value-type="float">
            <text:p>4968.94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H7" table:style-name="ta1">
        <table:table-column table:style-name="co15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GH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raw image (ISO &lt; 16,000)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741" calcext:value-type="float">
            <text:p>3741</text:p>
          </table:table-cell>
          <table:table-cell table:style-name="ce148" table:formula="of:=IFERROR([.B6]/[.D6]*[.C6];&quot;&quot;)" office:value-type="float" office:value="9.27238706228281" calcext:value-type="float">
            <text:p>9.2724</text:p>
          </table:table-cell>
          <table:table-cell table:style-name="ce148" table:formula="of:=IFERROR([.E6]*(1000/[.$B$3]);&quot;&quot;)" office:value-type="float" office:value="18.5447741245656" calcext:value-type="float">
            <text:p>18.5448</text:p>
          </table:table-cell>
          <table:table-cell table:style-name="ce149" table:formula="of:=IFERROR(&quot;1/&quot; &amp; TEXT(1000/[.F6]; &quot;0.00&quot;);&quot;&quot;)" office:value-type="string" office:string-value="1/53.92" calcext:value-type="string">
            <text:p>1/53.92</text:p>
          </table:table-cell>
          <table:table-cell table:style-name="ce150" table:formula="of:=IFERROR([.F6]/[.B6]*1000000;&quot;&quot;)" office:value-type="float" office:value="4276.93130179097" calcext:value-type="float">
            <text:p>4276.93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Burst L, M, and H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271" calcext:value-type="float">
            <text:p>3271</text:p>
          </table:table-cell>
          <table:table-cell table:style-name="ce148" table:formula="of:=IFERROR([.B7]/[.D7]*[.C7];&quot;&quot;)" office:value-type="float" office:value="9.2791195353103" calcext:value-type="float">
            <text:p>9.2791</text:p>
          </table:table-cell>
          <table:table-cell table:style-name="ce148" table:formula="of:=IFERROR([.E7]*(1000/[.$B$3]);&quot;&quot;)" office:value-type="float" office:value="18.5582390706206" calcext:value-type="float">
            <text:p>18.5582</text:p>
          </table:table-cell>
          <table:table-cell table:style-name="ce149" table:formula="of:=IFERROR(&quot;1/&quot; &amp; TEXT(1000/[.F7]; &quot;0.00&quot;);&quot;&quot;)" office:value-type="string" office:string-value="1/53.88" calcext:value-type="string">
            <text:p>1/53.88</text:p>
          </table:table-cell>
          <table:table-cell table:style-name="ce150" table:formula="of:=IFERROR([.F7]/[.B7]*1000000;&quot;&quot;)" office:value-type="float" office:value="4280.03668602874" calcext:value-type="float">
            <text:p>4280.03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Burst SH20 and SH60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781" calcext:value-type="float">
            <text:p>2781</text:p>
          </table:table-cell>
          <table:table-cell table:style-name="ce148" table:formula="of:=IFERROR([.B8]/[.D8]*[.C8];&quot;&quot;)" office:value-type="float" office:value="6.23660553757641" calcext:value-type="float">
            <text:p>6.2366</text:p>
          </table:table-cell>
          <table:table-cell table:style-name="ce148" table:formula="of:=IFERROR([.E8]*(1000/[.$B$3]);&quot;&quot;)" office:value-type="float" office:value="12.4732110751528" calcext:value-type="float">
            <text:p>12.4732</text:p>
          </table:table-cell>
          <table:table-cell table:style-name="ce149" table:formula="of:=IFERROR(&quot;1/&quot; &amp; TEXT(1000/[.F8]; &quot;0.00&quot;);&quot;&quot;)" office:value-type="string" office:string-value="1/80.17" calcext:value-type="string">
            <text:p>1/80.17</text:p>
          </table:table-cell>
          <table:table-cell table:style-name="ce150" table:formula="of:=IFERROR([.F8]/[.B8]*1000000;&quot;&quot;)" office:value-type="float" office:value="2876.66307083783" calcext:value-type="float">
            <text:p>2876.66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Burst SH75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208" calcext:value-type="float">
            <text:p>2208</text:p>
          </table:table-cell>
          <table:table-cell table:style-name="ce148" table:formula="of:=IFERROR([.B9]/[.D9]*[.C9];&quot;&quot;)" office:value-type="float" office:value="5.89130434782609" calcext:value-type="float">
            <text:p>5.8913</text:p>
          </table:table-cell>
          <table:table-cell table:style-name="ce148" table:formula="of:=IFERROR([.E9]*(1000/[.$B$3]);&quot;&quot;)" office:value-type="float" office:value="11.7826086956522" calcext:value-type="float">
            <text:p>11.7826</text:p>
          </table:table-cell>
          <table:table-cell table:style-name="ce149" table:formula="of:=IFERROR(&quot;1/&quot; &amp; TEXT(1000/[.F9]; &quot;0.00&quot;);&quot;&quot;)" office:value-type="string" office:string-value="1/84.87" calcext:value-type="string">
            <text:p>1/84.87</text:p>
          </table:table-cell>
          <table:table-cell table:style-name="ce150" table:formula="of:=IFERROR([.F9]/[.B9]*1000000;&quot;&quot;)" office:value-type="float" office:value="2717.39130434783" calcext:value-type="float">
            <text:p>2717.39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G</text:p>
          </table:table-cell>
          <table:table-cell table:style-name="ce140" office:value-type="float" office:value="4336" calcext:value-type="float">
            <text:p>433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270" calcext:value-type="float">
            <text:p>3270</text:p>
          </table:table-cell>
          <table:table-cell table:style-name="ce148" table:formula="of:=IFERROR([.B10]/[.D10]*[.C10];&quot;&quot;)" office:value-type="float" office:value="9.28195718654434" calcext:value-type="float">
            <text:p>9.2820</text:p>
          </table:table-cell>
          <table:table-cell table:style-name="ce148" table:formula="of:=IFERROR([.E10]*(1000/[.$B$3]);&quot;&quot;)" office:value-type="float" office:value="18.5639143730887" calcext:value-type="float">
            <text:p>18.5639</text:p>
          </table:table-cell>
          <table:table-cell table:style-name="ce149" table:formula="of:=IFERROR(&quot;1/&quot; &amp; TEXT(1000/[.F10]; &quot;0.00&quot;);&quot;&quot;)" office:value-type="string" office:string-value="1/53.87" calcext:value-type="string">
            <text:p>1/53.87</text:p>
          </table:table-cell>
          <table:table-cell table:style-name="ce150" table:formula="of:=IFERROR([.F10]/[.B10]*1000000;&quot;&quot;)" office:value-type="float" office:value="4281.34556574924" calcext:value-type="float">
            <text:p>4281.34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4:3 30p/24p 420 ISO 500 V-Log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426" calcext:value-type="float">
            <text:p>3426</text:p>
          </table:table-cell>
          <table:table-cell table:style-name="ce148" table:formula="of:=IFERROR([.B11]/[.D11]*[.C11];&quot;&quot;)" office:value-type="float" office:value="10.0875656742557" calcext:value-type="float">
            <text:p>10.0876</text:p>
          </table:table-cell>
          <table:table-cell table:style-name="ce148" table:formula="of:=IFERROR([.E11]*(1000/[.$B$3]);&quot;&quot;)" office:value-type="float" office:value="20.1751313485114" calcext:value-type="float">
            <text:p>20.1751</text:p>
          </table:table-cell>
          <table:table-cell table:style-name="ce149" table:formula="of:=IFERROR(&quot;1/&quot; &amp; TEXT(1000/[.F11]; &quot;0.00&quot;);&quot;&quot;)" office:value-type="string" office:string-value="1/49.57" calcext:value-type="string">
            <text:p>1/49.57</text:p>
          </table:table-cell>
          <table:table-cell table:style-name="ce150" table:formula="of:=IFERROR([.F11]/[.B11]*1000000;&quot;&quot;)" office:value-type="float" office:value="4670.1692936369" calcext:value-type="float">
            <text:p>4670.16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7K 17:9 60/48p/30p/24p 420 ISO 500 V-Log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46" calcext:value-type="float">
            <text:p>2346</text:p>
          </table:table-cell>
          <table:table-cell table:style-name="ce148" table:formula="of:=IFERROR([.B12]/[.D12]*[.C12];&quot;&quot;)" office:value-type="float" office:value="6.44501278772379" calcext:value-type="float">
            <text:p>6.4450</text:p>
          </table:table-cell>
          <table:table-cell table:style-name="ce148" table:formula="of:=IFERROR([.E12]*(1000/[.$B$3]);&quot;&quot;)" office:value-type="float" office:value="12.8900255754476" calcext:value-type="float">
            <text:p>12.8900</text:p>
          </table:table-cell>
          <table:table-cell table:style-name="ce149" table:formula="of:=IFERROR(&quot;1/&quot; &amp; TEXT(1000/[.F12]; &quot;0.00&quot;);&quot;&quot;)" office:value-type="string" office:string-value="1/77.58" calcext:value-type="string">
            <text:p>1/77.58</text:p>
          </table:table-cell>
          <table:table-cell table:style-name="ce150" table:formula="of:=IFERROR([.F12]/[.B12]*1000000;&quot;&quot;)" office:value-type="float" office:value="4262.57459505541" calcext:value-type="float">
            <text:p>4262.57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4K 4:3 60p/48p pixel-by-pixel 420 ISO 500 V-Log</text:p>
          </table:table-cell>
          <table:table-cell table:style-name="ce140" office:value-type="float" office:value="3264" calcext:value-type="float">
            <text:p>326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340" calcext:value-type="float">
            <text:p>2340</text:p>
          </table:table-cell>
          <table:table-cell table:style-name="ce148" table:formula="of:=IFERROR([.B13]/[.D13]*[.C13];&quot;&quot;)" office:value-type="float" office:value="6.97435897435897" calcext:value-type="float">
            <text:p>6.9744</text:p>
          </table:table-cell>
          <table:table-cell table:style-name="ce148" table:formula="of:=IFERROR([.E13]*(1000/[.$B$3]);&quot;&quot;)" office:value-type="float" office:value="13.9487179487179" calcext:value-type="float">
            <text:p>13.9487</text:p>
          </table:table-cell>
          <table:table-cell table:style-name="ce149" table:formula="of:=IFERROR(&quot;1/&quot; &amp; TEXT(1000/[.F13]; &quot;0.00&quot;);&quot;&quot;)" office:value-type="string" office:string-value="1/71.69" calcext:value-type="string">
            <text:p>1/71.69</text:p>
          </table:table-cell>
          <table:table-cell table:style-name="ce150" table:formula="of:=IFERROR([.F13]/[.B13]*1000000;&quot;&quot;)" office:value-type="float" office:value="4273.50427350427" calcext:value-type="float">
            <text:p>4273.5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7:9 120p 420 ISO 25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83" calcext:value-type="float">
            <text:p>1883</text:p>
          </table:table-cell>
          <table:table-cell table:style-name="ce148" table:formula="of:=IFERROR([.B14]/[.D14]*[.C14];&quot;&quot;)" office:value-type="float" office:value="3.441317047265" calcext:value-type="float">
            <text:p>3.4413</text:p>
          </table:table-cell>
          <table:table-cell table:style-name="ce148" table:formula="of:=IFERROR([.E14]*(1000/[.$B$3]);&quot;&quot;)" office:value-type="float" office:value="6.88263409453001" calcext:value-type="float">
            <text:p>6.8826</text:p>
          </table:table-cell>
          <table:table-cell table:style-name="ce149" table:formula="of:=IFERROR(&quot;1/&quot; &amp; TEXT(1000/[.F14]; &quot;0.00&quot;);&quot;&quot;)" office:value-type="string" office:string-value="1/145.29" calcext:value-type="string">
            <text:p>1/145.29</text:p>
          </table:table-cell>
          <table:table-cell table:style-name="ce150" table:formula="of:=IFERROR([.F14]/[.B14]*1000000;&quot;&quot;)" office:value-type="float" office:value="3186.40467339352" calcext:value-type="float">
            <text:p>3186.40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17:9 60p 422/420 ISO 50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60" calcext:value-type="float">
            <text:p>1660</text:p>
          </table:table-cell>
          <table:table-cell table:style-name="ce148" table:formula="of:=IFERROR([.B15]/[.D15]*[.C15];&quot;&quot;)" office:value-type="float" office:value="6.50602409638554" calcext:value-type="float">
            <text:p>6.5060</text:p>
          </table:table-cell>
          <table:table-cell table:style-name="ce148" table:formula="of:=IFERROR([.E15]*(1000/[.$B$3]);&quot;&quot;)" office:value-type="float" office:value="13.0120481927711" calcext:value-type="float">
            <text:p>13.0120</text:p>
          </table:table-cell>
          <table:table-cell table:style-name="ce149" table:formula="of:=IFERROR(&quot;1/&quot; &amp; TEXT(1000/[.F15]; &quot;0.00&quot;);&quot;&quot;)" office:value-type="string" office:string-value="1/76.85" calcext:value-type="string">
            <text:p>1/76.85</text:p>
          </table:table-cell>
          <table:table-cell table:style-name="ce150" table:formula="of:=IFERROR([.F15]/[.B15]*1000000;&quot;&quot;)" office:value-type="float" office:value="6024.09638554217" calcext:value-type="float">
            <text:p>6024.09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6:9 120p 420 ISO 25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73" calcext:value-type="float">
            <text:p>1173</text:p>
          </table:table-cell>
          <table:table-cell table:style-name="ce148" table:formula="of:=IFERROR([.B16]/[.D16]*[.C16];&quot;&quot;)" office:value-type="float" office:value="3.68286445012788" calcext:value-type="float">
            <text:p>3.6829</text:p>
          </table:table-cell>
          <table:table-cell table:style-name="ce148" table:formula="of:=IFERROR([.E16]*(1000/[.$B$3]);&quot;&quot;)" office:value-type="float" office:value="7.36572890025575" calcext:value-type="float">
            <text:p>7.3657</text:p>
          </table:table-cell>
          <table:table-cell table:style-name="ce149" table:formula="of:=IFERROR(&quot;1/&quot; &amp; TEXT(1000/[.F16]; &quot;0.00&quot;);&quot;&quot;)" office:value-type="string" office:string-value="1/135.76" calcext:value-type="string">
            <text:p>1/135.76</text:p>
          </table:table-cell>
          <table:table-cell table:style-name="ce150" table:formula="of:=IFERROR([.F16]/[.B16]*1000000;&quot;&quot;)" office:value-type="float" office:value="3410.05967604433" calcext:value-type="float">
            <text:p>3410.05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16:9 60p/48p/30p/24p 422/420 ISO 500 V-Log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68" calcext:value-type="float">
            <text:p>1868</text:p>
          </table:table-cell>
          <table:table-cell table:style-name="ce148" table:formula="of:=IFERROR([.B17]/[.D17]*[.C17];&quot;&quot;)" office:value-type="float" office:value="6.93790149892934" calcext:value-type="float">
            <text:p>6.9379</text:p>
          </table:table-cell>
          <table:table-cell table:style-name="ce148" table:formula="of:=IFERROR([.E17]*(1000/[.$B$3]);&quot;&quot;)" office:value-type="float" office:value="13.8758029978587" calcext:value-type="float">
            <text:p>13.8758</text:p>
          </table:table-cell>
          <table:table-cell table:style-name="ce149" table:formula="of:=IFERROR(&quot;1/&quot; &amp; TEXT(1000/[.F17]; &quot;0.00&quot;);&quot;&quot;)" office:value-type="string" office:string-value="1/72.07" calcext:value-type="string">
            <text:p>1/72.07</text:p>
          </table:table-cell>
          <table:table-cell table:style-name="ce150" table:formula="of:=IFERROR([.F17]/[.B17]*1000000;&quot;&quot;)" office:value-type="float" office:value="6423.98286937902" calcext:value-type="float">
            <text:p>6423.98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240p 422/420 ISO 25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22" calcext:value-type="float">
            <text:p>822</text:p>
          </table:table-cell>
          <table:table-cell table:style-name="ce148" table:formula="of:=IFERROR([.B18]/[.D18]*[.C18];&quot;&quot;)" office:value-type="float" office:value="1.31386861313869" calcext:value-type="float">
            <text:p>1.3139</text:p>
          </table:table-cell>
          <table:table-cell table:style-name="ce148" table:formula="of:=IFERROR([.E18]*(1000/[.$B$3]);&quot;&quot;)" office:value-type="float" office:value="2.62773722627737" calcext:value-type="float">
            <text:p>2.6277</text:p>
          </table:table-cell>
          <table:table-cell table:style-name="ce149" table:formula="of:=IFERROR(&quot;1/&quot; &amp; TEXT(1000/[.F18]; &quot;0.00&quot;);&quot;&quot;)" office:value-type="string" office:string-value="1/380.56" calcext:value-type="string">
            <text:p>1/380.56</text:p>
          </table:table-cell>
          <table:table-cell table:style-name="ce150" table:formula="of:=IFERROR([.F18]/[.B18]*1000000;&quot;&quot;)" office:value-type="float" office:value="2433.0900243309" calcext:value-type="float">
            <text:p>2433.0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120p 422/420 ISO 25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82" calcext:value-type="float">
            <text:p>882</text:p>
          </table:table-cell>
          <table:table-cell table:style-name="ce148" table:formula="of:=IFERROR([.B19]/[.D19]*[.C19];&quot;&quot;)" office:value-type="float" office:value="3.6734693877551" calcext:value-type="float">
            <text:p>3.6735</text:p>
          </table:table-cell>
          <table:table-cell table:style-name="ce148" table:formula="of:=IFERROR([.E19]*(1000/[.$B$3]);&quot;&quot;)" office:value-type="float" office:value="7.3469387755102" calcext:value-type="float">
            <text:p>7.3469</text:p>
          </table:table-cell>
          <table:table-cell table:style-name="ce149" table:formula="of:=IFERROR(&quot;1/&quot; &amp; TEXT(1000/[.F19]; &quot;0.00&quot;);&quot;&quot;)" office:value-type="string" office:string-value="1/136.11" calcext:value-type="string">
            <text:p>1/136.11</text:p>
          </table:table-cell>
          <table:table-cell table:style-name="ce150" table:formula="of:=IFERROR([.F19]/[.B19]*1000000;&quot;&quot;)" office:value-type="float" office:value="6802.72108843537" calcext:value-type="float">
            <text:p>6802.72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HD 16:9 60p/30p/24p 422 ISO 500 V-Log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4" calcext:value-type="float">
            <text:p>934</text:p>
          </table:table-cell>
          <table:table-cell table:style-name="ce148" table:formula="of:=IFERROR([.B20]/[.D20]*[.C20];&quot;&quot;)" office:value-type="float" office:value="6.93790149892934" calcext:value-type="float">
            <text:p>6.9379</text:p>
          </table:table-cell>
          <table:table-cell table:style-name="ce148" table:formula="of:=IFERROR([.E20]*(1000/[.$B$3]);&quot;&quot;)" office:value-type="float" office:value="13.8758029978587" calcext:value-type="float">
            <text:p>13.8758</text:p>
          </table:table-cell>
          <table:table-cell table:style-name="ce149" table:formula="of:=IFERROR(&quot;1/&quot; &amp; TEXT(1000/[.F20]; &quot;0.00&quot;);&quot;&quot;)" office:value-type="string" office:string-value="1/72.07" calcext:value-type="string">
            <text:p>1/72.07</text:p>
          </table:table-cell>
          <table:table-cell table:style-name="ce150" table:formula="of:=IFERROR([.F20]/[.B20]*1000000;&quot;&quot;)" office:value-type="float" office:value="12847.965738758" calcext:value-type="float">
            <text:p>12847.96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3448" calcext:value-type="float">
            <text:p>344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3266" calcext:value-type="float">
            <text:p>3266</text:p>
          </table:table-cell>
          <table:table-cell table:style-name="ce148" table:formula="of:=IFERROR([.B6]/[.D6]*[.C6];&quot;&quot;)" office:value-type="float" office:value="20.0587875076546" calcext:value-type="float">
            <text:p>20.0588</text:p>
          </table:table-cell>
          <table:table-cell table:style-name="ce148" table:formula="of:=IFERROR([.E6]*(1000/[.$B$3]);&quot;&quot;)" office:value-type="float" office:value="40.1175750153092" calcext:value-type="float">
            <text:p>40.1176</text:p>
          </table:table-cell>
          <table:table-cell table:style-name="ce14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0" table:formula="of:=IFERROR([.F6]/[.B6]*1000000;&quot;&quot;)" office:value-type="float" office:value="11635.0275566442" calcext:value-type="float">
            <text:p>11635.02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756" calcext:value-type="float">
            <text:p>1756</text:p>
          </table:table-cell>
          <table:table-cell table:style-name="ce148" table:formula="of:=IFERROR([.B7]/[.D7]*[.C7];&quot;&quot;)" office:value-type="float" office:value="13.5307517084282" calcext:value-type="float">
            <text:p>13.5308</text:p>
          </table:table-cell>
          <table:table-cell table:style-name="ce148" table:formula="of:=IFERROR([.E7]*(1000/[.$B$3]);&quot;&quot;)" office:value-type="float" office:value="27.0615034168565" calcext:value-type="float">
            <text:p>27.0615</text:p>
          </table:table-cell>
          <table:table-cell table:style-name="ce14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0" table:formula="of:=IFERROR([.F7]/[.B7]*1000000;&quot;&quot;)" office:value-type="float" office:value="12528.4738041002" calcext:value-type="float">
            <text:p>12528.4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8]/[.D8]*[.C8];&quot;&quot;)" office:value-type="float" office:value="13.5281837160752" calcext:value-type="float">
            <text:p>13.5282</text:p>
          </table:table-cell>
          <table:table-cell table:style-name="ce148" table:formula="of:=IFERROR([.E8]*(1000/[.$B$3]);&quot;&quot;)" office:value-type="float" office:value="27.0563674321503" calcext:value-type="float">
            <text:p>27.0564</text:p>
          </table:table-cell>
          <table:table-cell table:style-name="ce14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0" table:formula="of:=IFERROR([.F8]/[.B8]*1000000;&quot;&quot;)" office:value-type="float" office:value="12526.0960334029" calcext:value-type="float">
            <text:p>12526.096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01" calcext:value-type="float">
            <text:p>901</text:p>
          </table:table-cell>
          <table:table-cell table:style-name="ce148" table:formula="of:=IFERROR([.B9]/[.D9]*[.C9];&quot;&quot;)" office:value-type="float" office:value="7.19200887902331" calcext:value-type="float">
            <text:p>7.1920</text:p>
          </table:table-cell>
          <table:table-cell table:style-name="ce148" table:formula="of:=IFERROR([.E9]*(1000/[.$B$3]);&quot;&quot;)" office:value-type="float" office:value="14.3840177580466" calcext:value-type="float">
            <text:p>14.3840</text:p>
          </table:table-cell>
          <table:table-cell table:style-name="ce14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0" table:formula="of:=IFERROR([.F9]/[.B9]*1000000;&quot;&quot;)" office:value-type="float" office:value="13318.5349611543" calcext:value-type="float">
            <text:p>13318.53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98" calcext:value-type="float">
            <text:p>898</text:p>
          </table:table-cell>
          <table:table-cell table:style-name="ce148" table:formula="of:=IFERROR([.B10]/[.D10]*[.C10];&quot;&quot;)" office:value-type="float" office:value="7.21603563474388" calcext:value-type="float">
            <text:p>7.2160</text:p>
          </table:table-cell>
          <table:table-cell table:style-name="ce148" table:formula="of:=IFERROR([.E10]*(1000/[.$B$3]);&quot;&quot;)" office:value-type="float" office:value="14.4320712694878" calcext:value-type="float">
            <text:p>14.4321</text:p>
          </table:table-cell>
          <table:table-cell table:style-name="ce14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0" table:formula="of:=IFERROR([.F10]/[.B10]*1000000;&quot;&quot;)" office:value-type="float" office:value="13363.0289532294" calcext:value-type="float">
            <text:p>13363.0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VGA 30p</text:p>
          </table:table-cell>
          <table:table-cell table:style-name="ce140" office:value-type="float" office:value="480" calcext:value-type="float">
            <text:p>4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22" calcext:value-type="float">
            <text:p>422</text:p>
          </table:table-cell>
          <table:table-cell table:style-name="ce148" table:formula="of:=IFERROR([.B11]/[.D11]*[.C11];&quot;&quot;)" office:value-type="float" office:value="5.68720379146919" calcext:value-type="float">
            <text:p>5.6872</text:p>
          </table:table-cell>
          <table:table-cell table:style-name="ce148" table:formula="of:=IFERROR([.E11]*(1000/[.$B$3]);&quot;&quot;)" office:value-type="float" office:value="11.3744075829384" calcext:value-type="float">
            <text:p>11.3744</text:p>
          </table:table-cell>
          <table:table-cell table:style-name="ce14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0" table:formula="of:=IFERROR([.F11]/[.B11]*1000000;&quot;&quot;)" office:value-type="float" office:value="23696.682464455" calcext:value-type="float">
            <text:p>23696.68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 II" table:style-name="ta1">
        <table:table-column table:style-name="co21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22" table:default-cell-style-name="ce144"/>
        <table:table-column table:style-name="co23" table:default-cell-style-name="ce116"/>
        <table:table-column table:style-name="co24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1 II</text:p>
          </table:table-cell>
          <table:covered-table-cell table:number-columns-repeated="2"/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ate Per Output Row (ns)</text:p>
          </table:table-cell>
          <table:table-cell table:style-name="ce118" office:value-type="string" calcext:value-type="string">
            <text:p># sensor rows sampled</text:p>
          </table:table-cell>
          <table:table-cell table:style-name="ce147" office:value-type="string" calcext:value-type="string">
            <text:p>Rate Per Sampled 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4" calcext:value-type="float">
            <text:p>2764</text:p>
          </table:table-cell>
          <table:table-cell table:style-name="ce148" table:formula="of:=IFERROR([.B6]/[.D6]*[.C6];&quot;&quot;)" office:value-type="float" office:value="7.23589001447178" calcext:value-type="float">
            <text:p>7.2359</text:p>
          </table:table-cell>
          <table:table-cell table:style-name="ce148" table:formula="of:=IFERROR([.E6]*(1000/[.$B$3]);&quot;&quot;)" office:value-type="float" office:value="14.4717800289436" calcext:value-type="float">
            <text:p>14.4718</text:p>
          </table:table-cell>
          <table:table-cell table:style-name="ce149" table:formula="of:=IFERROR(&quot;1/&quot; &amp; TEXT(1000/[.F6]; &quot;0.00&quot;);&quot;&quot;)" office:value-type="string" office:string-value="1/69.10" calcext:value-type="string">
            <text:p>1/69.10</text:p>
          </table:table-cell>
          <table:table-cell table:style-name="ce150" table:formula="of:=IFERROR([.F6]/[.B6]*1000000;&quot;&quot;)" office:value-type="float" office:value="3617.94500723589" calcext:value-type="float">
            <text:p>3617.9450</text:p>
          </table:table-cell>
          <table:table-cell table:style-name="ce119" table:formula="of:=IF(ISBLANK([.B6]);&quot;&quot;;[.B6])" office:value-type="float" office:value="4000" calcext:value-type="float">
            <text:p>4000</text:p>
          </table:table-cell>
          <table:table-cell table:style-name="ce150" table:formula="of:=IFERROR([.F6]/[.I6]*1000000;&quot;&quot;)" office:value-type="float" office:value="3617.94500723589" calcext:value-type="float">
            <text:p>3617.9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8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32" calcext:value-type="float">
            <text:p>3332</text:p>
          </table:table-cell>
          <table:table-cell table:style-name="ce148" table:formula="of:=IFERROR([.B7]/[.D7]*[.C7];&quot;&quot;)" office:value-type="float" office:value="7.20288115246098" calcext:value-type="float">
            <text:p>7.2029</text:p>
          </table:table-cell>
          <table:table-cell table:style-name="ce148" table:formula="of:=IFERROR([.E7]*(1000/[.$B$3]);&quot;&quot;)" office:value-type="float" office:value="14.405762304922" calcext:value-type="float">
            <text:p>14.4058</text:p>
          </table:table-cell>
          <table:table-cell table:style-name="ce149" table:formula="of:=IFERROR(&quot;1/&quot; &amp; TEXT(1000/[.F7]; &quot;0.00&quot;);&quot;&quot;)" office:value-type="string" office:string-value="1/69.42" calcext:value-type="string">
            <text:p>1/69.42</text:p>
          </table:table-cell>
          <table:table-cell table:style-name="ce150" table:formula="of:=IFERROR([.F7]/[.B7]*1000000;&quot;&quot;)" office:value-type="float" office:value="3601.44057623049" calcext:value-type="float">
            <text:p>3601.4406</text:p>
          </table:table-cell>
          <table:table-cell table:style-name="ce119" table:formula="of:=IF(ISBLANK([.B7]);&quot;&quot;;[.B7])" office:value-type="float" office:value="4000" calcext:value-type="float">
            <text:p>4000</text:p>
          </table:table-cell>
          <table:table-cell table:style-name="ce150" table:formula="of:=IFERROR([.F7]/[.I7]*1000000;&quot;&quot;)" office:value-type="float" office:value="3601.44057623049" calcext:value-type="float">
            <text:p>3601.44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ISO 512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26" calcext:value-type="float">
            <text:p>3326</text:p>
          </table:table-cell>
          <table:table-cell table:style-name="ce148" table:formula="of:=IFERROR([.B8]/[.D8]*[.C8];&quot;&quot;)" office:value-type="float" office:value="7.21587492483464" calcext:value-type="float">
            <text:p>7.2159</text:p>
          </table:table-cell>
          <table:table-cell table:style-name="ce148" table:formula="of:=IFERROR([.E8]*(1000/[.$B$3]);&quot;&quot;)" office:value-type="float" office:value="14.4317498496693" calcext:value-type="float">
            <text:p>14.4317</text:p>
          </table:table-cell>
          <table:table-cell table:style-name="ce149" table:formula="of:=IFERROR(&quot;1/&quot; &amp; TEXT(1000/[.F8]; &quot;0.00&quot;);&quot;&quot;)" office:value-type="string" office:string-value="1/69.29" calcext:value-type="string">
            <text:p>1/69.29</text:p>
          </table:table-cell>
          <table:table-cell table:style-name="ce150" table:formula="of:=IFERROR([.F8]/[.B8]*1000000;&quot;&quot;)" office:value-type="float" office:value="3607.93746241732" calcext:value-type="float">
            <text:p>3607.9375</text:p>
          </table:table-cell>
          <table:table-cell table:style-name="ce119" table:formula="of:=IF(ISBLANK([.B8]);&quot;&quot;;[.B8])" office:value-type="float" office:value="4000" calcext:value-type="float">
            <text:p>4000</text:p>
          </table:table-cell>
          <table:table-cell table:style-name="ce150" table:formula="of:=IFERROR([.F8]/[.I8]*1000000;&quot;&quot;)" office:value-type="float" office:value="3607.93746241732" calcext:value-type="float">
            <text:p>3607.93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L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93" calcext:value-type="float">
            <text:p>2793</text:p>
          </table:table-cell>
          <table:table-cell table:style-name="ce148" table:formula="of:=IFERROR([.B9]/[.D9]*[.C9];&quot;&quot;)" office:value-type="float" office:value="7.16075904045829" calcext:value-type="float">
            <text:p>7.1608</text:p>
          </table:table-cell>
          <table:table-cell table:style-name="ce148" table:formula="of:=IFERROR([.E9]*(1000/[.$B$3]);&quot;&quot;)" office:value-type="float" office:value="14.3215180809166" calcext:value-type="float">
            <text:p>14.3215</text:p>
          </table:table-cell>
          <table:table-cell table:style-name="ce149" table:formula="of:=IFERROR(&quot;1/&quot; &amp; TEXT(1000/[.F9]; &quot;0.00&quot;);&quot;&quot;)" office:value-type="string" office:string-value="1/69.83" calcext:value-type="string">
            <text:p>1/69.83</text:p>
          </table:table-cell>
          <table:table-cell table:style-name="ce150" table:formula="of:=IFERROR([.F9]/[.B9]*1000000;&quot;&quot;)" office:value-type="float" office:value="3580.37952022914" calcext:value-type="float">
            <text:p>3580.3795</text:p>
          </table:table-cell>
          <table:table-cell table:style-name="ce119" table:formula="of:=IF(ISBLANK([.B9]);&quot;&quot;;[.B9])" office:value-type="float" office:value="4000" calcext:value-type="float">
            <text:p>4000</text:p>
          </table:table-cell>
          <table:table-cell table:style-name="ce150" table:formula="of:=IFERROR([.F9]/[.I9]*1000000;&quot;&quot;)" office:value-type="float" office:value="3580.37952022914" calcext:value-type="float">
            <text:p>3580.37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M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0" calcext:value-type="float">
            <text:p>2760</text:p>
          </table:table-cell>
          <table:table-cell table:style-name="ce148" table:formula="of:=IFERROR([.B10]/[.D10]*[.C10];&quot;&quot;)" office:value-type="float" office:value="7.2463768115942" calcext:value-type="float">
            <text:p>7.2464</text:p>
          </table:table-cell>
          <table:table-cell table:style-name="ce148" table:formula="of:=IFERROR([.E10]*(1000/[.$B$3]);&quot;&quot;)" office:value-type="float" office:value="14.4927536231884" calcext:value-type="float">
            <text:p>14.4928</text:p>
          </table:table-cell>
          <table:table-cell table:style-name="ce149" table:formula="of:=IFERROR(&quot;1/&quot; &amp; TEXT(1000/[.F10]; &quot;0.00&quot;);&quot;&quot;)" office:value-type="string" office:string-value="1/69.00" calcext:value-type="string">
            <text:p>1/69.00</text:p>
          </table:table-cell>
          <table:table-cell table:style-name="ce150" table:formula="of:=IFERROR([.F10]/[.B10]*1000000;&quot;&quot;)" office:value-type="float" office:value="3623.1884057971" calcext:value-type="float">
            <text:p>3623.1884</text:p>
          </table:table-cell>
          <table:table-cell table:style-name="ce119" table:formula="of:=IF(ISBLANK([.B10]);&quot;&quot;;[.B10])" office:value-type="float" office:value="4000" calcext:value-type="float">
            <text:p>4000</text:p>
          </table:table-cell>
          <table:table-cell table:style-name="ce150" table:formula="of:=IFERROR([.F10]/[.I10]*1000000;&quot;&quot;)" office:value-type="float" office:value="3623.1884057971" calcext:value-type="float">
            <text:p>3623.18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H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7" calcext:value-type="float">
            <text:p>2767</text:p>
          </table:table-cell>
          <table:table-cell table:style-name="ce148" table:formula="of:=IFERROR([.B11]/[.D11]*[.C11];&quot;&quot;)" office:value-type="float" office:value="7.22804481387785" calcext:value-type="float">
            <text:p>7.2280</text:p>
          </table:table-cell>
          <table:table-cell table:style-name="ce148" table:formula="of:=IFERROR([.E11]*(1000/[.$B$3]);&quot;&quot;)" office:value-type="float" office:value="14.4560896277557" calcext:value-type="float">
            <text:p>14.4561</text:p>
          </table:table-cell>
          <table:table-cell table:style-name="ce14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0" table:formula="of:=IFERROR([.F11]/[.B11]*1000000;&quot;&quot;)" office:value-type="float" office:value="3614.02240693892" calcext:value-type="float">
            <text:p>3614.0224</text:p>
          </table:table-cell>
          <table:table-cell table:style-name="ce119" table:formula="of:=IF(ISBLANK([.B11]);&quot;&quot;;[.B11])" office:value-type="float" office:value="4000" calcext:value-type="float">
            <text:p>4000</text:p>
          </table:table-cell>
          <table:table-cell table:style-name="ce150" table:formula="of:=IFERROR([.F11]/[.I11]*1000000;&quot;&quot;)" office:value-type="float" office:value="3614.02240693892" calcext:value-type="float">
            <text:p>3614.02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SH Image Priority (14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66" calcext:value-type="float">
            <text:p>2766</text:p>
          </table:table-cell>
          <table:table-cell table:style-name="ce148" table:formula="of:=IFERROR([.B12]/[.D12]*[.C12];&quot;&quot;)" office:value-type="float" office:value="7.23065798987708" calcext:value-type="float">
            <text:p>7.2307</text:p>
          </table:table-cell>
          <table:table-cell table:style-name="ce148" table:formula="of:=IFERROR([.E12]*(1000/[.$B$3]);&quot;&quot;)" office:value-type="float" office:value="14.4613159797542" calcext:value-type="float">
            <text:p>14.4613</text:p>
          </table:table-cell>
          <table:table-cell table:style-name="ce149" table:formula="of:=IFERROR(&quot;1/&quot; &amp; TEXT(1000/[.F12]; &quot;0.00&quot;);&quot;&quot;)" office:value-type="string" office:string-value="1/69.15" calcext:value-type="string">
            <text:p>1/69.15</text:p>
          </table:table-cell>
          <table:table-cell table:style-name="ce150" table:formula="of:=IFERROR([.F12]/[.B12]*1000000;&quot;&quot;)" office:value-type="float" office:value="3615.32899493854" calcext:value-type="float">
            <text:p>3615.3290</text:p>
          </table:table-cell>
          <table:table-cell table:style-name="ce119" table:formula="of:=IF(ISBLANK([.B12]);&quot;&quot;;[.B12])" office:value-type="float" office:value="4000" calcext:value-type="float">
            <text:p>4000</text:p>
          </table:table-cell>
          <table:table-cell table:style-name="ce150" table:formula="of:=IFERROR([.F12]/[.I12]*1000000;&quot;&quot;)" office:value-type="float" office:value="3615.32899493854" calcext:value-type="float">
            <text:p>3615.32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Burst SH Speed Priority (12-bit)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84" calcext:value-type="float">
            <text:p>2684</text:p>
          </table:table-cell>
          <table:table-cell table:style-name="ce148" table:formula="of:=IFERROR([.B13]/[.D13]*[.C13];&quot;&quot;)" office:value-type="float" office:value="5.96125186289121" calcext:value-type="float">
            <text:p>5.9613</text:p>
          </table:table-cell>
          <table:table-cell table:style-name="ce148" table:formula="of:=IFERROR([.E13]*(1000/[.$B$3]);&quot;&quot;)" office:value-type="float" office:value="11.9225037257824" calcext:value-type="float">
            <text:p>11.9225</text:p>
          </table:table-cell>
          <table:table-cell table:style-name="ce149" table:formula="of:=IFERROR(&quot;1/&quot; &amp; TEXT(1000/[.F13]; &quot;0.00&quot;);&quot;&quot;)" office:value-type="string" office:string-value="1/83.88" calcext:value-type="string">
            <text:p>1/83.88</text:p>
          </table:table-cell>
          <table:table-cell table:style-name="ce150" table:formula="of:=IFERROR([.F13]/[.B13]*1000000;&quot;&quot;)" office:value-type="float" office:value="2980.6259314456" calcext:value-type="float">
            <text:p>2980.6259</text:p>
          </table:table-cell>
          <table:table-cell table:style-name="ce119" table:formula="of:=IF(ISBLANK([.B13]);&quot;&quot;;[.B13])" office:value-type="float" office:value="4000" calcext:value-type="float">
            <text:p>4000</text:p>
          </table:table-cell>
          <table:table-cell table:style-name="ce150" table:formula="of:=IFERROR([.F13]/[.I13]*1000000;&quot;&quot;)" office:value-type="float" office:value="2980.6259314456" calcext:value-type="float">
            <text:p>2980.62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85" calcext:value-type="float">
            <text:p>2785</text:p>
          </table:table-cell>
          <table:table-cell table:style-name="ce148" table:formula="of:=IFERROR([.B14]/[.D14]*[.C14];&quot;&quot;)" office:value-type="float" office:value="7.18132854578097" calcext:value-type="float">
            <text:p>7.1813</text:p>
          </table:table-cell>
          <table:table-cell table:style-name="ce148" table:formula="of:=IFERROR([.E14]*(1000/[.$B$3]);&quot;&quot;)" office:value-type="float" office:value="14.3626570915619" calcext:value-type="float">
            <text:p>14.3627</text:p>
          </table:table-cell>
          <table:table-cell table:style-name="ce149" table:formula="of:=IFERROR(&quot;1/&quot; &amp; TEXT(1000/[.F14]; &quot;0.00&quot;);&quot;&quot;)" office:value-type="string" office:string-value="1/69.63" calcext:value-type="string">
            <text:p>1/69.63</text:p>
          </table:table-cell>
          <table:table-cell table:style-name="ce150" table:formula="of:=IFERROR([.F14]/[.B14]*1000000;&quot;&quot;)" office:value-type="float" office:value="3590.66427289048" calcext:value-type="float">
            <text:p>3590.6643</text:p>
          </table:table-cell>
          <table:table-cell table:style-name="ce119" table:formula="of:=IF(ISBLANK([.B14]);&quot;&quot;;[.B14])" office:value-type="float" office:value="4000" calcext:value-type="float">
            <text:p>4000</text:p>
          </table:table-cell>
          <table:table-cell table:style-name="ce150" table:formula="of:=IFERROR([.F14]/[.I14]*1000000;&quot;&quot;)" office:value-type="float" office:value="3590.66427289048" calcext:value-type="float">
            <text:p>3590.66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19" table:formula="of:=IF(ISBLANK([.B15]);&quot;&quot;;[.B15])">
            <text:p/>
          </table:table-cell>
          <table:table-cell table:style-name="ce150" table:formula="of:=IFERROR([.F15]/[.I1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3968 3:2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53" calcext:value-type="float">
            <text:p>2753</text:p>
          </table:table-cell>
          <table:table-cell table:style-name="ce148" table:formula="of:=IFERROR([.B16]/[.D16]*[.C16];&quot;&quot;)" office:value-type="float" office:value="7.20668361787141" calcext:value-type="float">
            <text:p>7.2067</text:p>
          </table:table-cell>
          <table:table-cell table:style-name="ce148" table:formula="of:=IFERROR([.E16]*(1000/[.$B$3]);&quot;&quot;)" office:value-type="float" office:value="14.4133672357428" calcext:value-type="float">
            <text:p>14.4134</text:p>
          </table:table-cell>
          <table:table-cell table:style-name="ce149" table:formula="of:=IFERROR(&quot;1/&quot; &amp; TEXT(1000/[.F16]; &quot;0.00&quot;);&quot;&quot;)" office:value-type="string" office:string-value="1/69.38" calcext:value-type="string">
            <text:p>1/69.38</text:p>
          </table:table-cell>
          <table:table-cell table:style-name="ce150" table:formula="of:=IFERROR([.F16]/[.B16]*1000000;&quot;&quot;)" office:value-type="float" office:value="3632.40101707229" calcext:value-type="float">
            <text:p>3632.4010</text:p>
          </table:table-cell>
          <table:table-cell table:style-name="ce119" table:formula="of:=IF(ISBLANK([.B16]);&quot;&quot;;[.B16])" office:value-type="float" office:value="3968" calcext:value-type="float">
            <text:p>3968</text:p>
          </table:table-cell>
          <table:table-cell table:style-name="ce150" table:formula="of:=IFERROR([.F16]/[.I16]*1000000;&quot;&quot;)" office:value-type="float" office:value="3632.40101707229" calcext:value-type="float">
            <text:p>3632.40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3968 3:2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174" calcext:value-type="float">
            <text:p>3174</text:p>
          </table:table-cell>
          <table:table-cell table:style-name="ce148" table:formula="of:=IFERROR([.B17]/[.D17]*[.C17];&quot;&quot;)" office:value-type="float" office:value="7.50094517958412" calcext:value-type="float">
            <text:p>7.5009</text:p>
          </table:table-cell>
          <table:table-cell table:style-name="ce148" table:formula="of:=IFERROR([.E17]*(1000/[.$B$3]);&quot;&quot;)" office:value-type="float" office:value="15.0018903591682" calcext:value-type="float">
            <text:p>15.0019</text:p>
          </table:table-cell>
          <table:table-cell table:style-name="ce149" table:formula="of:=IFERROR(&quot;1/&quot; &amp; TEXT(1000/[.F17]; &quot;0.00&quot;);&quot;&quot;)" office:value-type="string" office:string-value="1/66.66" calcext:value-type="string">
            <text:p>1/66.66</text:p>
          </table:table-cell>
          <table:table-cell table:style-name="ce150" table:formula="of:=IFERROR([.F17]/[.B17]*1000000;&quot;&quot;)" office:value-type="float" office:value="3780.71833648393" calcext:value-type="float">
            <text:p>3780.7183</text:p>
          </table:table-cell>
          <table:table-cell table:style-name="ce119" table:formula="of:=IF(ISBLANK([.B17]);&quot;&quot;;[.B17])" office:value-type="float" office:value="3968" calcext:value-type="float">
            <text:p>3968</text:p>
          </table:table-cell>
          <table:table-cell table:style-name="ce150" table:formula="of:=IFERROR([.F17]/[.I17]*1000000;&quot;&quot;)" office:value-type="float" office:value="3780.71833648393" calcext:value-type="float">
            <text:p>3780.7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3968 3:2 DR-Boost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84" calcext:value-type="float">
            <text:p>3484</text:p>
          </table:table-cell>
          <table:table-cell table:style-name="ce148" table:formula="of:=IFERROR([.B18]/[.D18]*[.C18];&quot;&quot;)" office:value-type="float" office:value="17.0838117106774" calcext:value-type="float">
            <text:p>17.0838</text:p>
          </table:table-cell>
          <table:table-cell table:style-name="ce148" table:formula="of:=IFERROR([.E18]*(1000/[.$B$3]);&quot;&quot;)" office:value-type="float" office:value="34.1676234213548" calcext:value-type="float">
            <text:p>34.1676</text:p>
          </table:table-cell>
          <table:table-cell table:style-name="ce149" table:formula="of:=IFERROR(&quot;1/&quot; &amp; TEXT(1000/[.F18]; &quot;0.00&quot;);&quot;&quot;)" office:value-type="string" office:string-value="1/29.27" calcext:value-type="string">
            <text:p>1/29.27</text:p>
          </table:table-cell>
          <table:table-cell table:style-name="ce150" table:formula="of:=IFERROR([.F18]/[.B18]*1000000;&quot;&quot;)" office:value-type="float" office:value="8610.79219288175" calcext:value-type="float">
            <text:p>8610.7922</text:p>
          </table:table-cell>
          <table:table-cell table:style-name="ce119" table:formula="of:=IF(ISBLANK([.B18]);&quot;&quot;;[.B18])" office:value-type="float" office:value="3968" calcext:value-type="float">
            <text:p>3968</text:p>
          </table:table-cell>
          <table:table-cell table:style-name="ce150" table:formula="of:=IFERROR([.F18]/[.I18]*1000000;&quot;&quot;)" office:value-type="float" office:value="8610.79219288175" calcext:value-type="float">
            <text:p>8610.79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]/[.D19]*[.C19];&quot;&quot;)">
            <text:p/>
          </table:table-cell>
          <table:table-cell table:style-name="ce148" table:formula="of:=IFERROR([.E19]*(1000/[.$B$3]);&quot;&quot;)">
            <text:p/>
          </table:table-cell>
          <table:table-cell table:style-name="ce149" table:formula="of:=IFERROR(&quot;1/&quot; &amp; TEXT(1000/[.F19]; &quot;0.00&quot;);&quot;&quot;)">
            <text:p/>
          </table:table-cell>
          <table:table-cell table:style-name="ce150" table:formula="of:=IFERROR([.F19]/[.B19]*1000000;&quot;&quot;)">
            <text:p/>
          </table:table-cell>
          <table:table-cell table:style-name="ce119" table:formula="of:=IF(ISBLANK([.B19]);&quot;&quot;;[.B19])">
            <text:p/>
          </table:table-cell>
          <table:table-cell table:style-name="ce150" table:formula="of:=IFERROR([.F19]/[.I1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60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04" calcext:value-type="float">
            <text:p>2204</text:p>
          </table:table-cell>
          <table:table-cell table:style-name="ce148" table:formula="of:=IFERROR([.B20]/[.D20]*[.C20];&quot;&quot;)" office:value-type="float" office:value="4.55898366606171" calcext:value-type="float">
            <text:p>4.5590</text:p>
          </table:table-cell>
          <table:table-cell table:style-name="ce148" table:formula="of:=IFERROR([.E20]*(1000/[.$B$3]);&quot;&quot;)" office:value-type="float" office:value="9.11796733212341" calcext:value-type="float">
            <text:p>9.1180</text:p>
          </table:table-cell>
          <table:table-cell table:style-name="ce149" table:formula="of:=IFERROR(&quot;1/&quot; &amp; TEXT(1000/[.F20]; &quot;0.00&quot;);&quot;&quot;)" office:value-type="string" office:string-value="1/109.67" calcext:value-type="string">
            <text:p>1/109.67</text:p>
          </table:table-cell>
          <table:table-cell table:style-name="ce150" table:formula="of:=IFERROR([.F20]/[.B20]*1000000;&quot;&quot;)" office:value-type="float" office:value="3629.76406533575" calcext:value-type="float">
            <text:p>3629.7641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0]/[.I20]*1000000;&quot;&quot;)" office:value-type="float" office:value="3647.18693284936" calcext:value-type="float">
            <text:p>3647.1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8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0" calcext:value-type="float">
            <text:p>2120</text:p>
          </table:table-cell>
          <table:table-cell table:style-name="ce148" table:formula="of:=IFERROR([.B21]/[.D21]*[.C21];&quot;&quot;)" office:value-type="float" office:value="4.73962264150943" calcext:value-type="float">
            <text:p>4.7396</text:p>
          </table:table-cell>
          <table:table-cell table:style-name="ce148" table:formula="of:=IFERROR([.E21]*(1000/[.$B$3]);&quot;&quot;)" office:value-type="float" office:value="9.47924528301887" calcext:value-type="float">
            <text:p>9.4792</text:p>
          </table:table-cell>
          <table:table-cell table:style-name="ce149" table:formula="of:=IFERROR(&quot;1/&quot; &amp; TEXT(1000/[.F21]; &quot;0.00&quot;);&quot;&quot;)" office:value-type="string" office:string-value="1/105.49" calcext:value-type="string">
            <text:p>1/105.49</text:p>
          </table:table-cell>
          <table:table-cell table:style-name="ce150" table:formula="of:=IFERROR([.F21]/[.B21]*1000000;&quot;&quot;)" office:value-type="float" office:value="3773.58490566038" calcext:value-type="float">
            <text:p>3773.5849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1]/[.I21]*1000000;&quot;&quot;)" office:value-type="float" office:value="3791.69811320755" calcext:value-type="float">
            <text:p>3791.69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8" table:formula="of:=IFERROR([.B22]/[.D22]*[.C22];&quot;&quot;)" office:value-type="float" office:value="4.57281553398058" calcext:value-type="float">
            <text:p>4.5728</text:p>
          </table:table-cell>
          <table:table-cell table:style-name="ce148" table:formula="of:=IFERROR([.E22]*(1000/[.$B$3]);&quot;&quot;)" office:value-type="float" office:value="9.14563106796117" calcext:value-type="float">
            <text:p>9.1456</text:p>
          </table:table-cell>
          <table:table-cell table:style-name="ce149" table:formula="of:=IFERROR(&quot;1/&quot; &amp; TEXT(1000/[.F22]; &quot;0.00&quot;);&quot;&quot;)" office:value-type="string" office:string-value="1/109.34" calcext:value-type="string">
            <text:p>1/109.34</text:p>
          </table:table-cell>
          <table:table-cell table:style-name="ce150" table:formula="of:=IFERROR([.F22]/[.B22]*1000000;&quot;&quot;)" office:value-type="float" office:value="3640.77669902913" calcext:value-type="float">
            <text:p>3640.7767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2]/[.I22]*1000000;&quot;&quot;)" office:value-type="float" office:value="3658.25242718447" calcext:value-type="float">
            <text:p>3658.25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2512 2.4:1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18" calcext:value-type="float">
            <text:p>2118</text:p>
          </table:table-cell>
          <table:table-cell table:style-name="ce148" table:formula="of:=IFERROR([.B23]/[.D23]*[.C23];&quot;&quot;)" office:value-type="float" office:value="4.74409820585458" calcext:value-type="float">
            <text:p>4.7441</text:p>
          </table:table-cell>
          <table:table-cell table:style-name="ce148" table:formula="of:=IFERROR([.E23]*(1000/[.$B$3]);&quot;&quot;)" office:value-type="float" office:value="9.48819641170916" calcext:value-type="float">
            <text:p>9.4882</text:p>
          </table:table-cell>
          <table:table-cell table:style-name="ce149" table:formula="of:=IFERROR(&quot;1/&quot; &amp; TEXT(1000/[.F23]; &quot;0.00&quot;);&quot;&quot;)" office:value-type="string" office:string-value="1/105.39" calcext:value-type="string">
            <text:p>1/105.39</text:p>
          </table:table-cell>
          <table:table-cell table:style-name="ce150" table:formula="of:=IFERROR([.F23]/[.B23]*1000000;&quot;&quot;)" office:value-type="float" office:value="3777.14825306893" calcext:value-type="float">
            <text:p>3777.1483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3]/[.I23]*1000000;&quot;&quot;)" office:value-type="float" office:value="3795.27856468366" calcext:value-type="float">
            <text:p>3795.27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30fps 420 10L 5952x2512 2.4:1 DR-Boost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85" calcext:value-type="float">
            <text:p>2085</text:p>
          </table:table-cell>
          <table:table-cell table:style-name="ce148" table:formula="of:=IFERROR([.B24]/[.D24]*[.C24];&quot;&quot;)" office:value-type="float" office:value="10.8431654676259" calcext:value-type="float">
            <text:p>10.8432</text:p>
          </table:table-cell>
          <table:table-cell table:style-name="ce148" table:formula="of:=IFERROR([.E24]*(1000/[.$B$3]);&quot;&quot;)" office:value-type="float" office:value="21.6863309352518" calcext:value-type="float">
            <text:p>21.6863</text:p>
          </table:table-cell>
          <table:table-cell table:style-name="ce149" table:formula="of:=IFERROR(&quot;1/&quot; &amp; TEXT(1000/[.F24]; &quot;0.00&quot;);&quot;&quot;)" office:value-type="string" office:string-value="1/46.11" calcext:value-type="string">
            <text:p>1/46.11</text:p>
          </table:table-cell>
          <table:table-cell table:style-name="ce150" table:formula="of:=IFERROR([.F24]/[.B24]*1000000;&quot;&quot;)" office:value-type="float" office:value="8633.09352517986" calcext:value-type="float">
            <text:p>8633.0935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4]/[.I24]*1000000;&quot;&quot;)" office:value-type="float" office:value="8674.53237410072" calcext:value-type="float">
            <text:p>8674.53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24fps 420 10L 5952x2512 2.4:1 DR-Boost</text:p>
          </table:table-cell>
          <table:table-cell table:style-name="ce140" office:value-type="float" office:value="2512" calcext:value-type="float">
            <text:p>25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05" calcext:value-type="float">
            <text:p>2005</text:p>
          </table:table-cell>
          <table:table-cell table:style-name="ce148" table:formula="of:=IFERROR([.B25]/[.D25]*[.C25];&quot;&quot;)" office:value-type="float" office:value="11.2758104738155" calcext:value-type="float">
            <text:p>11.2758</text:p>
          </table:table-cell>
          <table:table-cell table:style-name="ce148" table:formula="of:=IFERROR([.E25]*(1000/[.$B$3]);&quot;&quot;)" office:value-type="float" office:value="22.5516209476309" calcext:value-type="float">
            <text:p>22.5516</text:p>
          </table:table-cell>
          <table:table-cell table:style-name="ce149" table:formula="of:=IFERROR(&quot;1/&quot; &amp; TEXT(1000/[.F25]; &quot;0.00&quot;);&quot;&quot;)" office:value-type="string" office:string-value="1/44.34" calcext:value-type="string">
            <text:p>1/44.34</text:p>
          </table:table-cell>
          <table:table-cell table:style-name="ce150" table:formula="of:=IFERROR([.F25]/[.B25]*1000000;&quot;&quot;)" office:value-type="float" office:value="8977.55610972569" calcext:value-type="float">
            <text:p>8977.5561</text:p>
          </table:table-cell>
          <table:table-cell table:style-name="ce119" table:formula="of:=6000*1/2.4" office:value-type="float" office:value="2500" calcext:value-type="float">
            <text:p>2500</text:p>
          </table:table-cell>
          <table:table-cell table:style-name="ce150" table:formula="of:=IFERROR([.F25]/[.I25]*1000000;&quot;&quot;)" office:value-type="float" office:value="9020.64837905237" calcext:value-type="float">
            <text:p>9020.64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6]/[.D26]*[.C26];&quot;&quot;)">
            <text:p/>
          </table:table-cell>
          <table:table-cell table:style-name="ce148" table:formula="of:=IFERROR([.E26]*(1000/[.$B$3]);&quot;&quot;)">
            <text:p/>
          </table:table-cell>
          <table:table-cell table:style-name="ce149" table:formula="of:=IFERROR(&quot;1/&quot; &amp; TEXT(1000/[.F26]; &quot;0.00&quot;);&quot;&quot;)">
            <text:p/>
          </table:table-cell>
          <table:table-cell table:style-name="ce150" table:formula="of:=IFERROR([.F26]/[.B26]*1000000;&quot;&quot;)">
            <text:p/>
          </table:table-cell>
          <table:table-cell table:style-name="ce119" table:formula="of:=IF(ISBLANK([.B26]);&quot;&quot;;[.B26])">
            <text:p/>
          </table:table-cell>
          <table:table-cell table:style-name="ce150" table:formula="of:=IFERROR([.F26]/[.I2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60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25" calcext:value-type="float">
            <text:p>2725</text:p>
          </table:table-cell>
          <table:table-cell table:style-name="ce148" table:formula="of:=IFERROR([.B27]/[.D27]*[.C27];&quot;&quot;)" office:value-type="float" office:value="6.07706422018349" calcext:value-type="float">
            <text:p>6.0771</text:p>
          </table:table-cell>
          <table:table-cell table:style-name="ce148" table:formula="of:=IFERROR([.E27]*(1000/[.$B$3]);&quot;&quot;)" office:value-type="float" office:value="12.154128440367" calcext:value-type="float">
            <text:p>12.1541</text:p>
          </table:table-cell>
          <table:table-cell table:style-name="ce149" table:formula="of:=IFERROR(&quot;1/&quot; &amp; TEXT(1000/[.F27]; &quot;0.00&quot;);&quot;&quot;)" office:value-type="string" office:string-value="1/82.28" calcext:value-type="string">
            <text:p>1/82.28</text:p>
          </table:table-cell>
          <table:table-cell table:style-name="ce150" table:formula="of:=IFERROR([.F27]/[.B27]*1000000;&quot;&quot;)" office:value-type="float" office:value="3669.7247706422" calcext:value-type="float">
            <text:p>3669.7248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7]/[.I27]*1000000;&quot;&quot;)" office:value-type="float" office:value="3601.22324159021" calcext:value-type="float">
            <text:p>3601.22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8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23" calcext:value-type="float">
            <text:p>2623</text:p>
          </table:table-cell>
          <table:table-cell table:style-name="ce148" table:formula="of:=IFERROR([.B28]/[.D28]*[.C28];&quot;&quot;)" office:value-type="float" office:value="6.31338162409455" calcext:value-type="float">
            <text:p>6.3134</text:p>
          </table:table-cell>
          <table:table-cell table:style-name="ce148" table:formula="of:=IFERROR([.E28]*(1000/[.$B$3]);&quot;&quot;)" office:value-type="float" office:value="12.6267632481891" calcext:value-type="float">
            <text:p>12.6268</text:p>
          </table:table-cell>
          <table:table-cell table:style-name="ce149" table:formula="of:=IFERROR(&quot;1/&quot; &amp; TEXT(1000/[.F28]; &quot;0.00&quot;);&quot;&quot;)" office:value-type="string" office:string-value="1/79.20" calcext:value-type="string">
            <text:p>1/79.20</text:p>
          </table:table-cell>
          <table:table-cell table:style-name="ce150" table:formula="of:=IFERROR([.F28]/[.B28]*1000000;&quot;&quot;)" office:value-type="float" office:value="3812.42851696531" calcext:value-type="float">
            <text:p>3812.42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8]/[.I28]*1000000;&quot;&quot;)" office:value-type="float" office:value="3741.26318464862" calcext:value-type="float">
            <text:p>3741.2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30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29" calcext:value-type="float">
            <text:p>2729</text:p>
          </table:table-cell>
          <table:table-cell table:style-name="ce148" table:formula="of:=IFERROR([.B29]/[.D29]*[.C29];&quot;&quot;)" office:value-type="float" office:value="6.06815683400513" calcext:value-type="float">
            <text:p>6.0682</text:p>
          </table:table-cell>
          <table:table-cell table:style-name="ce148" table:formula="of:=IFERROR([.E29]*(1000/[.$B$3]);&quot;&quot;)" office:value-type="float" office:value="12.1363136680103" calcext:value-type="float">
            <text:p>12.1363</text:p>
          </table:table-cell>
          <table:table-cell table:style-name="ce149" table:formula="of:=IFERROR(&quot;1/&quot; &amp; TEXT(1000/[.F29]; &quot;0.00&quot;);&quot;&quot;)" office:value-type="string" office:string-value="1/82.40" calcext:value-type="string">
            <text:p>1/82.40</text:p>
          </table:table-cell>
          <table:table-cell table:style-name="ce150" table:formula="of:=IFERROR([.F29]/[.B29]*1000000;&quot;&quot;)" office:value-type="float" office:value="3664.34591425431" calcext:value-type="float">
            <text:p>3664.3459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29]/[.I29]*1000000;&quot;&quot;)" office:value-type="float" office:value="3595.94479052156" calcext:value-type="float">
            <text:p>3595.9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24fps 420 10L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23" calcext:value-type="float">
            <text:p>2623</text:p>
          </table:table-cell>
          <table:table-cell table:style-name="ce148" table:formula="of:=IFERROR([.B30]/[.D30]*[.C30];&quot;&quot;)" office:value-type="float" office:value="6.31338162409455" calcext:value-type="float">
            <text:p>6.3134</text:p>
          </table:table-cell>
          <table:table-cell table:style-name="ce148" table:formula="of:=IFERROR([.E30]*(1000/[.$B$3]);&quot;&quot;)" office:value-type="float" office:value="12.6267632481891" calcext:value-type="float">
            <text:p>12.6268</text:p>
          </table:table-cell>
          <table:table-cell table:style-name="ce149" table:formula="of:=IFERROR(&quot;1/&quot; &amp; TEXT(1000/[.F30]; &quot;0.00&quot;);&quot;&quot;)" office:value-type="string" office:string-value="1/79.20" calcext:value-type="string">
            <text:p>1/79.20</text:p>
          </table:table-cell>
          <table:table-cell table:style-name="ce150" table:formula="of:=IFERROR([.F30]/[.B30]*1000000;&quot;&quot;)" office:value-type="float" office:value="3812.42851696531" calcext:value-type="float">
            <text:p>3812.42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0]/[.I30]*1000000;&quot;&quot;)" office:value-type="float" office:value="3741.26318464862" calcext:value-type="float">
            <text:p>3741.2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30fps 420 10L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89" calcext:value-type="float">
            <text:p>2989</text:p>
          </table:table-cell>
          <table:table-cell table:style-name="ce148" table:formula="of:=IFERROR([.B31]/[.D31]*[.C31];&quot;&quot;)" office:value-type="float" office:value="14.4048176647708" calcext:value-type="float">
            <text:p>14.4048</text:p>
          </table:table-cell>
          <table:table-cell table:style-name="ce148" table:formula="of:=IFERROR([.E31]*(1000/[.$B$3]);&quot;&quot;)" office:value-type="float" office:value="28.8096353295416" calcext:value-type="float">
            <text:p>28.8096</text:p>
          </table:table-cell>
          <table:table-cell table:style-name="ce149" table:formula="of:=IFERROR(&quot;1/&quot; &amp; TEXT(1000/[.F31]; &quot;0.00&quot;);&quot;&quot;)" office:value-type="string" office:string-value="1/34.71" calcext:value-type="string">
            <text:p>1/34.71</text:p>
          </table:table-cell>
          <table:table-cell table:style-name="ce150" table:formula="of:=IFERROR([.F31]/[.B31]*1000000;&quot;&quot;)" office:value-type="float" office:value="8698.56139176982" calcext:value-type="float">
            <text:p>8698.5614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1]/[.I31]*1000000;&quot;&quot;)" office:value-type="float" office:value="8536.18824579012" calcext:value-type="float">
            <text:p>8536.18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24fps 420 10L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092" calcext:value-type="float">
            <text:p>3092</text:p>
          </table:table-cell>
          <table:table-cell table:style-name="ce148" table:formula="of:=IFERROR([.B32]/[.D32]*[.C32];&quot;&quot;)" office:value-type="float" office:value="14.9961190168176" calcext:value-type="float">
            <text:p>14.9961</text:p>
          </table:table-cell>
          <table:table-cell table:style-name="ce148" table:formula="of:=IFERROR([.E32]*(1000/[.$B$3]);&quot;&quot;)" office:value-type="float" office:value="29.9922380336352" calcext:value-type="float">
            <text:p>29.9922</text:p>
          </table:table-cell>
          <table:table-cell table:style-name="ce149" table:formula="of:=IFERROR(&quot;1/&quot; &amp; TEXT(1000/[.F32]; &quot;0.00&quot;);&quot;&quot;)" office:value-type="string" office:string-value="1/33.34" calcext:value-type="string">
            <text:p>1/33.34</text:p>
          </table:table-cell>
          <table:table-cell table:style-name="ce150" table:formula="of:=IFERROR([.F32]/[.B32]*1000000;&quot;&quot;)" office:value-type="float" office:value="9055.62742561449" calcext:value-type="float">
            <text:p>9055.6274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32]/[.I32]*1000000;&quot;&quot;)" office:value-type="float" office:value="8886.58904700302" calcext:value-type="float">
            <text:p>8886.58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33]/[.D33]*[.C33];&quot;&quot;)">
            <text:p/>
          </table:table-cell>
          <table:table-cell table:style-name="ce148" table:formula="of:=IFERROR([.E33]*(1000/[.$B$3]);&quot;&quot;)">
            <text:p/>
          </table:table-cell>
          <table:table-cell table:style-name="ce149" table:formula="of:=IFERROR(&quot;1/&quot; &amp; TEXT(1000/[.F33]; &quot;0.00&quot;);&quot;&quot;)">
            <text:p/>
          </table:table-cell>
          <table:table-cell table:style-name="ce150" table:formula="of:=IFERROR([.F33]/[.B33]*1000000;&quot;&quot;)">
            <text:p/>
          </table:table-cell>
          <table:table-cell table:style-name="ce119" table:formula="of:=IF(ISBLANK([.B33]);&quot;&quot;;[.B33])">
            <text:p/>
          </table:table-cell>
          <table:table-cell table:style-name="ce150" table:formula="of:=IFERROR([.F33]/[.I33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60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62" calcext:value-type="float">
            <text:p>2662</text:p>
          </table:table-cell>
          <table:table-cell table:style-name="ce148" table:formula="of:=IFERROR([.B34]/[.D34]*[.C34];&quot;&quot;)" office:value-type="float" office:value="5.70999248685199" calcext:value-type="float">
            <text:p>5.7100</text:p>
          </table:table-cell>
          <table:table-cell table:style-name="ce148" table:formula="of:=IFERROR([.E34]*(1000/[.$B$3]);&quot;&quot;)" office:value-type="float" office:value="11.419984973704" calcext:value-type="float">
            <text:p>11.4200</text:p>
          </table:table-cell>
          <table:table-cell table:style-name="ce149" table:formula="of:=IFERROR(&quot;1/&quot; &amp; TEXT(1000/[.F34]; &quot;0.00&quot;);&quot;&quot;)" office:value-type="string" office:string-value="1/87.57" calcext:value-type="string">
            <text:p>1/87.57</text:p>
          </table:table-cell>
          <table:table-cell table:style-name="ce150" table:formula="of:=IFERROR([.F34]/[.B34]*1000000;&quot;&quot;)" office:value-type="float" office:value="3756.57400450789" calcext:value-type="float">
            <text:p>3756.574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4]/[.I34]*1000000;&quot;&quot;)" office:value-type="float" office:value="3595.18045468459" calcext:value-type="float">
            <text:p>3595.1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48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64" calcext:value-type="float">
            <text:p>2564</text:p>
          </table:table-cell>
          <table:table-cell table:style-name="ce148" table:formula="of:=IFERROR([.B35]/[.D35]*[.C35];&quot;&quot;)" office:value-type="float" office:value="5.92823712948518" calcext:value-type="float">
            <text:p>5.9282</text:p>
          </table:table-cell>
          <table:table-cell table:style-name="ce148" table:formula="of:=IFERROR([.E35]*(1000/[.$B$3]);&quot;&quot;)" office:value-type="float" office:value="11.8564742589704" calcext:value-type="float">
            <text:p>11.8565</text:p>
          </table:table-cell>
          <table:table-cell table:style-name="ce149" table:formula="of:=IFERROR(&quot;1/&quot; &amp; TEXT(1000/[.F35]; &quot;0.00&quot;);&quot;&quot;)" office:value-type="string" office:string-value="1/84.34" calcext:value-type="string">
            <text:p>1/84.34</text:p>
          </table:table-cell>
          <table:table-cell table:style-name="ce150" table:formula="of:=IFERROR([.F35]/[.B35]*1000000;&quot;&quot;)" office:value-type="float" office:value="3900.15600624025" calcext:value-type="float">
            <text:p>3900.156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5]/[.I35]*1000000;&quot;&quot;)" office:value-type="float" office:value="3732.59374819437" calcext:value-type="float">
            <text:p>3732.59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30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62" calcext:value-type="float">
            <text:p>2662</text:p>
          </table:table-cell>
          <table:table-cell table:style-name="ce148" table:formula="of:=IFERROR([.B36]/[.D36]*[.C36];&quot;&quot;)" office:value-type="float" office:value="5.70999248685199" calcext:value-type="float">
            <text:p>5.7100</text:p>
          </table:table-cell>
          <table:table-cell table:style-name="ce148" table:formula="of:=IFERROR([.E36]*(1000/[.$B$3]);&quot;&quot;)" office:value-type="float" office:value="11.419984973704" calcext:value-type="float">
            <text:p>11.4200</text:p>
          </table:table-cell>
          <table:table-cell table:style-name="ce149" table:formula="of:=IFERROR(&quot;1/&quot; &amp; TEXT(1000/[.F36]; &quot;0.00&quot;);&quot;&quot;)" office:value-type="string" office:string-value="1/87.57" calcext:value-type="string">
            <text:p>1/87.57</text:p>
          </table:table-cell>
          <table:table-cell table:style-name="ce150" table:formula="of:=IFERROR([.F36]/[.B36]*1000000;&quot;&quot;)" office:value-type="float" office:value="3756.57400450789" calcext:value-type="float">
            <text:p>3756.574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6]/[.I36]*1000000;&quot;&quot;)" office:value-type="float" office:value="3595.18045468459" calcext:value-type="float">
            <text:p>3595.18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24fps 420 10L 5760x3040 17-9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64" calcext:value-type="float">
            <text:p>2564</text:p>
          </table:table-cell>
          <table:table-cell table:style-name="ce148" table:formula="of:=IFERROR([.B37]/[.D37]*[.C37];&quot;&quot;)" office:value-type="float" office:value="5.92823712948518" calcext:value-type="float">
            <text:p>5.9282</text:p>
          </table:table-cell>
          <table:table-cell table:style-name="ce148" table:formula="of:=IFERROR([.E37]*(1000/[.$B$3]);&quot;&quot;)" office:value-type="float" office:value="11.8564742589704" calcext:value-type="float">
            <text:p>11.8565</text:p>
          </table:table-cell>
          <table:table-cell table:style-name="ce149" table:formula="of:=IFERROR(&quot;1/&quot; &amp; TEXT(1000/[.F37]; &quot;0.00&quot;);&quot;&quot;)" office:value-type="string" office:string-value="1/84.34" calcext:value-type="string">
            <text:p>1/84.34</text:p>
          </table:table-cell>
          <table:table-cell table:style-name="ce150" table:formula="of:=IFERROR([.F37]/[.B37]*1000000;&quot;&quot;)" office:value-type="float" office:value="3900.15600624025" calcext:value-type="float">
            <text:p>3900.156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7]/[.I37]*1000000;&quot;&quot;)" office:value-type="float" office:value="3732.59374819437" calcext:value-type="float">
            <text:p>3732.59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30fps 420 10L 5760x3040 17-9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5" calcext:value-type="float">
            <text:p>2695</text:p>
          </table:table-cell>
          <table:table-cell table:style-name="ce148" table:formula="of:=IFERROR([.B38]/[.D38]*[.C38];&quot;&quot;)" office:value-type="float" office:value="13.5361781076067" calcext:value-type="float">
            <text:p>13.5362</text:p>
          </table:table-cell>
          <table:table-cell table:style-name="ce148" table:formula="of:=IFERROR([.E38]*(1000/[.$B$3]);&quot;&quot;)" office:value-type="float" office:value="27.0723562152134" calcext:value-type="float">
            <text:p>27.0724</text:p>
          </table:table-cell>
          <table:table-cell table:style-name="ce149" table:formula="of:=IFERROR(&quot;1/&quot; &amp; TEXT(1000/[.F38]; &quot;0.00&quot;);&quot;&quot;)" office:value-type="string" office:string-value="1/36.94" calcext:value-type="string">
            <text:p>1/36.94</text:p>
          </table:table-cell>
          <table:table-cell table:style-name="ce150" table:formula="of:=IFERROR([.F38]/[.B38]*1000000;&quot;&quot;)" office:value-type="float" office:value="8905.38033395176" calcext:value-type="float">
            <text:p>8905.3803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8]/[.I38]*1000000;&quot;&quot;)" office:value-type="float" office:value="8522.77880849309" calcext:value-type="float">
            <text:p>8522.778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8k 24fps 420 10L 5760x3040 17-9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583" calcext:value-type="float">
            <text:p>2583</text:p>
          </table:table-cell>
          <table:table-cell table:style-name="ce148" table:formula="of:=IFERROR([.B39]/[.D39]*[.C39];&quot;&quot;)" office:value-type="float" office:value="14.123112659698" calcext:value-type="float">
            <text:p>14.1231</text:p>
          </table:table-cell>
          <table:table-cell table:style-name="ce148" table:formula="of:=IFERROR([.E39]*(1000/[.$B$3]);&quot;&quot;)" office:value-type="float" office:value="28.2462253193961" calcext:value-type="float">
            <text:p>28.2462</text:p>
          </table:table-cell>
          <table:table-cell table:style-name="ce149" table:formula="of:=IFERROR(&quot;1/&quot; &amp; TEXT(1000/[.F39]; &quot;0.00&quot;);&quot;&quot;)" office:value-type="string" office:string-value="1/35.40" calcext:value-type="string">
            <text:p>1/35.40</text:p>
          </table:table-cell>
          <table:table-cell table:style-name="ce150" table:formula="of:=IFERROR([.F39]/[.B39]*1000000;&quot;&quot;)" office:value-type="float" office:value="9291.52148664344" calcext:value-type="float">
            <text:p>9291.5215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39]/[.I39]*1000000;&quot;&quot;)" office:value-type="float" office:value="8892.3301931432" calcext:value-type="float">
            <text:p>8892.33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40]/[.D40]*[.C40];&quot;&quot;)">
            <text:p/>
          </table:table-cell>
          <table:table-cell table:style-name="ce148" table:formula="of:=IFERROR([.E40]*(1000/[.$B$3]);&quot;&quot;)">
            <text:p/>
          </table:table-cell>
          <table:table-cell table:style-name="ce149" table:formula="of:=IFERROR(&quot;1/&quot; &amp; TEXT(1000/[.F40]; &quot;0.00&quot;);&quot;&quot;)">
            <text:p/>
          </table:table-cell>
          <table:table-cell table:style-name="ce150" table:formula="of:=IFERROR([.F40]/[.B40]*1000000;&quot;&quot;)">
            <text:p/>
          </table:table-cell>
          <table:table-cell table:style-name="ce119" table:formula="of:=IF(ISBLANK([.B40]);&quot;&quot;;[.B40])">
            <text:p/>
          </table:table-cell>
          <table:table-cell table:style-name="ce150" table:formula="of:=IFERROR([.F40]/[.I4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60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26" calcext:value-type="float">
            <text:p>2826</text:p>
          </table:table-cell>
          <table:table-cell table:style-name="ce148" table:formula="of:=IFERROR([.B41]/[.D41]*[.C41];&quot;&quot;)" office:value-type="float" office:value="7.20169851380043" calcext:value-type="float">
            <text:p>7.2017</text:p>
          </table:table-cell>
          <table:table-cell table:style-name="ce148" table:formula="of:=IFERROR([.E41]*(1000/[.$B$3]);&quot;&quot;)" office:value-type="float" office:value="14.4033970276009" calcext:value-type="float">
            <text:p>14.4034</text:p>
          </table:table-cell>
          <table:table-cell table:style-name="ce149" table:formula="of:=IFERROR(&quot;1/&quot; &amp; TEXT(1000/[.F41]; &quot;0.00&quot;);&quot;&quot;)" office:value-type="string" office:string-value="1/69.43" calcext:value-type="string">
            <text:p>1/69.43</text:p>
          </table:table-cell>
          <table:table-cell table:style-name="ce150" table:formula="of:=IFERROR([.F41]/[.B41]*1000000;&quot;&quot;)" office:value-type="float" office:value="4246.28450106157" calcext:value-type="float">
            <text:p>4246.2845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1]/[.I41]*1000000;&quot;&quot;)" office:value-type="float" office:value="3600.84925690021" calcext:value-type="float">
            <text:p>3600.84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48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8" calcext:value-type="float">
            <text:p>2718</text:p>
          </table:table-cell>
          <table:table-cell table:style-name="ce148" table:formula="of:=IFERROR([.B42]/[.D42]*[.C42];&quot;&quot;)" office:value-type="float" office:value="7.4878587196468" calcext:value-type="float">
            <text:p>7.4879</text:p>
          </table:table-cell>
          <table:table-cell table:style-name="ce148" table:formula="of:=IFERROR([.E42]*(1000/[.$B$3]);&quot;&quot;)" office:value-type="float" office:value="14.9757174392936" calcext:value-type="float">
            <text:p>14.9757</text:p>
          </table:table-cell>
          <table:table-cell table:style-name="ce149" table:formula="of:=IFERROR(&quot;1/&quot; &amp; TEXT(1000/[.F42]; &quot;0.00&quot;);&quot;&quot;)" office:value-type="string" office:string-value="1/66.77" calcext:value-type="string">
            <text:p>1/66.77</text:p>
          </table:table-cell>
          <table:table-cell table:style-name="ce150" table:formula="of:=IFERROR([.F42]/[.B42]*1000000;&quot;&quot;)" office:value-type="float" office:value="4415.01103752759" calcext:value-type="float">
            <text:p>4415.011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2]/[.I42]*1000000;&quot;&quot;)" office:value-type="float" office:value="3743.9293598234" calcext:value-type="float">
            <text:p>3743.9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30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26" calcext:value-type="float">
            <text:p>2826</text:p>
          </table:table-cell>
          <table:table-cell table:style-name="ce148" table:formula="of:=IFERROR([.B43]/[.D43]*[.C43];&quot;&quot;)" office:value-type="float" office:value="7.20169851380043" calcext:value-type="float">
            <text:p>7.2017</text:p>
          </table:table-cell>
          <table:table-cell table:style-name="ce148" table:formula="of:=IFERROR([.E43]*(1000/[.$B$3]);&quot;&quot;)" office:value-type="float" office:value="14.4033970276009" calcext:value-type="float">
            <text:p>14.4034</text:p>
          </table:table-cell>
          <table:table-cell table:style-name="ce149" table:formula="of:=IFERROR(&quot;1/&quot; &amp; TEXT(1000/[.F43]; &quot;0.00&quot;);&quot;&quot;)" office:value-type="string" office:string-value="1/69.43" calcext:value-type="string">
            <text:p>1/69.43</text:p>
          </table:table-cell>
          <table:table-cell table:style-name="ce150" table:formula="of:=IFERROR([.F43]/[.B43]*1000000;&quot;&quot;)" office:value-type="float" office:value="4246.28450106157" calcext:value-type="float">
            <text:p>4246.2845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3]/[.I43]*1000000;&quot;&quot;)" office:value-type="float" office:value="3600.84925690021" calcext:value-type="float">
            <text:p>3600.84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24fps 420 10L 5088x3392 3:2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718" calcext:value-type="float">
            <text:p>2718</text:p>
          </table:table-cell>
          <table:table-cell table:style-name="ce148" table:formula="of:=IFERROR([.B44]/[.D44]*[.C44];&quot;&quot;)" office:value-type="float" office:value="7.4878587196468" calcext:value-type="float">
            <text:p>7.4879</text:p>
          </table:table-cell>
          <table:table-cell table:style-name="ce148" table:formula="of:=IFERROR([.E44]*(1000/[.$B$3]);&quot;&quot;)" office:value-type="float" office:value="14.9757174392936" calcext:value-type="float">
            <text:p>14.9757</text:p>
          </table:table-cell>
          <table:table-cell table:style-name="ce149" table:formula="of:=IFERROR(&quot;1/&quot; &amp; TEXT(1000/[.F44]; &quot;0.00&quot;);&quot;&quot;)" office:value-type="string" office:string-value="1/66.77" calcext:value-type="string">
            <text:p>1/66.77</text:p>
          </table:table-cell>
          <table:table-cell table:style-name="ce150" table:formula="of:=IFERROR([.F44]/[.B44]*1000000;&quot;&quot;)" office:value-type="float" office:value="4415.01103752759" calcext:value-type="float">
            <text:p>4415.011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4]/[.I44]*1000000;&quot;&quot;)" office:value-type="float" office:value="3743.9293598234" calcext:value-type="float">
            <text:p>3743.92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1k 24fps 420 10L 5088x3392 3:2 DR-Boost</text:p>
          </table:table-cell>
          <table:table-cell table:style-name="ce140" office:value-type="float" office:value="3392" calcext:value-type="float">
            <text:p>3392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3183" calcext:value-type="float">
            <text:p>3183</text:p>
          </table:table-cell>
          <table:table-cell table:style-name="ce148" table:formula="of:=IFERROR([.B45]/[.D45]*[.C45];&quot;&quot;)" office:value-type="float" office:value="17.0505812126924" calcext:value-type="float">
            <text:p>17.0506</text:p>
          </table:table-cell>
          <table:table-cell table:style-name="ce148" table:formula="of:=IFERROR([.E45]*(1000/[.$B$3]);&quot;&quot;)" office:value-type="float" office:value="34.1011624253849" calcext:value-type="float">
            <text:p>34.1012</text:p>
          </table:table-cell>
          <table:table-cell table:style-name="ce149" table:formula="of:=IFERROR(&quot;1/&quot; &amp; TEXT(1000/[.F45]; &quot;0.00&quot;);&quot;&quot;)" office:value-type="string" office:string-value="1/29.32" calcext:value-type="string">
            <text:p>1/29.32</text:p>
          </table:table-cell>
          <table:table-cell table:style-name="ce150" table:formula="of:=IFERROR([.F45]/[.B45]*1000000;&quot;&quot;)" office:value-type="float" office:value="10053.4087338988" calcext:value-type="float">
            <text:p>10053.408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5]/[.I45]*1000000;&quot;&quot;)" office:value-type="float" office:value="8525.29060634621" calcext:value-type="float">
            <text:p>8525.29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46]/[.D46]*[.C46];&quot;&quot;)">
            <text:p/>
          </table:table-cell>
          <table:table-cell table:style-name="ce148" table:formula="of:=IFERROR([.E46]*(1000/[.$B$3]);&quot;&quot;)">
            <text:p/>
          </table:table-cell>
          <table:table-cell table:style-name="ce149" table:formula="of:=IFERROR(&quot;1/&quot; &amp; TEXT(1000/[.F46]; &quot;0.00&quot;);&quot;&quot;)">
            <text:p/>
          </table:table-cell>
          <table:table-cell table:style-name="ce150" table:formula="of:=IFERROR([.F46]/[.B46]*1000000;&quot;&quot;)">
            <text:p/>
          </table:table-cell>
          <table:table-cell table:style-name="ce119" table:formula="of:=IF(ISBLANK([.B46]);&quot;&quot;;[.B46])">
            <text:p/>
          </table:table-cell>
          <table:table-cell table:style-name="ce150" table:formula="of:=IFERROR([.F46]/[.I4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60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94" calcext:value-type="float">
            <text:p>2994</text:p>
          </table:table-cell>
          <table:table-cell table:style-name="ce148" table:formula="of:=IFERROR([.B47]/[.D47]*[.C47];&quot;&quot;)" office:value-type="float" office:value="7.21442885771543" calcext:value-type="float">
            <text:p>7.2144</text:p>
          </table:table-cell>
          <table:table-cell table:style-name="ce148" table:formula="of:=IFERROR([.E47]*(1000/[.$B$3]);&quot;&quot;)" office:value-type="float" office:value="14.4288577154309" calcext:value-type="float">
            <text:p>14.4289</text:p>
          </table:table-cell>
          <table:table-cell table:style-name="ce149" table:formula="of:=IFERROR(&quot;1/&quot; &amp; TEXT(1000/[.F47]; &quot;0.00&quot;);&quot;&quot;)" office:value-type="string" office:string-value="1/69.31" calcext:value-type="string">
            <text:p>1/69.31</text:p>
          </table:table-cell>
          <table:table-cell table:style-name="ce150" table:formula="of:=IFERROR([.F47]/[.B47]*1000000;&quot;&quot;)" office:value-type="float" office:value="4008.01603206413" calcext:value-type="float">
            <text:p>4008.016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7]/[.I47]*1000000;&quot;&quot;)" office:value-type="float" office:value="3607.21442885772" calcext:value-type="float">
            <text:p>3607.21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48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4" calcext:value-type="float">
            <text:p>2884</text:p>
          </table:table-cell>
          <table:table-cell table:style-name="ce148" table:formula="of:=IFERROR([.B48]/[.D48]*[.C48];&quot;&quot;)" office:value-type="float" office:value="7.48959778085992" calcext:value-type="float">
            <text:p>7.4896</text:p>
          </table:table-cell>
          <table:table-cell table:style-name="ce148" table:formula="of:=IFERROR([.E48]*(1000/[.$B$3]);&quot;&quot;)" office:value-type="float" office:value="14.9791955617198" calcext:value-type="float">
            <text:p>14.9792</text:p>
          </table:table-cell>
          <table:table-cell table:style-name="ce149" table:formula="of:=IFERROR(&quot;1/&quot; &amp; TEXT(1000/[.F48]; &quot;0.00&quot;);&quot;&quot;)" office:value-type="string" office:string-value="1/66.76" calcext:value-type="string">
            <text:p>1/66.76</text:p>
          </table:table-cell>
          <table:table-cell table:style-name="ce150" table:formula="of:=IFERROR([.F48]/[.B48]*1000000;&quot;&quot;)" office:value-type="float" office:value="4160.88765603329" calcext:value-type="float">
            <text:p>4160.887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8]/[.I48]*1000000;&quot;&quot;)" office:value-type="float" office:value="3744.79889042996" calcext:value-type="float">
            <text:p>3744.79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30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94" calcext:value-type="float">
            <text:p>2994</text:p>
          </table:table-cell>
          <table:table-cell table:style-name="ce148" table:formula="of:=IFERROR([.B49]/[.D49]*[.C49];&quot;&quot;)" office:value-type="float" office:value="7.21442885771543" calcext:value-type="float">
            <text:p>7.2144</text:p>
          </table:table-cell>
          <table:table-cell table:style-name="ce148" table:formula="of:=IFERROR([.E49]*(1000/[.$B$3]);&quot;&quot;)" office:value-type="float" office:value="14.4288577154309" calcext:value-type="float">
            <text:p>14.4289</text:p>
          </table:table-cell>
          <table:table-cell table:style-name="ce149" table:formula="of:=IFERROR(&quot;1/&quot; &amp; TEXT(1000/[.F49]; &quot;0.00&quot;);&quot;&quot;)" office:value-type="string" office:string-value="1/69.31" calcext:value-type="string">
            <text:p>1/69.31</text:p>
          </table:table-cell>
          <table:table-cell table:style-name="ce150" table:formula="of:=IFERROR([.F49]/[.B49]*1000000;&quot;&quot;)" office:value-type="float" office:value="4008.01603206413" calcext:value-type="float">
            <text:p>4008.0160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49]/[.I49]*1000000;&quot;&quot;)" office:value-type="float" office:value="3607.21442885772" calcext:value-type="float">
            <text:p>3607.21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884" calcext:value-type="float">
            <text:p>2884</text:p>
          </table:table-cell>
          <table:table-cell table:style-name="ce148" table:formula="of:=IFERROR([.B50]/[.D50]*[.C50];&quot;&quot;)" office:value-type="float" office:value="7.48959778085992" calcext:value-type="float">
            <text:p>7.4896</text:p>
          </table:table-cell>
          <table:table-cell table:style-name="ce148" table:formula="of:=IFERROR([.E50]*(1000/[.$B$3]);&quot;&quot;)" office:value-type="float" office:value="14.9791955617198" calcext:value-type="float">
            <text:p>14.9792</text:p>
          </table:table-cell>
          <table:table-cell table:style-name="ce149" table:formula="of:=IFERROR(&quot;1/&quot; &amp; TEXT(1000/[.F50]; &quot;0.00&quot;);&quot;&quot;)" office:value-type="string" office:string-value="1/66.76" calcext:value-type="string">
            <text:p>1/66.76</text:p>
          </table:table-cell>
          <table:table-cell table:style-name="ce150" table:formula="of:=IFERROR([.F50]/[.B50]*1000000;&quot;&quot;)" office:value-type="float" office:value="4160.88765603329" calcext:value-type="float">
            <text:p>4160.8877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50]/[.I50]*1000000;&quot;&quot;)" office:value-type="float" office:value="3744.79889042996" calcext:value-type="float">
            <text:p>3744.79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160" calcext:value-type="float">
            <text:p>3160</text:p>
          </table:table-cell>
          <table:table-cell table:style-name="ce148" table:formula="of:=IFERROR([.B51]/[.D51]*[.C51];&quot;&quot;)" office:value-type="float" office:value="17.0886075949367" calcext:value-type="float">
            <text:p>17.0886</text:p>
          </table:table-cell>
          <table:table-cell table:style-name="ce148" table:formula="of:=IFERROR([.E51]*(1000/[.$B$3]);&quot;&quot;)" office:value-type="float" office:value="34.1772151898734" calcext:value-type="float">
            <text:p>34.1772</text:p>
          </table:table-cell>
          <table:table-cell table:style-name="ce149" table:formula="of:=IFERROR(&quot;1/&quot; &amp; TEXT(1000/[.F51]; &quot;0.00&quot;);&quot;&quot;)" office:value-type="string" office:string-value="1/29.26" calcext:value-type="string">
            <text:p>1/29.26</text:p>
          </table:table-cell>
          <table:table-cell table:style-name="ce150" table:formula="of:=IFERROR([.F51]/[.B51]*1000000;&quot;&quot;)" office:value-type="float" office:value="9493.67088607595" calcext:value-type="float">
            <text:p>9493.6709</text:p>
          </table:table-cell>
          <table:table-cell table:style-name="ce119" table:formula="of:=6000*2/3" office:value-type="float" office:value="4000" calcext:value-type="float">
            <text:p>4000</text:p>
          </table:table-cell>
          <table:table-cell table:style-name="ce150" table:formula="of:=IFERROR([.F51]/[.I51]*1000000;&quot;&quot;)" office:value-type="float" office:value="8544.30379746836" calcext:value-type="float">
            <text:p>8544.30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52]/[.D52]*[.C52];&quot;&quot;)">
            <text:p/>
          </table:table-cell>
          <table:table-cell table:style-name="ce148" table:formula="of:=IFERROR([.E52]*(1000/[.$B$3]);&quot;&quot;)">
            <text:p/>
          </table:table-cell>
          <table:table-cell table:style-name="ce149" table:formula="of:=IFERROR(&quot;1/&quot; &amp; TEXT(1000/[.F52]; &quot;0.00&quot;);&quot;&quot;)">
            <text:p/>
          </table:table-cell>
          <table:table-cell table:style-name="ce150" table:formula="of:=IFERROR([.F52]/[.B52]*1000000;&quot;&quot;)">
            <text:p/>
          </table:table-cell>
          <table:table-cell table:style-name="ce119" table:formula="of:=IF(ISBLANK([.B52]);&quot;&quot;;[.B52])">
            <text:p/>
          </table:table-cell>
          <table:table-cell table:style-name="ce150" table:formula="of:=IFERROR([.F52]/[.I5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60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8" calcext:value-type="float">
            <text:p>2778</text:p>
          </table:table-cell>
          <table:table-cell table:style-name="ce148" table:formula="of:=IFERROR([.B53]/[.D53]*[.C53];&quot;&quot;)" office:value-type="float" office:value="6.47948164146868" calcext:value-type="float">
            <text:p>6.4795</text:p>
          </table:table-cell>
          <table:table-cell table:style-name="ce148" table:formula="of:=IFERROR([.E53]*(1000/[.$B$3]);&quot;&quot;)" office:value-type="float" office:value="12.9589632829374" calcext:value-type="float">
            <text:p>12.9590</text:p>
          </table:table-cell>
          <table:table-cell table:style-name="ce149" table:formula="of:=IFERROR(&quot;1/&quot; &amp; TEXT(1000/[.F53]; &quot;0.00&quot;);&quot;&quot;)" office:value-type="string" office:string-value="1/77.17" calcext:value-type="string">
            <text:p>1/77.17</text:p>
          </table:table-cell>
          <table:table-cell table:style-name="ce150" table:formula="of:=IFERROR([.F53]/[.B53]*1000000;&quot;&quot;)" office:value-type="float" office:value="3599.71202303816" calcext:value-type="float">
            <text:p>3599.7120</text:p>
          </table:table-cell>
          <table:table-cell table:style-name="ce119" table:formula="of:=IF(ISBLANK([.B53]);&quot;&quot;;[.B53])" office:value-type="float" office:value="3600" calcext:value-type="float">
            <text:p>3600</text:p>
          </table:table-cell>
          <table:table-cell table:style-name="ce150" table:formula="of:=IFERROR([.F53]/[.I53]*1000000;&quot;&quot;)" office:value-type="float" office:value="3599.71202303816" calcext:value-type="float">
            <text:p>3599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48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54]/[.D54]*[.C54];&quot;&quot;)" office:value-type="float" office:value="6.72478206724782" calcext:value-type="float">
            <text:p>6.7248</text:p>
          </table:table-cell>
          <table:table-cell table:style-name="ce148" table:formula="of:=IFERROR([.E54]*(1000/[.$B$3]);&quot;&quot;)" office:value-type="float" office:value="13.4495641344956" calcext:value-type="float">
            <text:p>13.4496</text:p>
          </table:table-cell>
          <table:table-cell table:style-name="ce149" table:formula="of:=IFERROR(&quot;1/&quot; &amp; TEXT(1000/[.F54]; &quot;0.00&quot;);&quot;&quot;)" office:value-type="string" office:string-value="1/74.35" calcext:value-type="string">
            <text:p>1/74.35</text:p>
          </table:table-cell>
          <table:table-cell table:style-name="ce150" table:formula="of:=IFERROR([.F54]/[.B54]*1000000;&quot;&quot;)" office:value-type="float" office:value="3735.9900373599" calcext:value-type="float">
            <text:p>3735.9900</text:p>
          </table:table-cell>
          <table:table-cell table:style-name="ce119" table:formula="of:=IF(ISBLANK([.B54]);&quot;&quot;;[.B54])" office:value-type="float" office:value="3600" calcext:value-type="float">
            <text:p>3600</text:p>
          </table:table-cell>
          <table:table-cell table:style-name="ce150" table:formula="of:=IFERROR([.F54]/[.I54]*1000000;&quot;&quot;)" office:value-type="float" office:value="3735.9900373599" calcext:value-type="float">
            <text:p>3735.9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30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778" calcext:value-type="float">
            <text:p>2778</text:p>
          </table:table-cell>
          <table:table-cell table:style-name="ce148" table:formula="of:=IFERROR([.B55]/[.D55]*[.C55];&quot;&quot;)" office:value-type="float" office:value="6.47948164146868" calcext:value-type="float">
            <text:p>6.4795</text:p>
          </table:table-cell>
          <table:table-cell table:style-name="ce148" table:formula="of:=IFERROR([.E55]*(1000/[.$B$3]);&quot;&quot;)" office:value-type="float" office:value="12.9589632829374" calcext:value-type="float">
            <text:p>12.9590</text:p>
          </table:table-cell>
          <table:table-cell table:style-name="ce149" table:formula="of:=IFERROR(&quot;1/&quot; &amp; TEXT(1000/[.F55]; &quot;0.00&quot;);&quot;&quot;)" office:value-type="string" office:string-value="1/77.17" calcext:value-type="string">
            <text:p>1/77.17</text:p>
          </table:table-cell>
          <table:table-cell table:style-name="ce150" table:formula="of:=IFERROR([.F55]/[.B55]*1000000;&quot;&quot;)" office:value-type="float" office:value="3599.71202303816" calcext:value-type="float">
            <text:p>3599.7120</text:p>
          </table:table-cell>
          <table:table-cell table:style-name="ce119" table:formula="of:=IF(ISBLANK([.B55]);&quot;&quot;;[.B55])" office:value-type="float" office:value="3600" calcext:value-type="float">
            <text:p>3600</text:p>
          </table:table-cell>
          <table:table-cell table:style-name="ce150" table:formula="of:=IFERROR([.F55]/[.I55]*1000000;&quot;&quot;)" office:value-type="float" office:value="3599.71202303816" calcext:value-type="float">
            <text:p>3599.7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56]/[.D56]*[.C56];&quot;&quot;)" office:value-type="float" office:value="6.72478206724782" calcext:value-type="float">
            <text:p>6.7248</text:p>
          </table:table-cell>
          <table:table-cell table:style-name="ce148" table:formula="of:=IFERROR([.E56]*(1000/[.$B$3]);&quot;&quot;)" office:value-type="float" office:value="13.4495641344956" calcext:value-type="float">
            <text:p>13.4496</text:p>
          </table:table-cell>
          <table:table-cell table:style-name="ce149" table:formula="of:=IFERROR(&quot;1/&quot; &amp; TEXT(1000/[.F56]; &quot;0.00&quot;);&quot;&quot;)" office:value-type="string" office:string-value="1/74.35" calcext:value-type="string">
            <text:p>1/74.35</text:p>
          </table:table-cell>
          <table:table-cell table:style-name="ce150" table:formula="of:=IFERROR([.F56]/[.B56]*1000000;&quot;&quot;)" office:value-type="float" office:value="3735.9900373599" calcext:value-type="float">
            <text:p>3735.9900</text:p>
          </table:table-cell>
          <table:table-cell table:style-name="ce119" table:formula="of:=IF(ISBLANK([.B56]);&quot;&quot;;[.B56])" office:value-type="float" office:value="3600" calcext:value-type="float">
            <text:p>3600</text:p>
          </table:table-cell>
          <table:table-cell table:style-name="ce150" table:formula="of:=IFERROR([.F56]/[.I56]*1000000;&quot;&quot;)" office:value-type="float" office:value="3735.9900373599" calcext:value-type="float">
            <text:p>3735.99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8k 24fps 420 10L 4800x3600 4:3 Pixel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287" calcext:value-type="float">
            <text:p>3287</text:p>
          </table:table-cell>
          <table:table-cell table:style-name="ce148" table:formula="of:=IFERROR([.B57]/[.D57]*[.C57];&quot;&quot;)" office:value-type="float" office:value="15.3331305141466" calcext:value-type="float">
            <text:p>15.3331</text:p>
          </table:table-cell>
          <table:table-cell table:style-name="ce148" table:formula="of:=IFERROR([.E57]*(1000/[.$B$3]);&quot;&quot;)" office:value-type="float" office:value="30.6662610282933" calcext:value-type="float">
            <text:p>30.6663</text:p>
          </table:table-cell>
          <table:table-cell table:style-name="ce149" table:formula="of:=IFERROR(&quot;1/&quot; &amp; TEXT(1000/[.F57]; &quot;0.00&quot;);&quot;&quot;)" office:value-type="string" office:string-value="1/32.61" calcext:value-type="string">
            <text:p>1/32.61</text:p>
          </table:table-cell>
          <table:table-cell table:style-name="ce150" table:formula="of:=IFERROR([.F57]/[.B57]*1000000;&quot;&quot;)" office:value-type="float" office:value="8518.40584119258" calcext:value-type="float">
            <text:p>8518.4058</text:p>
          </table:table-cell>
          <table:table-cell table:style-name="ce119" table:formula="of:=IF(ISBLANK([.B57]);&quot;&quot;;[.B57])" office:value-type="float" office:value="3600" calcext:value-type="float">
            <text:p>3600</text:p>
          </table:table-cell>
          <table:table-cell table:style-name="ce150" table:formula="of:=IFERROR([.F57]/[.I57]*1000000;&quot;&quot;)" office:value-type="float" office:value="8518.40584119258" calcext:value-type="float">
            <text:p>8518.40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58]/[.D58]*[.C58];&quot;&quot;)">
            <text:p/>
          </table:table-cell>
          <table:table-cell table:style-name="ce148" table:formula="of:=IFERROR([.E58]*(1000/[.$B$3]);&quot;&quot;)">
            <text:p/>
          </table:table-cell>
          <table:table-cell table:style-name="ce149" table:formula="of:=IFERROR(&quot;1/&quot; &amp; TEXT(1000/[.F58]; &quot;0.00&quot;);&quot;&quot;)">
            <text:p/>
          </table:table-cell>
          <table:table-cell table:style-name="ce150" table:formula="of:=IFERROR([.F58]/[.B58]*1000000;&quot;&quot;)">
            <text:p/>
          </table:table-cell>
          <table:table-cell table:style-name="ce119" table:formula="of:=IF(ISBLANK([.B58]);&quot;&quot;;[.B58])">
            <text:p/>
          </table:table-cell>
          <table:table-cell table:style-name="ce150" table:formula="of:=IFERROR([.F58]/[.I5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120fps 420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38" calcext:value-type="float">
            <text:p>1438</text:p>
          </table:table-cell>
          <table:table-cell table:style-name="ce148" table:formula="of:=IFERROR([.B59]/[.D59]*[.C59];&quot;&quot;)" office:value-type="float" office:value="3.47148817802503" calcext:value-type="float">
            <text:p>3.4715</text:p>
          </table:table-cell>
          <table:table-cell table:style-name="ce148" table:formula="of:=IFERROR([.E59]*(1000/[.$B$3]);&quot;&quot;)" office:value-type="float" office:value="6.94297635605007" calcext:value-type="float">
            <text:p>6.9430</text:p>
          </table:table-cell>
          <table:table-cell table:style-name="ce149" table:formula="of:=IFERROR(&quot;1/&quot; &amp; TEXT(1000/[.F59]; &quot;0.00&quot;);&quot;&quot;)" office:value-type="string" office:string-value="1/144.03" calcext:value-type="string">
            <text:p>1/144.03</text:p>
          </table:table-cell>
          <table:table-cell table:style-name="ce150" table:formula="of:=IFERROR([.F59]/[.B59]*1000000;&quot;&quot;)" office:value-type="float" office:value="2781.64116828929" calcext:value-type="float">
            <text:p>2781.6412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59]/[.I59]*1000000;&quot;&quot;)" office:value-type="float" office:value="2614.07242321162" calcext:value-type="float">
            <text:p>2614.0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60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60]/[.D60]*[.C60];&quot;&quot;)" office:value-type="float" office:value="4.7816091954023" calcext:value-type="float">
            <text:p>4.7816</text:p>
          </table:table-cell>
          <table:table-cell table:style-name="ce148" table:formula="of:=IFERROR([.E60]*(1000/[.$B$3]);&quot;&quot;)" office:value-type="float" office:value="9.5632183908046" calcext:value-type="float">
            <text:p>9.5632</text:p>
          </table:table-cell>
          <table:table-cell table:style-name="ce149" table:formula="of:=IFERROR(&quot;1/&quot; &amp; TEXT(1000/[.F60]; &quot;0.00&quot;);&quot;&quot;)" office:value-type="string" office:string-value="1/104.57" calcext:value-type="string">
            <text:p>1/104.57</text:p>
          </table:table-cell>
          <table:table-cell table:style-name="ce150" table:formula="of:=IFERROR([.F60]/[.B60]*1000000;&quot;&quot;)" office:value-type="float" office:value="3831.41762452107" calcext:value-type="float">
            <text:p>3831.417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0]/[.I60]*1000000;&quot;&quot;)" office:value-type="float" office:value="3600.60933388727" calcext:value-type="float">
            <text:p>3600.60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48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09" calcext:value-type="float">
            <text:p>2009</text:p>
          </table:table-cell>
          <table:table-cell table:style-name="ce148" table:formula="of:=IFERROR([.B61]/[.D61]*[.C61];&quot;&quot;)" office:value-type="float" office:value="4.96963663514186" calcext:value-type="float">
            <text:p>4.9696</text:p>
          </table:table-cell>
          <table:table-cell table:style-name="ce148" table:formula="of:=IFERROR([.E61]*(1000/[.$B$3]);&quot;&quot;)" office:value-type="float" office:value="9.93927327028372" calcext:value-type="float">
            <text:p>9.9393</text:p>
          </table:table-cell>
          <table:table-cell table:style-name="ce149" table:formula="of:=IFERROR(&quot;1/&quot; &amp; TEXT(1000/[.F61]; &quot;0.00&quot;);&quot;&quot;)" office:value-type="string" office:string-value="1/100.61" calcext:value-type="string">
            <text:p>1/100.61</text:p>
          </table:table-cell>
          <table:table-cell table:style-name="ce150" table:formula="of:=IFERROR([.F61]/[.B61]*1000000;&quot;&quot;)" office:value-type="float" office:value="3982.0806371329" calcext:value-type="float">
            <text:p>3982.080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1]/[.I61]*1000000;&quot;&quot;)" office:value-type="float" office:value="3742.196261402" calcext:value-type="float">
            <text:p>3742.19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30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62]/[.D62]*[.C62];&quot;&quot;)" office:value-type="float" office:value="4.7816091954023" calcext:value-type="float">
            <text:p>4.7816</text:p>
          </table:table-cell>
          <table:table-cell table:style-name="ce148" table:formula="of:=IFERROR([.E62]*(1000/[.$B$3]);&quot;&quot;)" office:value-type="float" office:value="9.5632183908046" calcext:value-type="float">
            <text:p>9.5632</text:p>
          </table:table-cell>
          <table:table-cell table:style-name="ce149" table:formula="of:=IFERROR(&quot;1/&quot; &amp; TEXT(1000/[.F62]; &quot;0.00&quot;);&quot;&quot;)" office:value-type="string" office:string-value="1/104.57" calcext:value-type="string">
            <text:p>1/104.57</text:p>
          </table:table-cell>
          <table:table-cell table:style-name="ce150" table:formula="of:=IFERROR([.F62]/[.B62]*1000000;&quot;&quot;)" office:value-type="float" office:value="3831.41762452107" calcext:value-type="float">
            <text:p>3831.417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2]/[.I62]*1000000;&quot;&quot;)" office:value-type="float" office:value="3600.60933388727" calcext:value-type="float">
            <text:p>3600.60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APS-C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09" calcext:value-type="float">
            <text:p>2009</text:p>
          </table:table-cell>
          <table:table-cell table:style-name="ce148" table:formula="of:=IFERROR([.B63]/[.D63]*[.C63];&quot;&quot;)" office:value-type="float" office:value="4.96963663514186" calcext:value-type="float">
            <text:p>4.9696</text:p>
          </table:table-cell>
          <table:table-cell table:style-name="ce148" table:formula="of:=IFERROR([.E63]*(1000/[.$B$3]);&quot;&quot;)" office:value-type="float" office:value="9.93927327028372" calcext:value-type="float">
            <text:p>9.9393</text:p>
          </table:table-cell>
          <table:table-cell table:style-name="ce149" table:formula="of:=IFERROR(&quot;1/&quot; &amp; TEXT(1000/[.F63]; &quot;0.00&quot;);&quot;&quot;)" office:value-type="string" office:string-value="1/100.61" calcext:value-type="string">
            <text:p>1/100.61</text:p>
          </table:table-cell>
          <table:table-cell table:style-name="ce150" table:formula="of:=IFERROR([.F63]/[.B63]*1000000;&quot;&quot;)" office:value-type="float" office:value="3982.0806371329" calcext:value-type="float">
            <text:p>3982.0806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3]/[.I63]*1000000;&quot;&quot;)" office:value-type="float" office:value="3742.196261402" calcext:value-type="float">
            <text:p>3742.19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APS-C DR-Boost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112" calcext:value-type="float">
            <text:p>2112</text:p>
          </table:table-cell>
          <table:table-cell table:style-name="ce148" table:formula="of:=IFERROR([.B64]/[.D64]*[.C64];&quot;&quot;)" office:value-type="float" office:value="11.8181818181818" calcext:value-type="float">
            <text:p>11.8182</text:p>
          </table:table-cell>
          <table:table-cell table:style-name="ce148" table:formula="of:=IFERROR([.E64]*(1000/[.$B$3]);&quot;&quot;)" office:value-type="float" office:value="23.6363636363636" calcext:value-type="float">
            <text:p>23.6364</text:p>
          </table:table-cell>
          <table:table-cell table:style-name="ce149" table:formula="of:=IFERROR(&quot;1/&quot; &amp; TEXT(1000/[.F64]; &quot;0.00&quot;);&quot;&quot;)" office:value-type="string" office:string-value="1/42.31" calcext:value-type="string">
            <text:p>1/42.31</text:p>
          </table:table-cell>
          <table:table-cell table:style-name="ce150" table:formula="of:=IFERROR([.F64]/[.B64]*1000000;&quot;&quot;)" office:value-type="float" office:value="9469.69696969697" calcext:value-type="float">
            <text:p>9469.6970</text:p>
          </table:table-cell>
          <table:table-cell table:style-name="ce119" office:value-type="float" office:value="2656" calcext:value-type="float">
            <text:p>2656</text:p>
          </table:table-cell>
          <table:table-cell table:style-name="ce150" table:formula="of:=IFERROR([.F64]/[.I64]*1000000;&quot;&quot;)" office:value-type="float" office:value="8899.23329682366" calcext:value-type="float">
            <text:p>8899.2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65]/[.D65]*[.C65];&quot;&quot;)">
            <text:p/>
          </table:table-cell>
          <table:table-cell table:style-name="ce148" table:formula="of:=IFERROR([.E65]*(1000/[.$B$3]);&quot;&quot;)">
            <text:p/>
          </table:table-cell>
          <table:table-cell table:style-name="ce149" table:formula="of:=IFERROR(&quot;1/&quot; &amp; TEXT(1000/[.F65]; &quot;0.00&quot;);&quot;&quot;)">
            <text:p/>
          </table:table-cell>
          <table:table-cell table:style-name="ce150" table:formula="of:=IFERROR([.F65]/[.B65]*1000000;&quot;&quot;)">
            <text:p/>
          </table:table-cell>
          <table:table-cell table:style-name="ce119" table:formula="of:=IF(ISBLANK([.B65]);&quot;&quot;;[.B65])">
            <text:p/>
          </table:table-cell>
          <table:table-cell table:style-name="ce150" table:formula="of:=IFERROR([.F65]/[.I6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120fps 420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2175" calcext:value-type="float">
            <text:p>2175</text:p>
          </table:table-cell>
          <table:table-cell table:style-name="ce148" table:formula="of:=IFERROR([.B66]/[.D66]*[.C66];&quot;&quot;)" office:value-type="float" office:value="3.44275862068965" calcext:value-type="float">
            <text:p>3.4428</text:p>
          </table:table-cell>
          <table:table-cell table:style-name="ce148" table:formula="of:=IFERROR([.E66]*(1000/[.$B$3]);&quot;&quot;)" office:value-type="float" office:value="6.88551724137931" calcext:value-type="float">
            <text:p>6.8855</text:p>
          </table:table-cell>
          <table:table-cell table:style-name="ce149" table:formula="of:=IFERROR(&quot;1/&quot; &amp; TEXT(1000/[.F66]; &quot;0.00&quot;);&quot;&quot;)" office:value-type="string" office:string-value="1/145.23" calcext:value-type="string">
            <text:p>1/145.23</text:p>
          </table:table-cell>
          <table:table-cell table:style-name="ce150" table:formula="of:=IFERROR([.F66]/[.B66]*1000000;&quot;&quot;)" office:value-type="float" office:value="2758.62068965517" calcext:value-type="float">
            <text:p>2758.6207</text:p>
          </table:table-cell>
          <table:table-cell table:style-name="ce119" table:formula="of:=IF(ISBLANK([.B66]);&quot;&quot;;[.B66])" office:value-type="float" office:value="2496" calcext:value-type="float">
            <text:p>2496</text:p>
          </table:table-cell>
          <table:table-cell table:style-name="ce150" table:formula="of:=IFERROR([.F66]/[.I66]*1000000;&quot;&quot;)" office:value-type="float" office:value="2758.62068965517" calcext:value-type="float">
            <text:p>2758.6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60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1" calcext:value-type="float">
            <text:p>2221</text:p>
          </table:table-cell>
          <table:table-cell table:style-name="ce148" table:formula="of:=IFERROR([.B67]/[.D67]*[.C67];&quot;&quot;)" office:value-type="float" office:value="4.4952723998199" calcext:value-type="float">
            <text:p>4.4953</text:p>
          </table:table-cell>
          <table:table-cell table:style-name="ce148" table:formula="of:=IFERROR([.E67]*(1000/[.$B$3]);&quot;&quot;)" office:value-type="float" office:value="8.9905447996398" calcext:value-type="float">
            <text:p>8.9905</text:p>
          </table:table-cell>
          <table:table-cell table:style-name="ce149" table:formula="of:=IFERROR(&quot;1/&quot; &amp; TEXT(1000/[.F67]; &quot;0.00&quot;);&quot;&quot;)" office:value-type="string" office:string-value="1/111.23" calcext:value-type="string">
            <text:p>1/111.23</text:p>
          </table:table-cell>
          <table:table-cell table:style-name="ce150" table:formula="of:=IFERROR([.F67]/[.B67]*1000000;&quot;&quot;)" office:value-type="float" office:value="3601.98108959928" calcext:value-type="float">
            <text:p>3601.9811</text:p>
          </table:table-cell>
          <table:table-cell table:style-name="ce119" table:formula="of:=IF(ISBLANK([.B67]);&quot;&quot;;[.B67])" office:value-type="float" office:value="2496" calcext:value-type="float">
            <text:p>2496</text:p>
          </table:table-cell>
          <table:table-cell table:style-name="ce150" table:formula="of:=IFERROR([.F67]/[.I67]*1000000;&quot;&quot;)" office:value-type="float" office:value="3601.98108959928" calcext:value-type="float">
            <text:p>3601.98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48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44" calcext:value-type="float">
            <text:p>2144</text:p>
          </table:table-cell>
          <table:table-cell table:style-name="ce148" table:formula="of:=IFERROR([.B68]/[.D68]*[.C68];&quot;&quot;)" office:value-type="float" office:value="4.65671641791045" calcext:value-type="float">
            <text:p>4.6567</text:p>
          </table:table-cell>
          <table:table-cell table:style-name="ce148" table:formula="of:=IFERROR([.E68]*(1000/[.$B$3]);&quot;&quot;)" office:value-type="float" office:value="9.3134328358209" calcext:value-type="float">
            <text:p>9.3134</text:p>
          </table:table-cell>
          <table:table-cell table:style-name="ce149" table:formula="of:=IFERROR(&quot;1/&quot; &amp; TEXT(1000/[.F68]; &quot;0.00&quot;);&quot;&quot;)" office:value-type="string" office:string-value="1/107.37" calcext:value-type="string">
            <text:p>1/107.37</text:p>
          </table:table-cell>
          <table:table-cell table:style-name="ce150" table:formula="of:=IFERROR([.F68]/[.B68]*1000000;&quot;&quot;)" office:value-type="float" office:value="3731.34328358209" calcext:value-type="float">
            <text:p>3731.3433</text:p>
          </table:table-cell>
          <table:table-cell table:style-name="ce119" table:formula="of:=IF(ISBLANK([.B68]);&quot;&quot;;[.B68])" office:value-type="float" office:value="2496" calcext:value-type="float">
            <text:p>2496</text:p>
          </table:table-cell>
          <table:table-cell table:style-name="ce150" table:formula="of:=IFERROR([.F68]/[.I68]*1000000;&quot;&quot;)" office:value-type="float" office:value="3731.34328358209" calcext:value-type="float">
            <text:p>3731.34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30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1" calcext:value-type="float">
            <text:p>2221</text:p>
          </table:table-cell>
          <table:table-cell table:style-name="ce148" table:formula="of:=IFERROR([.B69]/[.D69]*[.C69];&quot;&quot;)" office:value-type="float" office:value="4.4952723998199" calcext:value-type="float">
            <text:p>4.4953</text:p>
          </table:table-cell>
          <table:table-cell table:style-name="ce148" table:formula="of:=IFERROR([.E69]*(1000/[.$B$3]);&quot;&quot;)" office:value-type="float" office:value="8.9905447996398" calcext:value-type="float">
            <text:p>8.9905</text:p>
          </table:table-cell>
          <table:table-cell table:style-name="ce149" table:formula="of:=IFERROR(&quot;1/&quot; &amp; TEXT(1000/[.F69]; &quot;0.00&quot;);&quot;&quot;)" office:value-type="string" office:string-value="1/111.23" calcext:value-type="string">
            <text:p>1/111.23</text:p>
          </table:table-cell>
          <table:table-cell table:style-name="ce150" table:formula="of:=IFERROR([.F69]/[.B69]*1000000;&quot;&quot;)" office:value-type="float" office:value="3601.98108959928" calcext:value-type="float">
            <text:p>3601.9811</text:p>
          </table:table-cell>
          <table:table-cell table:style-name="ce119" table:formula="of:=IF(ISBLANK([.B69]);&quot;&quot;;[.B69])" office:value-type="float" office:value="2496" calcext:value-type="float">
            <text:p>2496</text:p>
          </table:table-cell>
          <table:table-cell table:style-name="ce150" table:formula="of:=IFERROR([.F69]/[.I69]*1000000;&quot;&quot;)" office:value-type="float" office:value="3601.98108959928" calcext:value-type="float">
            <text:p>3601.98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Pixel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44" calcext:value-type="float">
            <text:p>2144</text:p>
          </table:table-cell>
          <table:table-cell table:style-name="ce148" table:formula="of:=IFERROR([.B70]/[.D70]*[.C70];&quot;&quot;)" office:value-type="float" office:value="4.65671641791045" calcext:value-type="float">
            <text:p>4.6567</text:p>
          </table:table-cell>
          <table:table-cell table:style-name="ce148" table:formula="of:=IFERROR([.E70]*(1000/[.$B$3]);&quot;&quot;)" office:value-type="float" office:value="9.3134328358209" calcext:value-type="float">
            <text:p>9.3134</text:p>
          </table:table-cell>
          <table:table-cell table:style-name="ce149" table:formula="of:=IFERROR(&quot;1/&quot; &amp; TEXT(1000/[.F70]; &quot;0.00&quot;);&quot;&quot;)" office:value-type="string" office:string-value="1/107.37" calcext:value-type="string">
            <text:p>1/107.37</text:p>
          </table:table-cell>
          <table:table-cell table:style-name="ce150" table:formula="of:=IFERROR([.F70]/[.B70]*1000000;&quot;&quot;)" office:value-type="float" office:value="3731.34328358209" calcext:value-type="float">
            <text:p>3731.3433</text:p>
          </table:table-cell>
          <table:table-cell table:style-name="ce119" table:formula="of:=IF(ISBLANK([.B70]);&quot;&quot;;[.B70])" office:value-type="float" office:value="2496" calcext:value-type="float">
            <text:p>2496</text:p>
          </table:table-cell>
          <table:table-cell table:style-name="ce150" table:formula="of:=IFERROR([.F70]/[.I70]*1000000;&quot;&quot;)" office:value-type="float" office:value="3731.34328358209" calcext:value-type="float">
            <text:p>3731.34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3.3k 24fps 422 10L 3328x2496 4:3 Pixel DR-Boost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248" calcext:value-type="float">
            <text:p>2248</text:p>
          </table:table-cell>
          <table:table-cell table:style-name="ce148" table:formula="of:=IFERROR([.B71]/[.D71]*[.C71];&quot;&quot;)" office:value-type="float" office:value="11.1032028469751" calcext:value-type="float">
            <text:p>11.1032</text:p>
          </table:table-cell>
          <table:table-cell table:style-name="ce148" table:formula="of:=IFERROR([.E71]*(1000/[.$B$3]);&quot;&quot;)" office:value-type="float" office:value="22.2064056939502" calcext:value-type="float">
            <text:p>22.2064</text:p>
          </table:table-cell>
          <table:table-cell table:style-name="ce149" table:formula="of:=IFERROR(&quot;1/&quot; &amp; TEXT(1000/[.F71]; &quot;0.00&quot;);&quot;&quot;)" office:value-type="string" office:string-value="1/45.03" calcext:value-type="string">
            <text:p>1/45.03</text:p>
          </table:table-cell>
          <table:table-cell table:style-name="ce150" table:formula="of:=IFERROR([.F71]/[.B71]*1000000;&quot;&quot;)" office:value-type="float" office:value="8896.79715302491" calcext:value-type="float">
            <text:p>8896.7972</text:p>
          </table:table-cell>
          <table:table-cell table:style-name="ce119" table:formula="of:=IF(ISBLANK([.B71]);&quot;&quot;;[.B71])" office:value-type="float" office:value="2496" calcext:value-type="float">
            <text:p>2496</text:p>
          </table:table-cell>
          <table:table-cell table:style-name="ce150" table:formula="of:=IFERROR([.F71]/[.I71]*1000000;&quot;&quot;)" office:value-type="float" office:value="8896.79715302491" calcext:value-type="float">
            <text:p>8896.79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72]/[.D72]*[.C72];&quot;&quot;)">
            <text:p/>
          </table:table-cell>
          <table:table-cell table:style-name="ce148" table:formula="of:=IFERROR([.E72]*(1000/[.$B$3]);&quot;&quot;)">
            <text:p/>
          </table:table-cell>
          <table:table-cell table:style-name="ce149" table:formula="of:=IFERROR(&quot;1/&quot; &amp; TEXT(1000/[.F72]; &quot;0.00&quot;);&quot;&quot;)">
            <text:p/>
          </table:table-cell>
          <table:table-cell table:style-name="ce150" table:formula="of:=IFERROR([.F72]/[.B72]*1000000;&quot;&quot;)">
            <text:p/>
          </table:table-cell>
          <table:table-cell table:style-name="ce119" table:formula="of:=IF(ISBLANK([.B72]);&quot;&quot;;[.B72])">
            <text:p/>
          </table:table-cell>
          <table:table-cell table:style-name="ce150" table:formula="of:=IFERROR([.F72]/[.I7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246" calcext:value-type="float">
            <text:p>1246</text:p>
          </table:table-cell>
          <table:table-cell table:style-name="ce148" table:formula="of:=IFERROR([.B73]/[.D73]*[.C73];&quot;&quot;)" office:value-type="float" office:value="3.46709470304976" calcext:value-type="float">
            <text:p>3.4671</text:p>
          </table:table-cell>
          <table:table-cell table:style-name="ce148" table:formula="of:=IFERROR([.E73]*(1000/[.$B$3]);&quot;&quot;)" office:value-type="float" office:value="6.93418940609952" calcext:value-type="float">
            <text:p>6.9342</text:p>
          </table:table-cell>
          <table:table-cell table:style-name="ce149" table:formula="of:=IFERROR(&quot;1/&quot; &amp; TEXT(1000/[.F73]; &quot;0.00&quot;);&quot;&quot;)" office:value-type="string" office:string-value="1/144.21" calcext:value-type="string">
            <text:p>1/144.21</text:p>
          </table:table-cell>
          <table:table-cell table:style-name="ce150" table:formula="of:=IFERROR([.F73]/[.B73]*1000000;&quot;&quot;)" office:value-type="float" office:value="3210.27287319422" calcext:value-type="float">
            <text:p>3210.272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3]/[.I73]*1000000;&quot;&quot;)" office:value-type="float" office:value="2182.98555377207" calcext:value-type="float">
            <text:p>2182.98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43" calcext:value-type="float">
            <text:p>1443</text:p>
          </table:table-cell>
          <table:table-cell table:style-name="ce148" table:formula="of:=IFERROR([.B74]/[.D74]*[.C74];&quot;&quot;)" office:value-type="float" office:value="4.49064449064449" calcext:value-type="float">
            <text:p>4.4906</text:p>
          </table:table-cell>
          <table:table-cell table:style-name="ce148" table:formula="of:=IFERROR([.E74]*(1000/[.$B$3]);&quot;&quot;)" office:value-type="float" office:value="8.98128898128898" calcext:value-type="float">
            <text:p>8.9813</text:p>
          </table:table-cell>
          <table:table-cell table:style-name="ce149" table:formula="of:=IFERROR(&quot;1/&quot; &amp; TEXT(1000/[.F74]; &quot;0.00&quot;);&quot;&quot;)" office:value-type="string" office:string-value="1/111.34" calcext:value-type="string">
            <text:p>1/111.34</text:p>
          </table:table-cell>
          <table:table-cell table:style-name="ce150" table:formula="of:=IFERROR([.F74]/[.B74]*1000000;&quot;&quot;)" office:value-type="float" office:value="4158.00415800416" calcext:value-type="float">
            <text:p>4158.004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4]/[.I74]*1000000;&quot;&quot;)" office:value-type="float" office:value="2827.44282744283" calcext:value-type="float">
            <text:p>2827.44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10" calcext:value-type="float">
            <text:p>1510</text:p>
          </table:table-cell>
          <table:table-cell table:style-name="ce148" table:formula="of:=IFERROR([.B75]/[.D75]*[.C75];&quot;&quot;)" office:value-type="float" office:value="5.72185430463576" calcext:value-type="float">
            <text:p>5.7219</text:p>
          </table:table-cell>
          <table:table-cell table:style-name="ce148" table:formula="of:=IFERROR([.E75]*(1000/[.$B$3]);&quot;&quot;)" office:value-type="float" office:value="11.4437086092715" calcext:value-type="float">
            <text:p>11.4437</text:p>
          </table:table-cell>
          <table:table-cell table:style-name="ce149" table:formula="of:=IFERROR(&quot;1/&quot; &amp; TEXT(1000/[.F75]; &quot;0.00&quot;);&quot;&quot;)" office:value-type="string" office:string-value="1/87.38" calcext:value-type="string">
            <text:p>1/87.38</text:p>
          </table:table-cell>
          <table:table-cell table:style-name="ce150" table:formula="of:=IFERROR([.F75]/[.B75]*1000000;&quot;&quot;)" office:value-type="float" office:value="5298.01324503311" calcext:value-type="float">
            <text:p>5298.01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5]/[.I75]*1000000;&quot;&quot;)" office:value-type="float" office:value="3602.64900662252" calcext:value-type="float">
            <text:p>3602.64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816" calcext:value-type="float">
            <text:p>1816</text:p>
          </table:table-cell>
          <table:table-cell table:style-name="ce148" table:formula="of:=IFERROR([.B76]/[.D76]*[.C76];&quot;&quot;)" office:value-type="float" office:value="5.94713656387665" calcext:value-type="float">
            <text:p>5.9471</text:p>
          </table:table-cell>
          <table:table-cell table:style-name="ce148" table:formula="of:=IFERROR([.E76]*(1000/[.$B$3]);&quot;&quot;)" office:value-type="float" office:value="11.8942731277533" calcext:value-type="float">
            <text:p>11.8943</text:p>
          </table:table-cell>
          <table:table-cell table:style-name="ce149" table:formula="of:=IFERROR(&quot;1/&quot; &amp; TEXT(1000/[.F76]; &quot;0.00&quot;);&quot;&quot;)" office:value-type="string" office:string-value="1/84.07" calcext:value-type="string">
            <text:p>1/84.07</text:p>
          </table:table-cell>
          <table:table-cell table:style-name="ce150" table:formula="of:=IFERROR([.F76]/[.B76]*1000000;&quot;&quot;)" office:value-type="float" office:value="5506.60792951542" calcext:value-type="float">
            <text:p>5506.607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6]/[.I76]*1000000;&quot;&quot;)" office:value-type="float" office:value="3744.49339207048" calcext:value-type="float">
            <text:p>3744.49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510" calcext:value-type="float">
            <text:p>1510</text:p>
          </table:table-cell>
          <table:table-cell table:style-name="ce148" table:formula="of:=IFERROR([.B77]/[.D77]*[.C77];&quot;&quot;)" office:value-type="float" office:value="5.72185430463576" calcext:value-type="float">
            <text:p>5.7219</text:p>
          </table:table-cell>
          <table:table-cell table:style-name="ce148" table:formula="of:=IFERROR([.E77]*(1000/[.$B$3]);&quot;&quot;)" office:value-type="float" office:value="11.4437086092715" calcext:value-type="float">
            <text:p>11.4437</text:p>
          </table:table-cell>
          <table:table-cell table:style-name="ce149" table:formula="of:=IFERROR(&quot;1/&quot; &amp; TEXT(1000/[.F77]; &quot;0.00&quot;);&quot;&quot;)" office:value-type="string" office:string-value="1/87.38" calcext:value-type="string">
            <text:p>1/87.38</text:p>
          </table:table-cell>
          <table:table-cell table:style-name="ce150" table:formula="of:=IFERROR([.F77]/[.B77]*1000000;&quot;&quot;)" office:value-type="float" office:value="5298.01324503311" calcext:value-type="float">
            <text:p>5298.01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7]/[.I77]*1000000;&quot;&quot;)" office:value-type="float" office:value="3602.64900662252" calcext:value-type="float">
            <text:p>3602.64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816" calcext:value-type="float">
            <text:p>1816</text:p>
          </table:table-cell>
          <table:table-cell table:style-name="ce148" table:formula="of:=IFERROR([.B78]/[.D78]*[.C78];&quot;&quot;)" office:value-type="float" office:value="5.94713656387665" calcext:value-type="float">
            <text:p>5.9471</text:p>
          </table:table-cell>
          <table:table-cell table:style-name="ce148" table:formula="of:=IFERROR([.E78]*(1000/[.$B$3]);&quot;&quot;)" office:value-type="float" office:value="11.8942731277533" calcext:value-type="float">
            <text:p>11.8943</text:p>
          </table:table-cell>
          <table:table-cell table:style-name="ce149" table:formula="of:=IFERROR(&quot;1/&quot; &amp; TEXT(1000/[.F78]; &quot;0.00&quot;);&quot;&quot;)" office:value-type="string" office:string-value="1/84.07" calcext:value-type="string">
            <text:p>1/84.07</text:p>
          </table:table-cell>
          <table:table-cell table:style-name="ce150" table:formula="of:=IFERROR([.F78]/[.B78]*1000000;&quot;&quot;)" office:value-type="float" office:value="5506.60792951542" calcext:value-type="float">
            <text:p>5506.6079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8]/[.I78]*1000000;&quot;&quot;)" office:value-type="float" office:value="3744.49339207048" calcext:value-type="float">
            <text:p>3744.49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14" calcext:value-type="float">
            <text:p>1914</text:p>
          </table:table-cell>
          <table:table-cell table:style-name="ce148" table:formula="of:=IFERROR([.B79]/[.D79]*[.C79];&quot;&quot;)" office:value-type="float" office:value="13.5423197492163" calcext:value-type="float">
            <text:p>13.5423</text:p>
          </table:table-cell>
          <table:table-cell table:style-name="ce148" table:formula="of:=IFERROR([.E79]*(1000/[.$B$3]);&quot;&quot;)" office:value-type="float" office:value="27.0846394984326" calcext:value-type="float">
            <text:p>27.0846</text:p>
          </table:table-cell>
          <table:table-cell table:style-name="ce149" table:formula="of:=IFERROR(&quot;1/&quot; &amp; TEXT(1000/[.F79]; &quot;0.00&quot;);&quot;&quot;)" office:value-type="string" office:string-value="1/36.92" calcext:value-type="string">
            <text:p>1/36.92</text:p>
          </table:table-cell>
          <table:table-cell table:style-name="ce150" table:formula="of:=IFERROR([.F79]/[.B79]*1000000;&quot;&quot;)" office:value-type="float" office:value="12539.1849529781" calcext:value-type="float">
            <text:p>12539.1850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79]/[.I79]*1000000;&quot;&quot;)" office:value-type="float" office:value="8526.64576802508" calcext:value-type="float">
            <text:p>8526.64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833" calcext:value-type="float">
            <text:p>1833</text:p>
          </table:table-cell>
          <table:table-cell table:style-name="ce148" table:formula="of:=IFERROR([.B80]/[.D80]*[.C80];&quot;&quot;)" office:value-type="float" office:value="14.1407528641571" calcext:value-type="float">
            <text:p>14.1408</text:p>
          </table:table-cell>
          <table:table-cell table:style-name="ce148" table:formula="of:=IFERROR([.E80]*(1000/[.$B$3]);&quot;&quot;)" office:value-type="float" office:value="28.2815057283142" calcext:value-type="float">
            <text:p>28.2815</text:p>
          </table:table-cell>
          <table:table-cell table:style-name="ce149" table:formula="of:=IFERROR(&quot;1/&quot; &amp; TEXT(1000/[.F80]; &quot;0.00&quot;);&quot;&quot;)" office:value-type="string" office:string-value="1/35.36" calcext:value-type="string">
            <text:p>1/35.36</text:p>
          </table:table-cell>
          <table:table-cell table:style-name="ce150" table:formula="of:=IFERROR([.F80]/[.B80]*1000000;&quot;&quot;)" office:value-type="float" office:value="13093.2896890344" calcext:value-type="float">
            <text:p>13093.2897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80]/[.I80]*1000000;&quot;&quot;)" office:value-type="float" office:value="8903.43698854337" calcext:value-type="float">
            <text:p>8903.43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81]/[.D81]*[.C81];&quot;&quot;)">
            <text:p/>
          </table:table-cell>
          <table:table-cell table:style-name="ce148" table:formula="of:=IFERROR([.E81]*(1000/[.$B$3]);&quot;&quot;)">
            <text:p/>
          </table:table-cell>
          <table:table-cell table:style-name="ce149" table:formula="of:=IFERROR(&quot;1/&quot; &amp; TEXT(1000/[.F81]; &quot;0.00&quot;);&quot;&quot;)">
            <text:p/>
          </table:table-cell>
          <table:table-cell table:style-name="ce150" table:formula="of:=IFERROR([.F81]/[.B81]*1000000;&quot;&quot;)">
            <text:p/>
          </table:table-cell>
          <table:table-cell table:style-name="ce119" table:formula="of:=IF(ISBLANK([.B81]);&quot;&quot;;[.B81])">
            <text:p/>
          </table:table-cell>
          <table:table-cell table:style-name="ce150" table:formula="of:=IFERROR([.F81]/[.I8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42" calcext:value-type="float">
            <text:p>1442</text:p>
          </table:table-cell>
          <table:table-cell table:style-name="ce148" table:formula="of:=IFERROR([.B82]/[.D82]*[.C82];&quot;&quot;)" office:value-type="float" office:value="2.99583911234397" calcext:value-type="float">
            <text:p>2.9958</text:p>
          </table:table-cell>
          <table:table-cell table:style-name="ce148" table:formula="of:=IFERROR([.E82]*(1000/[.$B$3]);&quot;&quot;)" office:value-type="float" office:value="5.99167822468793" calcext:value-type="float">
            <text:p>5.9917</text:p>
          </table:table-cell>
          <table:table-cell table:style-name="ce149" table:formula="of:=IFERROR(&quot;1/&quot; &amp; TEXT(1000/[.F82]; &quot;0.00&quot;);&quot;&quot;)" office:value-type="string" office:string-value="1/166.90" calcext:value-type="string">
            <text:p>1/166.90</text:p>
          </table:table-cell>
          <table:table-cell table:style-name="ce150" table:formula="of:=IFERROR([.F82]/[.B82]*1000000;&quot;&quot;)" office:value-type="float" office:value="2773.92510402219" calcext:value-type="float">
            <text:p>2773.9251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2]/[.I82]*1000000;&quot;&quot;)" office:value-type="float" office:value="2829.40360610264" calcext:value-type="float">
            <text:p>2829.403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99" calcext:value-type="float">
            <text:p>1699</text:p>
          </table:table-cell>
          <table:table-cell table:style-name="ce148" table:formula="of:=IFERROR([.B83]/[.D83]*[.C83];&quot;&quot;)" office:value-type="float" office:value="3.81400824014126" calcext:value-type="float">
            <text:p>3.8140</text:p>
          </table:table-cell>
          <table:table-cell table:style-name="ce148" table:formula="of:=IFERROR([.E83]*(1000/[.$B$3]);&quot;&quot;)" office:value-type="float" office:value="7.62801648028252" calcext:value-type="float">
            <text:p>7.6280</text:p>
          </table:table-cell>
          <table:table-cell table:style-name="ce149" table:formula="of:=IFERROR(&quot;1/&quot; &amp; TEXT(1000/[.F83]; &quot;0.00&quot;);&quot;&quot;)" office:value-type="string" office:string-value="1/131.10" calcext:value-type="string">
            <text:p>1/131.10</text:p>
          </table:table-cell>
          <table:table-cell table:style-name="ce150" table:formula="of:=IFERROR([.F83]/[.B83]*1000000;&quot;&quot;)" office:value-type="float" office:value="3531.48911124191" calcext:value-type="float">
            <text:p>3531.4891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3]/[.I83]*1000000;&quot;&quot;)" office:value-type="float" office:value="3602.11889346675" calcext:value-type="float">
            <text:p>3602.11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53" calcext:value-type="float">
            <text:p>1853</text:p>
          </table:table-cell>
          <table:table-cell table:style-name="ce148" table:formula="of:=IFERROR([.B84]/[.D84]*[.C84];&quot;&quot;)" office:value-type="float" office:value="4.66270912034539" calcext:value-type="float">
            <text:p>4.6627</text:p>
          </table:table-cell>
          <table:table-cell table:style-name="ce148" table:formula="of:=IFERROR([.E84]*(1000/[.$B$3]);&quot;&quot;)" office:value-type="float" office:value="9.32541824069077" calcext:value-type="float">
            <text:p>9.3254</text:p>
          </table:table-cell>
          <table:table-cell table:style-name="ce149" table:formula="of:=IFERROR(&quot;1/&quot; &amp; TEXT(1000/[.F84]; &quot;0.00&quot;);&quot;&quot;)" office:value-type="string" office:string-value="1/107.23" calcext:value-type="string">
            <text:p>1/107.23</text:p>
          </table:table-cell>
          <table:table-cell table:style-name="ce150" table:formula="of:=IFERROR([.F84]/[.B84]*1000000;&quot;&quot;)" office:value-type="float" office:value="4317.32325957906" calcext:value-type="float">
            <text:p>4317.3233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4]/[.I84]*1000000;&quot;&quot;)" office:value-type="float" office:value="4403.66972477064" calcext:value-type="float">
            <text:p>4403.66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4" calcext:value-type="float">
            <text:p>1394</text:p>
          </table:table-cell>
          <table:table-cell table:style-name="ce148" table:formula="of:=IFERROR([.B85]/[.D85]*[.C85];&quot;&quot;)" office:value-type="float" office:value="4.64849354375897" calcext:value-type="float">
            <text:p>4.6485</text:p>
          </table:table-cell>
          <table:table-cell table:style-name="ce148" table:formula="of:=IFERROR([.E85]*(1000/[.$B$3]);&quot;&quot;)" office:value-type="float" office:value="9.29698708751793" calcext:value-type="float">
            <text:p>9.2970</text:p>
          </table:table-cell>
          <table:table-cell table:style-name="ce149" table:formula="of:=IFERROR(&quot;1/&quot; &amp; TEXT(1000/[.F85]; &quot;0.00&quot;);&quot;&quot;)" office:value-type="string" office:string-value="1/107.56" calcext:value-type="string">
            <text:p>1/107.56</text:p>
          </table:table-cell>
          <table:table-cell table:style-name="ce150" table:formula="of:=IFERROR([.F85]/[.B85]*1000000;&quot;&quot;)" office:value-type="float" office:value="4304.16068866571" calcext:value-type="float">
            <text:p>4304.1607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5]/[.I85]*1000000;&quot;&quot;)" office:value-type="float" office:value="4390.24390243903" calcext:value-type="float">
            <text:p>4390.24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53" calcext:value-type="float">
            <text:p>1853</text:p>
          </table:table-cell>
          <table:table-cell table:style-name="ce148" table:formula="of:=IFERROR([.B86]/[.D86]*[.C86];&quot;&quot;)" office:value-type="float" office:value="4.66270912034539" calcext:value-type="float">
            <text:p>4.6627</text:p>
          </table:table-cell>
          <table:table-cell table:style-name="ce148" table:formula="of:=IFERROR([.E86]*(1000/[.$B$3]);&quot;&quot;)" office:value-type="float" office:value="9.32541824069077" calcext:value-type="float">
            <text:p>9.3254</text:p>
          </table:table-cell>
          <table:table-cell table:style-name="ce149" table:formula="of:=IFERROR(&quot;1/&quot; &amp; TEXT(1000/[.F86]; &quot;0.00&quot;);&quot;&quot;)" office:value-type="string" office:string-value="1/107.23" calcext:value-type="string">
            <text:p>1/107.23</text:p>
          </table:table-cell>
          <table:table-cell table:style-name="ce150" table:formula="of:=IFERROR([.F86]/[.B86]*1000000;&quot;&quot;)" office:value-type="float" office:value="4317.32325957906" calcext:value-type="float">
            <text:p>4317.3233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6]/[.I86]*1000000;&quot;&quot;)" office:value-type="float" office:value="4403.66972477064" calcext:value-type="float">
            <text:p>4403.66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94" calcext:value-type="float">
            <text:p>1394</text:p>
          </table:table-cell>
          <table:table-cell table:style-name="ce148" table:formula="of:=IFERROR([.B87]/[.D87]*[.C87];&quot;&quot;)" office:value-type="float" office:value="4.64849354375897" calcext:value-type="float">
            <text:p>4.6485</text:p>
          </table:table-cell>
          <table:table-cell table:style-name="ce148" table:formula="of:=IFERROR([.E87]*(1000/[.$B$3]);&quot;&quot;)" office:value-type="float" office:value="9.29698708751793" calcext:value-type="float">
            <text:p>9.2970</text:p>
          </table:table-cell>
          <table:table-cell table:style-name="ce149" table:formula="of:=IFERROR(&quot;1/&quot; &amp; TEXT(1000/[.F87]; &quot;0.00&quot;);&quot;&quot;)" office:value-type="string" office:string-value="1/107.56" calcext:value-type="string">
            <text:p>1/107.56</text:p>
          </table:table-cell>
          <table:table-cell table:style-name="ce150" table:formula="of:=IFERROR([.F87]/[.B87]*1000000;&quot;&quot;)" office:value-type="float" office:value="4304.16068866571" calcext:value-type="float">
            <text:p>4304.1607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7]/[.I87]*1000000;&quot;&quot;)" office:value-type="float" office:value="4390.24390243903" calcext:value-type="float">
            <text:p>4390.24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88]/[.D88]*[.C88];&quot;&quot;)" office:value-type="float" office:value="9.70786516853933" calcext:value-type="float">
            <text:p>9.7079</text:p>
          </table:table-cell>
          <table:table-cell table:style-name="ce148" table:formula="of:=IFERROR([.E88]*(1000/[.$B$3]);&quot;&quot;)" office:value-type="float" office:value="19.4157303370787" calcext:value-type="float">
            <text:p>19.4157</text:p>
          </table:table-cell>
          <table:table-cell table:style-name="ce149" table:formula="of:=IFERROR(&quot;1/&quot; &amp; TEXT(1000/[.F88]; &quot;0.00&quot;);&quot;&quot;)" office:value-type="string" office:string-value="1/51.50" calcext:value-type="string">
            <text:p>1/51.50</text:p>
          </table:table-cell>
          <table:table-cell table:style-name="ce150" table:formula="of:=IFERROR([.F88]/[.B88]*1000000;&quot;&quot;)" office:value-type="float" office:value="8988.76404494382" calcext:value-type="float">
            <text:p>8988.7640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8]/[.I88]*1000000;&quot;&quot;)" office:value-type="float" office:value="9168.5393258427" calcext:value-type="float">
            <text:p>9168.53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89]/[.D89]*[.C89];&quot;&quot;)" office:value-type="float" office:value="9.70786516853933" calcext:value-type="float">
            <text:p>9.7079</text:p>
          </table:table-cell>
          <table:table-cell table:style-name="ce148" table:formula="of:=IFERROR([.E89]*(1000/[.$B$3]);&quot;&quot;)" office:value-type="float" office:value="19.4157303370787" calcext:value-type="float">
            <text:p>19.4157</text:p>
          </table:table-cell>
          <table:table-cell table:style-name="ce149" table:formula="of:=IFERROR(&quot;1/&quot; &amp; TEXT(1000/[.F89]; &quot;0.00&quot;);&quot;&quot;)" office:value-type="string" office:string-value="1/51.50" calcext:value-type="string">
            <text:p>1/51.50</text:p>
          </table:table-cell>
          <table:table-cell table:style-name="ce150" table:formula="of:=IFERROR([.F89]/[.B89]*1000000;&quot;&quot;)" office:value-type="float" office:value="8988.76404494382" calcext:value-type="float">
            <text:p>8988.7640</text:p>
          </table:table-cell>
          <table:table-cell table:style-name="ce119" table:formula="of:=6000*(1/1.5)*(9/17)" office:value-type="float" office:value="2117.64705882353" calcext:value-type="float">
            <text:p>2118</text:p>
          </table:table-cell>
          <table:table-cell table:style-name="ce150" table:formula="of:=IFERROR([.F89]/[.I89]*1000000;&quot;&quot;)" office:value-type="float" office:value="9168.5393258427" calcext:value-type="float">
            <text:p>9168.539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90]/[.D90]*[.C90];&quot;&quot;)">
            <text:p/>
          </table:table-cell>
          <table:table-cell table:style-name="ce148" table:formula="of:=IFERROR([.E90]*(1000/[.$B$3]);&quot;&quot;)">
            <text:p/>
          </table:table-cell>
          <table:table-cell table:style-name="ce149" table:formula="of:=IFERROR(&quot;1/&quot; &amp; TEXT(1000/[.F90]; &quot;0.00&quot;);&quot;&quot;)">
            <text:p/>
          </table:table-cell>
          <table:table-cell table:style-name="ce150" table:formula="of:=IFERROR([.F90]/[.B90]*1000000;&quot;&quot;)">
            <text:p/>
          </table:table-cell>
          <table:table-cell table:style-name="ce119" table:formula="of:=IF(ISBLANK([.B90]);&quot;&quot;;[.B90])">
            <text:p/>
          </table:table-cell>
          <table:table-cell table:style-name="ce150" table:formula="of:=IFERROR([.F90]/[.I9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47" calcext:value-type="float">
            <text:p>1447</text:p>
          </table:table-cell>
          <table:table-cell table:style-name="ce148" table:formula="of:=IFERROR([.B91]/[.D91]*[.C91];&quot;&quot;)" office:value-type="float" office:value="2.98548721492744" calcext:value-type="float">
            <text:p>2.9855</text:p>
          </table:table-cell>
          <table:table-cell table:style-name="ce148" table:formula="of:=IFERROR([.E91]*(1000/[.$B$3]);&quot;&quot;)" office:value-type="float" office:value="5.97097442985487" calcext:value-type="float">
            <text:p>5.9710</text:p>
          </table:table-cell>
          <table:table-cell table:style-name="ce149" table:formula="of:=IFERROR(&quot;1/&quot; &amp; TEXT(1000/[.F91]; &quot;0.00&quot;);&quot;&quot;)" office:value-type="string" office:string-value="1/167.48" calcext:value-type="string">
            <text:p>1/167.48</text:p>
          </table:table-cell>
          <table:table-cell table:style-name="ce150" table:formula="of:=IFERROR([.F91]/[.B91]*1000000;&quot;&quot;)" office:value-type="float" office:value="2764.3400138217" calcext:value-type="float">
            <text:p>2764.3400</text:p>
          </table:table-cell>
          <table:table-cell table:style-name="ce119" table:formula="of:=IF(ISBLANK([.B91]);&quot;&quot;;[.B91])" office:value-type="float" office:value="2160" calcext:value-type="float">
            <text:p>2160</text:p>
          </table:table-cell>
          <table:table-cell table:style-name="ce150" table:formula="of:=IFERROR([.F91]/[.I91]*1000000;&quot;&quot;)" office:value-type="float" office:value="2764.3400138217" calcext:value-type="float">
            <text:p>2764.34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720" calcext:value-type="float">
            <text:p>1720</text:p>
          </table:table-cell>
          <table:table-cell table:style-name="ce148" table:formula="of:=IFERROR([.B92]/[.D92]*[.C92];&quot;&quot;)" office:value-type="float" office:value="3.76744186046512" calcext:value-type="float">
            <text:p>3.7674</text:p>
          </table:table-cell>
          <table:table-cell table:style-name="ce148" table:formula="of:=IFERROR([.E92]*(1000/[.$B$3]);&quot;&quot;)" office:value-type="float" office:value="7.53488372093023" calcext:value-type="float">
            <text:p>7.5349</text:p>
          </table:table-cell>
          <table:table-cell table:style-name="ce149" table:formula="of:=IFERROR(&quot;1/&quot; &amp; TEXT(1000/[.F92]; &quot;0.00&quot;);&quot;&quot;)" office:value-type="string" office:string-value="1/132.72" calcext:value-type="string">
            <text:p>1/132.72</text:p>
          </table:table-cell>
          <table:table-cell table:style-name="ce150" table:formula="of:=IFERROR([.F92]/[.B92]*1000000;&quot;&quot;)" office:value-type="float" office:value="3488.37209302326" calcext:value-type="float">
            <text:p>3488.3721</text:p>
          </table:table-cell>
          <table:table-cell table:style-name="ce119" table:formula="of:=IF(ISBLANK([.B92]);&quot;&quot;;[.B92])" office:value-type="float" office:value="2160" calcext:value-type="float">
            <text:p>2160</text:p>
          </table:table-cell>
          <table:table-cell table:style-name="ce150" table:formula="of:=IFERROR([.F92]/[.I92]*1000000;&quot;&quot;)" office:value-type="float" office:value="3488.37209302326" calcext:value-type="float">
            <text:p>3488.3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3]/[.D93]*[.C93];&quot;&quot;)" office:value-type="float" office:value="4.61209964412811" calcext:value-type="float">
            <text:p>4.6121</text:p>
          </table:table-cell>
          <table:table-cell table:style-name="ce148" table:formula="of:=IFERROR([.E93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3]; &quot;0.00&quot;);&quot;&quot;)" office:value-type="string" office:string-value="1/108.41" calcext:value-type="string">
            <text:p>1/108.41</text:p>
          </table:table-cell>
          <table:table-cell table:style-name="ce150" table:formula="of:=IFERROR([.F93]/[.B93]*1000000;&quot;&quot;)" office:value-type="float" office:value="4270.46263345196" calcext:value-type="float">
            <text:p>4270.4626</text:p>
          </table:table-cell>
          <table:table-cell table:style-name="ce119" table:formula="of:=IF(ISBLANK([.B93]);&quot;&quot;;[.B93])" office:value-type="float" office:value="2160" calcext:value-type="float">
            <text:p>2160</text:p>
          </table:table-cell>
          <table:table-cell table:style-name="ce150" table:formula="of:=IFERROR([.F93]/[.I93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4]/[.D94]*[.C94];&quot;&quot;)" office:value-type="float" office:value="4.61209964412811" calcext:value-type="float">
            <text:p>4.6121</text:p>
          </table:table-cell>
          <table:table-cell table:style-name="ce148" table:formula="of:=IFERROR([.E94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4]; &quot;0.00&quot;);&quot;&quot;)" office:value-type="string" office:string-value="1/108.41" calcext:value-type="string">
            <text:p>1/108.41</text:p>
          </table:table-cell>
          <table:table-cell table:style-name="ce150" table:formula="of:=IFERROR([.F94]/[.B94]*1000000;&quot;&quot;)" office:value-type="float" office:value="4270.46263345196" calcext:value-type="float">
            <text:p>4270.4626</text:p>
          </table:table-cell>
          <table:table-cell table:style-name="ce119" table:formula="of:=IF(ISBLANK([.B94]);&quot;&quot;;[.B94])" office:value-type="float" office:value="2160" calcext:value-type="float">
            <text:p>2160</text:p>
          </table:table-cell>
          <table:table-cell table:style-name="ce150" table:formula="of:=IFERROR([.F94]/[.I94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5]/[.D95]*[.C95];&quot;&quot;)" office:value-type="float" office:value="4.61209964412811" calcext:value-type="float">
            <text:p>4.6121</text:p>
          </table:table-cell>
          <table:table-cell table:style-name="ce148" table:formula="of:=IFERROR([.E95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5]; &quot;0.00&quot;);&quot;&quot;)" office:value-type="string" office:string-value="1/108.41" calcext:value-type="string">
            <text:p>1/108.41</text:p>
          </table:table-cell>
          <table:table-cell table:style-name="ce150" table:formula="of:=IFERROR([.F95]/[.B95]*1000000;&quot;&quot;)" office:value-type="float" office:value="4270.46263345196" calcext:value-type="float">
            <text:p>4270.4626</text:p>
          </table:table-cell>
          <table:table-cell table:style-name="ce119" table:formula="of:=IF(ISBLANK([.B95]);&quot;&quot;;[.B95])" office:value-type="float" office:value="2160" calcext:value-type="float">
            <text:p>2160</text:p>
          </table:table-cell>
          <table:table-cell table:style-name="ce150" table:formula="of:=IFERROR([.F95]/[.I95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05" calcext:value-type="float">
            <text:p>1405</text:p>
          </table:table-cell>
          <table:table-cell table:style-name="ce148" table:formula="of:=IFERROR([.B96]/[.D96]*[.C96];&quot;&quot;)" office:value-type="float" office:value="4.61209964412811" calcext:value-type="float">
            <text:p>4.6121</text:p>
          </table:table-cell>
          <table:table-cell table:style-name="ce148" table:formula="of:=IFERROR([.E96]*(1000/[.$B$3]);&quot;&quot;)" office:value-type="float" office:value="9.22419928825623" calcext:value-type="float">
            <text:p>9.2242</text:p>
          </table:table-cell>
          <table:table-cell table:style-name="ce149" table:formula="of:=IFERROR(&quot;1/&quot; &amp; TEXT(1000/[.F96]; &quot;0.00&quot;);&quot;&quot;)" office:value-type="string" office:string-value="1/108.41" calcext:value-type="string">
            <text:p>1/108.41</text:p>
          </table:table-cell>
          <table:table-cell table:style-name="ce150" table:formula="of:=IFERROR([.F96]/[.B96]*1000000;&quot;&quot;)" office:value-type="float" office:value="4270.46263345196" calcext:value-type="float">
            <text:p>4270.4626</text:p>
          </table:table-cell>
          <table:table-cell table:style-name="ce119" table:formula="of:=IF(ISBLANK([.B96]);&quot;&quot;;[.B96])" office:value-type="float" office:value="2160" calcext:value-type="float">
            <text:p>2160</text:p>
          </table:table-cell>
          <table:table-cell table:style-name="ce150" table:formula="of:=IFERROR([.F96]/[.I96]*1000000;&quot;&quot;)" office:value-type="float" office:value="4270.46263345196" calcext:value-type="float">
            <text:p>4270.4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94" calcext:value-type="float">
            <text:p>1794</text:p>
          </table:table-cell>
          <table:table-cell table:style-name="ce148" table:formula="of:=IFERROR([.B97]/[.D97]*[.C97];&quot;&quot;)" office:value-type="float" office:value="9.63210702341137" calcext:value-type="float">
            <text:p>9.6321</text:p>
          </table:table-cell>
          <table:table-cell table:style-name="ce148" table:formula="of:=IFERROR([.E97]*(1000/[.$B$3]);&quot;&quot;)" office:value-type="float" office:value="19.2642140468227" calcext:value-type="float">
            <text:p>19.2642</text:p>
          </table:table-cell>
          <table:table-cell table:style-name="ce149" table:formula="of:=IFERROR(&quot;1/&quot; &amp; TEXT(1000/[.F97]; &quot;0.00&quot;);&quot;&quot;)" office:value-type="string" office:string-value="1/51.91" calcext:value-type="string">
            <text:p>1/51.91</text:p>
          </table:table-cell>
          <table:table-cell table:style-name="ce150" table:formula="of:=IFERROR([.F97]/[.B97]*1000000;&quot;&quot;)" office:value-type="float" office:value="8918.61761426979" calcext:value-type="float">
            <text:p>8918.6176</text:p>
          </table:table-cell>
          <table:table-cell table:style-name="ce119" table:formula="of:=IF(ISBLANK([.B97]);&quot;&quot;;[.B97])" office:value-type="float" office:value="2160" calcext:value-type="float">
            <text:p>2160</text:p>
          </table:table-cell>
          <table:table-cell table:style-name="ce150" table:formula="of:=IFERROR([.F97]/[.I97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10L 422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794" calcext:value-type="float">
            <text:p>1794</text:p>
          </table:table-cell>
          <table:table-cell table:style-name="ce148" table:formula="of:=IFERROR([.B98]/[.D98]*[.C98];&quot;&quot;)" office:value-type="float" office:value="9.63210702341137" calcext:value-type="float">
            <text:p>9.6321</text:p>
          </table:table-cell>
          <table:table-cell table:style-name="ce148" table:formula="of:=IFERROR([.E98]*(1000/[.$B$3]);&quot;&quot;)" office:value-type="float" office:value="19.2642140468227" calcext:value-type="float">
            <text:p>19.2642</text:p>
          </table:table-cell>
          <table:table-cell table:style-name="ce149" table:formula="of:=IFERROR(&quot;1/&quot; &amp; TEXT(1000/[.F98]; &quot;0.00&quot;);&quot;&quot;)" office:value-type="string" office:string-value="1/51.91" calcext:value-type="string">
            <text:p>1/51.91</text:p>
          </table:table-cell>
          <table:table-cell table:style-name="ce150" table:formula="of:=IFERROR([.F98]/[.B98]*1000000;&quot;&quot;)" office:value-type="float" office:value="8918.61761426979" calcext:value-type="float">
            <text:p>8918.6176</text:p>
          </table:table-cell>
          <table:table-cell table:style-name="ce119" table:formula="of:=IF(ISBLANK([.B98]);&quot;&quot;;[.B98])" office:value-type="float" office:value="2160" calcext:value-type="float">
            <text:p>2160</text:p>
          </table:table-cell>
          <table:table-cell table:style-name="ce150" table:formula="of:=IFERROR([.F98]/[.I98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99]/[.D99]*[.C99];&quot;&quot;)">
            <text:p/>
          </table:table-cell>
          <table:table-cell table:style-name="ce148" table:formula="of:=IFERROR([.E99]*(1000/[.$B$3]);&quot;&quot;)">
            <text:p/>
          </table:table-cell>
          <table:table-cell table:style-name="ce149" table:formula="of:=IFERROR(&quot;1/&quot; &amp; TEXT(1000/[.F99]; &quot;0.00&quot;);&quot;&quot;)">
            <text:p/>
          </table:table-cell>
          <table:table-cell table:style-name="ce150" table:formula="of:=IFERROR([.F99]/[.B99]*1000000;&quot;&quot;)">
            <text:p/>
          </table:table-cell>
          <table:table-cell table:style-name="ce119" table:formula="of:=IF(ISBLANK([.B99]);&quot;&quot;;[.B99])">
            <text:p/>
          </table:table-cell>
          <table:table-cell table:style-name="ce150" table:formula="of:=IFERROR([.F99]/[.I9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88" calcext:value-type="float">
            <text:p>988</text:p>
          </table:table-cell>
          <table:table-cell table:style-name="ce148" table:formula="of:=IFERROR([.B100]/[.D100]*[.C100];&quot;&quot;)" office:value-type="float" office:value="3.49797570850202" calcext:value-type="float">
            <text:p>3.4980</text:p>
          </table:table-cell>
          <table:table-cell table:style-name="ce148" table:formula="of:=IFERROR([.E100]*(1000/[.$B$3]);&quot;&quot;)" office:value-type="float" office:value="6.99595141700405" calcext:value-type="float">
            <text:p>6.9960</text:p>
          </table:table-cell>
          <table:table-cell table:style-name="ce149" table:formula="of:=IFERROR(&quot;1/&quot; &amp; TEXT(1000/[.F100]; &quot;0.00&quot;);&quot;&quot;)" office:value-type="string" office:string-value="1/142.94" calcext:value-type="string">
            <text:p>1/142.94</text:p>
          </table:table-cell>
          <table:table-cell table:style-name="ce150" table:formula="of:=IFERROR([.F100]/[.B100]*1000000;&quot;&quot;)" office:value-type="float" office:value="4048.58299595142" calcext:value-type="float">
            <text:p>4048.5830</text:p>
          </table:table-cell>
          <table:table-cell table:style-name="ce119" table:formula="of:=IF(ISBLANK([.B100]);&quot;&quot;;[.B100])" office:value-type="float" office:value="1728" calcext:value-type="float">
            <text:p>1728</text:p>
          </table:table-cell>
          <table:table-cell table:style-name="ce150" table:formula="of:=IFERROR([.F100]/[.I100]*1000000;&quot;&quot;)" office:value-type="float" office:value="4048.58299595142" calcext:value-type="float">
            <text:p>4048.58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64" calcext:value-type="float">
            <text:p>964</text:p>
          </table:table-cell>
          <table:table-cell table:style-name="ce148" table:formula="of:=IFERROR([.B101]/[.D101]*[.C101];&quot;&quot;)" office:value-type="float" office:value="3.5850622406639" calcext:value-type="float">
            <text:p>3.5851</text:p>
          </table:table-cell>
          <table:table-cell table:style-name="ce148" table:formula="of:=IFERROR([.E101]*(1000/[.$B$3]);&quot;&quot;)" office:value-type="float" office:value="7.1701244813278" calcext:value-type="float">
            <text:p>7.1701</text:p>
          </table:table-cell>
          <table:table-cell table:style-name="ce149" table:formula="of:=IFERROR(&quot;1/&quot; &amp; TEXT(1000/[.F101]; &quot;0.00&quot;);&quot;&quot;)" office:value-type="string" office:string-value="1/139.47" calcext:value-type="string">
            <text:p>1/139.47</text:p>
          </table:table-cell>
          <table:table-cell table:style-name="ce150" table:formula="of:=IFERROR([.F101]/[.B101]*1000000;&quot;&quot;)" office:value-type="float" office:value="4149.377593361" calcext:value-type="float">
            <text:p>4149.3776</text:p>
          </table:table-cell>
          <table:table-cell table:style-name="ce119" table:formula="of:=IF(ISBLANK([.B101]);&quot;&quot;;[.B101])" office:value-type="float" office:value="1728" calcext:value-type="float">
            <text:p>1728</text:p>
          </table:table-cell>
          <table:table-cell table:style-name="ce150" table:formula="of:=IFERROR([.F101]/[.I101]*1000000;&quot;&quot;)" office:value-type="float" office:value="4149.377593361" calcext:value-type="float">
            <text:p>4149.37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137" calcext:value-type="float">
            <text:p>1137</text:p>
          </table:table-cell>
          <table:table-cell table:style-name="ce148" table:formula="of:=IFERROR([.B102]/[.D102]*[.C102];&quot;&quot;)" office:value-type="float" office:value="4.55936675461741" calcext:value-type="float">
            <text:p>4.5594</text:p>
          </table:table-cell>
          <table:table-cell table:style-name="ce148" table:formula="of:=IFERROR([.E102]*(1000/[.$B$3]);&quot;&quot;)" office:value-type="float" office:value="9.11873350923483" calcext:value-type="float">
            <text:p>9.1187</text:p>
          </table:table-cell>
          <table:table-cell table:style-name="ce149" table:formula="of:=IFERROR(&quot;1/&quot; &amp; TEXT(1000/[.F102]; &quot;0.00&quot;);&quot;&quot;)" office:value-type="string" office:string-value="1/109.66" calcext:value-type="string">
            <text:p>1/109.66</text:p>
          </table:table-cell>
          <table:table-cell table:style-name="ce150" table:formula="of:=IFERROR([.F102]/[.B102]*1000000;&quot;&quot;)" office:value-type="float" office:value="5277.04485488127" calcext:value-type="float">
            <text:p>5277.0449</text:p>
          </table:table-cell>
          <table:table-cell table:style-name="ce119" table:formula="of:=IF(ISBLANK([.B102]);&quot;&quot;;[.B102])" office:value-type="float" office:value="1728" calcext:value-type="float">
            <text:p>1728</text:p>
          </table:table-cell>
          <table:table-cell table:style-name="ce150" table:formula="of:=IFERROR([.F102]/[.I102]*1000000;&quot;&quot;)" office:value-type="float" office:value="5277.04485488127" calcext:value-type="float">
            <text:p>5277.04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092" calcext:value-type="float">
            <text:p>1092</text:p>
          </table:table-cell>
          <table:table-cell table:style-name="ce148" table:formula="of:=IFERROR([.B103]/[.D103]*[.C103];&quot;&quot;)" office:value-type="float" office:value="4.74725274725275" calcext:value-type="float">
            <text:p>4.7473</text:p>
          </table:table-cell>
          <table:table-cell table:style-name="ce148" table:formula="of:=IFERROR([.E103]*(1000/[.$B$3]);&quot;&quot;)" office:value-type="float" office:value="9.49450549450549" calcext:value-type="float">
            <text:p>9.4945</text:p>
          </table:table-cell>
          <table:table-cell table:style-name="ce149" table:formula="of:=IFERROR(&quot;1/&quot; &amp; TEXT(1000/[.F103]; &quot;0.00&quot;);&quot;&quot;)" office:value-type="string" office:string-value="1/105.32" calcext:value-type="string">
            <text:p>1/105.32</text:p>
          </table:table-cell>
          <table:table-cell table:style-name="ce150" table:formula="of:=IFERROR([.F103]/[.B103]*1000000;&quot;&quot;)" office:value-type="float" office:value="5494.5054945055" calcext:value-type="float">
            <text:p>5494.5055</text:p>
          </table:table-cell>
          <table:table-cell table:style-name="ce119" table:formula="of:=IF(ISBLANK([.B103]);&quot;&quot;;[.B103])" office:value-type="float" office:value="1728" calcext:value-type="float">
            <text:p>1728</text:p>
          </table:table-cell>
          <table:table-cell table:style-name="ce150" table:formula="of:=IFERROR([.F103]/[.I103]*1000000;&quot;&quot;)" office:value-type="float" office:value="5494.5054945055" calcext:value-type="float">
            <text:p>5494.5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137" calcext:value-type="float">
            <text:p>1137</text:p>
          </table:table-cell>
          <table:table-cell table:style-name="ce148" table:formula="of:=IFERROR([.B104]/[.D104]*[.C104];&quot;&quot;)" office:value-type="float" office:value="4.55936675461741" calcext:value-type="float">
            <text:p>4.5594</text:p>
          </table:table-cell>
          <table:table-cell table:style-name="ce148" table:formula="of:=IFERROR([.E104]*(1000/[.$B$3]);&quot;&quot;)" office:value-type="float" office:value="9.11873350923483" calcext:value-type="float">
            <text:p>9.1187</text:p>
          </table:table-cell>
          <table:table-cell table:style-name="ce149" table:formula="of:=IFERROR(&quot;1/&quot; &amp; TEXT(1000/[.F104]; &quot;0.00&quot;);&quot;&quot;)" office:value-type="string" office:string-value="1/109.66" calcext:value-type="string">
            <text:p>1/109.66</text:p>
          </table:table-cell>
          <table:table-cell table:style-name="ce150" table:formula="of:=IFERROR([.F104]/[.B104]*1000000;&quot;&quot;)" office:value-type="float" office:value="5277.04485488127" calcext:value-type="float">
            <text:p>5277.0449</text:p>
          </table:table-cell>
          <table:table-cell table:style-name="ce119" table:formula="of:=IF(ISBLANK([.B104]);&quot;&quot;;[.B104])" office:value-type="float" office:value="1728" calcext:value-type="float">
            <text:p>1728</text:p>
          </table:table-cell>
          <table:table-cell table:style-name="ce150" table:formula="of:=IFERROR([.F104]/[.I104]*1000000;&quot;&quot;)" office:value-type="float" office:value="5277.04485488127" calcext:value-type="float">
            <text:p>5277.04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092" calcext:value-type="float">
            <text:p>1092</text:p>
          </table:table-cell>
          <table:table-cell table:style-name="ce148" table:formula="of:=IFERROR([.B105]/[.D105]*[.C105];&quot;&quot;)" office:value-type="float" office:value="4.74725274725275" calcext:value-type="float">
            <text:p>4.7473</text:p>
          </table:table-cell>
          <table:table-cell table:style-name="ce148" table:formula="of:=IFERROR([.E105]*(1000/[.$B$3]);&quot;&quot;)" office:value-type="float" office:value="9.49450549450549" calcext:value-type="float">
            <text:p>9.4945</text:p>
          </table:table-cell>
          <table:table-cell table:style-name="ce149" table:formula="of:=IFERROR(&quot;1/&quot; &amp; TEXT(1000/[.F105]; &quot;0.00&quot;);&quot;&quot;)" office:value-type="string" office:string-value="1/105.32" calcext:value-type="string">
            <text:p>1/105.32</text:p>
          </table:table-cell>
          <table:table-cell table:style-name="ce150" table:formula="of:=IFERROR([.F105]/[.B105]*1000000;&quot;&quot;)" office:value-type="float" office:value="5494.5054945055" calcext:value-type="float">
            <text:p>5494.5055</text:p>
          </table:table-cell>
          <table:table-cell table:style-name="ce119" table:formula="of:=IF(ISBLANK([.B105]);&quot;&quot;;[.B105])" office:value-type="float" office:value="1728" calcext:value-type="float">
            <text:p>1728</text:p>
          </table:table-cell>
          <table:table-cell table:style-name="ce150" table:formula="of:=IFERROR([.F105]/[.I105]*1000000;&quot;&quot;)" office:value-type="float" office:value="5494.5054945055" calcext:value-type="float">
            <text:p>5494.505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79" calcext:value-type="float">
            <text:p>1279</text:p>
          </table:table-cell>
          <table:table-cell table:style-name="ce148" table:formula="of:=IFERROR([.B106]/[.D106]*[.C106];&quot;&quot;)" office:value-type="float" office:value="10.8084440969507" calcext:value-type="float">
            <text:p>10.8084</text:p>
          </table:table-cell>
          <table:table-cell table:style-name="ce148" table:formula="of:=IFERROR([.E106]*(1000/[.$B$3]);&quot;&quot;)" office:value-type="float" office:value="21.6168881939015" calcext:value-type="float">
            <text:p>21.6169</text:p>
          </table:table-cell>
          <table:table-cell table:style-name="ce149" table:formula="of:=IFERROR(&quot;1/&quot; &amp; TEXT(1000/[.F106]; &quot;0.00&quot;);&quot;&quot;)" office:value-type="string" office:string-value="1/46.26" calcext:value-type="string">
            <text:p>1/46.26</text:p>
          </table:table-cell>
          <table:table-cell table:style-name="ce150" table:formula="of:=IFERROR([.F106]/[.B106]*1000000;&quot;&quot;)" office:value-type="float" office:value="12509.7732603597" calcext:value-type="float">
            <text:p>12509.7733</text:p>
          </table:table-cell>
          <table:table-cell table:style-name="ce119" table:formula="of:=IF(ISBLANK([.B106]);&quot;&quot;;[.B106])" office:value-type="float" office:value="1728" calcext:value-type="float">
            <text:p>1728</text:p>
          </table:table-cell>
          <table:table-cell table:style-name="ce150" table:formula="of:=IFERROR([.F106]/[.I106]*1000000;&quot;&quot;)" office:value-type="float" office:value="12509.7732603597" calcext:value-type="float">
            <text:p>12509.77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224" calcext:value-type="float">
            <text:p>1224</text:p>
          </table:table-cell>
          <table:table-cell table:style-name="ce148" table:formula="of:=IFERROR([.B107]/[.D107]*[.C107];&quot;&quot;)" office:value-type="float" office:value="11.2941176470588" calcext:value-type="float">
            <text:p>11.2941</text:p>
          </table:table-cell>
          <table:table-cell table:style-name="ce148" table:formula="of:=IFERROR([.E107]*(1000/[.$B$3]);&quot;&quot;)" office:value-type="float" office:value="22.5882352941176" calcext:value-type="float">
            <text:p>22.5882</text:p>
          </table:table-cell>
          <table:table-cell table:style-name="ce149" table:formula="of:=IFERROR(&quot;1/&quot; &amp; TEXT(1000/[.F107]; &quot;0.00&quot;);&quot;&quot;)" office:value-type="string" office:string-value="1/44.27" calcext:value-type="string">
            <text:p>1/44.27</text:p>
          </table:table-cell>
          <table:table-cell table:style-name="ce150" table:formula="of:=IFERROR([.F107]/[.B107]*1000000;&quot;&quot;)" office:value-type="float" office:value="13071.8954248366" calcext:value-type="float">
            <text:p>13071.8954</text:p>
          </table:table-cell>
          <table:table-cell table:style-name="ce119" table:formula="of:=IF(ISBLANK([.B107]);&quot;&quot;;[.B107])" office:value-type="float" office:value="1728" calcext:value-type="float">
            <text:p>1728</text:p>
          </table:table-cell>
          <table:table-cell table:style-name="ce150" table:formula="of:=IFERROR([.F107]/[.I107]*1000000;&quot;&quot;)" office:value-type="float" office:value="13071.8954248366" calcext:value-type="float">
            <text:p>13071.89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08]/[.D108]*[.C108];&quot;&quot;)">
            <text:p/>
          </table:table-cell>
          <table:table-cell table:style-name="ce148" table:formula="of:=IFERROR([.E108]*(1000/[.$B$3]);&quot;&quot;)">
            <text:p/>
          </table:table-cell>
          <table:table-cell table:style-name="ce149" table:formula="of:=IFERROR(&quot;1/&quot; &amp; TEXT(1000/[.F108]; &quot;0.00&quot;);&quot;&quot;)">
            <text:p/>
          </table:table-cell>
          <table:table-cell table:style-name="ce150" table:formula="of:=IFERROR([.F108]/[.B108]*1000000;&quot;&quot;)">
            <text:p/>
          </table:table-cell>
          <table:table-cell table:style-name="ce119" table:formula="of:=IF(ISBLANK([.B108]);&quot;&quot;;[.B108])">
            <text:p/>
          </table:table-cell>
          <table:table-cell table:style-name="ce150" table:formula="of:=IFERROR([.F108]/[.I10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8" calcext:value-type="float">
            <text:p>1098</text:p>
          </table:table-cell>
          <table:table-cell table:style-name="ce148" table:formula="of:=IFERROR([.B109]/[.D109]*[.C109];&quot;&quot;)" office:value-type="float" office:value="3.14754098360656" calcext:value-type="float">
            <text:p>3.1475</text:p>
          </table:table-cell>
          <table:table-cell table:style-name="ce148" table:formula="of:=IFERROR([.E109]*(1000/[.$B$3]);&quot;&quot;)" office:value-type="float" office:value="6.29508196721311" calcext:value-type="float">
            <text:p>6.2951</text:p>
          </table:table-cell>
          <table:table-cell table:style-name="ce149" table:formula="of:=IFERROR(&quot;1/&quot; &amp; TEXT(1000/[.F109]; &quot;0.00&quot;);&quot;&quot;)" office:value-type="string" office:string-value="1/158.85" calcext:value-type="string">
            <text:p>1/158.85</text:p>
          </table:table-cell>
          <table:table-cell table:style-name="ce150" table:formula="of:=IFERROR([.F109]/[.B109]*1000000;&quot;&quot;)" office:value-type="float" office:value="3642.98724954463" calcext:value-type="float">
            <text:p>3642.9872</text:p>
          </table:table-cell>
          <table:table-cell table:style-name="ce119" table:formula="of:=IF(ISBLANK([.B109]);&quot;&quot;;[.B109])" office:value-type="float" office:value="1728" calcext:value-type="float">
            <text:p>1728</text:p>
          </table:table-cell>
          <table:table-cell table:style-name="ce150" table:formula="of:=IFERROR([.F109]/[.I109]*1000000;&quot;&quot;)" office:value-type="float" office:value="3642.98724954463" calcext:value-type="float">
            <text:p>3642.98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8" calcext:value-type="float">
            <text:p>1098</text:p>
          </table:table-cell>
          <table:table-cell table:style-name="ce148" table:formula="of:=IFERROR([.B110]/[.D110]*[.C110];&quot;&quot;)" office:value-type="float" office:value="3.14754098360656" calcext:value-type="float">
            <text:p>3.1475</text:p>
          </table:table-cell>
          <table:table-cell table:style-name="ce148" table:formula="of:=IFERROR([.E110]*(1000/[.$B$3]);&quot;&quot;)" office:value-type="float" office:value="6.29508196721311" calcext:value-type="float">
            <text:p>6.2951</text:p>
          </table:table-cell>
          <table:table-cell table:style-name="ce149" table:formula="of:=IFERROR(&quot;1/&quot; &amp; TEXT(1000/[.F110]; &quot;0.00&quot;);&quot;&quot;)" office:value-type="string" office:string-value="1/158.85" calcext:value-type="string">
            <text:p>1/158.85</text:p>
          </table:table-cell>
          <table:table-cell table:style-name="ce150" table:formula="of:=IFERROR([.F110]/[.B110]*1000000;&quot;&quot;)" office:value-type="float" office:value="3642.98724954463" calcext:value-type="float">
            <text:p>3642.9872</text:p>
          </table:table-cell>
          <table:table-cell table:style-name="ce119" table:formula="of:=IF(ISBLANK([.B110]);&quot;&quot;;[.B110])" office:value-type="float" office:value="1728" calcext:value-type="float">
            <text:p>1728</text:p>
          </table:table-cell>
          <table:table-cell table:style-name="ce150" table:formula="of:=IFERROR([.F110]/[.I110]*1000000;&quot;&quot;)" office:value-type="float" office:value="3642.98724954463" calcext:value-type="float">
            <text:p>3642.98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384" calcext:value-type="float">
            <text:p>1384</text:p>
          </table:table-cell>
          <table:table-cell table:style-name="ce148" table:formula="of:=IFERROR([.B111]/[.D111]*[.C111];&quot;&quot;)" office:value-type="float" office:value="3.74566473988439" calcext:value-type="float">
            <text:p>3.7457</text:p>
          </table:table-cell>
          <table:table-cell table:style-name="ce148" table:formula="of:=IFERROR([.E111]*(1000/[.$B$3]);&quot;&quot;)" office:value-type="float" office:value="7.49132947976879" calcext:value-type="float">
            <text:p>7.4913</text:p>
          </table:table-cell>
          <table:table-cell table:style-name="ce149" table:formula="of:=IFERROR(&quot;1/&quot; &amp; TEXT(1000/[.F111]; &quot;0.00&quot;);&quot;&quot;)" office:value-type="string" office:string-value="1/133.49" calcext:value-type="string">
            <text:p>1/133.49</text:p>
          </table:table-cell>
          <table:table-cell table:style-name="ce150" table:formula="of:=IFERROR([.F111]/[.B111]*1000000;&quot;&quot;)" office:value-type="float" office:value="4335.26011560694" calcext:value-type="float">
            <text:p>4335.2601</text:p>
          </table:table-cell>
          <table:table-cell table:style-name="ce119" table:formula="of:=IF(ISBLANK([.B111]);&quot;&quot;;[.B111])" office:value-type="float" office:value="1728" calcext:value-type="float">
            <text:p>1728</text:p>
          </table:table-cell>
          <table:table-cell table:style-name="ce150" table:formula="of:=IFERROR([.F111]/[.I111]*1000000;&quot;&quot;)" office:value-type="float" office:value="4335.26011560694" calcext:value-type="float">
            <text:p>4335.2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28" calcext:value-type="float">
            <text:p>928</text:p>
          </table:table-cell>
          <table:table-cell table:style-name="ce148" table:formula="of:=IFERROR([.B112]/[.D112]*[.C112];&quot;&quot;)" office:value-type="float" office:value="3.72413793103448" calcext:value-type="float">
            <text:p>3.7241</text:p>
          </table:table-cell>
          <table:table-cell table:style-name="ce148" table:formula="of:=IFERROR([.E112]*(1000/[.$B$3]);&quot;&quot;)" office:value-type="float" office:value="7.44827586206897" calcext:value-type="float">
            <text:p>7.4483</text:p>
          </table:table-cell>
          <table:table-cell table:style-name="ce149" table:formula="of:=IFERROR(&quot;1/&quot; &amp; TEXT(1000/[.F112]; &quot;0.00&quot;);&quot;&quot;)" office:value-type="string" office:string-value="1/134.26" calcext:value-type="string">
            <text:p>1/134.26</text:p>
          </table:table-cell>
          <table:table-cell table:style-name="ce150" table:formula="of:=IFERROR([.F112]/[.B112]*1000000;&quot;&quot;)" office:value-type="float" office:value="4310.34482758621" calcext:value-type="float">
            <text:p>4310.3448</text:p>
          </table:table-cell>
          <table:table-cell table:style-name="ce119" table:formula="of:=IF(ISBLANK([.B112]);&quot;&quot;;[.B112])" office:value-type="float" office:value="1728" calcext:value-type="float">
            <text:p>1728</text:p>
          </table:table-cell>
          <table:table-cell table:style-name="ce150" table:formula="of:=IFERROR([.F112]/[.I112]*1000000;&quot;&quot;)" office:value-type="float" office:value="4310.34482758621" calcext:value-type="float">
            <text:p>4310.3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99" calcext:value-type="float">
            <text:p>1099</text:p>
          </table:table-cell>
          <table:table-cell table:style-name="ce148" table:formula="of:=IFERROR([.B113]/[.D113]*[.C113];&quot;&quot;)" office:value-type="float" office:value="3.14467697907188" calcext:value-type="float">
            <text:p>3.1447</text:p>
          </table:table-cell>
          <table:table-cell table:style-name="ce148" table:formula="of:=IFERROR([.E113]*(1000/[.$B$3]);&quot;&quot;)" office:value-type="float" office:value="6.28935395814377" calcext:value-type="float">
            <text:p>6.2894</text:p>
          </table:table-cell>
          <table:table-cell table:style-name="ce149" table:formula="of:=IFERROR(&quot;1/&quot; &amp; TEXT(1000/[.F113]; &quot;0.00&quot;);&quot;&quot;)" office:value-type="string" office:string-value="1/159.00" calcext:value-type="string">
            <text:p>1/159.00</text:p>
          </table:table-cell>
          <table:table-cell table:style-name="ce150" table:formula="of:=IFERROR([.F113]/[.B113]*1000000;&quot;&quot;)" office:value-type="float" office:value="3639.67242948135" calcext:value-type="float">
            <text:p>3639.6724</text:p>
          </table:table-cell>
          <table:table-cell table:style-name="ce119" table:formula="of:=IF(ISBLANK([.B113]);&quot;&quot;;[.B113])" office:value-type="float" office:value="1728" calcext:value-type="float">
            <text:p>1728</text:p>
          </table:table-cell>
          <table:table-cell table:style-name="ce150" table:formula="of:=IFERROR([.F113]/[.I113]*1000000;&quot;&quot;)" office:value-type="float" office:value="3639.67242948135" calcext:value-type="float">
            <text:p>3639.67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APS-C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52" calcext:value-type="float">
            <text:p>1052</text:p>
          </table:table-cell>
          <table:table-cell table:style-name="ce148" table:formula="of:=IFERROR([.B114]/[.D114]*[.C114];&quot;&quot;)" office:value-type="float" office:value="3.2851711026616" calcext:value-type="float">
            <text:p>3.2852</text:p>
          </table:table-cell>
          <table:table-cell table:style-name="ce148" table:formula="of:=IFERROR([.E114]*(1000/[.$B$3]);&quot;&quot;)" office:value-type="float" office:value="6.57034220532319" calcext:value-type="float">
            <text:p>6.5703</text:p>
          </table:table-cell>
          <table:table-cell table:style-name="ce149" table:formula="of:=IFERROR(&quot;1/&quot; &amp; TEXT(1000/[.F114]; &quot;0.00&quot;);&quot;&quot;)" office:value-type="string" office:string-value="1/152.20" calcext:value-type="string">
            <text:p>1/152.20</text:p>
          </table:table-cell>
          <table:table-cell table:style-name="ce150" table:formula="of:=IFERROR([.F114]/[.B114]*1000000;&quot;&quot;)" office:value-type="float" office:value="3802.28136882129" calcext:value-type="float">
            <text:p>3802.2814</text:p>
          </table:table-cell>
          <table:table-cell table:style-name="ce119" table:formula="of:=IF(ISBLANK([.B114]);&quot;&quot;;[.B114])" office:value-type="float" office:value="1728" calcext:value-type="float">
            <text:p>1728</text:p>
          </table:table-cell>
          <table:table-cell table:style-name="ce150" table:formula="of:=IFERROR([.F114]/[.I114]*1000000;&quot;&quot;)" office:value-type="float" office:value="3802.28136882129" calcext:value-type="float">
            <text:p>3802.28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APS-C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88" calcext:value-type="float">
            <text:p>1388</text:p>
          </table:table-cell>
          <table:table-cell table:style-name="ce148" table:formula="of:=IFERROR([.B115]/[.D115]*[.C115];&quot;&quot;)" office:value-type="float" office:value="7.46974063400576" calcext:value-type="float">
            <text:p>7.4697</text:p>
          </table:table-cell>
          <table:table-cell table:style-name="ce148" table:formula="of:=IFERROR([.E115]*(1000/[.$B$3]);&quot;&quot;)" office:value-type="float" office:value="14.9394812680115" calcext:value-type="float">
            <text:p>14.9395</text:p>
          </table:table-cell>
          <table:table-cell table:style-name="ce149" table:formula="of:=IFERROR(&quot;1/&quot; &amp; TEXT(1000/[.F115]; &quot;0.00&quot;);&quot;&quot;)" office:value-type="string" office:string-value="1/66.94" calcext:value-type="string">
            <text:p>1/66.94</text:p>
          </table:table-cell>
          <table:table-cell table:style-name="ce150" table:formula="of:=IFERROR([.F115]/[.B115]*1000000;&quot;&quot;)" office:value-type="float" office:value="8645.53314121038" calcext:value-type="float">
            <text:p>8645.5331</text:p>
          </table:table-cell>
          <table:table-cell table:style-name="ce119" table:formula="of:=IF(ISBLANK([.B115]);&quot;&quot;;[.B115])" office:value-type="float" office:value="1728" calcext:value-type="float">
            <text:p>1728</text:p>
          </table:table-cell>
          <table:table-cell table:style-name="ce150" table:formula="of:=IFERROR([.F115]/[.I115]*1000000;&quot;&quot;)" office:value-type="float" office:value="8645.53314121038" calcext:value-type="float">
            <text:p>8645.533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APS-C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36" calcext:value-type="float">
            <text:p>1336</text:p>
          </table:table-cell>
          <table:table-cell table:style-name="ce148" table:formula="of:=IFERROR([.B116]/[.D116]*[.C116];&quot;&quot;)" office:value-type="float" office:value="7.76047904191617" calcext:value-type="float">
            <text:p>7.7605</text:p>
          </table:table-cell>
          <table:table-cell table:style-name="ce148" table:formula="of:=IFERROR([.E116]*(1000/[.$B$3]);&quot;&quot;)" office:value-type="float" office:value="15.5209580838323" calcext:value-type="float">
            <text:p>15.5210</text:p>
          </table:table-cell>
          <table:table-cell table:style-name="ce149" table:formula="of:=IFERROR(&quot;1/&quot; &amp; TEXT(1000/[.F116]; &quot;0.00&quot;);&quot;&quot;)" office:value-type="string" office:string-value="1/64.43" calcext:value-type="string">
            <text:p>1/64.43</text:p>
          </table:table-cell>
          <table:table-cell table:style-name="ce150" table:formula="of:=IFERROR([.F116]/[.B116]*1000000;&quot;&quot;)" office:value-type="float" office:value="8982.03592814371" calcext:value-type="float">
            <text:p>8982.0359</text:p>
          </table:table-cell>
          <table:table-cell table:style-name="ce119" table:formula="of:=IF(ISBLANK([.B116]);&quot;&quot;;[.B116])" office:value-type="float" office:value="1728" calcext:value-type="float">
            <text:p>1728</text:p>
          </table:table-cell>
          <table:table-cell table:style-name="ce150" table:formula="of:=IFERROR([.F116]/[.I116]*1000000;&quot;&quot;)" office:value-type="float" office:value="8982.03592814371" calcext:value-type="float">
            <text:p>8982.035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17]/[.D117]*[.C117];&quot;&quot;)">
            <text:p/>
          </table:table-cell>
          <table:table-cell table:style-name="ce148" table:formula="of:=IFERROR([.E117]*(1000/[.$B$3]);&quot;&quot;)">
            <text:p/>
          </table:table-cell>
          <table:table-cell table:style-name="ce149" table:formula="of:=IFERROR(&quot;1/&quot; &amp; TEXT(1000/[.F117]; &quot;0.00&quot;);&quot;&quot;)">
            <text:p/>
          </table:table-cell>
          <table:table-cell table:style-name="ce150" table:formula="of:=IFERROR([.F117]/[.B117]*1000000;&quot;&quot;)">
            <text:p/>
          </table:table-cell>
          <table:table-cell table:style-name="ce119" table:formula="of:=IF(ISBLANK([.B117]);&quot;&quot;;[.B117])">
            <text:p/>
          </table:table-cell>
          <table:table-cell table:style-name="ce150" table:formula="of:=IFERROR([.F117]/[.I11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120fps 420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11" calcext:value-type="float">
            <text:p>1111</text:p>
          </table:table-cell>
          <table:table-cell table:style-name="ce148" table:formula="of:=IFERROR([.B118]/[.D118]*[.C118];&quot;&quot;)" office:value-type="float" office:value="3.11071107110711" calcext:value-type="float">
            <text:p>3.1107</text:p>
          </table:table-cell>
          <table:table-cell table:style-name="ce148" table:formula="of:=IFERROR([.E118]*(1000/[.$B$3]);&quot;&quot;)" office:value-type="float" office:value="6.22142214221422" calcext:value-type="float">
            <text:p>6.2214</text:p>
          </table:table-cell>
          <table:table-cell table:style-name="ce149" table:formula="of:=IFERROR(&quot;1/&quot; &amp; TEXT(1000/[.F118]; &quot;0.00&quot;);&quot;&quot;)" office:value-type="string" office:string-value="1/160.73" calcext:value-type="string">
            <text:p>1/160.73</text:p>
          </table:table-cell>
          <table:table-cell table:style-name="ce150" table:formula="of:=IFERROR([.F118]/[.B118]*1000000;&quot;&quot;)" office:value-type="float" office:value="3600.3600360036" calcext:value-type="float">
            <text:p>3600.3600</text:p>
          </table:table-cell>
          <table:table-cell table:style-name="ce119" table:formula="of:=IF(ISBLANK([.B118]);&quot;&quot;;[.B118])" office:value-type="float" office:value="1728" calcext:value-type="float">
            <text:p>1728</text:p>
          </table:table-cell>
          <table:table-cell table:style-name="ce150" table:formula="of:=IFERROR([.F118]/[.I118]*1000000;&quot;&quot;)" office:value-type="float" office:value="3600.3600360036" calcext:value-type="float">
            <text:p>3600.3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96fps 420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11" calcext:value-type="float">
            <text:p>1111</text:p>
          </table:table-cell>
          <table:table-cell table:style-name="ce148" table:formula="of:=IFERROR([.B119]/[.D119]*[.C119];&quot;&quot;)" office:value-type="float" office:value="3.11071107110711" calcext:value-type="float">
            <text:p>3.1107</text:p>
          </table:table-cell>
          <table:table-cell table:style-name="ce148" table:formula="of:=IFERROR([.E119]*(1000/[.$B$3]);&quot;&quot;)" office:value-type="float" office:value="6.22142214221422" calcext:value-type="float">
            <text:p>6.2214</text:p>
          </table:table-cell>
          <table:table-cell table:style-name="ce149" table:formula="of:=IFERROR(&quot;1/&quot; &amp; TEXT(1000/[.F119]; &quot;0.00&quot;);&quot;&quot;)" office:value-type="string" office:string-value="1/160.73" calcext:value-type="string">
            <text:p>1/160.73</text:p>
          </table:table-cell>
          <table:table-cell table:style-name="ce150" table:formula="of:=IFERROR([.F119]/[.B119]*1000000;&quot;&quot;)" office:value-type="float" office:value="3600.3600360036" calcext:value-type="float">
            <text:p>3600.3600</text:p>
          </table:table-cell>
          <table:table-cell table:style-name="ce119" table:formula="of:=IF(ISBLANK([.B119]);&quot;&quot;;[.B119])" office:value-type="float" office:value="1728" calcext:value-type="float">
            <text:p>1728</text:p>
          </table:table-cell>
          <table:table-cell table:style-name="ce150" table:formula="of:=IFERROR([.F119]/[.I119]*1000000;&quot;&quot;)" office:value-type="float" office:value="3600.3600360036" calcext:value-type="float">
            <text:p>3600.36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60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20]/[.D120]*[.C120];&quot;&quot;)" office:value-type="float" office:value="3.70418006430868" calcext:value-type="float">
            <text:p>3.7042</text:p>
          </table:table-cell>
          <table:table-cell table:style-name="ce148" table:formula="of:=IFERROR([.E120]*(1000/[.$B$3]);&quot;&quot;)" office:value-type="float" office:value="7.40836012861736" calcext:value-type="float">
            <text:p>7.4084</text:p>
          </table:table-cell>
          <table:table-cell table:style-name="ce149" table:formula="of:=IFERROR(&quot;1/&quot; &amp; TEXT(1000/[.F120]; &quot;0.00&quot;);&quot;&quot;)" office:value-type="string" office:string-value="1/134.98" calcext:value-type="string">
            <text:p>1/134.98</text:p>
          </table:table-cell>
          <table:table-cell table:style-name="ce150" table:formula="of:=IFERROR([.F120]/[.B120]*1000000;&quot;&quot;)" office:value-type="float" office:value="4287.24544480172" calcext:value-type="float">
            <text:p>4287.2454</text:p>
          </table:table-cell>
          <table:table-cell table:style-name="ce119" table:formula="of:=IF(ISBLANK([.B120]);&quot;&quot;;[.B120])" office:value-type="float" office:value="1728" calcext:value-type="float">
            <text:p>1728</text:p>
          </table:table-cell>
          <table:table-cell table:style-name="ce150" table:formula="of:=IFERROR([.F120]/[.I120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48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21]/[.D121]*[.C121];&quot;&quot;)" office:value-type="float" office:value="3.70418006430868" calcext:value-type="float">
            <text:p>3.7042</text:p>
          </table:table-cell>
          <table:table-cell table:style-name="ce148" table:formula="of:=IFERROR([.E121]*(1000/[.$B$3]);&quot;&quot;)" office:value-type="float" office:value="7.40836012861736" calcext:value-type="float">
            <text:p>7.4084</text:p>
          </table:table-cell>
          <table:table-cell table:style-name="ce149" table:formula="of:=IFERROR(&quot;1/&quot; &amp; TEXT(1000/[.F121]; &quot;0.00&quot;);&quot;&quot;)" office:value-type="string" office:string-value="1/134.98" calcext:value-type="string">
            <text:p>1/134.98</text:p>
          </table:table-cell>
          <table:table-cell table:style-name="ce150" table:formula="of:=IFERROR([.F121]/[.B121]*1000000;&quot;&quot;)" office:value-type="float" office:value="4287.24544480172" calcext:value-type="float">
            <text:p>4287.2454</text:p>
          </table:table-cell>
          <table:table-cell table:style-name="ce119" table:formula="of:=IF(ISBLANK([.B121]);&quot;&quot;;[.B121])" office:value-type="float" office:value="1728" calcext:value-type="float">
            <text:p>1728</text:p>
          </table:table-cell>
          <table:table-cell table:style-name="ce150" table:formula="of:=IFERROR([.F121]/[.I121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08" calcext:value-type="float">
            <text:p>1108</text:p>
          </table:table-cell>
          <table:table-cell table:style-name="ce148" table:formula="of:=IFERROR([.B122]/[.D122]*[.C122];&quot;&quot;)" office:value-type="float" office:value="3.11913357400722" calcext:value-type="float">
            <text:p>3.1191</text:p>
          </table:table-cell>
          <table:table-cell table:style-name="ce148" table:formula="of:=IFERROR([.E122]*(1000/[.$B$3]);&quot;&quot;)" office:value-type="float" office:value="6.23826714801444" calcext:value-type="float">
            <text:p>6.2383</text:p>
          </table:table-cell>
          <table:table-cell table:style-name="ce149" table:formula="of:=IFERROR(&quot;1/&quot; &amp; TEXT(1000/[.F122]; &quot;0.00&quot;);&quot;&quot;)" office:value-type="string" office:string-value="1/160.30" calcext:value-type="string">
            <text:p>1/160.30</text:p>
          </table:table-cell>
          <table:table-cell table:style-name="ce150" table:formula="of:=IFERROR([.F122]/[.B122]*1000000;&quot;&quot;)" office:value-type="float" office:value="3610.1083032491" calcext:value-type="float">
            <text:p>3610.1083</text:p>
          </table:table-cell>
          <table:table-cell table:style-name="ce119" table:formula="of:=IF(ISBLANK([.B122]);&quot;&quot;;[.B122])" office:value-type="float" office:value="1728" calcext:value-type="float">
            <text:p>1728</text:p>
          </table:table-cell>
          <table:table-cell table:style-name="ce150" table:formula="of:=IFERROR([.F122]/[.I122]*1000000;&quot;&quot;)" office:value-type="float" office:value="3610.1083032491" calcext:value-type="float">
            <text:p>3610.10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Pixel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067" calcext:value-type="float">
            <text:p>1067</text:p>
          </table:table-cell>
          <table:table-cell table:style-name="ce148" table:formula="of:=IFERROR([.B123]/[.D123]*[.C123];&quot;&quot;)" office:value-type="float" office:value="3.2389878163074" calcext:value-type="float">
            <text:p>3.2390</text:p>
          </table:table-cell>
          <table:table-cell table:style-name="ce148" table:formula="of:=IFERROR([.E123]*(1000/[.$B$3]);&quot;&quot;)" office:value-type="float" office:value="6.47797563261481" calcext:value-type="float">
            <text:p>6.4780</text:p>
          </table:table-cell>
          <table:table-cell table:style-name="ce149" table:formula="of:=IFERROR(&quot;1/&quot; &amp; TEXT(1000/[.F123]; &quot;0.00&quot;);&quot;&quot;)" office:value-type="string" office:string-value="1/154.37" calcext:value-type="string">
            <text:p>1/154.37</text:p>
          </table:table-cell>
          <table:table-cell table:style-name="ce150" table:formula="of:=IFERROR([.F123]/[.B123]*1000000;&quot;&quot;)" office:value-type="float" office:value="3748.82849109653" calcext:value-type="float">
            <text:p>3748.8285</text:p>
          </table:table-cell>
          <table:table-cell table:style-name="ce119" table:formula="of:=IF(ISBLANK([.B123]);&quot;&quot;;[.B123])" office:value-type="float" office:value="1728" calcext:value-type="float">
            <text:p>1728</text:p>
          </table:table-cell>
          <table:table-cell table:style-name="ce150" table:formula="of:=IFERROR([.F123]/[.I123]*1000000;&quot;&quot;)" office:value-type="float" office:value="3748.82849109653" calcext:value-type="float">
            <text:p>3748.82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30fps 422 10L 4096x1728 2.4:1 Pixel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406" calcext:value-type="float">
            <text:p>1406</text:p>
          </table:table-cell>
          <table:table-cell table:style-name="ce148" table:formula="of:=IFERROR([.B124]/[.D124]*[.C124];&quot;&quot;)" office:value-type="float" office:value="7.37411095305832" calcext:value-type="float">
            <text:p>7.3741</text:p>
          </table:table-cell>
          <table:table-cell table:style-name="ce148" table:formula="of:=IFERROR([.E124]*(1000/[.$B$3]);&quot;&quot;)" office:value-type="float" office:value="14.7482219061166" calcext:value-type="float">
            <text:p>14.7482</text:p>
          </table:table-cell>
          <table:table-cell table:style-name="ce149" table:formula="of:=IFERROR(&quot;1/&quot; &amp; TEXT(1000/[.F124]; &quot;0.00&quot;);&quot;&quot;)" office:value-type="string" office:string-value="1/67.80" calcext:value-type="string">
            <text:p>1/67.80</text:p>
          </table:table-cell>
          <table:table-cell table:style-name="ce150" table:formula="of:=IFERROR([.F124]/[.B124]*1000000;&quot;&quot;)" office:value-type="float" office:value="8534.8506401138" calcext:value-type="float">
            <text:p>8534.8506</text:p>
          </table:table-cell>
          <table:table-cell table:style-name="ce119" table:formula="of:=IF(ISBLANK([.B124]);&quot;&quot;;[.B124])" office:value-type="float" office:value="1728" calcext:value-type="float">
            <text:p>1728</text:p>
          </table:table-cell>
          <table:table-cell table:style-name="ce150" table:formula="of:=IFERROR([.F124]/[.I124]*1000000;&quot;&quot;)" office:value-type="float" office:value="8534.8506401138" calcext:value-type="float">
            <text:p>8534.85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C4K 24fps 422 10L 4096x1728 2.4:1 Pixel DR-Boost</text:p>
          </table:table-cell>
          <table:table-cell table:style-name="ce140" office:value-type="float" office:value="1728" calcext:value-type="float">
            <text:p>172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44" calcext:value-type="float">
            <text:p>1344</text:p>
          </table:table-cell>
          <table:table-cell table:style-name="ce148" table:formula="of:=IFERROR([.B125]/[.D125]*[.C125];&quot;&quot;)" office:value-type="float" office:value="7.71428571428572" calcext:value-type="float">
            <text:p>7.7143</text:p>
          </table:table-cell>
          <table:table-cell table:style-name="ce148" table:formula="of:=IFERROR([.E125]*(1000/[.$B$3]);&quot;&quot;)" office:value-type="float" office:value="15.4285714285714" calcext:value-type="float">
            <text:p>15.4286</text:p>
          </table:table-cell>
          <table:table-cell table:style-name="ce149" table:formula="of:=IFERROR(&quot;1/&quot; &amp; TEXT(1000/[.F125]; &quot;0.00&quot;);&quot;&quot;)" office:value-type="string" office:string-value="1/64.81" calcext:value-type="string">
            <text:p>1/64.81</text:p>
          </table:table-cell>
          <table:table-cell table:style-name="ce150" table:formula="of:=IFERROR([.F125]/[.B125]*1000000;&quot;&quot;)" office:value-type="float" office:value="8928.57142857143" calcext:value-type="float">
            <text:p>8928.5714</text:p>
          </table:table-cell>
          <table:table-cell table:style-name="ce119" table:formula="of:=IF(ISBLANK([.B125]);&quot;&quot;;[.B125])" office:value-type="float" office:value="1728" calcext:value-type="float">
            <text:p>1728</text:p>
          </table:table-cell>
          <table:table-cell table:style-name="ce150" table:formula="of:=IFERROR([.F125]/[.I125]*1000000;&quot;&quot;)" office:value-type="float" office:value="8928.57142857143" calcext:value-type="float">
            <text:p>8928.57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26]/[.D126]*[.C126];&quot;&quot;)">
            <text:p/>
          </table:table-cell>
          <table:table-cell table:style-name="ce148" table:formula="of:=IFERROR([.E126]*(1000/[.$B$3]);&quot;&quot;)">
            <text:p/>
          </table:table-cell>
          <table:table-cell table:style-name="ce149" table:formula="of:=IFERROR(&quot;1/&quot; &amp; TEXT(1000/[.F126]; &quot;0.00&quot;);&quot;&quot;)">
            <text:p/>
          </table:table-cell>
          <table:table-cell table:style-name="ce150" table:formula="of:=IFERROR([.F126]/[.B126]*1000000;&quot;&quot;)">
            <text:p/>
          </table:table-cell>
          <table:table-cell table:style-name="ce119" table:formula="of:=IF(ISBLANK([.B126]);&quot;&quot;;[.B126])">
            <text:p/>
          </table:table-cell>
          <table:table-cell table:style-name="ce150" table:formula="of:=IFERROR([.F126]/[.I12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66" calcext:value-type="float">
            <text:p>1866</text:p>
          </table:table-cell>
          <table:table-cell table:style-name="ce148" table:formula="of:=IFERROR([.B127]/[.D127]*[.C127];&quot;&quot;)" office:value-type="float" office:value="3.47266881028939" calcext:value-type="float">
            <text:p>3.4727</text:p>
          </table:table-cell>
          <table:table-cell table:style-name="ce148" table:formula="of:=IFERROR([.E127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27]; &quot;0.00&quot;);&quot;&quot;)" office:value-type="string" office:string-value="1/143.98" calcext:value-type="string">
            <text:p>1/143.98</text:p>
          </table:table-cell>
          <table:table-cell table:style-name="ce150" table:formula="of:=IFERROR([.F127]/[.B127]*1000000;&quot;&quot;)" office:value-type="float" office:value="3215.43408360129" calcext:value-type="float">
            <text:p>3215.4341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27]/[.I127]*1000000;&quot;&quot;)" office:value-type="float" office:value="2057.87781350482" calcext:value-type="float">
            <text:p>2057.87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80" calcext:value-type="float">
            <text:p>1780</text:p>
          </table:table-cell>
          <table:table-cell table:style-name="ce148" table:formula="of:=IFERROR([.B128]/[.D128]*[.C128];&quot;&quot;)" office:value-type="float" office:value="6.06741573033708" calcext:value-type="float">
            <text:p>6.0674</text:p>
          </table:table-cell>
          <table:table-cell table:style-name="ce148" table:formula="of:=IFERROR([.E128]*(1000/[.$B$3]);&quot;&quot;)" office:value-type="float" office:value="12.1348314606742" calcext:value-type="float">
            <text:p>12.1348</text:p>
          </table:table-cell>
          <table:table-cell table:style-name="ce149" table:formula="of:=IFERROR(&quot;1/&quot; &amp; TEXT(1000/[.F128]; &quot;0.00&quot;);&quot;&quot;)" office:value-type="string" office:string-value="1/82.41" calcext:value-type="string">
            <text:p>1/82.41</text:p>
          </table:table-cell>
          <table:table-cell table:style-name="ce150" table:formula="of:=IFERROR([.F128]/[.B128]*1000000;&quot;&quot;)" office:value-type="float" office:value="5617.97752808989" calcext:value-type="float">
            <text:p>5617.9775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28]/[.I128]*1000000;&quot;&quot;)" office:value-type="float" office:value="3595.50561797754" calcext:value-type="float">
            <text:p>3595.50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07" calcext:value-type="float">
            <text:p>1707</text:p>
          </table:table-cell>
          <table:table-cell table:style-name="ce148" table:formula="of:=IFERROR([.B129]/[.D129]*[.C129];&quot;&quot;)" office:value-type="float" office:value="6.32688927943761" calcext:value-type="float">
            <text:p>6.3269</text:p>
          </table:table-cell>
          <table:table-cell table:style-name="ce148" table:formula="of:=IFERROR([.E129]*(1000/[.$B$3]);&quot;&quot;)" office:value-type="float" office:value="12.6537785588752" calcext:value-type="float">
            <text:p>12.6538</text:p>
          </table:table-cell>
          <table:table-cell table:style-name="ce149" table:formula="of:=IFERROR(&quot;1/&quot; &amp; TEXT(1000/[.F129]; &quot;0.00&quot;);&quot;&quot;)" office:value-type="string" office:string-value="1/79.03" calcext:value-type="string">
            <text:p>1/79.03</text:p>
          </table:table-cell>
          <table:table-cell table:style-name="ce150" table:formula="of:=IFERROR([.F129]/[.B129]*1000000;&quot;&quot;)" office:value-type="float" office:value="5858.23081429408" calcext:value-type="float">
            <text:p>5858.2308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29]/[.I129]*1000000;&quot;&quot;)" office:value-type="float" office:value="3749.26772114821" calcext:value-type="float">
            <text:p>3749.26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72" calcext:value-type="float">
            <text:p>1772</text:p>
          </table:table-cell>
          <table:table-cell table:style-name="ce148" table:formula="of:=IFERROR([.B130]/[.D130]*[.C130];&quot;&quot;)" office:value-type="float" office:value="6.09480812641084" calcext:value-type="float">
            <text:p>6.0948</text:p>
          </table:table-cell>
          <table:table-cell table:style-name="ce148" table:formula="of:=IFERROR([.E130]*(1000/[.$B$3]);&quot;&quot;)" office:value-type="float" office:value="12.1896162528217" calcext:value-type="float">
            <text:p>12.1896</text:p>
          </table:table-cell>
          <table:table-cell table:style-name="ce149" table:formula="of:=IFERROR(&quot;1/&quot; &amp; TEXT(1000/[.F130]; &quot;0.00&quot;);&quot;&quot;)" office:value-type="string" office:string-value="1/82.04" calcext:value-type="string">
            <text:p>1/82.04</text:p>
          </table:table-cell>
          <table:table-cell table:style-name="ce150" table:formula="of:=IFERROR([.F130]/[.B130]*1000000;&quot;&quot;)" office:value-type="float" office:value="5643.34085778781" calcext:value-type="float">
            <text:p>5643.3409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30]/[.I130]*1000000;&quot;&quot;)" office:value-type="float" office:value="3611.73814898421" calcext:value-type="float">
            <text:p>3611.73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712" calcext:value-type="float">
            <text:p>1712</text:p>
          </table:table-cell>
          <table:table-cell table:style-name="ce148" table:formula="of:=IFERROR([.B131]/[.D131]*[.C131];&quot;&quot;)" office:value-type="float" office:value="6.30841121495327" calcext:value-type="float">
            <text:p>6.3084</text:p>
          </table:table-cell>
          <table:table-cell table:style-name="ce148" table:formula="of:=IFERROR([.E131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31]; &quot;0.00&quot;);&quot;&quot;)" office:value-type="string" office:string-value="1/79.26" calcext:value-type="string">
            <text:p>1/79.26</text:p>
          </table:table-cell>
          <table:table-cell table:style-name="ce150" table:formula="of:=IFERROR([.F131]/[.B131]*1000000;&quot;&quot;)" office:value-type="float" office:value="5841.1214953271" calcext:value-type="float">
            <text:p>5841.1215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31]/[.I131]*1000000;&quot;&quot;)" office:value-type="float" office:value="3738.31775700933" calcext:value-type="float">
            <text:p>3738.31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799" calcext:value-type="float">
            <text:p>1799</text:p>
          </table:table-cell>
          <table:table-cell table:style-name="ce148" table:formula="of:=IFERROR([.B132]/[.D132]*[.C132];&quot;&quot;)" office:value-type="float" office:value="14.408004446915" calcext:value-type="float">
            <text:p>14.4080</text:p>
          </table:table-cell>
          <table:table-cell table:style-name="ce148" table:formula="of:=IFERROR([.E132]*(1000/[.$B$3]);&quot;&quot;)" office:value-type="float" office:value="28.8160088938299" calcext:value-type="float">
            <text:p>28.8160</text:p>
          </table:table-cell>
          <table:table-cell table:style-name="ce149" table:formula="of:=IFERROR(&quot;1/&quot; &amp; TEXT(1000/[.F132]; &quot;0.00&quot;);&quot;&quot;)" office:value-type="string" office:string-value="1/34.70" calcext:value-type="string">
            <text:p>1/34.70</text:p>
          </table:table-cell>
          <table:table-cell table:style-name="ce150" table:formula="of:=IFERROR([.F132]/[.B132]*1000000;&quot;&quot;)" office:value-type="float" office:value="13340.7448582546" calcext:value-type="float">
            <text:p>13340.7449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32]/[.I132]*1000000;&quot;&quot;)" office:value-type="float" office:value="8538.07670928293" calcext:value-type="float">
            <text:p>8538.07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870" calcext:value-type="float">
            <text:p>1870</text:p>
          </table:table-cell>
          <table:table-cell table:style-name="ce148" table:formula="of:=IFERROR([.B133]/[.D133]*[.C133];&quot;&quot;)" office:value-type="float" office:value="15.0160427807487" calcext:value-type="float">
            <text:p>15.0160</text:p>
          </table:table-cell>
          <table:table-cell table:style-name="ce148" table:formula="of:=IFERROR([.E133]*(1000/[.$B$3]);&quot;&quot;)" office:value-type="float" office:value="30.0320855614973" calcext:value-type="float">
            <text:p>30.0321</text:p>
          </table:table-cell>
          <table:table-cell table:style-name="ce149" table:formula="of:=IFERROR(&quot;1/&quot; &amp; TEXT(1000/[.F133]; &quot;0.00&quot;);&quot;&quot;)" office:value-type="string" office:string-value="1/33.30" calcext:value-type="string">
            <text:p>1/33.30</text:p>
          </table:table-cell>
          <table:table-cell table:style-name="ce150" table:formula="of:=IFERROR([.F133]/[.B133]*1000000;&quot;&quot;)" office:value-type="float" office:value="13903.743315508" calcext:value-type="float">
            <text:p>13903.7433</text:p>
          </table:table-cell>
          <table:table-cell table:style-name="ce119" table:formula="of:=6000*(9/16)" office:value-type="float" office:value="3375" calcext:value-type="float">
            <text:p>3375</text:p>
          </table:table-cell>
          <table:table-cell table:style-name="ce150" table:formula="of:=IFERROR([.F133]/[.I133]*1000000;&quot;&quot;)" office:value-type="float" office:value="8898.39572192513" calcext:value-type="float">
            <text:p>8898.39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34]/[.D134]*[.C134];&quot;&quot;)">
            <text:p/>
          </table:table-cell>
          <table:table-cell table:style-name="ce148" table:formula="of:=IFERROR([.E134]*(1000/[.$B$3]);&quot;&quot;)">
            <text:p/>
          </table:table-cell>
          <table:table-cell table:style-name="ce149" table:formula="of:=IFERROR(&quot;1/&quot; &amp; TEXT(1000/[.F134]; &quot;0.00&quot;);&quot;&quot;)">
            <text:p/>
          </table:table-cell>
          <table:table-cell table:style-name="ce150" table:formula="of:=IFERROR([.F134]/[.B134]*1000000;&quot;&quot;)">
            <text:p/>
          </table:table-cell>
          <table:table-cell table:style-name="ce119" table:formula="of:=IF(ISBLANK([.B134]);&quot;&quot;;[.B134])">
            <text:p/>
          </table:table-cell>
          <table:table-cell table:style-name="ce150" table:formula="of:=IFERROR([.F134]/[.I13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02" calcext:value-type="float">
            <text:p>1402</text:p>
          </table:table-cell>
          <table:table-cell table:style-name="ce148" table:formula="of:=IFERROR([.B135]/[.D135]*[.C135];&quot;&quot;)" office:value-type="float" office:value="3.08131241084165" calcext:value-type="float">
            <text:p>3.0813</text:p>
          </table:table-cell>
          <table:table-cell table:style-name="ce148" table:formula="of:=IFERROR([.E135]*(1000/[.$B$3]);&quot;&quot;)" office:value-type="float" office:value="6.16262482168331" calcext:value-type="float">
            <text:p>6.1626</text:p>
          </table:table-cell>
          <table:table-cell table:style-name="ce149" table:formula="of:=IFERROR(&quot;1/&quot; &amp; TEXT(1000/[.F135]; &quot;0.00&quot;);&quot;&quot;)" office:value-type="string" office:string-value="1/162.27" calcext:value-type="string">
            <text:p>1/162.27</text:p>
          </table:table-cell>
          <table:table-cell table:style-name="ce150" table:formula="of:=IFERROR([.F135]/[.B135]*1000000;&quot;&quot;)" office:value-type="float" office:value="2853.06704707561" calcext:value-type="float">
            <text:p>2853.0670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5]/[.I135]*1000000;&quot;&quot;)" office:value-type="float" office:value="2738.94436519258" calcext:value-type="float">
            <text:p>2738.9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6]/[.D136]*[.C136];&quot;&quot;)" office:value-type="float" office:value="4.781405644715" calcext:value-type="float">
            <text:p>4.7814</text:p>
          </table:table-cell>
          <table:table-cell table:style-name="ce148" table:formula="of:=IFERROR([.E136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6]; &quot;0.00&quot;);&quot;&quot;)" office:value-type="string" office:string-value="1/104.57" calcext:value-type="string">
            <text:p>1/104.57</text:p>
          </table:table-cell>
          <table:table-cell table:style-name="ce150" table:formula="of:=IFERROR([.F136]/[.B136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6]/[.I136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7]/[.D137]*[.C137];&quot;&quot;)" office:value-type="float" office:value="4.781405644715" calcext:value-type="float">
            <text:p>4.7814</text:p>
          </table:table-cell>
          <table:table-cell table:style-name="ce148" table:formula="of:=IFERROR([.E137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7]; &quot;0.00&quot;);&quot;&quot;)" office:value-type="string" office:string-value="1/104.57" calcext:value-type="string">
            <text:p>1/104.57</text:p>
          </table:table-cell>
          <table:table-cell table:style-name="ce150" table:formula="of:=IFERROR([.F137]/[.B137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7]/[.I137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8]/[.D138]*[.C138];&quot;&quot;)" office:value-type="float" office:value="4.781405644715" calcext:value-type="float">
            <text:p>4.7814</text:p>
          </table:table-cell>
          <table:table-cell table:style-name="ce148" table:formula="of:=IFERROR([.E138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8]; &quot;0.00&quot;);&quot;&quot;)" office:value-type="string" office:string-value="1/104.57" calcext:value-type="string">
            <text:p>1/104.57</text:p>
          </table:table-cell>
          <table:table-cell table:style-name="ce150" table:formula="of:=IFERROR([.F138]/[.B138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8]/[.I138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APS-C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07" calcext:value-type="float">
            <text:p>1807</text:p>
          </table:table-cell>
          <table:table-cell table:style-name="ce148" table:formula="of:=IFERROR([.B139]/[.D139]*[.C139];&quot;&quot;)" office:value-type="float" office:value="4.781405644715" calcext:value-type="float">
            <text:p>4.7814</text:p>
          </table:table-cell>
          <table:table-cell table:style-name="ce148" table:formula="of:=IFERROR([.E139]*(1000/[.$B$3]);&quot;&quot;)" office:value-type="float" office:value="9.56281128942999" calcext:value-type="float">
            <text:p>9.5628</text:p>
          </table:table-cell>
          <table:table-cell table:style-name="ce149" table:formula="of:=IFERROR(&quot;1/&quot; &amp; TEXT(1000/[.F139]; &quot;0.00&quot;);&quot;&quot;)" office:value-type="string" office:string-value="1/104.57" calcext:value-type="string">
            <text:p>1/104.57</text:p>
          </table:table-cell>
          <table:table-cell table:style-name="ce150" table:formula="of:=IFERROR([.F139]/[.B139]*1000000;&quot;&quot;)" office:value-type="float" office:value="4427.22744881018" calcext:value-type="float">
            <text:p>4427.2274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39]/[.I139]*1000000;&quot;&quot;)" office:value-type="float" office:value="4250.13835085778" calcext:value-type="float">
            <text:p>4250.13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0]/[.D140]*[.C140];&quot;&quot;)" office:value-type="float" office:value="10.015455950541" calcext:value-type="float">
            <text:p>10.0155</text:p>
          </table:table-cell>
          <table:table-cell table:style-name="ce148" table:formula="of:=IFERROR([.E140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140]; &quot;0.00&quot;);&quot;&quot;)" office:value-type="string" office:string-value="1/49.92" calcext:value-type="string">
            <text:p>1/49.92</text:p>
          </table:table-cell>
          <table:table-cell table:style-name="ce150" table:formula="of:=IFERROR([.F140]/[.B140]*1000000;&quot;&quot;)" office:value-type="float" office:value="9273.57032457496" calcext:value-type="float">
            <text:p>9273.5703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40]/[.I140]*1000000;&quot;&quot;)" office:value-type="float" office:value="8902.62751159196" calcext:value-type="float">
            <text:p>8902.6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APS-C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1]/[.D141]*[.C141];&quot;&quot;)" office:value-type="float" office:value="10.015455950541" calcext:value-type="float">
            <text:p>10.0155</text:p>
          </table:table-cell>
          <table:table-cell table:style-name="ce148" table:formula="of:=IFERROR([.E141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141]; &quot;0.00&quot;);&quot;&quot;)" office:value-type="string" office:string-value="1/49.92" calcext:value-type="string">
            <text:p>1/49.92</text:p>
          </table:table-cell>
          <table:table-cell table:style-name="ce150" table:formula="of:=IFERROR([.F141]/[.B141]*1000000;&quot;&quot;)" office:value-type="float" office:value="9273.57032457496" calcext:value-type="float">
            <text:p>9273.5703</text:p>
          </table:table-cell>
          <table:table-cell table:style-name="ce119" table:formula="of:=6000*(1/1.5)*(9/16)" office:value-type="float" office:value="2250" calcext:value-type="float">
            <text:p>2250</text:p>
          </table:table-cell>
          <table:table-cell table:style-name="ce150" table:formula="of:=IFERROR([.F141]/[.I141]*1000000;&quot;&quot;)" office:value-type="float" office:value="8902.62751159196" calcext:value-type="float">
            <text:p>8902.6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42]/[.D142]*[.C142];&quot;&quot;)">
            <text:p/>
          </table:table-cell>
          <table:table-cell table:style-name="ce148" table:formula="of:=IFERROR([.E142]*(1000/[.$B$3]);&quot;&quot;)">
            <text:p/>
          </table:table-cell>
          <table:table-cell table:style-name="ce149" table:formula="of:=IFERROR(&quot;1/&quot; &amp; TEXT(1000/[.F142]; &quot;0.00&quot;);&quot;&quot;)">
            <text:p/>
          </table:table-cell>
          <table:table-cell table:style-name="ce150" table:formula="of:=IFERROR([.F142]/[.B142]*1000000;&quot;&quot;)">
            <text:p/>
          </table:table-cell>
          <table:table-cell table:style-name="ce119" table:formula="of:=IF(ISBLANK([.B142]);&quot;&quot;;[.B142])">
            <text:p/>
          </table:table-cell>
          <table:table-cell table:style-name="ce150" table:formula="of:=IFERROR([.F142]/[.I14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fps 420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50" calcext:value-type="float">
            <text:p>1450</text:p>
          </table:table-cell>
          <table:table-cell table:style-name="ce148" table:formula="of:=IFERROR([.B143]/[.D143]*[.C143];&quot;&quot;)" office:value-type="float" office:value="2.97931034482759" calcext:value-type="float">
            <text:p>2.9793</text:p>
          </table:table-cell>
          <table:table-cell table:style-name="ce148" table:formula="of:=IFERROR([.E143]*(1000/[.$B$3]);&quot;&quot;)" office:value-type="float" office:value="5.95862068965517" calcext:value-type="float">
            <text:p>5.9586</text:p>
          </table:table-cell>
          <table:table-cell table:style-name="ce149" table:formula="of:=IFERROR(&quot;1/&quot; &amp; TEXT(1000/[.F143]; &quot;0.00&quot;);&quot;&quot;)" office:value-type="string" office:string-value="1/167.82" calcext:value-type="string">
            <text:p>1/167.82</text:p>
          </table:table-cell>
          <table:table-cell table:style-name="ce150" table:formula="of:=IFERROR([.F143]/[.B143]*1000000;&quot;&quot;)" office:value-type="float" office:value="2758.62068965517" calcext:value-type="float">
            <text:p>2758.6207</text:p>
          </table:table-cell>
          <table:table-cell table:style-name="ce119" table:formula="of:=IF(ISBLANK([.B143]);&quot;&quot;;[.B143])" office:value-type="float" office:value="2160" calcext:value-type="float">
            <text:p>2160</text:p>
          </table:table-cell>
          <table:table-cell table:style-name="ce150" table:formula="of:=IFERROR([.F143]/[.I143]*1000000;&quot;&quot;)" office:value-type="float" office:value="2758.62068965517" calcext:value-type="float">
            <text:p>2758.6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3" calcext:value-type="float">
            <text:p>1873</text:p>
          </table:table-cell>
          <table:table-cell table:style-name="ce148" table:formula="of:=IFERROR([.B144]/[.D144]*[.C144];&quot;&quot;)" office:value-type="float" office:value="4.61292044847838" calcext:value-type="float">
            <text:p>4.6129</text:p>
          </table:table-cell>
          <table:table-cell table:style-name="ce148" table:formula="of:=IFERROR([.E144]*(1000/[.$B$3]);&quot;&quot;)" office:value-type="float" office:value="9.22584089695675" calcext:value-type="float">
            <text:p>9.2258</text:p>
          </table:table-cell>
          <table:table-cell table:style-name="ce149" table:formula="of:=IFERROR(&quot;1/&quot; &amp; TEXT(1000/[.F144]; &quot;0.00&quot;);&quot;&quot;)" office:value-type="string" office:string-value="1/108.39" calcext:value-type="string">
            <text:p>1/108.39</text:p>
          </table:table-cell>
          <table:table-cell table:style-name="ce150" table:formula="of:=IFERROR([.F144]/[.B144]*1000000;&quot;&quot;)" office:value-type="float" office:value="4271.22263747998" calcext:value-type="float">
            <text:p>4271.2226</text:p>
          </table:table-cell>
          <table:table-cell table:style-name="ce119" table:formula="of:=IF(ISBLANK([.B144]);&quot;&quot;;[.B144])" office:value-type="float" office:value="2160" calcext:value-type="float">
            <text:p>2160</text:p>
          </table:table-cell>
          <table:table-cell table:style-name="ce150" table:formula="of:=IFERROR([.F144]/[.I144]*1000000;&quot;&quot;)" office:value-type="float" office:value="4271.22263747998" calcext:value-type="float">
            <text:p>4271.22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48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5]/[.D145]*[.C145];&quot;&quot;)" office:value-type="float" office:value="4.59086078639745" calcext:value-type="float">
            <text:p>4.5909</text:p>
          </table:table-cell>
          <table:table-cell table:style-name="ce148" table:formula="of:=IFERROR([.E145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5]; &quot;0.00&quot;);&quot;&quot;)" office:value-type="string" office:string-value="1/108.91" calcext:value-type="string">
            <text:p>1/108.91</text:p>
          </table:table-cell>
          <table:table-cell table:style-name="ce150" table:formula="of:=IFERROR([.F145]/[.B145]*1000000;&quot;&quot;)" office:value-type="float" office:value="4250.79702444208" calcext:value-type="float">
            <text:p>4250.7970</text:p>
          </table:table-cell>
          <table:table-cell table:style-name="ce119" table:formula="of:=IF(ISBLANK([.B145]);&quot;&quot;;[.B145])" office:value-type="float" office:value="2160" calcext:value-type="float">
            <text:p>2160</text:p>
          </table:table-cell>
          <table:table-cell table:style-name="ce150" table:formula="of:=IFERROR([.F145]/[.I145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6]/[.D146]*[.C146];&quot;&quot;)" office:value-type="float" office:value="4.59086078639745" calcext:value-type="float">
            <text:p>4.5909</text:p>
          </table:table-cell>
          <table:table-cell table:style-name="ce148" table:formula="of:=IFERROR([.E146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6]; &quot;0.00&quot;);&quot;&quot;)" office:value-type="string" office:string-value="1/108.91" calcext:value-type="string">
            <text:p>1/108.91</text:p>
          </table:table-cell>
          <table:table-cell table:style-name="ce150" table:formula="of:=IFERROR([.F146]/[.B146]*1000000;&quot;&quot;)" office:value-type="float" office:value="4250.79702444208" calcext:value-type="float">
            <text:p>4250.7970</text:p>
          </table:table-cell>
          <table:table-cell table:style-name="ce119" table:formula="of:=IF(ISBLANK([.B146]);&quot;&quot;;[.B146])" office:value-type="float" office:value="2160" calcext:value-type="float">
            <text:p>2160</text:p>
          </table:table-cell>
          <table:table-cell table:style-name="ce150" table:formula="of:=IFERROR([.F146]/[.I146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82" calcext:value-type="float">
            <text:p>1882</text:p>
          </table:table-cell>
          <table:table-cell table:style-name="ce148" table:formula="of:=IFERROR([.B147]/[.D147]*[.C147];&quot;&quot;)" office:value-type="float" office:value="4.59086078639745" calcext:value-type="float">
            <text:p>4.5909</text:p>
          </table:table-cell>
          <table:table-cell table:style-name="ce148" table:formula="of:=IFERROR([.E147]*(1000/[.$B$3]);&quot;&quot;)" office:value-type="float" office:value="9.1817215727949" calcext:value-type="float">
            <text:p>9.1817</text:p>
          </table:table-cell>
          <table:table-cell table:style-name="ce149" table:formula="of:=IFERROR(&quot;1/&quot; &amp; TEXT(1000/[.F147]; &quot;0.00&quot;);&quot;&quot;)" office:value-type="string" office:string-value="1/108.91" calcext:value-type="string">
            <text:p>1/108.91</text:p>
          </table:table-cell>
          <table:table-cell table:style-name="ce150" table:formula="of:=IFERROR([.F147]/[.B147]*1000000;&quot;&quot;)" office:value-type="float" office:value="4250.79702444208" calcext:value-type="float">
            <text:p>4250.7970</text:p>
          </table:table-cell>
          <table:table-cell table:style-name="ce119" table:formula="of:=IF(ISBLANK([.B147]);&quot;&quot;;[.B147])" office:value-type="float" office:value="2160" calcext:value-type="float">
            <text:p>2160</text:p>
          </table:table-cell>
          <table:table-cell table:style-name="ce150" table:formula="of:=IFERROR([.F147]/[.I147]*1000000;&quot;&quot;)" office:value-type="float" office:value="4250.79702444208" calcext:value-type="float">
            <text:p>4250.79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fps 422 10L 3840x2160 16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48]/[.D148]*[.C148];&quot;&quot;)" office:value-type="float" office:value="9.62852897473997" calcext:value-type="float">
            <text:p>9.6285</text:p>
          </table:table-cell>
          <table:table-cell table:style-name="ce148" table:formula="of:=IFERROR([.E148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48]; &quot;0.00&quot;);&quot;&quot;)" office:value-type="string" office:string-value="1/51.93" calcext:value-type="string">
            <text:p>1/51.93</text:p>
          </table:table-cell>
          <table:table-cell table:style-name="ce150" table:formula="of:=IFERROR([.F148]/[.B148]*1000000;&quot;&quot;)" office:value-type="float" office:value="8915.30460624071" calcext:value-type="float">
            <text:p>8915.3046</text:p>
          </table:table-cell>
          <table:table-cell table:style-name="ce119" table:formula="of:=IF(ISBLANK([.B148]);&quot;&quot;;[.B148])" office:value-type="float" office:value="2160" calcext:value-type="float">
            <text:p>2160</text:p>
          </table:table-cell>
          <table:table-cell table:style-name="ce150" table:formula="of:=IFERROR([.F148]/[.I148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fps 422 10L 3840x2160 16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49]/[.D149]*[.C149];&quot;&quot;)" office:value-type="float" office:value="9.62852897473997" calcext:value-type="float">
            <text:p>9.6285</text:p>
          </table:table-cell>
          <table:table-cell table:style-name="ce148" table:formula="of:=IFERROR([.E149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49]; &quot;0.00&quot;);&quot;&quot;)" office:value-type="string" office:string-value="1/51.93" calcext:value-type="string">
            <text:p>1/51.93</text:p>
          </table:table-cell>
          <table:table-cell table:style-name="ce150" table:formula="of:=IFERROR([.F149]/[.B149]*1000000;&quot;&quot;)" office:value-type="float" office:value="8915.30460624071" calcext:value-type="float">
            <text:p>8915.3046</text:p>
          </table:table-cell>
          <table:table-cell table:style-name="ce119" table:formula="of:=IF(ISBLANK([.B149]);&quot;&quot;;[.B149])" office:value-type="float" office:value="2160" calcext:value-type="float">
            <text:p>2160</text:p>
          </table:table-cell>
          <table:table-cell table:style-name="ce150" table:formula="of:=IFERROR([.F149]/[.I149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0]/[.D150]*[.C150];&quot;&quot;)">
            <text:p/>
          </table:table-cell>
          <table:table-cell table:style-name="ce148" table:formula="of:=IFERROR([.E150]*(1000/[.$B$3]);&quot;&quot;)">
            <text:p/>
          </table:table-cell>
          <table:table-cell table:style-name="ce149" table:formula="of:=IFERROR(&quot;1/&quot; &amp; TEXT(1000/[.F150]; &quot;0.00&quot;);&quot;&quot;)">
            <text:p/>
          </table:table-cell>
          <table:table-cell table:style-name="ce150" table:formula="of:=IFERROR([.F150]/[.B150]*1000000;&quot;&quot;)">
            <text:p/>
          </table:table-cell>
          <table:table-cell table:style-name="ce119" table:formula="of:=IF(ISBLANK([.B150]);&quot;&quot;;[.B150])">
            <text:p/>
          </table:table-cell>
          <table:table-cell table:style-name="ce150" table:formula="of:=IFERROR([.F150]/[.I15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37" calcext:value-type="float">
            <text:p>837</text:p>
          </table:table-cell>
          <table:table-cell table:style-name="ce148" table:formula="of:=IFERROR([.B151]/[.D151]*[.C151];&quot;&quot;)" office:value-type="float" office:value="1.29032258064516" calcext:value-type="float">
            <text:p>1.2903</text:p>
          </table:table-cell>
          <table:table-cell table:style-name="ce148" table:formula="of:=IFERROR([.E151]*(1000/[.$B$3]);&quot;&quot;)" office:value-type="float" office:value="2.58064516129032" calcext:value-type="float">
            <text:p>2.5806</text:p>
          </table:table-cell>
          <table:table-cell table:style-name="ce149" table:formula="of:=IFERROR(&quot;1/&quot; &amp; TEXT(1000/[.F151]; &quot;0.00&quot;);&quot;&quot;)" office:value-type="string" office:string-value="1/387.50" calcext:value-type="string">
            <text:p>1/387.50</text:p>
          </table:table-cell>
          <table:table-cell table:style-name="ce150" table:formula="of:=IFERROR([.F151]/[.B151]*1000000;&quot;&quot;)" office:value-type="float" office:value="2389.486260454" calcext:value-type="float">
            <text:p>2389.4863</text:p>
          </table:table-cell>
          <table:table-cell table:style-name="ce119" table:formula="of:=IF(ISBLANK([.B151]);&quot;&quot;;[.B151])" office:value-type="float" office:value="1080" calcext:value-type="float">
            <text:p>1080</text:p>
          </table:table-cell>
          <table:table-cell table:style-name="ce150" table:formula="of:=IFERROR([.F151]/[.I151]*1000000;&quot;&quot;)" office:value-type="float" office:value="2389.486260454" calcext:value-type="float">
            <text:p>2389.48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690" calcext:value-type="float">
            <text:p>690</text:p>
          </table:table-cell>
          <table:table-cell table:style-name="ce148" table:formula="of:=IFERROR([.B152]/[.D152]*[.C152];&quot;&quot;)" office:value-type="float" office:value="1.56521739130435" calcext:value-type="float">
            <text:p>1.5652</text:p>
          </table:table-cell>
          <table:table-cell table:style-name="ce148" table:formula="of:=IFERROR([.E152]*(1000/[.$B$3]);&quot;&quot;)" office:value-type="float" office:value="3.1304347826087" calcext:value-type="float">
            <text:p>3.1304</text:p>
          </table:table-cell>
          <table:table-cell table:style-name="ce149" table:formula="of:=IFERROR(&quot;1/&quot; &amp; TEXT(1000/[.F152]; &quot;0.00&quot;);&quot;&quot;)" office:value-type="string" office:string-value="1/319.44" calcext:value-type="string">
            <text:p>1/319.44</text:p>
          </table:table-cell>
          <table:table-cell table:style-name="ce150" table:formula="of:=IFERROR([.F152]/[.B152]*1000000;&quot;&quot;)" office:value-type="float" office:value="2898.55072463768" calcext:value-type="float">
            <text:p>2898.5507</text:p>
          </table:table-cell>
          <table:table-cell table:style-name="ce119" table:formula="of:=IF(ISBLANK([.B152]);&quot;&quot;;[.B152])" office:value-type="float" office:value="1080" calcext:value-type="float">
            <text:p>1080</text:p>
          </table:table-cell>
          <table:table-cell table:style-name="ce150" table:formula="of:=IFERROR([.F152]/[.I152]*1000000;&quot;&quot;)" office:value-type="float" office:value="2898.55072463768" calcext:value-type="float">
            <text:p>2898.5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91" calcext:value-type="float">
            <text:p>891</text:p>
          </table:table-cell>
          <table:table-cell table:style-name="ce148" table:formula="of:=IFERROR([.B153]/[.D153]*[.C153];&quot;&quot;)" office:value-type="float" office:value="6.06060606060606" calcext:value-type="float">
            <text:p>6.0606</text:p>
          </table:table-cell>
          <table:table-cell table:style-name="ce148" table:formula="of:=IFERROR([.E153]*(1000/[.$B$3]);&quot;&quot;)" office:value-type="float" office:value="12.1212121212121" calcext:value-type="float">
            <text:p>12.1212</text:p>
          </table:table-cell>
          <table:table-cell table:style-name="ce149" table:formula="of:=IFERROR(&quot;1/&quot; &amp; TEXT(1000/[.F153]; &quot;0.00&quot;);&quot;&quot;)" office:value-type="string" office:string-value="1/82.50" calcext:value-type="string">
            <text:p>1/82.50</text:p>
          </table:table-cell>
          <table:table-cell table:style-name="ce150" table:formula="of:=IFERROR([.F153]/[.B153]*1000000;&quot;&quot;)" office:value-type="float" office:value="11223.3445566779" calcext:value-type="float">
            <text:p>11223.3446</text:p>
          </table:table-cell>
          <table:table-cell table:style-name="ce119" table:formula="of:=IF(ISBLANK([.B153]);&quot;&quot;;[.B153])" office:value-type="float" office:value="1080" calcext:value-type="float">
            <text:p>1080</text:p>
          </table:table-cell>
          <table:table-cell table:style-name="ce150" table:formula="of:=IFERROR([.F153]/[.I153]*1000000;&quot;&quot;)" office:value-type="float" office:value="11223.3445566779" calcext:value-type="float">
            <text:p>11223.3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56" calcext:value-type="float">
            <text:p>856</text:p>
          </table:table-cell>
          <table:table-cell table:style-name="ce148" table:formula="of:=IFERROR([.B154]/[.D154]*[.C154];&quot;&quot;)" office:value-type="float" office:value="6.30841121495327" calcext:value-type="float">
            <text:p>6.3084</text:p>
          </table:table-cell>
          <table:table-cell table:style-name="ce148" table:formula="of:=IFERROR([.E154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54]; &quot;0.00&quot;);&quot;&quot;)" office:value-type="string" office:string-value="1/79.26" calcext:value-type="string">
            <text:p>1/79.26</text:p>
          </table:table-cell>
          <table:table-cell table:style-name="ce150" table:formula="of:=IFERROR([.F154]/[.B154]*1000000;&quot;&quot;)" office:value-type="float" office:value="11682.2429906542" calcext:value-type="float">
            <text:p>11682.2430</text:p>
          </table:table-cell>
          <table:table-cell table:style-name="ce119" table:formula="of:=IF(ISBLANK([.B154]);&quot;&quot;;[.B154])" office:value-type="float" office:value="1080" calcext:value-type="float">
            <text:p>1080</text:p>
          </table:table-cell>
          <table:table-cell table:style-name="ce150" table:formula="of:=IFERROR([.F154]/[.I154]*1000000;&quot;&quot;)" office:value-type="float" office:value="11682.2429906542" calcext:value-type="float">
            <text:p>11682.2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90" calcext:value-type="float">
            <text:p>890</text:p>
          </table:table-cell>
          <table:table-cell table:style-name="ce148" table:formula="of:=IFERROR([.B155]/[.D155]*[.C155];&quot;&quot;)" office:value-type="float" office:value="6.06741573033708" calcext:value-type="float">
            <text:p>6.0674</text:p>
          </table:table-cell>
          <table:table-cell table:style-name="ce148" table:formula="of:=IFERROR([.E155]*(1000/[.$B$3]);&quot;&quot;)" office:value-type="float" office:value="12.1348314606742" calcext:value-type="float">
            <text:p>12.1348</text:p>
          </table:table-cell>
          <table:table-cell table:style-name="ce149" table:formula="of:=IFERROR(&quot;1/&quot; &amp; TEXT(1000/[.F155]; &quot;0.00&quot;);&quot;&quot;)" office:value-type="string" office:string-value="1/82.41" calcext:value-type="string">
            <text:p>1/82.41</text:p>
          </table:table-cell>
          <table:table-cell table:style-name="ce150" table:formula="of:=IFERROR([.F155]/[.B155]*1000000;&quot;&quot;)" office:value-type="float" office:value="11235.9550561798" calcext:value-type="float">
            <text:p>11235.9551</text:p>
          </table:table-cell>
          <table:table-cell table:style-name="ce119" table:formula="of:=IF(ISBLANK([.B155]);&quot;&quot;;[.B155])" office:value-type="float" office:value="1080" calcext:value-type="float">
            <text:p>1080</text:p>
          </table:table-cell>
          <table:table-cell table:style-name="ce150" table:formula="of:=IFERROR([.F155]/[.I155]*1000000;&quot;&quot;)" office:value-type="float" office:value="11235.9550561798" calcext:value-type="float">
            <text:p>11235.95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56" calcext:value-type="float">
            <text:p>856</text:p>
          </table:table-cell>
          <table:table-cell table:style-name="ce148" table:formula="of:=IFERROR([.B156]/[.D156]*[.C156];&quot;&quot;)" office:value-type="float" office:value="6.30841121495327" calcext:value-type="float">
            <text:p>6.3084</text:p>
          </table:table-cell>
          <table:table-cell table:style-name="ce148" table:formula="of:=IFERROR([.E156]*(1000/[.$B$3]);&quot;&quot;)" office:value-type="float" office:value="12.6168224299065" calcext:value-type="float">
            <text:p>12.6168</text:p>
          </table:table-cell>
          <table:table-cell table:style-name="ce149" table:formula="of:=IFERROR(&quot;1/&quot; &amp; TEXT(1000/[.F156]; &quot;0.00&quot;);&quot;&quot;)" office:value-type="string" office:string-value="1/79.26" calcext:value-type="string">
            <text:p>1/79.26</text:p>
          </table:table-cell>
          <table:table-cell table:style-name="ce150" table:formula="of:=IFERROR([.F156]/[.B156]*1000000;&quot;&quot;)" office:value-type="float" office:value="11682.2429906542" calcext:value-type="float">
            <text:p>11682.2430</text:p>
          </table:table-cell>
          <table:table-cell table:style-name="ce119" table:formula="of:=IF(ISBLANK([.B156]);&quot;&quot;;[.B156])" office:value-type="float" office:value="1080" calcext:value-type="float">
            <text:p>1080</text:p>
          </table:table-cell>
          <table:table-cell table:style-name="ce150" table:formula="of:=IFERROR([.F156]/[.I156]*1000000;&quot;&quot;)" office:value-type="float" office:value="11682.2429906542" calcext:value-type="float">
            <text:p>11682.24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972" calcext:value-type="float">
            <text:p>972</text:p>
          </table:table-cell>
          <table:table-cell table:style-name="ce148" table:formula="of:=IFERROR([.B157]/[.D157]*[.C157];&quot;&quot;)" office:value-type="float" office:value="14.4444444444444" calcext:value-type="float">
            <text:p>14.4444</text:p>
          </table:table-cell>
          <table:table-cell table:style-name="ce148" table:formula="of:=IFERROR([.E157]*(1000/[.$B$3]);&quot;&quot;)" office:value-type="float" office:value="28.8888888888889" calcext:value-type="float">
            <text:p>28.8889</text:p>
          </table:table-cell>
          <table:table-cell table:style-name="ce149" table:formula="of:=IFERROR(&quot;1/&quot; &amp; TEXT(1000/[.F157]; &quot;0.00&quot;);&quot;&quot;)" office:value-type="string" office:string-value="1/34.62" calcext:value-type="string">
            <text:p>1/34.62</text:p>
          </table:table-cell>
          <table:table-cell table:style-name="ce150" table:formula="of:=IFERROR([.F157]/[.B157]*1000000;&quot;&quot;)" office:value-type="float" office:value="26748.9711934156" calcext:value-type="float">
            <text:p>26748.9712</text:p>
          </table:table-cell>
          <table:table-cell table:style-name="ce119" table:formula="of:=IF(ISBLANK([.B157]);&quot;&quot;;[.B157])" office:value-type="float" office:value="1080" calcext:value-type="float">
            <text:p>1080</text:p>
          </table:table-cell>
          <table:table-cell table:style-name="ce150" table:formula="of:=IFERROR([.F157]/[.I157]*1000000;&quot;&quot;)" office:value-type="float" office:value="26748.9711934156" calcext:value-type="float">
            <text:p>26748.97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935" calcext:value-type="float">
            <text:p>935</text:p>
          </table:table-cell>
          <table:table-cell table:style-name="ce148" table:formula="of:=IFERROR([.B158]/[.D158]*[.C158];&quot;&quot;)" office:value-type="float" office:value="15.0160427807487" calcext:value-type="float">
            <text:p>15.0160</text:p>
          </table:table-cell>
          <table:table-cell table:style-name="ce148" table:formula="of:=IFERROR([.E158]*(1000/[.$B$3]);&quot;&quot;)" office:value-type="float" office:value="30.0320855614973" calcext:value-type="float">
            <text:p>30.0321</text:p>
          </table:table-cell>
          <table:table-cell table:style-name="ce149" table:formula="of:=IFERROR(&quot;1/&quot; &amp; TEXT(1000/[.F158]; &quot;0.00&quot;);&quot;&quot;)" office:value-type="string" office:string-value="1/33.30" calcext:value-type="string">
            <text:p>1/33.30</text:p>
          </table:table-cell>
          <table:table-cell table:style-name="ce150" table:formula="of:=IFERROR([.F158]/[.B158]*1000000;&quot;&quot;)" office:value-type="float" office:value="27807.486631016" calcext:value-type="float">
            <text:p>27807.4866</text:p>
          </table:table-cell>
          <table:table-cell table:style-name="ce119" table:formula="of:=IF(ISBLANK([.B158]);&quot;&quot;;[.B158])" office:value-type="float" office:value="1080" calcext:value-type="float">
            <text:p>1080</text:p>
          </table:table-cell>
          <table:table-cell table:style-name="ce150" table:formula="of:=IFERROR([.F158]/[.I158]*1000000;&quot;&quot;)" office:value-type="float" office:value="27807.486631016" calcext:value-type="float">
            <text:p>27807.48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9]/[.D159]*[.C159];&quot;&quot;)">
            <text:p/>
          </table:table-cell>
          <table:table-cell table:style-name="ce148" table:formula="of:=IFERROR([.E159]*(1000/[.$B$3]);&quot;&quot;)">
            <text:p/>
          </table:table-cell>
          <table:table-cell table:style-name="ce149" table:formula="of:=IFERROR(&quot;1/&quot; &amp; TEXT(1000/[.F159]; &quot;0.00&quot;);&quot;&quot;)">
            <text:p/>
          </table:table-cell>
          <table:table-cell table:style-name="ce150" table:formula="of:=IFERROR([.F159]/[.B159]*1000000;&quot;&quot;)">
            <text:p/>
          </table:table-cell>
          <table:table-cell table:style-name="ce119" table:formula="of:=IF(ISBLANK([.B159]);&quot;&quot;;[.B159])">
            <text:p/>
          </table:table-cell>
          <table:table-cell table:style-name="ce150" table:formula="of:=IFERROR([.F159]/[.I159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99" calcext:value-type="float">
            <text:p>699</text:p>
          </table:table-cell>
          <table:table-cell table:style-name="ce148" table:formula="of:=IFERROR([.B160]/[.D160]*[.C160];&quot;&quot;)" office:value-type="float" office:value="3.09012875536481" calcext:value-type="float">
            <text:p>3.0901</text:p>
          </table:table-cell>
          <table:table-cell table:style-name="ce148" table:formula="of:=IFERROR([.E160]*(1000/[.$B$3]);&quot;&quot;)" office:value-type="float" office:value="6.18025751072961" calcext:value-type="float">
            <text:p>6.1803</text:p>
          </table:table-cell>
          <table:table-cell table:style-name="ce149" table:formula="of:=IFERROR(&quot;1/&quot; &amp; TEXT(1000/[.F160]; &quot;0.00&quot;);&quot;&quot;)" office:value-type="string" office:string-value="1/161.81" calcext:value-type="string">
            <text:p>1/161.81</text:p>
          </table:table-cell>
          <table:table-cell table:style-name="ce150" table:formula="of:=IFERROR([.F160]/[.B160]*1000000;&quot;&quot;)" office:value-type="float" office:value="5722.46065808298" calcext:value-type="float">
            <text:p>5722.4607</text:p>
          </table:table-cell>
          <table:table-cell table:style-name="ce119" table:formula="of:=IF(ISBLANK([.B160]);&quot;&quot;;[.B160])" office:value-type="float" office:value="1080" calcext:value-type="float">
            <text:p>1080</text:p>
          </table:table-cell>
          <table:table-cell table:style-name="ce150" table:formula="of:=IFERROR([.F160]/[.I160]*1000000;&quot;&quot;)" office:value-type="float" office:value="5722.46065808298" calcext:value-type="float">
            <text:p>5722.46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1]/[.D161]*[.C161];&quot;&quot;)" office:value-type="float" office:value="4.78405315614618" calcext:value-type="float">
            <text:p>4.7841</text:p>
          </table:table-cell>
          <table:table-cell table:style-name="ce148" table:formula="of:=IFERROR([.E161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1]; &quot;0.00&quot;);&quot;&quot;)" office:value-type="string" office:string-value="1/104.51" calcext:value-type="string">
            <text:p>1/104.51</text:p>
          </table:table-cell>
          <table:table-cell table:style-name="ce150" table:formula="of:=IFERROR([.F161]/[.B161]*1000000;&quot;&quot;)" office:value-type="float" office:value="8859.357696567" calcext:value-type="float">
            <text:p>8859.3577</text:p>
          </table:table-cell>
          <table:table-cell table:style-name="ce119" table:formula="of:=IF(ISBLANK([.B161]);&quot;&quot;;[.B161])" office:value-type="float" office:value="1080" calcext:value-type="float">
            <text:p>1080</text:p>
          </table:table-cell>
          <table:table-cell table:style-name="ce150" table:formula="of:=IFERROR([.F161]/[.I161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2]/[.D162]*[.C162];&quot;&quot;)" office:value-type="float" office:value="4.78405315614618" calcext:value-type="float">
            <text:p>4.7841</text:p>
          </table:table-cell>
          <table:table-cell table:style-name="ce148" table:formula="of:=IFERROR([.E162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2]; &quot;0.00&quot;);&quot;&quot;)" office:value-type="string" office:string-value="1/104.51" calcext:value-type="string">
            <text:p>1/104.51</text:p>
          </table:table-cell>
          <table:table-cell table:style-name="ce150" table:formula="of:=IFERROR([.F162]/[.B162]*1000000;&quot;&quot;)" office:value-type="float" office:value="8859.357696567" calcext:value-type="float">
            <text:p>8859.3577</text:p>
          </table:table-cell>
          <table:table-cell table:style-name="ce119" table:formula="of:=IF(ISBLANK([.B162]);&quot;&quot;;[.B162])" office:value-type="float" office:value="1080" calcext:value-type="float">
            <text:p>1080</text:p>
          </table:table-cell>
          <table:table-cell table:style-name="ce150" table:formula="of:=IFERROR([.F162]/[.I162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3]/[.D163]*[.C163];&quot;&quot;)" office:value-type="float" office:value="4.78405315614618" calcext:value-type="float">
            <text:p>4.7841</text:p>
          </table:table-cell>
          <table:table-cell table:style-name="ce148" table:formula="of:=IFERROR([.E163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3]; &quot;0.00&quot;);&quot;&quot;)" office:value-type="string" office:string-value="1/104.51" calcext:value-type="string">
            <text:p>1/104.51</text:p>
          </table:table-cell>
          <table:table-cell table:style-name="ce150" table:formula="of:=IFERROR([.F163]/[.B163]*1000000;&quot;&quot;)" office:value-type="float" office:value="8859.357696567" calcext:value-type="float">
            <text:p>8859.3577</text:p>
          </table:table-cell>
          <table:table-cell table:style-name="ce119" table:formula="of:=IF(ISBLANK([.B163]);&quot;&quot;;[.B163])" office:value-type="float" office:value="1080" calcext:value-type="float">
            <text:p>1080</text:p>
          </table:table-cell>
          <table:table-cell table:style-name="ce150" table:formula="of:=IFERROR([.F163]/[.I163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APS-C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903" calcext:value-type="float">
            <text:p>903</text:p>
          </table:table-cell>
          <table:table-cell table:style-name="ce148" table:formula="of:=IFERROR([.B164]/[.D164]*[.C164];&quot;&quot;)" office:value-type="float" office:value="4.78405315614618" calcext:value-type="float">
            <text:p>4.7841</text:p>
          </table:table-cell>
          <table:table-cell table:style-name="ce148" table:formula="of:=IFERROR([.E164]*(1000/[.$B$3]);&quot;&quot;)" office:value-type="float" office:value="9.56810631229236" calcext:value-type="float">
            <text:p>9.5681</text:p>
          </table:table-cell>
          <table:table-cell table:style-name="ce149" table:formula="of:=IFERROR(&quot;1/&quot; &amp; TEXT(1000/[.F164]; &quot;0.00&quot;);&quot;&quot;)" office:value-type="string" office:string-value="1/104.51" calcext:value-type="string">
            <text:p>1/104.51</text:p>
          </table:table-cell>
          <table:table-cell table:style-name="ce150" table:formula="of:=IFERROR([.F164]/[.B164]*1000000;&quot;&quot;)" office:value-type="float" office:value="8859.357696567" calcext:value-type="float">
            <text:p>8859.3577</text:p>
          </table:table-cell>
          <table:table-cell table:style-name="ce119" table:formula="of:=IF(ISBLANK([.B164]);&quot;&quot;;[.B164])" office:value-type="float" office:value="1080" calcext:value-type="float">
            <text:p>1080</text:p>
          </table:table-cell>
          <table:table-cell table:style-name="ce150" table:formula="of:=IFERROR([.F164]/[.I164]*1000000;&quot;&quot;)" office:value-type="float" office:value="8859.357696567" calcext:value-type="float">
            <text:p>8859.357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APS-C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71" calcext:value-type="float">
            <text:p>971</text:p>
          </table:table-cell>
          <table:table-cell table:style-name="ce148" table:formula="of:=IFERROR([.B165]/[.D165]*[.C165];&quot;&quot;)" office:value-type="float" office:value="10.010298661174" calcext:value-type="float">
            <text:p>10.0103</text:p>
          </table:table-cell>
          <table:table-cell table:style-name="ce148" table:formula="of:=IFERROR([.E165]*(1000/[.$B$3]);&quot;&quot;)" office:value-type="float" office:value="20.0205973223481" calcext:value-type="float">
            <text:p>20.0206</text:p>
          </table:table-cell>
          <table:table-cell table:style-name="ce149" table:formula="of:=IFERROR(&quot;1/&quot; &amp; TEXT(1000/[.F165]; &quot;0.00&quot;);&quot;&quot;)" office:value-type="string" office:string-value="1/49.95" calcext:value-type="string">
            <text:p>1/49.95</text:p>
          </table:table-cell>
          <table:table-cell table:style-name="ce150" table:formula="of:=IFERROR([.F165]/[.B165]*1000000;&quot;&quot;)" office:value-type="float" office:value="18537.5901132853" calcext:value-type="float">
            <text:p>18537.5901</text:p>
          </table:table-cell>
          <table:table-cell table:style-name="ce119" table:formula="of:=IF(ISBLANK([.B165]);&quot;&quot;;[.B165])" office:value-type="float" office:value="1080" calcext:value-type="float">
            <text:p>1080</text:p>
          </table:table-cell>
          <table:table-cell table:style-name="ce150" table:formula="of:=IFERROR([.F165]/[.I165]*1000000;&quot;&quot;)" office:value-type="float" office:value="18537.5901132853" calcext:value-type="float">
            <text:p>18537.5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APS-C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71" calcext:value-type="float">
            <text:p>971</text:p>
          </table:table-cell>
          <table:table-cell table:style-name="ce148" table:formula="of:=IFERROR([.B166]/[.D166]*[.C166];&quot;&quot;)" office:value-type="float" office:value="10.010298661174" calcext:value-type="float">
            <text:p>10.0103</text:p>
          </table:table-cell>
          <table:table-cell table:style-name="ce148" table:formula="of:=IFERROR([.E166]*(1000/[.$B$3]);&quot;&quot;)" office:value-type="float" office:value="20.0205973223481" calcext:value-type="float">
            <text:p>20.0206</text:p>
          </table:table-cell>
          <table:table-cell table:style-name="ce149" table:formula="of:=IFERROR(&quot;1/&quot; &amp; TEXT(1000/[.F166]; &quot;0.00&quot;);&quot;&quot;)" office:value-type="string" office:string-value="1/49.95" calcext:value-type="string">
            <text:p>1/49.95</text:p>
          </table:table-cell>
          <table:table-cell table:style-name="ce150" table:formula="of:=IFERROR([.F166]/[.B166]*1000000;&quot;&quot;)" office:value-type="float" office:value="18537.5901132853" calcext:value-type="float">
            <text:p>18537.5901</text:p>
          </table:table-cell>
          <table:table-cell table:style-name="ce119" table:formula="of:=IF(ISBLANK([.B166]);&quot;&quot;;[.B166])" office:value-type="float" office:value="1080" calcext:value-type="float">
            <text:p>1080</text:p>
          </table:table-cell>
          <table:table-cell table:style-name="ce150" table:formula="of:=IFERROR([.F166]/[.I166]*1000000;&quot;&quot;)" office:value-type="float" office:value="18537.5901132853" calcext:value-type="float">
            <text:p>18537.59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67]/[.D167]*[.C167];&quot;&quot;)">
            <text:p/>
          </table:table-cell>
          <table:table-cell table:style-name="ce148" table:formula="of:=IFERROR([.E167]*(1000/[.$B$3]);&quot;&quot;)">
            <text:p/>
          </table:table-cell>
          <table:table-cell table:style-name="ce149" table:formula="of:=IFERROR(&quot;1/&quot; &amp; TEXT(1000/[.F167]; &quot;0.00&quot;);&quot;&quot;)">
            <text:p/>
          </table:table-cell>
          <table:table-cell table:style-name="ce150" table:formula="of:=IFERROR([.F167]/[.B167]*1000000;&quot;&quot;)">
            <text:p/>
          </table:table-cell>
          <table:table-cell table:style-name="ce119" table:formula="of:=IF(ISBLANK([.B167]);&quot;&quot;;[.B167])">
            <text:p/>
          </table:table-cell>
          <table:table-cell table:style-name="ce150" table:formula="of:=IFERROR([.F167]/[.I16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82" calcext:value-type="float">
            <text:p>782</text:p>
          </table:table-cell>
          <table:table-cell table:style-name="ce148" table:formula="of:=IFERROR([.B168]/[.D168]*[.C168];&quot;&quot;)" office:value-type="float" office:value="1.38107416879795" calcext:value-type="float">
            <text:p>1.3811</text:p>
          </table:table-cell>
          <table:table-cell table:style-name="ce148" table:formula="of:=IFERROR([.E168]*(1000/[.$B$3]);&quot;&quot;)" office:value-type="float" office:value="2.76214833759591" calcext:value-type="float">
            <text:p>2.7621</text:p>
          </table:table-cell>
          <table:table-cell table:style-name="ce149" table:formula="of:=IFERROR(&quot;1/&quot; &amp; TEXT(1000/[.F168]; &quot;0.00&quot;);&quot;&quot;)" office:value-type="string" office:string-value="1/362.04" calcext:value-type="string">
            <text:p>1/362.04</text:p>
          </table:table-cell>
          <table:table-cell table:style-name="ce150" table:formula="of:=IFERROR([.F168]/[.B168]*1000000;&quot;&quot;)" office:value-type="float" office:value="2557.54475703325" calcext:value-type="float">
            <text:p>2557.5448</text:p>
          </table:table-cell>
          <table:table-cell table:style-name="ce119" table:formula="of:=IF(ISBLANK([.B168]);&quot;&quot;;[.B168])" office:value-type="float" office:value="1080" calcext:value-type="float">
            <text:p>1080</text:p>
          </table:table-cell>
          <table:table-cell table:style-name="ce150" table:formula="of:=IFERROR([.F168]/[.I168]*1000000;&quot;&quot;)" office:value-type="float" office:value="2557.54475703325" calcext:value-type="float">
            <text:p>2557.5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12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728" calcext:value-type="float">
            <text:p>728</text:p>
          </table:table-cell>
          <table:table-cell table:style-name="ce148" table:formula="of:=IFERROR([.B169]/[.D169]*[.C169];&quot;&quot;)" office:value-type="float" office:value="1.48351648351648" calcext:value-type="float">
            <text:p>1.4835</text:p>
          </table:table-cell>
          <table:table-cell table:style-name="ce148" table:formula="of:=IFERROR([.E169]*(1000/[.$B$3]);&quot;&quot;)" office:value-type="float" office:value="2.96703296703297" calcext:value-type="float">
            <text:p>2.9670</text:p>
          </table:table-cell>
          <table:table-cell table:style-name="ce149" table:formula="of:=IFERROR(&quot;1/&quot; &amp; TEXT(1000/[.F169]; &quot;0.00&quot;);&quot;&quot;)" office:value-type="string" office:string-value="1/337.04" calcext:value-type="string">
            <text:p>1/337.04</text:p>
          </table:table-cell>
          <table:table-cell table:style-name="ce150" table:formula="of:=IFERROR([.F169]/[.B169]*1000000;&quot;&quot;)" office:value-type="float" office:value="2747.25274725275" calcext:value-type="float">
            <text:p>2747.2527</text:p>
          </table:table-cell>
          <table:table-cell table:style-name="ce119" table:formula="of:=IF(ISBLANK([.B169]);&quot;&quot;;[.B169])" office:value-type="float" office:value="1080" calcext:value-type="float">
            <text:p>1080</text:p>
          </table:table-cell>
          <table:table-cell table:style-name="ce150" table:formula="of:=IFERROR([.F169]/[.I169]*1000000;&quot;&quot;)" office:value-type="float" office:value="2747.25274725275" calcext:value-type="float">
            <text:p>2747.25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6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6" calcext:value-type="float">
            <text:p>936</text:p>
          </table:table-cell>
          <table:table-cell table:style-name="ce148" table:formula="of:=IFERROR([.B170]/[.D170]*[.C170];&quot;&quot;)" office:value-type="float" office:value="2.30769230769231" calcext:value-type="float">
            <text:p>2.3077</text:p>
          </table:table-cell>
          <table:table-cell table:style-name="ce148" table:formula="of:=IFERROR([.E170]*(1000/[.$B$3]);&quot;&quot;)" office:value-type="float" office:value="4.61538461538462" calcext:value-type="float">
            <text:p>4.6154</text:p>
          </table:table-cell>
          <table:table-cell table:style-name="ce149" table:formula="of:=IFERROR(&quot;1/&quot; &amp; TEXT(1000/[.F170]; &quot;0.00&quot;);&quot;&quot;)" office:value-type="string" office:string-value="1/216.67" calcext:value-type="string">
            <text:p>1/216.67</text:p>
          </table:table-cell>
          <table:table-cell table:style-name="ce150" table:formula="of:=IFERROR([.F170]/[.B170]*1000000;&quot;&quot;)" office:value-type="float" office:value="4273.50427350427" calcext:value-type="float">
            <text:p>4273.5043</text:p>
          </table:table-cell>
          <table:table-cell table:style-name="ce119" table:formula="of:=IF(ISBLANK([.B170]);&quot;&quot;;[.B170])" office:value-type="float" office:value="1080" calcext:value-type="float">
            <text:p>1080</text:p>
          </table:table-cell>
          <table:table-cell table:style-name="ce150" table:formula="of:=IFERROR([.F170]/[.I170]*1000000;&quot;&quot;)" office:value-type="float" office:value="4273.50427350427" calcext:value-type="float">
            <text:p>4273.5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48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1]/[.D171]*[.C171];&quot;&quot;)" office:value-type="float" office:value="2.28813559322034" calcext:value-type="float">
            <text:p>2.2881</text:p>
          </table:table-cell>
          <table:table-cell table:style-name="ce148" table:formula="of:=IFERROR([.E171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1]; &quot;0.00&quot;);&quot;&quot;)" office:value-type="string" office:string-value="1/218.52" calcext:value-type="string">
            <text:p>1/218.52</text:p>
          </table:table-cell>
          <table:table-cell table:style-name="ce150" table:formula="of:=IFERROR([.F171]/[.B171]*1000000;&quot;&quot;)" office:value-type="float" office:value="4237.28813559322" calcext:value-type="float">
            <text:p>4237.2881</text:p>
          </table:table-cell>
          <table:table-cell table:style-name="ce119" table:formula="of:=IF(ISBLANK([.B171]);&quot;&quot;;[.B171])" office:value-type="float" office:value="1080" calcext:value-type="float">
            <text:p>1080</text:p>
          </table:table-cell>
          <table:table-cell table:style-name="ce150" table:formula="of:=IFERROR([.F171]/[.I171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2]/[.D172]*[.C172];&quot;&quot;)" office:value-type="float" office:value="2.28813559322034" calcext:value-type="float">
            <text:p>2.2881</text:p>
          </table:table-cell>
          <table:table-cell table:style-name="ce148" table:formula="of:=IFERROR([.E172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2]; &quot;0.00&quot;);&quot;&quot;)" office:value-type="string" office:string-value="1/218.52" calcext:value-type="string">
            <text:p>1/218.52</text:p>
          </table:table-cell>
          <table:table-cell table:style-name="ce150" table:formula="of:=IFERROR([.F172]/[.B172]*1000000;&quot;&quot;)" office:value-type="float" office:value="4237.28813559322" calcext:value-type="float">
            <text:p>4237.2881</text:p>
          </table:table-cell>
          <table:table-cell table:style-name="ce119" table:formula="of:=IF(ISBLANK([.B172]);&quot;&quot;;[.B172])" office:value-type="float" office:value="1080" calcext:value-type="float">
            <text:p>1080</text:p>
          </table:table-cell>
          <table:table-cell table:style-name="ce150" table:formula="of:=IFERROR([.F172]/[.I172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Pixel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72" calcext:value-type="float">
            <text:p>472</text:p>
          </table:table-cell>
          <table:table-cell table:style-name="ce148" table:formula="of:=IFERROR([.B173]/[.D173]*[.C173];&quot;&quot;)" office:value-type="float" office:value="2.28813559322034" calcext:value-type="float">
            <text:p>2.2881</text:p>
          </table:table-cell>
          <table:table-cell table:style-name="ce148" table:formula="of:=IFERROR([.E173]*(1000/[.$B$3]);&quot;&quot;)" office:value-type="float" office:value="4.57627118644068" calcext:value-type="float">
            <text:p>4.5763</text:p>
          </table:table-cell>
          <table:table-cell table:style-name="ce149" table:formula="of:=IFERROR(&quot;1/&quot; &amp; TEXT(1000/[.F173]; &quot;0.00&quot;);&quot;&quot;)" office:value-type="string" office:string-value="1/218.52" calcext:value-type="string">
            <text:p>1/218.52</text:p>
          </table:table-cell>
          <table:table-cell table:style-name="ce150" table:formula="of:=IFERROR([.F173]/[.B173]*1000000;&quot;&quot;)" office:value-type="float" office:value="4237.28813559322" calcext:value-type="float">
            <text:p>4237.2881</text:p>
          </table:table-cell>
          <table:table-cell table:style-name="ce119" table:formula="of:=IF(ISBLANK([.B173]);&quot;&quot;;[.B173])" office:value-type="float" office:value="1080" calcext:value-type="float">
            <text:p>1080</text:p>
          </table:table-cell>
          <table:table-cell table:style-name="ce150" table:formula="of:=IFERROR([.F173]/[.I173]*1000000;&quot;&quot;)" office:value-type="float" office:value="4237.28813559322" calcext:value-type="float">
            <text:p>4237.28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30fps 422 10L 1920x1080 16:9 Pixel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74]/[.D174]*[.C174];&quot;&quot;)" office:value-type="float" office:value="4.81605351170569" calcext:value-type="float">
            <text:p>4.8161</text:p>
          </table:table-cell>
          <table:table-cell table:style-name="ce148" table:formula="of:=IFERROR([.E174]*(1000/[.$B$3]);&quot;&quot;)" office:value-type="float" office:value="9.63210702341137" calcext:value-type="float">
            <text:p>9.6321</text:p>
          </table:table-cell>
          <table:table-cell table:style-name="ce149" table:formula="of:=IFERROR(&quot;1/&quot; &amp; TEXT(1000/[.F174]; &quot;0.00&quot;);&quot;&quot;)" office:value-type="string" office:string-value="1/103.82" calcext:value-type="string">
            <text:p>1/103.82</text:p>
          </table:table-cell>
          <table:table-cell table:style-name="ce150" table:formula="of:=IFERROR([.F174]/[.B174]*1000000;&quot;&quot;)" office:value-type="float" office:value="8918.61761426979" calcext:value-type="float">
            <text:p>8918.6176</text:p>
          </table:table-cell>
          <table:table-cell table:style-name="ce119" table:formula="of:=IF(ISBLANK([.B174]);&quot;&quot;;[.B174])" office:value-type="float" office:value="1080" calcext:value-type="float">
            <text:p>1080</text:p>
          </table:table-cell>
          <table:table-cell table:style-name="ce150" table:formula="of:=IFERROR([.F174]/[.I174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FHD 24fps 422 10L 1920x1080 16:9 Pixel DR-Boost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97" calcext:value-type="float">
            <text:p>897</text:p>
          </table:table-cell>
          <table:table-cell table:style-name="ce148" table:formula="of:=IFERROR([.B175]/[.D175]*[.C175];&quot;&quot;)" office:value-type="float" office:value="4.81605351170569" calcext:value-type="float">
            <text:p>4.8161</text:p>
          </table:table-cell>
          <table:table-cell table:style-name="ce148" table:formula="of:=IFERROR([.E175]*(1000/[.$B$3]);&quot;&quot;)" office:value-type="float" office:value="9.63210702341137" calcext:value-type="float">
            <text:p>9.6321</text:p>
          </table:table-cell>
          <table:table-cell table:style-name="ce149" table:formula="of:=IFERROR(&quot;1/&quot; &amp; TEXT(1000/[.F175]; &quot;0.00&quot;);&quot;&quot;)" office:value-type="string" office:string-value="1/103.82" calcext:value-type="string">
            <text:p>1/103.82</text:p>
          </table:table-cell>
          <table:table-cell table:style-name="ce150" table:formula="of:=IFERROR([.F175]/[.B175]*1000000;&quot;&quot;)" office:value-type="float" office:value="8918.61761426979" calcext:value-type="float">
            <text:p>8918.6176</text:p>
          </table:table-cell>
          <table:table-cell table:style-name="ce119" table:formula="of:=IF(ISBLANK([.B175]);&quot;&quot;;[.B175])" office:value-type="float" office:value="1080" calcext:value-type="float">
            <text:p>1080</text:p>
          </table:table-cell>
          <table:table-cell table:style-name="ce150" table:formula="of:=IFERROR([.F175]/[.I175]*1000000;&quot;&quot;)" office:value-type="float" office:value="8918.61761426979" calcext:value-type="float">
            <text:p>8918.61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76]/[.D176]*[.C176];&quot;&quot;)">
            <text:p/>
          </table:table-cell>
          <table:table-cell table:style-name="ce148" table:formula="of:=IFERROR([.E176]*(1000/[.$B$3]);&quot;&quot;)">
            <text:p/>
          </table:table-cell>
          <table:table-cell table:style-name="ce149" table:formula="of:=IFERROR(&quot;1/&quot; &amp; TEXT(1000/[.F176]; &quot;0.00&quot;);&quot;&quot;)">
            <text:p/>
          </table:table-cell>
          <table:table-cell table:style-name="ce150" table:formula="of:=IFERROR([.F176]/[.B176]*1000000;&quot;&quot;)">
            <text:p/>
          </table:table-cell>
          <table:table-cell table:style-name="ce119" table:formula="of:=IF(ISBLANK([.B176]);&quot;&quot;;[.B176])">
            <text:p/>
          </table:table-cell>
          <table:table-cell table:style-name="ce150" table:formula="of:=IFERROR([.F176]/[.I17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30fps 5760x3040 17:9 Pixel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224" calcext:value-type="float">
            <text:p>2224</text:p>
          </table:table-cell>
          <table:table-cell table:style-name="ce148" table:formula="of:=IFERROR([.B177]/[.D177]*[.C177];&quot;&quot;)" office:value-type="float" office:value="5.46762589928058" calcext:value-type="float">
            <text:p>5.4676</text:p>
          </table:table-cell>
          <table:table-cell table:style-name="ce148" table:formula="of:=IFERROR([.E177]*(1000/[.$B$3]);&quot;&quot;)" office:value-type="float" office:value="10.9352517985612" calcext:value-type="float">
            <text:p>10.9353</text:p>
          </table:table-cell>
          <table:table-cell table:style-name="ce149" table:formula="of:=IFERROR(&quot;1/&quot; &amp; TEXT(1000/[.F177]; &quot;0.00&quot;);&quot;&quot;)" office:value-type="string" office:string-value="1/91.45" calcext:value-type="string">
            <text:p>1/91.45</text:p>
          </table:table-cell>
          <table:table-cell table:style-name="ce150" table:formula="of:=IFERROR([.F177]/[.B177]*1000000;&quot;&quot;)" office:value-type="float" office:value="3597.12230215827" calcext:value-type="float">
            <text:p>3597.1223</text:p>
          </table:table-cell>
          <table:table-cell table:style-name="ce119" table:formula="of:=IF(ISBLANK([.B177]);&quot;&quot;;[.B177])" office:value-type="float" office:value="3040" calcext:value-type="float">
            <text:p>3040</text:p>
          </table:table-cell>
          <table:table-cell table:style-name="ce150" table:formula="of:=IFERROR([.F177]/[.I177]*1000000;&quot;&quot;)" office:value-type="float" office:value="3597.12230215827" calcext:value-type="float">
            <text:p>3597.12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24fps 5760x3040 17:9 Pixel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670" calcext:value-type="float">
            <text:p>2670</text:p>
          </table:table-cell>
          <table:table-cell table:style-name="ce148" table:formula="of:=IFERROR([.B178]/[.D178]*[.C178];&quot;&quot;)" office:value-type="float" office:value="5.69288389513109" calcext:value-type="float">
            <text:p>5.6929</text:p>
          </table:table-cell>
          <table:table-cell table:style-name="ce148" table:formula="of:=IFERROR([.E178]*(1000/[.$B$3]);&quot;&quot;)" office:value-type="float" office:value="11.3857677902622" calcext:value-type="float">
            <text:p>11.3858</text:p>
          </table:table-cell>
          <table:table-cell table:style-name="ce149" table:formula="of:=IFERROR(&quot;1/&quot; &amp; TEXT(1000/[.F178]; &quot;0.00&quot;);&quot;&quot;)" office:value-type="string" office:string-value="1/87.83" calcext:value-type="string">
            <text:p>1/87.83</text:p>
          </table:table-cell>
          <table:table-cell table:style-name="ce150" table:formula="of:=IFERROR([.F178]/[.B178]*1000000;&quot;&quot;)" office:value-type="float" office:value="3745.31835205992" calcext:value-type="float">
            <text:p>3745.3184</text:p>
          </table:table-cell>
          <table:table-cell table:style-name="ce119" table:formula="of:=IF(ISBLANK([.B178]);&quot;&quot;;[.B178])" office:value-type="float" office:value="3040" calcext:value-type="float">
            <text:p>3040</text:p>
          </table:table-cell>
          <table:table-cell table:style-name="ce150" table:formula="of:=IFERROR([.F178]/[.I178]*1000000;&quot;&quot;)" office:value-type="float" office:value="3745.31835205992" calcext:value-type="float">
            <text:p>3745.31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30fps 5760x3040 17:9 Pixel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805" calcext:value-type="float">
            <text:p>2805</text:p>
          </table:table-cell>
          <table:table-cell table:style-name="ce148" table:formula="of:=IFERROR([.B179]/[.D179]*[.C179];&quot;&quot;)" office:value-type="float" office:value="13.0053475935829" calcext:value-type="float">
            <text:p>13.0053</text:p>
          </table:table-cell>
          <table:table-cell table:style-name="ce148" table:formula="of:=IFERROR([.E179]*(1000/[.$B$3]);&quot;&quot;)" office:value-type="float" office:value="26.0106951871658" calcext:value-type="float">
            <text:p>26.0107</text:p>
          </table:table-cell>
          <table:table-cell table:style-name="ce149" table:formula="of:=IFERROR(&quot;1/&quot; &amp; TEXT(1000/[.F179]; &quot;0.00&quot;);&quot;&quot;)" office:value-type="string" office:string-value="1/38.45" calcext:value-type="string">
            <text:p>1/38.45</text:p>
          </table:table-cell>
          <table:table-cell table:style-name="ce150" table:formula="of:=IFERROR([.F179]/[.B179]*1000000;&quot;&quot;)" office:value-type="float" office:value="8556.14973262032" calcext:value-type="float">
            <text:p>8556.1497</text:p>
          </table:table-cell>
          <table:table-cell table:style-name="ce119" table:formula="of:=IF(ISBLANK([.B179]);&quot;&quot;;[.B179])" office:value-type="float" office:value="3040" calcext:value-type="float">
            <text:p>3040</text:p>
          </table:table-cell>
          <table:table-cell table:style-name="ce150" table:formula="of:=IFERROR([.F179]/[.I179]*1000000;&quot;&quot;)" office:value-type="float" office:value="8556.14973262032" calcext:value-type="float">
            <text:p>8556.149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5.8k 24fps 5760x3040 17:9 Pixel DR-Boost</text:p>
          </table:table-cell>
          <table:table-cell table:style-name="ce140" office:value-type="float" office:value="3040" calcext:value-type="float">
            <text:p>304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2" calcext:value-type="float">
            <text:p>2692</text:p>
          </table:table-cell>
          <table:table-cell table:style-name="ce148" table:formula="of:=IFERROR([.B180]/[.D180]*[.C180];&quot;&quot;)" office:value-type="float" office:value="13.5512630014859" calcext:value-type="float">
            <text:p>13.5513</text:p>
          </table:table-cell>
          <table:table-cell table:style-name="ce148" table:formula="of:=IFERROR([.E180]*(1000/[.$B$3]);&quot;&quot;)" office:value-type="float" office:value="27.1025260029718" calcext:value-type="float">
            <text:p>27.1025</text:p>
          </table:table-cell>
          <table:table-cell table:style-name="ce149" table:formula="of:=IFERROR(&quot;1/&quot; &amp; TEXT(1000/[.F180]; &quot;0.00&quot;);&quot;&quot;)" office:value-type="string" office:string-value="1/36.90" calcext:value-type="string">
            <text:p>1/36.90</text:p>
          </table:table-cell>
          <table:table-cell table:style-name="ce150" table:formula="of:=IFERROR([.F180]/[.B180]*1000000;&quot;&quot;)" office:value-type="float" office:value="8915.30460624071" calcext:value-type="float">
            <text:p>8915.3046</text:p>
          </table:table-cell>
          <table:table-cell table:style-name="ce119" table:formula="of:=IF(ISBLANK([.B180]);&quot;&quot;;[.B180])" office:value-type="float" office:value="3040" calcext:value-type="float">
            <text:p>3040</text:p>
          </table:table-cell>
          <table:table-cell table:style-name="ce150" table:formula="of:=IFERROR([.F180]/[.I180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1]/[.D181]*[.C181];&quot;&quot;)">
            <text:p/>
          </table:table-cell>
          <table:table-cell table:style-name="ce148" table:formula="of:=IFERROR([.E181]*(1000/[.$B$3]);&quot;&quot;)">
            <text:p/>
          </table:table-cell>
          <table:table-cell table:style-name="ce149" table:formula="of:=IFERROR(&quot;1/&quot; &amp; TEXT(1000/[.F181]; &quot;0.00&quot;);&quot;&quot;)">
            <text:p/>
          </table:table-cell>
          <table:table-cell table:style-name="ce150" table:formula="of:=IFERROR([.F181]/[.B181]*1000000;&quot;&quot;)">
            <text:p/>
          </table:table-cell>
          <table:table-cell table:style-name="ce119" table:formula="of:=IF(ISBLANK([.B181]);&quot;&quot;;[.B181])">
            <text:p/>
          </table:table-cell>
          <table:table-cell table:style-name="ce150" table:formula="of:=IFERROR([.F181]/[.I18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60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2]/[.D182]*[.C182];&quot;&quot;)" office:value-type="float" office:value="4.60063897763578" calcext:value-type="float">
            <text:p>4.6006</text:p>
          </table:table-cell>
          <table:table-cell table:style-name="ce148" table:formula="of:=IFERROR([.E182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2]; &quot;0.00&quot;);&quot;&quot;)" office:value-type="string" office:string-value="1/108.68" calcext:value-type="string">
            <text:p>1/108.68</text:p>
          </table:table-cell>
          <table:table-cell table:style-name="ce150" table:formula="of:=IFERROR([.F182]/[.B182]*1000000;&quot;&quot;)" office:value-type="float" office:value="4259.85090521832" calcext:value-type="float">
            <text:p>4259.8509</text:p>
          </table:table-cell>
          <table:table-cell table:style-name="ce119" table:formula="of:=IF(ISBLANK([.B182]);&quot;&quot;;[.B182])" office:value-type="float" office:value="2160" calcext:value-type="float">
            <text:p>2160</text:p>
          </table:table-cell>
          <table:table-cell table:style-name="ce150" table:formula="of:=IFERROR([.F182]/[.I182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30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3]/[.D183]*[.C183];&quot;&quot;)" office:value-type="float" office:value="4.60063897763578" calcext:value-type="float">
            <text:p>4.6006</text:p>
          </table:table-cell>
          <table:table-cell table:style-name="ce148" table:formula="of:=IFERROR([.E183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3]; &quot;0.00&quot;);&quot;&quot;)" office:value-type="string" office:string-value="1/108.68" calcext:value-type="string">
            <text:p>1/108.68</text:p>
          </table:table-cell>
          <table:table-cell table:style-name="ce150" table:formula="of:=IFERROR([.F183]/[.B183]*1000000;&quot;&quot;)" office:value-type="float" office:value="4259.85090521832" calcext:value-type="float">
            <text:p>4259.8509</text:p>
          </table:table-cell>
          <table:table-cell table:style-name="ce119" table:formula="of:=IF(ISBLANK([.B183]);&quot;&quot;;[.B183])" office:value-type="float" office:value="2160" calcext:value-type="float">
            <text:p>2160</text:p>
          </table:table-cell>
          <table:table-cell table:style-name="ce150" table:formula="of:=IFERROR([.F183]/[.I183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24fps 4096x2160 17-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184]/[.D184]*[.C184];&quot;&quot;)" office:value-type="float" office:value="4.60063897763578" calcext:value-type="float">
            <text:p>4.6006</text:p>
          </table:table-cell>
          <table:table-cell table:style-name="ce148" table:formula="of:=IFERROR([.E184]*(1000/[.$B$3]);&quot;&quot;)" office:value-type="float" office:value="9.20127795527157" calcext:value-type="float">
            <text:p>9.2013</text:p>
          </table:table-cell>
          <table:table-cell table:style-name="ce149" table:formula="of:=IFERROR(&quot;1/&quot; &amp; TEXT(1000/[.F184]; &quot;0.00&quot;);&quot;&quot;)" office:value-type="string" office:string-value="1/108.68" calcext:value-type="string">
            <text:p>1/108.68</text:p>
          </table:table-cell>
          <table:table-cell table:style-name="ce150" table:formula="of:=IFERROR([.F184]/[.B184]*1000000;&quot;&quot;)" office:value-type="float" office:value="4259.85090521832" calcext:value-type="float">
            <text:p>4259.8509</text:p>
          </table:table-cell>
          <table:table-cell table:style-name="ce119" table:formula="of:=IF(ISBLANK([.B184]);&quot;&quot;;[.B184])" office:value-type="float" office:value="2160" calcext:value-type="float">
            <text:p>2160</text:p>
          </table:table-cell>
          <table:table-cell table:style-name="ce150" table:formula="of:=IFERROR([.F184]/[.I184]*1000000;&quot;&quot;)" office:value-type="float" office:value="4259.85090521832" calcext:value-type="float">
            <text:p>4259.8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30fps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85]/[.D185]*[.C185];&quot;&quot;)" office:value-type="float" office:value="9.62852897473997" calcext:value-type="float">
            <text:p>9.6285</text:p>
          </table:table-cell>
          <table:table-cell table:style-name="ce148" table:formula="of:=IFERROR([.E185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85]; &quot;0.00&quot;);&quot;&quot;)" office:value-type="string" office:string-value="1/51.93" calcext:value-type="string">
            <text:p>1/51.93</text:p>
          </table:table-cell>
          <table:table-cell table:style-name="ce150" table:formula="of:=IFERROR([.F185]/[.B185]*1000000;&quot;&quot;)" office:value-type="float" office:value="8915.30460624071" calcext:value-type="float">
            <text:p>8915.3046</text:p>
          </table:table-cell>
          <table:table-cell table:style-name="ce119" table:formula="of:=IF(ISBLANK([.B185]);&quot;&quot;;[.B185])" office:value-type="float" office:value="2160" calcext:value-type="float">
            <text:p>2160</text:p>
          </table:table-cell>
          <table:table-cell table:style-name="ce150" table:formula="of:=IFERROR([.F185]/[.I185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ProResRaw C4K 24fps 4096x2160 17-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9" calcext:value-type="float">
            <text:p>2019</text:p>
          </table:table-cell>
          <table:table-cell table:style-name="ce148" table:formula="of:=IFERROR([.B186]/[.D186]*[.C186];&quot;&quot;)" office:value-type="float" office:value="9.62852897473997" calcext:value-type="float">
            <text:p>9.6285</text:p>
          </table:table-cell>
          <table:table-cell table:style-name="ce148" table:formula="of:=IFERROR([.E186]*(1000/[.$B$3]);&quot;&quot;)" office:value-type="float" office:value="19.2570579494799" calcext:value-type="float">
            <text:p>19.2571</text:p>
          </table:table-cell>
          <table:table-cell table:style-name="ce149" table:formula="of:=IFERROR(&quot;1/&quot; &amp; TEXT(1000/[.F186]; &quot;0.00&quot;);&quot;&quot;)" office:value-type="string" office:string-value="1/51.93" calcext:value-type="string">
            <text:p>1/51.93</text:p>
          </table:table-cell>
          <table:table-cell table:style-name="ce150" table:formula="of:=IFERROR([.F186]/[.B186]*1000000;&quot;&quot;)" office:value-type="float" office:value="8915.30460624071" calcext:value-type="float">
            <text:p>8915.3046</text:p>
          </table:table-cell>
          <table:table-cell table:style-name="ce119" table:formula="of:=IF(ISBLANK([.B186]);&quot;&quot;;[.B186])" office:value-type="float" office:value="2160" calcext:value-type="float">
            <text:p>2160</text:p>
          </table:table-cell>
          <table:table-cell table:style-name="ce150" table:formula="of:=IFERROR([.F186]/[.I186]*1000000;&quot;&quot;)" office:value-type="float" office:value="8915.30460624071" calcext:value-type="float">
            <text:p>8915.3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7]/[.D187]*[.C187];&quot;&quot;)">
            <text:p/>
          </table:table-cell>
          <table:table-cell table:style-name="ce148" table:formula="of:=IFERROR([.E187]*(1000/[.$B$3]);&quot;&quot;)">
            <text:p/>
          </table:table-cell>
          <table:table-cell table:style-name="ce149" table:formula="of:=IFERROR(&quot;1/&quot; &amp; TEXT(1000/[.F187]; &quot;0.00&quot;);&quot;&quot;)">
            <text:p/>
          </table:table-cell>
          <table:table-cell table:style-name="ce150" table:formula="of:=IFERROR([.F187]/[.B187]*1000000;&quot;&quot;)">
            <text:p/>
          </table:table-cell>
          <table:table-cell table:style-name="ce119" table:formula="of:=IF(ISBLANK([.B187]);&quot;&quot;;[.B187])">
            <text:p/>
          </table:table-cell>
          <table:table-cell table:style-name="ce150" table:formula="of:=IFERROR([.F187]/[.I18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30fps 6000x4000 3:2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125" calcext:value-type="float">
            <text:p>3125</text:p>
          </table:table-cell>
          <table:table-cell table:style-name="ce148" table:formula="of:=IFERROR([.B188]/[.D188]*[.C188];&quot;&quot;)" office:value-type="float" office:value="6.4" calcext:value-type="float">
            <text:p>6.4000</text:p>
          </table:table-cell>
          <table:table-cell table:style-name="ce148" table:formula="of:=IFERROR([.E188]*(1000/[.$B$3]);&quot;&quot;)" office:value-type="float" office:value="12.8" calcext:value-type="float">
            <text:p>12.8000</text:p>
          </table:table-cell>
          <table:table-cell table:style-name="ce149" table:formula="of:=IFERROR(&quot;1/&quot; &amp; TEXT(1000/[.F188]; &quot;0.00&quot;);&quot;&quot;)" office:value-type="string" office:string-value="1/78.13" calcext:value-type="string">
            <text:p>1/78.13</text:p>
          </table:table-cell>
          <table:table-cell table:style-name="ce150" table:formula="of:=IFERROR([.F188]/[.B188]*1000000;&quot;&quot;)" office:value-type="float" office:value="3200" calcext:value-type="float">
            <text:p>3200.0000</text:p>
          </table:table-cell>
          <table:table-cell table:style-name="ce119" table:formula="of:=IF(ISBLANK([.B188]);&quot;&quot;;[.B188])" office:value-type="float" office:value="4000" calcext:value-type="float">
            <text:p>4000</text:p>
          </table:table-cell>
          <table:table-cell table:style-name="ce150" table:formula="of:=IFERROR([.F188]/[.I188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24fps 6000x4000 3:2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156" calcext:value-type="float">
            <text:p>3156</text:p>
          </table:table-cell>
          <table:table-cell table:style-name="ce148" table:formula="of:=IFERROR([.B189]/[.D189]*[.C189];&quot;&quot;)" office:value-type="float" office:value="6.33713561470216" calcext:value-type="float">
            <text:p>6.3371</text:p>
          </table:table-cell>
          <table:table-cell table:style-name="ce148" table:formula="of:=IFERROR([.E189]*(1000/[.$B$3]);&quot;&quot;)" office:value-type="float" office:value="12.6742712294043" calcext:value-type="float">
            <text:p>12.6743</text:p>
          </table:table-cell>
          <table:table-cell table:style-name="ce149" table:formula="of:=IFERROR(&quot;1/&quot; &amp; TEXT(1000/[.F189]; &quot;0.00&quot;);&quot;&quot;)" office:value-type="string" office:string-value="1/78.90" calcext:value-type="string">
            <text:p>1/78.90</text:p>
          </table:table-cell>
          <table:table-cell table:style-name="ce150" table:formula="of:=IFERROR([.F189]/[.B189]*1000000;&quot;&quot;)" office:value-type="float" office:value="3168.56780735108" calcext:value-type="float">
            <text:p>3168.5678</text:p>
          </table:table-cell>
          <table:table-cell table:style-name="ce119" table:formula="of:=IF(ISBLANK([.B189]);&quot;&quot;;[.B189])" office:value-type="float" office:value="4000" calcext:value-type="float">
            <text:p>4000</text:p>
          </table:table-cell>
          <table:table-cell table:style-name="ce150" table:formula="of:=IFERROR([.F189]/[.I189]*1000000;&quot;&quot;)" office:value-type="float" office:value="3168.56780735108" calcext:value-type="float">
            <text:p>3168.56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6k 24fps 6000x4000 3:2 DR-Boost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742" calcext:value-type="float">
            <text:p>3742</text:p>
          </table:table-cell>
          <table:table-cell table:style-name="ce148" table:formula="of:=IFERROR([.B190]/[.D190]*[.C190];&quot;&quot;)" office:value-type="float" office:value="8.5515766969535" calcext:value-type="float">
            <text:p>8.5516</text:p>
          </table:table-cell>
          <table:table-cell table:style-name="ce148" table:formula="of:=IFERROR([.E190]*(1000/[.$B$3]);&quot;&quot;)" office:value-type="float" office:value="17.103153393907" calcext:value-type="float">
            <text:p>17.1032</text:p>
          </table:table-cell>
          <table:table-cell table:style-name="ce149" table:formula="of:=IFERROR(&quot;1/&quot; &amp; TEXT(1000/[.F190]; &quot;0.00&quot;);&quot;&quot;)" office:value-type="string" office:string-value="1/58.47" calcext:value-type="string">
            <text:p>1/58.47</text:p>
          </table:table-cell>
          <table:table-cell table:style-name="ce150" table:formula="of:=IFERROR([.F190]/[.B190]*1000000;&quot;&quot;)" office:value-type="float" office:value="4275.78834847675" calcext:value-type="float">
            <text:p>4275.7883</text:p>
          </table:table-cell>
          <table:table-cell table:style-name="ce119" table:formula="of:=IF(ISBLANK([.B190]);&quot;&quot;;[.B190])" office:value-type="float" office:value="4000" calcext:value-type="float">
            <text:p>4000</text:p>
          </table:table-cell>
          <table:table-cell table:style-name="ce150" table:formula="of:=IFERROR([.F190]/[.I190]*1000000;&quot;&quot;)" office:value-type="float" office:value="4275.78834847675" calcext:value-type="float">
            <text:p>4275.78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1]/[.D191]*[.C191];&quot;&quot;)">
            <text:p/>
          </table:table-cell>
          <table:table-cell table:style-name="ce148" table:formula="of:=IFERROR([.E191]*(1000/[.$B$3]);&quot;&quot;)">
            <text:p/>
          </table:table-cell>
          <table:table-cell table:style-name="ce149" table:formula="of:=IFERROR(&quot;1/&quot; &amp; TEXT(1000/[.F191]; &quot;0.00&quot;);&quot;&quot;)">
            <text:p/>
          </table:table-cell>
          <table:table-cell table:style-name="ce150" table:formula="of:=IFERROR([.F191]/[.B191]*1000000;&quot;&quot;)">
            <text:p/>
          </table:table-cell>
          <table:table-cell table:style-name="ce119" table:formula="of:=IF(ISBLANK([.B191]);&quot;&quot;;[.B191])">
            <text:p/>
          </table:table-cell>
          <table:table-cell table:style-name="ce150" table:formula="of:=IFERROR([.F191]/[.I191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30fps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994" calcext:value-type="float">
            <text:p>1994</text:p>
          </table:table-cell>
          <table:table-cell table:style-name="ce148" table:formula="of:=IFERROR([.B192]/[.D192]*[.C192];&quot;&quot;)" office:value-type="float" office:value="4.98294884653962" calcext:value-type="float">
            <text:p>4.9829</text:p>
          </table:table-cell>
          <table:table-cell table:style-name="ce148" table:formula="of:=IFERROR([.E192]*(1000/[.$B$3]);&quot;&quot;)" office:value-type="float" office:value="9.96589769307924" calcext:value-type="float">
            <text:p>9.9659</text:p>
          </table:table-cell>
          <table:table-cell table:style-name="ce149" table:formula="of:=IFERROR(&quot;1/&quot; &amp; TEXT(1000/[.F192]; &quot;0.00&quot;);&quot;&quot;)" office:value-type="string" office:string-value="1/100.34" calcext:value-type="string">
            <text:p>1/100.34</text:p>
          </table:table-cell>
          <table:table-cell table:style-name="ce150" table:formula="of:=IFERROR([.F192]/[.B192]*1000000;&quot;&quot;)" office:value-type="float" office:value="3009.02708124373" calcext:value-type="float">
            <text:p>3009.0271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2]/[.I192]*1000000;&quot;&quot;)" office:value-type="float" office:value="2952.85857572718" calcext:value-type="float">
            <text:p>2952.85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24fps 5888x3312 16:9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21" calcext:value-type="float">
            <text:p>2521</text:p>
          </table:table-cell>
          <table:table-cell table:style-name="ce148" table:formula="of:=IFERROR([.B193]/[.D193]*[.C193];&quot;&quot;)" office:value-type="float" office:value="5.25505751685839" calcext:value-type="float">
            <text:p>5.2551</text:p>
          </table:table-cell>
          <table:table-cell table:style-name="ce148" table:formula="of:=IFERROR([.E193]*(1000/[.$B$3]);&quot;&quot;)" office:value-type="float" office:value="10.5101150337168" calcext:value-type="float">
            <text:p>10.5101</text:p>
          </table:table-cell>
          <table:table-cell table:style-name="ce149" table:formula="of:=IFERROR(&quot;1/&quot; &amp; TEXT(1000/[.F193]; &quot;0.00&quot;);&quot;&quot;)" office:value-type="string" office:string-value="1/95.15" calcext:value-type="string">
            <text:p>1/95.15</text:p>
          </table:table-cell>
          <table:table-cell table:style-name="ce150" table:formula="of:=IFERROR([.F193]/[.B193]*1000000;&quot;&quot;)" office:value-type="float" office:value="3173.34391114637" calcext:value-type="float">
            <text:p>3173.3439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3]/[.I193]*1000000;&quot;&quot;)" office:value-type="float" office:value="3114.1081581383" calcext:value-type="float">
            <text:p>3114.10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30fps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3042" calcext:value-type="float">
            <text:p>3042</text:p>
          </table:table-cell>
          <table:table-cell table:style-name="ce148" table:formula="of:=IFERROR([.B194]/[.D194]*[.C194];&quot;&quot;)" office:value-type="float" office:value="14.1538461538462" calcext:value-type="float">
            <text:p>14.1538</text:p>
          </table:table-cell>
          <table:table-cell table:style-name="ce148" table:formula="of:=IFERROR([.E194]*(1000/[.$B$3]);&quot;&quot;)" office:value-type="float" office:value="28.3076923076923" calcext:value-type="float">
            <text:p>28.3077</text:p>
          </table:table-cell>
          <table:table-cell table:style-name="ce149" table:formula="of:=IFERROR(&quot;1/&quot; &amp; TEXT(1000/[.F194]; &quot;0.00&quot;);&quot;&quot;)" office:value-type="string" office:string-value="1/35.33" calcext:value-type="string">
            <text:p>1/35.33</text:p>
          </table:table-cell>
          <table:table-cell table:style-name="ce150" table:formula="of:=IFERROR([.F194]/[.B194]*1000000;&quot;&quot;)" office:value-type="float" office:value="8547.00854700855" calcext:value-type="float">
            <text:p>8547.0085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4]/[.I194]*1000000;&quot;&quot;)" office:value-type="float" office:value="8387.46438746439" calcext:value-type="float">
            <text:p>8387.46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9k 24fps 5888x3312 16:9 DR-Boost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17" calcext:value-type="float">
            <text:p>2917</text:p>
          </table:table-cell>
          <table:table-cell table:style-name="ce148" table:formula="of:=IFERROR([.B195]/[.D195]*[.C195];&quot;&quot;)" office:value-type="float" office:value="14.7603702434008" calcext:value-type="float">
            <text:p>14.7604</text:p>
          </table:table-cell>
          <table:table-cell table:style-name="ce148" table:formula="of:=IFERROR([.E195]*(1000/[.$B$3]);&quot;&quot;)" office:value-type="float" office:value="29.5207404868015" calcext:value-type="float">
            <text:p>29.5207</text:p>
          </table:table-cell>
          <table:table-cell table:style-name="ce149" table:formula="of:=IFERROR(&quot;1/&quot; &amp; TEXT(1000/[.F195]; &quot;0.00&quot;);&quot;&quot;)" office:value-type="string" office:string-value="1/33.87" calcext:value-type="string">
            <text:p>1/33.87</text:p>
          </table:table-cell>
          <table:table-cell table:style-name="ce150" table:formula="of:=IFERROR([.F195]/[.B195]*1000000;&quot;&quot;)" office:value-type="float" office:value="8913.26705519369" calcext:value-type="float">
            <text:p>8913.2671</text:p>
          </table:table-cell>
          <table:table-cell table:style-name="ce119" table:formula="of:=6000*9/16" office:value-type="float" office:value="3375" calcext:value-type="float">
            <text:p>3375</text:p>
          </table:table-cell>
          <table:table-cell table:style-name="ce150" table:formula="of:=IFERROR([.F195]/[.I195]*1000000;&quot;&quot;)" office:value-type="float" office:value="8746.88607016341" calcext:value-type="float">
            <text:p>8746.88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96]/[.D196]*[.C196];&quot;&quot;)">
            <text:p/>
          </table:table-cell>
          <table:table-cell table:style-name="ce148" table:formula="of:=IFERROR([.E196]*(1000/[.$B$3]);&quot;&quot;)">
            <text:p/>
          </table:table-cell>
          <table:table-cell table:style-name="ce149" table:formula="of:=IFERROR(&quot;1/&quot; &amp; TEXT(1000/[.F196]; &quot;0.00&quot;);&quot;&quot;)">
            <text:p/>
          </table:table-cell>
          <table:table-cell table:style-name="ce150" table:formula="of:=IFERROR([.F196]/[.B196]*1000000;&quot;&quot;)">
            <text:p/>
          </table:table-cell>
          <table:table-cell table:style-name="ce119" table:formula="of:=IF(ISBLANK([.B196]);&quot;&quot;;[.B196])">
            <text:p/>
          </table:table-cell>
          <table:table-cell table:style-name="ce150" table:formula="of:=IFERROR([.F196]/[.I19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60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46" calcext:value-type="float">
            <text:p>2646</text:p>
          </table:table-cell>
          <table:table-cell table:style-name="ce148" table:formula="of:=IFERROR([.B197]/[.D197]*[.C197];&quot;&quot;)" office:value-type="float" office:value="4.57142857142857" calcext:value-type="float">
            <text:p>4.5714</text:p>
          </table:table-cell>
          <table:table-cell table:style-name="ce148" table:formula="of:=IFERROR([.E197]*(1000/[.$B$3]);&quot;&quot;)" office:value-type="float" office:value="9.14285714285714" calcext:value-type="float">
            <text:p>9.1429</text:p>
          </table:table-cell>
          <table:table-cell table:style-name="ce149" table:formula="of:=IFERROR(&quot;1/&quot; &amp; TEXT(1000/[.F197]; &quot;0.00&quot;);&quot;&quot;)" office:value-type="string" office:string-value="1/109.38" calcext:value-type="string">
            <text:p>1/109.38</text:p>
          </table:table-cell>
          <table:table-cell table:style-name="ce150" table:formula="of:=IFERROR([.F197]/[.B197]*1000000;&quot;&quot;)" office:value-type="float" office:value="3023.43159486017" calcext:value-type="float">
            <text:p>3023.4316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7]/[.I197]*1000000;&quot;&quot;)" office:value-type="float" office:value="2878.30687830688" calcext:value-type="float">
            <text:p>2878.30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30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646" calcext:value-type="float">
            <text:p>2646</text:p>
          </table:table-cell>
          <table:table-cell table:style-name="ce148" table:formula="of:=IFERROR([.B198]/[.D198]*[.C198];&quot;&quot;)" office:value-type="float" office:value="4.57142857142857" calcext:value-type="float">
            <text:p>4.5714</text:p>
          </table:table-cell>
          <table:table-cell table:style-name="ce148" table:formula="of:=IFERROR([.E198]*(1000/[.$B$3]);&quot;&quot;)" office:value-type="float" office:value="9.14285714285714" calcext:value-type="float">
            <text:p>9.1429</text:p>
          </table:table-cell>
          <table:table-cell table:style-name="ce149" table:formula="of:=IFERROR(&quot;1/&quot; &amp; TEXT(1000/[.F198]; &quot;0.00&quot;);&quot;&quot;)" office:value-type="string" office:string-value="1/109.38" calcext:value-type="string">
            <text:p>1/109.38</text:p>
          </table:table-cell>
          <table:table-cell table:style-name="ce150" table:formula="of:=IFERROR([.F198]/[.B198]*1000000;&quot;&quot;)" office:value-type="float" office:value="3023.43159486017" calcext:value-type="float">
            <text:p>3023.4316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8]/[.I198]*1000000;&quot;&quot;)" office:value-type="float" office:value="2878.30687830688" calcext:value-type="float">
            <text:p>2878.30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24fps 5728x3024 17:9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20" calcext:value-type="float">
            <text:p>2520</text:p>
          </table:table-cell>
          <table:table-cell table:style-name="ce148" table:formula="of:=IFERROR([.B199]/[.D199]*[.C199];&quot;&quot;)" office:value-type="float" office:value="4.8" calcext:value-type="float">
            <text:p>4.8000</text:p>
          </table:table-cell>
          <table:table-cell table:style-name="ce148" table:formula="of:=IFERROR([.E199]*(1000/[.$B$3]);&quot;&quot;)" office:value-type="float" office:value="9.6" calcext:value-type="float">
            <text:p>9.6000</text:p>
          </table:table-cell>
          <table:table-cell table:style-name="ce149" table:formula="of:=IFERROR(&quot;1/&quot; &amp; TEXT(1000/[.F199]; &quot;0.00&quot;);&quot;&quot;)" office:value-type="string" office:string-value="1/104.17" calcext:value-type="string">
            <text:p>1/104.17</text:p>
          </table:table-cell>
          <table:table-cell table:style-name="ce150" table:formula="of:=IFERROR([.F199]/[.B199]*1000000;&quot;&quot;)" office:value-type="float" office:value="3174.60317460317" calcext:value-type="float">
            <text:p>3174.6032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199]/[.I199]*1000000;&quot;&quot;)" office:value-type="float" office:value="3022.22222222222" calcext:value-type="float">
            <text:p>3022.22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30fps 5728x3024 17:9 DR-Boost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2570" calcext:value-type="float">
            <text:p>2570</text:p>
          </table:table-cell>
          <table:table-cell table:style-name="ce148" table:formula="of:=IFERROR([.B200]/[.D200]*[.C200];&quot;&quot;)" office:value-type="float" office:value="12.9431906614786" calcext:value-type="float">
            <text:p>12.9432</text:p>
          </table:table-cell>
          <table:table-cell table:style-name="ce148" table:formula="of:=IFERROR([.E200]*(1000/[.$B$3]);&quot;&quot;)" office:value-type="float" office:value="25.8863813229572" calcext:value-type="float">
            <text:p>25.8864</text:p>
          </table:table-cell>
          <table:table-cell table:style-name="ce149" table:formula="of:=IFERROR(&quot;1/&quot; &amp; TEXT(1000/[.F200]; &quot;0.00&quot;);&quot;&quot;)" office:value-type="string" office:string-value="1/38.63" calcext:value-type="string">
            <text:p>1/38.63</text:p>
          </table:table-cell>
          <table:table-cell table:style-name="ce150" table:formula="of:=IFERROR([.F200]/[.B200]*1000000;&quot;&quot;)" office:value-type="float" office:value="8560.31128404669" calcext:value-type="float">
            <text:p>8560.3113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200]/[.I200]*1000000;&quot;&quot;)" office:value-type="float" office:value="8149.41634241245" calcext:value-type="float">
            <text:p>8149.41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5.7k 24fps 5728x3024 17:9 DR-Boost</text:p>
          </table:table-cell>
          <table:table-cell table:style-name="ce140" office:value-type="float" office:value="3024" calcext:value-type="float">
            <text:p>302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690" calcext:value-type="float">
            <text:p>2690</text:p>
          </table:table-cell>
          <table:table-cell table:style-name="ce148" table:formula="of:=IFERROR([.B201]/[.D201]*[.C201];&quot;&quot;)" office:value-type="float" office:value="13.4899628252788" calcext:value-type="float">
            <text:p>13.4900</text:p>
          </table:table-cell>
          <table:table-cell table:style-name="ce148" table:formula="of:=IFERROR([.E201]*(1000/[.$B$3]);&quot;&quot;)" office:value-type="float" office:value="26.9799256505576" calcext:value-type="float">
            <text:p>26.9799</text:p>
          </table:table-cell>
          <table:table-cell table:style-name="ce149" table:formula="of:=IFERROR(&quot;1/&quot; &amp; TEXT(1000/[.F201]; &quot;0.00&quot;);&quot;&quot;)" office:value-type="string" office:string-value="1/37.06" calcext:value-type="string">
            <text:p>1/37.06</text:p>
          </table:table-cell>
          <table:table-cell table:style-name="ce150" table:formula="of:=IFERROR([.F201]/[.B201]*1000000;&quot;&quot;)" office:value-type="float" office:value="8921.93308550186" calcext:value-type="float">
            <text:p>8921.9331</text:p>
          </table:table-cell>
          <table:table-cell table:style-name="ce119" table:formula="of:=6000*9/17" office:value-type="float" office:value="3176.47058823529" calcext:value-type="float">
            <text:p>3176</text:p>
          </table:table-cell>
          <table:table-cell table:style-name="ce150" table:formula="of:=IFERROR([.F201]/[.I201]*1000000;&quot;&quot;)" office:value-type="float" office:value="8493.68029739777" calcext:value-type="float">
            <text:p>8493.68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02]/[.D202]*[.C202];&quot;&quot;)">
            <text:p/>
          </table:table-cell>
          <table:table-cell table:style-name="ce148" table:formula="of:=IFERROR([.E202]*(1000/[.$B$3]);&quot;&quot;)">
            <text:p/>
          </table:table-cell>
          <table:table-cell table:style-name="ce149" table:formula="of:=IFERROR(&quot;1/&quot; &amp; TEXT(1000/[.F202]; &quot;0.00&quot;);&quot;&quot;)">
            <text:p/>
          </table:table-cell>
          <table:table-cell table:style-name="ce150" table:formula="of:=IFERROR([.F202]/[.B202]*1000000;&quot;&quot;)">
            <text:p/>
          </table:table-cell>
          <table:table-cell table:style-name="ce119" table:formula="of:=IF(ISBLANK([.B202]);&quot;&quot;;[.B202])">
            <text:p/>
          </table:table-cell>
          <table:table-cell table:style-name="ce150" table:formula="of:=IFERROR([.F202]/[.I202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60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3]/[.D203]*[.C203];&quot;&quot;)" office:value-type="float" office:value="5.76" calcext:value-type="float">
            <text:p>5.7600</text:p>
          </table:table-cell>
          <table:table-cell table:style-name="ce148" table:formula="of:=IFERROR([.E203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3]; &quot;0.00&quot;);&quot;&quot;)" office:value-type="string" office:string-value="1/86.81" calcext:value-type="string">
            <text:p>1/86.81</text:p>
          </table:table-cell>
          <table:table-cell table:style-name="ce150" table:formula="of:=IFERROR([.F203]/[.B203]*1000000;&quot;&quot;)" office:value-type="float" office:value="3200" calcext:value-type="float">
            <text:p>3200.0000</text:p>
          </table:table-cell>
          <table:table-cell table:style-name="ce119" table:formula="of:=IF(ISBLANK([.B203]);&quot;&quot;;[.B203])" office:value-type="float" office:value="3600" calcext:value-type="float">
            <text:p>3600</text:p>
          </table:table-cell>
          <table:table-cell table:style-name="ce150" table:formula="of:=IFERROR([.F203]/[.I203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30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4]/[.D204]*[.C204];&quot;&quot;)" office:value-type="float" office:value="5.76" calcext:value-type="float">
            <text:p>5.7600</text:p>
          </table:table-cell>
          <table:table-cell table:style-name="ce148" table:formula="of:=IFERROR([.E204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4]; &quot;0.00&quot;);&quot;&quot;)" office:value-type="string" office:string-value="1/86.81" calcext:value-type="string">
            <text:p>1/86.81</text:p>
          </table:table-cell>
          <table:table-cell table:style-name="ce150" table:formula="of:=IFERROR([.F204]/[.B204]*1000000;&quot;&quot;)" office:value-type="float" office:value="3200" calcext:value-type="float">
            <text:p>3200.0000</text:p>
          </table:table-cell>
          <table:table-cell table:style-name="ce119" table:formula="of:=IF(ISBLANK([.B204]);&quot;&quot;;[.B204])" office:value-type="float" office:value="3600" calcext:value-type="float">
            <text:p>3600</text:p>
          </table:table-cell>
          <table:table-cell table:style-name="ce150" table:formula="of:=IFERROR([.F204]/[.I204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24fps 4800x3600 4:3 Pixel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500" calcext:value-type="float">
            <text:p>2500</text:p>
          </table:table-cell>
          <table:table-cell table:style-name="ce148" table:formula="of:=IFERROR([.B205]/[.D205]*[.C205];&quot;&quot;)" office:value-type="float" office:value="5.76" calcext:value-type="float">
            <text:p>5.7600</text:p>
          </table:table-cell>
          <table:table-cell table:style-name="ce148" table:formula="of:=IFERROR([.E205]*(1000/[.$B$3]);&quot;&quot;)" office:value-type="float" office:value="11.52" calcext:value-type="float">
            <text:p>11.5200</text:p>
          </table:table-cell>
          <table:table-cell table:style-name="ce149" table:formula="of:=IFERROR(&quot;1/&quot; &amp; TEXT(1000/[.F205]; &quot;0.00&quot;);&quot;&quot;)" office:value-type="string" office:string-value="1/86.81" calcext:value-type="string">
            <text:p>1/86.81</text:p>
          </table:table-cell>
          <table:table-cell table:style-name="ce150" table:formula="of:=IFERROR([.F205]/[.B205]*1000000;&quot;&quot;)" office:value-type="float" office:value="3200" calcext:value-type="float">
            <text:p>3200.0000</text:p>
          </table:table-cell>
          <table:table-cell table:style-name="ce119" table:formula="of:=IF(ISBLANK([.B205]);&quot;&quot;;[.B205])" office:value-type="float" office:value="3600" calcext:value-type="float">
            <text:p>3600</text:p>
          </table:table-cell>
          <table:table-cell table:style-name="ce150" table:formula="of:=IFERROR([.F205]/[.I205]*1000000;&quot;&quot;)" office:value-type="float" office:value="3200" calcext:value-type="float">
            <text:p>3200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4.8k 24fps 4800x3600 4:3 <text:s/>Pixel DR-Boost</text:p>
          </table:table-cell>
          <table:table-cell table:style-name="ce140" office:value-type="float" office:value="3600" calcext:value-type="float">
            <text:p>36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275" calcext:value-type="float">
            <text:p>3275</text:p>
          </table:table-cell>
          <table:table-cell table:style-name="ce148" table:formula="of:=IFERROR([.B206]/[.D206]*[.C206];&quot;&quot;)" office:value-type="float" office:value="15.3893129770992" calcext:value-type="float">
            <text:p>15.3893</text:p>
          </table:table-cell>
          <table:table-cell table:style-name="ce148" table:formula="of:=IFERROR([.E206]*(1000/[.$B$3]);&quot;&quot;)" office:value-type="float" office:value="30.7786259541985" calcext:value-type="float">
            <text:p>30.7786</text:p>
          </table:table-cell>
          <table:table-cell table:style-name="ce149" table:formula="of:=IFERROR(&quot;1/&quot; &amp; TEXT(1000/[.F206]; &quot;0.00&quot;);&quot;&quot;)" office:value-type="string" office:string-value="1/32.49" calcext:value-type="string">
            <text:p>1/32.49</text:p>
          </table:table-cell>
          <table:table-cell table:style-name="ce150" table:formula="of:=IFERROR([.F206]/[.B206]*1000000;&quot;&quot;)" office:value-type="float" office:value="8549.61832061069" calcext:value-type="float">
            <text:p>8549.6183</text:p>
          </table:table-cell>
          <table:table-cell table:style-name="ce119" table:formula="of:=IF(ISBLANK([.B206]);&quot;&quot;;[.B206])" office:value-type="float" office:value="3600" calcext:value-type="float">
            <text:p>3600</text:p>
          </table:table-cell>
          <table:table-cell table:style-name="ce150" table:formula="of:=IFERROR([.F206]/[.I206]*1000000;&quot;&quot;)" office:value-type="float" office:value="8549.61832061069" calcext:value-type="float">
            <text:p>8549.6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07]/[.D207]*[.C207];&quot;&quot;)">
            <text:p/>
          </table:table-cell>
          <table:table-cell table:style-name="ce148" table:formula="of:=IFERROR([.E207]*(1000/[.$B$3]);&quot;&quot;)">
            <text:p/>
          </table:table-cell>
          <table:table-cell table:style-name="ce149" table:formula="of:=IFERROR(&quot;1/&quot; &amp; TEXT(1000/[.F207]; &quot;0.00&quot;);&quot;&quot;)">
            <text:p/>
          </table:table-cell>
          <table:table-cell table:style-name="ce150" table:formula="of:=IFERROR([.F207]/[.B207]*1000000;&quot;&quot;)">
            <text:p/>
          </table:table-cell>
          <table:table-cell table:style-name="ce119" table:formula="of:=IF(ISBLANK([.B207]);&quot;&quot;;[.B207])">
            <text:p/>
          </table:table-cell>
          <table:table-cell table:style-name="ce150" table:formula="of:=IFERROR([.F207]/[.I20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12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08]/[.D208]*[.C208];&quot;&quot;)" office:value-type="float" office:value="3.42313787638669" calcext:value-type="float">
            <text:p>3.4231</text:p>
          </table:table-cell>
          <table:table-cell table:style-name="ce148" table:formula="of:=IFERROR([.E208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08]; &quot;0.00&quot;);&quot;&quot;)" office:value-type="string" office:string-value="1/146.06" calcext:value-type="string">
            <text:p>1/146.06</text:p>
          </table:table-cell>
          <table:table-cell table:style-name="ce150" table:formula="of:=IFERROR([.F208]/[.B208]*1000000;&quot;&quot;)" office:value-type="float" office:value="3169.57210776545" calcext:value-type="float">
            <text:p>3169.5721</text:p>
          </table:table-cell>
          <table:table-cell table:style-name="ce119" table:formula="of:=IF(ISBLANK([.B208]);&quot;&quot;;[.B208])" office:value-type="float" office:value="2160" calcext:value-type="float">
            <text:p>2160</text:p>
          </table:table-cell>
          <table:table-cell table:style-name="ce150" table:formula="of:=IFERROR([.F208]/[.I208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6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09]/[.D209]*[.C209];&quot;&quot;)" office:value-type="float" office:value="3.42313787638669" calcext:value-type="float">
            <text:p>3.4231</text:p>
          </table:table-cell>
          <table:table-cell table:style-name="ce148" table:formula="of:=IFERROR([.E209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09]; &quot;0.00&quot;);&quot;&quot;)" office:value-type="string" office:string-value="1/146.06" calcext:value-type="string">
            <text:p>1/146.06</text:p>
          </table:table-cell>
          <table:table-cell table:style-name="ce150" table:formula="of:=IFERROR([.F209]/[.B209]*1000000;&quot;&quot;)" office:value-type="float" office:value="3169.57210776545" calcext:value-type="float">
            <text:p>3169.5721</text:p>
          </table:table-cell>
          <table:table-cell table:style-name="ce119" table:formula="of:=IF(ISBLANK([.B209]);&quot;&quot;;[.B209])" office:value-type="float" office:value="2160" calcext:value-type="float">
            <text:p>2160</text:p>
          </table:table-cell>
          <table:table-cell table:style-name="ce150" table:formula="of:=IFERROR([.F209]/[.I209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30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10]/[.D210]*[.C210];&quot;&quot;)" office:value-type="float" office:value="3.42313787638669" calcext:value-type="float">
            <text:p>3.4231</text:p>
          </table:table-cell>
          <table:table-cell table:style-name="ce148" table:formula="of:=IFERROR([.E210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10]; &quot;0.00&quot;);&quot;&quot;)" office:value-type="string" office:string-value="1/146.06" calcext:value-type="string">
            <text:p>1/146.06</text:p>
          </table:table-cell>
          <table:table-cell table:style-name="ce150" table:formula="of:=IFERROR([.F210]/[.B210]*1000000;&quot;&quot;)" office:value-type="float" office:value="3169.57210776545" calcext:value-type="float">
            <text:p>3169.5721</text:p>
          </table:table-cell>
          <table:table-cell table:style-name="ce119" table:formula="of:=IF(ISBLANK([.B210]);&quot;&quot;;[.B210])" office:value-type="float" office:value="2160" calcext:value-type="float">
            <text:p>2160</text:p>
          </table:table-cell>
          <table:table-cell table:style-name="ce150" table:formula="of:=IFERROR([.F210]/[.I210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24fps 4096x2160 17:9 Pixel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211]/[.D211]*[.C211];&quot;&quot;)" office:value-type="float" office:value="3.42313787638669" calcext:value-type="float">
            <text:p>3.4231</text:p>
          </table:table-cell>
          <table:table-cell table:style-name="ce148" table:formula="of:=IFERROR([.E211]*(1000/[.$B$3]);&quot;&quot;)" office:value-type="float" office:value="6.84627575277338" calcext:value-type="float">
            <text:p>6.8463</text:p>
          </table:table-cell>
          <table:table-cell table:style-name="ce149" table:formula="of:=IFERROR(&quot;1/&quot; &amp; TEXT(1000/[.F211]; &quot;0.00&quot;);&quot;&quot;)" office:value-type="string" office:string-value="1/146.06" calcext:value-type="string">
            <text:p>1/146.06</text:p>
          </table:table-cell>
          <table:table-cell table:style-name="ce150" table:formula="of:=IFERROR([.F211]/[.B211]*1000000;&quot;&quot;)" office:value-type="float" office:value="3169.57210776545" calcext:value-type="float">
            <text:p>3169.5721</text:p>
          </table:table-cell>
          <table:table-cell table:style-name="ce119" table:formula="of:=IF(ISBLANK([.B211]);&quot;&quot;;[.B211])" office:value-type="float" office:value="2160" calcext:value-type="float">
            <text:p>2160</text:p>
          </table:table-cell>
          <table:table-cell table:style-name="ce150" table:formula="of:=IFERROR([.F211]/[.I211]*1000000;&quot;&quot;)" office:value-type="float" office:value="3169.57210776545" calcext:value-type="float">
            <text:p>3169.5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30fps 4096x2160 17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7" calcext:value-type="float">
            <text:p>2017</text:p>
          </table:table-cell>
          <table:table-cell table:style-name="ce148" table:formula="of:=IFERROR([.B212]/[.D212]*[.C212];&quot;&quot;)" office:value-type="float" office:value="9.63807635101636" calcext:value-type="float">
            <text:p>9.6381</text:p>
          </table:table-cell>
          <table:table-cell table:style-name="ce148" table:formula="of:=IFERROR([.E212]*(1000/[.$B$3]);&quot;&quot;)" office:value-type="float" office:value="19.2761527020327" calcext:value-type="float">
            <text:p>19.2762</text:p>
          </table:table-cell>
          <table:table-cell table:style-name="ce149" table:formula="of:=IFERROR(&quot;1/&quot; &amp; TEXT(1000/[.F212]; &quot;0.00&quot;);&quot;&quot;)" office:value-type="string" office:string-value="1/51.88" calcext:value-type="string">
            <text:p>1/51.88</text:p>
          </table:table-cell>
          <table:table-cell table:style-name="ce150" table:formula="of:=IFERROR([.F212]/[.B212]*1000000;&quot;&quot;)" office:value-type="float" office:value="8924.14476945959" calcext:value-type="float">
            <text:p>8924.1448</text:p>
          </table:table-cell>
          <table:table-cell table:style-name="ce119" table:formula="of:=IF(ISBLANK([.B212]);&quot;&quot;;[.B212])" office:value-type="float" office:value="2160" calcext:value-type="float">
            <text:p>2160</text:p>
          </table:table-cell>
          <table:table-cell table:style-name="ce150" table:formula="of:=IFERROR([.F212]/[.I212]*1000000;&quot;&quot;)" office:value-type="float" office:value="8924.14476945959" calcext:value-type="float">
            <text:p>8924.1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C4K 24fps 4096x2160 17:9 Pixel DR-Boos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017" calcext:value-type="float">
            <text:p>2017</text:p>
          </table:table-cell>
          <table:table-cell table:style-name="ce148" table:formula="of:=IFERROR([.B213]/[.D213]*[.C213];&quot;&quot;)" office:value-type="float" office:value="9.63807635101636" calcext:value-type="float">
            <text:p>9.6381</text:p>
          </table:table-cell>
          <table:table-cell table:style-name="ce148" table:formula="of:=IFERROR([.E213]*(1000/[.$B$3]);&quot;&quot;)" office:value-type="float" office:value="19.2761527020327" calcext:value-type="float">
            <text:p>19.2762</text:p>
          </table:table-cell>
          <table:table-cell table:style-name="ce149" table:formula="of:=IFERROR(&quot;1/&quot; &amp; TEXT(1000/[.F213]; &quot;0.00&quot;);&quot;&quot;)" office:value-type="string" office:string-value="1/51.88" calcext:value-type="string">
            <text:p>1/51.88</text:p>
          </table:table-cell>
          <table:table-cell table:style-name="ce150" table:formula="of:=IFERROR([.F213]/[.B213]*1000000;&quot;&quot;)" office:value-type="float" office:value="8924.14476945959" calcext:value-type="float">
            <text:p>8924.1448</text:p>
          </table:table-cell>
          <table:table-cell table:style-name="ce119" table:formula="of:=IF(ISBLANK([.B213]);&quot;&quot;;[.B213])" office:value-type="float" office:value="2160" calcext:value-type="float">
            <text:p>2160</text:p>
          </table:table-cell>
          <table:table-cell table:style-name="ce150" table:formula="of:=IFERROR([.F213]/[.I213]*1000000;&quot;&quot;)" office:value-type="float" office:value="8924.14476945959" calcext:value-type="float">
            <text:p>8924.14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214]/[.D214]*[.C214];&quot;&quot;)">
            <text:p/>
          </table:table-cell>
          <table:table-cell table:style-name="ce148" table:formula="of:=IFERROR([.E214]*(1000/[.$B$3]);&quot;&quot;)">
            <text:p/>
          </table:table-cell>
          <table:table-cell table:style-name="ce149" table:formula="of:=IFERROR(&quot;1/&quot; &amp; TEXT(1000/[.F214]; &quot;0.00&quot;);&quot;&quot;)">
            <text:p/>
          </table:table-cell>
          <table:table-cell table:style-name="ce150" table:formula="of:=IFERROR([.F214]/[.B214]*1000000;&quot;&quot;)">
            <text:p/>
          </table:table-cell>
          <table:table-cell table:style-name="ce119" table:formula="of:=IF(ISBLANK([.B214]);&quot;&quot;;[.B214])">
            <text:p/>
          </table:table-cell>
          <table:table-cell table:style-name="ce150" table:formula="of:=IFERROR([.F214]/[.I21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60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9" calcext:value-type="float">
            <text:p>2129</text:p>
          </table:table-cell>
          <table:table-cell table:style-name="ce148" table:formula="of:=IFERROR([.B215]/[.D215]*[.C215];&quot;&quot;)" office:value-type="float" office:value="4.99013621418506" calcext:value-type="float">
            <text:p>4.9901</text:p>
          </table:table-cell>
          <table:table-cell table:style-name="ce148" table:formula="of:=IFERROR([.E215]*(1000/[.$B$3]);&quot;&quot;)" office:value-type="float" office:value="9.98027242837013" calcext:value-type="float">
            <text:p>9.9803</text:p>
          </table:table-cell>
          <table:table-cell table:style-name="ce149" table:formula="of:=IFERROR(&quot;1/&quot; &amp; TEXT(1000/[.F215]; &quot;0.00&quot;);&quot;&quot;)" office:value-type="string" office:string-value="1/100.20" calcext:value-type="string">
            <text:p>1/100.20</text:p>
          </table:table-cell>
          <table:table-cell table:style-name="ce150" table:formula="of:=IFERROR([.F215]/[.B215]*1000000;&quot;&quot;)" office:value-type="float" office:value="3757.63269140441" calcext:value-type="float">
            <text:p>3757.6327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5]/[.I215]*1000000;&quot;&quot;)" office:value-type="float" office:value="3326.75747612338" calcext:value-type="float">
            <text:p>3326.7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30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129" calcext:value-type="float">
            <text:p>2129</text:p>
          </table:table-cell>
          <table:table-cell table:style-name="ce148" table:formula="of:=IFERROR([.B216]/[.D216]*[.C216];&quot;&quot;)" office:value-type="float" office:value="4.99013621418506" calcext:value-type="float">
            <text:p>4.9901</text:p>
          </table:table-cell>
          <table:table-cell table:style-name="ce148" table:formula="of:=IFERROR([.E216]*(1000/[.$B$3]);&quot;&quot;)" office:value-type="float" office:value="9.98027242837013" calcext:value-type="float">
            <text:p>9.9803</text:p>
          </table:table-cell>
          <table:table-cell table:style-name="ce149" table:formula="of:=IFERROR(&quot;1/&quot; &amp; TEXT(1000/[.F216]; &quot;0.00&quot;);&quot;&quot;)" office:value-type="string" office:string-value="1/100.20" calcext:value-type="string">
            <text:p>1/100.20</text:p>
          </table:table-cell>
          <table:table-cell table:style-name="ce150" table:formula="of:=IFERROR([.F216]/[.B216]*1000000;&quot;&quot;)" office:value-type="float" office:value="3757.63269140441" calcext:value-type="float">
            <text:p>3757.6327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6]/[.I216]*1000000;&quot;&quot;)" office:value-type="float" office:value="3326.75747612338" calcext:value-type="float">
            <text:p>3326.7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24fps 3536x2656 4:3 APS-C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2044" calcext:value-type="float">
            <text:p>2044</text:p>
          </table:table-cell>
          <table:table-cell table:style-name="ce148" table:formula="of:=IFERROR([.B217]/[.D217]*[.C217];&quot;&quot;)" office:value-type="float" office:value="5.19765166340509" calcext:value-type="float">
            <text:p>5.1977</text:p>
          </table:table-cell>
          <table:table-cell table:style-name="ce148" table:formula="of:=IFERROR([.E217]*(1000/[.$B$3]);&quot;&quot;)" office:value-type="float" office:value="10.3953033268102" calcext:value-type="float">
            <text:p>10.3953</text:p>
          </table:table-cell>
          <table:table-cell table:style-name="ce149" table:formula="of:=IFERROR(&quot;1/&quot; &amp; TEXT(1000/[.F217]; &quot;0.00&quot;);&quot;&quot;)" office:value-type="string" office:string-value="1/96.20" calcext:value-type="string">
            <text:p>1/96.20</text:p>
          </table:table-cell>
          <table:table-cell table:style-name="ce150" table:formula="of:=IFERROR([.F217]/[.B217]*1000000;&quot;&quot;)" office:value-type="float" office:value="3913.89432485323" calcext:value-type="float">
            <text:p>3913.8943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7]/[.I217]*1000000;&quot;&quot;)" office:value-type="float" office:value="3465.10110893672" calcext:value-type="float">
            <text:p>3465.101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DMI BM Raw, 3.5k 24fps 3536x2656 4:3 <text:s/>APS-CDR-Boost</text:p>
          </table:table-cell>
          <table:table-cell table:style-name="ce140" office:value-type="float" office:value="2656" calcext:value-type="float">
            <text:p>2656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2470" calcext:value-type="float">
            <text:p>2470</text:p>
          </table:table-cell>
          <table:table-cell table:style-name="ce148" table:formula="of:=IFERROR([.B218]/[.D218]*[.C218];&quot;&quot;)" office:value-type="float" office:value="11.8283400809717" calcext:value-type="float">
            <text:p>11.8283</text:p>
          </table:table-cell>
          <table:table-cell table:style-name="ce148" table:formula="of:=IFERROR([.E218]*(1000/[.$B$3]);&quot;&quot;)" office:value-type="float" office:value="23.6566801619433" calcext:value-type="float">
            <text:p>23.6567</text:p>
          </table:table-cell>
          <table:table-cell table:style-name="ce149" table:formula="of:=IFERROR(&quot;1/&quot; &amp; TEXT(1000/[.F218]; &quot;0.00&quot;);&quot;&quot;)" office:value-type="string" office:string-value="1/42.27" calcext:value-type="string">
            <text:p>1/42.27</text:p>
          </table:table-cell>
          <table:table-cell table:style-name="ce150" table:formula="of:=IFERROR([.F218]/[.B218]*1000000;&quot;&quot;)" office:value-type="float" office:value="8906.88259109312" calcext:value-type="float">
            <text:p>8906.8826</text:p>
          </table:table-cell>
          <table:table-cell table:style-name="ce119" table:formula="of:=6000*(1/1.5)*(3/4)" office:value-type="float" office:value="3000" calcext:value-type="float">
            <text:p>3000</text:p>
          </table:table-cell>
          <table:table-cell table:style-name="ce150" table:formula="of:=IFERROR([.F218]/[.I218]*1000000;&quot;&quot;)" office:value-type="float" office:value="7885.56005398111" calcext:value-type="float">
            <text:p>7885.5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3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Panasonic S1R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5584" calcext:value-type="float">
            <text:p>558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4674" calcext:value-type="float">
            <text:p>4674</text:p>
          </table:table-cell>
          <table:table-cell table:style-name="ce148" table:formula="of:=IFERROR([.B6]/[.D6]*[.C6];&quot;&quot;)" office:value-type="float" office:value="19.1151048352589" calcext:value-type="float">
            <text:p>19.1151</text:p>
          </table:table-cell>
          <table:table-cell table:style-name="ce148" table:formula="of:=IFERROR([.E6]*(1000/[.$B$3]);&quot;&quot;)" office:value-type="float" office:value="38.2302096705178" calcext:value-type="float">
            <text:p>38.2302</text:p>
          </table:table-cell>
          <table:table-cell table:style-name="ce14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0" table:formula="of:=IFERROR([.F6]/[.B6]*1000000;&quot;&quot;)" office:value-type="float" office:value="6846.38425331622" calcext:value-type="float">
            <text:p>6846.38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7" calcext:value-type="float">
            <text:p>1907</text:p>
          </table:table-cell>
          <table:table-cell table:style-name="ce148" table:formula="of:=IFERROR([.B7]/[.D7]*[.C7];&quot;&quot;)" office:value-type="float" office:value="7.92868379653907" calcext:value-type="float">
            <text:p>7.9287</text:p>
          </table:table-cell>
          <table:table-cell table:style-name="ce148" table:formula="of:=IFERROR([.E7]*(1000/[.$B$3]);&quot;&quot;)" office:value-type="float" office:value="15.8573675930781" calcext:value-type="float">
            <text:p>15.8574</text:p>
          </table:table-cell>
          <table:table-cell table:style-name="ce14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0" table:formula="of:=IFERROR([.F7]/[.B7]*1000000;&quot;&quot;)" office:value-type="float" office:value="7341.37388568432" calcext:value-type="float">
            <text:p>7341.37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8]/[.D8]*[.C8];&quot;&quot;)" office:value-type="float" office:value="7.94117647058824" calcext:value-type="float">
            <text:p>7.9412</text:p>
          </table:table-cell>
          <table:table-cell table:style-name="ce148" table:formula="of:=IFERROR([.E8]*(1000/[.$B$3]);&quot;&quot;)" office:value-type="float" office:value="15.8823529411765" calcext:value-type="float">
            <text:p>15.8824</text:p>
          </table:table-cell>
          <table:table-cell table:style-name="ce14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0" table:formula="of:=IFERROR([.F8]/[.B8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20" calcext:value-type="float">
            <text:p>1920</text:p>
          </table:table-cell>
          <table:table-cell table:style-name="ce148" table:formula="of:=IFERROR([.B9]/[.D9]*[.C9];&quot;&quot;)" office:value-type="float" office:value="7.875" calcext:value-type="float">
            <text:p>7.8750</text:p>
          </table:table-cell>
          <table:table-cell table:style-name="ce148" table:formula="of:=IFERROR([.E9]*(1000/[.$B$3]);&quot;&quot;)" office:value-type="float" office:value="15.75" calcext:value-type="float">
            <text:p>15.7500</text:p>
          </table:table-cell>
          <table:table-cell table:style-name="ce14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0" table:formula="of:=IFERROR([.F9]/[.B9]*1000000;&quot;&quot;)" office:value-type="float" office:value="7291.66666666667" calcext:value-type="float">
            <text:p>7291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10]/[.D10]*[.C10];&quot;&quot;)" office:value-type="float" office:value="6.94533762057878" calcext:value-type="float">
            <text:p>6.9453</text:p>
          </table:table-cell>
          <table:table-cell table:style-name="ce148" table:formula="of:=IFERROR([.E10]*(1000/[.$B$3]);&quot;&quot;)" office:value-type="float" office:value="13.8906752411576" calcext:value-type="float">
            <text:p>13.8907</text:p>
          </table:table-cell>
          <table:table-cell table:style-name="ce14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0" table:formula="of:=IFERROR([.F10]/[.B10]*1000000;&quot;&quot;)" office:value-type="float" office:value="12861.7363344051" calcext:value-type="float">
            <text:p>12861.7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930" calcext:value-type="float">
            <text:p>930</text:p>
          </table:table-cell>
          <table:table-cell table:style-name="ce148" table:formula="of:=IFERROR([.B11]/[.D11]*[.C11];&quot;&quot;)" office:value-type="float" office:value="6.96774193548387" calcext:value-type="float">
            <text:p>6.9677</text:p>
          </table:table-cell>
          <table:table-cell table:style-name="ce148" table:formula="of:=IFERROR([.E11]*(1000/[.$B$3]);&quot;&quot;)" office:value-type="float" office:value="13.9354838709677" calcext:value-type="float">
            <text:p>13.9355</text:p>
          </table:table-cell>
          <table:table-cell table:style-name="ce14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0" table:formula="of:=IFERROR([.F11]/[.B11]*1000000;&quot;&quot;)" office:value-type="float" office:value="12903.2258064516" calcext:value-type="float">
            <text:p>12903.22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5k 30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072" calcext:value-type="float">
            <text:p>3072</text:p>
          </table:table-cell>
          <table:table-cell table:style-name="ce148" table:formula="of:=IFERROR([.B12]/[.D12]*[.C12];&quot;&quot;)" office:value-type="float" office:value="7.3125" calcext:value-type="float">
            <text:p>7.3125</text:p>
          </table:table-cell>
          <table:table-cell table:style-name="ce148" table:formula="of:=IFERROR([.E12]*(1000/[.$B$3]);&quot;&quot;)" office:value-type="float" office:value="14.625" calcext:value-type="float">
            <text:p>14.6250</text:p>
          </table:table-cell>
          <table:table-cell table:style-name="ce14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0" table:formula="of:=IFERROR([.F12]/[.B12]*1000000;&quot;&quot;)" office:value-type="float" office:value="3906.25" calcext:value-type="float">
            <text:p>3906.25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5k 24p</text:p>
          </table:table-cell>
          <table:table-cell table:style-name="ce140" office:value-type="float" office:value="3744" calcext:value-type="float">
            <text:p>3744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2972" calcext:value-type="float">
            <text:p>2972</text:p>
          </table:table-cell>
          <table:table-cell table:style-name="ce148" table:formula="of:=IFERROR([.B13]/[.D13]*[.C13];&quot;&quot;)" office:value-type="float" office:value="7.5585464333782" calcext:value-type="float">
            <text:p>7.5585</text:p>
          </table:table-cell>
          <table:table-cell table:style-name="ce148" table:formula="of:=IFERROR([.E13]*(1000/[.$B$3]);&quot;&quot;)" office:value-type="float" office:value="15.1170928667564" calcext:value-type="float">
            <text:p>15.1171</text:p>
          </table:table-cell>
          <table:table-cell table:style-name="ce14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0" table:formula="of:=IFERROR([.F13]/[.B13]*1000000;&quot;&quot;)" office:value-type="float" office:value="4037.68506056528" calcext:value-type="float">
            <text:p>4037.68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65" calcext:value-type="float">
            <text:p>465</text:p>
          </table:table-cell>
          <table:table-cell table:style-name="ce148" table:formula="of:=IFERROR([.B14]/[.D14]*[.C14];&quot;&quot;)" office:value-type="float" office:value="2.32258064516129" calcext:value-type="float">
            <text:p>2.3226</text:p>
          </table:table-cell>
          <table:table-cell table:style-name="ce148" table:formula="of:=IFERROR([.E14]*(1000/[.$B$3]);&quot;&quot;)" office:value-type="float" office:value="4.64516129032258" calcext:value-type="float">
            <text:p>4.6452</text:p>
          </table:table-cell>
          <table:table-cell table:style-name="ce14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0" table:formula="of:=IFERROR([.F14]/[.B14]*1000000;&quot;&quot;)" office:value-type="float" office:value="4301.0752688172" calcext:value-type="float">
            <text:p>4301.07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912" calcext:value-type="float">
            <text:p>912</text:p>
          </table:table-cell>
          <table:table-cell table:style-name="ce148" table:formula="of:=IFERROR([.B15]/[.D15]*[.C15];&quot;&quot;)" office:value-type="float" office:value="3.55263157894737" calcext:value-type="float">
            <text:p>3.5526</text:p>
          </table:table-cell>
          <table:table-cell table:style-name="ce148" table:formula="of:=IFERROR([.E15]*(1000/[.$B$3]);&quot;&quot;)" office:value-type="float" office:value="7.10526315789474" calcext:value-type="float">
            <text:p>7.1053</text:p>
          </table:table-cell>
          <table:table-cell table:style-name="ce14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0" table:formula="of:=IFERROR([.F15]/[.B15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, single-shot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3469" calcext:value-type="float">
            <text:p>3469</text:p>
          </table:table-cell>
          <table:table-cell table:style-name="ce148" table:formula="of:=IFERROR([.B6]/[.D6]*[.C6];&quot;&quot;)" office:value-type="float" office:value="25.3675410781205" calcext:value-type="float">
            <text:p>25.3675</text:p>
          </table:table-cell>
          <table:table-cell table:style-name="ce148" table:formula="of:=IFERROR([.E6]*(1000/[.$B$3]);&quot;&quot;)" office:value-type="float" office:value="50.735082156241" calcext:value-type="float">
            <text:p>50.7351</text:p>
          </table:table-cell>
          <table:table-cell table:style-name="ce14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0" table:formula="of:=IFERROR([.F6]/[.B6]*1000000;&quot;&quot;)" office:value-type="float" office:value="12683.7705390602" calcext:value-type="float">
            <text:p>12683.77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, L/M/H/SH continuous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039" calcext:value-type="float">
            <text:p>3039</text:p>
          </table:table-cell>
          <table:table-cell table:style-name="ce148" table:formula="of:=IFERROR([.B7]/[.D7]*[.C7];&quot;&quot;)" office:value-type="float" office:value="13.1622244159263" calcext:value-type="float">
            <text:p>13.1622</text:p>
          </table:table-cell>
          <table:table-cell table:style-name="ce148" table:formula="of:=IFERROR([.E7]*(1000/[.$B$3]);&quot;&quot;)" office:value-type="float" office:value="26.3244488318526" calcext:value-type="float">
            <text:p>26.3244</text:p>
          </table:table-cell>
          <table:table-cell table:style-name="ce14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0" table:formula="of:=IFERROR([.F7]/[.B7]*1000000;&quot;&quot;)" office:value-type="float" office:value="6581.11220796315" calcext:value-type="float">
            <text:p>6581.1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3:2 30p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154" calcext:value-type="float">
            <text:p>3154</text:p>
          </table:table-cell>
          <table:table-cell table:style-name="ce148" table:formula="of:=IFERROR([.B8]/[.D8]*[.C8];&quot;&quot;)" office:value-type="float" office:value="12.5808497146481" calcext:value-type="float">
            <text:p>12.5808</text:p>
          </table:table-cell>
          <table:table-cell table:style-name="ce148" table:formula="of:=IFERROR([.E8]*(1000/[.$B$3]);&quot;&quot;)" office:value-type="float" office:value="25.1616994292961" calcext:value-type="float">
            <text:p>25.1617</text:p>
          </table:table-cell>
          <table:table-cell table:style-name="ce14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0" table:formula="of:=IFERROR([.F8]/[.B8]*1000000;&quot;&quot;)" office:value-type="float" office:value="6341.15409004439" calcext:value-type="float">
            <text:p>6341.15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3:2 24p</text:p>
          </table:table-cell>
          <table:table-cell table:style-name="ce140" office:value-type="float" office:value="3968" calcext:value-type="float">
            <text:p>3968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3468" calcext:value-type="float">
            <text:p>3468</text:p>
          </table:table-cell>
          <table:table-cell table:style-name="ce148" table:formula="of:=IFERROR([.B9]/[.D9]*[.C9];&quot;&quot;)" office:value-type="float" office:value="12.5859284890427" calcext:value-type="float">
            <text:p>12.5859</text:p>
          </table:table-cell>
          <table:table-cell table:style-name="ce148" table:formula="of:=IFERROR([.E9]*(1000/[.$B$3]);&quot;&quot;)" office:value-type="float" office:value="25.1718569780853" calcext:value-type="float">
            <text:p>25.1719</text:p>
          </table:table-cell>
          <table:table-cell table:style-name="ce14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0" table:formula="of:=IFERROR([.F9]/[.B9]*1000000;&quot;&quot;)" office:value-type="float" office:value="6343.7139561707" calcext:value-type="float">
            <text:p>6343.71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17:9 30p</text:p>
          </table:table-cell>
          <table:table-cell table:style-name="ce140" office:value-type="float" office:value="3136" calcext:value-type="float">
            <text:p>3136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41" calcext:value-type="float">
            <text:p>2841</text:p>
          </table:table-cell>
          <table:table-cell table:style-name="ce148" table:formula="of:=IFERROR([.B10]/[.D10]*[.C10];&quot;&quot;)" office:value-type="float" office:value="9.93453009503696" calcext:value-type="float">
            <text:p>9.9345</text:p>
          </table:table-cell>
          <table:table-cell table:style-name="ce148" table:formula="of:=IFERROR([.E10]*(1000/[.$B$3]);&quot;&quot;)" office:value-type="float" office:value="19.8690601900739" calcext:value-type="float">
            <text:p>19.8691</text:p>
          </table:table-cell>
          <table:table-cell table:style-name="ce14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0" table:formula="of:=IFERROR([.F10]/[.B10]*1000000;&quot;&quot;)" office:value-type="float" office:value="6335.79725448786" calcext:value-type="float">
            <text:p>6335.79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6K 4:2:0 17:9 30p</text:p>
          </table:table-cell>
          <table:table-cell table:style-name="ce140" office:value-type="float" office:value="3136" calcext:value-type="float">
            <text:p>3136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48" calcext:value-type="float">
            <text:p>2848</text:p>
          </table:table-cell>
          <table:table-cell table:style-name="ce148" table:formula="of:=IFERROR([.B11]/[.D11]*[.C11];&quot;&quot;)" office:value-type="float" office:value="9.91011235955056" calcext:value-type="float">
            <text:p>9.9101</text:p>
          </table:table-cell>
          <table:table-cell table:style-name="ce148" table:formula="of:=IFERROR([.E11]*(1000/[.$B$3]);&quot;&quot;)" office:value-type="float" office:value="19.8202247191011" calcext:value-type="float">
            <text:p>19.8202</text:p>
          </table:table-cell>
          <table:table-cell table:style-name="ce14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0" table:formula="of:=IFERROR([.F11]/[.B11]*1000000;&quot;&quot;)" office:value-type="float" office:value="6320.22471910112" calcext:value-type="float">
            <text:p>6320.22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:2:0 16:9 30p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8" table:formula="of:=IFERROR([.B12]/[.D12]*[.C12];&quot;&quot;)" office:value-type="float" office:value="10.5254237288136" calcext:value-type="float">
            <text:p>10.5254</text:p>
          </table:table-cell>
          <table:table-cell table:style-name="ce148" table:formula="of:=IFERROR([.E12]*(1000/[.$B$3]);&quot;&quot;)" office:value-type="float" office:value="21.0508474576271" calcext:value-type="float">
            <text:p>21.0508</text:p>
          </table:table-cell>
          <table:table-cell table:style-name="ce14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0" table:formula="of:=IFERROR([.F12]/[.B12]*1000000;&quot;&quot;)" office:value-type="float" office:value="6355.93220338983" calcext:value-type="float">
            <text:p>6355.93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5.9K 4:2:0 16:9 24p</text:p>
          </table:table-cell>
          <table:table-cell table:style-name="ce140" office:value-type="float" office:value="3312" calcext:value-type="float">
            <text:p>331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827" calcext:value-type="float">
            <text:p>2827</text:p>
          </table:table-cell>
          <table:table-cell table:style-name="ce148" table:formula="of:=IFERROR([.B13]/[.D13]*[.C13];&quot;&quot;)" office:value-type="float" office:value="10.5440396179696" calcext:value-type="float">
            <text:p>10.5440</text:p>
          </table:table-cell>
          <table:table-cell table:style-name="ce148" table:formula="of:=IFERROR([.E13]*(1000/[.$B$3]);&quot;&quot;)" office:value-type="float" office:value="21.0880792359392" calcext:value-type="float">
            <text:p>21.0881</text:p>
          </table:table-cell>
          <table:table-cell table:style-name="ce14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0" table:formula="of:=IFERROR([.F13]/[.B13]*1000000;&quot;&quot;)" office:value-type="float" office:value="6367.17368234878" calcext:value-type="float">
            <text:p>6367.1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48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88" calcext:value-type="float">
            <text:p>2088</text:p>
          </table:table-cell>
          <table:table-cell table:style-name="ce148" table:formula="of:=IFERROR([.B14]/[.D14]*[.C14];&quot;&quot;)" office:value-type="float" office:value="8.36781609195402" calcext:value-type="float">
            <text:p>8.3678</text:p>
          </table:table-cell>
          <table:table-cell table:style-name="ce148" table:formula="of:=IFERROR([.E14]*(1000/[.$B$3]);&quot;&quot;)" office:value-type="float" office:value="16.7356321839081" calcext:value-type="float">
            <text:p>16.7356</text:p>
          </table:table-cell>
          <table:table-cell table:style-name="ce14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0" table:formula="of:=IFERROR([.F14]/[.B14]*1000000;&quot;&quot;)" office:value-type="float" office:value="6704.98084291188" calcext:value-type="float">
            <text:p>6704.98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48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93" calcext:value-type="float">
            <text:p>2093</text:p>
          </table:table-cell>
          <table:table-cell table:style-name="ce148" table:formula="of:=IFERROR([.B15]/[.D15]*[.C15];&quot;&quot;)" office:value-type="float" office:value="8.34782608695652" calcext:value-type="float">
            <text:p>8.3478</text:p>
          </table:table-cell>
          <table:table-cell table:style-name="ce148" table:formula="of:=IFERROR([.E15]*(1000/[.$B$3]);&quot;&quot;)" office:value-type="float" office:value="16.695652173913" calcext:value-type="float">
            <text:p>16.6957</text:p>
          </table:table-cell>
          <table:table-cell table:style-name="ce14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0" table:formula="of:=IFERROR([.F15]/[.B15]*1000000;&quot;&quot;)" office:value-type="float" office:value="6688.96321070234" calcext:value-type="float">
            <text:p>6688.963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30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6]/[.D16]*[.C16];&quot;&quot;)" office:value-type="float" office:value="8.41618497109827" calcext:value-type="float">
            <text:p>8.4162</text:p>
          </table:table-cell>
          <table:table-cell table:style-name="ce148" table:formula="of:=IFERROR([.E16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0" table:formula="of:=IFERROR([.F16]/[.B16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30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2" calcext:value-type="float">
            <text:p>2072</text:p>
          </table:table-cell>
          <table:table-cell table:style-name="ce148" table:formula="of:=IFERROR([.B17]/[.D17]*[.C17];&quot;&quot;)" office:value-type="float" office:value="8.43243243243243" calcext:value-type="float">
            <text:p>8.4324</text:p>
          </table:table-cell>
          <table:table-cell table:style-name="ce148" table:formula="of:=IFERROR([.E17]*(1000/[.$B$3]);&quot;&quot;)" office:value-type="float" office:value="16.8648648648649" calcext:value-type="float">
            <text:p>16.8649</text:p>
          </table:table-cell>
          <table:table-cell table:style-name="ce14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0" table:formula="of:=IFERROR([.F17]/[.B17]*1000000;&quot;&quot;)" office:value-type="float" office:value="6756.75675675676" calcext:value-type="float">
            <text:p>6756.75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2 4:3 24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8]/[.D18]*[.C18];&quot;&quot;)" office:value-type="float" office:value="8.41618497109827" calcext:value-type="float">
            <text:p>8.4162</text:p>
          </table:table-cell>
          <table:table-cell table:style-name="ce148" table:formula="of:=IFERROR([.E18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0" table:formula="of:=IFERROR([.F18]/[.B18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3.3k APS-C 4:2:0 4:3 24p</text:p>
          </table:table-cell>
          <table:table-cell table:style-name="ce140" office:value-type="float" office:value="2496" calcext:value-type="float">
            <text:p>249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2076" calcext:value-type="float">
            <text:p>2076</text:p>
          </table:table-cell>
          <table:table-cell table:style-name="ce148" table:formula="of:=IFERROR([.B19]/[.D19]*[.C19];&quot;&quot;)" office:value-type="float" office:value="8.41618497109827" calcext:value-type="float">
            <text:p>8.4162</text:p>
          </table:table-cell>
          <table:table-cell table:style-name="ce148" table:formula="of:=IFERROR([.E19]*(1000/[.$B$3]);&quot;&quot;)" office:value-type="float" office:value="16.8323699421965" calcext:value-type="float">
            <text:p>16.8324</text:p>
          </table:table-cell>
          <table:table-cell table:style-name="ce14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0" table:formula="of:=IFERROR([.F19]/[.B19]*1000000;&quot;&quot;)" office:value-type="float" office:value="6743.73795761079" calcext:value-type="float">
            <text:p>6743.73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2 17:9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1" calcext:value-type="float">
            <text:p>1881</text:p>
          </table:table-cell>
          <table:table-cell table:style-name="ce148" table:formula="of:=IFERROR([.B20]/[.D20]*[.C20];&quot;&quot;)" office:value-type="float" office:value="6.88995215311005" calcext:value-type="float">
            <text:p>6.8900</text:p>
          </table:table-cell>
          <table:table-cell table:style-name="ce148" table:formula="of:=IFERROR([.E20]*(1000/[.$B$3]);&quot;&quot;)" office:value-type="float" office:value="13.7799043062201" calcext:value-type="float">
            <text:p>13.7799</text:p>
          </table:table-cell>
          <table:table-cell table:style-name="ce14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0" table:formula="of:=IFERROR([.F20]/[.B20]*1000000;&quot;&quot;)" office:value-type="float" office:value="6379.58532695375" calcext:value-type="float">
            <text:p>6379.58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0 17:9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7" calcext:value-type="float">
            <text:p>1887</text:p>
          </table:table-cell>
          <table:table-cell table:style-name="ce148" table:formula="of:=IFERROR([.B21]/[.D21]*[.C21];&quot;&quot;)" office:value-type="float" office:value="6.86804451510334" calcext:value-type="float">
            <text:p>6.8680</text:p>
          </table:table-cell>
          <table:table-cell table:style-name="ce148" table:formula="of:=IFERROR([.E21]*(1000/[.$B$3]);&quot;&quot;)" office:value-type="float" office:value="13.7360890302067" calcext:value-type="float">
            <text:p>13.7361</text:p>
          </table:table-cell>
          <table:table-cell table:style-name="ce14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0" table:formula="of:=IFERROR([.F21]/[.B21]*1000000;&quot;&quot;)" office:value-type="float" office:value="6359.30047694754" calcext:value-type="float">
            <text:p>6359.30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2 17:9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22]/[.D22]*[.C22];&quot;&quot;)" office:value-type="float" office:value="6.90095846645368" calcext:value-type="float">
            <text:p>6.9010</text:p>
          </table:table-cell>
          <table:table-cell table:style-name="ce148" table:formula="of:=IFERROR([.E22]*(1000/[.$B$3]);&quot;&quot;)" office:value-type="float" office:value="13.8019169329074" calcext:value-type="float">
            <text:p>13.8019</text:p>
          </table:table-cell>
          <table:table-cell table:style-name="ce14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0" table:formula="of:=IFERROR([.F22]/[.B22]*1000000;&quot;&quot;)" office:value-type="float" office:value="6389.77635782748" calcext:value-type="float">
            <text:p>6389.77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APS-C 4:2:0 17:9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78" calcext:value-type="float">
            <text:p>1878</text:p>
          </table:table-cell>
          <table:table-cell table:style-name="ce148" table:formula="of:=IFERROR([.B23]/[.D23]*[.C23];&quot;&quot;)" office:value-type="float" office:value="6.90095846645368" calcext:value-type="float">
            <text:p>6.9010</text:p>
          </table:table-cell>
          <table:table-cell table:style-name="ce148" table:formula="of:=IFERROR([.E23]*(1000/[.$B$3]);&quot;&quot;)" office:value-type="float" office:value="13.8019169329074" calcext:value-type="float">
            <text:p>13.8019</text:p>
          </table:table-cell>
          <table:table-cell table:style-name="ce14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0" table:formula="of:=IFERROR([.F23]/[.B23]*1000000;&quot;&quot;)" office:value-type="float" office:value="6389.77635782748" calcext:value-type="float">
            <text:p>6389.77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2 17:9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35" calcext:value-type="float">
            <text:p>1935</text:p>
          </table:table-cell>
          <table:table-cell table:style-name="ce148" table:formula="of:=IFERROR([.B24]/[.D24]*[.C24];&quot;&quot;)" office:value-type="float" office:value="10.046511627907" calcext:value-type="float">
            <text:p>10.0465</text:p>
          </table:table-cell>
          <table:table-cell table:style-name="ce148" table:formula="of:=IFERROR([.E24]*(1000/[.$B$3]);&quot;&quot;)" office:value-type="float" office:value="20.093023255814" calcext:value-type="float">
            <text:p>20.0930</text:p>
          </table:table-cell>
          <table:table-cell table:style-name="ce14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0" table:formula="of:=IFERROR([.F24]/[.B24]*1000000;&quot;&quot;)" office:value-type="float" office:value="9302.32558139535" calcext:value-type="float">
            <text:p>9302.32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0 17:9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25]/[.D25]*[.C25];&quot;&quot;)" office:value-type="float" office:value="10.015455950541" calcext:value-type="float">
            <text:p>10.0155</text:p>
          </table:table-cell>
          <table:table-cell table:style-name="ce148" table:formula="of:=IFERROR([.E25]*(1000/[.$B$3]);&quot;&quot;)" office:value-type="float" office:value="20.0309119010819" calcext:value-type="float">
            <text:p>20.0309</text:p>
          </table:table-cell>
          <table:table-cell table:style-name="ce14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0" table:formula="of:=IFERROR([.F25]/[.B25]*1000000;&quot;&quot;)" office:value-type="float" office:value="9273.57032457496" calcext:value-type="float">
            <text:p>9273.570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2 17:9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37" calcext:value-type="float">
            <text:p>1937</text:p>
          </table:table-cell>
          <table:table-cell table:style-name="ce148" table:formula="of:=IFERROR([.B26]/[.D26]*[.C26];&quot;&quot;)" office:value-type="float" office:value="10.036138358286" calcext:value-type="float">
            <text:p>10.0361</text:p>
          </table:table-cell>
          <table:table-cell table:style-name="ce148" table:formula="of:=IFERROR([.E26]*(1000/[.$B$3]);&quot;&quot;)" office:value-type="float" office:value="20.072276716572" calcext:value-type="float">
            <text:p>20.0723</text:p>
          </table:table-cell>
          <table:table-cell table:style-name="ce14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0" table:formula="of:=IFERROR([.F26]/[.B26]*1000000;&quot;&quot;)" office:value-type="float" office:value="9292.72070211667" calcext:value-type="float">
            <text:p>9292.72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4K FF 4:2:0 17:9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926" calcext:value-type="float">
            <text:p>1926</text:p>
          </table:table-cell>
          <table:table-cell table:style-name="ce148" table:formula="of:=IFERROR([.B27]/[.D27]*[.C27];&quot;&quot;)" office:value-type="float" office:value="10.0934579439252" calcext:value-type="float">
            <text:p>10.0935</text:p>
          </table:table-cell>
          <table:table-cell table:style-name="ce148" table:formula="of:=IFERROR([.E27]*(1000/[.$B$3]);&quot;&quot;)" office:value-type="float" office:value="20.1869158878505" calcext:value-type="float">
            <text:p>20.1869</text:p>
          </table:table-cell>
          <table:table-cell table:style-name="ce14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0" table:formula="of:=IFERROR([.F27]/[.B27]*1000000;&quot;&quot;)" office:value-type="float" office:value="9345.79439252336" calcext:value-type="float">
            <text:p>9345.79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2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28]/[.D28]*[.C28];&quot;&quot;)" office:value-type="float" office:value="7.12087912087912" calcext:value-type="float">
            <text:p>7.1209</text:p>
          </table:table-cell>
          <table:table-cell table:style-name="ce148" table:formula="of:=IFERROR([.E28]*(1000/[.$B$3]);&quot;&quot;)" office:value-type="float" office:value="14.2417582417582" calcext:value-type="float">
            <text:p>14.2418</text:p>
          </table:table-cell>
          <table:table-cell table:style-name="ce14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0" table:formula="of:=IFERROR([.F28]/[.B28]*1000000;&quot;&quot;)" office:value-type="float" office:value="6593.40659340659" calcext:value-type="float">
            <text:p>6593.40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00" calcext:value-type="float">
            <text:p>1800</text:p>
          </table:table-cell>
          <table:table-cell table:style-name="ce148" table:formula="of:=IFERROR([.B29]/[.D29]*[.C29];&quot;&quot;)" office:value-type="float" office:value="7.2" calcext:value-type="float">
            <text:p>7.2000</text:p>
          </table:table-cell>
          <table:table-cell table:style-name="ce148" table:formula="of:=IFERROR([.E29]*(1000/[.$B$3]);&quot;&quot;)" office:value-type="float" office:value="14.4" calcext:value-type="float">
            <text:p>14.4000</text:p>
          </table:table-cell>
          <table:table-cell table:style-name="ce14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0" table:formula="of:=IFERROR([.F29]/[.B29]*1000000;&quot;&quot;)" office:value-type="float" office:value="6666.66666666667" calcext:value-type="float">
            <text:p>6666.66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2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12" calcext:value-type="float">
            <text:p>1812</text:p>
          </table:table-cell>
          <table:table-cell table:style-name="ce148" table:formula="of:=IFERROR([.B30]/[.D30]*[.C30];&quot;&quot;)" office:value-type="float" office:value="7.1523178807947" calcext:value-type="float">
            <text:p>7.1523</text:p>
          </table:table-cell>
          <table:table-cell table:style-name="ce148" table:formula="of:=IFERROR([.E30]*(1000/[.$B$3]);&quot;&quot;)" office:value-type="float" office:value="14.3046357615894" calcext:value-type="float">
            <text:p>14.3046</text:p>
          </table:table-cell>
          <table:table-cell table:style-name="ce14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0" table:formula="of:=IFERROR([.F30]/[.B30]*1000000;&quot;&quot;)" office:value-type="float" office:value="6622.51655629139" calcext:value-type="float">
            <text:p>6622.516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APS-C 4:2:0 48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4" calcext:value-type="float">
            <text:p>1824</text:p>
          </table:table-cell>
          <table:table-cell table:style-name="ce148" table:formula="of:=IFERROR([.B31]/[.D31]*[.C31];&quot;&quot;)" office:value-type="float" office:value="7.10526315789474" calcext:value-type="float">
            <text:p>7.1053</text:p>
          </table:table-cell>
          <table:table-cell table:style-name="ce148" table:formula="of:=IFERROR([.E31]*(1000/[.$B$3]);&quot;&quot;)" office:value-type="float" office:value="14.2105263157895" calcext:value-type="float">
            <text:p>14.2105</text:p>
          </table:table-cell>
          <table:table-cell table:style-name="ce14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0" table:formula="of:=IFERROR([.F31]/[.B31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10" calcext:value-type="float">
            <text:p>1810</text:p>
          </table:table-cell>
          <table:table-cell table:style-name="ce148" table:formula="of:=IFERROR([.B32]/[.D32]*[.C32];&quot;&quot;)" office:value-type="float" office:value="10.7403314917127" calcext:value-type="float">
            <text:p>10.7403</text:p>
          </table:table-cell>
          <table:table-cell table:style-name="ce148" table:formula="of:=IFERROR([.E32]*(1000/[.$B$3]);&quot;&quot;)" office:value-type="float" office:value="21.4806629834254" calcext:value-type="float">
            <text:p>21.4807</text:p>
          </table:table-cell>
          <table:table-cell table:style-name="ce14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0" table:formula="of:=IFERROR([.F32]/[.B32]*1000000;&quot;&quot;)" office:value-type="float" office:value="9944.75138121547" calcext:value-type="float">
            <text:p>9944.75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0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33]/[.D33]*[.C33];&quot;&quot;)" office:value-type="float" office:value="10.6813186813187" calcext:value-type="float">
            <text:p>10.6813</text:p>
          </table:table-cell>
          <table:table-cell table:style-name="ce148" table:formula="of:=IFERROR([.E33]*(1000/[.$B$3]);&quot;&quot;)" office:value-type="float" office:value="21.3626373626374" calcext:value-type="float">
            <text:p>21.3626</text:p>
          </table:table-cell>
          <table:table-cell table:style-name="ce14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0" table:formula="of:=IFERROR([.F33]/[.B33]*1000000;&quot;&quot;)" office:value-type="float" office:value="9890.10989010989" calcext:value-type="float">
            <text:p>9890.10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37" calcext:value-type="float">
            <text:p>1837</text:p>
          </table:table-cell>
          <table:table-cell table:style-name="ce148" table:formula="of:=IFERROR([.B34]/[.D34]*[.C34];&quot;&quot;)" office:value-type="float" office:value="10.5824714207948" calcext:value-type="float">
            <text:p>10.5825</text:p>
          </table:table-cell>
          <table:table-cell table:style-name="ce148" table:formula="of:=IFERROR([.E34]*(1000/[.$B$3]);&quot;&quot;)" office:value-type="float" office:value="21.1649428415895" calcext:value-type="float">
            <text:p>21.1649</text:p>
          </table:table-cell>
          <table:table-cell table:style-name="ce14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0" table:formula="of:=IFERROR([.F34]/[.B34]*1000000;&quot;&quot;)" office:value-type="float" office:value="9798.58464888405" calcext:value-type="float">
            <text:p>9798.58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7" calcext:value-type="float">
            <text:p>1827</text:p>
          </table:table-cell>
          <table:table-cell table:style-name="ce148" table:formula="of:=IFERROR([.B35]/[.D35]*[.C35];&quot;&quot;)" office:value-type="float" office:value="10.64039408867" calcext:value-type="float">
            <text:p>10.6404</text:p>
          </table:table-cell>
          <table:table-cell table:style-name="ce148" table:formula="of:=IFERROR([.E35]*(1000/[.$B$3]);&quot;&quot;)" office:value-type="float" office:value="21.2807881773399" calcext:value-type="float">
            <text:p>21.2808</text:p>
          </table:table-cell>
          <table:table-cell table:style-name="ce14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0" table:formula="of:=IFERROR([.F35]/[.B35]*1000000;&quot;&quot;)" office:value-type="float" office:value="9852.21674876848" calcext:value-type="float">
            <text:p>9852.216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4" calcext:value-type="float">
            <text:p>824</text:p>
          </table:table-cell>
          <table:table-cell table:style-name="ce148" table:formula="of:=IFERROR([.B36]/[.D36]*[.C36];&quot;&quot;)" office:value-type="float" office:value="2.62135922330097" calcext:value-type="float">
            <text:p>2.6214</text:p>
          </table:table-cell>
          <table:table-cell table:style-name="ce148" table:formula="of:=IFERROR([.E36]*(1000/[.$B$3]);&quot;&quot;)" office:value-type="float" office:value="5.24271844660194" calcext:value-type="float">
            <text:p>5.2427</text:p>
          </table:table-cell>
          <table:table-cell table:style-name="ce14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0" table:formula="of:=IFERROR([.F36]/[.B36]*1000000;&quot;&quot;)" office:value-type="float" office:value="4854.36893203884" calcext:value-type="float">
            <text:p>4854.36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8" calcext:value-type="float">
            <text:p>828</text:p>
          </table:table-cell>
          <table:table-cell table:style-name="ce148" table:formula="of:=IFERROR([.B37]/[.D37]*[.C37];&quot;&quot;)" office:value-type="float" office:value="2.60869565217391" calcext:value-type="float">
            <text:p>2.6087</text:p>
          </table:table-cell>
          <table:table-cell table:style-name="ce148" table:formula="of:=IFERROR([.E37]*(1000/[.$B$3]);&quot;&quot;)" office:value-type="float" office:value="5.21739130434783" calcext:value-type="float">
            <text:p>5.2174</text:p>
          </table:table-cell>
          <table:table-cell table:style-name="ce14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0" table:formula="of:=IFERROR([.F37]/[.B37]*1000000;&quot;&quot;)" office:value-type="float" office:value="4830.91787439613" calcext:value-type="float">
            <text:p>4830.917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38]/[.D38]*[.C38];&quot;&quot;)" office:value-type="float" office:value="5.33992583436341" calcext:value-type="float">
            <text:p>5.3399</text:p>
          </table:table-cell>
          <table:table-cell table:style-name="ce148" table:formula="of:=IFERROR([.E38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0" table:formula="of:=IFERROR([.F38]/[.B38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1" calcext:value-type="float">
            <text:p>811</text:p>
          </table:table-cell>
          <table:table-cell table:style-name="ce148" table:formula="of:=IFERROR([.B39]/[.D39]*[.C39];&quot;&quot;)" office:value-type="float" office:value="5.32675709001233" calcext:value-type="float">
            <text:p>5.3268</text:p>
          </table:table-cell>
          <table:table-cell table:style-name="ce148" table:formula="of:=IFERROR([.E39]*(1000/[.$B$3]);&quot;&quot;)" office:value-type="float" office:value="10.6535141800247" calcext:value-type="float">
            <text:p>10.6535</text:p>
          </table:table-cell>
          <table:table-cell table:style-name="ce14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0" table:formula="of:=IFERROR([.F39]/[.B39]*1000000;&quot;&quot;)" office:value-type="float" office:value="9864.36498150432" calcext:value-type="float">
            <text:p>9864.3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48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40]/[.D40]*[.C40];&quot;&quot;)" office:value-type="float" office:value="5.35980148883375" calcext:value-type="float">
            <text:p>5.3598</text:p>
          </table:table-cell>
          <table:table-cell table:style-name="ce148" table:formula="of:=IFERROR([.E40]*(1000/[.$B$3]);&quot;&quot;)" office:value-type="float" office:value="10.7196029776675" calcext:value-type="float">
            <text:p>10.7196</text:p>
          </table:table-cell>
          <table:table-cell table:style-name="ce14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0" table:formula="of:=IFERROR([.F40]/[.B40]*1000000;&quot;&quot;)" office:value-type="float" office:value="9925.55831265509" calcext:value-type="float">
            <text:p>9925.55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48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41]/[.D41]*[.C41];&quot;&quot;)" office:value-type="float" office:value="5.33992583436341" calcext:value-type="float">
            <text:p>5.3399</text:p>
          </table:table-cell>
          <table:table-cell table:style-name="ce148" table:formula="of:=IFERROR([.E41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0" table:formula="of:=IFERROR([.F41]/[.B41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5" calcext:value-type="float">
            <text:p>905</text:p>
          </table:table-cell>
          <table:table-cell table:style-name="ce148" table:formula="of:=IFERROR([.B42]/[.D42]*[.C42];&quot;&quot;)" office:value-type="float" office:value="10.7403314917127" calcext:value-type="float">
            <text:p>10.7403</text:p>
          </table:table-cell>
          <table:table-cell table:style-name="ce148" table:formula="of:=IFERROR([.E42]*(1000/[.$B$3]);&quot;&quot;)" office:value-type="float" office:value="21.4806629834254" calcext:value-type="float">
            <text:p>21.4807</text:p>
          </table:table-cell>
          <table:table-cell table:style-name="ce14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0" table:formula="of:=IFERROR([.F42]/[.B42]*1000000;&quot;&quot;)" office:value-type="float" office:value="19889.5027624309" calcext:value-type="float">
            <text:p>19889.50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8" calcext:value-type="float">
            <text:p>908</text:p>
          </table:table-cell>
          <table:table-cell table:style-name="ce148" table:formula="of:=IFERROR([.B43]/[.D43]*[.C43];&quot;&quot;)" office:value-type="float" office:value="10.704845814978" calcext:value-type="float">
            <text:p>10.7048</text:p>
          </table:table-cell>
          <table:table-cell table:style-name="ce148" table:formula="of:=IFERROR([.E43]*(1000/[.$B$3]);&quot;&quot;)" office:value-type="float" office:value="21.4096916299559" calcext:value-type="float">
            <text:p>21.4097</text:p>
          </table:table-cell>
          <table:table-cell table:style-name="ce14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0" table:formula="of:=IFERROR([.F43]/[.B43]*1000000;&quot;&quot;)" office:value-type="float" office:value="19823.7885462555" calcext:value-type="float">
            <text:p>19823.788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7" calcext:value-type="float">
            <text:p>907</text:p>
          </table:table-cell>
          <table:table-cell table:style-name="ce148" table:formula="of:=IFERROR([.B44]/[.D44]*[.C44];&quot;&quot;)" office:value-type="float" office:value="10.7166482910695" calcext:value-type="float">
            <text:p>10.7166</text:p>
          </table:table-cell>
          <table:table-cell table:style-name="ce148" table:formula="of:=IFERROR([.E44]*(1000/[.$B$3]);&quot;&quot;)" office:value-type="float" office:value="21.4332965821389" calcext:value-type="float">
            <text:p>21.4333</text:p>
          </table:table-cell>
          <table:table-cell table:style-name="ce14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0" table:formula="of:=IFERROR([.F44]/[.B44]*1000000;&quot;&quot;)" office:value-type="float" office:value="19845.644983462" calcext:value-type="float">
            <text:p>19845.6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904" calcext:value-type="float">
            <text:p>904</text:p>
          </table:table-cell>
          <table:table-cell table:style-name="ce148" table:formula="of:=IFERROR([.B45]/[.D45]*[.C45];&quot;&quot;)" office:value-type="float" office:value="10.7522123893805" calcext:value-type="float">
            <text:p>10.7522</text:p>
          </table:table-cell>
          <table:table-cell table:style-name="ce148" table:formula="of:=IFERROR([.E45]*(1000/[.$B$3]);&quot;&quot;)" office:value-type="float" office:value="21.5044247787611" calcext:value-type="float">
            <text:p>21.5044</text:p>
          </table:table-cell>
          <table:table-cell table:style-name="ce14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0" table:formula="of:=IFERROR([.F45]/[.B45]*1000000;&quot;&quot;)" office:value-type="float" office:value="19911.5044247788" calcext:value-type="float">
            <text:p>19911.50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933" calcext:value-type="float">
            <text:p>933</text:p>
          </table:table-cell>
          <table:table-cell table:style-name="ce148" table:formula="of:=IFERROR([.B46]/[.D46]*[.C46];&quot;&quot;)" office:value-type="float" office:value="2.31511254019293" calcext:value-type="float">
            <text:p>2.3151</text:p>
          </table:table-cell>
          <table:table-cell table:style-name="ce148" table:formula="of:=IFERROR([.E46]*(1000/[.$B$3]);&quot;&quot;)" office:value-type="float" office:value="4.63022508038585" calcext:value-type="float">
            <text:p>4.6302</text:p>
          </table:table-cell>
          <table:table-cell table:style-name="ce14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0" table:formula="of:=IFERROR([.F46]/[.B46]*1000000;&quot;&quot;)" office:value-type="float" office:value="4287.24544480172" calcext:value-type="float">
            <text:p>4287.24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5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33" calcext:value-type="float">
            <text:p>833</text:p>
          </table:table-cell>
          <table:table-cell table:style-name="ce148" table:formula="of:=IFERROR([.B47]/[.D47]*[.C47];&quot;&quot;)" office:value-type="float" office:value="2.59303721488595" calcext:value-type="float">
            <text:p>2.5930</text:p>
          </table:table-cell>
          <table:table-cell table:style-name="ce148" table:formula="of:=IFERROR([.E47]*(1000/[.$B$3]);&quot;&quot;)" office:value-type="float" office:value="5.18607442977191" calcext:value-type="float">
            <text:p>5.1861</text:p>
          </table:table-cell>
          <table:table-cell table:style-name="ce14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0" table:formula="of:=IFERROR([.F47]/[.B47]*1000000;&quot;&quot;)" office:value-type="float" office:value="4801.92076830732" calcext:value-type="float">
            <text:p>4801.92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25" calcext:value-type="float">
            <text:p>825</text:p>
          </table:table-cell>
          <table:table-cell table:style-name="ce148" table:formula="of:=IFERROR([.B48]/[.D48]*[.C48];&quot;&quot;)" office:value-type="float" office:value="2.61818181818182" calcext:value-type="float">
            <text:p>2.6182</text:p>
          </table:table-cell>
          <table:table-cell table:style-name="ce148" table:formula="of:=IFERROR([.E48]*(1000/[.$B$3]);&quot;&quot;)" office:value-type="float" office:value="5.23636363636364" calcext:value-type="float">
            <text:p>5.2364</text:p>
          </table:table-cell>
          <table:table-cell table:style-name="ce14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0" table:formula="of:=IFERROR([.F48]/[.B48]*1000000;&quot;&quot;)" office:value-type="float" office:value="4848.48484848485" calcext:value-type="float">
            <text:p>4848.484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0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73" calcext:value-type="float">
            <text:p>773</text:p>
          </table:table-cell>
          <table:table-cell table:style-name="ce148" table:formula="of:=IFERROR([.B49]/[.D49]*[.C49];&quot;&quot;)" office:value-type="float" office:value="2.79430789133247" calcext:value-type="float">
            <text:p>2.7943</text:p>
          </table:table-cell>
          <table:table-cell table:style-name="ce148" table:formula="of:=IFERROR([.E49]*(1000/[.$B$3]);&quot;&quot;)" office:value-type="float" office:value="5.58861578266494" calcext:value-type="float">
            <text:p>5.5886</text:p>
          </table:table-cell>
          <table:table-cell table:style-name="ce14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0" table:formula="of:=IFERROR([.F49]/[.B49]*1000000;&quot;&quot;)" office:value-type="float" office:value="5174.64424320828" calcext:value-type="float">
            <text:p>5174.64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931" calcext:value-type="float">
            <text:p>931</text:p>
          </table:table-cell>
          <table:table-cell table:style-name="ce148" table:formula="of:=IFERROR([.B50]/[.D50]*[.C50];&quot;&quot;)" office:value-type="float" office:value="5.80021482277121" calcext:value-type="float">
            <text:p>5.8002</text:p>
          </table:table-cell>
          <table:table-cell table:style-name="ce148" table:formula="of:=IFERROR([.E50]*(1000/[.$B$3]);&quot;&quot;)" office:value-type="float" office:value="11.6004296455424" calcext:value-type="float">
            <text:p>11.6004</text:p>
          </table:table-cell>
          <table:table-cell table:style-name="ce14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0" table:formula="of:=IFERROR([.F50]/[.B50]*1000000;&quot;&quot;)" office:value-type="float" office:value="10741.1385606874" calcext:value-type="float">
            <text:p>10741.13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15" calcext:value-type="float">
            <text:p>815</text:p>
          </table:table-cell>
          <table:table-cell table:style-name="ce148" table:formula="of:=IFERROR([.B51]/[.D51]*[.C51];&quot;&quot;)" office:value-type="float" office:value="5.30061349693252" calcext:value-type="float">
            <text:p>5.3006</text:p>
          </table:table-cell>
          <table:table-cell table:style-name="ce148" table:formula="of:=IFERROR([.E51]*(1000/[.$B$3]);&quot;&quot;)" office:value-type="float" office:value="10.601226993865" calcext:value-type="float">
            <text:p>10.6012</text:p>
          </table:table-cell>
          <table:table-cell table:style-name="ce14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0" table:formula="of:=IFERROR([.F51]/[.B51]*1000000;&quot;&quot;)" office:value-type="float" office:value="9815.9509202454" calcext:value-type="float">
            <text:p>9815.95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5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52]/[.D52]*[.C52];&quot;&quot;)" office:value-type="float" office:value="5.33992583436341" calcext:value-type="float">
            <text:p>5.3399</text:p>
          </table:table-cell>
          <table:table-cell table:style-name="ce148" table:formula="of:=IFERROR([.E52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0" table:formula="of:=IFERROR([.F52]/[.B52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:2:0 1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809" calcext:value-type="float">
            <text:p>809</text:p>
          </table:table-cell>
          <table:table-cell table:style-name="ce148" table:formula="of:=IFERROR([.B53]/[.D53]*[.C53];&quot;&quot;)" office:value-type="float" office:value="5.33992583436341" calcext:value-type="float">
            <text:p>5.3399</text:p>
          </table:table-cell>
          <table:table-cell table:style-name="ce148" table:formula="of:=IFERROR([.E53]*(1000/[.$B$3]);&quot;&quot;)" office:value-type="float" office:value="10.6798516687268" calcext:value-type="float">
            <text:p>10.6799</text:p>
          </table:table-cell>
          <table:table-cell table:style-name="ce14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0" table:formula="of:=IFERROR([.F53]/[.B53]*1000000;&quot;&quot;)" office:value-type="float" office:value="9888.75154511743" calcext:value-type="float">
            <text:p>9888.75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Full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820" calcext:value-type="float">
            <text:p>1820</text:p>
          </table:table-cell>
          <table:table-cell table:style-name="ce148" table:formula="of:=IFERROR([.B54]/[.D54]*[.C54];&quot;&quot;)" office:value-type="float" office:value="10.6813186813187" calcext:value-type="float">
            <text:p>10.6813</text:p>
          </table:table-cell>
          <table:table-cell table:style-name="ce148" table:formula="of:=IFERROR([.E54]*(1000/[.$B$3]);&quot;&quot;)" office:value-type="float" office:value="21.3626373626374" calcext:value-type="float">
            <text:p>21.3626</text:p>
          </table:table-cell>
          <table:table-cell table:style-name="ce14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0" table:formula="of:=IFERROR([.F54]/[.B54]*1000000;&quot;&quot;)" office:value-type="float" office:value="9890.10989010989" calcext:value-type="float">
            <text:p>9890.10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APS-C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26" calcext:value-type="float">
            <text:p>1826</text:p>
          </table:table-cell>
          <table:table-cell table:style-name="ce148" table:formula="of:=IFERROR([.B55]/[.D55]*[.C55];&quot;&quot;)" office:value-type="float" office:value="7.09748083242059" calcext:value-type="float">
            <text:p>7.0975</text:p>
          </table:table-cell>
          <table:table-cell table:style-name="ce148" table:formula="of:=IFERROR([.E55]*(1000/[.$B$3]);&quot;&quot;)" office:value-type="float" office:value="14.1949616648412" calcext:value-type="float">
            <text:p>14.1950</text:p>
          </table:table-cell>
          <table:table-cell table:style-name="ce14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0" table:formula="of:=IFERROR([.F55]/[.B55]*1000000;&quot;&quot;)" office:value-type="float" office:value="6571.74151150055" calcext:value-type="float">
            <text:p>6571.7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FF 4:2:2 30p 1:1 Readout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886" calcext:value-type="float">
            <text:p>1886</text:p>
          </table:table-cell>
          <table:table-cell table:style-name="ce148" table:formula="of:=IFERROR([.B56]/[.D56]*[.C56];&quot;&quot;)" office:value-type="float" office:value="6.87168610816543" calcext:value-type="float">
            <text:p>6.8717</text:p>
          </table:table-cell>
          <table:table-cell table:style-name="ce148" table:formula="of:=IFERROR([.E56]*(1000/[.$B$3]);&quot;&quot;)" office:value-type="float" office:value="13.7433722163309" calcext:value-type="float">
            <text:p>13.7434</text:p>
          </table:table-cell>
          <table:table-cell table:style-name="ce14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0" table:formula="of:=IFERROR([.F56]/[.B56]*1000000;&quot;&quot;)" office:value-type="float" office:value="6362.6723223754" calcext:value-type="float">
            <text:p>6362.67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128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45" calcext:value-type="float">
            <text:p>2945</text:p>
          </table:table-cell>
          <table:table-cell table:style-name="ce148" table:formula="of:=IFERROR([.B6]/[.D6]*[.C6];&quot;&quot;)" office:value-type="float" office:value="1.95585738539898" calcext:value-type="float">
            <text:p>1.9559</text:p>
          </table:table-cell>
          <table:table-cell table:style-name="ce148" table:formula="of:=IFERROR([.E6]*(1000/[.$B$3]);&quot;&quot;)" office:value-type="float" office:value="3.91171477079796" calcext:value-type="float">
            <text:p>3.9117</text:p>
          </table:table-cell>
          <table:table-cell table:style-name="ce14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0" table:formula="of:=IFERROR([.F6]/[.B6]*1000000;&quot;&quot;)" office:value-type="float" office:value="679.11714770798" calcext:value-type="float">
            <text:p>679.117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16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65" calcext:value-type="float">
            <text:p>2965</text:p>
          </table:table-cell>
          <table:table-cell table:style-name="ce148" table:formula="of:=IFERROR([.B7]/[.D7]*[.C7];&quot;&quot;)" office:value-type="float" office:value="1.94266441821248" calcext:value-type="float">
            <text:p>1.9427</text:p>
          </table:table-cell>
          <table:table-cell table:style-name="ce148" table:formula="of:=IFERROR([.E7]*(1000/[.$B$3]);&quot;&quot;)" office:value-type="float" office:value="3.88532883642496" calcext:value-type="float">
            <text:p>3.8853</text:p>
          </table:table-cell>
          <table:table-cell table:style-name="ce14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0" table:formula="of:=IFERROR([.F7]/[.B7]*1000000;&quot;&quot;)" office:value-type="float" office:value="674.536256323777" calcext:value-type="float">
            <text:p>674.53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ISO 32000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3" calcext:value-type="float">
            <text:p>2953</text:p>
          </table:table-cell>
          <table:table-cell table:style-name="ce148" table:formula="of:=IFERROR([.B8]/[.D8]*[.C8];&quot;&quot;)" office:value-type="float" office:value="1.95055875380969" calcext:value-type="float">
            <text:p>1.9506</text:p>
          </table:table-cell>
          <table:table-cell table:style-name="ce148" table:formula="of:=IFERROR([.E8]*(1000/[.$B$3]);&quot;&quot;)" office:value-type="float" office:value="3.90111750761937" calcext:value-type="float">
            <text:p>3.9011</text:p>
          </table:table-cell>
          <table:table-cell table:style-name="ce14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0" table:formula="of:=IFERROR([.F8]/[.B8]*1000000;&quot;&quot;)" office:value-type="float" office:value="677.277345072807" calcext:value-type="float">
            <text:p>677.27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 5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9" calcext:value-type="float">
            <text:p>2959</text:p>
          </table:table-cell>
          <table:table-cell table:style-name="ce148" table:formula="of:=IFERROR([.B9]/[.D9]*[.C9];&quot;&quot;)" office:value-type="float" office:value="1.94660358229131" calcext:value-type="float">
            <text:p>1.9466</text:p>
          </table:table-cell>
          <table:table-cell table:style-name="ce148" table:formula="of:=IFERROR([.E9]*(1000/[.$B$3]);&quot;&quot;)" office:value-type="float" office:value="3.89320716458263" calcext:value-type="float">
            <text:p>3.8932</text:p>
          </table:table-cell>
          <table:table-cell table:style-name="ce14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0" table:formula="of:=IFERROR([.F9]/[.B9]*1000000;&quot;&quot;)" office:value-type="float" office:value="675.904021628929" calcext:value-type="float">
            <text:p>675.90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5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48" calcext:value-type="float">
            <text:p>2948</text:p>
          </table:table-cell>
          <table:table-cell table:style-name="ce148" table:formula="of:=IFERROR([.B10]/[.D10]*[.C10];&quot;&quot;)" office:value-type="float" office:value="1.95386702849389" calcext:value-type="float">
            <text:p>1.9539</text:p>
          </table:table-cell>
          <table:table-cell table:style-name="ce148" table:formula="of:=IFERROR([.E10]*(1000/[.$B$3]);&quot;&quot;)" office:value-type="float" office:value="3.90773405698779" calcext:value-type="float">
            <text:p>3.9077</text:p>
          </table:table-cell>
          <table:table-cell table:style-name="ce14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0" table:formula="of:=IFERROR([.F10]/[.B10]*1000000;&quot;&quot;)" office:value-type="float" office:value="678.42605156038" calcext:value-type="float">
            <text:p>678.42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30fps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9" calcext:value-type="float">
            <text:p>2959</text:p>
          </table:table-cell>
          <table:table-cell table:style-name="ce148" table:formula="of:=IFERROR([.B11]/[.D11]*[.C11];&quot;&quot;)" office:value-type="float" office:value="1.94660358229131" calcext:value-type="float">
            <text:p>1.9466</text:p>
          </table:table-cell>
          <table:table-cell table:style-name="ce148" table:formula="of:=IFERROR([.E11]*(1000/[.$B$3]);&quot;&quot;)" office:value-type="float" office:value="3.89320716458263" calcext:value-type="float">
            <text:p>3.8932</text:p>
          </table:table-cell>
          <table:table-cell table:style-name="ce14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0" table:formula="of:=IFERROR([.F11]/[.B11]*1000000;&quot;&quot;)" office:value-type="float" office:value="675.904021628929" calcext:value-type="float">
            <text:p>675.90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760" calcext:value-type="float">
            <text:p>576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952" calcext:value-type="float">
            <text:p>2952</text:p>
          </table:table-cell>
          <table:table-cell table:style-name="ce148" table:formula="of:=IFERROR([.B12]/[.D12]*[.C12];&quot;&quot;)" office:value-type="float" office:value="1.95121951219512" calcext:value-type="float">
            <text:p>1.9512</text:p>
          </table:table-cell>
          <table:table-cell table:style-name="ce148" table:formula="of:=IFERROR([.E12]*(1000/[.$B$3]);&quot;&quot;)" office:value-type="float" office:value="3.90243902439024" calcext:value-type="float">
            <text:p>3.9024</text:p>
          </table:table-cell>
          <table:table-cell table:style-name="ce14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0" table:formula="of:=IFERROR([.F12]/[.B12]*1000000;&quot;&quot;)" office:value-type="float" office:value="677.506775067751" calcext:value-type="float">
            <text:p>677.50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2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5" calcext:value-type="float">
            <text:p>3365</text:p>
          </table:table-cell>
          <table:table-cell table:style-name="ce148" table:formula="of:=IFERROR([.B13]/[.D13]*[.C13];&quot;&quot;)" office:value-type="float" office:value="7.70282317979198" calcext:value-type="float">
            <text:p>7.7028</text:p>
          </table:table-cell>
          <table:table-cell table:style-name="ce148" table:formula="of:=IFERROR([.E13]*(1000/[.$B$3]);&quot;&quot;)" office:value-type="float" office:value="15.405646359584" calcext:value-type="float">
            <text:p>15.4056</text:p>
          </table:table-cell>
          <table:table-cell table:style-name="ce14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0" table:formula="of:=IFERROR([.F13]/[.B13]*1000000;&quot;&quot;)" office:value-type="float" office:value="3566.12184249629" calcext:value-type="float">
            <text:p>3566.1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0 30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4" calcext:value-type="float">
            <text:p>3364</text:p>
          </table:table-cell>
          <table:table-cell table:style-name="ce148" table:formula="of:=IFERROR([.B14]/[.D14]*[.C14];&quot;&quot;)" office:value-type="float" office:value="7.705112960761" calcext:value-type="float">
            <text:p>7.7051</text:p>
          </table:table-cell>
          <table:table-cell table:style-name="ce148" table:formula="of:=IFERROR([.E14]*(1000/[.$B$3]);&quot;&quot;)" office:value-type="float" office:value="15.410225921522" calcext:value-type="float">
            <text:p>15.4102</text:p>
          </table:table-cell>
          <table:table-cell table:style-name="ce14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0" table:formula="of:=IFERROR([.F14]/[.B14]*1000000;&quot;&quot;)" office:value-type="float" office:value="3567.18192627824" calcext:value-type="float">
            <text:p>3567.18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2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366" calcext:value-type="float">
            <text:p>3366</text:p>
          </table:table-cell>
          <table:table-cell table:style-name="ce148" table:formula="of:=IFERROR([.B15]/[.D15]*[.C15];&quot;&quot;)" office:value-type="float" office:value="7.70053475935829" calcext:value-type="float">
            <text:p>7.7005</text:p>
          </table:table-cell>
          <table:table-cell table:style-name="ce148" table:formula="of:=IFERROR([.E15]*(1000/[.$B$3]);&quot;&quot;)" office:value-type="float" office:value="15.4010695187166" calcext:value-type="float">
            <text:p>15.4011</text:p>
          </table:table-cell>
          <table:table-cell table:style-name="ce14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0" table:formula="of:=IFERROR([.F15]/[.B15]*1000000;&quot;&quot;)" office:value-type="float" office:value="3565.0623885918" calcext:value-type="float">
            <text:p>3565.06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10-bit 4:2:0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3920" calcext:value-type="float">
            <text:p>3920</text:p>
          </table:table-cell>
          <table:table-cell table:style-name="ce148" table:formula="of:=IFERROR([.B16]/[.D16]*[.C16];&quot;&quot;)" office:value-type="float" office:value="7.71428571428571" calcext:value-type="float">
            <text:p>7.7143</text:p>
          </table:table-cell>
          <table:table-cell table:style-name="ce148" table:formula="of:=IFERROR([.E16]*(1000/[.$B$3]);&quot;&quot;)" office:value-type="float" office:value="15.4285714285714" calcext:value-type="float">
            <text:p>15.4286</text:p>
          </table:table-cell>
          <table:table-cell table:style-name="ce14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0" table:formula="of:=IFERROR([.F16]/[.B16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20" calcext:value-type="float">
            <text:p>1420</text:p>
          </table:table-cell>
          <table:table-cell table:style-name="ce148" table:formula="of:=IFERROR([.B17]/[.D17]*[.C17];&quot;&quot;)" office:value-type="float" office:value="3.04225352112676" calcext:value-type="float">
            <text:p>3.0423</text:p>
          </table:table-cell>
          <table:table-cell table:style-name="ce148" table:formula="of:=IFERROR([.E17]*(1000/[.$B$3]);&quot;&quot;)" office:value-type="float" office:value="6.08450704225352" calcext:value-type="float">
            <text:p>6.0845</text:p>
          </table:table-cell>
          <table:table-cell table:style-name="ce14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0" table:formula="of:=IFERROR([.F17]/[.B17]*1000000;&quot;&quot;)" office:value-type="float" office:value="2816.9014084507" calcext:value-type="float">
            <text:p>2816.90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12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424" calcext:value-type="float">
            <text:p>1424</text:p>
          </table:table-cell>
          <table:table-cell table:style-name="ce148" table:formula="of:=IFERROR([.B18]/[.D18]*[.C18];&quot;&quot;)" office:value-type="float" office:value="3.03370786516854" calcext:value-type="float">
            <text:p>3.0337</text:p>
          </table:table-cell>
          <table:table-cell table:style-name="ce148" table:formula="of:=IFERROR([.E18]*(1000/[.$B$3]);&quot;&quot;)" office:value-type="float" office:value="6.06741573033708" calcext:value-type="float">
            <text:p>6.0674</text:p>
          </table:table-cell>
          <table:table-cell table:style-name="ce14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0" table:formula="of:=IFERROR([.F18]/[.B18]*1000000;&quot;&quot;)" office:value-type="float" office:value="2808.98876404494" calcext:value-type="float">
            <text:p>2808.988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2" calcext:value-type="float">
            <text:p>1612</text:p>
          </table:table-cell>
          <table:table-cell table:style-name="ce148" table:formula="of:=IFERROR([.B19]/[.D19]*[.C19];&quot;&quot;)" office:value-type="float" office:value="4.01985111662531" calcext:value-type="float">
            <text:p>4.0199</text:p>
          </table:table-cell>
          <table:table-cell table:style-name="ce148" table:formula="of:=IFERROR([.E19]*(1000/[.$B$3]);&quot;&quot;)" office:value-type="float" office:value="8.03970223325062" calcext:value-type="float">
            <text:p>8.0397</text:p>
          </table:table-cell>
          <table:table-cell table:style-name="ce14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0" table:formula="of:=IFERROR([.F19]/[.B19]*1000000;&quot;&quot;)" office:value-type="float" office:value="3722.08436724566" calcext:value-type="float">
            <text:p>3722.0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0]/[.D20]*[.C20];&quot;&quot;)" office:value-type="float" office:value="4.00990099009901" calcext:value-type="float">
            <text:p>4.0099</text:p>
          </table:table-cell>
          <table:table-cell table:style-name="ce148" table:formula="of:=IFERROR([.E20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0" table:formula="of:=IFERROR([.F20]/[.B20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1]/[.D21]*[.C21];&quot;&quot;)" office:value-type="float" office:value="4.00990099009901" calcext:value-type="float">
            <text:p>4.0099</text:p>
          </table:table-cell>
          <table:table-cell table:style-name="ce148" table:formula="of:=IFERROR([.E21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0" table:formula="of:=IFERROR([.F21]/[.B21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8" calcext:value-type="float">
            <text:p>1618</text:p>
          </table:table-cell>
          <table:table-cell table:style-name="ce148" table:formula="of:=IFERROR([.B22]/[.D22]*[.C22];&quot;&quot;)" office:value-type="float" office:value="4.00494437577256" calcext:value-type="float">
            <text:p>4.0049</text:p>
          </table:table-cell>
          <table:table-cell table:style-name="ce148" table:formula="of:=IFERROR([.E22]*(1000/[.$B$3]);&quot;&quot;)" office:value-type="float" office:value="8.00988875154512" calcext:value-type="float">
            <text:p>8.0099</text:p>
          </table:table-cell>
          <table:table-cell table:style-name="ce14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0" table:formula="of:=IFERROR([.F22]/[.B22]*1000000;&quot;&quot;)" office:value-type="float" office:value="3708.28182941904" calcext:value-type="float">
            <text:p>3708.28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3]/[.D23]*[.C23];&quot;&quot;)" office:value-type="float" office:value="4.00990099009901" calcext:value-type="float">
            <text:p>4.0099</text:p>
          </table:table-cell>
          <table:table-cell table:style-name="ce148" table:formula="of:=IFERROR([.E23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0" table:formula="of:=IFERROR([.F23]/[.B23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2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6" calcext:value-type="float">
            <text:p>1616</text:p>
          </table:table-cell>
          <table:table-cell table:style-name="ce148" table:formula="of:=IFERROR([.B24]/[.D24]*[.C24];&quot;&quot;)" office:value-type="float" office:value="4.00990099009901" calcext:value-type="float">
            <text:p>4.0099</text:p>
          </table:table-cell>
          <table:table-cell table:style-name="ce148" table:formula="of:=IFERROR([.E24]*(1000/[.$B$3]);&quot;&quot;)" office:value-type="float" office:value="8.01980198019802" calcext:value-type="float">
            <text:p>8.0198</text:p>
          </table:table-cell>
          <table:table-cell table:style-name="ce14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0" table:formula="of:=IFERROR([.F24]/[.B24]*1000000;&quot;&quot;)" office:value-type="float" office:value="3712.87128712871" calcext:value-type="float">
            <text:p>3712.871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0-bit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4" calcext:value-type="float">
            <text:p>1614</text:p>
          </table:table-cell>
          <table:table-cell table:style-name="ce148" table:formula="of:=IFERROR([.B25]/[.D25]*[.C25];&quot;&quot;)" office:value-type="float" office:value="4.01486988847584" calcext:value-type="float">
            <text:p>4.0149</text:p>
          </table:table-cell>
          <table:table-cell table:style-name="ce148" table:formula="of:=IFERROR([.E25]*(1000/[.$B$3]);&quot;&quot;)" office:value-type="float" office:value="8.02973977695167" calcext:value-type="float">
            <text:p>8.0297</text:p>
          </table:table-cell>
          <table:table-cell table:style-name="ce14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0" table:formula="of:=IFERROR([.F25]/[.B25]*1000000;&quot;&quot;)" office:value-type="float" office:value="3717.47211895911" calcext:value-type="float">
            <text:p>3717.47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8-bit 4:2:0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12" calcext:value-type="float">
            <text:p>1612</text:p>
          </table:table-cell>
          <table:table-cell table:style-name="ce148" table:formula="of:=IFERROR([.B26]/[.D26]*[.C26];&quot;&quot;)" office:value-type="float" office:value="4.01985111662531" calcext:value-type="float">
            <text:p>4.0199</text:p>
          </table:table-cell>
          <table:table-cell table:style-name="ce148" table:formula="of:=IFERROR([.E26]*(1000/[.$B$3]);&quot;&quot;)" office:value-type="float" office:value="8.03970223325062" calcext:value-type="float">
            <text:p>8.0397</text:p>
          </table:table-cell>
          <table:table-cell table:style-name="ce14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0" table:formula="of:=IFERROR([.F26]/[.B26]*1000000;&quot;&quot;)" office:value-type="float" office:value="3722.08436724566" calcext:value-type="float">
            <text:p>3722.0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6" calcext:value-type="float">
            <text:p>806</text:p>
          </table:table-cell>
          <table:table-cell table:style-name="ce148" table:formula="of:=IFERROR([.B27]/[.D27]*[.C27];&quot;&quot;)" office:value-type="float" office:value="2.67990074441687" calcext:value-type="float">
            <text:p>2.6799</text:p>
          </table:table-cell>
          <table:table-cell table:style-name="ce148" table:formula="of:=IFERROR([.E27]*(1000/[.$B$3]);&quot;&quot;)" office:value-type="float" office:value="5.35980148883375" calcext:value-type="float">
            <text:p>5.3598</text:p>
          </table:table-cell>
          <table:table-cell table:style-name="ce14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0" table:formula="of:=IFERROR([.F27]/[.B27]*1000000;&quot;&quot;)" office:value-type="float" office:value="4962.77915632754" calcext:value-type="float">
            <text:p>4962.77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5" calcext:value-type="float">
            <text:p>405</text:p>
          </table:table-cell>
          <table:table-cell table:style-name="ce148" table:formula="of:=IFERROR([.B28]/[.D28]*[.C28];&quot;&quot;)" office:value-type="float" office:value="2.66666666666667" calcext:value-type="float">
            <text:p>2.6667</text:p>
          </table:table-cell>
          <table:table-cell table:style-name="ce148" table:formula="of:=IFERROR([.E28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0" table:formula="of:=IFERROR([.F28]/[.B28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7" calcext:value-type="float">
            <text:p>807</text:p>
          </table:table-cell>
          <table:table-cell table:style-name="ce148" table:formula="of:=IFERROR([.B29]/[.D29]*[.C29];&quot;&quot;)" office:value-type="float" office:value="2.67657992565056" calcext:value-type="float">
            <text:p>2.6766</text:p>
          </table:table-cell>
          <table:table-cell table:style-name="ce148" table:formula="of:=IFERROR([.E29]*(1000/[.$B$3]);&quot;&quot;)" office:value-type="float" office:value="5.35315985130112" calcext:value-type="float">
            <text:p>5.3532</text:p>
          </table:table-cell>
          <table:table-cell table:style-name="ce14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0" table:formula="of:=IFERROR([.F29]/[.B29]*1000000;&quot;&quot;)" office:value-type="float" office:value="4956.62949194548" calcext:value-type="float">
            <text:p>4956.62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1" calcext:value-type="float">
            <text:p>401</text:p>
          </table:table-cell>
          <table:table-cell table:style-name="ce148" table:formula="of:=IFERROR([.B30]/[.D30]*[.C30];&quot;&quot;)" office:value-type="float" office:value="2.69326683291771" calcext:value-type="float">
            <text:p>2.6933</text:p>
          </table:table-cell>
          <table:table-cell table:style-name="ce148" table:formula="of:=IFERROR([.E30]*(1000/[.$B$3]);&quot;&quot;)" office:value-type="float" office:value="5.38653366583541" calcext:value-type="float">
            <text:p>5.3865</text:p>
          </table:table-cell>
          <table:table-cell table:style-name="ce14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0" table:formula="of:=IFERROR([.F30]/[.B30]*1000000;&quot;&quot;)" office:value-type="float" office:value="4987.53117206983" calcext:value-type="float">
            <text:p>4987.53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08" calcext:value-type="float">
            <text:p>808</text:p>
          </table:table-cell>
          <table:table-cell table:style-name="ce148" table:formula="of:=IFERROR([.B31]/[.D31]*[.C31];&quot;&quot;)" office:value-type="float" office:value="2.67326732673267" calcext:value-type="float">
            <text:p>2.6733</text:p>
          </table:table-cell>
          <table:table-cell table:style-name="ce148" table:formula="of:=IFERROR([.E31]*(1000/[.$B$3]);&quot;&quot;)" office:value-type="float" office:value="5.34653465346535" calcext:value-type="float">
            <text:p>5.3465</text:p>
          </table:table-cell>
          <table:table-cell table:style-name="ce14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0" table:formula="of:=IFERROR([.F31]/[.B31]*1000000;&quot;&quot;)" office:value-type="float" office:value="4950.49504950495" calcext:value-type="float">
            <text:p>4950.49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0-bit 4:2:2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810" calcext:value-type="float">
            <text:p>810</text:p>
          </table:table-cell>
          <table:table-cell table:style-name="ce148" table:formula="of:=IFERROR([.B32]/[.D32]*[.C32];&quot;&quot;)" office:value-type="float" office:value="2.66666666666667" calcext:value-type="float">
            <text:p>2.6667</text:p>
          </table:table-cell>
          <table:table-cell table:style-name="ce148" table:formula="of:=IFERROR([.E32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0" table:formula="of:=IFERROR([.F32]/[.B32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8-bit 4:2: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405" calcext:value-type="float">
            <text:p>405</text:p>
          </table:table-cell>
          <table:table-cell table:style-name="ce148" table:formula="of:=IFERROR([.B33]/[.D33]*[.C33];&quot;&quot;)" office:value-type="float" office:value="2.66666666666667" calcext:value-type="float">
            <text:p>2.6667</text:p>
          </table:table-cell>
          <table:table-cell table:style-name="ce148" table:formula="of:=IFERROR([.E33]*(1000/[.$B$3]);&quot;&quot;)" office:value-type="float" office:value="5.33333333333333" calcext:value-type="float">
            <text:p>5.3333</text:p>
          </table:table-cell>
          <table:table-cell table:style-name="ce14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0" table:formula="of:=IFERROR([.F33]/[.B33]*1000000;&quot;&quot;)" office:value-type="float" office:value="4938.27160493827" calcext:value-type="float">
            <text:p>4938.271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431" calcext:value-type="float">
            <text:p>2431</text:p>
          </table:table-cell>
          <table:table-cell table:style-name="ce148" table:formula="of:=IFERROR([.B6]/[.D6]*[.C6];&quot;&quot;)" office:value-type="float" office:value="23.0357877416701" calcext:value-type="float">
            <text:p>23.0358</text:p>
          </table:table-cell>
          <table:table-cell table:style-name="ce148" table:formula="of:=IFERROR([.E6]*(1000/[.$B$3]);&quot;&quot;)" office:value-type="float" office:value="46.0715754833402" calcext:value-type="float">
            <text:p>46.0716</text:p>
          </table:table-cell>
          <table:table-cell table:style-name="ce149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50" table:formula="of:=IFERROR([.F6]/[.B6]*1000000;&quot;&quot;)" office:value-type="float" office:value="11517.893870835" calcext:value-type="float">
            <text:p>11517.8939</text:p>
          </table:table-cell>
          <table:table-cell table:style-name="ce15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430" calcext:value-type="float">
            <text:p>2430</text:p>
          </table:table-cell>
          <table:table-cell table:style-name="ce148" table:formula="of:=IFERROR([.B7]/[.D7]*[.C7];&quot;&quot;)" office:value-type="float" office:value="23.0452674897119" calcext:value-type="float">
            <text:p>23.0453</text:p>
          </table:table-cell>
          <table:table-cell table:style-name="ce148" table:formula="of:=IFERROR([.E7]*(1000/[.$B$3]);&quot;&quot;)" office:value-type="float" office:value="46.0905349794239" calcext:value-type="float">
            <text:p>46.0905</text:p>
          </table:table-cell>
          <table:table-cell table:style-name="ce149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50" table:formula="of:=IFERROR([.F7]/[.B7]*1000000;&quot;&quot;)" office:value-type="float" office:value="11522.633744856" calcext:value-type="float">
            <text:p>11522.63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253" calcext:value-type="float">
            <text:p>2253</text:p>
          </table:table-cell>
          <table:table-cell table:style-name="ce148" table:formula="of:=IFERROR([.B8]/[.D8]*[.C8];&quot;&quot;)" office:value-type="float" office:value="23.0803373280071" calcext:value-type="float">
            <text:p>23.0803</text:p>
          </table:table-cell>
          <table:table-cell table:style-name="ce148" table:formula="of:=IFERROR([.E8]*(1000/[.$B$3]);&quot;&quot;)" office:value-type="float" office:value="46.1606746560142" calcext:value-type="float">
            <text:p>46.1607</text:p>
          </table:table-cell>
          <table:table-cell table:style-name="ce149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0" table:formula="of:=IFERROR([.F8]/[.B8]*1000000;&quot;&quot;)" office:value-type="float" office:value="11540.1686640036" calcext:value-type="float">
            <text:p>11540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1078" calcext:value-type="float">
            <text:p>1078</text:p>
          </table:table-cell>
          <table:table-cell table:style-name="ce148" table:formula="of:=IFERROR([.B9]/[.D9]*[.C9];&quot;&quot;)" office:value-type="float" office:value="16.0296846011132" calcext:value-type="float">
            <text:p>16.0297</text:p>
          </table:table-cell>
          <table:table-cell table:style-name="ce148" table:formula="of:=IFERROR([.E9]*(1000/[.$B$3]);&quot;&quot;)" office:value-type="float" office:value="32.0593692022263" calcext:value-type="float">
            <text:p>32.0594</text:p>
          </table:table-cell>
          <table:table-cell table:style-name="ce149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0" table:formula="of:=IFERROR([.F9]/[.B9]*1000000;&quot;&quot;)" office:value-type="float" office:value="14842.3005565863" calcext:value-type="float">
            <text:p>14842.300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table:number-columns-repeated="2"/>
          <table:table-cell table:style-name="ce148" table:formula="of:=IFERROR([.B10]/[.D10]*[.C10];&quot;&quot;)">
            <text:p/>
          </table:table-cell>
          <table:table-cell table:style-name="ce148" table:formula="of:=IFERROR([.E10]*(1000/[.$B$3]);&quot;&quot;)">
            <text:p/>
          </table:table-cell>
          <table:table-cell table:style-name="ce149" table:formula="of:=IFERROR(&quot;1/&quot; &amp; TEXT(1000/[.F10]; &quot;0.00&quot;);&quot;&quot;)">
            <text:p/>
          </table:table-cell>
          <table:table-cell table:style-name="ce150" table:formula="of:=IFERROR([.F10]/[.B10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0" calcext:value-type="float">
            <text:p>330</text:p>
          </table:table-cell>
          <table:table-cell table:style-name="ce148" table:formula="of:=IFERROR([.B11]/[.D11]*[.C11];&quot;&quot;)" office:value-type="float" office:value="6.54545454545455" calcext:value-type="float">
            <text:p>6.5455</text:p>
          </table:table-cell>
          <table:table-cell table:style-name="ce148" table:formula="of:=IFERROR([.E11]*(1000/[.$B$3]);&quot;&quot;)" office:value-type="float" office:value="13.0909090909091" calcext:value-type="float">
            <text:p>13.0909</text:p>
          </table:table-cell>
          <table:table-cell table:style-name="ce149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50" table:formula="of:=IFERROR([.F11]/[.B11]*1000000;&quot;&quot;)" office:value-type="float" office:value="12121.2121212121" calcext:value-type="float">
            <text:p>12121.21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28" calcext:value-type="float">
            <text:p>328</text:p>
          </table:table-cell>
          <table:table-cell table:style-name="ce148" table:formula="of:=IFERROR([.B12]/[.D12]*[.C12];&quot;&quot;)" office:value-type="float" office:value="6.58536585365854" calcext:value-type="float">
            <text:p>6.5854</text:p>
          </table:table-cell>
          <table:table-cell table:style-name="ce148" table:formula="of:=IFERROR([.E12]*(1000/[.$B$3]);&quot;&quot;)" office:value-type="float" office:value="13.1707317073171" calcext:value-type="float">
            <text:p>13.1707</text:p>
          </table:table-cell>
          <table:table-cell table:style-name="ce149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50" table:formula="of:=IFERROR([.F12]/[.B12]*1000000;&quot;&quot;)" office:value-type="float" office:value="12195.1219512195" calcext:value-type="float">
            <text:p>12195.12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table:number-columns-repeated="2"/>
          <table:table-cell table:style-name="ce148" table:formula="of:=IFERROR([.B13]/[.D13]*[.C13];&quot;&quot;)">
            <text:p/>
          </table:table-cell>
          <table:table-cell table:style-name="ce148" table:formula="of:=IFERROR([.E13]*(1000/[.$B$3]);&quot;&quot;)">
            <text:p/>
          </table:table-cell>
          <table:table-cell table:style-name="ce149" table:formula="of:=IFERROR(&quot;1/&quot; &amp; TEXT(1000/[.F13]; &quot;0.00&quot;);&quot;&quot;)">
            <text:p/>
          </table:table-cell>
          <table:table-cell table:style-name="ce150" table:formula="of:=IFERROR([.F13]/[.B13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4]/[.D14]*[.C14];&quot;&quot;)">
            <text:p/>
          </table:table-cell>
          <table:table-cell table:style-name="ce148" table:formula="of:=IFERROR([.E14]*(1000/[.$B$3]);&quot;&quot;)">
            <text:p/>
          </table:table-cell>
          <table:table-cell table:style-name="ce149" table:formula="of:=IFERROR(&quot;1/&quot; &amp; TEXT(1000/[.F14]; &quot;0.00&quot;);&quot;&quot;)">
            <text:p/>
          </table:table-cell>
          <table:table-cell table:style-name="ce150" table:formula="of:=IFERROR([.F14]/[.B14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5]/[.D15]*[.C15];&quot;&quot;)">
            <text:p/>
          </table:table-cell>
          <table:table-cell table:style-name="ce148" table:formula="of:=IFERROR([.E15]*(1000/[.$B$3]);&quot;&quot;)">
            <text:p/>
          </table:table-cell>
          <table:table-cell table:style-name="ce149" table:formula="of:=IFERROR(&quot;1/&quot; &amp; TEXT(1000/[.F15]; &quot;0.00&quot;);&quot;&quot;)">
            <text:p/>
          </table:table-cell>
          <table:table-cell table:style-name="ce150" table:formula="of:=IFERROR([.F15]/[.B15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6]/[.D16]*[.C16];&quot;&quot;)">
            <text:p/>
          </table:table-cell>
          <table:table-cell table:style-name="ce148" table:formula="of:=IFERROR([.E16]*(1000/[.$B$3]);&quot;&quot;)">
            <text:p/>
          </table:table-cell>
          <table:table-cell table:style-name="ce149" table:formula="of:=IFERROR(&quot;1/&quot; &amp; TEXT(1000/[.F16]; &quot;0.00&quot;);&quot;&quot;)">
            <text:p/>
          </table:table-cell>
          <table:table-cell table:style-name="ce150" table:formula="of:=IFERROR([.F16]/[.B16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7]/[.D17]*[.C17];&quot;&quot;)">
            <text:p/>
          </table:table-cell>
          <table:table-cell table:style-name="ce148" table:formula="of:=IFERROR([.E17]*(1000/[.$B$3]);&quot;&quot;)">
            <text:p/>
          </table:table-cell>
          <table:table-cell table:style-name="ce149" table:formula="of:=IFERROR(&quot;1/&quot; &amp; TEXT(1000/[.F17]; &quot;0.00&quot;);&quot;&quot;)">
            <text:p/>
          </table:table-cell>
          <table:table-cell table:style-name="ce150" table:formula="of:=IFERROR([.F17]/[.B17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/>
          <table:table-cell table:style-name="ce140" table:number-columns-repeated="3"/>
          <table:table-cell table:style-name="ce148" table:formula="of:=IFERROR([.B18]/[.D18]*[.C18];&quot;&quot;)">
            <text:p/>
          </table:table-cell>
          <table:table-cell table:style-name="ce148" table:formula="of:=IFERROR([.E18]*(1000/[.$B$3]);&quot;&quot;)">
            <text:p/>
          </table:table-cell>
          <table:table-cell table:style-name="ce149" table:formula="of:=IFERROR(&quot;1/&quot; &amp; TEXT(1000/[.F18]; &quot;0.00&quot;);&quot;&quot;)">
            <text:p/>
          </table:table-cell>
          <table:table-cell table:style-name="ce150" table:formula="of:=IFERROR([.F18]/[.B18]*1000000;&quot;&quot;)">
            <text:p/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081" calcext:value-type="float">
            <text:p>2081</text:p>
          </table:table-cell>
          <table:table-cell table:style-name="ce148" table:formula="of:=IFERROR([.B6]/[.D6]*[.C6];&quot;&quot;)" office:value-type="float" office:value="23.0658337337818" calcext:value-type="float">
            <text:p>23.0658</text:p>
          </table:table-cell>
          <table:table-cell table:style-name="ce148" table:formula="of:=IFERROR([.E6]*(1000/[.$B$3]);&quot;&quot;)" office:value-type="float" office:value="46.1316674675637" calcext:value-type="float">
            <text:p>46.1317</text:p>
          </table:table-cell>
          <table:table-cell table:style-name="ce149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50" table:formula="of:=IFERROR([.F6]/[.B6]*1000000;&quot;&quot;)" office:value-type="float" office:value="11532.9168668909" calcext:value-type="float">
            <text:p>11532.91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Lo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906" calcext:value-type="float">
            <text:p>1906</text:p>
          </table:table-cell>
          <table:table-cell table:style-name="ce148" table:formula="of:=IFERROR([.B7]/[.D7]*[.C7];&quot;&quot;)" office:value-type="float" office:value="23.0849947534103" calcext:value-type="float">
            <text:p>23.0850</text:p>
          </table:table-cell>
          <table:table-cell table:style-name="ce148" table:formula="of:=IFERROR([.E7]*(1000/[.$B$3]);&quot;&quot;)" office:value-type="float" office:value="46.1699895068206" calcext:value-type="float">
            <text:p>46.1700</text:p>
          </table:table-cell>
          <table:table-cell table:style-name="ce149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50" table:formula="of:=IFERROR([.F7]/[.B7]*1000000;&quot;&quot;)" office:value-type="float" office:value="11542.4973767051" calcext:value-type="float">
            <text:p>11542.49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253" calcext:value-type="float">
            <text:p>2253</text:p>
          </table:table-cell>
          <table:table-cell table:style-name="ce148" table:formula="of:=IFERROR([.B8]/[.D8]*[.C8];&quot;&quot;)" office:value-type="float" office:value="23.0803373280071" calcext:value-type="float">
            <text:p>23.0803</text:p>
          </table:table-cell>
          <table:table-cell table:style-name="ce148" table:formula="of:=IFERROR([.E8]*(1000/[.$B$3]);&quot;&quot;)" office:value-type="float" office:value="46.1606746560142" calcext:value-type="float">
            <text:p>46.1607</text:p>
          </table:table-cell>
          <table:table-cell table:style-name="ce149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0" table:formula="of:=IFERROR([.F8]/[.B8]*1000000;&quot;&quot;)" office:value-type="float" office:value="11540.1686640036" calcext:value-type="float">
            <text:p>11540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482" calcext:value-type="float">
            <text:p>1482</text:p>
          </table:table-cell>
          <table:table-cell table:style-name="ce148" table:formula="of:=IFERROR([.B9]/[.D9]*[.C9];&quot;&quot;)" office:value-type="float" office:value="16.0323886639676" calcext:value-type="float">
            <text:p>16.0324</text:p>
          </table:table-cell>
          <table:table-cell table:style-name="ce148" table:formula="of:=IFERROR([.E9]*(1000/[.$B$3]);&quot;&quot;)" office:value-type="float" office:value="32.0647773279352" calcext:value-type="float">
            <text:p>32.0648</text:p>
          </table:table-cell>
          <table:table-cell table:style-name="ce149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0" table:formula="of:=IFERROR([.F9]/[.B9]*1000000;&quot;&quot;)" office:value-type="float" office:value="14844.8043184885" calcext:value-type="float">
            <text:p>14844.80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069" calcext:value-type="float">
            <text:p>1069</text:p>
          </table:table-cell>
          <table:table-cell table:style-name="ce148" table:formula="of:=IFERROR([.B10]/[.D10]*[.C10];&quot;&quot;)" office:value-type="float" office:value="20.2057998129093" calcext:value-type="float">
            <text:p>20.2058</text:p>
          </table:table-cell>
          <table:table-cell table:style-name="ce148" table:formula="of:=IFERROR([.E10]*(1000/[.$B$3]);&quot;&quot;)" office:value-type="float" office:value="40.4115996258185" calcext:value-type="float">
            <text:p>40.4116</text:p>
          </table:table-cell>
          <table:table-cell table:style-name="ce149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50" table:formula="of:=IFERROR([.F10]/[.B10]*1000000;&quot;&quot;)" office:value-type="float" office:value="18709.0739008419" calcext:value-type="float">
            <text:p>18709.073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7" calcext:value-type="float">
            <text:p>577</text:p>
          </table:table-cell>
          <table:table-cell table:style-name="ce148" table:formula="of:=IFERROR([.B11]/[.D11]*[.C11];&quot;&quot;)" office:value-type="float" office:value="3.74350086655113" calcext:value-type="float">
            <text:p>3.7435</text:p>
          </table:table-cell>
          <table:table-cell table:style-name="ce148" table:formula="of:=IFERROR([.E11]*(1000/[.$B$3]);&quot;&quot;)" office:value-type="float" office:value="7.48700173310225" calcext:value-type="float">
            <text:p>7.4870</text:p>
          </table:table-cell>
          <table:table-cell table:style-name="ce149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50" table:formula="of:=IFERROR([.F11]/[.B11]*1000000;&quot;&quot;)" office:value-type="float" office:value="6932.40901213172" calcext:value-type="float">
            <text:p>6932.409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96" calcext:value-type="float">
            <text:p>496</text:p>
          </table:table-cell>
          <table:table-cell table:style-name="ce148" table:formula="of:=IFERROR([.B12]/[.D12]*[.C12];&quot;&quot;)" office:value-type="float" office:value="6.53225806451613" calcext:value-type="float">
            <text:p>6.5323</text:p>
          </table:table-cell>
          <table:table-cell table:style-name="ce148" table:formula="of:=IFERROR([.E12]*(1000/[.$B$3]);&quot;&quot;)" office:value-type="float" office:value="13.0645161290323" calcext:value-type="float">
            <text:p>13.0645</text:p>
          </table:table-cell>
          <table:table-cell table:style-name="ce149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50" table:formula="of:=IFERROR([.F12]/[.B12]*1000000;&quot;&quot;)" office:value-type="float" office:value="12096.7741935484" calcext:value-type="float">
            <text:p>12096.77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30" calcext:value-type="float">
            <text:p>330</text:p>
          </table:table-cell>
          <table:table-cell table:style-name="ce148" table:formula="of:=IFERROR([.B13]/[.D13]*[.C13];&quot;&quot;)" office:value-type="float" office:value="6.54545454545455" calcext:value-type="float">
            <text:p>6.5455</text:p>
          </table:table-cell>
          <table:table-cell table:style-name="ce148" table:formula="of:=IFERROR([.E13]*(1000/[.$B$3]);&quot;&quot;)" office:value-type="float" office:value="13.0909090909091" calcext:value-type="float">
            <text:p>13.0909</text:p>
          </table:table-cell>
          <table:table-cell table:style-name="ce149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50" table:formula="of:=IFERROR([.F13]/[.B13]*1000000;&quot;&quot;)" office:value-type="float" office:value="12121.2121212121" calcext:value-type="float">
            <text:p>12121.212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96" calcext:value-type="float">
            <text:p>496</text:p>
          </table:table-cell>
          <table:table-cell table:style-name="ce148" table:formula="of:=IFERROR([.B14]/[.D14]*[.C14];&quot;&quot;)" office:value-type="float" office:value="6.53225806451613" calcext:value-type="float">
            <text:p>6.5323</text:p>
          </table:table-cell>
          <table:table-cell table:style-name="ce148" table:formula="of:=IFERROR([.E14]*(1000/[.$B$3]);&quot;&quot;)" office:value-type="float" office:value="13.0645161290323" calcext:value-type="float">
            <text:p>13.0645</text:p>
          </table:table-cell>
          <table:table-cell table:style-name="ce149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50" table:formula="of:=IFERROR([.F14]/[.B14]*1000000;&quot;&quot;)" office:value-type="float" office:value="12096.7741935484" calcext:value-type="float">
            <text:p>12096.77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3337" calcext:value-type="float">
            <text:p>3337</text:p>
          </table:table-cell>
          <table:table-cell table:style-name="ce148" table:formula="of:=IFERROR([.B6]/[.D6]*[.C6];&quot;&quot;)" office:value-type="float" office:value="31.1657177105184" calcext:value-type="float">
            <text:p>31.1657</text:p>
          </table:table-cell>
          <table:table-cell table:style-name="ce148" table:formula="of:=IFERROR([.E6]*(1000/[.$B$3]);&quot;&quot;)" office:value-type="float" office:value="62.3314354210369" calcext:value-type="float">
            <text:p>62.3314</text:p>
          </table:table-cell>
          <table:table-cell table:style-name="ce14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0" table:formula="of:=IFERROR([.F6]/[.B6]*1000000;&quot;&quot;)" office:value-type="float" office:value="15582.8588552592" calcext:value-type="float">
            <text:p>15582.85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3328" calcext:value-type="float">
            <text:p>3328</text:p>
          </table:table-cell>
          <table:table-cell table:style-name="ce148" table:formula="of:=IFERROR([.B7]/[.D7]*[.C7];&quot;&quot;)" office:value-type="float" office:value="31.25" calcext:value-type="float">
            <text:p>31.2500</text:p>
          </table:table-cell>
          <table:table-cell table:style-name="ce148" table:formula="of:=IFERROR([.E7]*(1000/[.$B$3]);&quot;&quot;)" office:value-type="float" office:value="62.5" calcext:value-type="float">
            <text:p>62.5000</text:p>
          </table:table-cell>
          <table:table-cell table:style-name="ce14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0" table:formula="of:=IFERROR([.F7]/[.B7]*1000000;&quot;&quot;)" office:value-type="float" office:value="15625" calcext:value-type="float">
            <text:p>15625.000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216" calcext:value-type="float">
            <text:p>3216</text:p>
          </table:table-cell>
          <table:table-cell table:style-name="ce148" table:formula="of:=IFERROR([.B8]/[.D8]*[.C8];&quot;&quot;)" office:value-type="float" office:value="31.0945273631841" calcext:value-type="float">
            <text:p>31.0945</text:p>
          </table:table-cell>
          <table:table-cell table:style-name="ce148" table:formula="of:=IFERROR([.E8]*(1000/[.$B$3]);&quot;&quot;)" office:value-type="float" office:value="62.1890547263682" calcext:value-type="float">
            <text:p>62.1891</text:p>
          </table:table-cell>
          <table:table-cell table:style-name="ce14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0" table:formula="of:=IFERROR([.F8]/[.B8]*1000000;&quot;&quot;)" office:value-type="float" office:value="15547.263681592" calcext:value-type="float">
            <text:p>15547.26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165" calcext:value-type="float">
            <text:p>3165</text:p>
          </table:table-cell>
          <table:table-cell table:style-name="ce148" table:formula="of:=IFERROR([.B9]/[.D9]*[.C9];&quot;&quot;)" office:value-type="float" office:value="17.693522906793" calcext:value-type="float">
            <text:p>17.6935</text:p>
          </table:table-cell>
          <table:table-cell table:style-name="ce148" table:formula="of:=IFERROR([.E9]*(1000/[.$B$3]);&quot;&quot;)" office:value-type="float" office:value="35.3870458135861" calcext:value-type="float">
            <text:p>35.3870</text:p>
          </table:table-cell>
          <table:table-cell table:style-name="ce14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0" table:formula="of:=IFERROR([.F9]/[.B9]*1000000;&quot;&quot;)" office:value-type="float" office:value="8846.76145339652" calcext:value-type="float">
            <text:p>8846.76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0" calcext:value-type="float">
            <text:p>3080</text:p>
          </table:table-cell>
          <table:table-cell table:style-name="ce148" table:formula="of:=IFERROR([.B10]/[.D10]*[.C10];&quot;&quot;)" office:value-type="float" office:value="31.1688311688312" calcext:value-type="float">
            <text:p>31.1688</text:p>
          </table:table-cell>
          <table:table-cell table:style-name="ce148" table:formula="of:=IFERROR([.E10]*(1000/[.$B$3]);&quot;&quot;)" office:value-type="float" office:value="62.3376623376623" calcext:value-type="float">
            <text:p>62.3377</text:p>
          </table:table-cell>
          <table:table-cell table:style-name="ce14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0" table:formula="of:=IFERROR([.F10]/[.B10]*1000000;&quot;&quot;)" office:value-type="float" office:value="15584.4155844156" calcext:value-type="float">
            <text:p>15584.41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1.2k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212" calcext:value-type="float">
            <text:p>3212</text:p>
          </table:table-cell>
          <table:table-cell table:style-name="ce148" table:formula="of:=IFERROR([.B11]/[.D11]*[.C11];&quot;&quot;)" office:value-type="float" office:value="31.1332503113325" calcext:value-type="float">
            <text:p>31.1333</text:p>
          </table:table-cell>
          <table:table-cell table:style-name="ce148" table:formula="of:=IFERROR([.E11]*(1000/[.$B$3]);&quot;&quot;)" office:value-type="float" office:value="62.266500622665" calcext:value-type="float">
            <text:p>62.2665</text:p>
          </table:table-cell>
          <table:table-cell table:style-name="ce149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0" table:formula="of:=IFERROR([.F11]/[.B11]*1000000;&quot;&quot;)" office:value-type="float" office:value="15566.6251556663" calcext:value-type="float">
            <text:p>15566.62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3164" calcext:value-type="float">
            <text:p>3164</text:p>
          </table:table-cell>
          <table:table-cell table:style-name="ce148" table:formula="of:=IFERROR([.B12]/[.D12]*[.C12];&quot;&quot;)" office:value-type="float" office:value="17.6991150442478" calcext:value-type="float">
            <text:p>17.6991</text:p>
          </table:table-cell>
          <table:table-cell table:style-name="ce148" table:formula="of:=IFERROR([.E12]*(1000/[.$B$3]);&quot;&quot;)" office:value-type="float" office:value="35.3982300884956" calcext:value-type="float">
            <text:p>35.3982</text:p>
          </table:table-cell>
          <table:table-cell table:style-name="ce149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0" table:formula="of:=IFERROR([.F12]/[.B12]*1000000;&quot;&quot;)" office:value-type="float" office:value="8849.55752212389" calcext:value-type="float">
            <text:p>8849.55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008" calcext:value-type="float">
            <text:p>2008</text:p>
          </table:table-cell>
          <table:table-cell table:style-name="ce148" table:formula="of:=IFERROR([.B13]/[.D13]*[.C13];&quot;&quot;)" office:value-type="float" office:value="8.60557768924303" calcext:value-type="float">
            <text:p>8.6056</text:p>
          </table:table-cell>
          <table:table-cell table:style-name="ce148" table:formula="of:=IFERROR([.E13]*(1000/[.$B$3]);&quot;&quot;)" office:value-type="float" office:value="17.2111553784861" calcext:value-type="float">
            <text:p>17.2112</text:p>
          </table:table-cell>
          <table:table-cell table:style-name="ce149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0" table:formula="of:=IFERROR([.F13]/[.B13]*1000000;&quot;&quot;)" office:value-type="float" office:value="7968.12749003984" calcext:value-type="float">
            <text:p>7968.12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928" calcext:value-type="float">
            <text:p>1928</text:p>
          </table:table-cell>
          <table:table-cell table:style-name="ce148" table:formula="of:=IFERROR([.B14]/[.D14]*[.C14];&quot;&quot;)" office:value-type="float" office:value="12.3236514522822" calcext:value-type="float">
            <text:p>12.3237</text:p>
          </table:table-cell>
          <table:table-cell table:style-name="ce148" table:formula="of:=IFERROR([.E14]*(1000/[.$B$3]);&quot;&quot;)" office:value-type="float" office:value="24.6473029045643" calcext:value-type="float">
            <text:p>24.6473</text:p>
          </table:table-cell>
          <table:table-cell table:style-name="ce149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0" table:formula="of:=IFERROR([.F14]/[.B14]*1000000;&quot;&quot;)" office:value-type="float" office:value="11410.7883817427" calcext:value-type="float">
            <text:p>11410.788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5" calcext:value-type="float">
            <text:p>605</text:p>
          </table:table-cell>
          <table:table-cell table:style-name="ce148" table:formula="of:=IFERROR([.B15]/[.D15]*[.C15];&quot;&quot;)" office:value-type="float" office:value="3.5702479338843" calcext:value-type="float">
            <text:p>3.5702</text:p>
          </table:table-cell>
          <table:table-cell table:style-name="ce148" table:formula="of:=IFERROR([.E15]*(1000/[.$B$3]);&quot;&quot;)" office:value-type="float" office:value="7.1404958677686" calcext:value-type="float">
            <text:p>7.1405</text:p>
          </table:table-cell>
          <table:table-cell table:style-name="ce149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0" table:formula="of:=IFERROR([.F15]/[.B15]*1000000;&quot;&quot;)" office:value-type="float" office:value="6611.57024793388" calcext:value-type="float">
            <text:p>6611.57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9" calcext:value-type="float">
            <text:p>609</text:p>
          </table:table-cell>
          <table:table-cell table:style-name="ce148" table:formula="of:=IFERROR([.B16]/[.D16]*[.C16];&quot;&quot;)" office:value-type="float" office:value="3.54679802955665" calcext:value-type="float">
            <text:p>3.5468</text:p>
          </table:table-cell>
          <table:table-cell table:style-name="ce148" table:formula="of:=IFERROR([.E16]*(1000/[.$B$3]);&quot;&quot;)" office:value-type="float" office:value="7.0935960591133" calcext:value-type="float">
            <text:p>7.0936</text:p>
          </table:table-cell>
          <table:table-cell table:style-name="ce149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0" table:formula="of:=IFERROR([.F16]/[.B16]*1000000;&quot;&quot;)" office:value-type="float" office:value="6568.14449917898" calcext:value-type="float">
            <text:p>6568.144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8" calcext:value-type="float">
            <text:p>608</text:p>
          </table:table-cell>
          <table:table-cell table:style-name="ce148" table:formula="of:=IFERROR([.B17]/[.D17]*[.C17];&quot;&quot;)" office:value-type="float" office:value="3.55263157894737" calcext:value-type="float">
            <text:p>3.5526</text:p>
          </table:table-cell>
          <table:table-cell table:style-name="ce148" table:formula="of:=IFERROR([.E17]*(1000/[.$B$3]);&quot;&quot;)" office:value-type="float" office:value="7.10526315789474" calcext:value-type="float">
            <text:p>7.1053</text:p>
          </table:table-cell>
          <table:table-cell table:style-name="ce149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0" table:formula="of:=IFERROR([.F17]/[.B17]*1000000;&quot;&quot;)" office:value-type="float" office:value="6578.94736842105" calcext:value-type="float">
            <text:p>6578.94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6" calcext:value-type="float">
            <text:p>606</text:p>
          </table:table-cell>
          <table:table-cell table:style-name="ce148" table:formula="of:=IFERROR([.B18]/[.D18]*[.C18];&quot;&quot;)" office:value-type="float" office:value="3.56435643564356" calcext:value-type="float">
            <text:p>3.5644</text:p>
          </table:table-cell>
          <table:table-cell table:style-name="ce148" table:formula="of:=IFERROR([.E18]*(1000/[.$B$3]);&quot;&quot;)" office:value-type="float" office:value="7.12871287128713" calcext:value-type="float">
            <text:p>7.1287</text:p>
          </table:table-cell>
          <table:table-cell table:style-name="ce149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0" table:formula="of:=IFERROR([.F18]/[.B18]*1000000;&quot;&quot;)" office:value-type="float" office:value="6600.6600660066" calcext:value-type="float">
            <text:p>6600.660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3" calcext:value-type="float">
            <text:p>4283</text:p>
          </table:table-cell>
          <table:table-cell table:style-name="ce148" table:formula="of:=IFERROR([.B6]/[.D6]*[.C6];&quot;&quot;)" office:value-type="float" office:value="33.8155498482372" calcext:value-type="float">
            <text:p>33.8155</text:p>
          </table:table-cell>
          <table:table-cell table:style-name="ce148" table:formula="of:=IFERROR([.E6]*(1000/[.$B$3]);&quot;&quot;)" office:value-type="float" office:value="67.6310996964744" calcext:value-type="float">
            <text:p>67.6311</text:p>
          </table:table-cell>
          <table:table-cell table:style-name="ce149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50" table:formula="of:=IFERROR([.F6]/[.B6]*1000000;&quot;&quot;)" office:value-type="float" office:value="14475.834695307" calcext:value-type="float">
            <text:p>14475.83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5" calcext:value-type="float">
            <text:p>4285</text:p>
          </table:table-cell>
          <table:table-cell table:style-name="ce148" table:formula="of:=IFERROR([.B7]/[.D7]*[.C7];&quot;&quot;)" office:value-type="float" office:value="33.7997666277713" calcext:value-type="float">
            <text:p>33.7998</text:p>
          </table:table-cell>
          <table:table-cell table:style-name="ce148" table:formula="of:=IFERROR([.E7]*(1000/[.$B$3]);&quot;&quot;)" office:value-type="float" office:value="67.5995332555426" calcext:value-type="float">
            <text:p>67.5995</text:p>
          </table:table-cell>
          <table:table-cell table:style-name="ce149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50" table:formula="of:=IFERROR([.F7]/[.B7]*1000000;&quot;&quot;)" office:value-type="float" office:value="14469.0781796966" calcext:value-type="float">
            <text:p>14469.07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8" calcext:value-type="float">
            <text:p>4288</text:p>
          </table:table-cell>
          <table:table-cell table:style-name="ce148" table:formula="of:=IFERROR([.B8]/[.D8]*[.C8];&quot;&quot;)" office:value-type="float" office:value="33.7761194029851" calcext:value-type="float">
            <text:p>33.7761</text:p>
          </table:table-cell>
          <table:table-cell table:style-name="ce148" table:formula="of:=IFERROR([.E8]*(1000/[.$B$3]);&quot;&quot;)" office:value-type="float" office:value="67.5522388059702" calcext:value-type="float">
            <text:p>67.5522</text:p>
          </table:table-cell>
          <table:table-cell table:style-name="ce149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50" table:formula="of:=IFERROR([.F8]/[.B8]*1000000;&quot;&quot;)" office:value-type="float" office:value="14458.9552238806" calcext:value-type="float">
            <text:p>14458.95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4133" calcext:value-type="float">
            <text:p>4133</text:p>
          </table:table-cell>
          <table:table-cell table:style-name="ce148" table:formula="of:=IFERROR([.B9]/[.D9]*[.C9];&quot;&quot;)" office:value-type="float" office:value="15.8257924026131" calcext:value-type="float">
            <text:p>15.8258</text:p>
          </table:table-cell>
          <table:table-cell table:style-name="ce148" table:formula="of:=IFERROR([.E9]*(1000/[.$B$3]);&quot;&quot;)" office:value-type="float" office:value="31.6515848052262" calcext:value-type="float">
            <text:p>31.6516</text:p>
          </table:table-cell>
          <table:table-cell table:style-name="ce149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50" table:formula="of:=IFERROR([.F9]/[.B9]*1000000;&quot;&quot;)" office:value-type="float" office:value="6774.7398983789" calcext:value-type="float">
            <text:p>6774.73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7" calcext:value-type="float">
            <text:p>4287</text:p>
          </table:table-cell>
          <table:table-cell table:style-name="ce148" table:formula="of:=IFERROR([.B10]/[.D10]*[.C10];&quot;&quot;)" office:value-type="float" office:value="33.7839981338932" calcext:value-type="float">
            <text:p>33.7840</text:p>
          </table:table-cell>
          <table:table-cell table:style-name="ce148" table:formula="of:=IFERROR([.E10]*(1000/[.$B$3]);&quot;&quot;)" office:value-type="float" office:value="67.5679962677863" calcext:value-type="float">
            <text:p>67.5680</text:p>
          </table:table-cell>
          <table:table-cell table:style-name="ce149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50" table:formula="of:=IFERROR([.F10]/[.B10]*1000000;&quot;&quot;)" office:value-type="float" office:value="14462.3279682762" calcext:value-type="float">
            <text:p>14462.32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51.2k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3" calcext:value-type="float">
            <text:p>4283</text:p>
          </table:table-cell>
          <table:table-cell table:style-name="ce148" table:formula="of:=IFERROR([.B11]/[.D11]*[.C11];&quot;&quot;)" office:value-type="float" office:value="33.8155498482372" calcext:value-type="float">
            <text:p>33.8155</text:p>
          </table:table-cell>
          <table:table-cell table:style-name="ce148" table:formula="of:=IFERROR([.E11]*(1000/[.$B$3]);&quot;&quot;)" office:value-type="float" office:value="67.6310996964744" calcext:value-type="float">
            <text:p>67.6311</text:p>
          </table:table-cell>
          <table:table-cell table:style-name="ce149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50" table:formula="of:=IFERROR([.F11]/[.B11]*1000000;&quot;&quot;)" office:value-type="float" office:value="14475.834695307" calcext:value-type="float">
            <text:p>14475.83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4672" calcext:value-type="float">
            <text:p>4672</text:p>
          </table:table-cell>
          <table:table-cell table:style-name="ce140" office:value-type="float" office:value="31" calcext:value-type="float">
            <text:p>31</text:p>
          </table:table-cell>
          <table:table-cell table:style-name="ce140" office:value-type="float" office:value="4286" calcext:value-type="float">
            <text:p>4286</text:p>
          </table:table-cell>
          <table:table-cell table:style-name="ce148" table:formula="of:=IFERROR([.B12]/[.D12]*[.C12];&quot;&quot;)" office:value-type="float" office:value="33.7918805412972" calcext:value-type="float">
            <text:p>33.7919</text:p>
          </table:table-cell>
          <table:table-cell table:style-name="ce148" table:formula="of:=IFERROR([.E12]*(1000/[.$B$3]);&quot;&quot;)" office:value-type="float" office:value="67.5837610825945" calcext:value-type="float">
            <text:p>67.5838</text:p>
          </table:table-cell>
          <table:table-cell table:style-name="ce149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50" table:formula="of:=IFERROR([.F12]/[.B12]*1000000;&quot;&quot;)" office:value-type="float" office:value="14465.7022865142" calcext:value-type="float">
            <text:p>14465.702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662" calcext:value-type="float">
            <text:p>1662</text:p>
          </table:table-cell>
          <table:table-cell table:style-name="ce148" table:formula="of:=IFERROR([.B13]/[.D13]*[.C13];&quot;&quot;)" office:value-type="float" office:value="6.49819494584838" calcext:value-type="float">
            <text:p>6.4982</text:p>
          </table:table-cell>
          <table:table-cell table:style-name="ce148" table:formula="of:=IFERROR([.E13]*(1000/[.$B$3]);&quot;&quot;)" office:value-type="float" office:value="12.9963898916968" calcext:value-type="float">
            <text:p>12.9964</text:p>
          </table:table-cell>
          <table:table-cell table:style-name="ce149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50" table:formula="of:=IFERROR([.F13]/[.B13]*1000000;&quot;&quot;)" office:value-type="float" office:value="6016.84717208183" calcext:value-type="float">
            <text:p>6016.847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41" calcext:value-type="float">
            <text:p>1941</text:p>
          </table:table-cell>
          <table:table-cell table:style-name="ce148" table:formula="of:=IFERROR([.B14]/[.D14]*[.C14];&quot;&quot;)" office:value-type="float" office:value="13.3539412673879" calcext:value-type="float">
            <text:p>13.3539</text:p>
          </table:table-cell>
          <table:table-cell table:style-name="ce148" table:formula="of:=IFERROR([.E14]*(1000/[.$B$3]);&quot;&quot;)" office:value-type="float" office:value="26.7078825347759" calcext:value-type="float">
            <text:p>26.7079</text:p>
          </table:table-cell>
          <table:table-cell table:style-name="ce149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50" table:formula="of:=IFERROR([.F14]/[.B14]*1000000;&quot;&quot;)" office:value-type="float" office:value="12364.7604327666" calcext:value-type="float">
            <text:p>12364.76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937" calcext:value-type="float">
            <text:p>1937</text:p>
          </table:table-cell>
          <table:table-cell table:style-name="ce148" table:formula="of:=IFERROR([.B15]/[.D15]*[.C15];&quot;&quot;)" office:value-type="float" office:value="13.381517811048" calcext:value-type="float">
            <text:p>13.3815</text:p>
          </table:table-cell>
          <table:table-cell table:style-name="ce148" table:formula="of:=IFERROR([.E15]*(1000/[.$B$3]);&quot;&quot;)" office:value-type="float" office:value="26.763035622096" calcext:value-type="float">
            <text:p>26.7630</text:p>
          </table:table-cell>
          <table:table-cell table:style-name="ce149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50" table:formula="of:=IFERROR([.F15]/[.B15]*1000000;&quot;&quot;)" office:value-type="float" office:value="12390.2942694889" calcext:value-type="float">
            <text:p>12390.29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65" calcext:value-type="float">
            <text:p>665</text:p>
          </table:table-cell>
          <table:table-cell table:style-name="ce148" table:formula="of:=IFERROR([.B16]/[.D16]*[.C16];&quot;&quot;)" office:value-type="float" office:value="3.24812030075188" calcext:value-type="float">
            <text:p>3.2481</text:p>
          </table:table-cell>
          <table:table-cell table:style-name="ce148" table:formula="of:=IFERROR([.E16]*(1000/[.$B$3]);&quot;&quot;)" office:value-type="float" office:value="6.49624060150376" calcext:value-type="float">
            <text:p>6.4962</text:p>
          </table:table-cell>
          <table:table-cell table:style-name="ce149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50" table:formula="of:=IFERROR([.F16]/[.B16]*1000000;&quot;&quot;)" office:value-type="float" office:value="6015.03759398496" calcext:value-type="float">
            <text:p>6015.037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1" calcext:value-type="float">
            <text:p>731</text:p>
          </table:table-cell>
          <table:table-cell table:style-name="ce148" table:formula="of:=IFERROR([.B17]/[.D17]*[.C17];&quot;&quot;)" office:value-type="float" office:value="4.43228454172367" calcext:value-type="float">
            <text:p>4.4323</text:p>
          </table:table-cell>
          <table:table-cell table:style-name="ce148" table:formula="of:=IFERROR([.E17]*(1000/[.$B$3]);&quot;&quot;)" office:value-type="float" office:value="8.86456908344733" calcext:value-type="float">
            <text:p>8.8646</text:p>
          </table:table-cell>
          <table:table-cell table:style-name="ce149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50" table:formula="of:=IFERROR([.F17]/[.B17]*1000000;&quot;&quot;)" office:value-type="float" office:value="8207.93433652531" calcext:value-type="float">
            <text:p>8207.93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27" calcext:value-type="float">
            <text:p>727</text:p>
          </table:table-cell>
          <table:table-cell table:style-name="ce148" table:formula="of:=IFERROR([.B18]/[.D18]*[.C18];&quot;&quot;)" office:value-type="float" office:value="4.4566712517194" calcext:value-type="float">
            <text:p>4.4567</text:p>
          </table:table-cell>
          <table:table-cell table:style-name="ce148" table:formula="of:=IFERROR([.E18]*(1000/[.$B$3]);&quot;&quot;)" office:value-type="float" office:value="8.91334250343879" calcext:value-type="float">
            <text:p>8.9133</text:p>
          </table:table-cell>
          <table:table-cell table:style-name="ce149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50" table:formula="of:=IFERROR([.F18]/[.B18]*1000000;&quot;&quot;)" office:value-type="float" office:value="8253.09491059147" calcext:value-type="float">
            <text:p>8253.09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1" calcext:value-type="float">
            <text:p>731</text:p>
          </table:table-cell>
          <table:table-cell table:style-name="ce148" table:formula="of:=IFERROR([.B19]/[.D19]*[.C19];&quot;&quot;)" office:value-type="float" office:value="4.43228454172367" calcext:value-type="float">
            <text:p>4.4323</text:p>
          </table:table-cell>
          <table:table-cell table:style-name="ce148" table:formula="of:=IFERROR([.E19]*(1000/[.$B$3]);&quot;&quot;)" office:value-type="float" office:value="8.86456908344733" calcext:value-type="float">
            <text:p>8.8646</text:p>
          </table:table-cell>
          <table:table-cell table:style-name="ce149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50" table:formula="of:=IFERROR([.F19]/[.B19]*1000000;&quot;&quot;)" office:value-type="float" office:value="8207.93433652531" calcext:value-type="float">
            <text:p>8207.934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3" calcext:value-type="float">
            <text:p>3083</text:p>
          </table:table-cell>
          <table:table-cell table:style-name="ce148" table:formula="of:=IFERROR([.B6]/[.D6]*[.C6];&quot;&quot;)" office:value-type="float" office:value="31.1385014596173" calcext:value-type="float">
            <text:p>31.1385</text:p>
          </table:table-cell>
          <table:table-cell table:style-name="ce148" table:formula="of:=IFERROR([.E6]*(1000/[.$B$3]);&quot;&quot;)" office:value-type="float" office:value="62.2770029192345" calcext:value-type="float">
            <text:p>62.2770</text:p>
          </table:table-cell>
          <table:table-cell table:style-name="ce149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0" table:formula="of:=IFERROR([.F6]/[.B6]*1000000;&quot;&quot;)" office:value-type="float" office:value="15569.2507298086" calcext:value-type="float">
            <text:p>15569.2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8" calcext:value-type="float">
            <text:p>3088</text:p>
          </table:table-cell>
          <table:table-cell table:style-name="ce148" table:formula="of:=IFERROR([.B7]/[.D7]*[.C7];&quot;&quot;)" office:value-type="float" office:value="31.0880829015544" calcext:value-type="float">
            <text:p>31.0881</text:p>
          </table:table-cell>
          <table:table-cell table:style-name="ce148" table:formula="of:=IFERROR([.E7]*(1000/[.$B$3]);&quot;&quot;)" office:value-type="float" office:value="62.1761658031088" calcext:value-type="float">
            <text:p>62.1762</text:p>
          </table:table-cell>
          <table:table-cell table:style-name="ce149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0" table:formula="of:=IFERROR([.F7]/[.B7]*1000000;&quot;&quot;)" office:value-type="float" office:value="15544.0414507772" calcext:value-type="float">
            <text:p>15544.041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3" calcext:value-type="float">
            <text:p>3083</text:p>
          </table:table-cell>
          <table:table-cell table:style-name="ce148" table:formula="of:=IFERROR([.B8]/[.D8]*[.C8];&quot;&quot;)" office:value-type="float" office:value="31.1385014596173" calcext:value-type="float">
            <text:p>31.1385</text:p>
          </table:table-cell>
          <table:table-cell table:style-name="ce148" table:formula="of:=IFERROR([.E8]*(1000/[.$B$3]);&quot;&quot;)" office:value-type="float" office:value="62.2770029192345" calcext:value-type="float">
            <text:p>62.2770</text:p>
          </table:table-cell>
          <table:table-cell table:style-name="ce149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0" table:formula="of:=IFERROR([.F8]/[.B8]*1000000;&quot;&quot;)" office:value-type="float" office:value="15569.2507298086" calcext:value-type="float">
            <text:p>15569.250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2939" calcext:value-type="float">
            <text:p>2939</text:p>
          </table:table-cell>
          <table:table-cell table:style-name="ce148" table:formula="of:=IFERROR([.B9]/[.D9]*[.C9];&quot;&quot;)" office:value-type="float" office:value="17.6930928887377" calcext:value-type="float">
            <text:p>17.6931</text:p>
          </table:table-cell>
          <table:table-cell table:style-name="ce148" table:formula="of:=IFERROR([.E9]*(1000/[.$B$3]);&quot;&quot;)" office:value-type="float" office:value="35.3861857774753" calcext:value-type="float">
            <text:p>35.3862</text:p>
          </table:table-cell>
          <table:table-cell table:style-name="ce14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0" table:formula="of:=IFERROR([.F9]/[.B9]*1000000;&quot;&quot;)" office:value-type="float" office:value="8846.54644436884" calcext:value-type="float">
            <text:p>8846.54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0" calcext:value-type="float">
            <text:p>3080</text:p>
          </table:table-cell>
          <table:table-cell table:style-name="ce148" table:formula="of:=IFERROR([.B10]/[.D10]*[.C10];&quot;&quot;)" office:value-type="float" office:value="31.1688311688312" calcext:value-type="float">
            <text:p>31.1688</text:p>
          </table:table-cell>
          <table:table-cell table:style-name="ce148" table:formula="of:=IFERROR([.E10]*(1000/[.$B$3]);&quot;&quot;)" office:value-type="float" office:value="62.3376623376623" calcext:value-type="float">
            <text:p>62.3377</text:p>
          </table:table-cell>
          <table:table-cell table:style-name="ce14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0" table:formula="of:=IFERROR([.F10]/[.B10]*1000000;&quot;&quot;)" office:value-type="float" office:value="15584.4155844156" calcext:value-type="float">
            <text:p>15584.415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5536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3086" calcext:value-type="float">
            <text:p>3086</text:p>
          </table:table-cell>
          <table:table-cell table:style-name="ce148" table:formula="of:=IFERROR([.B11]/[.D11]*[.C11];&quot;&quot;)" office:value-type="float" office:value="31.1082307193778" calcext:value-type="float">
            <text:p>31.1082</text:p>
          </table:table-cell>
          <table:table-cell table:style-name="ce148" table:formula="of:=IFERROR([.E11]*(1000/[.$B$3]);&quot;&quot;)" office:value-type="float" office:value="62.2164614387557" calcext:value-type="float">
            <text:p>62.2165</text:p>
          </table:table-cell>
          <table:table-cell table:style-name="ce149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0" table:formula="of:=IFERROR([.F11]/[.B11]*1000000;&quot;&quot;)" office:value-type="float" office:value="15554.1153596889" calcext:value-type="float">
            <text:p>15554.115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APS-C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71" calcext:value-type="float">
            <text:p>2571</text:p>
          </table:table-cell>
          <table:table-cell table:style-name="ce148" table:formula="of:=IFERROR([.B12]/[.D12]*[.C12];&quot;&quot;)" office:value-type="float" office:value="20.4122909373784" calcext:value-type="float">
            <text:p>20.4123</text:p>
          </table:table-cell>
          <table:table-cell table:style-name="ce148" table:formula="of:=IFERROR([.E12]*(1000/[.$B$3]);&quot;&quot;)" office:value-type="float" office:value="40.8245818747569" calcext:value-type="float">
            <text:p>40.8246</text:p>
          </table:table-cell>
          <table:table-cell table:style-name="ce149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0" table:formula="of:=IFERROR([.F12]/[.B12]*1000000;&quot;&quot;)" office:value-type="float" office:value="15558.1485803189" calcext:value-type="float">
            <text:p>15558.14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RAW APS-C Continuous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2525" calcext:value-type="float">
            <text:p>2525</text:p>
          </table:table-cell>
          <table:table-cell table:style-name="ce148" table:formula="of:=IFERROR([.B13]/[.D13]*[.C13];&quot;&quot;)" office:value-type="float" office:value="14.5489108910891" calcext:value-type="float">
            <text:p>14.5489</text:p>
          </table:table-cell>
          <table:table-cell table:style-name="ce148" table:formula="of:=IFERROR([.E13]*(1000/[.$B$3]);&quot;&quot;)" office:value-type="float" office:value="29.0978217821782" calcext:value-type="float">
            <text:p>29.0978</text:p>
          </table:table-cell>
          <table:table-cell table:style-name="ce149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0" table:formula="of:=IFERROR([.F13]/[.B13]*1000000;&quot;&quot;)" office:value-type="float" office:value="11089.1089108911" calcext:value-type="float">
            <text:p>11089.10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2030" calcext:value-type="float">
            <text:p>2030</text:p>
          </table:table-cell>
          <table:table-cell table:style-name="ce148" table:formula="of:=IFERROR([.B14]/[.D14]*[.C14];&quot;&quot;)" office:value-type="float" office:value="8.51231527093596" calcext:value-type="float">
            <text:p>8.5123</text:p>
          </table:table-cell>
          <table:table-cell table:style-name="ce148" table:formula="of:=IFERROR([.E14]*(1000/[.$B$3]);&quot;&quot;)" office:value-type="float" office:value="17.0246305418719" calcext:value-type="float">
            <text:p>17.0246</text:p>
          </table:table-cell>
          <table:table-cell table:style-name="ce149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0" table:formula="of:=IFERROR([.F14]/[.B14]*1000000;&quot;&quot;)" office:value-type="float" office:value="7881.77339901478" calcext:value-type="float">
            <text:p>7881.77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611" calcext:value-type="float">
            <text:p>1611</text:p>
          </table:table-cell>
          <table:table-cell table:style-name="ce148" table:formula="of:=IFERROR([.B15]/[.D15]*[.C15];&quot;&quot;)" office:value-type="float" office:value="12.0670391061453" calcext:value-type="float">
            <text:p>12.0670</text:p>
          </table:table-cell>
          <table:table-cell table:style-name="ce148" table:formula="of:=IFERROR([.E15]*(1000/[.$B$3]);&quot;&quot;)" office:value-type="float" office:value="24.1340782122905" calcext:value-type="float">
            <text:p>24.1341</text:p>
          </table:table-cell>
          <table:table-cell table:style-name="ce149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0" table:formula="of:=IFERROR([.F15]/[.B15]*1000000;&quot;&quot;)" office:value-type="float" office:value="11173.1843575419" calcext:value-type="float">
            <text:p>11173.1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APS-C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16]/[.D16]*[.C16];&quot;&quot;)" office:value-type="float" office:value="6.76409185803758" calcext:value-type="float">
            <text:p>6.7641</text:p>
          </table:table-cell>
          <table:table-cell table:style-name="ce148" table:formula="of:=IFERROR([.E16]*(1000/[.$B$3]);&quot;&quot;)" office:value-type="float" office:value="13.5281837160752" calcext:value-type="float">
            <text:p>13.5282</text:p>
          </table:table-cell>
          <table:table-cell table:style-name="ce149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0" table:formula="of:=IFERROR([.F16]/[.B16]*1000000;&quot;&quot;)" office:value-type="float" office:value="6263.04801670146" calcext:value-type="float">
            <text:p>6263.04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APS-C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916" calcext:value-type="float">
            <text:p>1916</text:p>
          </table:table-cell>
          <table:table-cell table:style-name="ce148" table:formula="of:=IFERROR([.B17]/[.D17]*[.C17];&quot;&quot;)" office:value-type="float" office:value="6.76409185803758" calcext:value-type="float">
            <text:p>6.7641</text:p>
          </table:table-cell>
          <table:table-cell table:style-name="ce148" table:formula="of:=IFERROR([.E17]*(1000/[.$B$3]);&quot;&quot;)" office:value-type="float" office:value="13.5281837160752" calcext:value-type="float">
            <text:p>13.5282</text:p>
          </table:table-cell>
          <table:table-cell table:style-name="ce149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0" table:formula="of:=IFERROR([.F17]/[.B17]*1000000;&quot;&quot;)" office:value-type="float" office:value="6263.04801670146" calcext:value-type="float">
            <text:p>6263.048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18]/[.D18]*[.C18];&quot;&quot;)" office:value-type="float" office:value="3.48387096774194" calcext:value-type="float">
            <text:p>3.4839</text:p>
          </table:table-cell>
          <table:table-cell table:style-name="ce148" table:formula="of:=IFERROR([.E18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0" table:formula="of:=IFERROR([.F18]/[.B18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2" calcext:value-type="float">
            <text:p>622</text:p>
          </table:table-cell>
          <table:table-cell table:style-name="ce148" table:formula="of:=IFERROR([.B19]/[.D19]*[.C19];&quot;&quot;)" office:value-type="float" office:value="3.47266881028939" calcext:value-type="float">
            <text:p>3.4727</text:p>
          </table:table-cell>
          <table:table-cell table:style-name="ce148" table:formula="of:=IFERROR([.E19]*(1000/[.$B$3]);&quot;&quot;)" office:value-type="float" office:value="6.94533762057878" calcext:value-type="float">
            <text:p>6.9453</text:p>
          </table:table-cell>
          <table:table-cell table:style-name="ce149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0" table:formula="of:=IFERROR([.F19]/[.B19]*1000000;&quot;&quot;)" office:value-type="float" office:value="6430.86816720257" calcext:value-type="float">
            <text:p>6430.86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0]/[.D20]*[.C20];&quot;&quot;)" office:value-type="float" office:value="3.48387096774194" calcext:value-type="float">
            <text:p>3.4839</text:p>
          </table:table-cell>
          <table:table-cell table:style-name="ce148" table:formula="of:=IFERROR([.E20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0" table:formula="of:=IFERROR([.F20]/[.B20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20" calcext:value-type="float">
            <text:p>620</text:p>
          </table:table-cell>
          <table:table-cell table:style-name="ce148" table:formula="of:=IFERROR([.B21]/[.D21]*[.C21];&quot;&quot;)" office:value-type="float" office:value="3.48387096774194" calcext:value-type="float">
            <text:p>3.4839</text:p>
          </table:table-cell>
          <table:table-cell table:style-name="ce148" table:formula="of:=IFERROR([.E21]*(1000/[.$B$3]);&quot;&quot;)" office:value-type="float" office:value="6.96774193548387" calcext:value-type="float">
            <text:p>6.9677</text:p>
          </table:table-cell>
          <table:table-cell table:style-name="ce149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0" table:formula="of:=IFERROR([.F21]/[.B21]*1000000;&quot;&quot;)" office:value-type="float" office:value="6451.61290322581" calcext:value-type="float">
            <text:p>6451.612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2]/[.D22]*[.C22];&quot;&quot;)" office:value-type="float" office:value="3.38557993730408" calcext:value-type="float">
            <text:p>3.3856</text:p>
          </table:table-cell>
          <table:table-cell table:style-name="ce148" table:formula="of:=IFERROR([.E22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0" table:formula="of:=IFERROR([.F22]/[.B22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3]/[.D23]*[.C23];&quot;&quot;)" office:value-type="float" office:value="3.38557993730408" calcext:value-type="float">
            <text:p>3.3856</text:p>
          </table:table-cell>
          <table:table-cell table:style-name="ce148" table:formula="of:=IFERROR([.E23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0" table:formula="of:=IFERROR([.F23]/[.B23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8" calcext:value-type="float">
            <text:p>638</text:p>
          </table:table-cell>
          <table:table-cell table:style-name="ce148" table:formula="of:=IFERROR([.B24]/[.D24]*[.C24];&quot;&quot;)" office:value-type="float" office:value="3.38557993730408" calcext:value-type="float">
            <text:p>3.3856</text:p>
          </table:table-cell>
          <table:table-cell table:style-name="ce148" table:formula="of:=IFERROR([.E24]*(1000/[.$B$3]);&quot;&quot;)" office:value-type="float" office:value="6.77115987460815" calcext:value-type="float">
            <text:p>6.7712</text:p>
          </table:table-cell>
          <table:table-cell table:style-name="ce149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0" table:formula="of:=IFERROR([.F24]/[.B24]*1000000;&quot;&quot;)" office:value-type="float" office:value="6269.59247648903" calcext:value-type="float">
            <text:p>6269.59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39" calcext:value-type="float">
            <text:p>639</text:p>
          </table:table-cell>
          <table:table-cell table:style-name="ce148" table:formula="of:=IFERROR([.B25]/[.D25]*[.C25];&quot;&quot;)" office:value-type="float" office:value="3.38028169014084" calcext:value-type="float">
            <text:p>3.3803</text:p>
          </table:table-cell>
          <table:table-cell table:style-name="ce148" table:formula="of:=IFERROR([.E25]*(1000/[.$B$3]);&quot;&quot;)" office:value-type="float" office:value="6.76056338028169" calcext:value-type="float">
            <text:p>6.7606</text:p>
          </table:table-cell>
          <table:table-cell table:style-name="ce149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0" table:formula="of:=IFERROR([.F25]/[.B25]*1000000;&quot;&quot;)" office:value-type="float" office:value="6259.78090766823" calcext:value-type="float">
            <text:p>6259.78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2" calcext:value-type="float">
            <text:p>4982</text:p>
          </table:table-cell>
          <table:table-cell table:style-name="ce148" table:formula="of:=IFERROR([.B6]/[.D6]*[.C6];&quot;&quot;)" office:value-type="float" office:value="39.3914090726616" calcext:value-type="float">
            <text:p>39.3914</text:p>
          </table:table-cell>
          <table:table-cell table:style-name="ce148" table:formula="of:=IFERROR([.E6]*(1000/[.$B$3]);&quot;&quot;)" office:value-type="float" office:value="78.7828181453232" calcext:value-type="float">
            <text:p>78.7828</text:p>
          </table:table-cell>
          <table:table-cell table:style-name="ce149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50" table:formula="of:=IFERROR([.F6]/[.B6]*1000000;&quot;&quot;)" office:value-type="float" office:value="14853.4725010036" calcext:value-type="float">
            <text:p>14853.4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0" calcext:value-type="float">
            <text:p>4980</text:p>
          </table:table-cell>
          <table:table-cell table:style-name="ce148" table:formula="of:=IFERROR([.B7]/[.D7]*[.C7];&quot;&quot;)" office:value-type="float" office:value="39.4072289156626" calcext:value-type="float">
            <text:p>39.4072</text:p>
          </table:table-cell>
          <table:table-cell table:style-name="ce148" table:formula="of:=IFERROR([.E7]*(1000/[.$B$3]);&quot;&quot;)" office:value-type="float" office:value="78.8144578313253" calcext:value-type="float">
            <text:p>78.8145</text:p>
          </table:table-cell>
          <table:table-cell table:style-name="ce149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50" table:formula="of:=IFERROR([.F7]/[.B7]*1000000;&quot;&quot;)" office:value-type="float" office:value="14859.437751004" calcext:value-type="float">
            <text:p>14859.4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75" calcext:value-type="float">
            <text:p>4975</text:p>
          </table:table-cell>
          <table:table-cell table:style-name="ce148" table:formula="of:=IFERROR([.B8]/[.D8]*[.C8];&quot;&quot;)" office:value-type="float" office:value="39.4468341708543" calcext:value-type="float">
            <text:p>39.4468</text:p>
          </table:table-cell>
          <table:table-cell table:style-name="ce148" table:formula="of:=IFERROR([.E8]*(1000/[.$B$3]);&quot;&quot;)" office:value-type="float" office:value="78.8936683417086" calcext:value-type="float">
            <text:p>78.8937</text:p>
          </table:table-cell>
          <table:table-cell table:style-name="ce149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50" table:formula="of:=IFERROR([.F8]/[.B8]*1000000;&quot;&quot;)" office:value-type="float" office:value="14874.3718592965" calcext:value-type="float">
            <text:p>14874.37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4982" calcext:value-type="float">
            <text:p>4982</text:p>
          </table:table-cell>
          <table:table-cell table:style-name="ce148" table:formula="of:=IFERROR([.B9]/[.D9]*[.C9];&quot;&quot;)" office:value-type="float" office:value="39.3914090726616" calcext:value-type="float">
            <text:p>39.3914</text:p>
          </table:table-cell>
          <table:table-cell table:style-name="ce148" table:formula="of:=IFERROR([.E9]*(1000/[.$B$3]);&quot;&quot;)" office:value-type="float" office:value="78.7828181453232" calcext:value-type="float">
            <text:p>78.7828</text:p>
          </table:table-cell>
          <table:table-cell table:style-name="ce149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50" table:formula="of:=IFERROR([.F9]/[.B9]*1000000;&quot;&quot;)" office:value-type="float" office:value="14853.4725010036" calcext:value-type="float">
            <text:p>14853.472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3339" calcext:value-type="float">
            <text:p>3339</text:p>
          </table:table-cell>
          <table:table-cell table:style-name="ce148" table:formula="of:=IFERROR([.B10]/[.D10]*[.C10];&quot;&quot;)" office:value-type="float" office:value="1.5884995507637" calcext:value-type="float">
            <text:p>1.5885</text:p>
          </table:table-cell>
          <table:table-cell table:style-name="ce148" table:formula="of:=IFERROR([.E10]*(1000/[.$B$3]);&quot;&quot;)" office:value-type="float" office:value="3.1769991015274" calcext:value-type="float">
            <text:p>3.1770</text:p>
          </table:table-cell>
          <table:table-cell table:style-name="ce149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50" table:formula="of:=IFERROR([.F10]/[.B10]*1000000;&quot;&quot;)" office:value-type="float" office:value="598.981731057203" calcext:value-type="float">
            <text:p>598.98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ully Mechanical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576" calcext:value-type="float">
            <text:p>2576</text:p>
          </table:table-cell>
          <table:table-cell table:style-name="ce148" table:formula="of:=IFERROR([.B11]/[.D11]*[.C11];&quot;&quot;)" office:value-type="float" office:value="2.05900621118012" calcext:value-type="float">
            <text:p>2.0590</text:p>
          </table:table-cell>
          <table:table-cell table:style-name="ce148" table:formula="of:=IFERROR([.E11]*(1000/[.$B$3]);&quot;&quot;)" office:value-type="float" office:value="4.11801242236025" calcext:value-type="float">
            <text:p>4.1180</text:p>
          </table:table-cell>
          <table:table-cell table:style-name="ce149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50" table:formula="of:=IFERROR([.F11]/[.B11]*1000000;&quot;&quot;)" office:value-type="float" office:value="776.39751552795" calcext:value-type="float">
            <text:p>776.397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950" calcext:value-type="float">
            <text:p>1950</text:p>
          </table:table-cell>
          <table:table-cell table:style-name="ce148" table:formula="of:=IFERROR([.B12]/[.D12]*[.C12];&quot;&quot;)" office:value-type="float" office:value="15.5076923076923" calcext:value-type="float">
            <text:p>15.5077</text:p>
          </table:table-cell>
          <table:table-cell table:style-name="ce148" table:formula="of:=IFERROR([.E12]*(1000/[.$B$3]);&quot;&quot;)" office:value-type="float" office:value="31.0153846153846" calcext:value-type="float">
            <text:p>31.0154</text:p>
          </table:table-cell>
          <table:table-cell table:style-name="ce149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50" table:formula="of:=IFERROR([.F12]/[.B12]*1000000;&quot;&quot;)" office:value-type="float" office:value="14358.9743589744" calcext:value-type="float">
            <text:p>14358.97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946" calcext:value-type="float">
            <text:p>1946</text:p>
          </table:table-cell>
          <table:table-cell table:style-name="ce148" table:formula="of:=IFERROR([.B13]/[.D13]*[.C13];&quot;&quot;)" office:value-type="float" office:value="15.5395683453237" calcext:value-type="float">
            <text:p>15.5396</text:p>
          </table:table-cell>
          <table:table-cell table:style-name="ce148" table:formula="of:=IFERROR([.E13]*(1000/[.$B$3]);&quot;&quot;)" office:value-type="float" office:value="31.0791366906475" calcext:value-type="float">
            <text:p>31.0791</text:p>
          </table:table-cell>
          <table:table-cell table:style-name="ce149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50" table:formula="of:=IFERROR([.F13]/[.B13]*1000000;&quot;&quot;)" office:value-type="float" office:value="14388.4892086331" calcext:value-type="float">
            <text:p>14388.48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007" calcext:value-type="float">
            <text:p>1007</text:p>
          </table:table-cell>
          <table:table-cell table:style-name="ce148" table:formula="of:=IFERROR([.B14]/[.D14]*[.C14];&quot;&quot;)" office:value-type="float" office:value="7.50744786494538" calcext:value-type="float">
            <text:p>7.5074</text:p>
          </table:table-cell>
          <table:table-cell table:style-name="ce148" table:formula="of:=IFERROR([.E14]*(1000/[.$B$3]);&quot;&quot;)" office:value-type="float" office:value="15.0148957298908" calcext:value-type="float">
            <text:p>15.0149</text:p>
          </table:table-cell>
          <table:table-cell table:style-name="ce149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50" table:formula="of:=IFERROR([.F14]/[.B14]*1000000;&quot;&quot;)" office:value-type="float" office:value="13902.6812313803" calcext:value-type="float">
            <text:p>13902.68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63" calcext:value-type="float">
            <text:p>863</text:p>
          </table:table-cell>
          <table:table-cell table:style-name="ce148" table:formula="of:=IFERROR([.B15]/[.D15]*[.C15];&quot;&quot;)" office:value-type="float" office:value="7.50869061413673" calcext:value-type="float">
            <text:p>7.5087</text:p>
          </table:table-cell>
          <table:table-cell table:style-name="ce148" table:formula="of:=IFERROR([.E15]*(1000/[.$B$3]);&quot;&quot;)" office:value-type="float" office:value="15.0173812282735" calcext:value-type="float">
            <text:p>15.0174</text:p>
          </table:table-cell>
          <table:table-cell table:style-name="ce149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50" table:formula="of:=IFERROR([.F15]/[.B15]*1000000;&quot;&quot;)" office:value-type="float" office:value="13904.9826187717" calcext:value-type="float">
            <text:p>13904.98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39" calcext:value-type="float">
            <text:p>839</text:p>
          </table:table-cell>
          <table:table-cell table:style-name="ce148" table:formula="of:=IFERROR([.B16]/[.D16]*[.C16];&quot;&quot;)" office:value-type="float" office:value="7.72348033373063" calcext:value-type="float">
            <text:p>7.7235</text:p>
          </table:table-cell>
          <table:table-cell table:style-name="ce148" table:formula="of:=IFERROR([.E16]*(1000/[.$B$3]);&quot;&quot;)" office:value-type="float" office:value="15.4469606674613" calcext:value-type="float">
            <text:p>15.4470</text:p>
          </table:table-cell>
          <table:table-cell table:style-name="ce149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50" table:formula="of:=IFERROR([.F16]/[.B16]*1000000;&quot;&quot;)" office:value-type="float" office:value="14302.7413587604" calcext:value-type="float">
            <text:p>14302.74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720 120p</text:p>
          </table:table-cell>
          <table:table-cell table:style-name="ce140" office:value-type="float" office:value="720" calcext:value-type="float">
            <text:p>72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611" calcext:value-type="float">
            <text:p>611</text:p>
          </table:table-cell>
          <table:table-cell table:style-name="ce148" table:formula="of:=IFERROR([.B17]/[.D17]*[.C17];&quot;&quot;)" office:value-type="float" office:value="3.53518821603928" calcext:value-type="float">
            <text:p>3.5352</text:p>
          </table:table-cell>
          <table:table-cell table:style-name="ce148" table:formula="of:=IFERROR([.E17]*(1000/[.$B$3]);&quot;&quot;)" office:value-type="float" office:value="7.07037643207856" calcext:value-type="float">
            <text:p>7.0704</text:p>
          </table:table-cell>
          <table:table-cell table:style-name="ce149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50" table:formula="of:=IFERROR([.F17]/[.B17]*1000000;&quot;&quot;)" office:value-type="float" office:value="9819.96726677578" calcext:value-type="float">
            <text:p>9819.967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09" calcext:value-type="float">
            <text:p>4109</text:p>
          </table:table-cell>
          <table:table-cell table:style-name="ce148" table:formula="of:=IFERROR([.B6]/[.D6]*[.C6];&quot;&quot;)" office:value-type="float" office:value="34.8522754928206" calcext:value-type="float">
            <text:p>34.8523</text:p>
          </table:table-cell>
          <table:table-cell table:style-name="ce148" table:formula="of:=IFERROR([.E6]*(1000/[.$B$3]);&quot;&quot;)" office:value-type="float" office:value="69.7045509856413" calcext:value-type="float">
            <text:p>69.7046</text:p>
          </table:table-cell>
          <table:table-cell table:style-name="ce149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50" table:formula="of:=IFERROR([.F6]/[.B6]*1000000;&quot;&quot;)" office:value-type="float" office:value="13141.8836699927" calcext:value-type="float">
            <text:p>13141.88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08" calcext:value-type="float">
            <text:p>4108</text:p>
          </table:table-cell>
          <table:table-cell table:style-name="ce148" table:formula="of:=IFERROR([.B7]/[.D7]*[.C7];&quot;&quot;)" office:value-type="float" office:value="34.8607594936709" calcext:value-type="float">
            <text:p>34.8608</text:p>
          </table:table-cell>
          <table:table-cell table:style-name="ce148" table:formula="of:=IFERROR([.E7]*(1000/[.$B$3]);&quot;&quot;)" office:value-type="float" office:value="69.7215189873418" calcext:value-type="float">
            <text:p>69.7215</text:p>
          </table:table-cell>
          <table:table-cell table:style-name="ce149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50" table:formula="of:=IFERROR([.F7]/[.B7]*1000000;&quot;&quot;)" office:value-type="float" office:value="13145.0827653359" calcext:value-type="float">
            <text:p>13145.08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4110" calcext:value-type="float">
            <text:p>4110</text:p>
          </table:table-cell>
          <table:table-cell table:style-name="ce148" table:formula="of:=IFERROR([.B8]/[.D8]*[.C8];&quot;&quot;)" office:value-type="float" office:value="34.843795620438" calcext:value-type="float">
            <text:p>34.8438</text:p>
          </table:table-cell>
          <table:table-cell table:style-name="ce148" table:formula="of:=IFERROR([.E8]*(1000/[.$B$3]);&quot;&quot;)" office:value-type="float" office:value="69.6875912408759" calcext:value-type="float">
            <text:p>69.6876</text:p>
          </table:table-cell>
          <table:table-cell table:style-name="ce149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50" table:formula="of:=IFERROR([.F8]/[.B8]*1000000;&quot;&quot;)" office:value-type="float" office:value="13138.6861313869" calcext:value-type="float">
            <text:p>13138.686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37" calcext:value-type="float">
            <text:p>4037</text:p>
          </table:table-cell>
          <table:table-cell table:style-name="ce148" table:formula="of:=IFERROR([.B9]/[.D9]*[.C9];&quot;&quot;)" office:value-type="float" office:value="19.7077037404013" calcext:value-type="float">
            <text:p>19.7077</text:p>
          </table:table-cell>
          <table:table-cell table:style-name="ce148" table:formula="of:=IFERROR([.E9]*(1000/[.$B$3]);&quot;&quot;)" office:value-type="float" office:value="39.4154074808026" calcext:value-type="float">
            <text:p>39.4154</text:p>
          </table:table-cell>
          <table:table-cell table:style-name="ce149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50" table:formula="of:=IFERROR([.F9]/[.B9]*1000000;&quot;&quot;)" office:value-type="float" office:value="7431.26083725539" calcext:value-type="float">
            <text:p>7431.260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02k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2742" calcext:value-type="float">
            <text:p>2742</text:p>
          </table:table-cell>
          <table:table-cell table:style-name="ce148" table:formula="of:=IFERROR([.B10]/[.D10]*[.C10];&quot;&quot;)" office:value-type="float" office:value="34.8183807439825" calcext:value-type="float">
            <text:p>34.8184</text:p>
          </table:table-cell>
          <table:table-cell table:style-name="ce148" table:formula="of:=IFERROR([.E10]*(1000/[.$B$3]);&quot;&quot;)" office:value-type="float" office:value="69.636761487965" calcext:value-type="float">
            <text:p>69.6368</text:p>
          </table:table-cell>
          <table:table-cell table:style-name="ce149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50" table:formula="of:=IFERROR([.F10]/[.B10]*1000000;&quot;&quot;)" office:value-type="float" office:value="13129.102844639" calcext:value-type="float">
            <text:p>13129.10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30" calcext:value-type="float">
            <text:p>4030</text:p>
          </table:table-cell>
          <table:table-cell table:style-name="ce148" table:formula="of:=IFERROR([.B11]/[.D11]*[.C11];&quot;&quot;)" office:value-type="float" office:value="19.741935483871" calcext:value-type="float">
            <text:p>19.7419</text:p>
          </table:table-cell>
          <table:table-cell table:style-name="ce148" table:formula="of:=IFERROR([.E11]*(1000/[.$B$3]);&quot;&quot;)" office:value-type="float" office:value="39.4838709677419" calcext:value-type="float">
            <text:p>39.4839</text:p>
          </table:table-cell>
          <table:table-cell table:style-name="ce149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50" table:formula="of:=IFERROR([.F11]/[.B11]*1000000;&quot;&quot;)" office:value-type="float" office:value="7444.16873449132" calcext:value-type="float">
            <text:p>7444.168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EFCS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820" calcext:value-type="float">
            <text:p>2820</text:p>
          </table:table-cell>
          <table:table-cell table:style-name="ce148" table:formula="of:=IFERROR([.B12]/[.D12]*[.C12];&quot;&quot;)" office:value-type="float" office:value="1.88085106382979" calcext:value-type="float">
            <text:p>1.8809</text:p>
          </table:table-cell>
          <table:table-cell table:style-name="ce148" table:formula="of:=IFERROR([.E12]*(1000/[.$B$3]);&quot;&quot;)" office:value-type="float" office:value="3.76170212765957" calcext:value-type="float">
            <text:p>3.7617</text:p>
          </table:table-cell>
          <table:table-cell table:style-name="ce149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50" table:formula="of:=IFERROR([.F12]/[.B12]*1000000;&quot;&quot;)" office:value-type="float" office:value="709.219858156028" calcext:value-type="float">
            <text:p>709.219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Fully Mechanical</text:p>
          </table:table-cell>
          <table:table-cell table:style-name="ce140" office:value-type="float" office:value="5304" calcext:value-type="float">
            <text:p>530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883" calcext:value-type="float">
            <text:p>2883</text:p>
          </table:table-cell>
          <table:table-cell table:style-name="ce148" table:formula="of:=IFERROR([.B13]/[.D13]*[.C13];&quot;&quot;)" office:value-type="float" office:value="1.83975026014568" calcext:value-type="float">
            <text:p>1.8398</text:p>
          </table:table-cell>
          <table:table-cell table:style-name="ce148" table:formula="of:=IFERROR([.E13]*(1000/[.$B$3]);&quot;&quot;)" office:value-type="float" office:value="3.67950052029136" calcext:value-type="float">
            <text:p>3.6795</text:p>
          </table:table-cell>
          <table:table-cell table:style-name="ce149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50" table:formula="of:=IFERROR([.F13]/[.B13]*1000000;&quot;&quot;)" office:value-type="float" office:value="693.721817551162" calcext:value-type="float">
            <text:p>693.721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6" calcext:value-type="float">
            <text:p>1946</text:p>
          </table:table-cell>
          <table:table-cell table:style-name="ce148" table:formula="of:=IFERROR([.B14]/[.D14]*[.C14];&quot;&quot;)" office:value-type="float" office:value="7.76978417266187" calcext:value-type="float">
            <text:p>7.7698</text:p>
          </table:table-cell>
          <table:table-cell table:style-name="ce148" table:formula="of:=IFERROR([.E14]*(1000/[.$B$3]);&quot;&quot;)" office:value-type="float" office:value="15.5395683453237" calcext:value-type="float">
            <text:p>15.5396</text:p>
          </table:table-cell>
          <table:table-cell table:style-name="ce149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50" table:formula="of:=IFERROR([.F14]/[.B14]*1000000;&quot;&quot;)" office:value-type="float" office:value="7194.24460431655" calcext:value-type="float">
            <text:p>7194.24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7" calcext:value-type="float">
            <text:p>1947</text:p>
          </table:table-cell>
          <table:table-cell table:style-name="ce148" table:formula="of:=IFERROR([.B15]/[.D15]*[.C15];&quot;&quot;)" office:value-type="float" office:value="7.76579352850539" calcext:value-type="float">
            <text:p>7.7658</text:p>
          </table:table-cell>
          <table:table-cell table:style-name="ce148" table:formula="of:=IFERROR([.E15]*(1000/[.$B$3]);&quot;&quot;)" office:value-type="float" office:value="15.5315870570108" calcext:value-type="float">
            <text:p>15.5316</text:p>
          </table:table-cell>
          <table:table-cell table:style-name="ce149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50" table:formula="of:=IFERROR([.F15]/[.B15]*1000000;&quot;&quot;)" office:value-type="float" office:value="7190.54956343092" calcext:value-type="float">
            <text:p>7190.549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6" calcext:value-type="float">
            <text:p>576</text:p>
          </table:table-cell>
          <table:table-cell table:style-name="ce148" table:formula="of:=IFERROR([.B16]/[.D16]*[.C16];&quot;&quot;)" office:value-type="float" office:value="3.75" calcext:value-type="float">
            <text:p>3.7500</text:p>
          </table:table-cell>
          <table:table-cell table:style-name="ce148" table:formula="of:=IFERROR([.E16]*(1000/[.$B$3]);&quot;&quot;)" office:value-type="float" office:value="7.5" calcext:value-type="float">
            <text:p>7.5000</text:p>
          </table:table-cell>
          <table:table-cell table:style-name="ce149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50" table:formula="of:=IFERROR([.F16]/[.B16]*1000000;&quot;&quot;)" office:value-type="float" office:value="6944.44444444444" calcext:value-type="float">
            <text:p>6944.44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18" calcext:value-type="float">
            <text:p>818</text:p>
          </table:table-cell>
          <table:table-cell table:style-name="ce148" table:formula="of:=IFERROR([.B17]/[.D17]*[.C17];&quot;&quot;)" office:value-type="float" office:value="3.96088019559902" calcext:value-type="float">
            <text:p>3.9609</text:p>
          </table:table-cell>
          <table:table-cell table:style-name="ce148" table:formula="of:=IFERROR([.E17]*(1000/[.$B$3]);&quot;&quot;)" office:value-type="float" office:value="7.92176039119804" calcext:value-type="float">
            <text:p>7.9218</text:p>
          </table:table-cell>
          <table:table-cell table:style-name="ce149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50" table:formula="of:=IFERROR([.F17]/[.B17]*1000000;&quot;&quot;)" office:value-type="float" office:value="7334.96332518337" calcext:value-type="float">
            <text:p>7334.96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16" calcext:value-type="float">
            <text:p>816</text:p>
          </table:table-cell>
          <table:table-cell table:style-name="ce148" table:formula="of:=IFERROR([.B18]/[.D18]*[.C18];&quot;&quot;)" office:value-type="float" office:value="3.97058823529412" calcext:value-type="float">
            <text:p>3.9706</text:p>
          </table:table-cell>
          <table:table-cell table:style-name="ce148" table:formula="of:=IFERROR([.E18]*(1000/[.$B$3]);&quot;&quot;)" office:value-type="float" office:value="7.94117647058824" calcext:value-type="float">
            <text:p>7.9412</text:p>
          </table:table-cell>
          <table:table-cell table:style-name="ce149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50" table:formula="of:=IFERROR([.F18]/[.B18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09" calcext:value-type="float">
            <text:p>509</text:p>
          </table:table-cell>
          <table:table-cell table:style-name="ce148" table:formula="of:=IFERROR([.B19]/[.D19]*[.C19];&quot;&quot;)" office:value-type="float" office:value="4.24361493123772" calcext:value-type="float">
            <text:p>4.2436</text:p>
          </table:table-cell>
          <table:table-cell table:style-name="ce148" table:formula="of:=IFERROR([.E19]*(1000/[.$B$3]);&quot;&quot;)" office:value-type="float" office:value="8.48722986247544" calcext:value-type="float">
            <text:p>8.4872</text:p>
          </table:table-cell>
          <table:table-cell table:style-name="ce149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50" table:formula="of:=IFERROR([.F19]/[.B19]*1000000;&quot;&quot;)" office:value-type="float" office:value="7858.54616895874" calcext:value-type="float">
            <text:p>7858.54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2" calcext:value-type="float">
            <text:p>4422</text:p>
          </table:table-cell>
          <table:table-cell table:style-name="ce148" table:formula="of:=IFERROR([.B6]/[.D6]*[.C6];&quot;&quot;)" office:value-type="float" office:value="50.1492537313433" calcext:value-type="float">
            <text:p>50.1493</text:p>
          </table:table-cell>
          <table:table-cell table:style-name="ce148" table:formula="of:=IFERROR([.E6]*(1000/[.$B$3]);&quot;&quot;)" office:value-type="float" office:value="100.298507462687" calcext:value-type="float">
            <text:p>100.2985</text:p>
          </table:table-cell>
          <table:table-cell table:style-name="ce14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0" table:formula="of:=IFERROR([.F6]/[.B6]*1000000;&quot;&quot;)" office:value-type="float" office:value="15829.9412030755" calcext:value-type="float">
            <text:p>15829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6" calcext:value-type="float">
            <text:p>4426</text:p>
          </table:table-cell>
          <table:table-cell table:style-name="ce148" table:formula="of:=IFERROR([.B7]/[.D7]*[.C7];&quot;&quot;)" office:value-type="float" office:value="50.1039313149571" calcext:value-type="float">
            <text:p>50.1039</text:p>
          </table:table-cell>
          <table:table-cell table:style-name="ce148" table:formula="of:=IFERROR([.E7]*(1000/[.$B$3]);&quot;&quot;)" office:value-type="float" office:value="100.207862629914" calcext:value-type="float">
            <text:p>100.2079</text:p>
          </table:table-cell>
          <table:table-cell table:style-name="ce14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0" table:formula="of:=IFERROR([.F7]/[.B7]*1000000;&quot;&quot;)" office:value-type="float" office:value="15815.6348847718" calcext:value-type="float">
            <text:p>15815.634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4165" calcext:value-type="float">
            <text:p>4165</text:p>
          </table:table-cell>
          <table:table-cell table:style-name="ce148" table:formula="of:=IFERROR([.B8]/[.D8]*[.C8];&quot;&quot;)" office:value-type="float" office:value="27.3824729891957" calcext:value-type="float">
            <text:p>27.3825</text:p>
          </table:table-cell>
          <table:table-cell table:style-name="ce148" table:formula="of:=IFERROR([.E8]*(1000/[.$B$3]);&quot;&quot;)" office:value-type="float" office:value="54.7649459783914" calcext:value-type="float">
            <text:p>54.7649</text:p>
          </table:table-cell>
          <table:table-cell table:style-name="ce14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0" table:formula="of:=IFERROR([.F8]/[.B8]*1000000;&quot;&quot;)" office:value-type="float" office:value="8643.45738295318" calcext:value-type="float">
            <text:p>8643.45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4298" calcext:value-type="float">
            <text:p>4298</text:p>
          </table:table-cell>
          <table:table-cell table:style-name="ce148" table:formula="of:=IFERROR([.B9]/[.D9]*[.C9];&quot;&quot;)" office:value-type="float" office:value="50.1219171707771" calcext:value-type="float">
            <text:p>50.1219</text:p>
          </table:table-cell>
          <table:table-cell table:style-name="ce148" table:formula="of:=IFERROR([.E9]*(1000/[.$B$3]);&quot;&quot;)" office:value-type="float" office:value="100.243834341554" calcext:value-type="float">
            <text:p>100.2438</text:p>
          </table:table-cell>
          <table:table-cell table:style-name="ce14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0" table:formula="of:=IFERROR([.F9]/[.B9]*1000000;&quot;&quot;)" office:value-type="float" office:value="15821.3122382503" calcext:value-type="float">
            <text:p>15821.312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4k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428" calcext:value-type="float">
            <text:p>4428</text:p>
          </table:table-cell>
          <table:table-cell table:style-name="ce148" table:formula="of:=IFERROR([.B10]/[.D10]*[.C10];&quot;&quot;)" office:value-type="float" office:value="50.0813008130081" calcext:value-type="float">
            <text:p>50.0813</text:p>
          </table:table-cell>
          <table:table-cell table:style-name="ce148" table:formula="of:=IFERROR([.E10]*(1000/[.$B$3]);&quot;&quot;)" office:value-type="float" office:value="100.162601626016" calcext:value-type="float">
            <text:p>100.1626</text:p>
          </table:table-cell>
          <table:table-cell table:style-name="ce14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0" table:formula="of:=IFERROR([.F10]/[.B10]*1000000;&quot;&quot;)" office:value-type="float" office:value="15808.4914182475" calcext:value-type="float">
            <text:p>15808.491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4161" calcext:value-type="float">
            <text:p>4161</text:p>
          </table:table-cell>
          <table:table-cell table:style-name="ce148" table:formula="of:=IFERROR([.B11]/[.D11]*[.C11];&quot;&quot;)" office:value-type="float" office:value="27.408795962509" calcext:value-type="float">
            <text:p>27.4088</text:p>
          </table:table-cell>
          <table:table-cell table:style-name="ce148" table:formula="of:=IFERROR([.E11]*(1000/[.$B$3]);&quot;&quot;)" office:value-type="float" office:value="54.817591925018" calcext:value-type="float">
            <text:p>54.8176</text:p>
          </table:table-cell>
          <table:table-cell table:style-name="ce14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0" table:formula="of:=IFERROR([.F11]/[.B11]*1000000;&quot;&quot;)" office:value-type="float" office:value="8651.76640230714" calcext:value-type="float">
            <text:p>8651.76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2066" calcext:value-type="float">
            <text:p>2066</text:p>
          </table:table-cell>
          <table:table-cell table:style-name="ce148" table:formula="of:=IFERROR([.B12]/[.D12]*[.C12];&quot;&quot;)" office:value-type="float" office:value="12.5459825750242" calcext:value-type="float">
            <text:p>12.5460</text:p>
          </table:table-cell>
          <table:table-cell table:style-name="ce148" table:formula="of:=IFERROR([.E12]*(1000/[.$B$3]);&quot;&quot;)" office:value-type="float" office:value="25.0919651500484" calcext:value-type="float">
            <text:p>25.0920</text:p>
          </table:table-cell>
          <table:table-cell table:style-name="ce14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0" table:formula="of:=IFERROR([.F12]/[.B12]*1000000;&quot;&quot;)" office:value-type="float" office:value="11616.6505324298" calcext:value-type="float">
            <text:p>11616.65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36" calcext:value-type="float">
            <text:p>2036</text:p>
          </table:table-cell>
          <table:table-cell table:style-name="ce148" table:formula="of:=IFERROR([.B13]/[.D13]*[.C13];&quot;&quot;)" office:value-type="float" office:value="15.9135559921415" calcext:value-type="float">
            <text:p>15.9136</text:p>
          </table:table-cell>
          <table:table-cell table:style-name="ce148" table:formula="of:=IFERROR([.E13]*(1000/[.$B$3]);&quot;&quot;)" office:value-type="float" office:value="31.8271119842829" calcext:value-type="float">
            <text:p>31.8271</text:p>
          </table:table-cell>
          <table:table-cell table:style-name="ce14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0" table:formula="of:=IFERROR([.F13]/[.B13]*1000000;&quot;&quot;)" office:value-type="float" office:value="14734.7740667976" calcext:value-type="float">
            <text:p>14734.774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91" calcext:value-type="float">
            <text:p>591</text:p>
          </table:table-cell>
          <table:table-cell table:style-name="ce148" table:formula="of:=IFERROR([.B14]/[.D14]*[.C14];&quot;&quot;)" office:value-type="float" office:value="3.65482233502538" calcext:value-type="float">
            <text:p>3.6548</text:p>
          </table:table-cell>
          <table:table-cell table:style-name="ce148" table:formula="of:=IFERROR([.E14]*(1000/[.$B$3]);&quot;&quot;)" office:value-type="float" office:value="7.30964467005076" calcext:value-type="float">
            <text:p>7.3096</text:p>
          </table:table-cell>
          <table:table-cell table:style-name="ce14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0" table:formula="of:=IFERROR([.F14]/[.B14]*1000000;&quot;&quot;)" office:value-type="float" office:value="6768.18950930626" calcext:value-type="float">
            <text:p>6768.189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833" calcext:value-type="float">
            <text:p>833</text:p>
          </table:table-cell>
          <table:table-cell table:style-name="ce148" table:formula="of:=IFERROR([.B15]/[.D15]*[.C15];&quot;&quot;)" office:value-type="float" office:value="6.48259303721489" calcext:value-type="float">
            <text:p>6.4826</text:p>
          </table:table-cell>
          <table:table-cell table:style-name="ce148" table:formula="of:=IFERROR([.E15]*(1000/[.$B$3]);&quot;&quot;)" office:value-type="float" office:value="12.9651860744298" calcext:value-type="float">
            <text:p>12.9652</text:p>
          </table:table-cell>
          <table:table-cell table:style-name="ce14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0" table:formula="of:=IFERROR([.F15]/[.B15]*1000000;&quot;&quot;)" office:value-type="float" office:value="12004.8019207683" calcext:value-type="float">
            <text:p>12004.80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16]/[.D16]*[.C16];&quot;&quot;)" office:value-type="float" office:value="6.4767616191904" calcext:value-type="float">
            <text:p>6.4768</text:p>
          </table:table-cell>
          <table:table-cell table:style-name="ce148" table:formula="of:=IFERROR([.E16]*(1000/[.$B$3]);&quot;&quot;)" office:value-type="float" office:value="12.9535232383808" calcext:value-type="float">
            <text:p>12.9535</text:p>
          </table:table-cell>
          <table:table-cell table:style-name="ce14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0" table:formula="of:=IFERROR([.F16]/[.B16]*1000000;&quot;&quot;)" office:value-type="float" office:value="11994.0029985008" calcext:value-type="float">
            <text:p>11994.0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7" calcext:value-type="float">
            <text:p>667</text:p>
          </table:table-cell>
          <table:table-cell table:style-name="ce148" table:formula="of:=IFERROR([.B17]/[.D17]*[.C17];&quot;&quot;)" office:value-type="float" office:value="6.4767616191904" calcext:value-type="float">
            <text:p>6.4768</text:p>
          </table:table-cell>
          <table:table-cell table:style-name="ce148" table:formula="of:=IFERROR([.E17]*(1000/[.$B$3]);&quot;&quot;)" office:value-type="float" office:value="12.9535232383808" calcext:value-type="float">
            <text:p>12.9535</text:p>
          </table:table-cell>
          <table:table-cell table:style-name="ce14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0" table:formula="of:=IFERROR([.F17]/[.B17]*1000000;&quot;&quot;)" office:value-type="float" office:value="11994.0029985008" calcext:value-type="float">
            <text:p>11994.00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918" calcext:value-type="float">
            <text:p>4918</text:p>
          </table:table-cell>
          <table:table-cell table:style-name="ce148" table:formula="of:=IFERROR([.B6]/[.D6]*[.C6];&quot;&quot;)" office:value-type="float" office:value="50.2448149654331" calcext:value-type="float">
            <text:p>50.2448</text:p>
          </table:table-cell>
          <table:table-cell table:style-name="ce148" table:formula="of:=IFERROR([.E6]*(1000/[.$B$3]);&quot;&quot;)" office:value-type="float" office:value="100.489629930866" calcext:value-type="float">
            <text:p>100.4896</text:p>
          </table:table-cell>
          <table:table-cell table:style-name="ce149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0" table:formula="of:=IFERROR([.F6]/[.B6]*1000000;&quot;&quot;)" office:value-type="float" office:value="15860.1057340382" calcext:value-type="float">
            <text:p>15860.10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921" calcext:value-type="float">
            <text:p>4921</text:p>
          </table:table-cell>
          <table:table-cell table:style-name="ce148" table:formula="of:=IFERROR([.B7]/[.D7]*[.C7];&quot;&quot;)" office:value-type="float" office:value="50.2141841089209" calcext:value-type="float">
            <text:p>50.2142</text:p>
          </table:table-cell>
          <table:table-cell table:style-name="ce148" table:formula="of:=IFERROR([.E7]*(1000/[.$B$3]);&quot;&quot;)" office:value-type="float" office:value="100.428368217842" calcext:value-type="float">
            <text:p>100.4284</text:p>
          </table:table-cell>
          <table:table-cell table:style-name="ce149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0" table:formula="of:=IFERROR([.F7]/[.B7]*1000000;&quot;&quot;)" office:value-type="float" office:value="15850.4369030685" calcext:value-type="float">
            <text:p>15850.43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59" calcext:value-type="float">
            <text:p>5059</text:p>
          </table:table-cell>
          <table:table-cell table:style-name="ce148" table:formula="of:=IFERROR([.B8]/[.D8]*[.C8];&quot;&quot;)" office:value-type="float" office:value="50.0968570863807" calcext:value-type="float">
            <text:p>50.0969</text:p>
          </table:table-cell>
          <table:table-cell table:style-name="ce148" table:formula="of:=IFERROR([.E8]*(1000/[.$B$3]);&quot;&quot;)" office:value-type="float" office:value="100.193714172761" calcext:value-type="float">
            <text:p>100.1937</text:p>
          </table:table-cell>
          <table:table-cell table:style-name="ce149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0" table:formula="of:=IFERROR([.F8]/[.B8]*1000000;&quot;&quot;)" office:value-type="float" office:value="15813.4018580747" calcext:value-type="float">
            <text:p>15813.401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49" calcext:value-type="float">
            <text:p>5049</text:p>
          </table:table-cell>
          <table:table-cell table:style-name="ce148" table:formula="of:=IFERROR([.B9]/[.D9]*[.C9];&quot;&quot;)" office:value-type="float" office:value="50.1960784313726" calcext:value-type="float">
            <text:p>50.1961</text:p>
          </table:table-cell>
          <table:table-cell table:style-name="ce148" table:formula="of:=IFERROR([.E9]*(1000/[.$B$3]);&quot;&quot;)" office:value-type="float" office:value="100.392156862745" calcext:value-type="float">
            <text:p>100.3922</text:p>
          </table:table-cell>
          <table:table-cell table:style-name="ce149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0" table:formula="of:=IFERROR([.F9]/[.B9]*1000000;&quot;&quot;)" office:value-type="float" office:value="15844.7217270747" calcext:value-type="float">
            <text:p>15844.721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32k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50" calcext:value-type="float">
            <text:p>5050</text:p>
          </table:table-cell>
          <table:table-cell table:style-name="ce148" table:formula="of:=IFERROR([.B10]/[.D10]*[.C10];&quot;&quot;)" office:value-type="float" office:value="50.1861386138614" calcext:value-type="float">
            <text:p>50.1861</text:p>
          </table:table-cell>
          <table:table-cell table:style-name="ce148" table:formula="of:=IFERROR([.E10]*(1000/[.$B$3]);&quot;&quot;)" office:value-type="float" office:value="100.372277227723" calcext:value-type="float">
            <text:p>100.3723</text:p>
          </table:table-cell>
          <table:table-cell table:style-name="ce149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0" table:formula="of:=IFERROR([.F10]/[.B10]*1000000;&quot;&quot;)" office:value-type="float" office:value="15841.5841584158" calcext:value-type="float">
            <text:p>15841.584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6336" calcext:value-type="float">
            <text:p>6336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45" calcext:value-type="float">
            <text:p>5045</text:p>
          </table:table-cell>
          <table:table-cell table:style-name="ce148" table:formula="of:=IFERROR([.B11]/[.D11]*[.C11];&quot;&quot;)" office:value-type="float" office:value="50.2358771060456" calcext:value-type="float">
            <text:p>50.2359</text:p>
          </table:table-cell>
          <table:table-cell table:style-name="ce148" table:formula="of:=IFERROR([.E11]*(1000/[.$B$3]);&quot;&quot;)" office:value-type="float" office:value="100.471754212091" calcext:value-type="float">
            <text:p>100.4718</text:p>
          </table:table-cell>
          <table:table-cell table:style-name="ce149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0" table:formula="of:=IFERROR([.F11]/[.B11]*1000000;&quot;&quot;)" office:value-type="float" office:value="15857.2844400396" calcext:value-type="float">
            <text:p>15857.284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8k 24p</text:p>
          </table:table-cell>
          <table:table-cell table:style-name="ce140" office:value-type="float" office:value="4320" calcext:value-type="float">
            <text:p>43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461" calcext:value-type="float">
            <text:p>3461</text:p>
          </table:table-cell>
          <table:table-cell table:style-name="ce148" table:formula="of:=IFERROR([.B12]/[.D12]*[.C12];&quot;&quot;)" office:value-type="float" office:value="18.7229124530483" calcext:value-type="float">
            <text:p>18.7229</text:p>
          </table:table-cell>
          <table:table-cell table:style-name="ce148" table:formula="of:=IFERROR([.E12]*(1000/[.$B$3]);&quot;&quot;)" office:value-type="float" office:value="37.4458249060965" calcext:value-type="float">
            <text:p>37.4458</text:p>
          </table:table-cell>
          <table:table-cell table:style-name="ce149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0" table:formula="of:=IFERROR([.F12]/[.B12]*1000000;&quot;&quot;)" office:value-type="float" office:value="8668.01502455938" calcext:value-type="float">
            <text:p>8668.01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13]/[.D13]*[.C13];&quot;&quot;)" office:value-type="float" office:value="7.36698499317872" calcext:value-type="float">
            <text:p>7.3670</text:p>
          </table:table-cell>
          <table:table-cell table:style-name="ce148" table:formula="of:=IFERROR([.E13]*(1000/[.$B$3]);&quot;&quot;)" office:value-type="float" office:value="14.7339699863574" calcext:value-type="float">
            <text:p>14.7340</text:p>
          </table:table-cell>
          <table:table-cell table:style-name="ce149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0" table:formula="of:=IFERROR([.F13]/[.B13]*1000000;&quot;&quot;)" office:value-type="float" office:value="6821.28240109141" calcext:value-type="float">
            <text:p>6821.282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656" calcext:value-type="float">
            <text:p>1656</text:p>
          </table:table-cell>
          <table:table-cell table:style-name="ce148" table:formula="of:=IFERROR([.B14]/[.D14]*[.C14];&quot;&quot;)" office:value-type="float" office:value="9.1304347826087" calcext:value-type="float">
            <text:p>9.1304</text:p>
          </table:table-cell>
          <table:table-cell table:style-name="ce148" table:formula="of:=IFERROR([.E14]*(1000/[.$B$3]);&quot;&quot;)" office:value-type="float" office:value="18.2608695652174" calcext:value-type="float">
            <text:p>18.2609</text:p>
          </table:table-cell>
          <table:table-cell table:style-name="ce149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0" table:formula="of:=IFERROR([.F14]/[.B14]*1000000;&quot;&quot;)" office:value-type="float" office:value="8454.10628019324" calcext:value-type="float">
            <text:p>8454.106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418" calcext:value-type="float">
            <text:p>1418</text:p>
          </table:table-cell>
          <table:table-cell table:style-name="ce148" table:formula="of:=IFERROR([.B15]/[.D15]*[.C15];&quot;&quot;)" office:value-type="float" office:value="9.13963328631876" calcext:value-type="float">
            <text:p>9.1396</text:p>
          </table:table-cell>
          <table:table-cell table:style-name="ce148" table:formula="of:=IFERROR([.E15]*(1000/[.$B$3]);&quot;&quot;)" office:value-type="float" office:value="18.2792665726375" calcext:value-type="float">
            <text:p>18.2793</text:p>
          </table:table-cell>
          <table:table-cell table:style-name="ce149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0" table:formula="of:=IFERROR([.F15]/[.B15]*1000000;&quot;&quot;)" office:value-type="float" office:value="8462.62341325811" calcext:value-type="float">
            <text:p>8462.623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92" calcext:value-type="float">
            <text:p>592</text:p>
          </table:table-cell>
          <table:table-cell table:style-name="ce148" table:formula="of:=IFERROR([.B16]/[.D16]*[.C16];&quot;&quot;)" office:value-type="float" office:value="3.64864864864865" calcext:value-type="float">
            <text:p>3.6486</text:p>
          </table:table-cell>
          <table:table-cell table:style-name="ce148" table:formula="of:=IFERROR([.E16]*(1000/[.$B$3]);&quot;&quot;)" office:value-type="float" office:value="7.2972972972973" calcext:value-type="float">
            <text:p>7.2973</text:p>
          </table:table-cell>
          <table:table-cell table:style-name="ce149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0" table:formula="of:=IFERROR([.F16]/[.B16]*1000000;&quot;&quot;)" office:value-type="float" office:value="6756.75675675676" calcext:value-type="float">
            <text:p>6756.756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4" calcext:value-type="float">
            <text:p>664</text:p>
          </table:table-cell>
          <table:table-cell table:style-name="ce148" table:formula="of:=IFERROR([.B17]/[.D17]*[.C17];&quot;&quot;)" office:value-type="float" office:value="6.50602409638554" calcext:value-type="float">
            <text:p>6.5060</text:p>
          </table:table-cell>
          <table:table-cell table:style-name="ce148" table:formula="of:=IFERROR([.E17]*(1000/[.$B$3]);&quot;&quot;)" office:value-type="float" office:value="13.0120481927711" calcext:value-type="float">
            <text:p>13.0120</text:p>
          </table:table-cell>
          <table:table-cell table:style-name="ce149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0" table:formula="of:=IFERROR([.F17]/[.B17]*1000000;&quot;&quot;)" office:value-type="float" office:value="12048.1927710843" calcext:value-type="float">
            <text:p>12048.19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5" calcext:value-type="float">
            <text:p>665</text:p>
          </table:table-cell>
          <table:table-cell table:style-name="ce148" table:formula="of:=IFERROR([.B18]/[.D18]*[.C18];&quot;&quot;)" office:value-type="float" office:value="6.49624060150376" calcext:value-type="float">
            <text:p>6.4962</text:p>
          </table:table-cell>
          <table:table-cell table:style-name="ce148" table:formula="of:=IFERROR([.E18]*(1000/[.$B$3]);&quot;&quot;)" office:value-type="float" office:value="12.9924812030075" calcext:value-type="float">
            <text:p>12.9925</text:p>
          </table:table-cell>
          <table:table-cell table:style-name="ce149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0" table:formula="of:=IFERROR([.F18]/[.B18]*1000000;&quot;&quot;)" office:value-type="float" office:value="12030.0751879699" calcext:value-type="float">
            <text:p>12030.075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66" calcext:value-type="float">
            <text:p>666</text:p>
          </table:table-cell>
          <table:table-cell table:style-name="ce148" table:formula="of:=IFERROR([.B19]/[.D19]*[.C19];&quot;&quot;)" office:value-type="float" office:value="6.48648648648649" calcext:value-type="float">
            <text:p>6.4865</text:p>
          </table:table-cell>
          <table:table-cell table:style-name="ce148" table:formula="of:=IFERROR([.E19]*(1000/[.$B$3]);&quot;&quot;)" office:value-type="float" office:value="12.972972972973" calcext:value-type="float">
            <text:p>12.9730</text:p>
          </table:table-cell>
          <table:table-cell table:style-name="ce149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0" table:formula="of:=IFERROR([.F19]/[.B19]*1000000;&quot;&quot;)" office:value-type="float" office:value="12012.012012012" calcext:value-type="float">
            <text:p>12012.012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8" calcext:value-type="float">
            <text:p>2438</text:p>
          </table:table-cell>
          <table:table-cell table:style-name="ce148" table:formula="of:=IFERROR([.B6]/[.D6]*[.C6];&quot;&quot;)" office:value-type="float" office:value="10.4544708777687" calcext:value-type="float">
            <text:p>10.4545</text:p>
          </table:table-cell>
          <table:table-cell table:style-name="ce148" table:formula="of:=IFERROR([.E6]*(1000/[.$B$3]);&quot;&quot;)" office:value-type="float" office:value="20.9089417555373" calcext:value-type="float">
            <text:p>20.9089</text:p>
          </table:table-cell>
          <table:table-cell table:style-name="ce149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50" table:formula="of:=IFERROR([.F6]/[.B6]*1000000;&quot;&quot;)" office:value-type="float" office:value="7383.100902379" calcext:value-type="float">
            <text:p>7383.1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3" calcext:value-type="float">
            <text:p>2433</text:p>
          </table:table-cell>
          <table:table-cell table:style-name="ce148" table:formula="of:=IFERROR([.B7]/[.D7]*[.C7];&quot;&quot;)" office:value-type="float" office:value="10.4759556103576" calcext:value-type="float">
            <text:p>10.4760</text:p>
          </table:table-cell>
          <table:table-cell table:style-name="ce148" table:formula="of:=IFERROR([.E7]*(1000/[.$B$3]);&quot;&quot;)" office:value-type="float" office:value="20.9519112207152" calcext:value-type="float">
            <text:p>20.9519</text:p>
          </table:table-cell>
          <table:table-cell table:style-name="ce149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50" table:formula="of:=IFERROR([.F7]/[.B7]*1000000;&quot;&quot;)" office:value-type="float" office:value="7398.27373612824" calcext:value-type="float">
            <text:p>7398.273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L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8]/[.D8]*[.C8];&quot;&quot;)" office:value-type="float" office:value="10.4459016393443" calcext:value-type="float">
            <text:p>10.4459</text:p>
          </table:table-cell>
          <table:table-cell table:style-name="ce148" table:formula="of:=IFERROR([.E8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50" table:formula="of:=IFERROR([.F8]/[.B8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M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7" calcext:value-type="float">
            <text:p>2437</text:p>
          </table:table-cell>
          <table:table-cell table:style-name="ce148" table:formula="of:=IFERROR([.B9]/[.D9]*[.C9];&quot;&quot;)" office:value-type="float" office:value="10.4587607714403" calcext:value-type="float">
            <text:p>10.4588</text:p>
          </table:table-cell>
          <table:table-cell table:style-name="ce148" table:formula="of:=IFERROR([.E9]*(1000/[.$B$3]);&quot;&quot;)" office:value-type="float" office:value="20.9175215428806" calcext:value-type="float">
            <text:p>20.9175</text:p>
          </table:table-cell>
          <table:table-cell table:style-name="ce149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50" table:formula="of:=IFERROR([.F9]/[.B9]*1000000;&quot;&quot;)" office:value-type="float" office:value="7386.13048830529" calcext:value-type="float">
            <text:p>7386.13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0]/[.D10]*[.C10];&quot;&quot;)" office:value-type="float" office:value="10.450184501845" calcext:value-type="float">
            <text:p>10.4502</text:p>
          </table:table-cell>
          <table:table-cell table:style-name="ce148" table:formula="of:=IFERROR([.E10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50" table:formula="of:=IFERROR([.F10]/[.B10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+ Un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7" calcext:value-type="float">
            <text:p>2437</text:p>
          </table:table-cell>
          <table:table-cell table:style-name="ce148" table:formula="of:=IFERROR([.B11]/[.D11]*[.C11];&quot;&quot;)" office:value-type="float" office:value="10.4587607714403" calcext:value-type="float">
            <text:p>10.4588</text:p>
          </table:table-cell>
          <table:table-cell table:style-name="ce148" table:formula="of:=IFERROR([.E11]*(1000/[.$B$3]);&quot;&quot;)" office:value-type="float" office:value="20.9175215428806" calcext:value-type="float">
            <text:p>20.9175</text:p>
          </table:table-cell>
          <table:table-cell table:style-name="ce149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50" table:formula="of:=IFERROR([.F11]/[.B11]*1000000;&quot;&quot;)" office:value-type="float" office:value="7386.13048830529" calcext:value-type="float">
            <text:p>7386.130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L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8" calcext:value-type="float">
            <text:p>2438</text:p>
          </table:table-cell>
          <table:table-cell table:style-name="ce148" table:formula="of:=IFERROR([.B12]/[.D12]*[.C12];&quot;&quot;)" office:value-type="float" office:value="10.4544708777687" calcext:value-type="float">
            <text:p>10.4545</text:p>
          </table:table-cell>
          <table:table-cell table:style-name="ce148" table:formula="of:=IFERROR([.E12]*(1000/[.$B$3]);&quot;&quot;)" office:value-type="float" office:value="20.9089417555373" calcext:value-type="float">
            <text:p>20.9089</text:p>
          </table:table-cell>
          <table:table-cell table:style-name="ce149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50" table:formula="of:=IFERROR([.F12]/[.B12]*1000000;&quot;&quot;)" office:value-type="float" office:value="7383.100902379" calcext:value-type="float">
            <text:p>7383.100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M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6" calcext:value-type="float">
            <text:p>2436</text:p>
          </table:table-cell>
          <table:table-cell table:style-name="ce148" table:formula="of:=IFERROR([.B13]/[.D13]*[.C13];&quot;&quot;)" office:value-type="float" office:value="10.4630541871921" calcext:value-type="float">
            <text:p>10.4631</text:p>
          </table:table-cell>
          <table:table-cell table:style-name="ce148" table:formula="of:=IFERROR([.E13]*(1000/[.$B$3]);&quot;&quot;)" office:value-type="float" office:value="20.9261083743842" calcext:value-type="float">
            <text:p>20.9261</text:p>
          </table:table-cell>
          <table:table-cell table:style-name="ce149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50" table:formula="of:=IFERROR([.F13]/[.B13]*1000000;&quot;&quot;)" office:value-type="float" office:value="7389.16256157635" calcext:value-type="float">
            <text:p>7389.162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4]/[.D14]*[.C14];&quot;&quot;)" office:value-type="float" office:value="10.450184501845" calcext:value-type="float">
            <text:p>10.4502</text:p>
          </table:table-cell>
          <table:table-cell table:style-name="ce148" table:formula="of:=IFERROR([.E14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50" table:formula="of:=IFERROR([.F14]/[.B14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Cont H+ Compressed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2" calcext:value-type="float">
            <text:p>2442</text:p>
          </table:table-cell>
          <table:table-cell table:style-name="ce148" table:formula="of:=IFERROR([.B15]/[.D15]*[.C15];&quot;&quot;)" office:value-type="float" office:value="10.4373464373464" calcext:value-type="float">
            <text:p>10.4373</text:p>
          </table:table-cell>
          <table:table-cell table:style-name="ce148" table:formula="of:=IFERROR([.E15]*(1000/[.$B$3]);&quot;&quot;)" office:value-type="float" office:value="20.8746928746929" calcext:value-type="float">
            <text:p>20.8747</text:p>
          </table:table-cell>
          <table:table-cell table:style-name="ce149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50" table:formula="of:=IFERROR([.F15]/[.B15]*1000000;&quot;&quot;)" office:value-type="float" office:value="7371.00737100737" calcext:value-type="float">
            <text:p>7371.007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APS-C Uncompressed Raw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32" calcext:value-type="float">
            <text:p>1632</text:p>
          </table:table-cell>
          <table:table-cell table:style-name="ce148" table:formula="of:=IFERROR([.B16]/[.D16]*[.C16];&quot;&quot;)" office:value-type="float" office:value="6.79411764705882" calcext:value-type="float">
            <text:p>6.7941</text:p>
          </table:table-cell>
          <table:table-cell table:style-name="ce148" table:formula="of:=IFERROR([.E16]*(1000/[.$B$3]);&quot;&quot;)" office:value-type="float" office:value="13.5882352941176" calcext:value-type="float">
            <text:p>13.5882</text:p>
          </table:table-cell>
          <table:table-cell table:style-name="ce149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50" table:formula="of:=IFERROR([.F16]/[.B16]*1000000;&quot;&quot;)" office:value-type="float" office:value="7352.94117647059" calcext:value-type="float">
            <text:p>7352.94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APS-C Compressed Raw</text:p>
          </table:table-cell>
          <table:table-cell table:style-name="ce140" office:value-type="float" office:value="1848" calcext:value-type="float">
            <text:p>1848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627" calcext:value-type="float">
            <text:p>1627</text:p>
          </table:table-cell>
          <table:table-cell table:style-name="ce148" table:formula="of:=IFERROR([.B17]/[.D17]*[.C17];&quot;&quot;)" office:value-type="float" office:value="6.81499692685925" calcext:value-type="float">
            <text:p>6.8150</text:p>
          </table:table-cell>
          <table:table-cell table:style-name="ce148" table:formula="of:=IFERROR([.E17]*(1000/[.$B$3]);&quot;&quot;)" office:value-type="float" office:value="13.6299938537185" calcext:value-type="float">
            <text:p>13.6300</text:p>
          </table:table-cell>
          <table:table-cell table:style-name="ce149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50" table:formula="of:=IFERROR([.F17]/[.B17]*1000000;&quot;&quot;)" office:value-type="float" office:value="7375.53779963122" calcext:value-type="float">
            <text:p>7375.537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ISO 1600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6" calcext:value-type="float">
            <text:p>1896</text:p>
          </table:table-cell>
          <table:table-cell table:style-name="ce148" table:formula="of:=IFERROR([.B18]/[.D18]*[.C18];&quot;&quot;)" office:value-type="float" office:value="10.4556962025316" calcext:value-type="float">
            <text:p>10.4557</text:p>
          </table:table-cell>
          <table:table-cell table:style-name="ce148" table:formula="of:=IFERROR([.E18]*(1000/[.$B$3]);&quot;&quot;)" office:value-type="float" office:value="20.9113924050633" calcext:value-type="float">
            <text:p>20.9114</text:p>
          </table:table-cell>
          <table:table-cell table:style-name="ce149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50" table:formula="of:=IFERROR([.F18]/[.B18]*1000000;&quot;&quot;)" office:value-type="float" office:value="7383.96624472574" calcext:value-type="float">
            <text:p>7383.96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ISO 409,600 Raw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19]/[.D19]*[.C19];&quot;&quot;)" office:value-type="float" office:value="10.450184501845" calcext:value-type="float">
            <text:p>10.4502</text:p>
          </table:table-cell>
          <table:table-cell table:style-name="ce148" table:formula="of:=IFERROR([.E19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50" table:formula="of:=IFERROR([.F19]/[.B19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JPEG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20]/[.D20]*[.C20];&quot;&quot;)" office:value-type="float" office:value="10.4459016393443" calcext:value-type="float">
            <text:p>10.4459</text:p>
          </table:table-cell>
          <table:table-cell table:style-name="ce148" table:formula="of:=IFERROR([.E20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50" table:formula="of:=IFERROR([.F20]/[.B20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 4:2:2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40" calcext:value-type="float">
            <text:p>2440</text:p>
          </table:table-cell>
          <table:table-cell table:style-name="ce148" table:formula="of:=IFERROR([.B21]/[.D21]*[.C21];&quot;&quot;)" office:value-type="float" office:value="10.4459016393443" calcext:value-type="float">
            <text:p>10.4459</text:p>
          </table:table-cell>
          <table:table-cell table:style-name="ce148" table:formula="of:=IFERROR([.E21]*(1000/[.$B$3]);&quot;&quot;)" office:value-type="float" office:value="20.8918032786885" calcext:value-type="float">
            <text:p>20.8918</text:p>
          </table:table-cell>
          <table:table-cell table:style-name="ce149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50" table:formula="of:=IFERROR([.F21]/[.B21]*1000000;&quot;&quot;)" office:value-type="float" office:value="7377.04918032787" calcext:value-type="float">
            <text:p>7377.049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HEIF 4:2:0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2439" calcext:value-type="float">
            <text:p>2439</text:p>
          </table:table-cell>
          <table:table-cell table:style-name="ce148" table:formula="of:=IFERROR([.B22]/[.D22]*[.C22];&quot;&quot;)" office:value-type="float" office:value="10.450184501845" calcext:value-type="float">
            <text:p>10.4502</text:p>
          </table:table-cell>
          <table:table-cell table:style-name="ce148" table:formula="of:=IFERROR([.E22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50" table:formula="of:=IFERROR([.F22]/[.B22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60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2" calcext:value-type="float">
            <text:p>1622</text:p>
          </table:table-cell>
          <table:table-cell table:style-name="ce148" table:formula="of:=IFERROR([.B23]/[.D23]*[.C23];&quot;&quot;)" office:value-type="float" office:value="4.4537607891492" calcext:value-type="float">
            <text:p>4.4538</text:p>
          </table:table-cell>
          <table:table-cell table:style-name="ce148" table:formula="of:=IFERROR([.E23]*(1000/[.$B$3]);&quot;&quot;)" office:value-type="float" office:value="8.9075215782984" calcext:value-type="float">
            <text:p>8.9075</text:p>
          </table:table-cell>
          <table:table-cell table:style-name="ce149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50" table:formula="of:=IFERROR([.F23]/[.B23]*1000000;&quot;&quot;)" office:value-type="float" office:value="3699.13686806412" calcext:value-type="float">
            <text:p>3699.1369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30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4" calcext:value-type="float">
            <text:p>1624</text:p>
          </table:table-cell>
          <table:table-cell table:style-name="ce148" table:formula="of:=IFERROR([.B24]/[.D24]*[.C24];&quot;&quot;)" office:value-type="float" office:value="4.44827586206897" calcext:value-type="float">
            <text:p>4.4483</text:p>
          </table:table-cell>
          <table:table-cell table:style-name="ce148" table:formula="of:=IFERROR([.E24]*(1000/[.$B$3]);&quot;&quot;)" office:value-type="float" office:value="8.89655172413793" calcext:value-type="float">
            <text:p>8.8966</text:p>
          </table:table-cell>
          <table:table-cell table:style-name="ce149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50" table:formula="of:=IFERROR([.F24]/[.B24]*1000000;&quot;&quot;)" office:value-type="float" office:value="3694.58128078818" calcext:value-type="float">
            <text:p>3694.5813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.2k ProRes Raw 24p</text:p>
          </table:table-cell>
          <table:table-cell table:style-name="ce140" office:value-type="float" office:value="2408" calcext:value-type="float">
            <text:p>2408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20" calcext:value-type="float">
            <text:p>1620</text:p>
          </table:table-cell>
          <table:table-cell table:style-name="ce148" table:formula="of:=IFERROR([.B25]/[.D25]*[.C25];&quot;&quot;)" office:value-type="float" office:value="4.45925925925926" calcext:value-type="float">
            <text:p>4.4593</text:p>
          </table:table-cell>
          <table:table-cell table:style-name="ce148" table:formula="of:=IFERROR([.E25]*(1000/[.$B$3]);&quot;&quot;)" office:value-type="float" office:value="8.91851851851852" calcext:value-type="float">
            <text:p>8.9185</text:p>
          </table:table-cell>
          <table:table-cell table:style-name="ce149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50" table:formula="of:=IFERROR([.F25]/[.B25]*1000000;&quot;&quot;)" office:value-type="float" office:value="3703.7037037037" calcext:value-type="float">
            <text:p>3703.7037</text:p>
          </table:table-cell>
          <table:table-cell table:style-name="ce15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686" calcext:value-type="float">
            <text:p>1686</text:p>
          </table:table-cell>
          <table:table-cell table:style-name="ce148" table:formula="of:=IFERROR([.B26]/[.D26]*[.C26];&quot;&quot;)" office:value-type="float" office:value="3.84341637010676" calcext:value-type="float">
            <text:p>3.8434</text:p>
          </table:table-cell>
          <table:table-cell table:style-name="ce148" table:formula="of:=IFERROR([.E26]*(1000/[.$B$3]);&quot;&quot;)" office:value-type="float" office:value="7.68683274021352" calcext:value-type="float">
            <text:p>7.6868</text:p>
          </table:table-cell>
          <table:table-cell table:style-name="ce149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50" table:formula="of:=IFERROR([.F26]/[.B26]*1000000;&quot;&quot;)" office:value-type="float" office:value="3558.71886120996" calcext:value-type="float">
            <text:p>3558.71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12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120" calcext:value-type="float">
            <text:p>1120</text:p>
          </table:table-cell>
          <table:table-cell table:style-name="ce148" table:formula="of:=IFERROR([.B27]/[.D27]*[.C27];&quot;&quot;)" office:value-type="float" office:value="3.85714285714286" calcext:value-type="float">
            <text:p>3.8571</text:p>
          </table:table-cell>
          <table:table-cell table:style-name="ce148" table:formula="of:=IFERROR([.E27]*(1000/[.$B$3]);&quot;&quot;)" office:value-type="float" office:value="7.71428571428571" calcext:value-type="float">
            <text:p>7.7143</text:p>
          </table:table-cell>
          <table:table-cell table:style-name="ce149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50" table:formula="of:=IFERROR([.F27]/[.B27]*1000000;&quot;&quot;)" office:value-type="float" office:value="3571.42857142857" calcext:value-type="float">
            <text:p>3571.428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72" calcext:value-type="float">
            <text:p>1472</text:p>
          </table:table-cell>
          <table:table-cell table:style-name="ce148" table:formula="of:=IFERROR([.B28]/[.D28]*[.C28];&quot;&quot;)" office:value-type="float" office:value="4.40217391304348" calcext:value-type="float">
            <text:p>4.4022</text:p>
          </table:table-cell>
          <table:table-cell table:style-name="ce148" table:formula="of:=IFERROR([.E28]*(1000/[.$B$3]);&quot;&quot;)" office:value-type="float" office:value="8.80434782608696" calcext:value-type="float">
            <text:p>8.8043</text:p>
          </table:table-cell>
          <table:table-cell table:style-name="ce149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50" table:formula="of:=IFERROR([.F28]/[.B28]*1000000;&quot;&quot;)" office:value-type="float" office:value="4076.08695652174" calcext:value-type="float">
            <text:p>4076.087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6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29]/[.D29]*[.C29];&quot;&quot;)" office:value-type="float" office:value="4.42019099590723" calcext:value-type="float">
            <text:p>4.4202</text:p>
          </table:table-cell>
          <table:table-cell table:style-name="ce148" table:formula="of:=IFERROR([.E29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50" table:formula="of:=IFERROR([.F29]/[.B29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8" calcext:value-type="float">
            <text:p>1468</text:p>
          </table:table-cell>
          <table:table-cell table:style-name="ce148" table:formula="of:=IFERROR([.B30]/[.D30]*[.C30];&quot;&quot;)" office:value-type="float" office:value="4.4141689373297" calcext:value-type="float">
            <text:p>4.4142</text:p>
          </table:table-cell>
          <table:table-cell table:style-name="ce148" table:formula="of:=IFERROR([.E30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50" table:formula="of:=IFERROR([.F30]/[.B30]*1000000;&quot;&quot;)" office:value-type="float" office:value="4087.19346049046" calcext:value-type="float">
            <text:p>4087.19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70" calcext:value-type="float">
            <text:p>1470</text:p>
          </table:table-cell>
          <table:table-cell table:style-name="ce148" table:formula="of:=IFERROR([.B31]/[.D31]*[.C31];&quot;&quot;)" office:value-type="float" office:value="4.40816326530612" calcext:value-type="float">
            <text:p>4.4082</text:p>
          </table:table-cell>
          <table:table-cell table:style-name="ce148" table:formula="of:=IFERROR([.E31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50" table:formula="of:=IFERROR([.F31]/[.B31]*1000000;&quot;&quot;)" office:value-type="float" office:value="4081.63265306123" calcext:value-type="float">
            <text:p>4081.632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 10-bit 4:2:2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32]/[.D32]*[.C32];&quot;&quot;)" office:value-type="float" office:value="4.42019099590723" calcext:value-type="float">
            <text:p>4.4202</text:p>
          </table:table-cell>
          <table:table-cell table:style-name="ce148" table:formula="of:=IFERROR([.E32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50" table:formula="of:=IFERROR([.F32]/[.B32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 8-bit 4:2:0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66" calcext:value-type="float">
            <text:p>1466</text:p>
          </table:table-cell>
          <table:table-cell table:style-name="ce148" table:formula="of:=IFERROR([.B33]/[.D33]*[.C33];&quot;&quot;)" office:value-type="float" office:value="4.42019099590723" calcext:value-type="float">
            <text:p>4.4202</text:p>
          </table:table-cell>
          <table:table-cell table:style-name="ce148" table:formula="of:=IFERROR([.E33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50" table:formula="of:=IFERROR([.F33]/[.B33]*1000000;&quot;&quot;)" office:value-type="float" office:value="4092.76944065484" calcext:value-type="float">
            <text:p>4092.769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850" calcext:value-type="float">
            <text:p>850</text:p>
          </table:table-cell>
          <table:table-cell table:style-name="ce148" table:formula="of:=IFERROR([.B34]/[.D34]*[.C34];&quot;&quot;)" office:value-type="float" office:value="3.81176470588235" calcext:value-type="float">
            <text:p>3.8118</text:p>
          </table:table-cell>
          <table:table-cell table:style-name="ce148" table:formula="of:=IFERROR([.E34]*(1000/[.$B$3]);&quot;&quot;)" office:value-type="float" office:value="7.62352941176471" calcext:value-type="float">
            <text:p>7.6235</text:p>
          </table:table-cell>
          <table:table-cell table:style-name="ce149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50" table:formula="of:=IFERROR([.F34]/[.B34]*1000000;&quot;&quot;)" office:value-type="float" office:value="7058.82352941176" calcext:value-type="float">
            <text:p>7058.8235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5" calcext:value-type="float">
            <text:p>735</text:p>
          </table:table-cell>
          <table:table-cell table:style-name="ce148" table:formula="of:=IFERROR([.B35]/[.D35]*[.C35];&quot;&quot;)" office:value-type="float" office:value="4.40816326530612" calcext:value-type="float">
            <text:p>4.4082</text:p>
          </table:table-cell>
          <table:table-cell table:style-name="ce148" table:formula="of:=IFERROR([.E35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50" table:formula="of:=IFERROR([.F35]/[.B35]*1000000;&quot;&quot;)" office:value-type="float" office:value="8163.26530612245" calcext:value-type="float">
            <text:p>8163.26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5" calcext:value-type="float">
            <text:p>735</text:p>
          </table:table-cell>
          <table:table-cell table:style-name="ce148" table:formula="of:=IFERROR([.B36]/[.D36]*[.C36];&quot;&quot;)" office:value-type="float" office:value="4.40816326530612" calcext:value-type="float">
            <text:p>4.4082</text:p>
          </table:table-cell>
          <table:table-cell table:style-name="ce148" table:formula="of:=IFERROR([.E36]*(1000/[.$B$3]);&quot;&quot;)" office:value-type="float" office:value="8.81632653061225" calcext:value-type="float">
            <text:p>8.8163</text:p>
          </table:table-cell>
          <table:table-cell table:style-name="ce149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50" table:formula="of:=IFERROR([.F36]/[.B36]*1000000;&quot;&quot;)" office:value-type="float" office:value="8163.26530612245" calcext:value-type="float">
            <text:p>8163.265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37]/[.D37]*[.C37];&quot;&quot;)" office:value-type="float" office:value="4.4141689373297" calcext:value-type="float">
            <text:p>4.4142</text:p>
          </table:table-cell>
          <table:table-cell table:style-name="ce148" table:formula="of:=IFERROR([.E37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50" table:formula="of:=IFERROR([.F37]/[.B37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38]/[.D38]*[.C38];&quot;&quot;)" office:value-type="float" office:value="4.4141689373297" calcext:value-type="float">
            <text:p>4.4142</text:p>
          </table:table-cell>
          <table:table-cell table:style-name="ce148" table:formula="of:=IFERROR([.E38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50" table:formula="of:=IFERROR([.F38]/[.B38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3" calcext:value-type="float">
            <text:p>733</text:p>
          </table:table-cell>
          <table:table-cell table:style-name="ce148" table:formula="of:=IFERROR([.B39]/[.D39]*[.C39];&quot;&quot;)" office:value-type="float" office:value="4.42019099590723" calcext:value-type="float">
            <text:p>4.4202</text:p>
          </table:table-cell>
          <table:table-cell table:style-name="ce148" table:formula="of:=IFERROR([.E39]*(1000/[.$B$3]);&quot;&quot;)" office:value-type="float" office:value="8.84038199181446" calcext:value-type="float">
            <text:p>8.8404</text:p>
          </table:table-cell>
          <table:table-cell table:style-name="ce149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50" table:formula="of:=IFERROR([.F39]/[.B39]*1000000;&quot;&quot;)" office:value-type="float" office:value="8185.53888130969" calcext:value-type="float">
            <text:p>8185.538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34" calcext:value-type="float">
            <text:p>734</text:p>
          </table:table-cell>
          <table:table-cell table:style-name="ce148" table:formula="of:=IFERROR([.B40]/[.D40]*[.C40];&quot;&quot;)" office:value-type="float" office:value="4.4141689373297" calcext:value-type="float">
            <text:p>4.4142</text:p>
          </table:table-cell>
          <table:table-cell table:style-name="ce148" table:formula="of:=IFERROR([.E40]*(1000/[.$B$3]);&quot;&quot;)" office:value-type="float" office:value="8.8283378746594" calcext:value-type="float">
            <text:p>8.8283</text:p>
          </table:table-cell>
          <table:table-cell table:style-name="ce149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50" table:formula="of:=IFERROR([.F40]/[.B40]*1000000;&quot;&quot;)" office:value-type="float" office:value="8174.38692098093" calcext:value-type="float">
            <text:p>8174.3869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120p 8-bit 4:2:0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7" calcext:value-type="float">
            <text:p>607</text:p>
          </table:table-cell>
          <table:table-cell table:style-name="ce148" table:formula="of:=IFERROR([.B41]/[.D41]*[.C41];&quot;&quot;)" office:value-type="float" office:value="3.55848434925865" calcext:value-type="float">
            <text:p>3.5585</text:p>
          </table:table-cell>
          <table:table-cell table:style-name="ce148" table:formula="of:=IFERROR([.E41]*(1000/[.$B$3]);&quot;&quot;)" office:value-type="float" office:value="7.1169686985173" calcext:value-type="float">
            <text:p>7.1170</text:p>
          </table:table-cell>
          <table:table-cell table:style-name="ce149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50" table:formula="of:=IFERROR([.F41]/[.B41]*1000000;&quot;&quot;)" office:value-type="float" office:value="6589.78583196046" calcext:value-type="float">
            <text:p>6589.785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6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2" calcext:value-type="float">
            <text:p>602</text:p>
          </table:table-cell>
          <table:table-cell table:style-name="ce148" table:formula="of:=IFERROR([.B42]/[.D42]*[.C42];&quot;&quot;)" office:value-type="float" office:value="3.58803986710963" calcext:value-type="float">
            <text:p>3.5880</text:p>
          </table:table-cell>
          <table:table-cell table:style-name="ce148" table:formula="of:=IFERROR([.E42]*(1000/[.$B$3]);&quot;&quot;)" office:value-type="float" office:value="7.17607973421927" calcext:value-type="float">
            <text:p>7.1761</text:p>
          </table:table-cell>
          <table:table-cell table:style-name="ce149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50" table:formula="of:=IFERROR([.F42]/[.B42]*1000000;&quot;&quot;)" office:value-type="float" office:value="6644.51827242525" calcext:value-type="float">
            <text:p>6644.518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30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1" calcext:value-type="float">
            <text:p>601</text:p>
          </table:table-cell>
          <table:table-cell table:style-name="ce148" table:formula="of:=IFERROR([.B43]/[.D43]*[.C43];&quot;&quot;)" office:value-type="float" office:value="3.59400998336106" calcext:value-type="float">
            <text:p>3.5940</text:p>
          </table:table-cell>
          <table:table-cell table:style-name="ce148" table:formula="of:=IFERROR([.E43]*(1000/[.$B$3]);&quot;&quot;)" office:value-type="float" office:value="7.18801996672213" calcext:value-type="float">
            <text:p>7.1880</text:p>
          </table:table-cell>
          <table:table-cell table:style-name="ce149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50" table:formula="of:=IFERROR([.F43]/[.B43]*1000000;&quot;&quot;)" office:value-type="float" office:value="6655.57404326123" calcext:value-type="float">
            <text:p>6655.574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APS-C 24p 10-bit 4:2:2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5" calcext:value-type="float">
            <text:p>605</text:p>
          </table:table-cell>
          <table:table-cell table:style-name="ce148" table:formula="of:=IFERROR([.B44]/[.D44]*[.C44];&quot;&quot;)" office:value-type="float" office:value="3.5702479338843" calcext:value-type="float">
            <text:p>3.5702</text:p>
          </table:table-cell>
          <table:table-cell table:style-name="ce148" table:formula="of:=IFERROR([.E44]*(1000/[.$B$3]);&quot;&quot;)" office:value-type="float" office:value="7.1404958677686" calcext:value-type="float">
            <text:p>7.1405</text:p>
          </table:table-cell>
          <table:table-cell table:style-name="ce149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50" table:formula="of:=IFERROR([.F44]/[.B44]*1000000;&quot;&quot;)" office:value-type="float" office:value="6611.57024793388" calcext:value-type="float">
            <text:p>6611.570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4000" calcext:value-type="float">
            <text:p>400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2424" calcext:value-type="float">
            <text:p>2424</text:p>
          </table:table-cell>
          <table:table-cell table:style-name="ce148" table:formula="of:=IFERROR([.B6]/[.D6]*[.C6];&quot;&quot;)" office:value-type="float" office:value="3.3003300330033" calcext:value-type="float">
            <text:p>3.3003</text:p>
          </table:table-cell>
          <table:table-cell table:style-name="ce148" table:formula="of:=IFERROR([.E6]*(1000/[.$B$3]);&quot;&quot;)" office:value-type="float" office:value="6.6006600660066" calcext:value-type="float">
            <text:p>6.6007</text:p>
          </table:table-cell>
          <table:table-cell table:style-name="ce14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0" table:formula="of:=IFERROR([.F6]/[.B6]*1000000;&quot;&quot;)" office:value-type="float" office:value="1650.16501650165" calcext:value-type="float">
            <text:p>1650.16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APS-C image</text:p>
          </table:table-cell>
          <table:table-cell table:style-name="ce140" office:value-type="float" office:value="2624" calcext:value-type="float">
            <text:p>2624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1213" calcext:value-type="float">
            <text:p>1213</text:p>
          </table:table-cell>
          <table:table-cell table:style-name="ce148" table:formula="of:=IFERROR([.B7]/[.D7]*[.C7];&quot;&quot;)" office:value-type="float" office:value="2.16323165704864" calcext:value-type="float">
            <text:p>2.1632</text:p>
          </table:table-cell>
          <table:table-cell table:style-name="ce148" table:formula="of:=IFERROR([.E7]*(1000/[.$B$3]);&quot;&quot;)" office:value-type="float" office:value="4.32646331409728" calcext:value-type="float">
            <text:p>4.3265</text:p>
          </table:table-cell>
          <table:table-cell table:style-name="ce14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0" table:formula="of:=IFERROR([.F7]/[.B7]*1000000;&quot;&quot;)" office:value-type="float" office:value="1648.80461665293" calcext:value-type="float">
            <text:p>1648.8046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672" calcext:value-type="float">
            <text:p>1672</text:p>
          </table:table-cell>
          <table:table-cell table:style-name="ce148" table:formula="of:=IFERROR([.B8]/[.D8]*[.C8];&quot;&quot;)" office:value-type="float" office:value="9.04306220095694" calcext:value-type="float">
            <text:p>9.0431</text:p>
          </table:table-cell>
          <table:table-cell table:style-name="ce148" table:formula="of:=IFERROR([.E8]*(1000/[.$B$3]);&quot;&quot;)" office:value-type="float" office:value="18.0861244019139" calcext:value-type="float">
            <text:p>18.0861</text:p>
          </table:table-cell>
          <table:table-cell table:style-name="ce14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0" table:formula="of:=IFERROR([.F8]/[.B8]*1000000;&quot;&quot;)" office:value-type="float" office:value="8373.20574162679" calcext:value-type="float">
            <text:p>8373.205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893" calcext:value-type="float">
            <text:p>1893</text:p>
          </table:table-cell>
          <table:table-cell table:style-name="ce148" table:formula="of:=IFERROR([.B9]/[.D9]*[.C9];&quot;&quot;)" office:value-type="float" office:value="11.4104595879556" calcext:value-type="float">
            <text:p>11.4105</text:p>
          </table:table-cell>
          <table:table-cell table:style-name="ce148" table:formula="of:=IFERROR([.E9]*(1000/[.$B$3]);&quot;&quot;)" office:value-type="float" office:value="22.8209191759113" calcext:value-type="float">
            <text:p>22.8209</text:p>
          </table:table-cell>
          <table:table-cell table:style-name="ce14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0" table:formula="of:=IFERROR([.F9]/[.B9]*1000000;&quot;&quot;)" office:value-type="float" office:value="10565.2403592182" calcext:value-type="float">
            <text:p>10565.24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3" calcext:value-type="float">
            <text:p>673</text:p>
          </table:table-cell>
          <table:table-cell table:style-name="ce148" table:formula="of:=IFERROR([.B10]/[.D10]*[.C10];&quot;&quot;)" office:value-type="float" office:value="3.20950965824666" calcext:value-type="float">
            <text:p>3.2095</text:p>
          </table:table-cell>
          <table:table-cell table:style-name="ce148" table:formula="of:=IFERROR([.E10]*(1000/[.$B$3]);&quot;&quot;)" office:value-type="float" office:value="6.41901931649331" calcext:value-type="float">
            <text:p>6.4190</text:p>
          </table:table-cell>
          <table:table-cell table:style-name="ce14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0" table:formula="of:=IFERROR([.F10]/[.B10]*1000000;&quot;&quot;)" office:value-type="float" office:value="5943.53640416048" calcext:value-type="float">
            <text:p>5943.53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4" calcext:value-type="float">
            <text:p>674</text:p>
          </table:table-cell>
          <table:table-cell table:style-name="ce148" table:formula="of:=IFERROR([.B11]/[.D11]*[.C11];&quot;&quot;)" office:value-type="float" office:value="3.20474777448071" calcext:value-type="float">
            <text:p>3.2047</text:p>
          </table:table-cell>
          <table:table-cell table:style-name="ce148" table:formula="of:=IFERROR([.E11]*(1000/[.$B$3]);&quot;&quot;)" office:value-type="float" office:value="6.40949554896142" calcext:value-type="float">
            <text:p>6.4095</text:p>
          </table:table-cell>
          <table:table-cell table:style-name="ce14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0" table:formula="of:=IFERROR([.F11]/[.B11]*1000000;&quot;&quot;)" office:value-type="float" office:value="5934.71810089021" calcext:value-type="float">
            <text:p>5934.718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2" calcext:value-type="float">
            <text:p>672</text:p>
          </table:table-cell>
          <table:table-cell table:style-name="ce148" table:formula="of:=IFERROR([.B12]/[.D12]*[.C12];&quot;&quot;)" office:value-type="float" office:value="3.21428571428571" calcext:value-type="float">
            <text:p>3.2143</text:p>
          </table:table-cell>
          <table:table-cell table:style-name="ce148" table:formula="of:=IFERROR([.E12]*(1000/[.$B$3]);&quot;&quot;)" office:value-type="float" office:value="6.42857142857143" calcext:value-type="float">
            <text:p>6.4286</text:p>
          </table:table-cell>
          <table:table-cell table:style-name="ce14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0" table:formula="of:=IFERROR([.F12]/[.B12]*1000000;&quot;&quot;)" office:value-type="float" office:value="5952.38095238095" calcext:value-type="float">
            <text:p>5952.381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73" calcext:value-type="float">
            <text:p>673</text:p>
          </table:table-cell>
          <table:table-cell table:style-name="ce148" table:formula="of:=IFERROR([.B13]/[.D13]*[.C13];&quot;&quot;)" office:value-type="float" office:value="3.20950965824666" calcext:value-type="float">
            <text:p>3.2095</text:p>
          </table:table-cell>
          <table:table-cell table:style-name="ce148" table:formula="of:=IFERROR([.E13]*(1000/[.$B$3]);&quot;&quot;)" office:value-type="float" office:value="6.41901931649331" calcext:value-type="float">
            <text:p>6.4190</text:p>
          </table:table-cell>
          <table:table-cell table:style-name="ce14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0" table:formula="of:=IFERROR([.F13]/[.B13]*1000000;&quot;&quot;)" office:value-type="float" office:value="5943.53640416048" calcext:value-type="float">
            <text:p>5943.536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4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Any image</text:p>
          </table:table-cell>
          <table:table-cell table:style-name="ce140" office:value-type="float" office:value="3648" calcext:value-type="float">
            <text:p>3648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875" calcext:value-type="float">
            <text:p>1875</text:p>
          </table:table-cell>
          <table:table-cell table:style-name="ce148" table:formula="of:=IFERROR([.B6]/[.D6]*[.C6];&quot;&quot;)" office:value-type="float" office:value="3.8912" calcext:value-type="float">
            <text:p>3.8912</text:p>
          </table:table-cell>
          <table:table-cell table:style-name="ce148" table:formula="of:=IFERROR([.E6]*(1000/[.$B$3]);&quot;&quot;)" office:value-type="float" office:value="7.7824" calcext:value-type="float">
            <text:p>7.7824</text:p>
          </table:table-cell>
          <table:table-cell table:style-name="ce14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0" table:formula="of:=IFERROR([.F6]/[.B6]*1000000;&quot;&quot;)" office:value-type="float" office:value="2133.33333333333" calcext:value-type="float">
            <text:p>2133.3333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99" calcext:value-type="float">
            <text:p>1599</text:p>
          </table:table-cell>
          <table:table-cell table:style-name="ce148" table:formula="of:=IFERROR([.B7]/[.D7]*[.C7];&quot;&quot;)" office:value-type="float" office:value="8.10506566604128" calcext:value-type="float">
            <text:p>8.1051</text:p>
          </table:table-cell>
          <table:table-cell table:style-name="ce148" table:formula="of:=IFERROR([.E7]*(1000/[.$B$3]);&quot;&quot;)" office:value-type="float" office:value="16.2101313320826" calcext:value-type="float">
            <text:p>16.2101</text:p>
          </table:table-cell>
          <table:table-cell table:style-name="ce14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0" table:formula="of:=IFERROR([.F7]/[.B7]*1000000;&quot;&quot;)" office:value-type="float" office:value="7504.6904315197" calcext:value-type="float">
            <text:p>7504.6904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574" calcext:value-type="float">
            <text:p>1574</text:p>
          </table:table-cell>
          <table:table-cell table:style-name="ce148" table:formula="of:=IFERROR([.B8]/[.D8]*[.C8];&quot;&quot;)" office:value-type="float" office:value="8.23379923761118" calcext:value-type="float">
            <text:p>8.2338</text:p>
          </table:table-cell>
          <table:table-cell table:style-name="ce148" table:formula="of:=IFERROR([.E8]*(1000/[.$B$3]);&quot;&quot;)" office:value-type="float" office:value="16.4675984752224" calcext:value-type="float">
            <text:p>16.4676</text:p>
          </table:table-cell>
          <table:table-cell table:style-name="ce14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0" table:formula="of:=IFERROR([.F8]/[.B8]*1000000;&quot;&quot;)" office:value-type="float" office:value="7623.88818297332" calcext:value-type="float">
            <text:p>7623.888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14" calcext:value-type="float">
            <text:p>814</text:p>
          </table:table-cell>
          <table:table-cell table:style-name="ce148" table:formula="of:=IFERROR([.B9]/[.D9]*[.C9];&quot;&quot;)" office:value-type="float" office:value="7.96068796068796" calcext:value-type="float">
            <text:p>7.9607</text:p>
          </table:table-cell>
          <table:table-cell table:style-name="ce148" table:formula="of:=IFERROR([.E9]*(1000/[.$B$3]);&quot;&quot;)" office:value-type="float" office:value="15.9213759213759" calcext:value-type="float">
            <text:p>15.9214</text:p>
          </table:table-cell>
          <table:table-cell table:style-name="ce14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0" table:formula="of:=IFERROR([.F9]/[.B9]*1000000;&quot;&quot;)" office:value-type="float" office:value="14742.0147420147" calcext:value-type="float">
            <text:p>14742.0147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812" calcext:value-type="float">
            <text:p>812</text:p>
          </table:table-cell>
          <table:table-cell table:style-name="ce148" table:formula="of:=IFERROR([.B10]/[.D10]*[.C10];&quot;&quot;)" office:value-type="float" office:value="7.98029556650246" calcext:value-type="float">
            <text:p>7.9803</text:p>
          </table:table-cell>
          <table:table-cell table:style-name="ce148" table:formula="of:=IFERROR([.E10]*(1000/[.$B$3]);&quot;&quot;)" office:value-type="float" office:value="15.9605911330049" calcext:value-type="float">
            <text:p>15.9606</text:p>
          </table:table-cell>
          <table:table-cell table:style-name="ce14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0" table:formula="of:=IFERROR([.F10]/[.B10]*1000000;&quot;&quot;)" office:value-type="float" office:value="14778.3251231527" calcext:value-type="float">
            <text:p>14778.3251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61" calcext:value-type="float">
            <text:p>661</text:p>
          </table:table-cell>
          <table:table-cell table:style-name="ce148" table:formula="of:=IFERROR([.B11]/[.D11]*[.C11];&quot;&quot;)" office:value-type="float" office:value="8.16944024205749" calcext:value-type="float">
            <text:p>8.1694</text:p>
          </table:table-cell>
          <table:table-cell table:style-name="ce148" table:formula="of:=IFERROR([.E11]*(1000/[.$B$3]);&quot;&quot;)" office:value-type="float" office:value="16.338880484115" calcext:value-type="float">
            <text:p>16.3389</text:p>
          </table:table-cell>
          <table:table-cell table:style-name="ce14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0" table:formula="of:=IFERROR([.F11]/[.B11]*1000000;&quot;&quot;)" office:value-type="float" office:value="15128.5930408472" calcext:value-type="float">
            <text:p>15128.59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42" calcext:value-type="float">
            <text:p>542</text:p>
          </table:table-cell>
          <table:table-cell table:style-name="ce148" table:formula="of:=IFERROR([.B12]/[.D12]*[.C12];&quot;&quot;)" office:value-type="float" office:value="3.98523985239852" calcext:value-type="float">
            <text:p>3.9852</text:p>
          </table:table-cell>
          <table:table-cell table:style-name="ce148" table:formula="of:=IFERROR([.E12]*(1000/[.$B$3]);&quot;&quot;)" office:value-type="float" office:value="7.97047970479705" calcext:value-type="float">
            <text:p>7.9705</text:p>
          </table:table-cell>
          <table:table-cell table:style-name="ce14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0" table:formula="of:=IFERROR([.F12]/[.B12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9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581" calcext:value-type="float">
            <text:p>581</text:p>
          </table:table-cell>
          <table:table-cell table:style-name="ce148" table:formula="of:=IFERROR([.B13]/[.D13]*[.C13];&quot;&quot;)" office:value-type="float" office:value="1.85886402753873" calcext:value-type="float">
            <text:p>1.8589</text:p>
          </table:table-cell>
          <table:table-cell table:style-name="ce148" table:formula="of:=IFERROR([.E13]*(1000/2000);&quot;&quot;)" office:value-type="float" office:value="0.929432013769363" calcext:value-type="float">
            <text:p>0.9294</text:p>
          </table:table-cell>
          <table:table-cell table:style-name="ce14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0" table:formula="of:=IFERROR([.F13]/[.B13]*1000000;&quot;&quot;)" office:value-type="float" office:value="860.585197934596" calcext:value-type="float">
            <text:p>860.5852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48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02" calcext:value-type="float">
            <text:p>602</text:p>
          </table:table-cell>
          <table:table-cell table:style-name="ce148" table:formula="of:=IFERROR([.B14]/[.D14]*[.C14];&quot;&quot;)" office:value-type="float" office:value="3.58803986710963" calcext:value-type="float">
            <text:p>3.5880</text:p>
          </table:table-cell>
          <table:table-cell table:style-name="ce148" table:formula="of:=IFERROR([.E14]*(1000/2000);&quot;&quot;)" office:value-type="float" office:value="1.79401993355482" calcext:value-type="float">
            <text:p>1.7940</text:p>
          </table:table-cell>
          <table:table-cell table:style-name="ce14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0" table:formula="of:=IFERROR([.F14]/[.B14]*1000000;&quot;&quot;)" office:value-type="float" office:value="1661.12956810631" calcext:value-type="float">
            <text:p>1661.1296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1080 24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700" calcext:value-type="float">
            <text:p>700</text:p>
          </table:table-cell>
          <table:table-cell table:style-name="ce148" table:formula="of:=IFERROR([.B15]/[.D15]*[.C15];&quot;&quot;)" office:value-type="float" office:value="7.71428571428571" calcext:value-type="float">
            <text:p>7.7143</text:p>
          </table:table-cell>
          <table:table-cell table:style-name="ce148" table:formula="of:=IFERROR([.E15]*(1000/2000);&quot;&quot;)" office:value-type="float" office:value="3.85714285714286" calcext:value-type="float">
            <text:p>3.8571</text:p>
          </table:table-cell>
          <table:table-cell table:style-name="ce14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0" table:formula="of:=IFERROR([.F15]/[.B15]*1000000;&quot;&quot;)" office:value-type="float" office:value="3571.42857142857" calcext:value-type="float">
            <text:p>3571.4286</text:p>
          </table:table-cell>
          <table:table-cell table:style-name="ce15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6" table:default-cell-style-name="ce12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144"/>
        <table:table-column table:style-name="co11" table:default-cell-style-name="ce144"/>
        <table:table-column table:style-name="co12" table:default-cell-style-name="ce65"/>
        <table:table-column table:style-name="co13" table:default-cell-style-name="ce144"/>
        <table:table-column table:style-name="co3" table:number-columns-repeated="9" table:default-cell-style-name="Default"/>
        <table:table-row table:style-name="ro4">
          <table:table-cell table:style-name="ce128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30" office:value-type="string" calcext:value-type="string">
            <text:p>Description</text:p>
          </table:table-cell>
          <table:table-cell table:style-name="ce137" office:value-type="string" calcext:value-type="string">
            <text:p># Rows in Image</text:p>
          </table:table-cell>
          <table:table-cell table:style-name="ce137" office:value-type="string" calcext:value-type="string">
            <text:p># Bands in Measurement</text:p>
          </table:table-cell>
          <table:table-cell table:style-name="ce137" office:value-type="string" calcext:value-type="string">
            <text:p>Pixel height of Measurement</text:p>
          </table:table-cell>
          <table:table-cell table:style-name="ce147" office:value-type="string" calcext:value-type="string">
            <text:p>Total# bands in image</text:p>
          </table:table-cell>
          <table:table-cell table:style-name="ce147" office:value-type="string" calcext:value-type="string">
            <text:p>Readout Speed (ms)</text:p>
          </table:table-cell>
          <table:table-cell table:style-name="ce137" office:value-type="string" calcext:value-type="string">
            <text:p>Readout Speed (sec)</text:p>
          </table:table-cell>
          <table:table-cell table:style-name="ce147" office:value-type="string" calcext:value-type="string">
            <text:p>Readout Per-Row (ns)</text:p>
          </table:table-cell>
          <table:table-cell table:style-name="ce151" office:value-type="string" calcext:value-type="string" table:number-columns-spanned="9" table:number-rows-spanned="1">
            <text:p>Notes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Un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6" calcext:value-type="float">
            <text:p>1896</text:p>
          </table:table-cell>
          <table:table-cell table:style-name="ce148" table:formula="of:=IFERROR([.B6]/[.D6]*[.C6];&quot;&quot;)" office:value-type="float" office:value="10.4556962025316" calcext:value-type="float">
            <text:p>10.4557</text:p>
          </table:table-cell>
          <table:table-cell table:style-name="ce148" table:formula="of:=IFERROR([.E6]*(1000/[.$B$3]);&quot;&quot;)" office:value-type="float" office:value="20.9113924050633" calcext:value-type="float">
            <text:p>20.9114</text:p>
          </table:table-cell>
          <table:table-cell table:style-name="ce149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0" table:formula="of:=IFERROR([.F6]/[.B6]*1000000;&quot;&quot;)" office:value-type="float" office:value="7383.96624472574" calcext:value-type="float">
            <text:p>7383.966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 Lossless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5" calcext:value-type="float">
            <text:p>1895</text:p>
          </table:table-cell>
          <table:table-cell table:style-name="ce148" table:formula="of:=IFERROR([.B7]/[.D7]*[.C7];&quot;&quot;)" office:value-type="float" office:value="10.4612137203166" calcext:value-type="float">
            <text:p>10.4612</text:p>
          </table:table-cell>
          <table:table-cell table:style-name="ce148" table:formula="of:=IFERROR([.E7]*(1000/[.$B$3]);&quot;&quot;)" office:value-type="float" office:value="20.9224274406332" calcext:value-type="float">
            <text:p>20.9224</text:p>
          </table:table-cell>
          <table:table-cell table:style-name="ce149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0" table:formula="of:=IFERROR([.F7]/[.B7]*1000000;&quot;&quot;)" office:value-type="float" office:value="7387.86279683377" calcext:value-type="float">
            <text:p>7387.862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7" calcext:value-type="float">
            <text:p>1897</text:p>
          </table:table-cell>
          <table:table-cell table:style-name="ce148" table:formula="of:=IFERROR([.B8]/[.D8]*[.C8];&quot;&quot;)" office:value-type="float" office:value="10.450184501845" calcext:value-type="float">
            <text:p>10.4502</text:p>
          </table:table-cell>
          <table:table-cell table:style-name="ce148" table:formula="of:=IFERROR([.E8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0" table:formula="of:=IFERROR([.F8]/[.B8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Un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7" calcext:value-type="float">
            <text:p>1897</text:p>
          </table:table-cell>
          <table:table-cell table:style-name="ce148" table:formula="of:=IFERROR([.B9]/[.D9]*[.C9];&quot;&quot;)" office:value-type="float" office:value="10.450184501845" calcext:value-type="float">
            <text:p>10.4502</text:p>
          </table:table-cell>
          <table:table-cell table:style-name="ce148" table:formula="of:=IFERROR([.E9]*(1000/[.$B$3]);&quot;&quot;)" office:value-type="float" office:value="20.90036900369" calcext:value-type="float">
            <text:p>20.9004</text:p>
          </table:table-cell>
          <table:table-cell table:style-name="ce149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0" table:formula="of:=IFERROR([.F9]/[.B9]*1000000;&quot;&quot;)" office:value-type="float" office:value="7380.07380073801" calcext:value-type="float">
            <text:p>7380.0738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Continuous Compressed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2" calcext:value-type="float">
            <text:p>1902</text:p>
          </table:table-cell>
          <table:table-cell table:style-name="ce148" table:formula="of:=IFERROR([.B10]/[.D10]*[.C10];&quot;&quot;)" office:value-type="float" office:value="10.4227129337539" calcext:value-type="float">
            <text:p>10.4227</text:p>
          </table:table-cell>
          <table:table-cell table:style-name="ce148" table:formula="of:=IFERROR([.E10]*(1000/[.$B$3]);&quot;&quot;)" office:value-type="float" office:value="20.8454258675079" calcext:value-type="float">
            <text:p>20.8454</text:p>
          </table:table-cell>
          <table:table-cell table:style-name="ce149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0" table:formula="of:=IFERROR([.F10]/[.B10]*1000000;&quot;&quot;)" office:value-type="float" office:value="7360.67297581493" calcext:value-type="float">
            <text:p>7360.673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1600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01" calcext:value-type="float">
            <text:p>1901</text:p>
          </table:table-cell>
          <table:table-cell table:style-name="ce148" table:formula="of:=IFERROR([.B11]/[.D11]*[.C11];&quot;&quot;)" office:value-type="float" office:value="10.4281956864808" calcext:value-type="float">
            <text:p>10.4282</text:p>
          </table:table-cell>
          <table:table-cell table:style-name="ce148" table:formula="of:=IFERROR([.E11]*(1000/[.$B$3]);&quot;&quot;)" office:value-type="float" office:value="20.8563913729616" calcext:value-type="float">
            <text:p>20.8564</text:p>
          </table:table-cell>
          <table:table-cell table:style-name="ce149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0" table:formula="of:=IFERROR([.F11]/[.B11]*1000000;&quot;&quot;)" office:value-type="float" office:value="7364.54497632825" calcext:value-type="float">
            <text:p>7364.5450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Raw ISO 64k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899" calcext:value-type="float">
            <text:p>1899</text:p>
          </table:table-cell>
          <table:table-cell table:style-name="ce148" table:formula="of:=IFERROR([.B12]/[.D12]*[.C12];&quot;&quot;)" office:value-type="float" office:value="10.4391785150079" calcext:value-type="float">
            <text:p>10.4392</text:p>
          </table:table-cell>
          <table:table-cell table:style-name="ce148" table:formula="of:=IFERROR([.E12]*(1000/[.$B$3]);&quot;&quot;)" office:value-type="float" office:value="20.8783570300158" calcext:value-type="float">
            <text:p>20.8784</text:p>
          </table:table-cell>
          <table:table-cell table:style-name="ce149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0" table:formula="of:=IFERROR([.F12]/[.B12]*1000000;&quot;&quot;)" office:value-type="float" office:value="7372.30121116377" calcext:value-type="float">
            <text:p>7372.3012</text:p>
          </table:table-cell>
          <table:table-cell table:style-name="ce152" table:number-columns-spanned="9" table:number-rows-spanned="1"/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JPEG</text:p>
          </table:table-cell>
          <table:table-cell table:style-name="ce140" office:value-type="float" office:value="2832" calcext:value-type="float">
            <text:p>283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1942" calcext:value-type="float">
            <text:p>1942</text:p>
          </table:table-cell>
          <table:table-cell table:style-name="ce148" table:formula="of:=IFERROR([.B13]/[.D13]*[.C13];&quot;&quot;)" office:value-type="float" office:value="10.2080329557158" calcext:value-type="float">
            <text:p>10.2080</text:p>
          </table:table-cell>
          <table:table-cell table:style-name="ce148" table:formula="of:=IFERROR([.E13]*(1000/[.$B$3]);&quot;&quot;)" office:value-type="float" office:value="20.4160659114315" calcext:value-type="float">
            <text:p>20.4161</text:p>
          </table:table-cell>
          <table:table-cell table:style-name="ce149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0" table:formula="of:=IFERROR([.F13]/[.B13]*1000000;&quot;&quot;)" office:value-type="float" office:value="7209.06282183316" calcext:value-type="float">
            <text:p>7209.0628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3"/>
        </table:table-row>
        <table:table-row table:style-name="ro2">
          <table:table-cell table:style-name="ce134" office:value-type="string" calcext:value-type="string">
            <text:p>4k 6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15" calcext:value-type="float">
            <text:p>1415</text:p>
          </table:table-cell>
          <table:table-cell table:style-name="ce148" table:formula="of:=IFERROR([.B14]/[.D14]*[.C14];&quot;&quot;)" office:value-type="float" office:value="4.57950530035336" calcext:value-type="float">
            <text:p>4.5795</text:p>
          </table:table-cell>
          <table:table-cell table:style-name="ce148" table:formula="of:=IFERROR([.E14]*(1000/[.$B$3]);&quot;&quot;)" office:value-type="float" office:value="9.15901060070671" calcext:value-type="float">
            <text:p>9.1590</text:p>
          </table:table-cell>
          <table:table-cell table:style-name="ce149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0" table:formula="of:=IFERROR([.F14]/[.B14]*1000000;&quot;&quot;)" office:value-type="float" office:value="4240.28268551237" calcext:value-type="float">
            <text:p>4240.2827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30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20" calcext:value-type="float">
            <text:p>1420</text:p>
          </table:table-cell>
          <table:table-cell table:style-name="ce148" table:formula="of:=IFERROR([.B15]/[.D15]*[.C15];&quot;&quot;)" office:value-type="float" office:value="4.56338028169014" calcext:value-type="float">
            <text:p>4.5634</text:p>
          </table:table-cell>
          <table:table-cell table:style-name="ce148" table:formula="of:=IFERROR([.E15]*(1000/[.$B$3]);&quot;&quot;)" office:value-type="float" office:value="9.12676056338028" calcext:value-type="float">
            <text:p>9.1268</text:p>
          </table:table-cell>
          <table:table-cell table:style-name="ce149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0" table:formula="of:=IFERROR([.F15]/[.B15]*1000000;&quot;&quot;)" office:value-type="float" office:value="4225.35211267606" calcext:value-type="float">
            <text:p>4225.3521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4k 24p</text:p>
          </table:table-cell>
          <table:table-cell table:style-name="ce140" office:value-type="float" office:value="2160" calcext:value-type="float">
            <text:p>216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1421" calcext:value-type="float">
            <text:p>1421</text:p>
          </table:table-cell>
          <table:table-cell table:style-name="ce148" table:formula="of:=IFERROR([.B16]/[.D16]*[.C16];&quot;&quot;)" office:value-type="float" office:value="4.56016889514427" calcext:value-type="float">
            <text:p>4.5602</text:p>
          </table:table-cell>
          <table:table-cell table:style-name="ce148" table:formula="of:=IFERROR([.E16]*(1000/[.$B$3]);&quot;&quot;)" office:value-type="float" office:value="9.12033779028853" calcext:value-type="float">
            <text:p>9.1203</text:p>
          </table:table-cell>
          <table:table-cell table:style-name="ce149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0" table:formula="of:=IFERROR([.F16]/[.B16]*1000000;&quot;&quot;)" office:value-type="float" office:value="4222.37860661506" calcext:value-type="float">
            <text:p>4222.3786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12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579" calcext:value-type="float">
            <text:p>579</text:p>
          </table:table-cell>
          <table:table-cell table:style-name="ce148" table:formula="of:=IFERROR([.B17]/[.D17]*[.C17];&quot;&quot;)" office:value-type="float" office:value="3.73056994818653" calcext:value-type="float">
            <text:p>3.7306</text:p>
          </table:table-cell>
          <table:table-cell table:style-name="ce148" table:formula="of:=IFERROR([.E17]*(1000/[.$B$3]);&quot;&quot;)" office:value-type="float" office:value="7.46113989637306" calcext:value-type="float">
            <text:p>7.4611</text:p>
          </table:table-cell>
          <table:table-cell table:style-name="ce149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0" table:formula="of:=IFERROR([.F17]/[.B17]*1000000;&quot;&quot;)" office:value-type="float" office:value="6908.46286701209" calcext:value-type="float">
            <text:p>6908.4629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6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66" calcext:value-type="float">
            <text:p>766</text:p>
          </table:table-cell>
          <table:table-cell table:style-name="ce148" table:formula="of:=IFERROR([.B18]/[.D18]*[.C18];&quot;&quot;)" office:value-type="float" office:value="4.22976501305483" calcext:value-type="float">
            <text:p>4.2298</text:p>
          </table:table-cell>
          <table:table-cell table:style-name="ce148" table:formula="of:=IFERROR([.E18]*(1000/[.$B$3]);&quot;&quot;)" office:value-type="float" office:value="8.45953002610966" calcext:value-type="float">
            <text:p>8.4595</text:p>
          </table:table-cell>
          <table:table-cell table:style-name="ce149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0" table:formula="of:=IFERROR([.F18]/[.B18]*1000000;&quot;&quot;)" office:value-type="float" office:value="7832.89817232376" calcext:value-type="float">
            <text:p>7832.8982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30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64" calcext:value-type="float">
            <text:p>764</text:p>
          </table:table-cell>
          <table:table-cell table:style-name="ce148" table:formula="of:=IFERROR([.B19]/[.D19]*[.C19];&quot;&quot;)" office:value-type="float" office:value="4.24083769633508" calcext:value-type="float">
            <text:p>4.2408</text:p>
          </table:table-cell>
          <table:table-cell table:style-name="ce148" table:formula="of:=IFERROR([.E19]*(1000/[.$B$3]);&quot;&quot;)" office:value-type="float" office:value="8.48167539267016" calcext:value-type="float">
            <text:p>8.4817</text:p>
          </table:table-cell>
          <table:table-cell table:style-name="ce149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0" table:formula="of:=IFERROR([.F19]/[.B19]*1000000;&quot;&quot;)" office:value-type="float" office:value="7853.40314136126" calcext:value-type="float">
            <text:p>7853.4031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>
          <table:table-cell table:style-name="ce135" office:value-type="string" calcext:value-type="string">
            <text:p>1080 24p</text:p>
          </table:table-cell>
          <table:table-cell table:style-name="ce140" office:value-type="float" office:value="1080" calcext:value-type="float">
            <text:p>1080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707" calcext:value-type="float">
            <text:p>707</text:p>
          </table:table-cell>
          <table:table-cell table:style-name="ce148" table:formula="of:=IFERROR([.B20]/[.D20]*[.C20];&quot;&quot;)" office:value-type="float" office:value="4.58274398868458" calcext:value-type="float">
            <text:p>4.5827</text:p>
          </table:table-cell>
          <table:table-cell table:style-name="ce148" table:formula="of:=IFERROR([.E20]*(1000/[.$B$3]);&quot;&quot;)" office:value-type="float" office:value="9.16548797736916" calcext:value-type="float">
            <text:p>9.1655</text:p>
          </table:table-cell>
          <table:table-cell table:style-name="ce149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0" table:formula="of:=IFERROR([.F20]/[.B20]*1000000;&quot;&quot;)" office:value-type="float" office:value="8486.56294200849" calcext:value-type="float">
            <text:p>8486.5629</text:p>
          </table:table-cell>
          <table:table-cell table:style-name="ce15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5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text>=T</number:text>
      <number:year number:calendar="jewish"/>
      <number:text>XT(0.00) &amp; ms</number:text>
    </number:date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fraction number:min-integer-digits="0" number:min-numerator-digits="1" loext:max-numerator-digits="1" number:denominator-value="1000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55" meta:cell-count="10844" meta:object-count="0"/>
  </office:meta>
</office:document-meta>
</file>